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200000600000329A00000289B18836AF42F7518D.svm" manifest:media-type="image/x-svm"/>
  <manifest:file-entry manifest:full-path="Pictures/10000200000001EA00000019584D3F256C54DC5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 Sensor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1018" table:default-cell-style-name="ce4"/>
        <table:table-row table:style-name="ro1"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Number</text:p>
          </table:table-cell>
          <table:table-cell table:style-name="ce3"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9"/>
        </table:table-row>
      </table:table>
      <table:table table:name="Data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number-columns-repeated="2" table:default-cell-style-name="ce5"/>
        <table:table-column table:style-name="co3" table:number-columns-repeated="3" table:default-cell-style-name="Default"/>
        <table:table-row table:style-name="ro3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  <table:table-cell/>
          <table:table-cell table:style-name="ce1" office:value-type="string" calcext:value-type="string">
            <text:p>Number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2,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table:number-columns-repeated="2" office:value-type="string" calcext:value-type="string">
            <text:p>2,6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,9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2,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string" calcext:value-type="string">
            <text:p>2,6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string" calcext:value-type="string">
            <text:p>2,3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string" calcext:value-type="string">
            <text:p>2,6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,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2,2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string" calcext:value-type="string">
            <text:p>2,6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table:number-columns-repeated="2" office:value-type="string" calcext:value-type="string">
            <text:p>2,2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string" calcext:value-type="string">
            <text:p>2,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string" calcext:value-type="string">
            <text:p>2,2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2,5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string" calcext:value-type="string">
            <text:p>2,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string" calcext:value-type="string">
            <text:p>2,5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2,2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string" calcext:value-type="string">
            <text:p>2,5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2,1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string" calcext:value-type="string">
            <text:p>2,5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,9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84" calcext:value-type="float">
            <text:p>1784</text:p>
          </table:table-cell>
          <table:table-cell table:number-columns-repeated="2" office:value-type="string" calcext:value-type="string">
            <text:p>2,1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2,5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string" calcext:value-type="string">
            <text:p>2,1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2,4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,93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string" calcext:value-type="string">
            <text:p>2,1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string" calcext:value-type="string">
            <text:p>2,4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43" calcext:value-type="float">
            <text:p>1743</text:p>
          </table:table-cell>
          <table:table-cell table:number-columns-repeated="2" office:value-type="string" calcext:value-type="string">
            <text:p>2,1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2,4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0,9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string" calcext:value-type="string">
            <text:p>2,1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2,4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09" calcext:value-type="float">
            <text:p>1709</text:p>
          </table:table-cell>
          <table:table-cell table:number-columns-repeated="2" office:value-type="string" calcext:value-type="string">
            <text:p>2,0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2,4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0,9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string" calcext:value-type="string">
            <text:p>2,0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2,4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0,9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string" calcext:value-type="string">
            <text:p>2,0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string" calcext:value-type="string">
            <text:p>2,3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,9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string" calcext:value-type="string">
            <text:p>2,03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43" calcext:value-type="float">
            <text:p>1943</text:p>
          </table:table-cell>
          <table:table-cell table:number-columns-repeated="2" office:value-type="string" calcext:value-type="string">
            <text:p>2,37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string" calcext:value-type="string">
            <text:p>2,0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string" calcext:value-type="string">
            <text:p>2,3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string" calcext:value-type="string">
            <text:p>2,02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2,3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2,012</text:p>
          </table:table-cell>
          <table:table-cell/>
          <table:table-cell table:number-columns-repeated="2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2,3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string" calcext:value-type="string">
            <text:p>1,99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2,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string" calcext:value-type="string">
            <text:p>1,98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2,2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string" calcext:value-type="string">
            <text:p>1,9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2,2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string" calcext:value-type="string">
            <text:p>1,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2,2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,8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string" calcext:value-type="string">
            <text:p>1,93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2,2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,8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string" calcext:value-type="string">
            <text:p>1,9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2,2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,88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string" calcext:value-type="string">
            <text:p>1,9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2,2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1,89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string" calcext:value-type="string">
            <text:p>2,2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,86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string" calcext:value-type="string">
            <text:p>1,88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2,1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0,8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string" calcext:value-type="string">
            <text:p>1,87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2,1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0,8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1,8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2,16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,8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512" calcext:value-type="float">
            <text:p>1512</text:p>
          </table:table-cell>
          <table:table-cell table:number-columns-repeated="2" office:value-type="string" calcext:value-type="string">
            <text:p>1,84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string" calcext:value-type="string">
            <text:p>2,14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04" calcext:value-type="float">
            <text:p>1504</text:p>
          </table:table-cell>
          <table:table-cell table:number-columns-repeated="2" office:value-type="string" calcext:value-type="string">
            <text:p>1,83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2,1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1,83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string" calcext:value-type="string">
            <text:p>2,1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string" calcext:value-type="string">
            <text:p>1,8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2,10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string" calcext:value-type="string">
            <text:p>1,8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string" calcext:value-type="string">
            <text:p>2,09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string" calcext:value-type="string">
            <text:p>1,7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2,07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0,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,78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string" calcext:value-type="string">
            <text:p>2,0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,84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1,76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string" calcext:value-type="string">
            <text:p>2,05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0,83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string" calcext:value-type="string">
            <text:p>1,75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2,03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0,83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string" calcext:value-type="string">
            <text:p>1,74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string" calcext:value-type="string">
            <text:p>2,0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0,83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string" calcext:value-type="string">
            <text:p>1,74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2,01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0,8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1,7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string" calcext:value-type="string">
            <text:p>1,99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0,82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1,72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string" calcext:value-type="string">
            <text:p>1,98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0,82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string" calcext:value-type="string">
            <text:p>1,70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string" calcext:value-type="string">
            <text:p>1,97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string" calcext:value-type="string">
            <text:p>1,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string" calcext:value-type="string">
            <text:p>1,96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0,82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1,68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1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0,8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string" calcext:value-type="string">
            <text:p>1,67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string" calcext:value-type="string">
            <text:p>1,93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,8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1,66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string" calcext:value-type="string">
            <text:p>1,9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0,80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1,6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1,9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,81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string" calcext:value-type="string">
            <text:p>1,63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string" calcext:value-type="string">
            <text:p>1,90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0,80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39" calcext:value-type="float">
            <text:p>1339</text:p>
          </table:table-cell>
          <table:table-cell table:number-columns-repeated="2" office:value-type="string" calcext:value-type="string">
            <text:p>1,63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string" calcext:value-type="string">
            <text:p>1,89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0,80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string" calcext:value-type="string">
            <text:p>1,63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string" calcext:value-type="string">
            <text:p>1,87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string" calcext:value-type="string">
            <text:p>1,62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string" calcext:value-type="string">
            <text:p>1,86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1,60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1,85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string" calcext:value-type="string">
            <text:p>1,60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string" calcext:value-type="string">
            <text:p>1,84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1,59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1,83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0,79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string" calcext:value-type="string">
            <text:p>1,58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string" calcext:value-type="string">
            <text:p>1,82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7" calcext:value-type="float">
            <text:p>1287</text:p>
          </table:table-cell>
          <table:table-cell table:number-columns-repeated="2" office:value-type="string" calcext:value-type="string">
            <text:p>1,57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string" calcext:value-type="string">
            <text:p>1,81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0,79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1,55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1,80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1,55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1,79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string" calcext:value-type="string">
            <text:p>1,55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,78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0,78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,54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1,77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1,52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1,7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string" calcext:value-type="string">
            <text:p>1,51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1,7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string" calcext:value-type="string">
            <text:p>1,5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1,74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1,50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1,73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0,77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1,50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1,72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string" calcext:value-type="string">
            <text:p>1,49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1,70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0,76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string" calcext:value-type="string">
            <text:p>1,48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1,70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0,75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1,47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1,689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1,46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1,68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string" calcext:value-type="string">
            <text:p>1,45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1,67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string" calcext:value-type="string">
            <text:p>1,453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1,66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0,75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1,439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1,65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1,44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1,64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1,43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1,63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,75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,42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1,6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1,41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1,6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0,75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1,40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1,60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1,40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1,59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1,39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1,59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0,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,39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1,58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,38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1,5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0,73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1,3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1,56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1,37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1,55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1,37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string" calcext:value-type="string">
            <text:p>1,55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1,36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,54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0,7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1,3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1,53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1,3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1,5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1,34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1,52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0,7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1,3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1,51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0,71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1,33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1,50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0,7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1,3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1,49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0,71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,3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1,48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0,7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1,31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1,48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0,7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string" calcext:value-type="string">
            <text:p>1,3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1,4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1,3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1,46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1,2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1,46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0,70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1,2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1,45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0,7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1,28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1,4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0,71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1,2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1,4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0,70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1,26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1,43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0,7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1,26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,4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1,25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1,42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1,25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1,41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1,24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1,40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1,24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1,39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,2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,3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0,69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1,23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,38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1,23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1,38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0,69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1,2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1,3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1,2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1,36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0,6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>1,21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1,36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0,68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1,2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1,35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1,20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1,35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0,6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1,20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1,34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0,68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1,1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1,33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0,67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1,18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1,33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1,18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1,32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1,1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,31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0,67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1,1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1,31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0,67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>1,17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1,30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1,1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1,30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1,16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1,29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0,67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,15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1,2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0,66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1,1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1,28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0,66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1,1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1,2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1,14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1,27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1,14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1,26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1,13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,26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0,6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>1,13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1,25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0,65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string" calcext:value-type="string">
            <text:p>1,1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1,25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1,1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1,24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1,1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,2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,1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1,23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1,1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1,23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0,65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1,11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1,2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1,10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1,22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0,65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1,10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1,21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1,0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1,21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,08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1,20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1,08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1,20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0,64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1,08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1,19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0,64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string" calcext:value-type="string">
            <text:p>1,0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1,19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>1,0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1,18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,0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1,18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1,0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1,17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1,06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1,17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1,05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1,16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1,0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1,16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1,05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,15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,04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1,15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0,63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1,04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1,15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0,63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1,03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1,1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0,62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1,03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1,1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,0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1,13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0,63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1,02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1,13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1,0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1,12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1,1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0,62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,11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1,01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1,11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0,61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1,0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1,10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0,6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1,0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1,10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1,00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1,1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0,62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>1,00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1,09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0,9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1,09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0,99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,08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0,6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0,99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1,08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,98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1,08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0,61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,98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1,07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,07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,9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1,06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0,6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0,97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1,06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0,60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0,96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1,06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,96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1,05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1,05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0,60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1,05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0,60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0,95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,04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0,9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1,04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>0,9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1,0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0,9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0,59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0,9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1,03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0,9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0,59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0,94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,03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,94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1,02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0,93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1,0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1,01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1,01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0,59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,91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1,00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0,59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,9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1,00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0,9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1,0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,90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,99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0,90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,9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,9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,98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0,90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0,98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0,9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0,98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0,9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,97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0,58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0,89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,97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,88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,96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0,57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,88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,88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,87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0,95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0,87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0,95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0,9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,8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0,93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0,56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,85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,93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0,85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0,56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0,8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0,9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,92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0,56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0,8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,91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,84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,91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0,8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0,91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0,83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,90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0,83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,90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0,8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,90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0,55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0,9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0,55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0,54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,89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0,82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0,8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0,55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0,8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0,82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,88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,54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,8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,88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0,55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0,81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0,8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0,53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0,86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0,78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0,5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0,74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0,81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0,7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0,8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0,52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,7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0,79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0,7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0,78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0,7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0,74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0,7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0,78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0,78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0,51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0,74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0,5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0,7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0,7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0,51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0,72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0,4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0,7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0,70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0,49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0,6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0,73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0,69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0,49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0,6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0,724</text:p>
          </table:table-cell>
          <table:table-cell table:number-columns-repeated="3"/>
        </table:table-row>
        <table:table-row table:style-name="ro2" table:number-rows-repeated="104781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TD" table:style-name="ta1">
        <table:table-column table:style-name="co3" table:number-columns-repeated="2" table:default-cell-style-name="Default"/>
        <table:table-column table:style-name="co3" table:number-columns-repeated="2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,9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,9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,9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,9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0,93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0,91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0,9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,90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,88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,87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,88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,86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0,86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0,86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,85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0,86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0,84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,84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0,83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0,83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0,83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0,82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0,8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0,8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0,82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0,81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,81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0,80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,81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0,8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0,80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0,79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0,7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0,78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0,77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0,76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0,75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0,75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,75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0,75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0,74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0,73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0,73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0,72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0,71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0,71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0,71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0,71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0,7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0,70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0,70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0,7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0,70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0,70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0,6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0,69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0,68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0,68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0,68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0,68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0,67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0,67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0,67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0,6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0,66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0,66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0,66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0,65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0,6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0,65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0,64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0,64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0,63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0,63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0,62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0,63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0,62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0,61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0,62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0,62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0,61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0,61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0,61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0,60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0,60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0,60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0,59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0,59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0,59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0,59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0,58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0,579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0,56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0,562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0,56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0,55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0,557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0,548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0,55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,549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0,552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0,538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0,52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0,52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0,51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0,51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0,51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0,497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0,493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0,499</text:p>
          </table:table-cell>
        </table:table-row>
      </table:table>
      <table:table table:name="PTC10" table:style-name="ta1">
        <table:shapes>
          <draw:frame draw:z-index="0" draw:style-name="gr1" draw:text-style-name="P1" svg:width="309.37mm" svg:height="174.26mm" svg:x="296.99mm" svg:y="27.36mm">
            <draw:object draw:notify-on-update-of-ranges="PTC10.C2:PTC10.C253 PTC10.C1:PTC10.C1 PTC10.B2:PTC10.B2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Bild 1" draw:style-name="gr2" draw:text-style-name="P1" svg:width="129.53mm" svg:height="6.48mm" svg:x="296.99mm" svg:y="13.81mm">
            <draw:image xlink:href="Pictures/200000600000329A00000289B18836AF42F7518D.svm" xlink:type="simple" xlink:show="embed" xlink:actuate="onLoad" loext:mime-type="image/x-svm">
              <text:p/>
            </draw:image>
            <draw:image xlink:href="Pictures/10000200000001EA00000019584D3F256C54DC51.png" xlink:type="simple" xlink:show="embed" xlink:actuate="onLoad" loext:mime-type="image/png"/>
          </draw:frame>
        </table:shapes>
        <table:table-column table:style-name="co3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15" table:default-cell-style-name="Default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mperature [°C]</text:p>
          </table:table-cell>
          <table:table-cell table:style-name="ce1" table:number-columns-repeated="2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4" calcext:value-type="float">
            <text:p>1924</text:p>
          </table:table-cell>
          <table:table-cell table:number-columns-repeated="2" table:style-name="ce5" office:value-type="string" calcext:value-type="string">
            <text:p>2,3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L$2]*[.G2]^3+[.$L$3]*[.G2]^2+[.$K$4]*[.G2]+[.$K$5]" office:value-type="float" office:value="1.53059394565303" calcext:value-type="float">
            <text:p>1,53059394565303</text:p>
          </table:table-cell>
          <table:table-cell table:number-columns-repeated="2"/>
          <table:table-cell office:value-type="float" office:value="5.26192715339706" calcext:value-type="float">
            <text:p>5,26192715339706</text:p>
          </table:table-cell>
          <table:table-cell table:formula="of:=[.K2]*10^-9" office:value-type="float" office:value="0.00000000526192715339706" calcext:value-type="float">
            <text:p>5,26192715339706E-09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923" calcext:value-type="float">
            <text:p>1923</text:p>
          </table:table-cell>
          <table:table-cell table:number-columns-repeated="2" table:style-name="ce5" office:value-type="string" calcext:value-type="string">
            <text:p>2,3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L$2]*[.G3]^3+[.$L$3]*[.G3]^2+[.$K$4]*[.G3]+[.$K$5]" office:value-type="float" office:value="1.602964497384" calcext:value-type="float">
            <text:p>1,602964497384</text:p>
          </table:table-cell>
          <table:table-cell table:number-columns-repeated="2"/>
          <table:table-cell office:value-type="float" office:value="-2.63949509529" calcext:value-type="float">
            <text:p>-2,63949509529</text:p>
          </table:table-cell>
          <table:table-cell table:formula="of:=[.K3]*10^-5" office:value-type="float" office:value="-0.0000263949509529" calcext:value-type="float">
            <text:p>-2,63949509529E-05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893" calcext:value-type="float">
            <text:p>1893</text:p>
          </table:table-cell>
          <table:table-cell table:number-columns-repeated="2" table:style-name="ce5" office:value-type="string" calcext:value-type="string">
            <text:p>2,31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L$2]*[.G4]^3+[.$L$3]*[.G4]^2+[.$K$4]*[.G4]+[.$K$5]" office:value-type="float" office:value="1.67528229078464" calcext:value-type="float">
            <text:p>1,67528229078464</text:p>
          </table:table-cell>
          <table:table-cell table:number-columns-repeated="2"/>
          <table:table-cell office:value-type="float" office:value="0.07239694142" calcext:value-type="float">
            <text:p>0,07239694142</text:p>
          </table:table-cell>
          <table:table-cell/>
          <table:table-cell table:number-columns-spanned="11" table:number-rows-spanned="3"/>
          <table:covered-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879" calcext:value-type="float">
            <text:p>1879</text:p>
          </table:table-cell>
          <table:table-cell table:number-columns-repeated="2" table:style-name="ce5" office:value-type="string" calcext:value-type="string">
            <text:p>2,29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L$2]*[.G5]^3+[.$L$3]*[.G5]^2+[.$K$4]*[.G5]+[.$K$5]" office:value-type="float" office:value="1.74754735742649" calcext:value-type="float">
            <text:p>1,74754735742649</text:p>
          </table:table-cell>
          <table:table-cell table:number-columns-repeated="2"/>
          <table:table-cell office:value-type="float" office:value="1.53059394565303" calcext:value-type="float">
            <text:p>1,53059394565303</text:p>
          </table:table-cell>
          <table:table-cell/>
          <table:covered-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853" calcext:value-type="float">
            <text:p>1853</text:p>
          </table:table-cell>
          <table:table-cell table:number-columns-repeated="2" table:style-name="ce5" office:value-type="string" calcext:value-type="string">
            <text:p>2,26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L$2]*[.G6]^3+[.$L$3]*[.G6]^2+[.$K$4]*[.G6]+[.$K$5]" office:value-type="float" office:value="1.81975972888112" calcext:value-type="float">
            <text:p>1,81975972888112</text:p>
          </table:table-cell>
          <table:table-cell table:number-columns-repeated="4"/>
          <table:covered-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833" calcext:value-type="float">
            <text:p>1833</text:p>
          </table:table-cell>
          <table:table-cell table:number-columns-repeated="2" table:style-name="ce5" office:value-type="string" calcext:value-type="string">
            <text:p>2,23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L$2]*[.G7]^3+[.$L$3]*[.G7]^2+[.$K$4]*[.G7]+[.$K$5]" office:value-type="float" office:value="1.8919194367201" calcext:value-type="float">
            <text:p>1,8919194367201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15" calcext:value-type="float">
            <text:p>1815</text:p>
          </table:table-cell>
          <table:table-cell table:number-columns-repeated="2" table:style-name="ce5" office:value-type="string" calcext:value-type="string">
            <text:p>2,2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L$2]*[.G8]^3+[.$L$3]*[.G8]^2+[.$K$4]*[.G8]+[.$K$5]" office:value-type="float" office:value="1.96402651251499" calcext:value-type="float">
            <text:p>1,96402651251499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11" calcext:value-type="float">
            <text:p>1811</text:p>
          </table:table-cell>
          <table:table-cell table:number-columns-repeated="2" table:style-name="ce5" office:value-type="string" calcext:value-type="string">
            <text:p>2,21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L$2]*[.G9]^3+[.$L$3]*[.G9]^2+[.$K$4]*[.G9]+[.$K$5]" office:value-type="float" office:value="2.03608098783735" calcext:value-type="float">
            <text:p>2,03608098783735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796" calcext:value-type="float">
            <text:p>1796</text:p>
          </table:table-cell>
          <table:table-cell table:number-columns-repeated="2" table:style-name="ce5" office:value-type="string" calcext:value-type="string">
            <text:p>2,1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L$2]*[.G10]^3+[.$L$3]*[.G10]^2+[.$K$4]*[.G10]+[.$K$5]" office:value-type="float" office:value="2.10808289425875" calcext:value-type="float">
            <text:p>2,10808289425875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784" calcext:value-type="float">
            <text:p>1784</text:p>
          </table:table-cell>
          <table:table-cell table:number-columns-repeated="2" table:style-name="ce5" office:value-type="string" calcext:value-type="string">
            <text:p>2,17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L$2]*[.G11]^3+[.$L$3]*[.G11]^2+[.$K$4]*[.G11]+[.$K$5]" office:value-type="float" office:value="2.18003226335074" calcext:value-type="float">
            <text:p>2,18003226335074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767" calcext:value-type="float">
            <text:p>1767</text:p>
          </table:table-cell>
          <table:table-cell table:number-columns-repeated="2" table:style-name="ce5" office:value-type="string" calcext:value-type="string">
            <text:p>2,1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L$2]*[.G12]^3+[.$L$3]*[.G12]^2+[.$K$4]*[.G12]+[.$K$5]" office:value-type="float" office:value="2.25192912668489" calcext:value-type="float">
            <text:p>2,25192912668489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759" calcext:value-type="float">
            <text:p>1759</text:p>
          </table:table-cell>
          <table:table-cell table:number-columns-repeated="2" table:style-name="ce5" office:value-type="string" calcext:value-type="string">
            <text:p>2,14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L$2]*[.G13]^3+[.$L$3]*[.G13]^2+[.$K$4]*[.G13]+[.$K$5]" office:value-type="float" office:value="2.32377351583277" calcext:value-type="float">
            <text:p>2,32377351583277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743" calcext:value-type="float">
            <text:p>1743</text:p>
          </table:table-cell>
          <table:table-cell table:number-columns-repeated="2" table:style-name="ce5" office:value-type="string" calcext:value-type="string">
            <text:p>2,12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L$2]*[.G14]^3+[.$L$3]*[.G14]^2+[.$K$4]*[.G14]+[.$K$5]" office:value-type="float" office:value="2.39556546236593" calcext:value-type="float">
            <text:p>2,39556546236593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722" calcext:value-type="float">
            <text:p>1722</text:p>
          </table:table-cell>
          <table:table-cell table:number-columns-repeated="2" table:style-name="ce5" office:value-type="string" calcext:value-type="string">
            <text:p>2,10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L$2]*[.G15]^3+[.$L$3]*[.G15]^2+[.$K$4]*[.G15]+[.$K$5]" office:value-type="float" office:value="2.46730499785595" calcext:value-type="float">
            <text:p>2,46730499785595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709" calcext:value-type="float">
            <text:p>1709</text:p>
          </table:table-cell>
          <table:table-cell table:number-columns-repeated="2" table:style-name="ce5" office:value-type="string" calcext:value-type="string">
            <text:p>2,08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L$2]*[.G16]^3+[.$L$3]*[.G16]^2+[.$K$4]*[.G16]+[.$K$5]" office:value-type="float" office:value="2.53899215387437" calcext:value-type="float">
            <text:p>2,53899215387437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695" calcext:value-type="float">
            <text:p>1695</text:p>
          </table:table-cell>
          <table:table-cell table:number-columns-repeated="2" table:style-name="ce5" office:value-type="string" calcext:value-type="string">
            <text:p>2,0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L$2]*[.G17]^3+[.$L$3]*[.G17]^2+[.$K$4]*[.G17]+[.$K$5]" office:value-type="float" office:value="2.61062696199277" calcext:value-type="float">
            <text:p>2,61062696199277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675" calcext:value-type="float">
            <text:p>1675</text:p>
          </table:table-cell>
          <table:table-cell table:number-columns-repeated="2" table:style-name="ce5" office:value-type="string" calcext:value-type="string">
            <text:p>2,04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L$2]*[.G18]^3+[.$L$3]*[.G18]^2+[.$K$4]*[.G18]+[.$K$5]" office:value-type="float" office:value="2.68220945378271" calcext:value-type="float">
            <text:p>2,68220945378271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667" calcext:value-type="float">
            <text:p>1667</text:p>
          </table:table-cell>
          <table:table-cell table:number-columns-repeated="2" table:style-name="ce5" office:value-type="string" calcext:value-type="string">
            <text:p>2,0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L$2]*[.G19]^3+[.$L$3]*[.G19]^2+[.$K$4]*[.G19]+[.$K$5]" office:value-type="float" office:value="2.75373966081575" calcext:value-type="float">
            <text:p>2,75373966081575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1665" calcext:value-type="float">
            <text:p>1665</text:p>
          </table:table-cell>
          <table:table-cell table:number-columns-repeated="2" table:style-name="ce5" office:value-type="string" calcext:value-type="string">
            <text:p>2,03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L$2]*[.G20]^3+[.$L$3]*[.G20]^2+[.$K$4]*[.G20]+[.$K$5]" office:value-type="float" office:value="2.82521761466345" calcext:value-type="float">
            <text:p>2,82521761466345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658" calcext:value-type="float">
            <text:p>1658</text:p>
          </table:table-cell>
          <table:table-cell table:number-columns-repeated="2" table:style-name="ce5" office:value-type="string" calcext:value-type="string">
            <text:p>2,0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L$2]*[.G21]^3+[.$L$3]*[.G21]^2+[.$K$4]*[.G21]+[.$K$5]" office:value-type="float" office:value="2.89664334689738" calcext:value-type="float">
            <text:p>2,89664334689738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48" calcext:value-type="float">
            <text:p>1648</text:p>
          </table:table-cell>
          <table:table-cell table:number-columns-repeated="2" table:style-name="ce5" office:value-type="string" calcext:value-type="string">
            <text:p>2,0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L$2]*[.G22]^3+[.$L$3]*[.G22]^2+[.$K$4]*[.G22]+[.$K$5]" office:value-type="float" office:value="2.9680168890891" calcext:value-type="float">
            <text:p>2,9680168890891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635" calcext:value-type="float">
            <text:p>1635</text:p>
          </table:table-cell>
          <table:table-cell table:number-columns-repeated="2" table:style-name="ce5" office:value-type="string" calcext:value-type="string">
            <text:p>1,99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L$2]*[.G23]^3+[.$L$3]*[.G23]^2+[.$K$4]*[.G23]+[.$K$5]" office:value-type="float" office:value="3.03933827281017" calcext:value-type="float">
            <text:p>3,03933827281017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624" calcext:value-type="float">
            <text:p>1624</text:p>
          </table:table-cell>
          <table:table-cell table:number-columns-repeated="2" table:style-name="ce5" office:value-type="string" calcext:value-type="string">
            <text:p>1,98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L$2]*[.G24]^3+[.$L$3]*[.G24]^2+[.$K$4]*[.G24]+[.$K$5]" office:value-type="float" office:value="3.11060752963216" calcext:value-type="float">
            <text:p>3,11060752963216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03" calcext:value-type="float">
            <text:p>1603</text:p>
          </table:table-cell>
          <table:table-cell table:number-columns-repeated="2" table:style-name="ce5" office:value-type="string" calcext:value-type="string">
            <text:p>1,95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L$2]*[.G25]^3+[.$L$3]*[.G25]^2+[.$K$4]*[.G25]+[.$K$5]" office:value-type="float" office:value="3.18182469112662" calcext:value-type="float">
            <text:p>3,18182469112662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597" calcext:value-type="float">
            <text:p>1597</text:p>
          </table:table-cell>
          <table:table-cell table:number-columns-repeated="2" table:style-name="ce5" office:value-type="string" calcext:value-type="string">
            <text:p>1,94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L$2]*[.G26]^3+[.$L$3]*[.G26]^2+[.$K$4]*[.G26]+[.$K$5]" office:value-type="float" office:value="3.25298978886513" calcext:value-type="float">
            <text:p>3,25298978886513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588" calcext:value-type="float">
            <text:p>1588</text:p>
          </table:table-cell>
          <table:table-cell table:number-columns-repeated="2" table:style-name="ce5" office:value-type="string" calcext:value-type="string">
            <text:p>1,93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L$2]*[.G27]^3+[.$L$3]*[.G27]^2+[.$K$4]*[.G27]+[.$K$5]" office:value-type="float" office:value="3.32410285441924" calcext:value-type="float">
            <text:p>3,32410285441924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573" calcext:value-type="float">
            <text:p>1573</text:p>
          </table:table-cell>
          <table:table-cell table:number-columns-repeated="2" table:style-name="ce5" office:value-type="string" calcext:value-type="string">
            <text:p>1,92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L$2]*[.G28]^3+[.$L$3]*[.G28]^2+[.$K$4]*[.G28]+[.$K$5]" office:value-type="float" office:value="3.39516391936052" calcext:value-type="float">
            <text:p>3,39516391936052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566" calcext:value-type="float">
            <text:p>1566</text:p>
          </table:table-cell>
          <table:table-cell table:number-columns-repeated="2" table:style-name="ce5" office:value-type="string" calcext:value-type="string">
            <text:p>1,91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L$2]*[.G29]^3+[.$L$3]*[.G29]^2+[.$K$4]*[.G29]+[.$K$5]" office:value-type="float" office:value="3.46617301526053" calcext:value-type="float">
            <text:p>3,46617301526053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555" calcext:value-type="float">
            <text:p>1555</text:p>
          </table:table-cell>
          <table:table-cell table:number-columns-repeated="2" table:style-name="ce5" office:value-type="string" calcext:value-type="string">
            <text:p>1,89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L$2]*[.G30]^3+[.$L$3]*[.G30]^2+[.$K$4]*[.G30]+[.$K$5]" office:value-type="float" office:value="3.53713017369083" calcext:value-type="float">
            <text:p>3,53713017369083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42" calcext:value-type="float">
            <text:p>1542</text:p>
          </table:table-cell>
          <table:table-cell table:number-columns-repeated="2" table:style-name="ce5" office:value-type="string" calcext:value-type="string">
            <text:p>1,88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L$2]*[.G31]^3+[.$L$3]*[.G31]^2+[.$K$4]*[.G31]+[.$K$5]" office:value-type="float" office:value="3.60803542622299" calcext:value-type="float">
            <text:p>3,60803542622299</text:p>
          </table:table-cell>
          <table:table-cell table:number-columns-repeated="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532" calcext:value-type="float">
            <text:p>1532</text:p>
          </table:table-cell>
          <table:table-cell table:number-columns-repeated="2" table:style-name="ce5" office:value-type="string" calcext:value-type="string">
            <text:p>1,87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L$2]*[.G32]^3+[.$L$3]*[.G32]^2+[.$K$4]*[.G32]+[.$K$5]" office:value-type="float" office:value="3.67888880442856" calcext:value-type="float">
            <text:p>3,67888880442856</text:p>
          </table:table-cell>
          <table:table-cell table:number-columns-repeated="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520" calcext:value-type="float">
            <text:p>1520</text:p>
          </table:table-cell>
          <table:table-cell table:number-columns-repeated="2" table:style-name="ce5" office:value-type="string" calcext:value-type="string">
            <text:p>1,85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L$2]*[.G33]^3+[.$L$3]*[.G33]^2+[.$K$4]*[.G33]+[.$K$5]" office:value-type="float" office:value="3.74969033987912" calcext:value-type="float">
            <text:p>3,74969033987912</text:p>
          </table:table-cell>
          <table:table-cell table:number-columns-repeated="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512" calcext:value-type="float">
            <text:p>1512</text:p>
          </table:table-cell>
          <table:table-cell table:number-columns-repeated="2" table:style-name="ce5" office:value-type="string" calcext:value-type="string">
            <text:p>1,84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L$2]*[.G34]^3+[.$L$3]*[.G34]^2+[.$K$4]*[.G34]+[.$K$5]" office:value-type="float" office:value="3.82044006414622" calcext:value-type="float">
            <text:p>3,82044006414622</text:p>
          </table:table-cell>
          <table:table-cell table:number-columns-repeated="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504" calcext:value-type="float">
            <text:p>1504</text:p>
          </table:table-cell>
          <table:table-cell table:number-columns-repeated="2" table:style-name="ce5" office:value-type="string" calcext:value-type="string">
            <text:p>1,83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L$2]*[.G35]^3+[.$L$3]*[.G35]^2+[.$K$4]*[.G35]+[.$K$5]" office:value-type="float" office:value="3.89113800880143" calcext:value-type="float">
            <text:p>3,89113800880143</text:p>
          </table:table-cell>
          <table:table-cell table:number-columns-repeated="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499" calcext:value-type="float">
            <text:p>1499</text:p>
          </table:table-cell>
          <table:table-cell table:number-columns-repeated="2" table:style-name="ce5" office:value-type="string" calcext:value-type="string">
            <text:p>1,83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L$2]*[.G36]^3+[.$L$3]*[.G36]^2+[.$K$4]*[.G36]+[.$K$5]" office:value-type="float" office:value="3.96178420541631" calcext:value-type="float">
            <text:p>3,96178420541631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487" calcext:value-type="float">
            <text:p>1487</text:p>
          </table:table-cell>
          <table:table-cell table:number-columns-repeated="2" table:style-name="ce5" office:value-type="string" calcext:value-type="string">
            <text:p>1,81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L$2]*[.G37]^3+[.$L$3]*[.G37]^2+[.$K$4]*[.G37]+[.$K$5]" office:value-type="float" office:value="4.03237868556243" calcext:value-type="float">
            <text:p>4,03237868556243</text:p>
          </table:table-cell>
          <table:table-cell table:number-columns-repeated="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478" calcext:value-type="float">
            <text:p>1478</text:p>
          </table:table-cell>
          <table:table-cell table:number-columns-repeated="2" table:style-name="ce5" office:value-type="string" calcext:value-type="string">
            <text:p>1,80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L$2]*[.G38]^3+[.$L$3]*[.G38]^2+[.$K$4]*[.G38]+[.$K$5]" office:value-type="float" office:value="4.10292148081134" calcext:value-type="float">
            <text:p>4,10292148081134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467" calcext:value-type="float">
            <text:p>1467</text:p>
          </table:table-cell>
          <table:table-cell table:number-columns-repeated="2" table:style-name="ce5" office:value-type="string" calcext:value-type="string">
            <text:p>1,79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$L$2]*[.G39]^3+[.$L$3]*[.G39]^2+[.$K$4]*[.G39]+[.$K$5]" office:value-type="float" office:value="4.17341262273461" calcext:value-type="float">
            <text:p>4,17341262273461</text:p>
          </table:table-cell>
          <table:table-cell table:number-columns-repeated="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459" calcext:value-type="float">
            <text:p>1459</text:p>
          </table:table-cell>
          <table:table-cell table:number-columns-repeated="2" table:style-name="ce5" office:value-type="string" calcext:value-type="string">
            <text:p>1,78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$L$2]*[.G40]^3+[.$L$3]*[.G40]^2+[.$K$4]*[.G40]+[.$K$5]" office:value-type="float" office:value="4.2438521429038" calcext:value-type="float">
            <text:p>4,2438521429038</text:p>
          </table:table-cell>
          <table:table-cell table:number-columns-repeated="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446" calcext:value-type="float">
            <text:p>1446</text:p>
          </table:table-cell>
          <table:table-cell table:number-columns-repeated="2" table:style-name="ce5" office:value-type="string" calcext:value-type="string">
            <text:p>1,76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$L$2]*[.G41]^3+[.$L$3]*[.G41]^2+[.$K$4]*[.G41]+[.$K$5]" office:value-type="float" office:value="4.31424007289048" calcext:value-type="float">
            <text:p>4,31424007289048</text:p>
          </table:table-cell>
          <table:table-cell table:number-columns-repeated="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437" calcext:value-type="float">
            <text:p>1437</text:p>
          </table:table-cell>
          <table:table-cell table:number-columns-repeated="2" table:style-name="ce5" office:value-type="string" calcext:value-type="string">
            <text:p>1,75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L$2]*[.G42]^3+[.$L$3]*[.G42]^2+[.$K$4]*[.G42]+[.$K$5]" office:value-type="float" office:value="4.38457644426621" calcext:value-type="float">
            <text:p>4,38457644426621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431" calcext:value-type="float">
            <text:p>1431</text:p>
          </table:table-cell>
          <table:table-cell table:number-columns-repeated="2" table:style-name="ce5" office:value-type="string" calcext:value-type="string">
            <text:p>1,74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$L$2]*[.G43]^3+[.$L$3]*[.G43]^2+[.$K$4]*[.G43]+[.$K$5]" office:value-type="float" office:value="4.45486128860254" calcext:value-type="float">
            <text:p>4,45486128860254</text:p>
          </table:table-cell>
          <table:table-cell table:number-columns-repeated="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1425" calcext:value-type="float">
            <text:p>1425</text:p>
          </table:table-cell>
          <table:table-cell table:number-columns-repeated="2" table:style-name="ce5" office:value-type="string" calcext:value-type="string">
            <text:p>1,74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$L$2]*[.G44]^3+[.$L$3]*[.G44]^2+[.$K$4]*[.G44]+[.$K$5]" office:value-type="float" office:value="4.52509463747106" calcext:value-type="float">
            <text:p>4,52509463747106</text:p>
          </table:table-cell>
          <table:table-cell table:number-columns-repeated="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418" calcext:value-type="float">
            <text:p>1418</text:p>
          </table:table-cell>
          <table:table-cell table:number-columns-repeated="2" table:style-name="ce5" office:value-type="string" calcext:value-type="string">
            <text:p>1,73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$L$2]*[.G45]^3+[.$L$3]*[.G45]^2+[.$K$4]*[.G45]+[.$K$5]" office:value-type="float" office:value="4.5952765224433" calcext:value-type="float">
            <text:p>4,5952765224433</text:p>
          </table:table-cell>
          <table:table-cell table:number-columns-repeated="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409" calcext:value-type="float">
            <text:p>1409</text:p>
          </table:table-cell>
          <table:table-cell table:number-columns-repeated="2" table:style-name="ce5" office:value-type="string" calcext:value-type="string">
            <text:p>1,72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$L$2]*[.G46]^3+[.$L$3]*[.G46]^2+[.$K$4]*[.G46]+[.$K$5]" office:value-type="float" office:value="4.66540697509085" calcext:value-type="float">
            <text:p>4,66540697509085</text:p>
          </table:table-cell>
          <table:table-cell table:number-columns-repeated="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398" calcext:value-type="float">
            <text:p>1398</text:p>
          </table:table-cell>
          <table:table-cell table:number-columns-repeated="2" table:style-name="ce5" office:value-type="string" calcext:value-type="string">
            <text:p>1,70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L$2]*[.G47]^3+[.$L$3]*[.G47]^2+[.$K$4]*[.G47]+[.$K$5]" office:value-type="float" office:value="4.73548602698526" calcext:value-type="float">
            <text:p>4,73548602698526</text:p>
          </table:table-cell>
          <table:table-cell table:number-columns-repeated="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389" calcext:value-type="float">
            <text:p>1389</text:p>
          </table:table-cell>
          <table:table-cell table:number-columns-repeated="2" table:style-name="ce5" office:value-type="string" calcext:value-type="string">
            <text:p>1,69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$L$2]*[.G48]^3+[.$L$3]*[.G48]^2+[.$K$4]*[.G48]+[.$K$5]" office:value-type="float" office:value="4.8055137096981" calcext:value-type="float">
            <text:p>4,8055137096981</text:p>
          </table:table-cell>
          <table:table-cell table:number-columns-repeated="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380" calcext:value-type="float">
            <text:p>1380</text:p>
          </table:table-cell>
          <table:table-cell table:number-columns-repeated="2" table:style-name="ce5" office:value-type="string" calcext:value-type="string">
            <text:p>1,68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$L$2]*[.G49]^3+[.$L$3]*[.G49]^2+[.$K$4]*[.G49]+[.$K$5]" office:value-type="float" office:value="4.87549005480092" calcext:value-type="float">
            <text:p>4,87549005480092</text:p>
          </table:table-cell>
          <table:table-cell table:number-columns-repeated="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368" calcext:value-type="float">
            <text:p>1368</text:p>
          </table:table-cell>
          <table:table-cell table:number-columns-repeated="2" table:style-name="ce5" office:value-type="string" calcext:value-type="string">
            <text:p>1,67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$L$2]*[.G50]^3+[.$L$3]*[.G50]^2+[.$K$4]*[.G50]+[.$K$5]" office:value-type="float" office:value="4.9454150938653" calcext:value-type="float">
            <text:p>4,9454150938653</text:p>
          </table:table-cell>
          <table:table-cell table:number-columns-repeated="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number-columns-repeated="2" table:style-name="ce5" office:value-type="string" calcext:value-type="string">
            <text:p>1,666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$L$2]*[.G51]^3+[.$L$3]*[.G51]^2+[.$K$4]*[.G51]+[.$K$5]" office:value-type="float" office:value="5.01528885846279" calcext:value-type="float">
            <text:p>5,01528885846279</text:p>
          </table:table-cell>
          <table:table-cell table:number-columns-repeated="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354" calcext:value-type="float">
            <text:p>1354</text:p>
          </table:table-cell>
          <table:table-cell table:number-columns-repeated="2" table:style-name="ce5" office:value-type="string" calcext:value-type="string">
            <text:p>1,65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L$2]*[.G52]^3+[.$L$3]*[.G52]^2+[.$K$4]*[.G52]+[.$K$5]" office:value-type="float" office:value="5.08511138016496" calcext:value-type="float">
            <text:p>5,08511138016496</text:p>
          </table:table-cell>
          <table:table-cell table:number-columns-repeated="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1343" calcext:value-type="float">
            <text:p>1343</text:p>
          </table:table-cell>
          <table:table-cell table:number-columns-repeated="2" table:style-name="ce5" office:value-type="string" calcext:value-type="string">
            <text:p>1,63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$L$2]*[.G53]^3+[.$L$3]*[.G53]^2+[.$K$4]*[.G53]+[.$K$5]" office:value-type="float" office:value="5.15488269054336" calcext:value-type="float">
            <text:p>5,15488269054336</text:p>
          </table:table-cell>
          <table:table-cell table:number-columns-repeated="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339" calcext:value-type="float">
            <text:p>1339</text:p>
          </table:table-cell>
          <table:table-cell table:number-columns-repeated="2" table:style-name="ce5" office:value-type="string" calcext:value-type="string">
            <text:p>1,63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$L$2]*[.G54]^3+[.$L$3]*[.G54]^2+[.$K$4]*[.G54]+[.$K$5]" office:value-type="float" office:value="5.22460282116957" calcext:value-type="float">
            <text:p>5,22460282116957</text:p>
          </table:table-cell>
          <table:table-cell table:number-columns-repeated="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337" calcext:value-type="float">
            <text:p>1337</text:p>
          </table:table-cell>
          <table:table-cell table:number-columns-repeated="2" table:style-name="ce5" office:value-type="string" calcext:value-type="string">
            <text:p>1,63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$L$2]*[.G55]^3+[.$L$3]*[.G55]^2+[.$K$4]*[.G55]+[.$K$5]" office:value-type="float" office:value="5.29427180361515" calcext:value-type="float">
            <text:p>5,29427180361515</text:p>
          </table:table-cell>
          <table:table-cell table:number-columns-repeated="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328" calcext:value-type="float">
            <text:p>1328</text:p>
          </table:table-cell>
          <table:table-cell table:number-columns-repeated="2" table:style-name="ce5" office:value-type="string" calcext:value-type="string">
            <text:p>1,62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$L$2]*[.G56]^3+[.$L$3]*[.G56]^2+[.$K$4]*[.G56]+[.$K$5]" office:value-type="float" office:value="5.36388966945166" calcext:value-type="float">
            <text:p>5,36388966945166</text:p>
          </table:table-cell>
          <table:table-cell table:number-columns-repeated="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317" calcext:value-type="float">
            <text:p>1317</text:p>
          </table:table-cell>
          <table:table-cell table:number-columns-repeated="2" table:style-name="ce5" office:value-type="string" calcext:value-type="string">
            <text:p>1,60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L$2]*[.G57]^3+[.$L$3]*[.G57]^2+[.$K$4]*[.G57]+[.$K$5]" office:value-type="float" office:value="5.43345645025065" calcext:value-type="float">
            <text:p>5,43345645025065</text:p>
          </table:table-cell>
          <table:table-cell table:number-columns-repeated="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313" calcext:value-type="float">
            <text:p>1313</text:p>
          </table:table-cell>
          <table:table-cell table:number-columns-repeated="2" table:style-name="ce5" office:value-type="string" calcext:value-type="string">
            <text:p>1,60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$L$2]*[.G58]^3+[.$L$3]*[.G58]^2+[.$K$4]*[.G58]+[.$K$5]" office:value-type="float" office:value="5.50297217758371" calcext:value-type="float">
            <text:p>5,50297217758371</text:p>
          </table:table-cell>
          <table:table-cell table:number-columns-repeated="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308" calcext:value-type="float">
            <text:p>1308</text:p>
          </table:table-cell>
          <table:table-cell table:number-columns-repeated="2" table:style-name="ce5" office:value-type="string" calcext:value-type="string">
            <text:p>1,59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$L$2]*[.G59]^3+[.$L$3]*[.G59]^2+[.$K$4]*[.G59]+[.$K$5]" office:value-type="float" office:value="5.57243688302238" calcext:value-type="float">
            <text:p>5,57243688302238</text:p>
          </table:table-cell>
          <table:table-cell table:number-columns-repeated="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300" calcext:value-type="float">
            <text:p>1300</text:p>
          </table:table-cell>
          <table:table-cell table:number-columns-repeated="2" table:style-name="ce5" office:value-type="string" calcext:value-type="string">
            <text:p>1,58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$L$2]*[.G60]^3+[.$L$3]*[.G60]^2+[.$K$4]*[.G60]+[.$K$5]" office:value-type="float" office:value="5.64185059813823" calcext:value-type="float">
            <text:p>5,64185059813823</text:p>
          </table:table-cell>
          <table:table-cell table:number-columns-repeated="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287" calcext:value-type="float">
            <text:p>1287</text:p>
          </table:table-cell>
          <table:table-cell table:number-columns-repeated="2" table:style-name="ce5" office:value-type="string" calcext:value-type="string">
            <text:p>1,57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$L$2]*[.G61]^3+[.$L$3]*[.G61]^2+[.$K$4]*[.G61]+[.$K$5]" office:value-type="float" office:value="5.71121335450282" calcext:value-type="float">
            <text:p>5,71121335450282</text:p>
          </table:table-cell>
          <table:table-cell table:number-columns-repeated="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table:number-columns-repeated="2" table:style-name="ce5" office:value-type="string" calcext:value-type="string">
            <text:p>1,55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L$2]*[.G62]^3+[.$L$3]*[.G62]^2+[.$K$4]*[.G62]+[.$K$5]" office:value-type="float" office:value="5.78052518368772" calcext:value-type="float">
            <text:p>5,78052518368772</text:p>
          </table:table-cell>
          <table:table-cell table:number-columns-repeated="15"/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table:number-columns-repeated="2" table:style-name="ce5" office:value-type="string" calcext:value-type="string">
            <text:p>1,55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$L$2]*[.G63]^3+[.$L$3]*[.G63]^2+[.$K$4]*[.G63]+[.$K$5]" office:value-type="float" office:value="5.84978611726449" calcext:value-type="float">
            <text:p>5,84978611726449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271" calcext:value-type="float">
            <text:p>1271</text:p>
          </table:table-cell>
          <table:table-cell table:number-columns-repeated="2" table:style-name="ce5" office:value-type="string" calcext:value-type="string">
            <text:p>1,55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L$2]*[.G64]^3+[.$L$3]*[.G64]^2+[.$K$4]*[.G64]+[.$K$5]" office:value-type="float" office:value="5.9189961868047" calcext:value-type="float">
            <text:p>5,9189961868047</text:p>
          </table:table-cell>
          <table:table-cell table:number-columns-repeated="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64" calcext:value-type="float">
            <text:p>1264</text:p>
          </table:table-cell>
          <table:table-cell table:number-columns-repeated="2" table:style-name="ce5" office:value-type="string" calcext:value-type="string">
            <text:p>1,54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$L$2]*[.G65]^3+[.$L$3]*[.G65]^2+[.$K$4]*[.G65]+[.$K$5]" office:value-type="float" office:value="5.9881554238799" calcext:value-type="float">
            <text:p>5,9881554238799</text:p>
          </table:table-cell>
          <table:table-cell table:number-columns-repeated="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250" calcext:value-type="float">
            <text:p>1250</text:p>
          </table:table-cell>
          <table:table-cell table:number-columns-repeated="2" table:style-name="ce5" office:value-type="string" calcext:value-type="string">
            <text:p>1,52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L$2]*[.G66]^3+[.$L$3]*[.G66]^2+[.$K$4]*[.G66]+[.$K$5]" office:value-type="float" office:value="6.05726386006165" calcext:value-type="float">
            <text:p>6,05726386006165</text:p>
          </table:table-cell>
          <table:table-cell table:number-columns-repeated="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244" calcext:value-type="float">
            <text:p>1244</text:p>
          </table:table-cell>
          <table:table-cell table:number-columns-repeated="2" table:style-name="ce5" office:value-type="string" calcext:value-type="string">
            <text:p>1,51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L$2]*[.G67]^3+[.$L$3]*[.G67]^2+[.$K$4]*[.G67]+[.$K$5]" office:value-type="float" office:value="6.12632152692153" calcext:value-type="float">
            <text:p>6,12632152692153</text:p>
          </table:table-cell>
          <table:table-cell table:number-columns-repeated="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35" calcext:value-type="float">
            <text:p>1235</text:p>
          </table:table-cell>
          <table:table-cell table:number-columns-repeated="2" table:style-name="ce5" office:value-type="string" calcext:value-type="string">
            <text:p>1,50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$L$2]*[.G68]^3+[.$L$3]*[.G68]^2+[.$K$4]*[.G68]+[.$K$5]" office:value-type="float" office:value="6.19532845603109" calcext:value-type="float">
            <text:p>6,19532845603109</text:p>
          </table:table-cell>
          <table:table-cell table:number-columns-repeated="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232" calcext:value-type="float">
            <text:p>1232</text:p>
          </table:table-cell>
          <table:table-cell table:number-columns-repeated="2" table:style-name="ce5" office:value-type="string" calcext:value-type="string">
            <text:p>1,50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$L$2]*[.G69]^3+[.$L$3]*[.G69]^2+[.$K$4]*[.G69]+[.$K$5]" office:value-type="float" office:value="6.2642846789619" calcext:value-type="float">
            <text:p>6,2642846789619</text:p>
          </table:table-cell>
          <table:table-cell table:number-columns-repeated="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230" calcext:value-type="float">
            <text:p>1230</text:p>
          </table:table-cell>
          <table:table-cell table:number-columns-repeated="2" table:style-name="ce5" office:value-type="string" calcext:value-type="string">
            <text:p>1,50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$L$2]*[.G70]^3+[.$L$3]*[.G70]^2+[.$K$4]*[.G70]+[.$K$5]" office:value-type="float" office:value="6.33319022728552" calcext:value-type="float">
            <text:p>6,33319022728552</text:p>
          </table:table-cell>
          <table:table-cell table:number-columns-repeated="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24" calcext:value-type="float">
            <text:p>1224</text:p>
          </table:table-cell>
          <table:table-cell table:number-columns-repeated="2" table:style-name="ce5" office:value-type="string" calcext:value-type="string">
            <text:p>1,49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$L$2]*[.G71]^3+[.$L$3]*[.G71]^2+[.$K$4]*[.G71]+[.$K$5]" office:value-type="float" office:value="6.40204513257351" calcext:value-type="float">
            <text:p>6,40204513257351</text:p>
          </table:table-cell>
          <table:table-cell table:number-columns-repeated="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214" calcext:value-type="float">
            <text:p>1214</text:p>
          </table:table-cell>
          <table:table-cell table:number-columns-repeated="2" table:style-name="ce5" office:value-type="string" calcext:value-type="string">
            <text:p>1,48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L$2]*[.G72]^3+[.$L$3]*[.G72]^2+[.$K$4]*[.G72]+[.$K$5]" office:value-type="float" office:value="6.47084942639744" calcext:value-type="float">
            <text:p>6,47084942639744</text:p>
          </table:table-cell>
          <table:table-cell table:number-columns-repeated="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204" calcext:value-type="float">
            <text:p>1204</text:p>
          </table:table-cell>
          <table:table-cell table:number-columns-repeated="2" table:style-name="ce5" office:value-type="string" calcext:value-type="string">
            <text:p>1,47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$L$2]*[.G73]^3+[.$L$3]*[.G73]^2+[.$K$4]*[.G73]+[.$K$5]" office:value-type="float" office:value="6.53960314032886" calcext:value-type="float">
            <text:p>6,53960314032886</text:p>
          </table:table-cell>
          <table:table-cell table:number-columns-repeated="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201" calcext:value-type="float">
            <text:p>1201</text:p>
          </table:table-cell>
          <table:table-cell table:number-columns-repeated="2" table:style-name="ce5" office:value-type="string" calcext:value-type="string">
            <text:p>1,46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$L$2]*[.G74]^3+[.$L$3]*[.G74]^2+[.$K$4]*[.G74]+[.$K$5]" office:value-type="float" office:value="6.60830630593935" calcext:value-type="float">
            <text:p>6,60830630593935</text:p>
          </table:table-cell>
          <table:table-cell table:number-columns-repeated="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192" calcext:value-type="float">
            <text:p>1192</text:p>
          </table:table-cell>
          <table:table-cell table:number-columns-repeated="2" table:style-name="ce5" office:value-type="string" calcext:value-type="string">
            <text:p>1,45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$L$2]*[.G75]^3+[.$L$3]*[.G75]^2+[.$K$4]*[.G75]+[.$K$5]" office:value-type="float" office:value="6.67695895480046" calcext:value-type="float">
            <text:p>6,67695895480046</text:p>
          </table:table-cell>
          <table:table-cell table:number-columns-repeated="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190" calcext:value-type="float">
            <text:p>1190</text:p>
          </table:table-cell>
          <table:table-cell table:number-columns-repeated="2" table:style-name="ce5" office:value-type="string" calcext:value-type="string">
            <text:p>1,45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$L$2]*[.G76]^3+[.$L$3]*[.G76]^2+[.$K$4]*[.G76]+[.$K$5]" office:value-type="float" office:value="6.74556111848376" calcext:value-type="float">
            <text:p>6,74556111848376</text:p>
          </table:table-cell>
          <table:table-cell table:number-columns-repeated="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179" calcext:value-type="float">
            <text:p>1179</text:p>
          </table:table-cell>
          <table:table-cell table:number-columns-repeated="2" table:style-name="ce5" office:value-type="string" calcext:value-type="string">
            <text:p>1,43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L$2]*[.G77]^3+[.$L$3]*[.G77]^2+[.$K$4]*[.G77]+[.$K$5]" office:value-type="float" office:value="6.81411282856081" calcext:value-type="float">
            <text:p>6,81411282856081</text:p>
          </table:table-cell>
          <table:table-cell table:number-columns-repeated="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180" calcext:value-type="float">
            <text:p>1180</text:p>
          </table:table-cell>
          <table:table-cell table:number-columns-repeated="2" table:style-name="ce5" office:value-type="string" calcext:value-type="string">
            <text:p>1,44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$L$2]*[.G78]^3+[.$L$3]*[.G78]^2+[.$K$4]*[.G78]+[.$K$5]" office:value-type="float" office:value="6.88261411660317" calcext:value-type="float">
            <text:p>6,88261411660317</text:p>
          </table:table-cell>
          <table:table-cell table:number-columns-repeated="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177" calcext:value-type="float">
            <text:p>1177</text:p>
          </table:table-cell>
          <table:table-cell table:number-columns-repeated="2" table:style-name="ce5" office:value-type="string" calcext:value-type="string">
            <text:p>1,43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$L$2]*[.G79]^3+[.$L$3]*[.G79]^2+[.$K$4]*[.G79]+[.$K$5]" office:value-type="float" office:value="6.95106501418241" calcext:value-type="float">
            <text:p>6,95106501418241</text:p>
          </table:table-cell>
          <table:table-cell table:number-columns-repeated="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169" calcext:value-type="float">
            <text:p>1169</text:p>
          </table:table-cell>
          <table:table-cell table:number-columns-repeated="2" table:style-name="ce5" office:value-type="string" calcext:value-type="string">
            <text:p>1,42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$L$2]*[.G80]^3+[.$L$3]*[.G80]^2+[.$K$4]*[.G80]+[.$K$5]" office:value-type="float" office:value="7.01946555287009" calcext:value-type="float">
            <text:p>7,01946555287009</text:p>
          </table:table-cell>
          <table:table-cell table:number-columns-repeated="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157" calcext:value-type="float">
            <text:p>1157</text:p>
          </table:table-cell>
          <table:table-cell table:number-columns-repeated="2" table:style-name="ce5" office:value-type="string" calcext:value-type="string">
            <text:p>1,41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$L$2]*[.G81]^3+[.$L$3]*[.G81]^2+[.$K$4]*[.G81]+[.$K$5]" office:value-type="float" office:value="7.08781576423777" calcext:value-type="float">
            <text:p>7,08781576423777</text:p>
          </table:table-cell>
          <table:table-cell table:number-columns-repeated="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151" calcext:value-type="float">
            <text:p>1151</text:p>
          </table:table-cell>
          <table:table-cell table:number-columns-repeated="2" table:style-name="ce5" office:value-type="string" calcext:value-type="string">
            <text:p>1,40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L$2]*[.G82]^3+[.$L$3]*[.G82]^2+[.$K$4]*[.G82]+[.$K$5]" office:value-type="float" office:value="7.15611567985701" calcext:value-type="float">
            <text:p>7,15611567985701</text:p>
          </table:table-cell>
          <table:table-cell table:number-columns-repeated="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150" calcext:value-type="float">
            <text:p>1150</text:p>
          </table:table-cell>
          <table:table-cell table:number-columns-repeated="2" table:style-name="ce5" office:value-type="string" calcext:value-type="string">
            <text:p>1,40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L$2]*[.G83]^3+[.$L$3]*[.G83]^2+[.$K$4]*[.G83]+[.$K$5]" office:value-type="float" office:value="7.22436533129938" calcext:value-type="float">
            <text:p>7,22436533129938</text:p>
          </table:table-cell>
          <table:table-cell table:number-columns-repeated="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144" calcext:value-type="float">
            <text:p>1144</text:p>
          </table:table-cell>
          <table:table-cell table:number-columns-repeated="2" table:style-name="ce5" office:value-type="string" calcext:value-type="string">
            <text:p>1,39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L$2]*[.G84]^3+[.$L$3]*[.G84]^2+[.$K$4]*[.G84]+[.$K$5]" office:value-type="float" office:value="7.29256475013644" calcext:value-type="float">
            <text:p>7,29256475013644</text:p>
          </table:table-cell>
          <table:table-cell table:number-columns-repeated="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140" calcext:value-type="float">
            <text:p>1140</text:p>
          </table:table-cell>
          <table:table-cell table:number-columns-repeated="2" table:style-name="ce5" office:value-type="string" calcext:value-type="string">
            <text:p>1,39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$L$2]*[.G85]^3+[.$L$3]*[.G85]^2+[.$K$4]*[.G85]+[.$K$5]" office:value-type="float" office:value="7.36071396793976" calcext:value-type="float">
            <text:p>7,36071396793976</text:p>
          </table:table-cell>
          <table:table-cell table:number-columns-repeated="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1136" calcext:value-type="float">
            <text:p>1136</text:p>
          </table:table-cell>
          <table:table-cell table:number-columns-repeated="2" table:style-name="ce5" office:value-type="string" calcext:value-type="string">
            <text:p>1,38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$L$2]*[.G86]^3+[.$L$3]*[.G86]^2+[.$K$4]*[.G86]+[.$K$5]" office:value-type="float" office:value="7.4288130162809" calcext:value-type="float">
            <text:p>7,4288130162809</text:p>
          </table:table-cell>
          <table:table-cell table:number-columns-repeated="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29" calcext:value-type="float">
            <text:p>1129</text:p>
          </table:table-cell>
          <table:table-cell table:number-columns-repeated="2" table:style-name="ce5" office:value-type="string" calcext:value-type="string">
            <text:p>1,37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L$2]*[.G87]^3+[.$L$3]*[.G87]^2+[.$K$4]*[.G87]+[.$K$5]" office:value-type="float" office:value="7.49686192673141" calcext:value-type="float">
            <text:p>7,49686192673141</text:p>
          </table:table-cell>
          <table:table-cell table:number-columns-repeated="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127" calcext:value-type="float">
            <text:p>1127</text:p>
          </table:table-cell>
          <table:table-cell table:number-columns-repeated="2" table:style-name="ce5" office:value-type="string" calcext:value-type="string">
            <text:p>1,37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$L$2]*[.G88]^3+[.$L$3]*[.G88]^2+[.$K$4]*[.G88]+[.$K$5]" office:value-type="float" office:value="7.56486073086286" calcext:value-type="float">
            <text:p>7,56486073086286</text:p>
          </table:table-cell>
          <table:table-cell table:number-columns-repeated="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122" calcext:value-type="float">
            <text:p>1122</text:p>
          </table:table-cell>
          <table:table-cell table:number-columns-repeated="2" table:style-name="ce5" office:value-type="string" calcext:value-type="string">
            <text:p>1,37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$L$2]*[.G89]^3+[.$L$3]*[.G89]^2+[.$K$4]*[.G89]+[.$K$5]" office:value-type="float" office:value="7.63280946024682" calcext:value-type="float">
            <text:p>7,63280946024682</text:p>
          </table:table-cell>
          <table:table-cell table:number-columns-repeated="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116" calcext:value-type="float">
            <text:p>1116</text:p>
          </table:table-cell>
          <table:table-cell table:number-columns-repeated="2" table:style-name="ce5" office:value-type="string" calcext:value-type="string">
            <text:p>1,36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$L$2]*[.G90]^3+[.$L$3]*[.G90]^2+[.$K$4]*[.G90]+[.$K$5]" office:value-type="float" office:value="7.70070814645485" calcext:value-type="float">
            <text:p>7,70070814645485</text:p>
          </table:table-cell>
          <table:table-cell table:number-columns-repeated="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108" calcext:value-type="float">
            <text:p>1108</text:p>
          </table:table-cell>
          <table:table-cell table:number-columns-repeated="2" table:style-name="ce5" office:value-type="string" calcext:value-type="string">
            <text:p>1,35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$L$2]*[.G91]^3+[.$L$3]*[.G91]^2+[.$K$4]*[.G91]+[.$K$5]" office:value-type="float" office:value="7.76855682105851" calcext:value-type="float">
            <text:p>7,76855682105851</text:p>
          </table:table-cell>
          <table:table-cell table:number-columns-repeated="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104" calcext:value-type="float">
            <text:p>1104</text:p>
          </table:table-cell>
          <table:table-cell table:number-columns-repeated="2" table:style-name="ce5" office:value-type="string" calcext:value-type="string">
            <text:p>1,34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L$2]*[.G92]^3+[.$L$3]*[.G92]^2+[.$K$4]*[.G92]+[.$K$5]" office:value-type="float" office:value="7.83635551562937" calcext:value-type="float">
            <text:p>7,83635551562937</text:p>
          </table:table-cell>
          <table:table-cell table:number-columns-repeated="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101" calcext:value-type="float">
            <text:p>1101</text:p>
          </table:table-cell>
          <table:table-cell table:number-columns-repeated="2" table:style-name="ce5" office:value-type="string" calcext:value-type="string">
            <text:p>1,34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$L$2]*[.G93]^3+[.$L$3]*[.G93]^2+[.$K$4]*[.G93]+[.$K$5]" office:value-type="float" office:value="7.90410426173898" calcext:value-type="float">
            <text:p>7,90410426173898</text:p>
          </table:table-cell>
          <table:table-cell table:number-columns-repeated="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098" calcext:value-type="float">
            <text:p>1098</text:p>
          </table:table-cell>
          <table:table-cell table:number-columns-repeated="2" table:style-name="ce5" office:value-type="string" calcext:value-type="string">
            <text:p>1,34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$L$2]*[.G94]^3+[.$L$3]*[.G94]^2+[.$K$4]*[.G94]+[.$K$5]" office:value-type="float" office:value="7.97180309095891" calcext:value-type="float">
            <text:p>7,97180309095891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091" calcext:value-type="float">
            <text:p>1091</text:p>
          </table:table-cell>
          <table:table-cell table:number-columns-repeated="2" table:style-name="ce5" office:value-type="string" calcext:value-type="string">
            <text:p>1,33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$L$2]*[.G95]^3+[.$L$3]*[.G95]^2+[.$K$4]*[.G95]+[.$K$5]" office:value-type="float" office:value="8.03945203486072" calcext:value-type="float">
            <text:p>8,03945203486072</text:p>
          </table:table-cell>
          <table:table-cell table:number-columns-repeated="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084" calcext:value-type="float">
            <text:p>1084</text:p>
          </table:table-cell>
          <table:table-cell table:number-columns-repeated="2" table:style-name="ce5" office:value-type="string" calcext:value-type="string">
            <text:p>1,32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$L$2]*[.G96]^3+[.$L$3]*[.G96]^2+[.$K$4]*[.G96]+[.$K$5]" office:value-type="float" office:value="8.10705112501598" calcext:value-type="float">
            <text:p>8,10705112501598</text:p>
          </table:table-cell>
          <table:table-cell table:number-columns-repeated="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080" calcext:value-type="float">
            <text:p>1080</text:p>
          </table:table-cell>
          <table:table-cell table:number-columns-repeated="2" table:style-name="ce5" office:value-type="string" calcext:value-type="string">
            <text:p>1,31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L$2]*[.G97]^3+[.$L$3]*[.G97]^2+[.$K$4]*[.G97]+[.$K$5]" office:value-type="float" office:value="8.17460039299625" calcext:value-type="float">
            <text:p>8,17460039299625</text:p>
          </table:table-cell>
          <table:table-cell table:number-columns-repeated="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1078" calcext:value-type="float">
            <text:p>1078</text:p>
          </table:table-cell>
          <table:table-cell table:number-columns-repeated="2" table:style-name="ce5" office:value-type="string" calcext:value-type="string">
            <text:p>1,31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L$2]*[.G98]^3+[.$L$3]*[.G98]^2+[.$K$4]*[.G98]+[.$K$5]" office:value-type="float" office:value="8.24209987037309" calcext:value-type="float">
            <text:p>8,24209987037309</text:p>
          </table:table-cell>
          <table:table-cell table:number-columns-repeated="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075" calcext:value-type="float">
            <text:p>1075</text:p>
          </table:table-cell>
          <table:table-cell table:number-columns-repeated="2" table:style-name="ce5" office:value-type="string" calcext:value-type="string">
            <text:p>1,3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$L$2]*[.G99]^3+[.$L$3]*[.G99]^2+[.$K$4]*[.G99]+[.$K$5]" office:value-type="float" office:value="8.30954958871807" calcext:value-type="float">
            <text:p>8,30954958871807</text:p>
          </table:table-cell>
          <table:table-cell table:number-columns-repeated="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1070" calcext:value-type="float">
            <text:p>1070</text:p>
          </table:table-cell>
          <table:table-cell table:number-columns-repeated="2" table:style-name="ce5" office:value-type="string" calcext:value-type="string">
            <text:p>1,30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$L$2]*[.G100]^3+[.$L$3]*[.G100]^2+[.$K$4]*[.G100]+[.$K$5]" office:value-type="float" office:value="8.37694957960274" calcext:value-type="float">
            <text:p>8,37694957960274</text:p>
          </table:table-cell>
          <table:table-cell table:number-columns-repeated="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063" calcext:value-type="float">
            <text:p>1063</text:p>
          </table:table-cell>
          <table:table-cell table:number-columns-repeated="2" table:style-name="ce5" office:value-type="string" calcext:value-type="string">
            <text:p>1,29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$L$2]*[.G101]^3+[.$L$3]*[.G101]^2+[.$K$4]*[.G101]+[.$K$5]" office:value-type="float" office:value="8.44429987459867" calcext:value-type="float">
            <text:p>8,44429987459867</text:p>
          </table:table-cell>
          <table:table-cell table:number-columns-repeated="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1060" calcext:value-type="float">
            <text:p>1060</text:p>
          </table:table-cell>
          <table:table-cell table:number-columns-repeated="2" table:style-name="ce5" office:value-type="string" calcext:value-type="string">
            <text:p>1,29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L$2]*[.G102]^3+[.$L$3]*[.G102]^2+[.$K$4]*[.G102]+[.$K$5]" office:value-type="float" office:value="8.51160050527743" calcext:value-type="float">
            <text:p>8,51160050527743</text:p>
          </table:table-cell>
          <table:table-cell table:number-columns-repeated="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54" calcext:value-type="float">
            <text:p>1054</text:p>
          </table:table-cell>
          <table:table-cell table:number-columns-repeated="2" table:style-name="ce5" office:value-type="string" calcext:value-type="string">
            <text:p>1,28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$L$2]*[.G103]^3+[.$L$3]*[.G103]^2+[.$K$4]*[.G103]+[.$K$5]" office:value-type="float" office:value="8.57885150321057" calcext:value-type="float">
            <text:p>8,57885150321057</text:p>
          </table:table-cell>
          <table:table-cell table:number-columns-repeated="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046" calcext:value-type="float">
            <text:p>1046</text:p>
          </table:table-cell>
          <table:table-cell table:number-columns-repeated="2" table:style-name="ce5" office:value-type="string" calcext:value-type="string">
            <text:p>1,27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$L$2]*[.G104]^3+[.$L$3]*[.G104]^2+[.$K$4]*[.G104]+[.$K$5]" office:value-type="float" office:value="8.64605289996966" calcext:value-type="float">
            <text:p>8,64605289996966</text:p>
          </table:table-cell>
          <table:table-cell table:number-columns-repeated="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1038" calcext:value-type="float">
            <text:p>1038</text:p>
          </table:table-cell>
          <table:table-cell table:number-columns-repeated="2" table:style-name="ce5" office:value-type="string" calcext:value-type="string">
            <text:p>1,267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$L$2]*[.G105]^3+[.$L$3]*[.G105]^2+[.$K$4]*[.G105]+[.$K$5]" office:value-type="float" office:value="8.71320472712626" calcext:value-type="float">
            <text:p>8,71320472712626</text:p>
          </table:table-cell>
          <table:table-cell table:number-columns-repeated="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1032" calcext:value-type="float">
            <text:p>1032</text:p>
          </table:table-cell>
          <table:table-cell table:number-columns-repeated="2" table:style-name="ce5" office:value-type="string" calcext:value-type="string">
            <text:p>1,26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$L$2]*[.G106]^3+[.$L$3]*[.G106]^2+[.$K$4]*[.G106]+[.$K$5]" office:value-type="float" office:value="8.78030701625194" calcext:value-type="float">
            <text:p>8,78030701625194</text:p>
          </table:table-cell>
          <table:table-cell table:number-columns-repeated="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1030" calcext:value-type="float">
            <text:p>1030</text:p>
          </table:table-cell>
          <table:table-cell table:number-columns-repeated="2" table:style-name="ce5" office:value-type="string" calcext:value-type="string">
            <text:p>1,25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L$2]*[.G107]^3+[.$L$3]*[.G107]^2+[.$K$4]*[.G107]+[.$K$5]" office:value-type="float" office:value="8.84735979891826" calcext:value-type="float">
            <text:p>8,84735979891826</text:p>
          </table:table-cell>
          <table:table-cell table:number-columns-repeated="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028" calcext:value-type="float">
            <text:p>1028</text:p>
          </table:table-cell>
          <table:table-cell table:number-columns-repeated="2" table:style-name="ce5" office:value-type="string" calcext:value-type="string">
            <text:p>1,255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$L$2]*[.G108]^3+[.$L$3]*[.G108]^2+[.$K$4]*[.G108]+[.$K$5]" office:value-type="float" office:value="8.91436310669678" calcext:value-type="float">
            <text:p>8,91436310669678</text:p>
          </table:table-cell>
          <table:table-cell table:number-columns-repeated="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1018" calcext:value-type="float">
            <text:p>1018</text:p>
          </table:table-cell>
          <table:table-cell table:number-columns-repeated="2" table:style-name="ce5" office:value-type="string" calcext:value-type="string">
            <text:p>1,243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$L$2]*[.G109]^3+[.$L$3]*[.G109]^2+[.$K$4]*[.G109]+[.$K$5]" office:value-type="float" office:value="8.98131697115906" calcext:value-type="float">
            <text:p>8,98131697115906</text:p>
          </table:table-cell>
          <table:table-cell table:number-columns-repeated="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021" calcext:value-type="float">
            <text:p>1021</text:p>
          </table:table-cell>
          <table:table-cell table:number-columns-repeated="2" table:style-name="ce5" office:value-type="string" calcext:value-type="string">
            <text:p>1,246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$L$2]*[.G110]^3+[.$L$3]*[.G110]^2+[.$K$4]*[.G110]+[.$K$5]" office:value-type="float" office:value="9.04822142387666" calcext:value-type="float">
            <text:p>9,04822142387666</text:p>
          </table:table-cell>
          <table:table-cell table:number-columns-repeated="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1016" calcext:value-type="float">
            <text:p>1016</text:p>
          </table:table-cell>
          <table:table-cell table:number-columns-repeated="2" table:style-name="ce5" office:value-type="string" calcext:value-type="string">
            <text:p>1,24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$L$2]*[.G111]^3+[.$L$3]*[.G111]^2+[.$K$4]*[.G111]+[.$K$5]" office:value-type="float" office:value="9.11507649642116" calcext:value-type="float">
            <text:p>9,11507649642116</text:p>
          </table:table-cell>
          <table:table-cell table:number-columns-repeated="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014" calcext:value-type="float">
            <text:p>1014</text:p>
          </table:table-cell>
          <table:table-cell table:number-columns-repeated="2" table:style-name="ce5" office:value-type="string" calcext:value-type="string">
            <text:p>1,238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L$2]*[.G112]^3+[.$L$3]*[.G112]^2+[.$K$4]*[.G112]+[.$K$5]" office:value-type="float" office:value="9.18188222036411" calcext:value-type="float">
            <text:p>9,18188222036411</text:p>
          </table:table-cell>
          <table:table-cell table:number-columns-repeated="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9" calcext:value-type="float">
            <text:p>1009</text:p>
          </table:table-cell>
          <table:table-cell table:number-columns-repeated="2" table:style-name="ce5" office:value-type="string" calcext:value-type="string">
            <text:p>1,232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$L$2]*[.G113]^3+[.$L$3]*[.G113]^2+[.$K$4]*[.G113]+[.$K$5]" office:value-type="float" office:value="9.24863862727708" calcext:value-type="float">
            <text:p>9,24863862727708</text:p>
          </table:table-cell>
          <table:table-cell table:number-columns-repeated="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1003" calcext:value-type="float">
            <text:p>1003</text:p>
          </table:table-cell>
          <table:table-cell table:number-columns-repeated="2" table:style-name="ce5" office:value-type="string" calcext:value-type="string">
            <text:p>1,224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$L$2]*[.G114]^3+[.$L$3]*[.G114]^2+[.$K$4]*[.G114]+[.$K$5]" office:value-type="float" office:value="9.31534574873162" calcext:value-type="float">
            <text:p>9,31534574873162</text:p>
          </table:table-cell>
          <table:table-cell table:number-columns-repeated="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998" calcext:value-type="float">
            <text:p>998</text:p>
          </table:table-cell>
          <table:table-cell table:number-columns-repeated="2" table:style-name="ce5" office:value-type="string" calcext:value-type="string">
            <text:p>1,2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$L$2]*[.G115]^3+[.$L$3]*[.G115]^2+[.$K$4]*[.G115]+[.$K$5]" office:value-type="float" office:value="9.3820036162993" calcext:value-type="float">
            <text:p>9,3820036162993</text:p>
          </table:table-cell>
          <table:table-cell table:number-columns-repeated="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996" calcext:value-type="float">
            <text:p>996</text:p>
          </table:table-cell>
          <table:table-cell table:number-columns-repeated="2" table:style-name="ce5" office:value-type="string" calcext:value-type="string">
            <text:p>1,216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$L$2]*[.G116]^3+[.$L$3]*[.G116]^2+[.$K$4]*[.G116]+[.$K$5]" office:value-type="float" office:value="9.4486122615517" calcext:value-type="float">
            <text:p>9,4486122615517</text:p>
          </table:table-cell>
          <table:table-cell table:number-columns-repeated="1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992" calcext:value-type="float">
            <text:p>992</text:p>
          </table:table-cell>
          <table:table-cell table:number-columns-repeated="2" table:style-name="ce5" office:value-type="string" calcext:value-type="string">
            <text:p>1,211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L$2]*[.G117]^3+[.$L$3]*[.G117]^2+[.$K$4]*[.G117]+[.$K$5]" office:value-type="float" office:value="9.51517171606035" calcext:value-type="float">
            <text:p>9,51517171606035</text:p>
          </table:table-cell>
          <table:table-cell table:number-columns-repeated="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table:number-columns-repeated="2" table:style-name="ce5" office:value-type="string" calcext:value-type="string">
            <text:p>1,20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$L$2]*[.G118]^3+[.$L$3]*[.G118]^2+[.$K$4]*[.G118]+[.$K$5]" office:value-type="float" office:value="9.58168201139684" calcext:value-type="float">
            <text:p>9,58168201139684</text:p>
          </table:table-cell>
          <table:table-cell table:number-columns-repeated="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983" calcext:value-type="float">
            <text:p>983</text:p>
          </table:table-cell>
          <table:table-cell table:number-columns-repeated="2" table:style-name="ce5" office:value-type="string" calcext:value-type="string">
            <text:p>1,20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$L$2]*[.G119]^3+[.$L$3]*[.G119]^2+[.$K$4]*[.G119]+[.$K$5]" office:value-type="float" office:value="9.64814317913272" calcext:value-type="float">
            <text:p>9,64814317913272</text:p>
          </table:table-cell>
          <table:table-cell table:number-columns-repeated="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978" calcext:value-type="float">
            <text:p>978</text:p>
          </table:table-cell>
          <table:table-cell table:number-columns-repeated="2" table:style-name="ce5" office:value-type="string" calcext:value-type="string">
            <text:p>1,194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$L$2]*[.G120]^3+[.$L$3]*[.G120]^2+[.$K$4]*[.G120]+[.$K$5]" office:value-type="float" office:value="9.71455525083955" calcext:value-type="float">
            <text:p>9,71455525083955</text:p>
          </table:table-cell>
          <table:table-cell table:number-columns-repeated="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974" calcext:value-type="float">
            <text:p>974</text:p>
          </table:table-cell>
          <table:table-cell table:number-columns-repeated="2" table:style-name="ce5" office:value-type="string" calcext:value-type="string">
            <text:p>1,18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$L$2]*[.G121]^3+[.$L$3]*[.G121]^2+[.$K$4]*[.G121]+[.$K$5]" office:value-type="float" office:value="9.78091825808891" calcext:value-type="float">
            <text:p>9,78091825808891</text:p>
          </table:table-cell>
          <table:table-cell table:number-columns-repeated="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968" calcext:value-type="float">
            <text:p>968</text:p>
          </table:table-cell>
          <table:table-cell table:number-columns-repeated="2" table:style-name="ce5" office:value-type="string" calcext:value-type="string">
            <text:p>1,18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L$2]*[.G122]^3+[.$L$3]*[.G122]^2+[.$K$4]*[.G122]+[.$K$5]" office:value-type="float" office:value="9.84723223245234" calcext:value-type="float">
            <text:p>9,84723223245234</text:p>
          </table:table-cell>
          <table:table-cell table:number-columns-repeated="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965" calcext:value-type="float">
            <text:p>965</text:p>
          </table:table-cell>
          <table:table-cell table:number-columns-repeated="2" table:style-name="ce5" office:value-type="string" calcext:value-type="string">
            <text:p>1,178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$L$2]*[.G123]^3+[.$L$3]*[.G123]^2+[.$K$4]*[.G123]+[.$K$5]" office:value-type="float" office:value="9.91349720550142" calcext:value-type="float">
            <text:p>9,91349720550142</text:p>
          </table:table-cell>
          <table:table-cell table:number-columns-repeated="1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964" calcext:value-type="float">
            <text:p>964</text:p>
          </table:table-cell>
          <table:table-cell table:number-columns-repeated="2" table:style-name="ce5" office:value-type="string" calcext:value-type="string">
            <text:p>1,17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$L$2]*[.G124]^3+[.$L$3]*[.G124]^2+[.$K$4]*[.G124]+[.$K$5]" office:value-type="float" office:value="9.97971320880771" calcext:value-type="float">
            <text:p>9,97971320880771</text:p>
          </table:table-cell>
          <table:table-cell table:number-columns-repeated="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961" calcext:value-type="float">
            <text:p>961</text:p>
          </table:table-cell>
          <table:table-cell table:number-columns-repeated="2" table:style-name="ce5" office:value-type="string" calcext:value-type="string">
            <text:p>1,17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$L$2]*[.G125]^3+[.$L$3]*[.G125]^2+[.$K$4]*[.G125]+[.$K$5]" office:value-type="float" office:value="10.0458802739428" calcext:value-type="float">
            <text:p>10,0458802739428</text:p>
          </table:table-cell>
          <table:table-cell table:number-columns-repeated="1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960" calcext:value-type="float">
            <text:p>960</text:p>
          </table:table-cell>
          <table:table-cell table:number-columns-repeated="2" table:style-name="ce5" office:value-type="string" calcext:value-type="string">
            <text:p>1,17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$L$2]*[.G126]^3+[.$L$3]*[.G126]^2+[.$K$4]*[.G126]+[.$K$5]" office:value-type="float" office:value="10.1119984324782" calcext:value-type="float">
            <text:p>10,1119984324782</text:p>
          </table:table-cell>
          <table:table-cell table:number-columns-repeated="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952" calcext:value-type="float">
            <text:p>952</text:p>
          </table:table-cell>
          <table:table-cell table:number-columns-repeated="2" table:style-name="ce5" office:value-type="string" calcext:value-type="string">
            <text:p>1,162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L$2]*[.G127]^3+[.$L$3]*[.G127]^2+[.$K$4]*[.G127]+[.$K$5]" office:value-type="float" office:value="10.1780677159854" calcext:value-type="float">
            <text:p>10,1780677159854</text:p>
          </table:table-cell>
          <table:table-cell table:number-columns-repeated="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949" calcext:value-type="float">
            <text:p>949</text:p>
          </table:table-cell>
          <table:table-cell table:number-columns-repeated="2" table:style-name="ce5" office:value-type="string" calcext:value-type="string">
            <text:p>1,158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$L$2]*[.G128]^3+[.$L$3]*[.G128]^2+[.$K$4]*[.G128]+[.$K$5]" office:value-type="float" office:value="10.2440881560362" calcext:value-type="float">
            <text:p>10,2440881560362</text:p>
          </table:table-cell>
          <table:table-cell table:number-columns-repeated="1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945" calcext:value-type="float">
            <text:p>945</text:p>
          </table:table-cell>
          <table:table-cell table:number-columns-repeated="2" table:style-name="ce5" office:value-type="string" calcext:value-type="string">
            <text:p>1,154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$L$2]*[.G129]^3+[.$L$3]*[.G129]^2+[.$K$4]*[.G129]+[.$K$5]" office:value-type="float" office:value="10.310059784202" calcext:value-type="float">
            <text:p>10,310059784202</text:p>
          </table:table-cell>
          <table:table-cell table:number-columns-repeated="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944" calcext:value-type="float">
            <text:p>944</text:p>
          </table:table-cell>
          <table:table-cell table:number-columns-repeated="2" table:style-name="ce5" office:value-type="string" calcext:value-type="string">
            <text:p>1,15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$L$2]*[.G130]^3+[.$L$3]*[.G130]^2+[.$K$4]*[.G130]+[.$K$5]" office:value-type="float" office:value="10.3759826320543" calcext:value-type="float">
            <text:p>10,3759826320543</text:p>
          </table:table-cell>
          <table:table-cell table:number-columns-repeated="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938" calcext:value-type="float">
            <text:p>938</text:p>
          </table:table-cell>
          <table:table-cell table:number-columns-repeated="2" table:style-name="ce5" office:value-type="string" calcext:value-type="string">
            <text:p>1,145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$L$2]*[.G131]^3+[.$L$3]*[.G131]^2+[.$K$4]*[.G131]+[.$K$5]" office:value-type="float" office:value="10.4418567311648" calcext:value-type="float">
            <text:p>10,4418567311648</text:p>
          </table:table-cell>
          <table:table-cell table:number-columns-repeated="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935" calcext:value-type="float">
            <text:p>935</text:p>
          </table:table-cell>
          <table:table-cell table:number-columns-repeated="2" table:style-name="ce5" office:value-type="string" calcext:value-type="string">
            <text:p>1,14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L$2]*[.G132]^3+[.$L$3]*[.G132]^2+[.$K$4]*[.G132]+[.$K$5]" office:value-type="float" office:value="10.507682113105" calcext:value-type="float">
            <text:p>10,507682113105</text:p>
          </table:table-cell>
          <table:table-cell table:number-columns-repeated="1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928" calcext:value-type="float">
            <text:p>928</text:p>
          </table:table-cell>
          <table:table-cell table:number-columns-repeated="2" table:style-name="ce5" office:value-type="string" calcext:value-type="string">
            <text:p>1,13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$L$2]*[.G133]^3+[.$L$3]*[.G133]^2+[.$K$4]*[.G133]+[.$K$5]" office:value-type="float" office:value="10.5734588094465" calcext:value-type="float">
            <text:p>10,5734588094465</text:p>
          </table:table-cell>
          <table:table-cell table:number-columns-repeated="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929" calcext:value-type="float">
            <text:p>929</text:p>
          </table:table-cell>
          <table:table-cell table:number-columns-repeated="2" table:style-name="ce5" office:value-type="string" calcext:value-type="string">
            <text:p>1,134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$L$2]*[.G134]^3+[.$L$3]*[.G134]^2+[.$K$4]*[.G134]+[.$K$5]" office:value-type="float" office:value="10.6391868517608" calcext:value-type="float">
            <text:p>10,6391868517608</text:p>
          </table:table-cell>
          <table:table-cell table:number-columns-repeated="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926" calcext:value-type="float">
            <text:p>926</text:p>
          </table:table-cell>
          <table:table-cell table:number-columns-repeated="2" table:style-name="ce5" office:value-type="string" calcext:value-type="string">
            <text:p>1,13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$L$2]*[.G135]^3+[.$L$3]*[.G135]^2+[.$K$4]*[.G135]+[.$K$5]" office:value-type="float" office:value="10.7048662716196" calcext:value-type="float">
            <text:p>10,7048662716196</text:p>
          </table:table-cell>
          <table:table-cell table:number-columns-repeated="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919" calcext:value-type="float">
            <text:p>919</text:p>
          </table:table-cell>
          <table:table-cell table:number-columns-repeated="2" table:style-name="ce5" office:value-type="string" calcext:value-type="string">
            <text:p>1,122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$L$2]*[.G136]^3+[.$L$3]*[.G136]^2+[.$K$4]*[.G136]+[.$K$5]" office:value-type="float" office:value="10.7704971005943" calcext:value-type="float">
            <text:p>10,7704971005943</text:p>
          </table:table-cell>
          <table:table-cell table:number-columns-repeated="1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919" calcext:value-type="float">
            <text:p>919</text:p>
          </table:table-cell>
          <table:table-cell table:number-columns-repeated="2" table:style-name="ce5" office:value-type="string" calcext:value-type="string">
            <text:p>1,12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L$2]*[.G137]^3+[.$L$3]*[.G137]^2+[.$K$4]*[.G137]+[.$K$5]" office:value-type="float" office:value="10.8360793702565" calcext:value-type="float">
            <text:p>10,8360793702565</text:p>
          </table:table-cell>
          <table:table-cell table:number-columns-repeated="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916" calcext:value-type="float">
            <text:p>916</text:p>
          </table:table-cell>
          <table:table-cell table:number-columns-repeated="2" table:style-name="ce5" office:value-type="string" calcext:value-type="string">
            <text:p>1,118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$L$2]*[.G138]^3+[.$L$3]*[.G138]^2+[.$K$4]*[.G138]+[.$K$5]" office:value-type="float" office:value="10.9016131121778" calcext:value-type="float">
            <text:p>10,9016131121778</text:p>
          </table:table-cell>
          <table:table-cell table:number-columns-repeated="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910" calcext:value-type="float">
            <text:p>910</text:p>
          </table:table-cell>
          <table:table-cell table:number-columns-repeated="2" table:style-name="ce5" office:value-type="string" calcext:value-type="string">
            <text:p>1,111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$L$2]*[.G139]^3+[.$L$3]*[.G139]^2+[.$K$4]*[.G139]+[.$K$5]" office:value-type="float" office:value="10.9670983579297" calcext:value-type="float">
            <text:p>10,9670983579297</text:p>
          </table:table-cell>
          <table:table-cell table:number-columns-repeated="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909" calcext:value-type="float">
            <text:p>909</text:p>
          </table:table-cell>
          <table:table-cell table:number-columns-repeated="2" table:style-name="ce5" office:value-type="string" calcext:value-type="string">
            <text:p>1,11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$L$2]*[.G140]^3+[.$L$3]*[.G140]^2+[.$K$4]*[.G140]+[.$K$5]" office:value-type="float" office:value="11.0325351390839" calcext:value-type="float">
            <text:p>11,0325351390839</text:p>
          </table:table-cell>
          <table:table-cell table:number-columns-repeated="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903" calcext:value-type="float">
            <text:p>903</text:p>
          </table:table-cell>
          <table:table-cell table:number-columns-repeated="2" table:style-name="ce5" office:value-type="string" calcext:value-type="string">
            <text:p>1,10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$L$2]*[.G141]^3+[.$L$3]*[.G141]^2+[.$K$4]*[.G141]+[.$K$5]" office:value-type="float" office:value="11.0979234872118" calcext:value-type="float">
            <text:p>11,0979234872118</text:p>
          </table:table-cell>
          <table:table-cell table:number-columns-repeated="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901" calcext:value-type="float">
            <text:p>901</text:p>
          </table:table-cell>
          <table:table-cell table:number-columns-repeated="2" table:style-name="ce5" office:value-type="string" calcext:value-type="string">
            <text:p>1,10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L$2]*[.G142]^3+[.$L$3]*[.G142]^2+[.$K$4]*[.G142]+[.$K$5]" office:value-type="float" office:value="11.1632634338851" calcext:value-type="float">
            <text:p>11,1632634338851</text:p>
          </table:table-cell>
          <table:table-cell table:number-columns-repeated="1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896" calcext:value-type="float">
            <text:p>896</text:p>
          </table:table-cell>
          <table:table-cell table:number-columns-repeated="2" table:style-name="ce5" office:value-type="string" calcext:value-type="string">
            <text:p>1,094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$L$2]*[.G143]^3+[.$L$3]*[.G143]^2+[.$K$4]*[.G143]+[.$K$5]" office:value-type="float" office:value="11.2285550106753" calcext:value-type="float">
            <text:p>11,2285550106753</text:p>
          </table:table-cell>
          <table:table-cell table:number-columns-repeated="1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float" office:value="892" calcext:value-type="float">
            <text:p>892</text:p>
          </table:table-cell>
          <table:table-cell table:number-columns-repeated="2" table:style-name="ce5" office:value-type="string" calcext:value-type="string">
            <text:p>1,08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$L$2]*[.G144]^3+[.$L$3]*[.G144]^2+[.$K$4]*[.G144]+[.$K$5]" office:value-type="float" office:value="11.293798249154" calcext:value-type="float">
            <text:p>11,293798249154</text:p>
          </table:table-cell>
          <table:table-cell table:number-columns-repeated="1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890" calcext:value-type="float">
            <text:p>890</text:p>
          </table:table-cell>
          <table:table-cell table:number-columns-repeated="2" table:style-name="ce5" office:value-type="string" calcext:value-type="string">
            <text:p>1,08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$L$2]*[.G145]^3+[.$L$3]*[.G145]^2+[.$K$4]*[.G145]+[.$K$5]" office:value-type="float" office:value="11.3589931808926" calcext:value-type="float">
            <text:p>11,3589931808926</text:p>
          </table:table-cell>
          <table:table-cell table:number-columns-repeated="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886" calcext:value-type="float">
            <text:p>886</text:p>
          </table:table-cell>
          <table:table-cell table:number-columns-repeated="2" table:style-name="ce5" office:value-type="string" calcext:value-type="string">
            <text:p>1,082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$L$2]*[.G146]^3+[.$L$3]*[.G146]^2+[.$K$4]*[.G146]+[.$K$5]" office:value-type="float" office:value="11.4241398374629" calcext:value-type="float">
            <text:p>11,4241398374629</text:p>
          </table:table-cell>
          <table:table-cell table:number-columns-repeated="1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883" calcext:value-type="float">
            <text:p>883</text:p>
          </table:table-cell>
          <table:table-cell table:number-columns-repeated="2" table:style-name="ce5" office:value-type="string" calcext:value-type="string">
            <text:p>1,078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L$2]*[.G147]^3+[.$L$3]*[.G147]^2+[.$K$4]*[.G147]+[.$K$5]" office:value-type="float" office:value="11.4892382504363" calcext:value-type="float">
            <text:p>11,4892382504363</text:p>
          </table:table-cell>
          <table:table-cell table:number-columns-repeated="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880" calcext:value-type="float">
            <text:p>880</text:p>
          </table:table-cell>
          <table:table-cell table:number-columns-repeated="2" table:style-name="ce5" office:value-type="string" calcext:value-type="string">
            <text:p>1,074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$L$2]*[.G148]^3+[.$L$3]*[.G148]^2+[.$K$4]*[.G148]+[.$K$5]" office:value-type="float" office:value="11.5542884513845" calcext:value-type="float">
            <text:p>11,5542884513845</text:p>
          </table:table-cell>
          <table:table-cell table:number-columns-repeated="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878" calcext:value-type="float">
            <text:p>878</text:p>
          </table:table-cell>
          <table:table-cell table:number-columns-repeated="2" table:style-name="ce5" office:value-type="string" calcext:value-type="string">
            <text:p>1,072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$L$2]*[.G149]^3+[.$L$3]*[.G149]^2+[.$K$4]*[.G149]+[.$K$5]" office:value-type="float" office:value="11.6192904718789" calcext:value-type="float">
            <text:p>11,6192904718789</text:p>
          </table:table-cell>
          <table:table-cell table:number-columns-repeated="1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875" calcext:value-type="float">
            <text:p>875</text:p>
          </table:table-cell>
          <table:table-cell table:number-columns-repeated="2" table:style-name="ce5" office:value-type="string" calcext:value-type="string">
            <text:p>1,06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$L$2]*[.G150]^3+[.$L$3]*[.G150]^2+[.$K$4]*[.G150]+[.$K$5]" office:value-type="float" office:value="11.6842443434912" calcext:value-type="float">
            <text:p>11,6842443434912</text:p>
          </table:table-cell>
          <table:table-cell table:number-columns-repeated="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868" calcext:value-type="float">
            <text:p>868</text:p>
          </table:table-cell>
          <table:table-cell table:number-columns-repeated="2" table:style-name="ce5" office:value-type="string" calcext:value-type="string">
            <text:p>1,06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$L$2]*[.G151]^3+[.$L$3]*[.G151]^2+[.$K$4]*[.G151]+[.$K$5]" office:value-type="float" office:value="11.7491500977928" calcext:value-type="float">
            <text:p>11,7491500977928</text:p>
          </table:table-cell>
          <table:table-cell table:number-columns-repeated="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865" calcext:value-type="float">
            <text:p>865</text:p>
          </table:table-cell>
          <table:table-cell table:number-columns-repeated="2" table:style-name="ce5" office:value-type="string" calcext:value-type="string">
            <text:p>1,056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L$2]*[.G152]^3+[.$L$3]*[.G152]^2+[.$K$4]*[.G152]+[.$K$5]" office:value-type="float" office:value="11.8140077663555" calcext:value-type="float">
            <text:p>11,8140077663555</text:p>
          </table:table-cell>
          <table:table-cell table:number-columns-repeated="1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862" calcext:value-type="float">
            <text:p>862</text:p>
          </table:table-cell>
          <table:table-cell table:number-columns-repeated="2" table:style-name="ce5" office:value-type="string" calcext:value-type="string">
            <text:p>1,05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$L$2]*[.G153]^3+[.$L$3]*[.G153]^2+[.$K$4]*[.G153]+[.$K$5]" office:value-type="float" office:value="11.8788173807507" calcext:value-type="float">
            <text:p>11,8788173807507</text:p>
          </table:table-cell>
          <table:table-cell table:number-columns-repeated="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5" office:value-type="string" calcext:value-type="string">
            <text:p>1,050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$L$2]*[.G154]^3+[.$L$3]*[.G154]^2+[.$K$4]*[.G154]+[.$K$5]" office:value-type="float" office:value="11.9435789725499" calcext:value-type="float">
            <text:p>11,9435789725499</text:p>
          </table:table-cell>
          <table:table-cell table:number-columns-repeated="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858" calcext:value-type="float">
            <text:p>858</text:p>
          </table:table-cell>
          <table:table-cell table:number-columns-repeated="2" table:style-name="ce5" office:value-type="string" calcext:value-type="string">
            <text:p>1,047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$L$2]*[.G155]^3+[.$L$3]*[.G155]^2+[.$K$4]*[.G155]+[.$K$5]" office:value-type="float" office:value="12.0082925733249" calcext:value-type="float">
            <text:p>12,0082925733249</text:p>
          </table:table-cell>
          <table:table-cell table:number-columns-repeated="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853" calcext:value-type="float">
            <text:p>853</text:p>
          </table:table-cell>
          <table:table-cell table:number-columns-repeated="2" table:style-name="ce5" office:value-type="string" calcext:value-type="string">
            <text:p>1,04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$L$2]*[.G156]^3+[.$L$3]*[.G156]^2+[.$K$4]*[.G156]+[.$K$5]" office:value-type="float" office:value="12.072958214647" calcext:value-type="float">
            <text:p>12,072958214647</text:p>
          </table:table-cell>
          <table:table-cell table:number-columns-repeated="1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851" calcext:value-type="float">
            <text:p>851</text:p>
          </table:table-cell>
          <table:table-cell table:number-columns-repeated="2" table:style-name="ce5" office:value-type="string" calcext:value-type="string">
            <text:p>1,039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L$2]*[.G157]^3+[.$L$3]*[.G157]^2+[.$K$4]*[.G157]+[.$K$5]" office:value-type="float" office:value="12.137575928088" calcext:value-type="float">
            <text:p>12,137575928088</text:p>
          </table:table-cell>
          <table:table-cell table:number-columns-repeated="1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846" calcext:value-type="float">
            <text:p>846</text:p>
          </table:table-cell>
          <table:table-cell table:number-columns-repeated="2" table:style-name="ce5" office:value-type="string" calcext:value-type="string">
            <text:p>1,033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$L$2]*[.G158]^3+[.$L$3]*[.G158]^2+[.$K$4]*[.G158]+[.$K$5]" office:value-type="float" office:value="12.2021457452192" calcext:value-type="float">
            <text:p>12,2021457452192</text:p>
          </table:table-cell>
          <table:table-cell table:number-columns-repeated="1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844" calcext:value-type="float">
            <text:p>844</text:p>
          </table:table-cell>
          <table:table-cell table:number-columns-repeated="2" table:style-name="ce5" office:value-type="string" calcext:value-type="string">
            <text:p>1,03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$L$2]*[.G159]^3+[.$L$3]*[.G159]^2+[.$K$4]*[.G159]+[.$K$5]" office:value-type="float" office:value="12.2666676976124" calcext:value-type="float">
            <text:p>12,2666676976124</text:p>
          </table:table-cell>
          <table:table-cell table:number-columns-repeated="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843" calcext:value-type="float">
            <text:p>843</text:p>
          </table:table-cell>
          <table:table-cell table:number-columns-repeated="2" table:style-name="ce5" office:value-type="string" calcext:value-type="string">
            <text:p>1,029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$L$2]*[.G160]^3+[.$L$3]*[.G160]^2+[.$K$4]*[.G160]+[.$K$5]" office:value-type="float" office:value="12.3311418168391" calcext:value-type="float">
            <text:p>12,3311418168391</text:p>
          </table:table-cell>
          <table:table-cell table:number-columns-repeated="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838" calcext:value-type="float">
            <text:p>838</text:p>
          </table:table-cell>
          <table:table-cell table:number-columns-repeated="2" table:style-name="ce5" office:value-type="string" calcext:value-type="string">
            <text:p>1,023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$L$2]*[.G161]^3+[.$L$3]*[.G161]^2+[.$K$4]*[.G161]+[.$K$5]" office:value-type="float" office:value="12.3955681344708" calcext:value-type="float">
            <text:p>12,3955681344708</text:p>
          </table:table-cell>
          <table:table-cell table:number-columns-repeated="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number-columns-repeated="2" table:style-name="ce5" office:value-type="string" calcext:value-type="string">
            <text:p>1,01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L$2]*[.G162]^3+[.$L$3]*[.G162]^2+[.$K$4]*[.G162]+[.$K$5]" office:value-type="float" office:value="12.4599466820791" calcext:value-type="float">
            <text:p>12,4599466820791</text:p>
          </table:table-cell>
          <table:table-cell table:number-columns-repeated="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number-columns-repeated="2" table:style-name="ce5" office:value-type="string" calcext:value-type="string">
            <text:p>1,01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$L$2]*[.G163]^3+[.$L$3]*[.G163]^2+[.$K$4]*[.G163]+[.$K$5]" office:value-type="float" office:value="12.5242774912356" calcext:value-type="float">
            <text:p>12,5242774912356</text:p>
          </table:table-cell>
          <table:table-cell table:number-columns-repeated="1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833" calcext:value-type="float">
            <text:p>833</text:p>
          </table:table-cell>
          <table:table-cell table:number-columns-repeated="2" table:style-name="ce5" office:value-type="string" calcext:value-type="string">
            <text:p>1,01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$L$2]*[.G164]^3+[.$L$3]*[.G164]^2+[.$K$4]*[.G164]+[.$K$5]" office:value-type="float" office:value="12.5885605935117" calcext:value-type="float">
            <text:p>12,5885605935117</text:p>
          </table:table-cell>
          <table:table-cell table:number-columns-repeated="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float" office:value="830" calcext:value-type="float">
            <text:p>830</text:p>
          </table:table-cell>
          <table:table-cell table:number-columns-repeated="2" table:style-name="ce5" office:value-type="string" calcext:value-type="string">
            <text:p>1,013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$L$2]*[.G165]^3+[.$L$3]*[.G165]^2+[.$K$4]*[.G165]+[.$K$5]" office:value-type="float" office:value="12.6527960204792" calcext:value-type="float">
            <text:p>12,6527960204792</text:p>
          </table:table-cell>
          <table:table-cell table:number-columns-repeated="1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number-columns-repeated="2" table:style-name="ce5" office:value-type="string" calcext:value-type="string">
            <text:p>1,011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$L$2]*[.G166]^3+[.$L$3]*[.G166]^2+[.$K$4]*[.G166]+[.$K$5]" office:value-type="float" office:value="12.7169838037095" calcext:value-type="float">
            <text:p>12,7169838037095</text:p>
          </table:table-cell>
          <table:table-cell table:number-columns-repeated="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table:number-columns-repeated="2" table:style-name="ce5" office:value-type="string" calcext:value-type="string">
            <text:p>1,00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L$2]*[.G167]^3+[.$L$3]*[.G167]^2+[.$K$4]*[.G167]+[.$K$5]" office:value-type="float" office:value="12.7811239747743" calcext:value-type="float">
            <text:p>12,7811239747743</text:p>
          </table:table-cell>
          <table:table-cell table:number-columns-repeated="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821" calcext:value-type="float">
            <text:p>821</text:p>
          </table:table-cell>
          <table:table-cell table:number-columns-repeated="2" table:style-name="ce5" office:value-type="string" calcext:value-type="string">
            <text:p>1,002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$L$2]*[.G168]^3+[.$L$3]*[.G168]^2+[.$K$4]*[.G168]+[.$K$5]" office:value-type="float" office:value="12.845216565245" calcext:value-type="float">
            <text:p>12,845216565245</text:p>
          </table:table-cell>
          <table:table-cell table:number-columns-repeated="1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814" calcext:value-type="float">
            <text:p>814</text:p>
          </table:table-cell>
          <table:table-cell table:number-columns-repeated="2" table:style-name="ce5" office:value-type="string" calcext:value-type="string">
            <text:p>0,994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L$2]*[.G169]^3+[.$L$3]*[.G169]^2+[.$K$4]*[.G169]+[.$K$5]" office:value-type="float" office:value="12.9092616066932" calcext:value-type="float">
            <text:p>12,9092616066932</text:p>
          </table:table-cell>
          <table:table-cell table:number-columns-repeated="1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811" calcext:value-type="float">
            <text:p>811</text:p>
          </table:table-cell>
          <table:table-cell table:number-columns-repeated="2" table:style-name="ce5" office:value-type="string" calcext:value-type="string">
            <text:p>0,99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$L$2]*[.G170]^3+[.$L$3]*[.G170]^2+[.$K$4]*[.G170]+[.$K$5]" office:value-type="float" office:value="12.9732591306906" calcext:value-type="float">
            <text:p>12,9732591306906</text:p>
          </table:table-cell>
          <table:table-cell table:number-columns-repeated="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812" calcext:value-type="float">
            <text:p>812</text:p>
          </table:table-cell>
          <table:table-cell table:number-columns-repeated="2" table:style-name="ce5" office:value-type="string" calcext:value-type="string">
            <text:p>0,991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$L$2]*[.G171]^3+[.$L$3]*[.G171]^2+[.$K$4]*[.G171]+[.$K$5]" office:value-type="float" office:value="13.0372091688086" calcext:value-type="float">
            <text:p>13,0372091688086</text:p>
          </table:table-cell>
          <table:table-cell table:number-columns-repeated="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810" calcext:value-type="float">
            <text:p>810</text:p>
          </table:table-cell>
          <table:table-cell table:number-columns-repeated="2" table:style-name="ce5" office:value-type="string" calcext:value-type="string">
            <text:p>0,98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L$2]*[.G172]^3+[.$L$3]*[.G172]^2+[.$K$4]*[.G172]+[.$K$5]" office:value-type="float" office:value="13.1011117526189" calcext:value-type="float">
            <text:p>13,1011117526189</text:p>
          </table:table-cell>
          <table:table-cell table:number-columns-repeated="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805" calcext:value-type="float">
            <text:p>805</text:p>
          </table:table-cell>
          <table:table-cell table:number-columns-repeated="2" table:style-name="ce5" office:value-type="string" calcext:value-type="string">
            <text:p>0,98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$L$2]*[.G173]^3+[.$L$3]*[.G173]^2+[.$K$4]*[.G173]+[.$K$5]" office:value-type="float" office:value="13.1649669136929" calcext:value-type="float">
            <text:p>13,1649669136929</text:p>
          </table:table-cell>
          <table:table-cell table:number-columns-repeated="1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801" calcext:value-type="float">
            <text:p>801</text:p>
          </table:table-cell>
          <table:table-cell table:number-columns-repeated="2" table:style-name="ce5" office:value-type="string" calcext:value-type="string">
            <text:p>0,97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$L$2]*[.G174]^3+[.$L$3]*[.G174]^2+[.$K$4]*[.G174]+[.$K$5]" office:value-type="float" office:value="13.2287746836023" calcext:value-type="float">
            <text:p>13,2287746836023</text:p>
          </table:table-cell>
          <table:table-cell table:number-columns-repeated="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float" office:value="798" calcext:value-type="float">
            <text:p>798</text:p>
          </table:table-cell>
          <table:table-cell table:number-columns-repeated="2" table:style-name="ce5" office:value-type="string" calcext:value-type="string">
            <text:p>0,974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$L$2]*[.G175]^3+[.$L$3]*[.G175]^2+[.$K$4]*[.G175]+[.$K$5]" office:value-type="float" office:value="13.2925350939186" calcext:value-type="float">
            <text:p>13,2925350939186</text:p>
          </table:table-cell>
          <table:table-cell table:number-columns-repeated="1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795" calcext:value-type="float">
            <text:p>795</text:p>
          </table:table-cell>
          <table:table-cell table:number-columns-repeated="2" table:style-name="ce5" office:value-type="string" calcext:value-type="string">
            <text:p>0,970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$L$2]*[.G176]^3+[.$L$3]*[.G176]^2+[.$K$4]*[.G176]+[.$K$5]" office:value-type="float" office:value="13.3562481762134" calcext:value-type="float">
            <text:p>13,3562481762134</text:p>
          </table:table-cell>
          <table:table-cell table:number-columns-repeated="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94" calcext:value-type="float">
            <text:p>794</text:p>
          </table:table-cell>
          <table:table-cell table:number-columns-repeated="2" table:style-name="ce5" office:value-type="string" calcext:value-type="string">
            <text:p>0,96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L$2]*[.G177]^3+[.$L$3]*[.G177]^2+[.$K$4]*[.G177]+[.$K$5]" office:value-type="float" office:value="13.4199139620582" calcext:value-type="float">
            <text:p>13,4199139620582</text:p>
          </table:table-cell>
          <table:table-cell table:number-columns-repeated="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float" office:value="792" calcext:value-type="float">
            <text:p>792</text:p>
          </table:table-cell>
          <table:table-cell table:number-columns-repeated="2" table:style-name="ce5" office:value-type="string" calcext:value-type="string">
            <text:p>0,967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$L$2]*[.G178]^3+[.$L$3]*[.G178]^2+[.$K$4]*[.G178]+[.$K$5]" office:value-type="float" office:value="13.4835324830246" calcext:value-type="float">
            <text:p>13,4835324830246</text:p>
          </table:table-cell>
          <table:table-cell table:number-columns-repeated="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789" calcext:value-type="float">
            <text:p>789</text:p>
          </table:table-cell>
          <table:table-cell table:number-columns-repeated="2" table:style-name="ce5" office:value-type="string" calcext:value-type="string">
            <text:p>0,963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$L$2]*[.G179]^3+[.$L$3]*[.G179]^2+[.$K$4]*[.G179]+[.$K$5]" office:value-type="float" office:value="13.5471037706842" calcext:value-type="float">
            <text:p>13,5471037706842</text:p>
          </table:table-cell>
          <table:table-cell table:number-columns-repeated="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float" office:value="787" calcext:value-type="float">
            <text:p>787</text:p>
          </table:table-cell>
          <table:table-cell table:number-columns-repeated="2" table:style-name="ce5" office:value-type="string" calcext:value-type="string">
            <text:p>0,961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$L$2]*[.G180]^3+[.$L$3]*[.G180]^2+[.$K$4]*[.G180]+[.$K$5]" office:value-type="float" office:value="13.6106278566086" calcext:value-type="float">
            <text:p>13,6106278566086</text:p>
          </table:table-cell>
          <table:table-cell table:number-columns-repeated="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84" calcext:value-type="float">
            <text:p>784</text:p>
          </table:table-cell>
          <table:table-cell table:number-columns-repeated="2" table:style-name="ce5" office:value-type="string" calcext:value-type="string">
            <text:p>0,95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$L$2]*[.G181]^3+[.$L$3]*[.G181]^2+[.$K$4]*[.G181]+[.$K$5]" office:value-type="float" office:value="13.6741047723692" calcext:value-type="float">
            <text:p>13,6741047723692</text:p>
          </table:table-cell>
          <table:table-cell table:number-columns-repeated="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780" calcext:value-type="float">
            <text:p>780</text:p>
          </table:table-cell>
          <table:table-cell table:number-columns-repeated="2" table:style-name="ce5" office:value-type="string" calcext:value-type="string">
            <text:p>0,95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L$2]*[.G182]^3+[.$L$3]*[.G182]^2+[.$K$4]*[.G182]+[.$K$5]" office:value-type="float" office:value="13.7375345495377" calcext:value-type="float">
            <text:p>13,7375345495377</text:p>
          </table:table-cell>
          <table:table-cell table:number-columns-repeated="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777" calcext:value-type="float">
            <text:p>777</text:p>
          </table:table-cell>
          <table:table-cell table:number-columns-repeated="2" table:style-name="ce5" office:value-type="string" calcext:value-type="string">
            <text:p>0,948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$L$2]*[.G183]^3+[.$L$3]*[.G183]^2+[.$K$4]*[.G183]+[.$K$5]" office:value-type="float" office:value="13.8009172196856" calcext:value-type="float">
            <text:p>13,8009172196856</text:p>
          </table:table-cell>
          <table:table-cell table:number-columns-repeated="1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office:value-type="float" office:value="779" calcext:value-type="float">
            <text:p>779</text:p>
          </table:table-cell>
          <table:table-cell table:number-columns-repeated="2" table:style-name="ce5" office:value-type="string" calcext:value-type="string">
            <text:p>0,95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$L$2]*[.G184]^3+[.$L$3]*[.G184]^2+[.$K$4]*[.G184]+[.$K$5]" office:value-type="float" office:value="13.8642528143845" calcext:value-type="float">
            <text:p>13,8642528143845</text:p>
          </table:table-cell>
          <table:table-cell table:number-columns-repeated="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5" office:value-type="string" calcext:value-type="string">
            <text:p>0,953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$L$2]*[.G185]^3+[.$L$3]*[.G185]^2+[.$K$4]*[.G185]+[.$K$5]" office:value-type="float" office:value="13.9275413652059" calcext:value-type="float">
            <text:p>13,9275413652059</text:p>
          </table:table-cell>
          <table:table-cell table:number-columns-repeated="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780" calcext:value-type="float">
            <text:p>780</text:p>
          </table:table-cell>
          <table:table-cell table:number-columns-repeated="2" table:style-name="ce5" office:value-type="string" calcext:value-type="string">
            <text:p>0,952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$L$2]*[.G186]^3+[.$L$3]*[.G186]^2+[.$K$4]*[.G186]+[.$K$5]" office:value-type="float" office:value="13.9907829037214" calcext:value-type="float">
            <text:p>13,9907829037214</text:p>
          </table:table-cell>
          <table:table-cell table:number-columns-repeated="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  <table:table-cell office:value-type="float" office:value="776" calcext:value-type="float">
            <text:p>776</text:p>
          </table:table-cell>
          <table:table-cell table:number-columns-repeated="2" table:style-name="ce5" office:value-type="string" calcext:value-type="string">
            <text:p>0,947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$L$2]*[.G187]^3+[.$L$3]*[.G187]^2+[.$K$4]*[.G187]+[.$K$5]" office:value-type="float" office:value="14.0539774615027" calcext:value-type="float">
            <text:p>14,0539774615027</text:p>
          </table:table-cell>
          <table:table-cell table:number-columns-repeated="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772" calcext:value-type="float">
            <text:p>772</text:p>
          </table:table-cell>
          <table:table-cell table:number-columns-repeated="2" table:style-name="ce5" office:value-type="string" calcext:value-type="string">
            <text:p>0,94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$L$2]*[.G188]^3+[.$L$3]*[.G188]^2+[.$K$4]*[.G188]+[.$K$5]" office:value-type="float" office:value="14.1171250701211" calcext:value-type="float">
            <text:p>14,1171250701211</text:p>
          </table:table-cell>
          <table:table-cell table:number-columns-repeated="1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table:number-columns-repeated="2" table:style-name="ce5" office:value-type="string" calcext:value-type="string">
            <text:p>0,938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$L$2]*[.G189]^3+[.$L$3]*[.G189]^2+[.$K$4]*[.G189]+[.$K$5]" office:value-type="float" office:value="14.1802257611483" calcext:value-type="float">
            <text:p>14,1802257611483</text:p>
          </table:table-cell>
          <table:table-cell table:number-columns-repeated="1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  <table:table-cell office:value-type="float" office:value="761" calcext:value-type="float">
            <text:p>761</text:p>
          </table:table-cell>
          <table:table-cell table:number-columns-repeated="2" table:style-name="ce5" office:value-type="string" calcext:value-type="string">
            <text:p>0,929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$L$2]*[.G190]^3+[.$L$3]*[.G190]^2+[.$K$4]*[.G190]+[.$K$5]" office:value-type="float" office:value="14.2432795661559" calcext:value-type="float">
            <text:p>14,2432795661559</text:p>
          </table:table-cell>
          <table:table-cell table:number-columns-repeated="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757" calcext:value-type="float">
            <text:p>757</text:p>
          </table:table-cell>
          <table:table-cell table:number-columns-repeated="2" table:style-name="ce5" office:value-type="string" calcext:value-type="string">
            <text:p>0,924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$L$2]*[.G191]^3+[.$L$3]*[.G191]^2+[.$K$4]*[.G191]+[.$K$5]" office:value-type="float" office:value="14.3062865167155" calcext:value-type="float">
            <text:p>14,3062865167155</text:p>
          </table:table-cell>
          <table:table-cell table:number-columns-repeated="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office:value-type="float" office:value="757" calcext:value-type="float">
            <text:p>757</text:p>
          </table:table-cell>
          <table:table-cell table:number-columns-repeated="2" table:style-name="ce5" office:value-type="string" calcext:value-type="string">
            <text:p>0,92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L$2]*[.G192]^3+[.$L$3]*[.G192]^2+[.$K$4]*[.G192]+[.$K$5]" office:value-type="float" office:value="14.3692466443985" calcext:value-type="float">
            <text:p>14,3692466443985</text:p>
          </table:table-cell>
          <table:table-cell table:number-columns-repeated="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table:number-columns-repeated="2" table:style-name="ce5" office:value-type="string" calcext:value-type="string">
            <text:p>0,917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$L$2]*[.G193]^3+[.$L$3]*[.G193]^2+[.$K$4]*[.G193]+[.$K$5]" office:value-type="float" office:value="14.4321599807766" calcext:value-type="float">
            <text:p>14,4321599807766</text:p>
          </table:table-cell>
          <table:table-cell table:number-columns-repeated="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table:number-columns-repeated="2" table:style-name="ce5" office:value-type="string" calcext:value-type="string">
            <text:p>0,913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$L$2]*[.G194]^3+[.$L$3]*[.G194]^2+[.$K$4]*[.G194]+[.$K$5]" office:value-type="float" office:value="14.4950265574212" calcext:value-type="float">
            <text:p>14,4950265574212</text:p>
          </table:table-cell>
          <table:table-cell table:number-columns-repeated="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office:value-type="float" office:value="746" calcext:value-type="float">
            <text:p>746</text:p>
          </table:table-cell>
          <table:table-cell table:number-columns-repeated="2" table:style-name="ce5" office:value-type="string" calcext:value-type="string">
            <text:p>0,911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$L$2]*[.G195]^3+[.$L$3]*[.G195]^2+[.$K$4]*[.G195]+[.$K$5]" office:value-type="float" office:value="14.5578464059041" calcext:value-type="float">
            <text:p>14,5578464059041</text:p>
          </table:table-cell>
          <table:table-cell table:number-columns-repeated="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  <table:table-cell office:value-type="float" office:value="743" calcext:value-type="float">
            <text:p>743</text:p>
          </table:table-cell>
          <table:table-cell table:number-columns-repeated="2" table:style-name="ce5" office:value-type="string" calcext:value-type="string">
            <text:p>0,90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$L$2]*[.G196]^3+[.$L$3]*[.G196]^2+[.$K$4]*[.G196]+[.$K$5]" office:value-type="float" office:value="14.6206195577967" calcext:value-type="float">
            <text:p>14,6206195577967</text:p>
          </table:table-cell>
          <table:table-cell table:number-columns-repeated="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office:value-type="float" office:value="745" calcext:value-type="float">
            <text:p>745</text:p>
          </table:table-cell>
          <table:table-cell table:number-columns-repeated="2" table:style-name="ce5" office:value-type="string" calcext:value-type="string">
            <text:p>0,90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$L$2]*[.G197]^3+[.$L$3]*[.G197]^2+[.$K$4]*[.G197]+[.$K$5]" office:value-type="float" office:value="14.6833460446706" calcext:value-type="float">
            <text:p>14,6833460446706</text:p>
          </table:table-cell>
          <table:table-cell table:number-columns-repeated="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3" calcext:value-type="float">
            <text:p>43</text:p>
          </table:table-cell>
          <table:table-cell office:value-type="float" office:value="742" calcext:value-type="float">
            <text:p>742</text:p>
          </table:table-cell>
          <table:table-cell table:number-columns-repeated="2" table:style-name="ce5" office:value-type="string" calcext:value-type="string">
            <text:p>0,906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$L$2]*[.G198]^3+[.$L$3]*[.G198]^2+[.$K$4]*[.G198]+[.$K$5]" office:value-type="float" office:value="14.7460258980973" calcext:value-type="float">
            <text:p>14,7460258980973</text:p>
          </table:table-cell>
          <table:table-cell table:number-columns-repeated="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738" calcext:value-type="float">
            <text:p>738</text:p>
          </table:table-cell>
          <table:table-cell table:number-columns-repeated="2" table:style-name="ce5" office:value-type="string" calcext:value-type="string">
            <text:p>0,901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$L$2]*[.G199]^3+[.$L$3]*[.G199]^2+[.$K$4]*[.G199]+[.$K$5]" office:value-type="float" office:value="14.8086591496485" calcext:value-type="float">
            <text:p>14,8086591496485</text:p>
          </table:table-cell>
          <table:table-cell table:number-columns-repeated="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3" calcext:value-type="float">
            <text:p>43</text:p>
          </table:table-cell>
          <table:table-cell office:value-type="float" office:value="740" calcext:value-type="float">
            <text:p>740</text:p>
          </table:table-cell>
          <table:table-cell table:number-columns-repeated="2" table:style-name="ce5" office:value-type="string" calcext:value-type="string">
            <text:p>0,903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$L$2]*[.G200]^3+[.$L$3]*[.G200]^2+[.$K$4]*[.G200]+[.$K$5]" office:value-type="float" office:value="14.8712458308957" calcext:value-type="float">
            <text:p>14,8712458308957</text:p>
          </table:table-cell>
          <table:table-cell table:number-columns-repeated="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740" calcext:value-type="float">
            <text:p>740</text:p>
          </table:table-cell>
          <table:table-cell table:number-columns-repeated="2" table:style-name="ce5" office:value-type="string" calcext:value-type="string">
            <text:p>0,903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$L$2]*[.G201]^3+[.$L$3]*[.G201]^2+[.$K$4]*[.G201]+[.$K$5]" office:value-type="float" office:value="14.9337859734104" calcext:value-type="float">
            <text:p>14,9337859734104</text:p>
          </table:table-cell>
          <table:table-cell table:number-columns-repeated="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3" calcext:value-type="float">
            <text:p>43</text:p>
          </table:table-cell>
          <table:table-cell office:value-type="float" office:value="736" calcext:value-type="float">
            <text:p>736</text:p>
          </table:table-cell>
          <table:table-cell table:number-columns-repeated="2" table:style-name="ce5" office:value-type="string" calcext:value-type="string">
            <text:p>0,89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L$2]*[.G202]^3+[.$L$3]*[.G202]^2+[.$K$4]*[.G202]+[.$K$5]" office:value-type="float" office:value="14.9962796087642" calcext:value-type="float">
            <text:p>14,9962796087642</text:p>
          </table:table-cell>
          <table:table-cell table:number-columns-repeated="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office:value-type="float" office:value="729" calcext:value-type="float">
            <text:p>729</text:p>
          </table:table-cell>
          <table:table-cell table:number-columns-repeated="2" table:style-name="ce5" office:value-type="string" calcext:value-type="string">
            <text:p>0,89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$L$2]*[.G203]^3+[.$L$3]*[.G203]^2+[.$K$4]*[.G203]+[.$K$5]" office:value-type="float" office:value="15.0587267685287" calcext:value-type="float">
            <text:p>15,0587267685287</text:p>
          </table:table-cell>
          <table:table-cell table:number-columns-repeated="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office:value-type="float" office:value="723" calcext:value-type="float">
            <text:p>723</text:p>
          </table:table-cell>
          <table:table-cell table:number-columns-repeated="2" table:style-name="ce5" office:value-type="string" calcext:value-type="string">
            <text:p>0,883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$L$2]*[.G204]^3+[.$L$3]*[.G204]^2+[.$K$4]*[.G204]+[.$K$5]" office:value-type="float" office:value="15.1211274842755" calcext:value-type="float">
            <text:p>15,1211274842755</text:p>
          </table:table-cell>
          <table:table-cell table:number-columns-repeated="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office:value-type="float" office:value="725" calcext:value-type="float">
            <text:p>725</text:p>
          </table:table-cell>
          <table:table-cell table:number-columns-repeated="2" table:style-name="ce5" office:value-type="string" calcext:value-type="string">
            <text:p>0,885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$L$2]*[.G205]^3+[.$L$3]*[.G205]^2+[.$K$4]*[.G205]+[.$K$5]" office:value-type="float" office:value="15.183481787576" calcext:value-type="float">
            <text:p>15,183481787576</text:p>
          </table:table-cell>
          <table:table-cell table:number-columns-repeated="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722" calcext:value-type="float">
            <text:p>722</text:p>
          </table:table-cell>
          <table:table-cell table:number-columns-repeated="2" table:style-name="ce5" office:value-type="string" calcext:value-type="string">
            <text:p>0,881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$L$2]*[.G206]^3+[.$L$3]*[.G206]^2+[.$K$4]*[.G206]+[.$K$5]" office:value-type="float" office:value="15.245789710002" calcext:value-type="float">
            <text:p>15,245789710002</text:p>
          </table:table-cell>
          <table:table-cell table:number-columns-repeated="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float" office:value="718" calcext:value-type="float">
            <text:p>718</text:p>
          </table:table-cell>
          <table:table-cell table:number-columns-repeated="2" table:style-name="ce5" office:value-type="string" calcext:value-type="string">
            <text:p>0,876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$L$2]*[.G207]^3+[.$L$3]*[.G207]^2+[.$K$4]*[.G207]+[.$K$5]" office:value-type="float" office:value="15.3080512831248" calcext:value-type="float">
            <text:p>15,3080512831248</text:p>
          </table:table-cell>
          <table:table-cell table:number-columns-repeated="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717" calcext:value-type="float">
            <text:p>717</text:p>
          </table:table-cell>
          <table:table-cell table:number-columns-repeated="2" table:style-name="ce5" office:value-type="string" calcext:value-type="string">
            <text:p>0,875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$L$2]*[.G208]^3+[.$L$3]*[.G208]^2+[.$K$4]*[.G208]+[.$K$5]" office:value-type="float" office:value="15.3702665385162" calcext:value-type="float">
            <text:p>15,3702665385162</text:p>
          </table:table-cell>
          <table:table-cell table:number-columns-repeated="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$L$2]*[.G209]^3+[.$L$3]*[.G209]^2+[.$K$4]*[.G209]+[.$K$5]" office:value-type="float" office:value="15.4324355077476" calcext:value-type="float">
            <text:p>15,4324355077476</text:p>
          </table:table-cell>
          <table:table-cell table:number-columns-repeated="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$L$2]*[.G210]^3+[.$L$3]*[.G210]^2+[.$K$4]*[.G210]+[.$K$5]" office:value-type="float" office:value="15.4945582223906" calcext:value-type="float">
            <text:p>15,4945582223906</text:p>
          </table:table-cell>
          <table:table-cell table:number-columns-repeated="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$L$2]*[.G211]^3+[.$L$3]*[.G211]^2+[.$K$4]*[.G211]+[.$K$5]" office:value-type="float" office:value="15.5566347140168" calcext:value-type="float">
            <text:p>15,5566347140168</text:p>
          </table:table-cell>
          <table:table-cell table:number-columns-repeated="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L$2]*[.G212]^3+[.$L$3]*[.G212]^2+[.$K$4]*[.G212]+[.$K$5]" office:value-type="float" office:value="15.6186650141977" calcext:value-type="float">
            <text:p>15,6186650141977</text:p>
          </table:table-cell>
          <table:table-cell table:number-columns-repeated="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office:value-type="float" office:value="711" calcext:value-type="float">
            <text:p>711</text:p>
          </table:table-cell>
          <table:table-cell table:number-columns-repeated="2" table:style-name="ce5" office:value-type="string" calcext:value-type="string">
            <text:p>0,868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$L$2]*[.G213]^3+[.$L$3]*[.G213]^2+[.$K$4]*[.G213]+[.$K$5]" office:value-type="float" office:value="15.680649154505" calcext:value-type="float">
            <text:p>15,680649154505</text:p>
          </table:table-cell>
          <table:table-cell table:number-columns-repeated="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704" calcext:value-type="float">
            <text:p>704</text:p>
          </table:table-cell>
          <table:table-cell table:number-columns-repeated="2" table:style-name="ce5" office:value-type="string" calcext:value-type="string">
            <text:p>0,859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$L$2]*[.G214]^3+[.$L$3]*[.G214]^2+[.$K$4]*[.G214]+[.$K$5]" office:value-type="float" office:value="15.7425871665101" calcext:value-type="float">
            <text:p>15,7425871665101</text:p>
          </table:table-cell>
          <table:table-cell table:number-columns-repeated="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float" office:value="699" calcext:value-type="float">
            <text:p>699</text:p>
          </table:table-cell>
          <table:table-cell table:number-columns-repeated="2" table:style-name="ce5" office:value-type="string" calcext:value-type="string">
            <text:p>0,853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$L$2]*[.G215]^3+[.$L$3]*[.G215]^2+[.$K$4]*[.G215]+[.$K$5]" office:value-type="float" office:value="15.8044790817847" calcext:value-type="float">
            <text:p>15,8044790817847</text:p>
          </table:table-cell>
          <table:table-cell table:number-columns-repeated="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table:number-columns-repeated="2" table:style-name="ce5" office:value-type="string" calcext:value-type="string">
            <text:p>0,854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$L$2]*[.G216]^3+[.$L$3]*[.G216]^2+[.$K$4]*[.G216]+[.$K$5]" office:value-type="float" office:value="15.8663249319003" calcext:value-type="float">
            <text:p>15,8663249319003</text:p>
          </table:table-cell>
          <table:table-cell table:number-columns-repeated="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696" calcext:value-type="float">
            <text:p>696</text:p>
          </table:table-cell>
          <table:table-cell table:number-columns-repeated="2" table:style-name="ce5" office:value-type="string" calcext:value-type="string">
            <text:p>0,85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$L$2]*[.G217]^3+[.$L$3]*[.G217]^2+[.$K$4]*[.G217]+[.$K$5]" office:value-type="float" office:value="15.9281247484284" calcext:value-type="float">
            <text:p>15,9281247484284</text:p>
          </table:table-cell>
          <table:table-cell table:number-columns-repeated="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2" table:style-name="ce5" office:value-type="string" calcext:value-type="string">
            <text:p>0,848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$L$2]*[.G218]^3+[.$L$3]*[.G218]^2+[.$K$4]*[.G218]+[.$K$5]" office:value-type="float" office:value="15.9898785629406" calcext:value-type="float">
            <text:p>15,9898785629406</text:p>
          </table:table-cell>
          <table:table-cell table:number-columns-repeated="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table:number-columns-repeated="2" table:style-name="ce5" office:value-type="string" calcext:value-type="string">
            <text:p>0,854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$L$2]*[.G219]^3+[.$L$3]*[.G219]^2+[.$K$4]*[.G219]+[.$K$5]" office:value-type="float" office:value="16.0515864070085" calcext:value-type="float">
            <text:p>16,0515864070085</text:p>
          </table:table-cell>
          <table:table-cell table:number-columns-repeated="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table:number-columns-repeated="2" table:style-name="ce5" office:value-type="string" calcext:value-type="string">
            <text:p>0,85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$L$2]*[.G220]^3+[.$L$3]*[.G220]^2+[.$K$4]*[.G220]+[.$K$5]" office:value-type="float" office:value="16.1132483122037" calcext:value-type="float">
            <text:p>16,1132483122037</text:p>
          </table:table-cell>
          <table:table-cell table:number-columns-repeated="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690" calcext:value-type="float">
            <text:p>690</text:p>
          </table:table-cell>
          <table:table-cell table:number-columns-repeated="2" table:style-name="ce5" office:value-type="string" calcext:value-type="string">
            <text:p>0,842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$L$2]*[.G221]^3+[.$L$3]*[.G221]^2+[.$K$4]*[.G221]+[.$K$5]" office:value-type="float" office:value="16.1748643100977" calcext:value-type="float">
            <text:p>16,1748643100977</text:p>
          </table:table-cell>
          <table:table-cell table:number-columns-repeated="1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688" calcext:value-type="float">
            <text:p>688</text:p>
          </table:table-cell>
          <table:table-cell table:number-columns-repeated="2" table:style-name="ce5" office:value-type="string" calcext:value-type="string">
            <text:p>0,84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L$2]*[.G222]^3+[.$L$3]*[.G222]^2+[.$K$4]*[.G222]+[.$K$5]" office:value-type="float" office:value="16.236434432262" calcext:value-type="float">
            <text:p>16,236434432262</text:p>
          </table:table-cell>
          <table:table-cell table:number-columns-repeated="1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office:value-type="float" office:value="686" calcext:value-type="float">
            <text:p>686</text:p>
          </table:table-cell>
          <table:table-cell table:number-columns-repeated="2" table:style-name="ce5" office:value-type="string" calcext:value-type="string">
            <text:p>0,83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$L$2]*[.G223]^3+[.$L$3]*[.G223]^2+[.$K$4]*[.G223]+[.$K$5]" office:value-type="float" office:value="16.2979587102683" calcext:value-type="float">
            <text:p>16,2979587102683</text:p>
          </table:table-cell>
          <table:table-cell table:number-columns-repeated="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  <table:table-cell office:value-type="float" office:value="684" calcext:value-type="float">
            <text:p>684</text:p>
          </table:table-cell>
          <table:table-cell table:number-columns-repeated="2" table:style-name="ce5" office:value-type="string" calcext:value-type="string">
            <text:p>0,835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$L$2]*[.G224]^3+[.$L$3]*[.G224]^2+[.$K$4]*[.G224]+[.$K$5]" office:value-type="float" office:value="16.3594371756881" calcext:value-type="float">
            <text:p>16,3594371756881</text:p>
          </table:table-cell>
          <table:table-cell table:number-columns-repeated="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float" office:value="680" calcext:value-type="float">
            <text:p>680</text:p>
          </table:table-cell>
          <table:table-cell table:number-columns-repeated="2" table:style-name="ce5" office:value-type="string" calcext:value-type="string">
            <text:p>0,83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$L$2]*[.G225]^3+[.$L$3]*[.G225]^2+[.$K$4]*[.G225]+[.$K$5]" office:value-type="float" office:value="16.420869860093" calcext:value-type="float">
            <text:p>16,420869860093</text:p>
          </table:table-cell>
          <table:table-cell table:number-columns-repeated="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  <table:table-cell office:value-type="float" office:value="675" calcext:value-type="float">
            <text:p>675</text:p>
          </table:table-cell>
          <table:table-cell table:number-columns-repeated="2" table:style-name="ce5" office:value-type="string" calcext:value-type="string">
            <text:p>0,82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$L$2]*[.G226]^3+[.$L$3]*[.G226]^2+[.$K$4]*[.G226]+[.$K$5]" office:value-type="float" office:value="16.4822567950545" calcext:value-type="float">
            <text:p>16,4822567950545</text:p>
          </table:table-cell>
          <table:table-cell table:number-columns-repeated="1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675" calcext:value-type="float">
            <text:p>675</text:p>
          </table:table-cell>
          <table:table-cell table:number-columns-repeated="2" table:style-name="ce5" office:value-type="string" calcext:value-type="string">
            <text:p>0,824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$L$2]*[.G227]^3+[.$L$3]*[.G227]^2+[.$K$4]*[.G227]+[.$K$5]" office:value-type="float" office:value="16.5435980121441" calcext:value-type="float">
            <text:p>16,5435980121441</text:p>
          </table:table-cell>
          <table:table-cell table:number-columns-repeated="1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office:value-type="float" office:value="675" calcext:value-type="float">
            <text:p>675</text:p>
          </table:table-cell>
          <table:table-cell table:number-columns-repeated="2" table:style-name="ce5" office:value-type="string" calcext:value-type="string">
            <text:p>0,824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$L$2]*[.G228]^3+[.$L$3]*[.G228]^2+[.$K$4]*[.G228]+[.$K$5]" office:value-type="float" office:value="16.6048935429336" calcext:value-type="float">
            <text:p>16,6048935429336</text:p>
          </table:table-cell>
          <table:table-cell table:number-columns-repeated="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  <table:table-cell office:value-type="float" office:value="676" calcext:value-type="float">
            <text:p>676</text:p>
          </table:table-cell>
          <table:table-cell table:number-columns-repeated="2" table:style-name="ce5" office:value-type="string" calcext:value-type="string">
            <text:p>0,825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$L$2]*[.G229]^3+[.$L$3]*[.G229]^2+[.$K$4]*[.G229]+[.$K$5]" office:value-type="float" office:value="16.6661434189943" calcext:value-type="float">
            <text:p>16,6661434189943</text:p>
          </table:table-cell>
          <table:table-cell table:number-columns-repeated="1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674" calcext:value-type="float">
            <text:p>674</text:p>
          </table:table-cell>
          <table:table-cell table:number-columns-repeated="2" table:style-name="ce5" office:value-type="string" calcext:value-type="string">
            <text:p>0,823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$L$2]*[.G230]^3+[.$L$3]*[.G230]^2+[.$K$4]*[.G230]+[.$K$5]" office:value-type="float" office:value="16.7273476718979" calcext:value-type="float">
            <text:p>16,7273476718979</text:p>
          </table:table-cell>
          <table:table-cell table:number-columns-repeated="1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number-columns-repeated="2" table:style-name="ce5" office:value-type="string" calcext:value-type="string">
            <text:p>0,82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$L$2]*[.G231]^3+[.$L$3]*[.G231]^2+[.$K$4]*[.G231]+[.$K$5]" office:value-type="float" office:value="16.788506333216" calcext:value-type="float">
            <text:p>16,788506333216</text:p>
          </table:table-cell>
          <table:table-cell table:number-columns-repeated="1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office:value-type="float" office:value="670" calcext:value-type="float">
            <text:p>670</text:p>
          </table:table-cell>
          <table:table-cell table:number-columns-repeated="2" table:style-name="ce5" office:value-type="string" calcext:value-type="string">
            <text:p>0,81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L$2]*[.G232]^3+[.$L$3]*[.G232]^2+[.$K$4]*[.G232]+[.$K$5]" office:value-type="float" office:value="16.84961943452" calcext:value-type="float">
            <text:p>16,84961943452</text:p>
          </table:table-cell>
          <table:table-cell table:number-columns-repeated="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float" office:value="667" calcext:value-type="float">
            <text:p>667</text:p>
          </table:table-cell>
          <table:table-cell table:number-columns-repeated="2" table:style-name="ce5" office:value-type="string" calcext:value-type="string">
            <text:p>0,814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$L$2]*[.G233]^3+[.$L$3]*[.G233]^2+[.$K$4]*[.G233]+[.$K$5]" office:value-type="float" office:value="16.9106870073816" calcext:value-type="float">
            <text:p>16,9106870073816</text:p>
          </table:table-cell>
          <table:table-cell table:number-columns-repeated="1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float" office:value="652" calcext:value-type="float">
            <text:p>652</text:p>
          </table:table-cell>
          <table:table-cell table:number-columns-repeated="2" table:style-name="ce5" office:value-type="string" calcext:value-type="string">
            <text:p>0,796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$L$2]*[.G234]^3+[.$L$3]*[.G234]^2+[.$K$4]*[.G234]+[.$K$5]" office:value-type="float" office:value="16.9717090833724" calcext:value-type="float">
            <text:p>16,9717090833724</text:p>
          </table:table-cell>
          <table:table-cell table:number-columns-repeated="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office:value-type="float" office:value="639" calcext:value-type="float">
            <text:p>639</text:p>
          </table:table-cell>
          <table:table-cell table:number-columns-repeated="2" table:style-name="ce5" office:value-type="string" calcext:value-type="string">
            <text:p>0,78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$L$2]*[.G235]^3+[.$L$3]*[.G235]^2+[.$K$4]*[.G235]+[.$K$5]" office:value-type="float" office:value="17.0326856940638" calcext:value-type="float">
            <text:p>17,0326856940638</text:p>
          </table:table-cell>
          <table:table-cell table:number-columns-repeated="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  <table:table-cell office:value-type="float" office:value="612" calcext:value-type="float">
            <text:p>612</text:p>
          </table:table-cell>
          <table:table-cell table:number-columns-repeated="2" table:style-name="ce5" office:value-type="string" calcext:value-type="string">
            <text:p>0,747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$L$2]*[.G236]^3+[.$L$3]*[.G236]^2+[.$K$4]*[.G236]+[.$K$5]" office:value-type="float" office:value="17.0936168710275" calcext:value-type="float">
            <text:p>17,0936168710275</text:p>
          </table:table-cell>
          <table:table-cell table:number-columns-repeated="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table:number-columns-repeated="2" table:style-name="ce5" office:value-type="string" calcext:value-type="string">
            <text:p>0,748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$L$2]*[.G237]^3+[.$L$3]*[.G237]^2+[.$K$4]*[.G237]+[.$K$5]" office:value-type="float" office:value="17.154502645835" calcext:value-type="float">
            <text:p>17,154502645835</text:p>
          </table:table-cell>
          <table:table-cell table:number-columns-repeated="1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office:value-type="float" office:value="617" calcext:value-type="float">
            <text:p>617</text:p>
          </table:table-cell>
          <table:table-cell table:number-columns-repeated="2" table:style-name="ce5" office:value-type="string" calcext:value-type="string">
            <text:p>0,753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$L$2]*[.G238]^3+[.$L$3]*[.G238]^2+[.$K$4]*[.G238]+[.$K$5]" office:value-type="float" office:value="17.2153430500579" calcext:value-type="float">
            <text:p>17,2153430500579</text:p>
          </table:table-cell>
          <table:table-cell table:number-columns-repeated="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number-columns-repeated="2" table:style-name="ce5" office:value-type="string" calcext:value-type="string">
            <text:p>0,75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$L$2]*[.G239]^3+[.$L$3]*[.G239]^2+[.$K$4]*[.G239]+[.$K$5]" office:value-type="float" office:value="17.2761381152678" calcext:value-type="float">
            <text:p>17,2761381152678</text:p>
          </table:table-cell>
          <table:table-cell table:number-columns-repeated="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table:number-columns-repeated="2" table:style-name="ce5" office:value-type="string" calcext:value-type="string">
            <text:p>0,748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$L$2]*[.G240]^3+[.$L$3]*[.G240]^2+[.$K$4]*[.G240]+[.$K$5]" office:value-type="float" office:value="17.3368878730361" calcext:value-type="float">
            <text:p>17,3368878730361</text:p>
          </table:table-cell>
          <table:table-cell table:number-columns-repeated="1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609" calcext:value-type="float">
            <text:p>609</text:p>
          </table:table-cell>
          <table:table-cell table:number-columns-repeated="2" table:style-name="ce5" office:value-type="string" calcext:value-type="string">
            <text:p>0,743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$L$2]*[.G241]^3+[.$L$3]*[.G241]^2+[.$K$4]*[.G241]+[.$K$5]" office:value-type="float" office:value="17.3975923549345" calcext:value-type="float">
            <text:p>17,3975923549345</text:p>
          </table:table-cell>
          <table:table-cell table:number-columns-repeated="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606" calcext:value-type="float">
            <text:p>606</text:p>
          </table:table-cell>
          <table:table-cell table:number-columns-repeated="2" table:style-name="ce5" office:value-type="string" calcext:value-type="string">
            <text:p>0,74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L$2]*[.G242]^3+[.$L$3]*[.G242]^2+[.$K$4]*[.G242]+[.$K$5]" office:value-type="float" office:value="17.4582515925345" calcext:value-type="float">
            <text:p>17,4582515925345</text:p>
          </table:table-cell>
          <table:table-cell table:number-columns-repeated="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608" calcext:value-type="float">
            <text:p>608</text:p>
          </table:table-cell>
          <table:table-cell table:number-columns-repeated="2" table:style-name="ce5" office:value-type="string" calcext:value-type="string">
            <text:p>0,742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$L$2]*[.G243]^3+[.$L$3]*[.G243]^2+[.$K$4]*[.G243]+[.$K$5]" office:value-type="float" office:value="17.5188656174078" calcext:value-type="float">
            <text:p>17,5188656174078</text:p>
          </table:table-cell>
          <table:table-cell table:number-columns-repeated="1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  <table:table-cell office:value-type="float" office:value="608" calcext:value-type="float">
            <text:p>608</text:p>
          </table:table-cell>
          <table:table-cell table:number-columns-repeated="2" table:style-name="ce5" office:value-type="string" calcext:value-type="string">
            <text:p>0,742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$L$2]*[.G244]^3+[.$L$3]*[.G244]^2+[.$K$4]*[.G244]+[.$K$5]" office:value-type="float" office:value="17.5794344611258" calcext:value-type="float">
            <text:p>17,5794344611258</text:p>
          </table:table-cell>
          <table:table-cell table:number-columns-repeated="1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607" calcext:value-type="float">
            <text:p>607</text:p>
          </table:table-cell>
          <table:table-cell table:number-columns-repeated="2" table:style-name="ce5" office:value-type="string" calcext:value-type="string">
            <text:p>0,741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$L$2]*[.G245]^3+[.$L$3]*[.G245]^2+[.$K$4]*[.G245]+[.$K$5]" office:value-type="float" office:value="17.6399581552601" calcext:value-type="float">
            <text:p>17,6399581552601</text:p>
          </table:table-cell>
          <table:table-cell table:number-columns-repeated="1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604" calcext:value-type="float">
            <text:p>604</text:p>
          </table:table-cell>
          <table:table-cell table:number-columns-repeated="2" table:style-name="ce5" office:value-type="string" calcext:value-type="string">
            <text:p>0,737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$L$2]*[.G246]^3+[.$L$3]*[.G246]^2+[.$K$4]*[.G246]+[.$K$5]" office:value-type="float" office:value="17.7004367313823" calcext:value-type="float">
            <text:p>17,7004367313823</text:p>
          </table:table-cell>
          <table:table-cell table:number-columns-repeated="1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98" calcext:value-type="float">
            <text:p>598</text:p>
          </table:table-cell>
          <table:table-cell table:number-columns-repeated="2" table:style-name="ce5" office:value-type="string" calcext:value-type="string">
            <text:p>0,73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$L$2]*[.G247]^3+[.$L$3]*[.G247]^2+[.$K$4]*[.G247]+[.$K$5]" office:value-type="float" office:value="17.760870221064" calcext:value-type="float">
            <text:p>17,760870221064</text:p>
          </table:table-cell>
          <table:table-cell table:number-columns-repeated="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  <table:table-cell office:value-type="float" office:value="596" calcext:value-type="float">
            <text:p>596</text:p>
          </table:table-cell>
          <table:table-cell table:number-columns-repeated="2" table:style-name="ce5" office:value-type="string" calcext:value-type="string">
            <text:p>0,728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$L$2]*[.G248]^3+[.$L$3]*[.G248]^2+[.$K$4]*[.G248]+[.$K$5]" office:value-type="float" office:value="17.8212586558766" calcext:value-type="float">
            <text:p>17,8212586558766</text:p>
          </table:table-cell>
          <table:table-cell table:number-columns-repeated="1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583" calcext:value-type="float">
            <text:p>583</text:p>
          </table:table-cell>
          <table:table-cell table:number-columns-repeated="2" table:style-name="ce5" office:value-type="string" calcext:value-type="string">
            <text:p>0,712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$L$2]*[.G249]^3+[.$L$3]*[.G249]^2+[.$K$4]*[.G249]+[.$K$5]" office:value-type="float" office:value="17.8816020673918" calcext:value-type="float">
            <text:p>17,8816020673918</text:p>
          </table:table-cell>
          <table:table-cell table:number-columns-repeated="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office:value-type="float" office:value="577" calcext:value-type="float">
            <text:p>577</text:p>
          </table:table-cell>
          <table:table-cell table:number-columns-repeated="2" table:style-name="ce5" office:value-type="string" calcext:value-type="string">
            <text:p>0,704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$L$2]*[.G250]^3+[.$L$3]*[.G250]^2+[.$K$4]*[.G250]+[.$K$5]" office:value-type="float" office:value="17.9419004871812" calcext:value-type="float">
            <text:p>17,9419004871812</text:p>
          </table:table-cell>
          <table:table-cell table:number-columns-repeated="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table:number-columns-repeated="2" table:style-name="ce5" office:value-type="string" calcext:value-type="string">
            <text:p>0,698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$L$2]*[.G251]^3+[.$L$3]*[.G251]^2+[.$K$4]*[.G251]+[.$K$5]" office:value-type="float" office:value="18.0021539468163" calcext:value-type="float">
            <text:p>18,0021539468163</text:p>
          </table:table-cell>
          <table:table-cell table:number-columns-repeated="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office:value-type="float" office:value="573" calcext:value-type="float">
            <text:p>573</text:p>
          </table:table-cell>
          <table:table-cell table:number-columns-repeated="2" table:style-name="ce5" office:value-type="string" calcext:value-type="string">
            <text:p>0,699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L$2]*[.G252]^3+[.$L$3]*[.G252]^2+[.$K$4]*[.G252]+[.$K$5]" office:value-type="float" office:value="18.0623624778686" calcext:value-type="float">
            <text:p>18,0623624778686</text:p>
          </table:table-cell>
          <table:table-cell table:number-columns-repeated="1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table:number-columns-repeated="2" table:style-name="ce5" office:value-type="string" calcext:value-type="string">
            <text:p>0,698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$L$2]*[.G253]^3+[.$L$3]*[.G253]^2+[.$K$4]*[.G253]+[.$K$5]" office:value-type="float" office:value="18.1225261119098" calcext:value-type="float">
            <text:p>18,1225261119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" calcext:value-type="float">
            <text:p>252</text:p>
          </table:table-cell>
          <table:table-cell table:formula="of:=[.$L$2]*[.G254]^3+[.$L$3]*[.G254]^2+[.$K$4]*[.G254]+[.$K$5]" office:value-type="float" office:value="18.1826448805113" calcext:value-type="float">
            <text:p>18,18264488051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" calcext:value-type="float">
            <text:p>253</text:p>
          </table:table-cell>
          <table:table-cell table:formula="of:=[.$L$2]*[.G255]^3+[.$L$3]*[.G255]^2+[.$K$4]*[.G255]+[.$K$5]" office:value-type="float" office:value="18.2427188152448" calcext:value-type="float">
            <text:p>18,2427188152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" calcext:value-type="float">
            <text:p>254</text:p>
          </table:table-cell>
          <table:table-cell table:formula="of:=[.$L$2]*[.G256]^3+[.$L$3]*[.G256]^2+[.$K$4]*[.G256]+[.$K$5]" office:value-type="float" office:value="18.3027479476818" calcext:value-type="float">
            <text:p>18,3027479476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" calcext:value-type="float">
            <text:p>255</text:p>
          </table:table-cell>
          <table:table-cell table:formula="of:=[.$L$2]*[.G257]^3+[.$L$3]*[.G257]^2+[.$K$4]*[.G257]+[.$K$5]" office:value-type="float" office:value="18.3627323093939" calcext:value-type="float">
            <text:p>18,3627323093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" calcext:value-type="float">
            <text:p>256</text:p>
          </table:table-cell>
          <table:table-cell table:formula="of:=[.$L$2]*[.G258]^3+[.$L$3]*[.G258]^2+[.$K$4]*[.G258]+[.$K$5]" office:value-type="float" office:value="18.4226719319526" calcext:value-type="float">
            <text:p>18,42267193195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" calcext:value-type="float">
            <text:p>257</text:p>
          </table:table-cell>
          <table:table-cell table:formula="of:=[.$L$2]*[.G259]^3+[.$L$3]*[.G259]^2+[.$K$4]*[.G259]+[.$K$5]" office:value-type="float" office:value="18.4825668469295" calcext:value-type="float">
            <text:p>18,4825668469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" calcext:value-type="float">
            <text:p>258</text:p>
          </table:table-cell>
          <table:table-cell table:formula="of:=[.$L$2]*[.G260]^3+[.$L$3]*[.G260]^2+[.$K$4]*[.G260]+[.$K$5]" office:value-type="float" office:value="18.5424170858962" calcext:value-type="float">
            <text:p>18,5424170858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" calcext:value-type="float">
            <text:p>259</text:p>
          </table:table-cell>
          <table:table-cell table:formula="of:=[.$L$2]*[.G261]^3+[.$L$3]*[.G261]^2+[.$K$4]*[.G261]+[.$K$5]" office:value-type="float" office:value="18.6022226804242" calcext:value-type="float">
            <text:p>18,6022226804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" calcext:value-type="float">
            <text:p>260</text:p>
          </table:table-cell>
          <table:table-cell table:formula="of:=[.$L$2]*[.G262]^3+[.$L$3]*[.G262]^2+[.$K$4]*[.G262]+[.$K$5]" office:value-type="float" office:value="18.6619836620851" calcext:value-type="float">
            <text:p>18,66198366208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" calcext:value-type="float">
            <text:p>261</text:p>
          </table:table-cell>
          <table:table-cell table:formula="of:=[.$L$2]*[.G263]^3+[.$L$3]*[.G263]^2+[.$K$4]*[.G263]+[.$K$5]" office:value-type="float" office:value="18.7217000624505" calcext:value-type="float">
            <text:p>18,72170006245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" calcext:value-type="float">
            <text:p>262</text:p>
          </table:table-cell>
          <table:table-cell table:formula="of:=[.$L$2]*[.G264]^3+[.$L$3]*[.G264]^2+[.$K$4]*[.G264]+[.$K$5]" office:value-type="float" office:value="18.7813719130918" calcext:value-type="float">
            <text:p>18,7813719130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" calcext:value-type="float">
            <text:p>263</text:p>
          </table:table-cell>
          <table:table-cell table:formula="of:=[.$L$2]*[.G265]^3+[.$L$3]*[.G265]^2+[.$K$4]*[.G265]+[.$K$5]" office:value-type="float" office:value="18.8409992455808" calcext:value-type="float">
            <text:p>18,8409992455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" calcext:value-type="float">
            <text:p>264</text:p>
          </table:table-cell>
          <table:table-cell table:formula="of:=[.$L$2]*[.G266]^3+[.$L$3]*[.G266]^2+[.$K$4]*[.G266]+[.$K$5]" office:value-type="float" office:value="18.9005820914889" calcext:value-type="float">
            <text:p>18,9005820914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" calcext:value-type="float">
            <text:p>265</text:p>
          </table:table-cell>
          <table:table-cell table:formula="of:=[.$L$2]*[.G267]^3+[.$L$3]*[.G267]^2+[.$K$4]*[.G267]+[.$K$5]" office:value-type="float" office:value="18.9601204823877" calcext:value-type="float">
            <text:p>18,9601204823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" calcext:value-type="float">
            <text:p>266</text:p>
          </table:table-cell>
          <table:table-cell table:formula="of:=[.$L$2]*[.G268]^3+[.$L$3]*[.G268]^2+[.$K$4]*[.G268]+[.$K$5]" office:value-type="float" office:value="19.0196144498487" calcext:value-type="float">
            <text:p>19,0196144498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" calcext:value-type="float">
            <text:p>267</text:p>
          </table:table-cell>
          <table:table-cell table:formula="of:=[.$L$2]*[.G269]^3+[.$L$3]*[.G269]^2+[.$K$4]*[.G269]+[.$K$5]" office:value-type="float" office:value="19.0790640254436" calcext:value-type="float">
            <text:p>19,0790640254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" calcext:value-type="float">
            <text:p>268</text:p>
          </table:table-cell>
          <table:table-cell table:formula="of:=[.$L$2]*[.G270]^3+[.$L$3]*[.G270]^2+[.$K$4]*[.G270]+[.$K$5]" office:value-type="float" office:value="19.1384692407439" calcext:value-type="float">
            <text:p>19,1384692407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" calcext:value-type="float">
            <text:p>269</text:p>
          </table:table-cell>
          <table:table-cell table:formula="of:=[.$L$2]*[.G271]^3+[.$L$3]*[.G271]^2+[.$K$4]*[.G271]+[.$K$5]" office:value-type="float" office:value="19.1978301273212" calcext:value-type="float">
            <text:p>19,1978301273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 table:formula="of:=[.$L$2]*[.G272]^3+[.$L$3]*[.G272]^2+[.$K$4]*[.G272]+[.$K$5]" office:value-type="float" office:value="19.2571467167469" calcext:value-type="float">
            <text:p>19,2571467167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" calcext:value-type="float">
            <text:p>271</text:p>
          </table:table-cell>
          <table:table-cell table:formula="of:=[.$L$2]*[.G273]^3+[.$L$3]*[.G273]^2+[.$K$4]*[.G273]+[.$K$5]" office:value-type="float" office:value="19.3164190405928" calcext:value-type="float">
            <text:p>19,3164190405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" calcext:value-type="float">
            <text:p>272</text:p>
          </table:table-cell>
          <table:table-cell table:formula="of:=[.$L$2]*[.G274]^3+[.$L$3]*[.G274]^2+[.$K$4]*[.G274]+[.$K$5]" office:value-type="float" office:value="19.3756471304303" calcext:value-type="float">
            <text:p>19,3756471304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" calcext:value-type="float">
            <text:p>273</text:p>
          </table:table-cell>
          <table:table-cell table:formula="of:=[.$L$2]*[.G275]^3+[.$L$3]*[.G275]^2+[.$K$4]*[.G275]+[.$K$5]" office:value-type="float" office:value="19.434831017831" calcext:value-type="float">
            <text:p>19,434831017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" calcext:value-type="float">
            <text:p>274</text:p>
          </table:table-cell>
          <table:table-cell table:formula="of:=[.$L$2]*[.G276]^3+[.$L$3]*[.G276]^2+[.$K$4]*[.G276]+[.$K$5]" office:value-type="float" office:value="19.4939707343665" calcext:value-type="float">
            <text:p>19,4939707343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" calcext:value-type="float">
            <text:p>275</text:p>
          </table:table-cell>
          <table:table-cell table:formula="of:=[.$L$2]*[.G277]^3+[.$L$3]*[.G277]^2+[.$K$4]*[.G277]+[.$K$5]" office:value-type="float" office:value="19.5530663116083" calcext:value-type="float">
            <text:p>19,5530663116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" calcext:value-type="float">
            <text:p>276</text:p>
          </table:table-cell>
          <table:table-cell table:formula="of:=[.$L$2]*[.G278]^3+[.$L$3]*[.G278]^2+[.$K$4]*[.G278]+[.$K$5]" office:value-type="float" office:value="19.612117781128" calcext:value-type="float">
            <text:p>19,612117781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" calcext:value-type="float">
            <text:p>277</text:p>
          </table:table-cell>
          <table:table-cell table:formula="of:=[.$L$2]*[.G279]^3+[.$L$3]*[.G279]^2+[.$K$4]*[.G279]+[.$K$5]" office:value-type="float" office:value="19.6711251744971" calcext:value-type="float">
            <text:p>19,6711251744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" calcext:value-type="float">
            <text:p>278</text:p>
          </table:table-cell>
          <table:table-cell table:formula="of:=[.$L$2]*[.G280]^3+[.$L$3]*[.G280]^2+[.$K$4]*[.G280]+[.$K$5]" office:value-type="float" office:value="19.7300885232873" calcext:value-type="float">
            <text:p>19,7300885232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" calcext:value-type="float">
            <text:p>279</text:p>
          </table:table-cell>
          <table:table-cell table:formula="of:=[.$L$2]*[.G281]^3+[.$L$3]*[.G281]^2+[.$K$4]*[.G281]+[.$K$5]" office:value-type="float" office:value="19.7890078590701" calcext:value-type="float">
            <text:p>19,7890078590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" calcext:value-type="float">
            <text:p>280</text:p>
          </table:table-cell>
          <table:table-cell table:formula="of:=[.$L$2]*[.G282]^3+[.$L$3]*[.G282]^2+[.$K$4]*[.G282]+[.$K$5]" office:value-type="float" office:value="19.847883213417" calcext:value-type="float">
            <text:p>19,847883213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" calcext:value-type="float">
            <text:p>281</text:p>
          </table:table-cell>
          <table:table-cell table:formula="of:=[.$L$2]*[.G283]^3+[.$L$3]*[.G283]^2+[.$K$4]*[.G283]+[.$K$5]" office:value-type="float" office:value="19.9067146178997" calcext:value-type="float">
            <text:p>19,9067146178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" calcext:value-type="float">
            <text:p>282</text:p>
          </table:table-cell>
          <table:table-cell table:formula="of:=[.$L$2]*[.G284]^3+[.$L$3]*[.G284]^2+[.$K$4]*[.G284]+[.$K$5]" office:value-type="float" office:value="19.9655021040896" calcext:value-type="float">
            <text:p>19,9655021040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" calcext:value-type="float">
            <text:p>283</text:p>
          </table:table-cell>
          <table:table-cell table:formula="of:=[.$L$2]*[.G285]^3+[.$L$3]*[.G285]^2+[.$K$4]*[.G285]+[.$K$5]" office:value-type="float" office:value="20.0242457035583" calcext:value-type="float">
            <text:p>20,0242457035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" calcext:value-type="float">
            <text:p>284</text:p>
          </table:table-cell>
          <table:table-cell table:formula="of:=[.$L$2]*[.G286]^3+[.$L$3]*[.G286]^2+[.$K$4]*[.G286]+[.$K$5]" office:value-type="float" office:value="20.0829454478775" calcext:value-type="float">
            <text:p>20,0829454478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" calcext:value-type="float">
            <text:p>285</text:p>
          </table:table-cell>
          <table:table-cell table:formula="of:=[.$L$2]*[.G287]^3+[.$L$3]*[.G287]^2+[.$K$4]*[.G287]+[.$K$5]" office:value-type="float" office:value="20.1416013686186" calcext:value-type="float">
            <text:p>20,1416013686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" calcext:value-type="float">
            <text:p>286</text:p>
          </table:table-cell>
          <table:table-cell table:formula="of:=[.$L$2]*[.G288]^3+[.$L$3]*[.G288]^2+[.$K$4]*[.G288]+[.$K$5]" office:value-type="float" office:value="20.2002134973533" calcext:value-type="float">
            <text:p>20,20021349735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" calcext:value-type="float">
            <text:p>287</text:p>
          </table:table-cell>
          <table:table-cell table:formula="of:=[.$L$2]*[.G289]^3+[.$L$3]*[.G289]^2+[.$K$4]*[.G289]+[.$K$5]" office:value-type="float" office:value="20.258781865653" calcext:value-type="float">
            <text:p>20,258781865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" calcext:value-type="float">
            <text:p>288</text:p>
          </table:table-cell>
          <table:table-cell table:formula="of:=[.$L$2]*[.G290]^3+[.$L$3]*[.G290]^2+[.$K$4]*[.G290]+[.$K$5]" office:value-type="float" office:value="20.3173065050894" calcext:value-type="float">
            <text:p>20,3173065050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" calcext:value-type="float">
            <text:p>289</text:p>
          </table:table-cell>
          <table:table-cell table:formula="of:=[.$L$2]*[.G291]^3+[.$L$3]*[.G291]^2+[.$K$4]*[.G291]+[.$K$5]" office:value-type="float" office:value="20.375787447234" calcext:value-type="float">
            <text:p>20,375787447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" calcext:value-type="float">
            <text:p>290</text:p>
          </table:table-cell>
          <table:table-cell table:formula="of:=[.$L$2]*[.G292]^3+[.$L$3]*[.G292]^2+[.$K$4]*[.G292]+[.$K$5]" office:value-type="float" office:value="20.4342247236583" calcext:value-type="float">
            <text:p>20,4342247236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" calcext:value-type="float">
            <text:p>291</text:p>
          </table:table-cell>
          <table:table-cell table:formula="of:=[.$L$2]*[.G293]^3+[.$L$3]*[.G293]^2+[.$K$4]*[.G293]+[.$K$5]" office:value-type="float" office:value="20.4926183659341" calcext:value-type="float">
            <text:p>20,4926183659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" calcext:value-type="float">
            <text:p>292</text:p>
          </table:table-cell>
          <table:table-cell table:formula="of:=[.$L$2]*[.G294]^3+[.$L$3]*[.G294]^2+[.$K$4]*[.G294]+[.$K$5]" office:value-type="float" office:value="20.5509684056327" calcext:value-type="float">
            <text:p>20,5509684056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" calcext:value-type="float">
            <text:p>293</text:p>
          </table:table-cell>
          <table:table-cell table:formula="of:=[.$L$2]*[.G295]^3+[.$L$3]*[.G295]^2+[.$K$4]*[.G295]+[.$K$5]" office:value-type="float" office:value="20.6092748743258" calcext:value-type="float">
            <text:p>20,60927487432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" calcext:value-type="float">
            <text:p>294</text:p>
          </table:table-cell>
          <table:table-cell table:formula="of:=[.$L$2]*[.G296]^3+[.$L$3]*[.G296]^2+[.$K$4]*[.G296]+[.$K$5]" office:value-type="float" office:value="20.6675378035849" calcext:value-type="float">
            <text:p>20,66753780358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formula="of:=[.$L$2]*[.G297]^3+[.$L$3]*[.G297]^2+[.$K$4]*[.G297]+[.$K$5]" office:value-type="float" office:value="20.7257572249816" calcext:value-type="float">
            <text:p>20,7257572249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" calcext:value-type="float">
            <text:p>296</text:p>
          </table:table-cell>
          <table:table-cell table:formula="of:=[.$L$2]*[.G298]^3+[.$L$3]*[.G298]^2+[.$K$4]*[.G298]+[.$K$5]" office:value-type="float" office:value="20.7839331700875" calcext:value-type="float">
            <text:p>20,7839331700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" calcext:value-type="float">
            <text:p>297</text:p>
          </table:table-cell>
          <table:table-cell table:formula="of:=[.$L$2]*[.G299]^3+[.$L$3]*[.G299]^2+[.$K$4]*[.G299]+[.$K$5]" office:value-type="float" office:value="20.8420656704741" calcext:value-type="float">
            <text:p>20,84206567047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" calcext:value-type="float">
            <text:p>298</text:p>
          </table:table-cell>
          <table:table-cell table:formula="of:=[.$L$2]*[.G300]^3+[.$L$3]*[.G300]^2+[.$K$4]*[.G300]+[.$K$5]" office:value-type="float" office:value="20.9001547577129" calcext:value-type="float">
            <text:p>20,9001547577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" calcext:value-type="float">
            <text:p>299</text:p>
          </table:table-cell>
          <table:table-cell table:formula="of:=[.$L$2]*[.G301]^3+[.$L$3]*[.G301]^2+[.$K$4]*[.G301]+[.$K$5]" office:value-type="float" office:value="20.9582004633756" calcext:value-type="float">
            <text:p>20,9582004633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" calcext:value-type="float">
            <text:p>300</text:p>
          </table:table-cell>
          <table:table-cell table:formula="of:=[.$L$2]*[.G302]^3+[.$L$3]*[.G302]^2+[.$K$4]*[.G302]+[.$K$5]" office:value-type="float" office:value="21.0162028190337" calcext:value-type="float">
            <text:p>21,0162028190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" calcext:value-type="float">
            <text:p>301</text:p>
          </table:table-cell>
          <table:table-cell table:formula="of:=[.$L$2]*[.G303]^3+[.$L$3]*[.G303]^2+[.$K$4]*[.G303]+[.$K$5]" office:value-type="float" office:value="21.0741618562588" calcext:value-type="float">
            <text:p>21,0741618562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" calcext:value-type="float">
            <text:p>302</text:p>
          </table:table-cell>
          <table:table-cell table:formula="of:=[.$L$2]*[.G304]^3+[.$L$3]*[.G304]^2+[.$K$4]*[.G304]+[.$K$5]" office:value-type="float" office:value="21.1320776066225" calcext:value-type="float">
            <text:p>21,1320776066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" calcext:value-type="float">
            <text:p>303</text:p>
          </table:table-cell>
          <table:table-cell table:formula="of:=[.$L$2]*[.G305]^3+[.$L$3]*[.G305]^2+[.$K$4]*[.G305]+[.$K$5]" office:value-type="float" office:value="21.1899501016962" calcext:value-type="float">
            <text:p>21,189950101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" calcext:value-type="float">
            <text:p>304</text:p>
          </table:table-cell>
          <table:table-cell table:formula="of:=[.$L$2]*[.G306]^3+[.$L$3]*[.G306]^2+[.$K$4]*[.G306]+[.$K$5]" office:value-type="float" office:value="21.2477793730516" calcext:value-type="float">
            <text:p>21,2477793730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" calcext:value-type="float">
            <text:p>305</text:p>
          </table:table-cell>
          <table:table-cell table:formula="of:=[.$L$2]*[.G307]^3+[.$L$3]*[.G307]^2+[.$K$4]*[.G307]+[.$K$5]" office:value-type="float" office:value="21.3055654522602" calcext:value-type="float">
            <text:p>21,3055654522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" calcext:value-type="float">
            <text:p>306</text:p>
          </table:table-cell>
          <table:table-cell table:formula="of:=[.$L$2]*[.G308]^3+[.$L$3]*[.G308]^2+[.$K$4]*[.G308]+[.$K$5]" office:value-type="float" office:value="21.3633083708935" calcext:value-type="float">
            <text:p>21,36330837089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" calcext:value-type="float">
            <text:p>307</text:p>
          </table:table-cell>
          <table:table-cell table:formula="of:=[.$L$2]*[.G309]^3+[.$L$3]*[.G309]^2+[.$K$4]*[.G309]+[.$K$5]" office:value-type="float" office:value="21.4210081605233" calcext:value-type="float">
            <text:p>21,4210081605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" calcext:value-type="float">
            <text:p>308</text:p>
          </table:table-cell>
          <table:table-cell table:formula="of:=[.$L$2]*[.G310]^3+[.$L$3]*[.G310]^2+[.$K$4]*[.G310]+[.$K$5]" office:value-type="float" office:value="21.4786648527209" calcext:value-type="float">
            <text:p>21,4786648527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" calcext:value-type="float">
            <text:p>309</text:p>
          </table:table-cell>
          <table:table-cell table:formula="of:=[.$L$2]*[.G311]^3+[.$L$3]*[.G311]^2+[.$K$4]*[.G311]+[.$K$5]" office:value-type="float" office:value="21.536278479058" calcext:value-type="float">
            <text:p>21,5362784790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" calcext:value-type="float">
            <text:p>310</text:p>
          </table:table-cell>
          <table:table-cell table:formula="of:=[.$L$2]*[.G312]^3+[.$L$3]*[.G312]^2+[.$K$4]*[.G312]+[.$K$5]" office:value-type="float" office:value="21.5938490711062" calcext:value-type="float">
            <text:p>21,59384907110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" calcext:value-type="float">
            <text:p>311</text:p>
          </table:table-cell>
          <table:table-cell table:formula="of:=[.$L$2]*[.G313]^3+[.$L$3]*[.G313]^2+[.$K$4]*[.G313]+[.$K$5]" office:value-type="float" office:value="21.6513766604369" calcext:value-type="float">
            <text:p>21,6513766604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" calcext:value-type="float">
            <text:p>312</text:p>
          </table:table-cell>
          <table:table-cell table:formula="of:=[.$L$2]*[.G314]^3+[.$L$3]*[.G314]^2+[.$K$4]*[.G314]+[.$K$5]" office:value-type="float" office:value="21.7088612786219" calcext:value-type="float">
            <text:p>21,70886127862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" calcext:value-type="float">
            <text:p>313</text:p>
          </table:table-cell>
          <table:table-cell table:formula="of:=[.$L$2]*[.G315]^3+[.$L$3]*[.G315]^2+[.$K$4]*[.G315]+[.$K$5]" office:value-type="float" office:value="21.7663029572325" calcext:value-type="float">
            <text:p>21,7663029572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" calcext:value-type="float">
            <text:p>314</text:p>
          </table:table-cell>
          <table:table-cell table:formula="of:=[.$L$2]*[.G316]^3+[.$L$3]*[.G316]^2+[.$K$4]*[.G316]+[.$K$5]" office:value-type="float" office:value="21.8237017278404" calcext:value-type="float">
            <text:p>21,8237017278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" calcext:value-type="float">
            <text:p>315</text:p>
          </table:table-cell>
          <table:table-cell table:formula="of:=[.$L$2]*[.G317]^3+[.$L$3]*[.G317]^2+[.$K$4]*[.G317]+[.$K$5]" office:value-type="float" office:value="21.8810576220172" calcext:value-type="float">
            <text:p>21,8810576220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" calcext:value-type="float">
            <text:p>316</text:p>
          </table:table-cell>
          <table:table-cell table:formula="of:=[.$L$2]*[.G318]^3+[.$L$3]*[.G318]^2+[.$K$4]*[.G318]+[.$K$5]" office:value-type="float" office:value="21.9383706713344" calcext:value-type="float">
            <text:p>21,93837067133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" calcext:value-type="float">
            <text:p>317</text:p>
          </table:table-cell>
          <table:table-cell table:formula="of:=[.$L$2]*[.G319]^3+[.$L$3]*[.G319]^2+[.$K$4]*[.G319]+[.$K$5]" office:value-type="float" office:value="21.9956409073636" calcext:value-type="float">
            <text:p>21,9956409073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" calcext:value-type="float">
            <text:p>318</text:p>
          </table:table-cell>
          <table:table-cell table:formula="of:=[.$L$2]*[.G320]^3+[.$L$3]*[.G320]^2+[.$K$4]*[.G320]+[.$K$5]" office:value-type="float" office:value="22.0528683616763" calcext:value-type="float">
            <text:p>22,0528683616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" calcext:value-type="float">
            <text:p>319</text:p>
          </table:table-cell>
          <table:table-cell table:formula="of:=[.$L$2]*[.G321]^3+[.$L$3]*[.G321]^2+[.$K$4]*[.G321]+[.$K$5]" office:value-type="float" office:value="22.1100530658441" calcext:value-type="float">
            <text:p>22,1100530658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" calcext:value-type="float">
            <text:p>320</text:p>
          </table:table-cell>
          <table:table-cell table:formula="of:=[.$L$2]*[.G322]^3+[.$L$3]*[.G322]^2+[.$K$4]*[.G322]+[.$K$5]" office:value-type="float" office:value="22.1671950514386" calcext:value-type="float">
            <text:p>22,1671950514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" calcext:value-type="float">
            <text:p>321</text:p>
          </table:table-cell>
          <table:table-cell table:formula="of:=[.$L$2]*[.G323]^3+[.$L$3]*[.G323]^2+[.$K$4]*[.G323]+[.$K$5]" office:value-type="float" office:value="22.2242943500313" calcext:value-type="float">
            <text:p>22,22429435003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" calcext:value-type="float">
            <text:p>322</text:p>
          </table:table-cell>
          <table:table-cell table:formula="of:=[.$L$2]*[.G324]^3+[.$L$3]*[.G324]^2+[.$K$4]*[.G324]+[.$K$5]" office:value-type="float" office:value="22.2813509931938" calcext:value-type="float">
            <text:p>22,2813509931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" calcext:value-type="float">
            <text:p>323</text:p>
          </table:table-cell>
          <table:table-cell table:formula="of:=[.$L$2]*[.G325]^3+[.$L$3]*[.G325]^2+[.$K$4]*[.G325]+[.$K$5]" office:value-type="float" office:value="22.3383650124976" calcext:value-type="float">
            <text:p>22,3383650124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" calcext:value-type="float">
            <text:p>324</text:p>
          </table:table-cell>
          <table:table-cell table:formula="of:=[.$L$2]*[.G326]^3+[.$L$3]*[.G326]^2+[.$K$4]*[.G326]+[.$K$5]" office:value-type="float" office:value="22.3953364395144" calcext:value-type="float">
            <text:p>22,3953364395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" calcext:value-type="float">
            <text:p>325</text:p>
          </table:table-cell>
          <table:table-cell table:formula="of:=[.$L$2]*[.G327]^3+[.$L$3]*[.G327]^2+[.$K$4]*[.G327]+[.$K$5]" office:value-type="float" office:value="22.4522653058157" calcext:value-type="float">
            <text:p>22,45226530581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" calcext:value-type="float">
            <text:p>326</text:p>
          </table:table-cell>
          <table:table-cell table:formula="of:=[.$L$2]*[.G328]^3+[.$L$3]*[.G328]^2+[.$K$4]*[.G328]+[.$K$5]" office:value-type="float" office:value="22.509151642973" calcext:value-type="float">
            <text:p>22,509151642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" calcext:value-type="float">
            <text:p>327</text:p>
          </table:table-cell>
          <table:table-cell table:formula="of:=[.$L$2]*[.G329]^3+[.$L$3]*[.G329]^2+[.$K$4]*[.G329]+[.$K$5]" office:value-type="float" office:value="22.5659954825579" calcext:value-type="float">
            <text:p>22,5659954825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" calcext:value-type="float">
            <text:p>328</text:p>
          </table:table-cell>
          <table:table-cell table:formula="of:=[.$L$2]*[.G330]^3+[.$L$3]*[.G330]^2+[.$K$4]*[.G330]+[.$K$5]" office:value-type="float" office:value="22.6227968561419" calcext:value-type="float">
            <text:p>22,62279685614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" calcext:value-type="float">
            <text:p>329</text:p>
          </table:table-cell>
          <table:table-cell table:formula="of:=[.$L$2]*[.G331]^3+[.$L$3]*[.G331]^2+[.$K$4]*[.G331]+[.$K$5]" office:value-type="float" office:value="22.6795557952968" calcext:value-type="float">
            <text:p>22,6795557952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" calcext:value-type="float">
            <text:p>330</text:p>
          </table:table-cell>
          <table:table-cell table:formula="of:=[.$L$2]*[.G332]^3+[.$L$3]*[.G332]^2+[.$K$4]*[.G332]+[.$K$5]" office:value-type="float" office:value="22.7362723315939" calcext:value-type="float">
            <text:p>22,7362723315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" calcext:value-type="float">
            <text:p>331</text:p>
          </table:table-cell>
          <table:table-cell table:formula="of:=[.$L$2]*[.G333]^3+[.$L$3]*[.G333]^2+[.$K$4]*[.G333]+[.$K$5]" office:value-type="float" office:value="22.7929464966048" calcext:value-type="float">
            <text:p>22,7929464966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" calcext:value-type="float">
            <text:p>332</text:p>
          </table:table-cell>
          <table:table-cell table:formula="of:=[.$L$2]*[.G334]^3+[.$L$3]*[.G334]^2+[.$K$4]*[.G334]+[.$K$5]" office:value-type="float" office:value="22.8495783219012" calcext:value-type="float">
            <text:p>22,8495783219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" calcext:value-type="float">
            <text:p>333</text:p>
          </table:table-cell>
          <table:table-cell table:formula="of:=[.$L$2]*[.G335]^3+[.$L$3]*[.G335]^2+[.$K$4]*[.G335]+[.$K$5]" office:value-type="float" office:value="22.9061678390545" calcext:value-type="float">
            <text:p>22,9061678390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" calcext:value-type="float">
            <text:p>334</text:p>
          </table:table-cell>
          <table:table-cell table:formula="of:=[.$L$2]*[.G336]^3+[.$L$3]*[.G336]^2+[.$K$4]*[.G336]+[.$K$5]" office:value-type="float" office:value="22.9627150796365" calcext:value-type="float">
            <text:p>22,9627150796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" calcext:value-type="float">
            <text:p>335</text:p>
          </table:table-cell>
          <table:table-cell table:formula="of:=[.$L$2]*[.G337]^3+[.$L$3]*[.G337]^2+[.$K$4]*[.G337]+[.$K$5]" office:value-type="float" office:value="23.0192200752185" calcext:value-type="float">
            <text:p>23,0192200752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" calcext:value-type="float">
            <text:p>336</text:p>
          </table:table-cell>
          <table:table-cell table:formula="of:=[.$L$2]*[.G338]^3+[.$L$3]*[.G338]^2+[.$K$4]*[.G338]+[.$K$5]" office:value-type="float" office:value="23.0756828573722" calcext:value-type="float">
            <text:p>23,0756828573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" calcext:value-type="float">
            <text:p>337</text:p>
          </table:table-cell>
          <table:table-cell table:formula="of:=[.$L$2]*[.G339]^3+[.$L$3]*[.G339]^2+[.$K$4]*[.G339]+[.$K$5]" office:value-type="float" office:value="23.1321034576691" calcext:value-type="float">
            <text:p>23,1321034576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" calcext:value-type="float">
            <text:p>338</text:p>
          </table:table-cell>
          <table:table-cell table:formula="of:=[.$L$2]*[.G340]^3+[.$L$3]*[.G340]^2+[.$K$4]*[.G340]+[.$K$5]" office:value-type="float" office:value="23.1884819076808" calcext:value-type="float">
            <text:p>23,1884819076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" calcext:value-type="float">
            <text:p>339</text:p>
          </table:table-cell>
          <table:table-cell table:formula="of:=[.$L$2]*[.G341]^3+[.$L$3]*[.G341]^2+[.$K$4]*[.G341]+[.$K$5]" office:value-type="float" office:value="23.2448182389789" calcext:value-type="float">
            <text:p>23,2448182389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" calcext:value-type="float">
            <text:p>340</text:p>
          </table:table-cell>
          <table:table-cell table:formula="of:=[.$L$2]*[.G342]^3+[.$L$3]*[.G342]^2+[.$K$4]*[.G342]+[.$K$5]" office:value-type="float" office:value="23.3011124831349" calcext:value-type="float">
            <text:p>23,3011124831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" calcext:value-type="float">
            <text:p>341</text:p>
          </table:table-cell>
          <table:table-cell table:formula="of:=[.$L$2]*[.G343]^3+[.$L$3]*[.G343]^2+[.$K$4]*[.G343]+[.$K$5]" office:value-type="float" office:value="23.3573646717204" calcext:value-type="float">
            <text:p>23,3573646717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" calcext:value-type="float">
            <text:p>342</text:p>
          </table:table-cell>
          <table:table-cell table:formula="of:=[.$L$2]*[.G344]^3+[.$L$3]*[.G344]^2+[.$K$4]*[.G344]+[.$K$5]" office:value-type="float" office:value="23.4135748363069" calcext:value-type="float">
            <text:p>23,4135748363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" calcext:value-type="float">
            <text:p>343</text:p>
          </table:table-cell>
          <table:table-cell table:formula="of:=[.$L$2]*[.G345]^3+[.$L$3]*[.G345]^2+[.$K$4]*[.G345]+[.$K$5]" office:value-type="float" office:value="23.4697430084661" calcext:value-type="float">
            <text:p>23,4697430084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" calcext:value-type="float">
            <text:p>344</text:p>
          </table:table-cell>
          <table:table-cell table:formula="of:=[.$L$2]*[.G346]^3+[.$L$3]*[.G346]^2+[.$K$4]*[.G346]+[.$K$5]" office:value-type="float" office:value="23.5258692197694" calcext:value-type="float">
            <text:p>23,5258692197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" calcext:value-type="float">
            <text:p>345</text:p>
          </table:table-cell>
          <table:table-cell table:formula="of:=[.$L$2]*[.G347]^3+[.$L$3]*[.G347]^2+[.$K$4]*[.G347]+[.$K$5]" office:value-type="float" office:value="23.5819535017885" calcext:value-type="float">
            <text:p>23,5819535017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" calcext:value-type="float">
            <text:p>346</text:p>
          </table:table-cell>
          <table:table-cell table:formula="of:=[.$L$2]*[.G348]^3+[.$L$3]*[.G348]^2+[.$K$4]*[.G348]+[.$K$5]" office:value-type="float" office:value="23.6379958860949" calcext:value-type="float">
            <text:p>23,6379958860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" calcext:value-type="float">
            <text:p>347</text:p>
          </table:table-cell>
          <table:table-cell table:formula="of:=[.$L$2]*[.G349]^3+[.$L$3]*[.G349]^2+[.$K$4]*[.G349]+[.$K$5]" office:value-type="float" office:value="23.6939964042601" calcext:value-type="float">
            <text:p>23,6939964042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" calcext:value-type="float">
            <text:p>348</text:p>
          </table:table-cell>
          <table:table-cell table:formula="of:=[.$L$2]*[.G350]^3+[.$L$3]*[.G350]^2+[.$K$4]*[.G350]+[.$K$5]" office:value-type="float" office:value="23.7499550878558" calcext:value-type="float">
            <text:p>23,74995508785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" calcext:value-type="float">
            <text:p>349</text:p>
          </table:table-cell>
          <table:table-cell table:formula="of:=[.$L$2]*[.G351]^3+[.$L$3]*[.G351]^2+[.$K$4]*[.G351]+[.$K$5]" office:value-type="float" office:value="23.8058719684535" calcext:value-type="float">
            <text:p>23,8058719684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" calcext:value-type="float">
            <text:p>350</text:p>
          </table:table-cell>
          <table:table-cell table:formula="of:=[.$L$2]*[.G352]^3+[.$L$3]*[.G352]^2+[.$K$4]*[.G352]+[.$K$5]" office:value-type="float" office:value="23.8617470776247" calcext:value-type="float">
            <text:p>23,8617470776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" calcext:value-type="float">
            <text:p>351</text:p>
          </table:table-cell>
          <table:table-cell table:formula="of:=[.$L$2]*[.G353]^3+[.$L$3]*[.G353]^2+[.$K$4]*[.G353]+[.$K$5]" office:value-type="float" office:value="23.917580446941" calcext:value-type="float">
            <text:p>23,917580446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" calcext:value-type="float">
            <text:p>352</text:p>
          </table:table-cell>
          <table:table-cell table:formula="of:=[.$L$2]*[.G354]^3+[.$L$3]*[.G354]^2+[.$K$4]*[.G354]+[.$K$5]" office:value-type="float" office:value="23.973372107974" calcext:value-type="float">
            <text:p>23,973372107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" calcext:value-type="float">
            <text:p>353</text:p>
          </table:table-cell>
          <table:table-cell table:formula="of:=[.$L$2]*[.G355]^3+[.$L$3]*[.G355]^2+[.$K$4]*[.G355]+[.$K$5]" office:value-type="float" office:value="24.0291220922953" calcext:value-type="float">
            <text:p>24,0291220922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" calcext:value-type="float">
            <text:p>354</text:p>
          </table:table-cell>
          <table:table-cell table:formula="of:=[.$L$2]*[.G356]^3+[.$L$3]*[.G356]^2+[.$K$4]*[.G356]+[.$K$5]" office:value-type="float" office:value="24.0848304314763" calcext:value-type="float">
            <text:p>24,0848304314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" calcext:value-type="float">
            <text:p>355</text:p>
          </table:table-cell>
          <table:table-cell table:formula="of:=[.$L$2]*[.G357]^3+[.$L$3]*[.G357]^2+[.$K$4]*[.G357]+[.$K$5]" office:value-type="float" office:value="24.1404971570887" calcext:value-type="float">
            <text:p>24,1404971570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" calcext:value-type="float">
            <text:p>356</text:p>
          </table:table-cell>
          <table:table-cell table:formula="of:=[.$L$2]*[.G358]^3+[.$L$3]*[.G358]^2+[.$K$4]*[.G358]+[.$K$5]" office:value-type="float" office:value="24.1961223007041" calcext:value-type="float">
            <text:p>24,19612230070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" calcext:value-type="float">
            <text:p>357</text:p>
          </table:table-cell>
          <table:table-cell table:formula="of:=[.$L$2]*[.G359]^3+[.$L$3]*[.G359]^2+[.$K$4]*[.G359]+[.$K$5]" office:value-type="float" office:value="24.2517058938939" calcext:value-type="float">
            <text:p>24,2517058938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" calcext:value-type="float">
            <text:p>358</text:p>
          </table:table-cell>
          <table:table-cell table:formula="of:=[.$L$2]*[.G360]^3+[.$L$3]*[.G360]^2+[.$K$4]*[.G360]+[.$K$5]" office:value-type="float" office:value="24.3072479682298" calcext:value-type="float">
            <text:p>24,3072479682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" calcext:value-type="float">
            <text:p>359</text:p>
          </table:table-cell>
          <table:table-cell table:formula="of:=[.$L$2]*[.G361]^3+[.$L$3]*[.G361]^2+[.$K$4]*[.G361]+[.$K$5]" office:value-type="float" office:value="24.3627485552834" calcext:value-type="float">
            <text:p>24,3627485552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" calcext:value-type="float">
            <text:p>360</text:p>
          </table:table-cell>
          <table:table-cell table:formula="of:=[.$L$2]*[.G362]^3+[.$L$3]*[.G362]^2+[.$K$4]*[.G362]+[.$K$5]" office:value-type="float" office:value="24.4182076866261" calcext:value-type="float">
            <text:p>24,41820768662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" calcext:value-type="float">
            <text:p>361</text:p>
          </table:table-cell>
          <table:table-cell table:formula="of:=[.$L$2]*[.G363]^3+[.$L$3]*[.G363]^2+[.$K$4]*[.G363]+[.$K$5]" office:value-type="float" office:value="24.4736253938295" calcext:value-type="float">
            <text:p>24,4736253938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" calcext:value-type="float">
            <text:p>362</text:p>
          </table:table-cell>
          <table:table-cell table:formula="of:=[.$L$2]*[.G364]^3+[.$L$3]*[.G364]^2+[.$K$4]*[.G364]+[.$K$5]" office:value-type="float" office:value="24.5290017084653" calcext:value-type="float">
            <text:p>24,5290017084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" calcext:value-type="float">
            <text:p>363</text:p>
          </table:table-cell>
          <table:table-cell table:formula="of:=[.$L$2]*[.G365]^3+[.$L$3]*[.G365]^2+[.$K$4]*[.G365]+[.$K$5]" office:value-type="float" office:value="24.5843366621049" calcext:value-type="float">
            <text:p>24,58433666210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" calcext:value-type="float">
            <text:p>364</text:p>
          </table:table-cell>
          <table:table-cell table:formula="of:=[.$L$2]*[.G366]^3+[.$L$3]*[.G366]^2+[.$K$4]*[.G366]+[.$K$5]" office:value-type="float" office:value="24.63963028632" calcext:value-type="float">
            <text:p>24,63963028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" calcext:value-type="float">
            <text:p>365</text:p>
          </table:table-cell>
          <table:table-cell table:formula="of:=[.$L$2]*[.G367]^3+[.$L$3]*[.G367]^2+[.$K$4]*[.G367]+[.$K$5]" office:value-type="float" office:value="24.6948826126821" calcext:value-type="float">
            <text:p>24,6948826126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" calcext:value-type="float">
            <text:p>366</text:p>
          </table:table-cell>
          <table:table-cell table:formula="of:=[.$L$2]*[.G368]^3+[.$L$3]*[.G368]^2+[.$K$4]*[.G368]+[.$K$5]" office:value-type="float" office:value="24.7500936727627" calcext:value-type="float">
            <text:p>24,75009367276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" calcext:value-type="float">
            <text:p>367</text:p>
          </table:table-cell>
          <table:table-cell table:formula="of:=[.$L$2]*[.G369]^3+[.$L$3]*[.G369]^2+[.$K$4]*[.G369]+[.$K$5]" office:value-type="float" office:value="24.8052634981334" calcext:value-type="float">
            <text:p>24,8052634981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" calcext:value-type="float">
            <text:p>368</text:p>
          </table:table-cell>
          <table:table-cell table:formula="of:=[.$L$2]*[.G370]^3+[.$L$3]*[.G370]^2+[.$K$4]*[.G370]+[.$K$5]" office:value-type="float" office:value="24.8603921203659" calcext:value-type="float">
            <text:p>24,8603921203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" calcext:value-type="float">
            <text:p>369</text:p>
          </table:table-cell>
          <table:table-cell table:formula="of:=[.$L$2]*[.G371]^3+[.$L$3]*[.G371]^2+[.$K$4]*[.G371]+[.$K$5]" office:value-type="float" office:value="24.9154795710316" calcext:value-type="float">
            <text:p>24,9154795710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" calcext:value-type="float">
            <text:p>370</text:p>
          </table:table-cell>
          <table:table-cell table:formula="of:=[.$L$2]*[.G372]^3+[.$L$3]*[.G372]^2+[.$K$4]*[.G372]+[.$K$5]" office:value-type="float" office:value="24.970525881702" calcext:value-type="float">
            <text:p>24,970525881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" calcext:value-type="float">
            <text:p>371</text:p>
          </table:table-cell>
          <table:table-cell table:formula="of:=[.$L$2]*[.G373]^3+[.$L$3]*[.G373]^2+[.$K$4]*[.G373]+[.$K$5]" office:value-type="float" office:value="25.0255310839489" calcext:value-type="float">
            <text:p>25,02553108394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" calcext:value-type="float">
            <text:p>372</text:p>
          </table:table-cell>
          <table:table-cell table:formula="of:=[.$L$2]*[.G374]^3+[.$L$3]*[.G374]^2+[.$K$4]*[.G374]+[.$K$5]" office:value-type="float" office:value="25.0804952093437" calcext:value-type="float">
            <text:p>25,08049520934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" calcext:value-type="float">
            <text:p>373</text:p>
          </table:table-cell>
          <table:table-cell table:formula="of:=[.$L$2]*[.G375]^3+[.$L$3]*[.G375]^2+[.$K$4]*[.G375]+[.$K$5]" office:value-type="float" office:value="25.135418289458" calcext:value-type="float">
            <text:p>25,135418289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" calcext:value-type="float">
            <text:p>374</text:p>
          </table:table-cell>
          <table:table-cell table:formula="of:=[.$L$2]*[.G376]^3+[.$L$3]*[.G376]^2+[.$K$4]*[.G376]+[.$K$5]" office:value-type="float" office:value="25.1903003558634" calcext:value-type="float">
            <text:p>25,1903003558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" calcext:value-type="float">
            <text:p>375</text:p>
          </table:table-cell>
          <table:table-cell table:formula="of:=[.$L$2]*[.G377]^3+[.$L$3]*[.G377]^2+[.$K$4]*[.G377]+[.$K$5]" office:value-type="float" office:value="25.2451414401314" calcext:value-type="float">
            <text:p>25,2451414401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" calcext:value-type="float">
            <text:p>376</text:p>
          </table:table-cell>
          <table:table-cell table:formula="of:=[.$L$2]*[.G378]^3+[.$L$3]*[.G378]^2+[.$K$4]*[.G378]+[.$K$5]" office:value-type="float" office:value="25.2999415738336" calcext:value-type="float">
            <text:p>25,2999415738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" calcext:value-type="float">
            <text:p>377</text:p>
          </table:table-cell>
          <table:table-cell table:formula="of:=[.$L$2]*[.G379]^3+[.$L$3]*[.G379]^2+[.$K$4]*[.G379]+[.$K$5]" office:value-type="float" office:value="25.3547007885415" calcext:value-type="float">
            <text:p>25,3547007885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" calcext:value-type="float">
            <text:p>378</text:p>
          </table:table-cell>
          <table:table-cell table:formula="of:=[.$L$2]*[.G380]^3+[.$L$3]*[.G380]^2+[.$K$4]*[.G380]+[.$K$5]" office:value-type="float" office:value="25.4094191158268" calcext:value-type="float">
            <text:p>25,4094191158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" calcext:value-type="float">
            <text:p>379</text:p>
          </table:table-cell>
          <table:table-cell table:formula="of:=[.$L$2]*[.G381]^3+[.$L$3]*[.G381]^2+[.$K$4]*[.G381]+[.$K$5]" office:value-type="float" office:value="25.4640965872609" calcext:value-type="float">
            <text:p>25,4640965872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" calcext:value-type="float">
            <text:p>380</text:p>
          </table:table-cell>
          <table:table-cell table:formula="of:=[.$L$2]*[.G382]^3+[.$L$3]*[.G382]^2+[.$K$4]*[.G382]+[.$K$5]" office:value-type="float" office:value="25.5187332344155" calcext:value-type="float">
            <text:p>25,5187332344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" calcext:value-type="float">
            <text:p>381</text:p>
          </table:table-cell>
          <table:table-cell table:formula="of:=[.$L$2]*[.G383]^3+[.$L$3]*[.G383]^2+[.$K$4]*[.G383]+[.$K$5]" office:value-type="float" office:value="25.5733290888621" calcext:value-type="float">
            <text:p>25,57332908886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" calcext:value-type="float">
            <text:p>382</text:p>
          </table:table-cell>
          <table:table-cell table:formula="of:=[.$L$2]*[.G384]^3+[.$L$3]*[.G384]^2+[.$K$4]*[.G384]+[.$K$5]" office:value-type="float" office:value="25.6278841821722" calcext:value-type="float">
            <text:p>25,6278841821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" calcext:value-type="float">
            <text:p>383</text:p>
          </table:table-cell>
          <table:table-cell table:formula="of:=[.$L$2]*[.G385]^3+[.$L$3]*[.G385]^2+[.$K$4]*[.G385]+[.$K$5]" office:value-type="float" office:value="25.6823985459175" calcext:value-type="float">
            <text:p>25,6823985459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" calcext:value-type="float">
            <text:p>384</text:p>
          </table:table-cell>
          <table:table-cell table:formula="of:=[.$L$2]*[.G386]^3+[.$L$3]*[.G386]^2+[.$K$4]*[.G386]+[.$K$5]" office:value-type="float" office:value="25.7368722116694" calcext:value-type="float">
            <text:p>25,7368722116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" calcext:value-type="float">
            <text:p>385</text:p>
          </table:table-cell>
          <table:table-cell table:formula="of:=[.$L$2]*[.G387]^3+[.$L$3]*[.G387]^2+[.$K$4]*[.G387]+[.$K$5]" office:value-type="float" office:value="25.7913052109997" calcext:value-type="float">
            <text:p>25,7913052109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" calcext:value-type="float">
            <text:p>386</text:p>
          </table:table-cell>
          <table:table-cell table:formula="of:=[.$L$2]*[.G388]^3+[.$L$3]*[.G388]^2+[.$K$4]*[.G388]+[.$K$5]" office:value-type="float" office:value="25.8456975754797" calcext:value-type="float">
            <text:p>25,8456975754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" calcext:value-type="float">
            <text:p>387</text:p>
          </table:table-cell>
          <table:table-cell table:formula="of:=[.$L$2]*[.G389]^3+[.$L$3]*[.G389]^2+[.$K$4]*[.G389]+[.$K$5]" office:value-type="float" office:value="25.9000493366811" calcext:value-type="float">
            <text:p>25,9000493366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" calcext:value-type="float">
            <text:p>388</text:p>
          </table:table-cell>
          <table:table-cell table:formula="of:=[.$L$2]*[.G390]^3+[.$L$3]*[.G390]^2+[.$K$4]*[.G390]+[.$K$5]" office:value-type="float" office:value="25.9543605261755" calcext:value-type="float">
            <text:p>25,9543605261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" calcext:value-type="float">
            <text:p>389</text:p>
          </table:table-cell>
          <table:table-cell table:formula="of:=[.$L$2]*[.G391]^3+[.$L$3]*[.G391]^2+[.$K$4]*[.G391]+[.$K$5]" office:value-type="float" office:value="26.0086311755344" calcext:value-type="float">
            <text:p>26,00863117553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" calcext:value-type="float">
            <text:p>390</text:p>
          </table:table-cell>
          <table:table-cell table:formula="of:=[.$L$2]*[.G392]^3+[.$L$3]*[.G392]^2+[.$K$4]*[.G392]+[.$K$5]" office:value-type="float" office:value="26.0628613163293" calcext:value-type="float">
            <text:p>26,0628613163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" calcext:value-type="float">
            <text:p>391</text:p>
          </table:table-cell>
          <table:table-cell table:formula="of:=[.$L$2]*[.G393]^3+[.$L$3]*[.G393]^2+[.$K$4]*[.G393]+[.$K$5]" office:value-type="float" office:value="26.1170509801319" calcext:value-type="float">
            <text:p>26,1170509801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" calcext:value-type="float">
            <text:p>392</text:p>
          </table:table-cell>
          <table:table-cell table:formula="of:=[.$L$2]*[.G394]^3+[.$L$3]*[.G394]^2+[.$K$4]*[.G394]+[.$K$5]" office:value-type="float" office:value="26.1712001985137" calcext:value-type="float">
            <text:p>26,1712001985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" calcext:value-type="float">
            <text:p>393</text:p>
          </table:table-cell>
          <table:table-cell table:formula="of:=[.$L$2]*[.G395]^3+[.$L$3]*[.G395]^2+[.$K$4]*[.G395]+[.$K$5]" office:value-type="float" office:value="26.2253090030462" calcext:value-type="float">
            <text:p>26,2253090030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" calcext:value-type="float">
            <text:p>394</text:p>
          </table:table-cell>
          <table:table-cell table:formula="of:=[.$L$2]*[.G396]^3+[.$L$3]*[.G396]^2+[.$K$4]*[.G396]+[.$K$5]" office:value-type="float" office:value="26.279377425301" calcext:value-type="float">
            <text:p>26,2793774253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" calcext:value-type="float">
            <text:p>395</text:p>
          </table:table-cell>
          <table:table-cell table:formula="of:=[.$L$2]*[.G397]^3+[.$L$3]*[.G397]^2+[.$K$4]*[.G397]+[.$K$5]" office:value-type="float" office:value="26.3334054968498" calcext:value-type="float">
            <text:p>26,3334054968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" calcext:value-type="float">
            <text:p>396</text:p>
          </table:table-cell>
          <table:table-cell table:formula="of:=[.$L$2]*[.G398]^3+[.$L$3]*[.G398]^2+[.$K$4]*[.G398]+[.$K$5]" office:value-type="float" office:value="26.387393249264" calcext:value-type="float">
            <text:p>26,3873932492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" calcext:value-type="float">
            <text:p>397</text:p>
          </table:table-cell>
          <table:table-cell table:formula="of:=[.$L$2]*[.G399]^3+[.$L$3]*[.G399]^2+[.$K$4]*[.G399]+[.$K$5]" office:value-type="float" office:value="26.4413407141152" calcext:value-type="float">
            <text:p>26,4413407141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" calcext:value-type="float">
            <text:p>398</text:p>
          </table:table-cell>
          <table:table-cell table:formula="of:=[.$L$2]*[.G400]^3+[.$L$3]*[.G400]^2+[.$K$4]*[.G400]+[.$K$5]" office:value-type="float" office:value="26.4952479229749" calcext:value-type="float">
            <text:p>26,49524792297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" calcext:value-type="float">
            <text:p>399</text:p>
          </table:table-cell>
          <table:table-cell table:formula="of:=[.$L$2]*[.G401]^3+[.$L$3]*[.G401]^2+[.$K$4]*[.G401]+[.$K$5]" office:value-type="float" office:value="26.5491149074148" calcext:value-type="float">
            <text:p>26,5491149074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" calcext:value-type="float">
            <text:p>400</text:p>
          </table:table-cell>
          <table:table-cell table:formula="of:=[.$L$2]*[.G402]^3+[.$L$3]*[.G402]^2+[.$K$4]*[.G402]+[.$K$5]" office:value-type="float" office:value="26.6029416990064" calcext:value-type="float">
            <text:p>26,60294169900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" calcext:value-type="float">
            <text:p>401</text:p>
          </table:table-cell>
          <table:table-cell table:formula="of:=[.$L$2]*[.G403]^3+[.$L$3]*[.G403]^2+[.$K$4]*[.G403]+[.$K$5]" office:value-type="float" office:value="26.6567283293213" calcext:value-type="float">
            <text:p>26,6567283293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" calcext:value-type="float">
            <text:p>402</text:p>
          </table:table-cell>
          <table:table-cell table:formula="of:=[.$L$2]*[.G404]^3+[.$L$3]*[.G404]^2+[.$K$4]*[.G404]+[.$K$5]" office:value-type="float" office:value="26.710474829931" calcext:value-type="float">
            <text:p>26,7104748299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" calcext:value-type="float">
            <text:p>403</text:p>
          </table:table-cell>
          <table:table-cell table:formula="of:=[.$L$2]*[.G405]^3+[.$L$3]*[.G405]^2+[.$K$4]*[.G405]+[.$K$5]" office:value-type="float" office:value="26.7641812324071" calcext:value-type="float">
            <text:p>26,7641812324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" calcext:value-type="float">
            <text:p>404</text:p>
          </table:table-cell>
          <table:table-cell table:formula="of:=[.$L$2]*[.G406]^3+[.$L$3]*[.G406]^2+[.$K$4]*[.G406]+[.$K$5]" office:value-type="float" office:value="26.8178475683211" calcext:value-type="float">
            <text:p>26,8178475683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" calcext:value-type="float">
            <text:p>405</text:p>
          </table:table-cell>
          <table:table-cell table:formula="of:=[.$L$2]*[.G407]^3+[.$L$3]*[.G407]^2+[.$K$4]*[.G407]+[.$K$5]" office:value-type="float" office:value="26.8714738692447" calcext:value-type="float">
            <text:p>26,8714738692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" calcext:value-type="float">
            <text:p>406</text:p>
          </table:table-cell>
          <table:table-cell table:formula="of:=[.$L$2]*[.G408]^3+[.$L$3]*[.G408]^2+[.$K$4]*[.G408]+[.$K$5]" office:value-type="float" office:value="26.9250601667493" calcext:value-type="float">
            <text:p>26,92506016674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" calcext:value-type="float">
            <text:p>407</text:p>
          </table:table-cell>
          <table:table-cell table:formula="of:=[.$L$2]*[.G409]^3+[.$L$3]*[.G409]^2+[.$K$4]*[.G409]+[.$K$5]" office:value-type="float" office:value="26.9786064924066" calcext:value-type="float">
            <text:p>26,9786064924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" calcext:value-type="float">
            <text:p>408</text:p>
          </table:table-cell>
          <table:table-cell table:formula="of:=[.$L$2]*[.G410]^3+[.$L$3]*[.G410]^2+[.$K$4]*[.G410]+[.$K$5]" office:value-type="float" office:value="27.032112877788" calcext:value-type="float">
            <text:p>27,032112877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" calcext:value-type="float">
            <text:p>409</text:p>
          </table:table-cell>
          <table:table-cell table:formula="of:=[.$L$2]*[.G411]^3+[.$L$3]*[.G411]^2+[.$K$4]*[.G411]+[.$K$5]" office:value-type="float" office:value="27.0855793544653" calcext:value-type="float">
            <text:p>27,0855793544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0" calcext:value-type="float">
            <text:p>410</text:p>
          </table:table-cell>
          <table:table-cell table:formula="of:=[.$L$2]*[.G412]^3+[.$L$3]*[.G412]^2+[.$K$4]*[.G412]+[.$K$5]" office:value-type="float" office:value="27.1390059540098" calcext:value-type="float">
            <text:p>27,1390059540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1" calcext:value-type="float">
            <text:p>411</text:p>
          </table:table-cell>
          <table:table-cell table:formula="of:=[.$L$2]*[.G413]^3+[.$L$3]*[.G413]^2+[.$K$4]*[.G413]+[.$K$5]" office:value-type="float" office:value="27.1923927079933" calcext:value-type="float">
            <text:p>27,1923927079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2" calcext:value-type="float">
            <text:p>412</text:p>
          </table:table-cell>
          <table:table-cell table:formula="of:=[.$L$2]*[.G414]^3+[.$L$3]*[.G414]^2+[.$K$4]*[.G414]+[.$K$5]" office:value-type="float" office:value="27.2457396479872" calcext:value-type="float">
            <text:p>27,2457396479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3" calcext:value-type="float">
            <text:p>413</text:p>
          </table:table-cell>
          <table:table-cell table:formula="of:=[.$L$2]*[.G415]^3+[.$L$3]*[.G415]^2+[.$K$4]*[.G415]+[.$K$5]" office:value-type="float" office:value="27.2990468055631" calcext:value-type="float">
            <text:p>27,2990468055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4" calcext:value-type="float">
            <text:p>414</text:p>
          </table:table-cell>
          <table:table-cell table:formula="of:=[.$L$2]*[.G416]^3+[.$L$3]*[.G416]^2+[.$K$4]*[.G416]+[.$K$5]" office:value-type="float" office:value="27.3523142122926" calcext:value-type="float">
            <text:p>27,3523142122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5" calcext:value-type="float">
            <text:p>415</text:p>
          </table:table-cell>
          <table:table-cell table:formula="of:=[.$L$2]*[.G417]^3+[.$L$3]*[.G417]^2+[.$K$4]*[.G417]+[.$K$5]" office:value-type="float" office:value="27.4055418997473" calcext:value-type="float">
            <text:p>27,4055418997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6" calcext:value-type="float">
            <text:p>416</text:p>
          </table:table-cell>
          <table:table-cell table:formula="of:=[.$L$2]*[.G418]^3+[.$L$3]*[.G418]^2+[.$K$4]*[.G418]+[.$K$5]" office:value-type="float" office:value="27.4587298994986" calcext:value-type="float">
            <text:p>27,4587298994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7" calcext:value-type="float">
            <text:p>417</text:p>
          </table:table-cell>
          <table:table-cell table:formula="of:=[.$L$2]*[.G419]^3+[.$L$3]*[.G419]^2+[.$K$4]*[.G419]+[.$K$5]" office:value-type="float" office:value="27.5118782431182" calcext:value-type="float">
            <text:p>27,5118782431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8" calcext:value-type="float">
            <text:p>418</text:p>
          </table:table-cell>
          <table:table-cell table:formula="of:=[.$L$2]*[.G420]^3+[.$L$3]*[.G420]^2+[.$K$4]*[.G420]+[.$K$5]" office:value-type="float" office:value="27.5649869621777" calcext:value-type="float">
            <text:p>27,5649869621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9" calcext:value-type="float">
            <text:p>419</text:p>
          </table:table-cell>
          <table:table-cell table:formula="of:=[.$L$2]*[.G421]^3+[.$L$3]*[.G421]^2+[.$K$4]*[.G421]+[.$K$5]" office:value-type="float" office:value="27.6180560882485" calcext:value-type="float">
            <text:p>27,6180560882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0" calcext:value-type="float">
            <text:p>420</text:p>
          </table:table-cell>
          <table:table-cell table:formula="of:=[.$L$2]*[.G422]^3+[.$L$3]*[.G422]^2+[.$K$4]*[.G422]+[.$K$5]" office:value-type="float" office:value="27.6710856529024" calcext:value-type="float">
            <text:p>27,6710856529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1" calcext:value-type="float">
            <text:p>421</text:p>
          </table:table-cell>
          <table:table-cell table:formula="of:=[.$L$2]*[.G423]^3+[.$L$3]*[.G423]^2+[.$K$4]*[.G423]+[.$K$5]" office:value-type="float" office:value="27.7240756877107" calcext:value-type="float">
            <text:p>27,7240756877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2" calcext:value-type="float">
            <text:p>422</text:p>
          </table:table-cell>
          <table:table-cell table:formula="of:=[.$L$2]*[.G424]^3+[.$L$3]*[.G424]^2+[.$K$4]*[.G424]+[.$K$5]" office:value-type="float" office:value="27.7770262242451" calcext:value-type="float">
            <text:p>27,7770262242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3" calcext:value-type="float">
            <text:p>423</text:p>
          </table:table-cell>
          <table:table-cell table:formula="of:=[.$L$2]*[.G425]^3+[.$L$3]*[.G425]^2+[.$K$4]*[.G425]+[.$K$5]" office:value-type="float" office:value="27.8299372940772" calcext:value-type="float">
            <text:p>27,8299372940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4" calcext:value-type="float">
            <text:p>424</text:p>
          </table:table-cell>
          <table:table-cell table:formula="of:=[.$L$2]*[.G426]^3+[.$L$3]*[.G426]^2+[.$K$4]*[.G426]+[.$K$5]" office:value-type="float" office:value="27.8828089287784" calcext:value-type="float">
            <text:p>27,88280892877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5" calcext:value-type="float">
            <text:p>425</text:p>
          </table:table-cell>
          <table:table-cell table:formula="of:=[.$L$2]*[.G427]^3+[.$L$3]*[.G427]^2+[.$K$4]*[.G427]+[.$K$5]" office:value-type="float" office:value="27.9356411599205" calcext:value-type="float">
            <text:p>27,9356411599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6" calcext:value-type="float">
            <text:p>426</text:p>
          </table:table-cell>
          <table:table-cell table:formula="of:=[.$L$2]*[.G428]^3+[.$L$3]*[.G428]^2+[.$K$4]*[.G428]+[.$K$5]" office:value-type="float" office:value="27.9884340190748" calcext:value-type="float">
            <text:p>27,98843401907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7" calcext:value-type="float">
            <text:p>427</text:p>
          </table:table-cell>
          <table:table-cell table:formula="of:=[.$L$2]*[.G429]^3+[.$L$3]*[.G429]^2+[.$K$4]*[.G429]+[.$K$5]" office:value-type="float" office:value="28.0411875378131" calcext:value-type="float">
            <text:p>28,0411875378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8" calcext:value-type="float">
            <text:p>428</text:p>
          </table:table-cell>
          <table:table-cell table:formula="of:=[.$L$2]*[.G430]^3+[.$L$3]*[.G430]^2+[.$K$4]*[.G430]+[.$K$5]" office:value-type="float" office:value="28.0939017477068" calcext:value-type="float">
            <text:p>28,093901747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9" calcext:value-type="float">
            <text:p>429</text:p>
          </table:table-cell>
          <table:table-cell table:formula="of:=[.$L$2]*[.G431]^3+[.$L$3]*[.G431]^2+[.$K$4]*[.G431]+[.$K$5]" office:value-type="float" office:value="28.1465766803276" calcext:value-type="float">
            <text:p>28,1465766803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0" calcext:value-type="float">
            <text:p>430</text:p>
          </table:table-cell>
          <table:table-cell table:formula="of:=[.$L$2]*[.G432]^3+[.$L$3]*[.G432]^2+[.$K$4]*[.G432]+[.$K$5]" office:value-type="float" office:value="28.199212367247" calcext:value-type="float">
            <text:p>28,199212367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1" calcext:value-type="float">
            <text:p>431</text:p>
          </table:table-cell>
          <table:table-cell table:formula="of:=[.$L$2]*[.G433]^3+[.$L$3]*[.G433]^2+[.$K$4]*[.G433]+[.$K$5]" office:value-type="float" office:value="28.2518088400365" calcext:value-type="float">
            <text:p>28,2518088400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2" calcext:value-type="float">
            <text:p>432</text:p>
          </table:table-cell>
          <table:table-cell table:formula="of:=[.$L$2]*[.G434]^3+[.$L$3]*[.G434]^2+[.$K$4]*[.G434]+[.$K$5]" office:value-type="float" office:value="28.3043661302677" calcext:value-type="float">
            <text:p>28,3043661302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3" calcext:value-type="float">
            <text:p>433</text:p>
          </table:table-cell>
          <table:table-cell table:formula="of:=[.$L$2]*[.G435]^3+[.$L$3]*[.G435]^2+[.$K$4]*[.G435]+[.$K$5]" office:value-type="float" office:value="28.3568842695122" calcext:value-type="float">
            <text:p>28,3568842695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4" calcext:value-type="float">
            <text:p>434</text:p>
          </table:table-cell>
          <table:table-cell table:formula="of:=[.$L$2]*[.G436]^3+[.$L$3]*[.G436]^2+[.$K$4]*[.G436]+[.$K$5]" office:value-type="float" office:value="28.4093632893415" calcext:value-type="float">
            <text:p>28,4093632893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5" calcext:value-type="float">
            <text:p>435</text:p>
          </table:table-cell>
          <table:table-cell table:formula="of:=[.$L$2]*[.G437]^3+[.$L$3]*[.G437]^2+[.$K$4]*[.G437]+[.$K$5]" office:value-type="float" office:value="28.4618032213272" calcext:value-type="float">
            <text:p>28,4618032213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6" calcext:value-type="float">
            <text:p>436</text:p>
          </table:table-cell>
          <table:table-cell table:formula="of:=[.$L$2]*[.G438]^3+[.$L$3]*[.G438]^2+[.$K$4]*[.G438]+[.$K$5]" office:value-type="float" office:value="28.5142040970409" calcext:value-type="float">
            <text:p>28,5142040970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7" calcext:value-type="float">
            <text:p>437</text:p>
          </table:table-cell>
          <table:table-cell table:formula="of:=[.$L$2]*[.G439]^3+[.$L$3]*[.G439]^2+[.$K$4]*[.G439]+[.$K$5]" office:value-type="float" office:value="28.5665659480541" calcext:value-type="float">
            <text:p>28,5665659480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8" calcext:value-type="float">
            <text:p>438</text:p>
          </table:table-cell>
          <table:table-cell table:formula="of:=[.$L$2]*[.G440]^3+[.$L$3]*[.G440]^2+[.$K$4]*[.G440]+[.$K$5]" office:value-type="float" office:value="28.6188888059384" calcext:value-type="float">
            <text:p>28,6188888059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9" calcext:value-type="float">
            <text:p>439</text:p>
          </table:table-cell>
          <table:table-cell table:formula="of:=[.$L$2]*[.G441]^3+[.$L$3]*[.G441]^2+[.$K$4]*[.G441]+[.$K$5]" office:value-type="float" office:value="28.6711727022654" calcext:value-type="float">
            <text:p>28,671172702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0" calcext:value-type="float">
            <text:p>440</text:p>
          </table:table-cell>
          <table:table-cell table:formula="of:=[.$L$2]*[.G442]^3+[.$L$3]*[.G442]^2+[.$K$4]*[.G442]+[.$K$5]" office:value-type="float" office:value="28.7234176686066" calcext:value-type="float">
            <text:p>28,7234176686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1" calcext:value-type="float">
            <text:p>441</text:p>
          </table:table-cell>
          <table:table-cell table:formula="of:=[.$L$2]*[.G443]^3+[.$L$3]*[.G443]^2+[.$K$4]*[.G443]+[.$K$5]" office:value-type="float" office:value="28.7756237365335" calcext:value-type="float">
            <text:p>28,7756237365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2" calcext:value-type="float">
            <text:p>442</text:p>
          </table:table-cell>
          <table:table-cell table:formula="of:=[.$L$2]*[.G444]^3+[.$L$3]*[.G444]^2+[.$K$4]*[.G444]+[.$K$5]" office:value-type="float" office:value="28.8277909376178" calcext:value-type="float">
            <text:p>28,8277909376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3" calcext:value-type="float">
            <text:p>443</text:p>
          </table:table-cell>
          <table:table-cell table:formula="of:=[.$L$2]*[.G445]^3+[.$L$3]*[.G445]^2+[.$K$4]*[.G445]+[.$K$5]" office:value-type="float" office:value="28.879919303431" calcext:value-type="float">
            <text:p>28,87991930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4" calcext:value-type="float">
            <text:p>444</text:p>
          </table:table-cell>
          <table:table-cell table:formula="of:=[.$L$2]*[.G446]^3+[.$L$3]*[.G446]^2+[.$K$4]*[.G446]+[.$K$5]" office:value-type="float" office:value="28.9320088655447" calcext:value-type="float">
            <text:p>28,9320088655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5" calcext:value-type="float">
            <text:p>445</text:p>
          </table:table-cell>
          <table:table-cell table:formula="of:=[.$L$2]*[.G447]^3+[.$L$3]*[.G447]^2+[.$K$4]*[.G447]+[.$K$5]" office:value-type="float" office:value="28.9840596555304" calcext:value-type="float">
            <text:p>28,9840596555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6" calcext:value-type="float">
            <text:p>446</text:p>
          </table:table-cell>
          <table:table-cell table:formula="of:=[.$L$2]*[.G448]^3+[.$L$3]*[.G448]^2+[.$K$4]*[.G448]+[.$K$5]" office:value-type="float" office:value="29.0360717049597" calcext:value-type="float">
            <text:p>29,0360717049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7" calcext:value-type="float">
            <text:p>447</text:p>
          </table:table-cell>
          <table:table-cell table:formula="of:=[.$L$2]*[.G449]^3+[.$L$3]*[.G449]^2+[.$K$4]*[.G449]+[.$K$5]" office:value-type="float" office:value="29.0880450454042" calcext:value-type="float">
            <text:p>29,0880450454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8" calcext:value-type="float">
            <text:p>448</text:p>
          </table:table-cell>
          <table:table-cell table:formula="of:=[.$L$2]*[.G450]^3+[.$L$3]*[.G450]^2+[.$K$4]*[.G450]+[.$K$5]" office:value-type="float" office:value="29.1399797084353" calcext:value-type="float">
            <text:p>29,1399797084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9" calcext:value-type="float">
            <text:p>449</text:p>
          </table:table-cell>
          <table:table-cell table:formula="of:=[.$L$2]*[.G451]^3+[.$L$3]*[.G451]^2+[.$K$4]*[.G451]+[.$K$5]" office:value-type="float" office:value="29.1918757256248" calcext:value-type="float">
            <text:p>29,1918757256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0" calcext:value-type="float">
            <text:p>450</text:p>
          </table:table-cell>
          <table:table-cell table:formula="of:=[.$L$2]*[.G452]^3+[.$L$3]*[.G452]^2+[.$K$4]*[.G452]+[.$K$5]" office:value-type="float" office:value="29.2437331285441" calcext:value-type="float">
            <text:p>29,2437331285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1" calcext:value-type="float">
            <text:p>451</text:p>
          </table:table-cell>
          <table:table-cell table:formula="of:=[.$L$2]*[.G453]^3+[.$L$3]*[.G453]^2+[.$K$4]*[.G453]+[.$K$5]" office:value-type="float" office:value="29.2955519487648" calcext:value-type="float">
            <text:p>29,2955519487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2" calcext:value-type="float">
            <text:p>452</text:p>
          </table:table-cell>
          <table:table-cell table:formula="of:=[.$L$2]*[.G454]^3+[.$L$3]*[.G454]^2+[.$K$4]*[.G454]+[.$K$5]" office:value-type="float" office:value="29.3473322178585" calcext:value-type="float">
            <text:p>29,3473322178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3" calcext:value-type="float">
            <text:p>453</text:p>
          </table:table-cell>
          <table:table-cell table:formula="of:=[.$L$2]*[.G455]^3+[.$L$3]*[.G455]^2+[.$K$4]*[.G455]+[.$K$5]" office:value-type="float" office:value="29.3990739673967" calcext:value-type="float">
            <text:p>29,3990739673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4" calcext:value-type="float">
            <text:p>454</text:p>
          </table:table-cell>
          <table:table-cell table:formula="of:=[.$L$2]*[.G456]^3+[.$L$3]*[.G456]^2+[.$K$4]*[.G456]+[.$K$5]" office:value-type="float" office:value="29.450777228951" calcext:value-type="float">
            <text:p>29,4507772289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5" calcext:value-type="float">
            <text:p>455</text:p>
          </table:table-cell>
          <table:table-cell table:formula="of:=[.$L$2]*[.G457]^3+[.$L$3]*[.G457]^2+[.$K$4]*[.G457]+[.$K$5]" office:value-type="float" office:value="29.502442034093" calcext:value-type="float">
            <text:p>29,502442034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6" calcext:value-type="float">
            <text:p>456</text:p>
          </table:table-cell>
          <table:table-cell table:formula="of:=[.$L$2]*[.G458]^3+[.$L$3]*[.G458]^2+[.$K$4]*[.G458]+[.$K$5]" office:value-type="float" office:value="29.5540684143942" calcext:value-type="float">
            <text:p>29,5540684143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7" calcext:value-type="float">
            <text:p>457</text:p>
          </table:table-cell>
          <table:table-cell table:formula="of:=[.$L$2]*[.G459]^3+[.$L$3]*[.G459]^2+[.$K$4]*[.G459]+[.$K$5]" office:value-type="float" office:value="29.6056564014262" calcext:value-type="float">
            <text:p>29,6056564014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8" calcext:value-type="float">
            <text:p>458</text:p>
          </table:table-cell>
          <table:table-cell table:formula="of:=[.$L$2]*[.G460]^3+[.$L$3]*[.G460]^2+[.$K$4]*[.G460]+[.$K$5]" office:value-type="float" office:value="29.6572060267605" calcext:value-type="float">
            <text:p>29,6572060267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9" calcext:value-type="float">
            <text:p>459</text:p>
          </table:table-cell>
          <table:table-cell table:formula="of:=[.$L$2]*[.G461]^3+[.$L$3]*[.G461]^2+[.$K$4]*[.G461]+[.$K$5]" office:value-type="float" office:value="29.7087173219687" calcext:value-type="float">
            <text:p>29,7087173219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0" calcext:value-type="float">
            <text:p>460</text:p>
          </table:table-cell>
          <table:table-cell table:formula="of:=[.$L$2]*[.G462]^3+[.$L$3]*[.G462]^2+[.$K$4]*[.G462]+[.$K$5]" office:value-type="float" office:value="29.7601903186224" calcext:value-type="float">
            <text:p>29,7601903186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1" calcext:value-type="float">
            <text:p>461</text:p>
          </table:table-cell>
          <table:table-cell table:formula="of:=[.$L$2]*[.G463]^3+[.$L$3]*[.G463]^2+[.$K$4]*[.G463]+[.$K$5]" office:value-type="float" office:value="29.8116250482932" calcext:value-type="float">
            <text:p>29,81162504829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2" calcext:value-type="float">
            <text:p>462</text:p>
          </table:table-cell>
          <table:table-cell table:formula="of:=[.$L$2]*[.G464]^3+[.$L$3]*[.G464]^2+[.$K$4]*[.G464]+[.$K$5]" office:value-type="float" office:value="29.8630215425525" calcext:value-type="float">
            <text:p>29,8630215425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3" calcext:value-type="float">
            <text:p>463</text:p>
          </table:table-cell>
          <table:table-cell table:formula="of:=[.$L$2]*[.G465]^3+[.$L$3]*[.G465]^2+[.$K$4]*[.G465]+[.$K$5]" office:value-type="float" office:value="29.9143798329721" calcext:value-type="float">
            <text:p>29,9143798329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4" calcext:value-type="float">
            <text:p>464</text:p>
          </table:table-cell>
          <table:table-cell table:formula="of:=[.$L$2]*[.G466]^3+[.$L$3]*[.G466]^2+[.$K$4]*[.G466]+[.$K$5]" office:value-type="float" office:value="29.9656999511233" calcext:value-type="float">
            <text:p>29,965699951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5" calcext:value-type="float">
            <text:p>465</text:p>
          </table:table-cell>
          <table:table-cell table:formula="of:=[.$L$2]*[.G467]^3+[.$L$3]*[.G467]^2+[.$K$4]*[.G467]+[.$K$5]" office:value-type="float" office:value="30.0169819285778" calcext:value-type="float">
            <text:p>30,0169819285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6" calcext:value-type="float">
            <text:p>466</text:p>
          </table:table-cell>
          <table:table-cell table:formula="of:=[.$L$2]*[.G468]^3+[.$L$3]*[.G468]^2+[.$K$4]*[.G468]+[.$K$5]" office:value-type="float" office:value="30.0682257969072" calcext:value-type="float">
            <text:p>30,0682257969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7" calcext:value-type="float">
            <text:p>467</text:p>
          </table:table-cell>
          <table:table-cell table:formula="of:=[.$L$2]*[.G469]^3+[.$L$3]*[.G469]^2+[.$K$4]*[.G469]+[.$K$5]" office:value-type="float" office:value="30.119431587683" calcext:value-type="float">
            <text:p>30,119431587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8" calcext:value-type="float">
            <text:p>468</text:p>
          </table:table-cell>
          <table:table-cell table:formula="of:=[.$L$2]*[.G470]^3+[.$L$3]*[.G470]^2+[.$K$4]*[.G470]+[.$K$5]" office:value-type="float" office:value="30.1705993324768" calcext:value-type="float">
            <text:p>30,17059933247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9" calcext:value-type="float">
            <text:p>469</text:p>
          </table:table-cell>
          <table:table-cell table:formula="of:=[.$L$2]*[.G471]^3+[.$L$3]*[.G471]^2+[.$K$4]*[.G471]+[.$K$5]" office:value-type="float" office:value="30.2217290628601" calcext:value-type="float">
            <text:p>30,2217290628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0" calcext:value-type="float">
            <text:p>470</text:p>
          </table:table-cell>
          <table:table-cell table:formula="of:=[.$L$2]*[.G472]^3+[.$L$3]*[.G472]^2+[.$K$4]*[.G472]+[.$K$5]" office:value-type="float" office:value="30.2728208104046" calcext:value-type="float">
            <text:p>30,2728208104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1" calcext:value-type="float">
            <text:p>471</text:p>
          </table:table-cell>
          <table:table-cell table:formula="of:=[.$L$2]*[.G473]^3+[.$L$3]*[.G473]^2+[.$K$4]*[.G473]+[.$K$5]" office:value-type="float" office:value="30.3238746066817" calcext:value-type="float">
            <text:p>30,3238746066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2" calcext:value-type="float">
            <text:p>472</text:p>
          </table:table-cell>
          <table:table-cell table:formula="of:=[.$L$2]*[.G474]^3+[.$L$3]*[.G474]^2+[.$K$4]*[.G474]+[.$K$5]" office:value-type="float" office:value="30.374890483263" calcext:value-type="float">
            <text:p>30,374890483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3" calcext:value-type="float">
            <text:p>473</text:p>
          </table:table-cell>
          <table:table-cell table:formula="of:=[.$L$2]*[.G475]^3+[.$L$3]*[.G475]^2+[.$K$4]*[.G475]+[.$K$5]" office:value-type="float" office:value="30.4258684717201" calcext:value-type="float">
            <text:p>30,4258684717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4" calcext:value-type="float">
            <text:p>474</text:p>
          </table:table-cell>
          <table:table-cell table:formula="of:=[.$L$2]*[.G476]^3+[.$L$3]*[.G476]^2+[.$K$4]*[.G476]+[.$K$5]" office:value-type="float" office:value="30.4768086036246" calcext:value-type="float">
            <text:p>30,4768086036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5" calcext:value-type="float">
            <text:p>475</text:p>
          </table:table-cell>
          <table:table-cell table:formula="of:=[.$L$2]*[.G477]^3+[.$L$3]*[.G477]^2+[.$K$4]*[.G477]+[.$K$5]" office:value-type="float" office:value="30.5277109105479" calcext:value-type="float">
            <text:p>30,5277109105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6" calcext:value-type="float">
            <text:p>476</text:p>
          </table:table-cell>
          <table:table-cell table:formula="of:=[.$L$2]*[.G478]^3+[.$L$3]*[.G478]^2+[.$K$4]*[.G478]+[.$K$5]" office:value-type="float" office:value="30.5785754240618" calcext:value-type="float">
            <text:p>30,57857542406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7" calcext:value-type="float">
            <text:p>477</text:p>
          </table:table-cell>
          <table:table-cell table:formula="of:=[.$L$2]*[.G479]^3+[.$L$3]*[.G479]^2+[.$K$4]*[.G479]+[.$K$5]" office:value-type="float" office:value="30.6294021757377" calcext:value-type="float">
            <text:p>30,62940217573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8" calcext:value-type="float">
            <text:p>478</text:p>
          </table:table-cell>
          <table:table-cell table:formula="of:=[.$L$2]*[.G480]^3+[.$L$3]*[.G480]^2+[.$K$4]*[.G480]+[.$K$5]" office:value-type="float" office:value="30.6801911971472" calcext:value-type="float">
            <text:p>30,6801911971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9" calcext:value-type="float">
            <text:p>479</text:p>
          </table:table-cell>
          <table:table-cell table:formula="of:=[.$L$2]*[.G481]^3+[.$L$3]*[.G481]^2+[.$K$4]*[.G481]+[.$K$5]" office:value-type="float" office:value="30.7309425198619" calcext:value-type="float">
            <text:p>30,7309425198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0" calcext:value-type="float">
            <text:p>480</text:p>
          </table:table-cell>
          <table:table-cell table:formula="of:=[.$L$2]*[.G482]^3+[.$L$3]*[.G482]^2+[.$K$4]*[.G482]+[.$K$5]" office:value-type="float" office:value="30.7816561754534" calcext:value-type="float">
            <text:p>30,78165617545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1" calcext:value-type="float">
            <text:p>481</text:p>
          </table:table-cell>
          <table:table-cell table:formula="of:=[.$L$2]*[.G483]^3+[.$L$3]*[.G483]^2+[.$K$4]*[.G483]+[.$K$5]" office:value-type="float" office:value="30.8323321954931" calcext:value-type="float">
            <text:p>30,83233219549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2" calcext:value-type="float">
            <text:p>482</text:p>
          </table:table-cell>
          <table:table-cell table:formula="of:=[.$L$2]*[.G484]^3+[.$L$3]*[.G484]^2+[.$K$4]*[.G484]+[.$K$5]" office:value-type="float" office:value="30.8829706115527" calcext:value-type="float">
            <text:p>30,8829706115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3" calcext:value-type="float">
            <text:p>483</text:p>
          </table:table-cell>
          <table:table-cell table:formula="of:=[.$L$2]*[.G485]^3+[.$L$3]*[.G485]^2+[.$K$4]*[.G485]+[.$K$5]" office:value-type="float" office:value="30.9335714552037" calcext:value-type="float">
            <text:p>30,9335714552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4" calcext:value-type="float">
            <text:p>484</text:p>
          </table:table-cell>
          <table:table-cell table:formula="of:=[.$L$2]*[.G486]^3+[.$L$3]*[.G486]^2+[.$K$4]*[.G486]+[.$K$5]" office:value-type="float" office:value="30.9841347580176" calcext:value-type="float">
            <text:p>30,9841347580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5" calcext:value-type="float">
            <text:p>485</text:p>
          </table:table-cell>
          <table:table-cell table:formula="of:=[.$L$2]*[.G487]^3+[.$L$3]*[.G487]^2+[.$K$4]*[.G487]+[.$K$5]" office:value-type="float" office:value="31.0346605515662" calcext:value-type="float">
            <text:p>31,0346605515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6" calcext:value-type="float">
            <text:p>486</text:p>
          </table:table-cell>
          <table:table-cell table:formula="of:=[.$L$2]*[.G488]^3+[.$L$3]*[.G488]^2+[.$K$4]*[.G488]+[.$K$5]" office:value-type="float" office:value="31.0851488674208" calcext:value-type="float">
            <text:p>31,0851488674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7" calcext:value-type="float">
            <text:p>487</text:p>
          </table:table-cell>
          <table:table-cell table:formula="of:=[.$L$2]*[.G489]^3+[.$L$3]*[.G489]^2+[.$K$4]*[.G489]+[.$K$5]" office:value-type="float" office:value="31.1355997371531" calcext:value-type="float">
            <text:p>31,1355997371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8" calcext:value-type="float">
            <text:p>488</text:p>
          </table:table-cell>
          <table:table-cell table:formula="of:=[.$L$2]*[.G490]^3+[.$L$3]*[.G490]^2+[.$K$4]*[.G490]+[.$K$5]" office:value-type="float" office:value="31.1860131923347" calcext:value-type="float">
            <text:p>31,18601319233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9" calcext:value-type="float">
            <text:p>489</text:p>
          </table:table-cell>
          <table:table-cell table:formula="of:=[.$L$2]*[.G491]^3+[.$L$3]*[.G491]^2+[.$K$4]*[.G491]+[.$K$5]" office:value-type="float" office:value="31.236389264537" calcext:value-type="float">
            <text:p>31,236389264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0" calcext:value-type="float">
            <text:p>490</text:p>
          </table:table-cell>
          <table:table-cell table:formula="of:=[.$L$2]*[.G492]^3+[.$L$3]*[.G492]^2+[.$K$4]*[.G492]+[.$K$5]" office:value-type="float" office:value="31.2867279853318" calcext:value-type="float">
            <text:p>31,28672798533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1" calcext:value-type="float">
            <text:p>491</text:p>
          </table:table-cell>
          <table:table-cell table:formula="of:=[.$L$2]*[.G493]^3+[.$L$3]*[.G493]^2+[.$K$4]*[.G493]+[.$K$5]" office:value-type="float" office:value="31.3370293862904" calcext:value-type="float">
            <text:p>31,3370293862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2" calcext:value-type="float">
            <text:p>492</text:p>
          </table:table-cell>
          <table:table-cell table:formula="of:=[.$L$2]*[.G494]^3+[.$L$3]*[.G494]^2+[.$K$4]*[.G494]+[.$K$5]" office:value-type="float" office:value="31.3872934989845" calcext:value-type="float">
            <text:p>31,38729349898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3" calcext:value-type="float">
            <text:p>493</text:p>
          </table:table-cell>
          <table:table-cell table:formula="of:=[.$L$2]*[.G495]^3+[.$L$3]*[.G495]^2+[.$K$4]*[.G495]+[.$K$5]" office:value-type="float" office:value="31.4375203549857" calcext:value-type="float">
            <text:p>31,4375203549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4" calcext:value-type="float">
            <text:p>494</text:p>
          </table:table-cell>
          <table:table-cell table:formula="of:=[.$L$2]*[.G496]^3+[.$L$3]*[.G496]^2+[.$K$4]*[.G496]+[.$K$5]" office:value-type="float" office:value="31.4877099858655" calcext:value-type="float">
            <text:p>31,48770998586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5" calcext:value-type="float">
            <text:p>495</text:p>
          </table:table-cell>
          <table:table-cell table:formula="of:=[.$L$2]*[.G497]^3+[.$L$3]*[.G497]^2+[.$K$4]*[.G497]+[.$K$5]" office:value-type="float" office:value="31.5378624231955" calcext:value-type="float">
            <text:p>31,5378624231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6" calcext:value-type="float">
            <text:p>496</text:p>
          </table:table-cell>
          <table:table-cell table:formula="of:=[.$L$2]*[.G498]^3+[.$L$3]*[.G498]^2+[.$K$4]*[.G498]+[.$K$5]" office:value-type="float" office:value="31.5879776985472" calcext:value-type="float">
            <text:p>31,5879776985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7" calcext:value-type="float">
            <text:p>497</text:p>
          </table:table-cell>
          <table:table-cell table:formula="of:=[.$L$2]*[.G499]^3+[.$L$3]*[.G499]^2+[.$K$4]*[.G499]+[.$K$5]" office:value-type="float" office:value="31.6380558434922" calcext:value-type="float">
            <text:p>31,6380558434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8" calcext:value-type="float">
            <text:p>498</text:p>
          </table:table-cell>
          <table:table-cell table:formula="of:=[.$L$2]*[.G500]^3+[.$L$3]*[.G500]^2+[.$K$4]*[.G500]+[.$K$5]" office:value-type="float" office:value="31.6880968896021" calcext:value-type="float">
            <text:p>31,68809688960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9" calcext:value-type="float">
            <text:p>499</text:p>
          </table:table-cell>
          <table:table-cell table:formula="of:=[.$L$2]*[.G501]^3+[.$L$3]*[.G501]^2+[.$K$4]*[.G501]+[.$K$5]" office:value-type="float" office:value="31.7381008684484" calcext:value-type="float">
            <text:p>31,73810086844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0" calcext:value-type="float">
            <text:p>500</text:p>
          </table:table-cell>
          <table:table-cell table:formula="of:=[.$L$2]*[.G502]^3+[.$L$3]*[.G502]^2+[.$K$4]*[.G502]+[.$K$5]" office:value-type="float" office:value="31.7880678116027" calcext:value-type="float">
            <text:p>31,7880678116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1" calcext:value-type="float">
            <text:p>501</text:p>
          </table:table-cell>
          <table:table-cell table:formula="of:=[.$L$2]*[.G503]^3+[.$L$3]*[.G503]^2+[.$K$4]*[.G503]+[.$K$5]" office:value-type="float" office:value="31.8379977506365" calcext:value-type="float">
            <text:p>31,8379977506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2" calcext:value-type="float">
            <text:p>502</text:p>
          </table:table-cell>
          <table:table-cell table:formula="of:=[.$L$2]*[.G504]^3+[.$L$3]*[.G504]^2+[.$K$4]*[.G504]+[.$K$5]" office:value-type="float" office:value="31.8878907171215" calcext:value-type="float">
            <text:p>31,88789071712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3" calcext:value-type="float">
            <text:p>503</text:p>
          </table:table-cell>
          <table:table-cell table:formula="of:=[.$L$2]*[.G505]^3+[.$L$3]*[.G505]^2+[.$K$4]*[.G505]+[.$K$5]" office:value-type="float" office:value="31.9377467426291" calcext:value-type="float">
            <text:p>31,93774674262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4" calcext:value-type="float">
            <text:p>504</text:p>
          </table:table-cell>
          <table:table-cell table:formula="of:=[.$L$2]*[.G506]^3+[.$L$3]*[.G506]^2+[.$K$4]*[.G506]+[.$K$5]" office:value-type="float" office:value="31.987565858731" calcext:value-type="float">
            <text:p>31,987565858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5" calcext:value-type="float">
            <text:p>505</text:p>
          </table:table-cell>
          <table:table-cell table:formula="of:=[.$L$2]*[.G507]^3+[.$L$3]*[.G507]^2+[.$K$4]*[.G507]+[.$K$5]" office:value-type="float" office:value="32.0373480969987" calcext:value-type="float">
            <text:p>32,0373480969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6" calcext:value-type="float">
            <text:p>506</text:p>
          </table:table-cell>
          <table:table-cell table:formula="of:=[.$L$2]*[.G508]^3+[.$L$3]*[.G508]^2+[.$K$4]*[.G508]+[.$K$5]" office:value-type="float" office:value="32.0870934890038" calcext:value-type="float">
            <text:p>32,0870934890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7" calcext:value-type="float">
            <text:p>507</text:p>
          </table:table-cell>
          <table:table-cell table:formula="of:=[.$L$2]*[.G509]^3+[.$L$3]*[.G509]^2+[.$K$4]*[.G509]+[.$K$5]" office:value-type="float" office:value="32.1368020663178" calcext:value-type="float">
            <text:p>32,1368020663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8" calcext:value-type="float">
            <text:p>508</text:p>
          </table:table-cell>
          <table:table-cell table:formula="of:=[.$L$2]*[.G510]^3+[.$L$3]*[.G510]^2+[.$K$4]*[.G510]+[.$K$5]" office:value-type="float" office:value="32.1864738605123" calcext:value-type="float">
            <text:p>32,18647386051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9" calcext:value-type="float">
            <text:p>509</text:p>
          </table:table-cell>
          <table:table-cell table:formula="of:=[.$L$2]*[.G511]^3+[.$L$3]*[.G511]^2+[.$K$4]*[.G511]+[.$K$5]" office:value-type="float" office:value="32.2361089031588" calcext:value-type="float">
            <text:p>32,2361089031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0" calcext:value-type="float">
            <text:p>510</text:p>
          </table:table-cell>
          <table:table-cell table:formula="of:=[.$L$2]*[.G512]^3+[.$L$3]*[.G512]^2+[.$K$4]*[.G512]+[.$K$5]" office:value-type="float" office:value="32.285707225829" calcext:value-type="float">
            <text:p>32,2857072258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1" calcext:value-type="float">
            <text:p>511</text:p>
          </table:table-cell>
          <table:table-cell table:formula="of:=[.$L$2]*[.G513]^3+[.$L$3]*[.G513]^2+[.$K$4]*[.G513]+[.$K$5]" office:value-type="float" office:value="32.3352688600944" calcext:value-type="float">
            <text:p>32,3352688600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2" calcext:value-type="float">
            <text:p>512</text:p>
          </table:table-cell>
          <table:table-cell table:formula="of:=[.$L$2]*[.G514]^3+[.$L$3]*[.G514]^2+[.$K$4]*[.G514]+[.$K$5]" office:value-type="float" office:value="32.3847938375265" calcext:value-type="float">
            <text:p>32,3847938375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3" calcext:value-type="float">
            <text:p>513</text:p>
          </table:table-cell>
          <table:table-cell table:formula="of:=[.$L$2]*[.G515]^3+[.$L$3]*[.G515]^2+[.$K$4]*[.G515]+[.$K$5]" office:value-type="float" office:value="32.4342821896969" calcext:value-type="float">
            <text:p>32,4342821896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4" calcext:value-type="float">
            <text:p>514</text:p>
          </table:table-cell>
          <table:table-cell table:formula="of:=[.$L$2]*[.G516]^3+[.$L$3]*[.G516]^2+[.$K$4]*[.G516]+[.$K$5]" office:value-type="float" office:value="32.4837339481772" calcext:value-type="float">
            <text:p>32,4837339481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5" calcext:value-type="float">
            <text:p>515</text:p>
          </table:table-cell>
          <table:table-cell table:formula="of:=[.$L$2]*[.G517]^3+[.$L$3]*[.G517]^2+[.$K$4]*[.G517]+[.$K$5]" office:value-type="float" office:value="32.5331491445389" calcext:value-type="float">
            <text:p>32,5331491445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6" calcext:value-type="float">
            <text:p>516</text:p>
          </table:table-cell>
          <table:table-cell table:formula="of:=[.$L$2]*[.G518]^3+[.$L$3]*[.G518]^2+[.$K$4]*[.G518]+[.$K$5]" office:value-type="float" office:value="32.5825278103536" calcext:value-type="float">
            <text:p>32,5825278103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7" calcext:value-type="float">
            <text:p>517</text:p>
          </table:table-cell>
          <table:table-cell table:formula="of:=[.$L$2]*[.G519]^3+[.$L$3]*[.G519]^2+[.$K$4]*[.G519]+[.$K$5]" office:value-type="float" office:value="32.6318699771929" calcext:value-type="float">
            <text:p>32,63186997719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8" calcext:value-type="float">
            <text:p>518</text:p>
          </table:table-cell>
          <table:table-cell table:formula="of:=[.$L$2]*[.G520]^3+[.$L$3]*[.G520]^2+[.$K$4]*[.G520]+[.$K$5]" office:value-type="float" office:value="32.6811756766283" calcext:value-type="float">
            <text:p>32,6811756766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9" calcext:value-type="float">
            <text:p>519</text:p>
          </table:table-cell>
          <table:table-cell table:formula="of:=[.$L$2]*[.G521]^3+[.$L$3]*[.G521]^2+[.$K$4]*[.G521]+[.$K$5]" office:value-type="float" office:value="32.7304449402314" calcext:value-type="float">
            <text:p>32,7304449402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0" calcext:value-type="float">
            <text:p>520</text:p>
          </table:table-cell>
          <table:table-cell table:formula="of:=[.$L$2]*[.G522]^3+[.$L$3]*[.G522]^2+[.$K$4]*[.G522]+[.$K$5]" office:value-type="float" office:value="32.7796777995737" calcext:value-type="float">
            <text:p>32,77967779957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1" calcext:value-type="float">
            <text:p>521</text:p>
          </table:table-cell>
          <table:table-cell table:formula="of:=[.$L$2]*[.G523]^3+[.$L$3]*[.G523]^2+[.$K$4]*[.G523]+[.$K$5]" office:value-type="float" office:value="32.8288742862269" calcext:value-type="float">
            <text:p>32,8288742862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2" calcext:value-type="float">
            <text:p>522</text:p>
          </table:table-cell>
          <table:table-cell table:formula="of:=[.$L$2]*[.G524]^3+[.$L$3]*[.G524]^2+[.$K$4]*[.G524]+[.$K$5]" office:value-type="float" office:value="32.8780344317624" calcext:value-type="float">
            <text:p>32,8780344317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3" calcext:value-type="float">
            <text:p>523</text:p>
          </table:table-cell>
          <table:table-cell table:formula="of:=[.$L$2]*[.G525]^3+[.$L$3]*[.G525]^2+[.$K$4]*[.G525]+[.$K$5]" office:value-type="float" office:value="32.9271582677519" calcext:value-type="float">
            <text:p>32,9271582677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4" calcext:value-type="float">
            <text:p>524</text:p>
          </table:table-cell>
          <table:table-cell table:formula="of:=[.$L$2]*[.G526]^3+[.$L$3]*[.G526]^2+[.$K$4]*[.G526]+[.$K$5]" office:value-type="float" office:value="32.9762458257668" calcext:value-type="float">
            <text:p>32,9762458257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5" calcext:value-type="float">
            <text:p>525</text:p>
          </table:table-cell>
          <table:table-cell table:formula="of:=[.$L$2]*[.G527]^3+[.$L$3]*[.G527]^2+[.$K$4]*[.G527]+[.$K$5]" office:value-type="float" office:value="33.0252971373789" calcext:value-type="float">
            <text:p>33,0252971373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6" calcext:value-type="float">
            <text:p>526</text:p>
          </table:table-cell>
          <table:table-cell table:formula="of:=[.$L$2]*[.G528]^3+[.$L$3]*[.G528]^2+[.$K$4]*[.G528]+[.$K$5]" office:value-type="float" office:value="33.0743122341595" calcext:value-type="float">
            <text:p>33,0743122341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7" calcext:value-type="float">
            <text:p>527</text:p>
          </table:table-cell>
          <table:table-cell table:formula="of:=[.$L$2]*[.G529]^3+[.$L$3]*[.G529]^2+[.$K$4]*[.G529]+[.$K$5]" office:value-type="float" office:value="33.1232911476804" calcext:value-type="float">
            <text:p>33,12329114768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8" calcext:value-type="float">
            <text:p>528</text:p>
          </table:table-cell>
          <table:table-cell table:formula="of:=[.$L$2]*[.G530]^3+[.$L$3]*[.G530]^2+[.$K$4]*[.G530]+[.$K$5]" office:value-type="float" office:value="33.172233909513" calcext:value-type="float">
            <text:p>33,172233909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9" calcext:value-type="float">
            <text:p>529</text:p>
          </table:table-cell>
          <table:table-cell table:formula="of:=[.$L$2]*[.G531]^3+[.$L$3]*[.G531]^2+[.$K$4]*[.G531]+[.$K$5]" office:value-type="float" office:value="33.2211405512289" calcext:value-type="float">
            <text:p>33,2211405512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0" calcext:value-type="float">
            <text:p>530</text:p>
          </table:table-cell>
          <table:table-cell table:formula="of:=[.$L$2]*[.G532]^3+[.$L$3]*[.G532]^2+[.$K$4]*[.G532]+[.$K$5]" office:value-type="float" office:value="33.2700111043997" calcext:value-type="float">
            <text:p>33,2700111043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1" calcext:value-type="float">
            <text:p>531</text:p>
          </table:table-cell>
          <table:table-cell table:formula="of:=[.$L$2]*[.G533]^3+[.$L$3]*[.G533]^2+[.$K$4]*[.G533]+[.$K$5]" office:value-type="float" office:value="33.318845600597" calcext:value-type="float">
            <text:p>33,318845600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2" calcext:value-type="float">
            <text:p>532</text:p>
          </table:table-cell>
          <table:table-cell table:formula="of:=[.$L$2]*[.G534]^3+[.$L$3]*[.G534]^2+[.$K$4]*[.G534]+[.$K$5]" office:value-type="float" office:value="33.3676440713922" calcext:value-type="float">
            <text:p>33,3676440713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3" calcext:value-type="float">
            <text:p>533</text:p>
          </table:table-cell>
          <table:table-cell table:formula="of:=[.$L$2]*[.G535]^3+[.$L$3]*[.G535]^2+[.$K$4]*[.G535]+[.$K$5]" office:value-type="float" office:value="33.416406548357" calcext:value-type="float">
            <text:p>33,416406548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4" calcext:value-type="float">
            <text:p>534</text:p>
          </table:table-cell>
          <table:table-cell table:formula="of:=[.$L$2]*[.G536]^3+[.$L$3]*[.G536]^2+[.$K$4]*[.G536]+[.$K$5]" office:value-type="float" office:value="33.465133063063" calcext:value-type="float">
            <text:p>33,465133063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5" calcext:value-type="float">
            <text:p>535</text:p>
          </table:table-cell>
          <table:table-cell table:formula="of:=[.$L$2]*[.G537]^3+[.$L$3]*[.G537]^2+[.$K$4]*[.G537]+[.$K$5]" office:value-type="float" office:value="33.5138236470816" calcext:value-type="float">
            <text:p>33,5138236470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6" calcext:value-type="float">
            <text:p>536</text:p>
          </table:table-cell>
          <table:table-cell table:formula="of:=[.$L$2]*[.G538]^3+[.$L$3]*[.G538]^2+[.$K$4]*[.G538]+[.$K$5]" office:value-type="float" office:value="33.5624783319845" calcext:value-type="float">
            <text:p>33,56247833198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7" calcext:value-type="float">
            <text:p>537</text:p>
          </table:table-cell>
          <table:table-cell table:formula="of:=[.$L$2]*[.G539]^3+[.$L$3]*[.G539]^2+[.$K$4]*[.G539]+[.$K$5]" office:value-type="float" office:value="33.6110971493432" calcext:value-type="float">
            <text:p>33,6110971493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8" calcext:value-type="float">
            <text:p>538</text:p>
          </table:table-cell>
          <table:table-cell table:formula="of:=[.$L$2]*[.G540]^3+[.$L$3]*[.G540]^2+[.$K$4]*[.G540]+[.$K$5]" office:value-type="float" office:value="33.6596801307293" calcext:value-type="float">
            <text:p>33,6596801307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9" calcext:value-type="float">
            <text:p>539</text:p>
          </table:table-cell>
          <table:table-cell table:formula="of:=[.$L$2]*[.G541]^3+[.$L$3]*[.G541]^2+[.$K$4]*[.G541]+[.$K$5]" office:value-type="float" office:value="33.7082273077144" calcext:value-type="float">
            <text:p>33,7082273077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0" calcext:value-type="float">
            <text:p>540</text:p>
          </table:table-cell>
          <table:table-cell table:formula="of:=[.$L$2]*[.G542]^3+[.$L$3]*[.G542]^2+[.$K$4]*[.G542]+[.$K$5]" office:value-type="float" office:value="33.7567387118699" calcext:value-type="float">
            <text:p>33,7567387118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1" calcext:value-type="float">
            <text:p>541</text:p>
          </table:table-cell>
          <table:table-cell table:formula="of:=[.$L$2]*[.G543]^3+[.$L$3]*[.G543]^2+[.$K$4]*[.G543]+[.$K$5]" office:value-type="float" office:value="33.8052143747675" calcext:value-type="float">
            <text:p>33,8052143747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2" calcext:value-type="float">
            <text:p>542</text:p>
          </table:table-cell>
          <table:table-cell table:formula="of:=[.$L$2]*[.G544]^3+[.$L$3]*[.G544]^2+[.$K$4]*[.G544]+[.$K$5]" office:value-type="float" office:value="33.8536543279788" calcext:value-type="float">
            <text:p>33,8536543279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3" calcext:value-type="float">
            <text:p>543</text:p>
          </table:table-cell>
          <table:table-cell table:formula="of:=[.$L$2]*[.G545]^3+[.$L$3]*[.G545]^2+[.$K$4]*[.G545]+[.$K$5]" office:value-type="float" office:value="33.9020586030752" calcext:value-type="float">
            <text:p>33,9020586030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4" calcext:value-type="float">
            <text:p>544</text:p>
          </table:table-cell>
          <table:table-cell table:formula="of:=[.$L$2]*[.G546]^3+[.$L$3]*[.G546]^2+[.$K$4]*[.G546]+[.$K$5]" office:value-type="float" office:value="33.9504272316285" calcext:value-type="float">
            <text:p>33,9504272316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5" calcext:value-type="float">
            <text:p>545</text:p>
          </table:table-cell>
          <table:table-cell table:formula="of:=[.$L$2]*[.G547]^3+[.$L$3]*[.G547]^2+[.$K$4]*[.G547]+[.$K$5]" office:value-type="float" office:value="33.99876024521" calcext:value-type="float">
            <text:p>33,998760245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6" calcext:value-type="float">
            <text:p>546</text:p>
          </table:table-cell>
          <table:table-cell table:formula="of:=[.$L$2]*[.G548]^3+[.$L$3]*[.G548]^2+[.$K$4]*[.G548]+[.$K$5]" office:value-type="float" office:value="34.0470576753914" calcext:value-type="float">
            <text:p>34,0470576753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7" calcext:value-type="float">
            <text:p>547</text:p>
          </table:table-cell>
          <table:table-cell table:formula="of:=[.$L$2]*[.G549]^3+[.$L$3]*[.G549]^2+[.$K$4]*[.G549]+[.$K$5]" office:value-type="float" office:value="34.0953195537443" calcext:value-type="float">
            <text:p>34,0953195537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8" calcext:value-type="float">
            <text:p>548</text:p>
          </table:table-cell>
          <table:table-cell table:formula="of:=[.$L$2]*[.G550]^3+[.$L$3]*[.G550]^2+[.$K$4]*[.G550]+[.$K$5]" office:value-type="float" office:value="34.1435459118402" calcext:value-type="float">
            <text:p>34,1435459118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9" calcext:value-type="float">
            <text:p>549</text:p>
          </table:table-cell>
          <table:table-cell table:formula="of:=[.$L$2]*[.G551]^3+[.$L$3]*[.G551]^2+[.$K$4]*[.G551]+[.$K$5]" office:value-type="float" office:value="34.1917367812506" calcext:value-type="float">
            <text:p>34,1917367812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0" calcext:value-type="float">
            <text:p>550</text:p>
          </table:table-cell>
          <table:table-cell table:formula="of:=[.$L$2]*[.G552]^3+[.$L$3]*[.G552]^2+[.$K$4]*[.G552]+[.$K$5]" office:value-type="float" office:value="34.2398921935472" calcext:value-type="float">
            <text:p>34,2398921935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1" calcext:value-type="float">
            <text:p>551</text:p>
          </table:table-cell>
          <table:table-cell table:formula="of:=[.$L$2]*[.G553]^3+[.$L$3]*[.G553]^2+[.$K$4]*[.G553]+[.$K$5]" office:value-type="float" office:value="34.2880121803015" calcext:value-type="float">
            <text:p>34,2880121803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2" calcext:value-type="float">
            <text:p>552</text:p>
          </table:table-cell>
          <table:table-cell table:formula="of:=[.$L$2]*[.G554]^3+[.$L$3]*[.G554]^2+[.$K$4]*[.G554]+[.$K$5]" office:value-type="float" office:value="34.3360967730851" calcext:value-type="float">
            <text:p>34,33609677308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3" calcext:value-type="float">
            <text:p>553</text:p>
          </table:table-cell>
          <table:table-cell table:formula="of:=[.$L$2]*[.G555]^3+[.$L$3]*[.G555]^2+[.$K$4]*[.G555]+[.$K$5]" office:value-type="float" office:value="34.3841460034695" calcext:value-type="float">
            <text:p>34,38414600346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4" calcext:value-type="float">
            <text:p>554</text:p>
          </table:table-cell>
          <table:table-cell table:formula="of:=[.$L$2]*[.G556]^3+[.$L$3]*[.G556]^2+[.$K$4]*[.G556]+[.$K$5]" office:value-type="float" office:value="34.4321599030262" calcext:value-type="float">
            <text:p>34,4321599030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5" calcext:value-type="float">
            <text:p>555</text:p>
          </table:table-cell>
          <table:table-cell table:formula="of:=[.$L$2]*[.G557]^3+[.$L$3]*[.G557]^2+[.$K$4]*[.G557]+[.$K$5]" office:value-type="float" office:value="34.480138503327" calcext:value-type="float">
            <text:p>34,480138503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6" calcext:value-type="float">
            <text:p>556</text:p>
          </table:table-cell>
          <table:table-cell table:formula="of:=[.$L$2]*[.G558]^3+[.$L$3]*[.G558]^2+[.$K$4]*[.G558]+[.$K$5]" office:value-type="float" office:value="34.5280818359432" calcext:value-type="float">
            <text:p>34,5280818359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7" calcext:value-type="float">
            <text:p>557</text:p>
          </table:table-cell>
          <table:table-cell table:formula="of:=[.$L$2]*[.G559]^3+[.$L$3]*[.G559]^2+[.$K$4]*[.G559]+[.$K$5]" office:value-type="float" office:value="34.5759899324465" calcext:value-type="float">
            <text:p>34,5759899324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8" calcext:value-type="float">
            <text:p>558</text:p>
          </table:table-cell>
          <table:table-cell table:formula="of:=[.$L$2]*[.G560]^3+[.$L$3]*[.G560]^2+[.$K$4]*[.G560]+[.$K$5]" office:value-type="float" office:value="34.6238628244085" calcext:value-type="float">
            <text:p>34,6238628244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9" calcext:value-type="float">
            <text:p>559</text:p>
          </table:table-cell>
          <table:table-cell table:formula="of:=[.$L$2]*[.G561]^3+[.$L$3]*[.G561]^2+[.$K$4]*[.G561]+[.$K$5]" office:value-type="float" office:value="34.6717005434006" calcext:value-type="float">
            <text:p>34,6717005434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0" calcext:value-type="float">
            <text:p>560</text:p>
          </table:table-cell>
          <table:table-cell table:formula="of:=[.$L$2]*[.G562]^3+[.$L$3]*[.G562]^2+[.$K$4]*[.G562]+[.$K$5]" office:value-type="float" office:value="34.7195031209946" calcext:value-type="float">
            <text:p>34,7195031209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1" calcext:value-type="float">
            <text:p>561</text:p>
          </table:table-cell>
          <table:table-cell table:formula="of:=[.$L$2]*[.G563]^3+[.$L$3]*[.G563]^2+[.$K$4]*[.G563]+[.$K$5]" office:value-type="float" office:value="34.7672705887618" calcext:value-type="float">
            <text:p>34,76727058876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2" calcext:value-type="float">
            <text:p>562</text:p>
          </table:table-cell>
          <table:table-cell table:formula="of:=[.$L$2]*[.G564]^3+[.$L$3]*[.G564]^2+[.$K$4]*[.G564]+[.$K$5]" office:value-type="float" office:value="34.815002978274" calcext:value-type="float">
            <text:p>34,815002978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3" calcext:value-type="float">
            <text:p>563</text:p>
          </table:table-cell>
          <table:table-cell table:formula="of:=[.$L$2]*[.G565]^3+[.$L$3]*[.G565]^2+[.$K$4]*[.G565]+[.$K$5]" office:value-type="float" office:value="34.8627003211026" calcext:value-type="float">
            <text:p>34,86270032110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4" calcext:value-type="float">
            <text:p>564</text:p>
          </table:table-cell>
          <table:table-cell table:formula="of:=[.$L$2]*[.G566]^3+[.$L$3]*[.G566]^2+[.$K$4]*[.G566]+[.$K$5]" office:value-type="float" office:value="34.9103626488192" calcext:value-type="float">
            <text:p>34,9103626488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5" calcext:value-type="float">
            <text:p>565</text:p>
          </table:table-cell>
          <table:table-cell table:formula="of:=[.$L$2]*[.G567]^3+[.$L$3]*[.G567]^2+[.$K$4]*[.G567]+[.$K$5]" office:value-type="float" office:value="34.9579899929954" calcext:value-type="float">
            <text:p>34,9579899929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6" calcext:value-type="float">
            <text:p>566</text:p>
          </table:table-cell>
          <table:table-cell table:formula="of:=[.$L$2]*[.G568]^3+[.$L$3]*[.G568]^2+[.$K$4]*[.G568]+[.$K$5]" office:value-type="float" office:value="35.0055823852028" calcext:value-type="float">
            <text:p>35,00558238520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7" calcext:value-type="float">
            <text:p>567</text:p>
          </table:table-cell>
          <table:table-cell table:formula="of:=[.$L$2]*[.G569]^3+[.$L$3]*[.G569]^2+[.$K$4]*[.G569]+[.$K$5]" office:value-type="float" office:value="35.0531398570128" calcext:value-type="float">
            <text:p>35,0531398570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8" calcext:value-type="float">
            <text:p>568</text:p>
          </table:table-cell>
          <table:table-cell table:formula="of:=[.$L$2]*[.G570]^3+[.$L$3]*[.G570]^2+[.$K$4]*[.G570]+[.$K$5]" office:value-type="float" office:value="35.1006624399972" calcext:value-type="float">
            <text:p>35,1006624399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9" calcext:value-type="float">
            <text:p>569</text:p>
          </table:table-cell>
          <table:table-cell table:formula="of:=[.$L$2]*[.G571]^3+[.$L$3]*[.G571]^2+[.$K$4]*[.G571]+[.$K$5]" office:value-type="float" office:value="35.1481501657273" calcext:value-type="float">
            <text:p>35,14815016572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0" calcext:value-type="float">
            <text:p>570</text:p>
          </table:table-cell>
          <table:table-cell table:formula="of:=[.$L$2]*[.G572]^3+[.$L$3]*[.G572]^2+[.$K$4]*[.G572]+[.$K$5]" office:value-type="float" office:value="35.1956030657749" calcext:value-type="float">
            <text:p>35,19560306577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1" calcext:value-type="float">
            <text:p>571</text:p>
          </table:table-cell>
          <table:table-cell table:formula="of:=[.$L$2]*[.G573]^3+[.$L$3]*[.G573]^2+[.$K$4]*[.G573]+[.$K$5]" office:value-type="float" office:value="35.2430211717114" calcext:value-type="float">
            <text:p>35,2430211717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2" calcext:value-type="float">
            <text:p>572</text:p>
          </table:table-cell>
          <table:table-cell table:formula="of:=[.$L$2]*[.G574]^3+[.$L$3]*[.G574]^2+[.$K$4]*[.G574]+[.$K$5]" office:value-type="float" office:value="35.2904045151084" calcext:value-type="float">
            <text:p>35,29040451510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3" calcext:value-type="float">
            <text:p>573</text:p>
          </table:table-cell>
          <table:table-cell table:formula="of:=[.$L$2]*[.G575]^3+[.$L$3]*[.G575]^2+[.$K$4]*[.G575]+[.$K$5]" office:value-type="float" office:value="35.3377531275376" calcext:value-type="float">
            <text:p>35,33775312753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4" calcext:value-type="float">
            <text:p>574</text:p>
          </table:table-cell>
          <table:table-cell table:formula="of:=[.$L$2]*[.G576]^3+[.$L$3]*[.G576]^2+[.$K$4]*[.G576]+[.$K$5]" office:value-type="float" office:value="35.3850670405703" calcext:value-type="float">
            <text:p>35,3850670405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5" calcext:value-type="float">
            <text:p>575</text:p>
          </table:table-cell>
          <table:table-cell table:formula="of:=[.$L$2]*[.G577]^3+[.$L$3]*[.G577]^2+[.$K$4]*[.G577]+[.$K$5]" office:value-type="float" office:value="35.4323462857783" calcext:value-type="float">
            <text:p>35,43234628577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6" calcext:value-type="float">
            <text:p>576</text:p>
          </table:table-cell>
          <table:table-cell table:formula="of:=[.$L$2]*[.G578]^3+[.$L$3]*[.G578]^2+[.$K$4]*[.G578]+[.$K$5]" office:value-type="float" office:value="35.4795908947331" calcext:value-type="float">
            <text:p>35,4795908947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7" calcext:value-type="float">
            <text:p>577</text:p>
          </table:table-cell>
          <table:table-cell table:formula="of:=[.$L$2]*[.G579]^3+[.$L$3]*[.G579]^2+[.$K$4]*[.G579]+[.$K$5]" office:value-type="float" office:value="35.5268008990062" calcext:value-type="float">
            <text:p>35,52680089900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8" calcext:value-type="float">
            <text:p>578</text:p>
          </table:table-cell>
          <table:table-cell table:formula="of:=[.$L$2]*[.G580]^3+[.$L$3]*[.G580]^2+[.$K$4]*[.G580]+[.$K$5]" office:value-type="float" office:value="35.5739763301691" calcext:value-type="float">
            <text:p>35,5739763301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9" calcext:value-type="float">
            <text:p>579</text:p>
          </table:table-cell>
          <table:table-cell table:formula="of:=[.$L$2]*[.G581]^3+[.$L$3]*[.G581]^2+[.$K$4]*[.G581]+[.$K$5]" office:value-type="float" office:value="35.6211172197936" calcext:value-type="float">
            <text:p>35,6211172197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0" calcext:value-type="float">
            <text:p>580</text:p>
          </table:table-cell>
          <table:table-cell table:formula="of:=[.$L$2]*[.G582]^3+[.$L$3]*[.G582]^2+[.$K$4]*[.G582]+[.$K$5]" office:value-type="float" office:value="35.6682235994511" calcext:value-type="float">
            <text:p>35,66822359945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1" calcext:value-type="float">
            <text:p>581</text:p>
          </table:table-cell>
          <table:table-cell table:formula="of:=[.$L$2]*[.G583]^3+[.$L$3]*[.G583]^2+[.$K$4]*[.G583]+[.$K$5]" office:value-type="float" office:value="35.7152955007131" calcext:value-type="float">
            <text:p>35,7152955007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2" calcext:value-type="float">
            <text:p>582</text:p>
          </table:table-cell>
          <table:table-cell table:formula="of:=[.$L$2]*[.G584]^3+[.$L$3]*[.G584]^2+[.$K$4]*[.G584]+[.$K$5]" office:value-type="float" office:value="35.7623329551514" calcext:value-type="float">
            <text:p>35,7623329551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3" calcext:value-type="float">
            <text:p>583</text:p>
          </table:table-cell>
          <table:table-cell table:formula="of:=[.$L$2]*[.G585]^3+[.$L$3]*[.G585]^2+[.$K$4]*[.G585]+[.$K$5]" office:value-type="float" office:value="35.8093359943373" calcext:value-type="float">
            <text:p>35,8093359943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4" calcext:value-type="float">
            <text:p>584</text:p>
          </table:table-cell>
          <table:table-cell table:formula="of:=[.$L$2]*[.G586]^3+[.$L$3]*[.G586]^2+[.$K$4]*[.G586]+[.$K$5]" office:value-type="float" office:value="35.8563046498425" calcext:value-type="float">
            <text:p>35,8563046498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5" calcext:value-type="float">
            <text:p>585</text:p>
          </table:table-cell>
          <table:table-cell table:formula="of:=[.$L$2]*[.G587]^3+[.$L$3]*[.G587]^2+[.$K$4]*[.G587]+[.$K$5]" office:value-type="float" office:value="35.9032389532385" calcext:value-type="float">
            <text:p>35,9032389532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6" calcext:value-type="float">
            <text:p>586</text:p>
          </table:table-cell>
          <table:table-cell table:formula="of:=[.$L$2]*[.G588]^3+[.$L$3]*[.G588]^2+[.$K$4]*[.G588]+[.$K$5]" office:value-type="float" office:value="35.950138936097" calcext:value-type="float">
            <text:p>35,950138936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7" calcext:value-type="float">
            <text:p>587</text:p>
          </table:table-cell>
          <table:table-cell table:formula="of:=[.$L$2]*[.G589]^3+[.$L$3]*[.G589]^2+[.$K$4]*[.G589]+[.$K$5]" office:value-type="float" office:value="35.9970046299894" calcext:value-type="float">
            <text:p>35,9970046299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8" calcext:value-type="float">
            <text:p>588</text:p>
          </table:table-cell>
          <table:table-cell table:formula="of:=[.$L$2]*[.G590]^3+[.$L$3]*[.G590]^2+[.$K$4]*[.G590]+[.$K$5]" office:value-type="float" office:value="36.0438360664874" calcext:value-type="float">
            <text:p>36,0438360664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9" calcext:value-type="float">
            <text:p>589</text:p>
          </table:table-cell>
          <table:table-cell table:formula="of:=[.$L$2]*[.G591]^3+[.$L$3]*[.G591]^2+[.$K$4]*[.G591]+[.$K$5]" office:value-type="float" office:value="36.0906332771624" calcext:value-type="float">
            <text:p>36,0906332771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0" calcext:value-type="float">
            <text:p>590</text:p>
          </table:table-cell>
          <table:table-cell table:formula="of:=[.$L$2]*[.G592]^3+[.$L$3]*[.G592]^2+[.$K$4]*[.G592]+[.$K$5]" office:value-type="float" office:value="36.1373962935861" calcext:value-type="float">
            <text:p>36,13739629358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1" calcext:value-type="float">
            <text:p>591</text:p>
          </table:table-cell>
          <table:table-cell table:formula="of:=[.$L$2]*[.G593]^3+[.$L$3]*[.G593]^2+[.$K$4]*[.G593]+[.$K$5]" office:value-type="float" office:value="36.18412514733" calcext:value-type="float">
            <text:p>36,18412514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2" calcext:value-type="float">
            <text:p>592</text:p>
          </table:table-cell>
          <table:table-cell table:formula="of:=[.$L$2]*[.G594]^3+[.$L$3]*[.G594]^2+[.$K$4]*[.G594]+[.$K$5]" office:value-type="float" office:value="36.2308198699657" calcext:value-type="float">
            <text:p>36,23081986996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3" calcext:value-type="float">
            <text:p>593</text:p>
          </table:table-cell>
          <table:table-cell table:formula="of:=[.$L$2]*[.G595]^3+[.$L$3]*[.G595]^2+[.$K$4]*[.G595]+[.$K$5]" office:value-type="float" office:value="36.2774804930647" calcext:value-type="float">
            <text:p>36,2774804930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4" calcext:value-type="float">
            <text:p>594</text:p>
          </table:table-cell>
          <table:table-cell table:formula="of:=[.$L$2]*[.G596]^3+[.$L$3]*[.G596]^2+[.$K$4]*[.G596]+[.$K$5]" office:value-type="float" office:value="36.3241070481986" calcext:value-type="float">
            <text:p>36,3241070481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5" calcext:value-type="float">
            <text:p>595</text:p>
          </table:table-cell>
          <table:table-cell table:formula="of:=[.$L$2]*[.G597]^3+[.$L$3]*[.G597]^2+[.$K$4]*[.G597]+[.$K$5]" office:value-type="float" office:value="36.370699566939" calcext:value-type="float">
            <text:p>36,370699566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6" calcext:value-type="float">
            <text:p>596</text:p>
          </table:table-cell>
          <table:table-cell table:formula="of:=[.$L$2]*[.G598]^3+[.$L$3]*[.G598]^2+[.$K$4]*[.G598]+[.$K$5]" office:value-type="float" office:value="36.4172580808575" calcext:value-type="float">
            <text:p>36,4172580808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7" calcext:value-type="float">
            <text:p>597</text:p>
          </table:table-cell>
          <table:table-cell table:formula="of:=[.$L$2]*[.G599]^3+[.$L$3]*[.G599]^2+[.$K$4]*[.G599]+[.$K$5]" office:value-type="float" office:value="36.4637826215255" calcext:value-type="float">
            <text:p>36,4637826215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8" calcext:value-type="float">
            <text:p>598</text:p>
          </table:table-cell>
          <table:table-cell table:formula="of:=[.$L$2]*[.G600]^3+[.$L$3]*[.G600]^2+[.$K$4]*[.G600]+[.$K$5]" office:value-type="float" office:value="36.5102732205147" calcext:value-type="float">
            <text:p>36,51027322051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9" calcext:value-type="float">
            <text:p>599</text:p>
          </table:table-cell>
          <table:table-cell table:formula="of:=[.$L$2]*[.G601]^3+[.$L$3]*[.G601]^2+[.$K$4]*[.G601]+[.$K$5]" office:value-type="float" office:value="36.5567299093966" calcext:value-type="float">
            <text:p>36,5567299093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0" calcext:value-type="float">
            <text:p>600</text:p>
          </table:table-cell>
          <table:table-cell table:formula="of:=[.$L$2]*[.G602]^3+[.$L$3]*[.G602]^2+[.$K$4]*[.G602]+[.$K$5]" office:value-type="float" office:value="36.6031527197428" calcext:value-type="float">
            <text:p>36,6031527197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1" calcext:value-type="float">
            <text:p>601</text:p>
          </table:table-cell>
          <table:table-cell table:formula="of:=[.$L$2]*[.G603]^3+[.$L$3]*[.G603]^2+[.$K$4]*[.G603]+[.$K$5]" office:value-type="float" office:value="36.6495416831248" calcext:value-type="float">
            <text:p>36,6495416831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2" calcext:value-type="float">
            <text:p>602</text:p>
          </table:table-cell>
          <table:table-cell table:formula="of:=[.$L$2]*[.G604]^3+[.$L$3]*[.G604]^2+[.$K$4]*[.G604]+[.$K$5]" office:value-type="float" office:value="36.6958968311143" calcext:value-type="float">
            <text:p>36,6958968311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3" calcext:value-type="float">
            <text:p>603</text:p>
          </table:table-cell>
          <table:table-cell table:formula="of:=[.$L$2]*[.G605]^3+[.$L$3]*[.G605]^2+[.$K$4]*[.G605]+[.$K$5]" office:value-type="float" office:value="36.7422181952827" calcext:value-type="float">
            <text:p>36,7422181952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4" calcext:value-type="float">
            <text:p>604</text:p>
          </table:table-cell>
          <table:table-cell table:formula="of:=[.$L$2]*[.G606]^3+[.$L$3]*[.G606]^2+[.$K$4]*[.G606]+[.$K$5]" office:value-type="float" office:value="36.7885058072017" calcext:value-type="float">
            <text:p>36,78850580720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5" calcext:value-type="float">
            <text:p>605</text:p>
          </table:table-cell>
          <table:table-cell table:formula="of:=[.$L$2]*[.G607]^3+[.$L$3]*[.G607]^2+[.$K$4]*[.G607]+[.$K$5]" office:value-type="float" office:value="36.8347596984427" calcext:value-type="float">
            <text:p>36,8347596984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6" calcext:value-type="float">
            <text:p>606</text:p>
          </table:table-cell>
          <table:table-cell table:formula="of:=[.$L$2]*[.G608]^3+[.$L$3]*[.G608]^2+[.$K$4]*[.G608]+[.$K$5]" office:value-type="float" office:value="36.8809799005774" calcext:value-type="float">
            <text:p>36,8809799005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7" calcext:value-type="float">
            <text:p>607</text:p>
          </table:table-cell>
          <table:table-cell table:formula="of:=[.$L$2]*[.G609]^3+[.$L$3]*[.G609]^2+[.$K$4]*[.G609]+[.$K$5]" office:value-type="float" office:value="36.9271664451774" calcext:value-type="float">
            <text:p>36,9271664451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8" calcext:value-type="float">
            <text:p>608</text:p>
          </table:table-cell>
          <table:table-cell table:formula="of:=[.$L$2]*[.G610]^3+[.$L$3]*[.G610]^2+[.$K$4]*[.G610]+[.$K$5]" office:value-type="float" office:value="36.9733193638141" calcext:value-type="float">
            <text:p>36,97331936381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9" calcext:value-type="float">
            <text:p>609</text:p>
          </table:table-cell>
          <table:table-cell table:formula="of:=[.$L$2]*[.G611]^3+[.$L$3]*[.G611]^2+[.$K$4]*[.G611]+[.$K$5]" office:value-type="float" office:value="37.0194386880592" calcext:value-type="float">
            <text:p>37,01943868805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0" calcext:value-type="float">
            <text:p>610</text:p>
          </table:table-cell>
          <table:table-cell table:formula="of:=[.$L$2]*[.G612]^3+[.$L$3]*[.G612]^2+[.$K$4]*[.G612]+[.$K$5]" office:value-type="float" office:value="37.0655244494842" calcext:value-type="float">
            <text:p>37,0655244494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1" calcext:value-type="float">
            <text:p>611</text:p>
          </table:table-cell>
          <table:table-cell table:formula="of:=[.$L$2]*[.G613]^3+[.$L$3]*[.G613]^2+[.$K$4]*[.G613]+[.$K$5]" office:value-type="float" office:value="37.1115766796606" calcext:value-type="float">
            <text:p>37,1115766796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2" calcext:value-type="float">
            <text:p>612</text:p>
          </table:table-cell>
          <table:table-cell table:formula="of:=[.$L$2]*[.G614]^3+[.$L$3]*[.G614]^2+[.$K$4]*[.G614]+[.$K$5]" office:value-type="float" office:value="37.1575954101601" calcext:value-type="float">
            <text:p>37,1575954101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3" calcext:value-type="float">
            <text:p>613</text:p>
          </table:table-cell>
          <table:table-cell table:formula="of:=[.$L$2]*[.G615]^3+[.$L$3]*[.G615]^2+[.$K$4]*[.G615]+[.$K$5]" office:value-type="float" office:value="37.2035806725542" calcext:value-type="float">
            <text:p>37,2035806725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4" calcext:value-type="float">
            <text:p>614</text:p>
          </table:table-cell>
          <table:table-cell table:formula="of:=[.$L$2]*[.G616]^3+[.$L$3]*[.G616]^2+[.$K$4]*[.G616]+[.$K$5]" office:value-type="float" office:value="37.2495324984145" calcext:value-type="float">
            <text:p>37,24953249841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5" calcext:value-type="float">
            <text:p>615</text:p>
          </table:table-cell>
          <table:table-cell table:formula="of:=[.$L$2]*[.G617]^3+[.$L$3]*[.G617]^2+[.$K$4]*[.G617]+[.$K$5]" office:value-type="float" office:value="37.2954509193125" calcext:value-type="float">
            <text:p>37,2954509193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6" calcext:value-type="float">
            <text:p>616</text:p>
          </table:table-cell>
          <table:table-cell table:formula="of:=[.$L$2]*[.G618]^3+[.$L$3]*[.G618]^2+[.$K$4]*[.G618]+[.$K$5]" office:value-type="float" office:value="37.3413359668198" calcext:value-type="float">
            <text:p>37,34133596681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7" calcext:value-type="float">
            <text:p>617</text:p>
          </table:table-cell>
          <table:table-cell table:formula="of:=[.$L$2]*[.G619]^3+[.$L$3]*[.G619]^2+[.$K$4]*[.G619]+[.$K$5]" office:value-type="float" office:value="37.3871876725079" calcext:value-type="float">
            <text:p>37,3871876725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8" calcext:value-type="float">
            <text:p>618</text:p>
          </table:table-cell>
          <table:table-cell table:formula="of:=[.$L$2]*[.G620]^3+[.$L$3]*[.G620]^2+[.$K$4]*[.G620]+[.$K$5]" office:value-type="float" office:value="37.4330060679485" calcext:value-type="float">
            <text:p>37,4330060679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9" calcext:value-type="float">
            <text:p>619</text:p>
          </table:table-cell>
          <table:table-cell table:formula="of:=[.$L$2]*[.G621]^3+[.$L$3]*[.G621]^2+[.$K$4]*[.G621]+[.$K$5]" office:value-type="float" office:value="37.478791184713" calcext:value-type="float">
            <text:p>37,4787911847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0" calcext:value-type="float">
            <text:p>620</text:p>
          </table:table-cell>
          <table:table-cell table:formula="of:=[.$L$2]*[.G622]^3+[.$L$3]*[.G622]^2+[.$K$4]*[.G622]+[.$K$5]" office:value-type="float" office:value="37.5245430543731" calcext:value-type="float">
            <text:p>37,5245430543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1" calcext:value-type="float">
            <text:p>621</text:p>
          </table:table-cell>
          <table:table-cell table:formula="of:=[.$L$2]*[.G623]^3+[.$L$3]*[.G623]^2+[.$K$4]*[.G623]+[.$K$5]" office:value-type="float" office:value="37.5702617085003" calcext:value-type="float">
            <text:p>37,57026170850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2" calcext:value-type="float">
            <text:p>622</text:p>
          </table:table-cell>
          <table:table-cell table:formula="of:=[.$L$2]*[.G624]^3+[.$L$3]*[.G624]^2+[.$K$4]*[.G624]+[.$K$5]" office:value-type="float" office:value="37.6159471786661" calcext:value-type="float">
            <text:p>37,6159471786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3" calcext:value-type="float">
            <text:p>623</text:p>
          </table:table-cell>
          <table:table-cell table:formula="of:=[.$L$2]*[.G625]^3+[.$L$3]*[.G625]^2+[.$K$4]*[.G625]+[.$K$5]" office:value-type="float" office:value="37.6615994964422" calcext:value-type="float">
            <text:p>37,6615994964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4" calcext:value-type="float">
            <text:p>624</text:p>
          </table:table-cell>
          <table:table-cell table:formula="of:=[.$L$2]*[.G626]^3+[.$L$3]*[.G626]^2+[.$K$4]*[.G626]+[.$K$5]" office:value-type="float" office:value="37.7072186934001" calcext:value-type="float">
            <text:p>37,7072186934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5" calcext:value-type="float">
            <text:p>625</text:p>
          </table:table-cell>
          <table:table-cell table:formula="of:=[.$L$2]*[.G627]^3+[.$L$3]*[.G627]^2+[.$K$4]*[.G627]+[.$K$5]" office:value-type="float" office:value="37.7528048011113" calcext:value-type="float">
            <text:p>37,75280480111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6" calcext:value-type="float">
            <text:p>626</text:p>
          </table:table-cell>
          <table:table-cell table:formula="of:=[.$L$2]*[.G628]^3+[.$L$3]*[.G628]^2+[.$K$4]*[.G628]+[.$K$5]" office:value-type="float" office:value="37.7983578511474" calcext:value-type="float">
            <text:p>37,7983578511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7" calcext:value-type="float">
            <text:p>627</text:p>
          </table:table-cell>
          <table:table-cell table:formula="of:=[.$L$2]*[.G629]^3+[.$L$3]*[.G629]^2+[.$K$4]*[.G629]+[.$K$5]" office:value-type="float" office:value="37.8438778750801" calcext:value-type="float">
            <text:p>37,8438778750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8" calcext:value-type="float">
            <text:p>628</text:p>
          </table:table-cell>
          <table:table-cell table:formula="of:=[.$L$2]*[.G630]^3+[.$L$3]*[.G630]^2+[.$K$4]*[.G630]+[.$K$5]" office:value-type="float" office:value="37.8893649044808" calcext:value-type="float">
            <text:p>37,8893649044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9" calcext:value-type="float">
            <text:p>629</text:p>
          </table:table-cell>
          <table:table-cell table:formula="of:=[.$L$2]*[.G631]^3+[.$L$3]*[.G631]^2+[.$K$4]*[.G631]+[.$K$5]" office:value-type="float" office:value="37.934818970921" calcext:value-type="float">
            <text:p>37,934818970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0" calcext:value-type="float">
            <text:p>630</text:p>
          </table:table-cell>
          <table:table-cell table:formula="of:=[.$L$2]*[.G632]^3+[.$L$3]*[.G632]^2+[.$K$4]*[.G632]+[.$K$5]" office:value-type="float" office:value="37.9802401059725" calcext:value-type="float">
            <text:p>37,9802401059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1" calcext:value-type="float">
            <text:p>631</text:p>
          </table:table-cell>
          <table:table-cell table:formula="of:=[.$L$2]*[.G633]^3+[.$L$3]*[.G633]^2+[.$K$4]*[.G633]+[.$K$5]" office:value-type="float" office:value="38.0256283412067" calcext:value-type="float">
            <text:p>38,0256283412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2" calcext:value-type="float">
            <text:p>632</text:p>
          </table:table-cell>
          <table:table-cell table:formula="of:=[.$L$2]*[.G634]^3+[.$L$3]*[.G634]^2+[.$K$4]*[.G634]+[.$K$5]" office:value-type="float" office:value="38.0709837081952" calcext:value-type="float">
            <text:p>38,0709837081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3" calcext:value-type="float">
            <text:p>633</text:p>
          </table:table-cell>
          <table:table-cell table:formula="of:=[.$L$2]*[.G635]^3+[.$L$3]*[.G635]^2+[.$K$4]*[.G635]+[.$K$5]" office:value-type="float" office:value="38.1163062385095" calcext:value-type="float">
            <text:p>38,11630623850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4" calcext:value-type="float">
            <text:p>634</text:p>
          </table:table-cell>
          <table:table-cell table:formula="of:=[.$L$2]*[.G636]^3+[.$L$3]*[.G636]^2+[.$K$4]*[.G636]+[.$K$5]" office:value-type="float" office:value="38.1615959637213" calcext:value-type="float">
            <text:p>38,1615959637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5" calcext:value-type="float">
            <text:p>635</text:p>
          </table:table-cell>
          <table:table-cell table:formula="of:=[.$L$2]*[.G637]^3+[.$L$3]*[.G637]^2+[.$K$4]*[.G637]+[.$K$5]" office:value-type="float" office:value="38.206852915402" calcext:value-type="float">
            <text:p>38,206852915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6" calcext:value-type="float">
            <text:p>636</text:p>
          </table:table-cell>
          <table:table-cell table:formula="of:=[.$L$2]*[.G638]^3+[.$L$3]*[.G638]^2+[.$K$4]*[.G638]+[.$K$5]" office:value-type="float" office:value="38.2520771251233" calcext:value-type="float">
            <text:p>38,252077125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7" calcext:value-type="float">
            <text:p>637</text:p>
          </table:table-cell>
          <table:table-cell table:formula="of:=[.$L$2]*[.G639]^3+[.$L$3]*[.G639]^2+[.$K$4]*[.G639]+[.$K$5]" office:value-type="float" office:value="38.2972686244568" calcext:value-type="float">
            <text:p>38,2972686244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8" calcext:value-type="float">
            <text:p>638</text:p>
          </table:table-cell>
          <table:table-cell table:formula="of:=[.$L$2]*[.G640]^3+[.$L$3]*[.G640]^2+[.$K$4]*[.G640]+[.$K$5]" office:value-type="float" office:value="38.3424274449739" calcext:value-type="float">
            <text:p>38,3424274449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9" calcext:value-type="float">
            <text:p>639</text:p>
          </table:table-cell>
          <table:table-cell table:formula="of:=[.$L$2]*[.G641]^3+[.$L$3]*[.G641]^2+[.$K$4]*[.G641]+[.$K$5]" office:value-type="float" office:value="38.3875536182462" calcext:value-type="float">
            <text:p>38,387553618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0" calcext:value-type="float">
            <text:p>640</text:p>
          </table:table-cell>
          <table:table-cell table:formula="of:=[.$L$2]*[.G642]^3+[.$L$3]*[.G642]^2+[.$K$4]*[.G642]+[.$K$5]" office:value-type="float" office:value="38.4326471758453" calcext:value-type="float">
            <text:p>38,43264717584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1" calcext:value-type="float">
            <text:p>641</text:p>
          </table:table-cell>
          <table:table-cell table:formula="of:=[.$L$2]*[.G643]^3+[.$L$3]*[.G643]^2+[.$K$4]*[.G643]+[.$K$5]" office:value-type="float" office:value="38.4777081493428" calcext:value-type="float">
            <text:p>38,4777081493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2" calcext:value-type="float">
            <text:p>642</text:p>
          </table:table-cell>
          <table:table-cell table:formula="of:=[.$L$2]*[.G644]^3+[.$L$3]*[.G644]^2+[.$K$4]*[.G644]+[.$K$5]" office:value-type="float" office:value="38.5227365703102" calcext:value-type="float">
            <text:p>38,5227365703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3" calcext:value-type="float">
            <text:p>643</text:p>
          </table:table-cell>
          <table:table-cell table:formula="of:=[.$L$2]*[.G645]^3+[.$L$3]*[.G645]^2+[.$K$4]*[.G645]+[.$K$5]" office:value-type="float" office:value="38.5677324703191" calcext:value-type="float">
            <text:p>38,5677324703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4" calcext:value-type="float">
            <text:p>644</text:p>
          </table:table-cell>
          <table:table-cell table:formula="of:=[.$L$2]*[.G646]^3+[.$L$3]*[.G646]^2+[.$K$4]*[.G646]+[.$K$5]" office:value-type="float" office:value="38.6126958809411" calcext:value-type="float">
            <text:p>38,61269588094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5" calcext:value-type="float">
            <text:p>645</text:p>
          </table:table-cell>
          <table:table-cell table:formula="of:=[.$L$2]*[.G647]^3+[.$L$3]*[.G647]^2+[.$K$4]*[.G647]+[.$K$5]" office:value-type="float" office:value="38.6576268337477" calcext:value-type="float">
            <text:p>38,6576268337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6" calcext:value-type="float">
            <text:p>646</text:p>
          </table:table-cell>
          <table:table-cell table:formula="of:=[.$L$2]*[.G648]^3+[.$L$3]*[.G648]^2+[.$K$4]*[.G648]+[.$K$5]" office:value-type="float" office:value="38.7025253603104" calcext:value-type="float">
            <text:p>38,7025253603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7" calcext:value-type="float">
            <text:p>647</text:p>
          </table:table-cell>
          <table:table-cell table:formula="of:=[.$L$2]*[.G649]^3+[.$L$3]*[.G649]^2+[.$K$4]*[.G649]+[.$K$5]" office:value-type="float" office:value="38.7473914922009" calcext:value-type="float">
            <text:p>38,7473914922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8" calcext:value-type="float">
            <text:p>648</text:p>
          </table:table-cell>
          <table:table-cell table:formula="of:=[.$L$2]*[.G650]^3+[.$L$3]*[.G650]^2+[.$K$4]*[.G650]+[.$K$5]" office:value-type="float" office:value="38.7922252609907" calcext:value-type="float">
            <text:p>38,7922252609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9" calcext:value-type="float">
            <text:p>649</text:p>
          </table:table-cell>
          <table:table-cell table:formula="of:=[.$L$2]*[.G651]^3+[.$L$3]*[.G651]^2+[.$K$4]*[.G651]+[.$K$5]" office:value-type="float" office:value="38.8370266982514" calcext:value-type="float">
            <text:p>38,8370266982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0" calcext:value-type="float">
            <text:p>650</text:p>
          </table:table-cell>
          <table:table-cell table:formula="of:=[.$L$2]*[.G652]^3+[.$L$3]*[.G652]^2+[.$K$4]*[.G652]+[.$K$5]" office:value-type="float" office:value="38.8817958355544" calcext:value-type="float">
            <text:p>38,88179583555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1" calcext:value-type="float">
            <text:p>651</text:p>
          </table:table-cell>
          <table:table-cell table:formula="of:=[.$L$2]*[.G653]^3+[.$L$3]*[.G653]^2+[.$K$4]*[.G653]+[.$K$5]" office:value-type="float" office:value="38.9265327044715" calcext:value-type="float">
            <text:p>38,9265327044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2" calcext:value-type="float">
            <text:p>652</text:p>
          </table:table-cell>
          <table:table-cell table:formula="of:=[.$L$2]*[.G654]^3+[.$L$3]*[.G654]^2+[.$K$4]*[.G654]+[.$K$5]" office:value-type="float" office:value="38.9712373365742" calcext:value-type="float">
            <text:p>38,9712373365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3" calcext:value-type="float">
            <text:p>653</text:p>
          </table:table-cell>
          <table:table-cell table:formula="of:=[.$L$2]*[.G655]^3+[.$L$3]*[.G655]^2+[.$K$4]*[.G655]+[.$K$5]" office:value-type="float" office:value="39.0159097634339" calcext:value-type="float">
            <text:p>39,0159097634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4" calcext:value-type="float">
            <text:p>654</text:p>
          </table:table-cell>
          <table:table-cell table:formula="of:=[.$L$2]*[.G656]^3+[.$L$3]*[.G656]^2+[.$K$4]*[.G656]+[.$K$5]" office:value-type="float" office:value="39.0605500166224" calcext:value-type="float">
            <text:p>39,0605500166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5" calcext:value-type="float">
            <text:p>655</text:p>
          </table:table-cell>
          <table:table-cell table:formula="of:=[.$L$2]*[.G657]^3+[.$L$3]*[.G657]^2+[.$K$4]*[.G657]+[.$K$5]" office:value-type="float" office:value="39.1051581277111" calcext:value-type="float">
            <text:p>39,10515812771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6" calcext:value-type="float">
            <text:p>656</text:p>
          </table:table-cell>
          <table:table-cell table:formula="of:=[.$L$2]*[.G658]^3+[.$L$3]*[.G658]^2+[.$K$4]*[.G658]+[.$K$5]" office:value-type="float" office:value="39.1497341282715" calcext:value-type="float">
            <text:p>39,1497341282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7" calcext:value-type="float">
            <text:p>657</text:p>
          </table:table-cell>
          <table:table-cell table:formula="of:=[.$L$2]*[.G659]^3+[.$L$3]*[.G659]^2+[.$K$4]*[.G659]+[.$K$5]" office:value-type="float" office:value="39.1942780498754" calcext:value-type="float">
            <text:p>39,1942780498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8" calcext:value-type="float">
            <text:p>658</text:p>
          </table:table-cell>
          <table:table-cell table:formula="of:=[.$L$2]*[.G660]^3+[.$L$3]*[.G660]^2+[.$K$4]*[.G660]+[.$K$5]" office:value-type="float" office:value="39.2387899240942" calcext:value-type="float">
            <text:p>39,2387899240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9" calcext:value-type="float">
            <text:p>659</text:p>
          </table:table-cell>
          <table:table-cell table:formula="of:=[.$L$2]*[.G661]^3+[.$L$3]*[.G661]^2+[.$K$4]*[.G661]+[.$K$5]" office:value-type="float" office:value="39.2832697824995" calcext:value-type="float">
            <text:p>39,2832697824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0" calcext:value-type="float">
            <text:p>660</text:p>
          </table:table-cell>
          <table:table-cell table:formula="of:=[.$L$2]*[.G662]^3+[.$L$3]*[.G662]^2+[.$K$4]*[.G662]+[.$K$5]" office:value-type="float" office:value="39.3277176566628" calcext:value-type="float">
            <text:p>39,3277176566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1" calcext:value-type="float">
            <text:p>661</text:p>
          </table:table-cell>
          <table:table-cell table:formula="of:=[.$L$2]*[.G663]^3+[.$L$3]*[.G663]^2+[.$K$4]*[.G663]+[.$K$5]" office:value-type="float" office:value="39.3721335781558" calcext:value-type="float">
            <text:p>39,37213357815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2" calcext:value-type="float">
            <text:p>662</text:p>
          </table:table-cell>
          <table:table-cell table:formula="of:=[.$L$2]*[.G664]^3+[.$L$3]*[.G664]^2+[.$K$4]*[.G664]+[.$K$5]" office:value-type="float" office:value="39.41651757855" calcext:value-type="float">
            <text:p>39,41651757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3" calcext:value-type="float">
            <text:p>663</text:p>
          </table:table-cell>
          <table:table-cell table:formula="of:=[.$L$2]*[.G665]^3+[.$L$3]*[.G665]^2+[.$K$4]*[.G665]+[.$K$5]" office:value-type="float" office:value="39.4608696894169" calcext:value-type="float">
            <text:p>39,4608696894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4" calcext:value-type="float">
            <text:p>664</text:p>
          </table:table-cell>
          <table:table-cell table:formula="of:=[.$L$2]*[.G666]^3+[.$L$3]*[.G666]^2+[.$K$4]*[.G666]+[.$K$5]" office:value-type="float" office:value="39.5051899423281" calcext:value-type="float">
            <text:p>39,5051899423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5" calcext:value-type="float">
            <text:p>665</text:p>
          </table:table-cell>
          <table:table-cell table:formula="of:=[.$L$2]*[.G667]^3+[.$L$3]*[.G667]^2+[.$K$4]*[.G667]+[.$K$5]" office:value-type="float" office:value="39.5494783688552" calcext:value-type="float">
            <text:p>39,5494783688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6" calcext:value-type="float">
            <text:p>666</text:p>
          </table:table-cell>
          <table:table-cell table:formula="of:=[.$L$2]*[.G668]^3+[.$L$3]*[.G668]^2+[.$K$4]*[.G668]+[.$K$5]" office:value-type="float" office:value="39.5937350005697" calcext:value-type="float">
            <text:p>39,5937350005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7" calcext:value-type="float">
            <text:p>667</text:p>
          </table:table-cell>
          <table:table-cell table:formula="of:=[.$L$2]*[.G669]^3+[.$L$3]*[.G669]^2+[.$K$4]*[.G669]+[.$K$5]" office:value-type="float" office:value="39.6379598690432" calcext:value-type="float">
            <text:p>39,6379598690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8" calcext:value-type="float">
            <text:p>668</text:p>
          </table:table-cell>
          <table:table-cell table:formula="of:=[.$L$2]*[.G670]^3+[.$L$3]*[.G670]^2+[.$K$4]*[.G670]+[.$K$5]" office:value-type="float" office:value="39.6821530058473" calcext:value-type="float">
            <text:p>39,6821530058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9" calcext:value-type="float">
            <text:p>669</text:p>
          </table:table-cell>
          <table:table-cell table:formula="of:=[.$L$2]*[.G671]^3+[.$L$3]*[.G671]^2+[.$K$4]*[.G671]+[.$K$5]" office:value-type="float" office:value="39.7263144425535" calcext:value-type="float">
            <text:p>39,7263144425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0" calcext:value-type="float">
            <text:p>670</text:p>
          </table:table-cell>
          <table:table-cell table:formula="of:=[.$L$2]*[.G672]^3+[.$L$3]*[.G672]^2+[.$K$4]*[.G672]+[.$K$5]" office:value-type="float" office:value="39.7704442107334" calcext:value-type="float">
            <text:p>39,7704442107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1" calcext:value-type="float">
            <text:p>671</text:p>
          </table:table-cell>
          <table:table-cell table:formula="of:=[.$L$2]*[.G673]^3+[.$L$3]*[.G673]^2+[.$K$4]*[.G673]+[.$K$5]" office:value-type="float" office:value="39.8145423419585" calcext:value-type="float">
            <text:p>39,8145423419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2" calcext:value-type="float">
            <text:p>672</text:p>
          </table:table-cell>
          <table:table-cell table:formula="of:=[.$L$2]*[.G674]^3+[.$L$3]*[.G674]^2+[.$K$4]*[.G674]+[.$K$5]" office:value-type="float" office:value="39.8586088678005" calcext:value-type="float">
            <text:p>39,8586088678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3" calcext:value-type="float">
            <text:p>673</text:p>
          </table:table-cell>
          <table:table-cell table:formula="of:=[.$L$2]*[.G675]^3+[.$L$3]*[.G675]^2+[.$K$4]*[.G675]+[.$K$5]" office:value-type="float" office:value="39.9026438198308" calcext:value-type="float">
            <text:p>39,9026438198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4" calcext:value-type="float">
            <text:p>674</text:p>
          </table:table-cell>
          <table:table-cell table:formula="of:=[.$L$2]*[.G676]^3+[.$L$3]*[.G676]^2+[.$K$4]*[.G676]+[.$K$5]" office:value-type="float" office:value="39.9466472296211" calcext:value-type="float">
            <text:p>39,9466472296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5" calcext:value-type="float">
            <text:p>675</text:p>
          </table:table-cell>
          <table:table-cell table:formula="of:=[.$L$2]*[.G677]^3+[.$L$3]*[.G677]^2+[.$K$4]*[.G677]+[.$K$5]" office:value-type="float" office:value="39.9906191287429" calcext:value-type="float">
            <text:p>39,9906191287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6" calcext:value-type="float">
            <text:p>676</text:p>
          </table:table-cell>
          <table:table-cell table:formula="of:=[.$L$2]*[.G678]^3+[.$L$3]*[.G678]^2+[.$K$4]*[.G678]+[.$K$5]" office:value-type="float" office:value="40.0345595487677" calcext:value-type="float">
            <text:p>40,0345595487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7" calcext:value-type="float">
            <text:p>677</text:p>
          </table:table-cell>
          <table:table-cell table:formula="of:=[.$L$2]*[.G679]^3+[.$L$3]*[.G679]^2+[.$K$4]*[.G679]+[.$K$5]" office:value-type="float" office:value="40.0784685212672" calcext:value-type="float">
            <text:p>40,0784685212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8" calcext:value-type="float">
            <text:p>678</text:p>
          </table:table-cell>
          <table:table-cell table:formula="of:=[.$L$2]*[.G680]^3+[.$L$3]*[.G680]^2+[.$K$4]*[.G680]+[.$K$5]" office:value-type="float" office:value="40.1223460778129" calcext:value-type="float">
            <text:p>40,1223460778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9" calcext:value-type="float">
            <text:p>679</text:p>
          </table:table-cell>
          <table:table-cell table:formula="of:=[.$L$2]*[.G681]^3+[.$L$3]*[.G681]^2+[.$K$4]*[.G681]+[.$K$5]" office:value-type="float" office:value="40.1661922499763" calcext:value-type="float">
            <text:p>40,1661922499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0" calcext:value-type="float">
            <text:p>680</text:p>
          </table:table-cell>
          <table:table-cell table:formula="of:=[.$L$2]*[.G682]^3+[.$L$3]*[.G682]^2+[.$K$4]*[.G682]+[.$K$5]" office:value-type="float" office:value="40.210007069329" calcext:value-type="float">
            <text:p>40,210007069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1" calcext:value-type="float">
            <text:p>681</text:p>
          </table:table-cell>
          <table:table-cell table:formula="of:=[.$L$2]*[.G683]^3+[.$L$3]*[.G683]^2+[.$K$4]*[.G683]+[.$K$5]" office:value-type="float" office:value="40.2537905674426" calcext:value-type="float">
            <text:p>40,2537905674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2" calcext:value-type="float">
            <text:p>682</text:p>
          </table:table-cell>
          <table:table-cell table:formula="of:=[.$L$2]*[.G684]^3+[.$L$3]*[.G684]^2+[.$K$4]*[.G684]+[.$K$5]" office:value-type="float" office:value="40.2975427758887" calcext:value-type="float">
            <text:p>40,2975427758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3" calcext:value-type="float">
            <text:p>683</text:p>
          </table:table-cell>
          <table:table-cell table:formula="of:=[.$L$2]*[.G685]^3+[.$L$3]*[.G685]^2+[.$K$4]*[.G685]+[.$K$5]" office:value-type="float" office:value="40.3412637262388" calcext:value-type="float">
            <text:p>40,3412637262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4" calcext:value-type="float">
            <text:p>684</text:p>
          </table:table-cell>
          <table:table-cell table:formula="of:=[.$L$2]*[.G686]^3+[.$L$3]*[.G686]^2+[.$K$4]*[.G686]+[.$K$5]" office:value-type="float" office:value="40.3849534500644" calcext:value-type="float">
            <text:p>40,3849534500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5" calcext:value-type="float">
            <text:p>685</text:p>
          </table:table-cell>
          <table:table-cell table:formula="of:=[.$L$2]*[.G687]^3+[.$L$3]*[.G687]^2+[.$K$4]*[.G687]+[.$K$5]" office:value-type="float" office:value="40.4286119789372" calcext:value-type="float">
            <text:p>40,4286119789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6" calcext:value-type="float">
            <text:p>686</text:p>
          </table:table-cell>
          <table:table-cell table:formula="of:=[.$L$2]*[.G688]^3+[.$L$3]*[.G688]^2+[.$K$4]*[.G688]+[.$K$5]" office:value-type="float" office:value="40.4722393444286" calcext:value-type="float">
            <text:p>40,4722393444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7" calcext:value-type="float">
            <text:p>687</text:p>
          </table:table-cell>
          <table:table-cell table:formula="of:=[.$L$2]*[.G689]^3+[.$L$3]*[.G689]^2+[.$K$4]*[.G689]+[.$K$5]" office:value-type="float" office:value="40.5158355781103" calcext:value-type="float">
            <text:p>40,5158355781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8" calcext:value-type="float">
            <text:p>688</text:p>
          </table:table-cell>
          <table:table-cell table:formula="of:=[.$L$2]*[.G690]^3+[.$L$3]*[.G690]^2+[.$K$4]*[.G690]+[.$K$5]" office:value-type="float" office:value="40.5594007115539" calcext:value-type="float">
            <text:p>40,5594007115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9" calcext:value-type="float">
            <text:p>689</text:p>
          </table:table-cell>
          <table:table-cell table:formula="of:=[.$L$2]*[.G691]^3+[.$L$3]*[.G691]^2+[.$K$4]*[.G691]+[.$K$5]" office:value-type="float" office:value="40.6029347763308" calcext:value-type="float">
            <text:p>40,6029347763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0" calcext:value-type="float">
            <text:p>690</text:p>
          </table:table-cell>
          <table:table-cell table:formula="of:=[.$L$2]*[.G692]^3+[.$L$3]*[.G692]^2+[.$K$4]*[.G692]+[.$K$5]" office:value-type="float" office:value="40.6464378040127" calcext:value-type="float">
            <text:p>40,6464378040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1" calcext:value-type="float">
            <text:p>691</text:p>
          </table:table-cell>
          <table:table-cell table:formula="of:=[.$L$2]*[.G693]^3+[.$L$3]*[.G693]^2+[.$K$4]*[.G693]+[.$K$5]" office:value-type="float" office:value="40.689909826171" calcext:value-type="float">
            <text:p>40,689909826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2" calcext:value-type="float">
            <text:p>692</text:p>
          </table:table-cell>
          <table:table-cell table:formula="of:=[.$L$2]*[.G694]^3+[.$L$3]*[.G694]^2+[.$K$4]*[.G694]+[.$K$5]" office:value-type="float" office:value="40.7333508743775" calcext:value-type="float">
            <text:p>40,7333508743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3" calcext:value-type="float">
            <text:p>693</text:p>
          </table:table-cell>
          <table:table-cell table:formula="of:=[.$L$2]*[.G695]^3+[.$L$3]*[.G695]^2+[.$K$4]*[.G695]+[.$K$5]" office:value-type="float" office:value="40.7767609802036" calcext:value-type="float">
            <text:p>40,7767609802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4" calcext:value-type="float">
            <text:p>694</text:p>
          </table:table-cell>
          <table:table-cell table:formula="of:=[.$L$2]*[.G696]^3+[.$L$3]*[.G696]^2+[.$K$4]*[.G696]+[.$K$5]" office:value-type="float" office:value="40.8201401752209" calcext:value-type="float">
            <text:p>40,8201401752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5" calcext:value-type="float">
            <text:p>695</text:p>
          </table:table-cell>
          <table:table-cell table:formula="of:=[.$L$2]*[.G697]^3+[.$L$3]*[.G697]^2+[.$K$4]*[.G697]+[.$K$5]" office:value-type="float" office:value="40.8634884910009" calcext:value-type="float">
            <text:p>40,8634884910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6" calcext:value-type="float">
            <text:p>696</text:p>
          </table:table-cell>
          <table:table-cell table:formula="of:=[.$L$2]*[.G698]^3+[.$L$3]*[.G698]^2+[.$K$4]*[.G698]+[.$K$5]" office:value-type="float" office:value="40.9068059591153" calcext:value-type="float">
            <text:p>40,9068059591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7" calcext:value-type="float">
            <text:p>697</text:p>
          </table:table-cell>
          <table:table-cell table:formula="of:=[.$L$2]*[.G699]^3+[.$L$3]*[.G699]^2+[.$K$4]*[.G699]+[.$K$5]" office:value-type="float" office:value="40.9500926111355" calcext:value-type="float">
            <text:p>40,9500926111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8" calcext:value-type="float">
            <text:p>698</text:p>
          </table:table-cell>
          <table:table-cell table:formula="of:=[.$L$2]*[.G700]^3+[.$L$3]*[.G700]^2+[.$K$4]*[.G700]+[.$K$5]" office:value-type="float" office:value="40.9933484786332" calcext:value-type="float">
            <text:p>40,9933484786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9" calcext:value-type="float">
            <text:p>699</text:p>
          </table:table-cell>
          <table:table-cell table:formula="of:=[.$L$2]*[.G701]^3+[.$L$3]*[.G701]^2+[.$K$4]*[.G701]+[.$K$5]" office:value-type="float" office:value="41.0365735931799" calcext:value-type="float">
            <text:p>41,0365735931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0" calcext:value-type="float">
            <text:p>700</text:p>
          </table:table-cell>
          <table:table-cell table:formula="of:=[.$L$2]*[.G702]^3+[.$L$3]*[.G702]^2+[.$K$4]*[.G702]+[.$K$5]" office:value-type="float" office:value="41.0797679863472" calcext:value-type="float">
            <text:p>41,0797679863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1" calcext:value-type="float">
            <text:p>701</text:p>
          </table:table-cell>
          <table:table-cell table:formula="of:=[.$L$2]*[.G703]^3+[.$L$3]*[.G703]^2+[.$K$4]*[.G703]+[.$K$5]" office:value-type="float" office:value="41.1229316897067" calcext:value-type="float">
            <text:p>41,1229316897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2" calcext:value-type="float">
            <text:p>702</text:p>
          </table:table-cell>
          <table:table-cell table:formula="of:=[.$L$2]*[.G704]^3+[.$L$3]*[.G704]^2+[.$K$4]*[.G704]+[.$K$5]" office:value-type="float" office:value="41.1660647348298" calcext:value-type="float">
            <text:p>41,1660647348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3" calcext:value-type="float">
            <text:p>703</text:p>
          </table:table-cell>
          <table:table-cell table:formula="of:=[.$L$2]*[.G705]^3+[.$L$3]*[.G705]^2+[.$K$4]*[.G705]+[.$K$5]" office:value-type="float" office:value="41.2091671532882" calcext:value-type="float">
            <text:p>41,20916715328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4" calcext:value-type="float">
            <text:p>704</text:p>
          </table:table-cell>
          <table:table-cell table:formula="of:=[.$L$2]*[.G706]^3+[.$L$3]*[.G706]^2+[.$K$4]*[.G706]+[.$K$5]" office:value-type="float" office:value="41.2522389766534" calcext:value-type="float">
            <text:p>41,25223897665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5" calcext:value-type="float">
            <text:p>705</text:p>
          </table:table-cell>
          <table:table-cell table:formula="of:=[.$L$2]*[.G707]^3+[.$L$3]*[.G707]^2+[.$K$4]*[.G707]+[.$K$5]" office:value-type="float" office:value="41.295280236497" calcext:value-type="float">
            <text:p>41,295280236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6" calcext:value-type="float">
            <text:p>706</text:p>
          </table:table-cell>
          <table:table-cell table:formula="of:=[.$L$2]*[.G708]^3+[.$L$3]*[.G708]^2+[.$K$4]*[.G708]+[.$K$5]" office:value-type="float" office:value="41.3382909643906" calcext:value-type="float">
            <text:p>41,33829096439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7" calcext:value-type="float">
            <text:p>707</text:p>
          </table:table-cell>
          <table:table-cell table:formula="of:=[.$L$2]*[.G709]^3+[.$L$3]*[.G709]^2+[.$K$4]*[.G709]+[.$K$5]" office:value-type="float" office:value="41.3812711919057" calcext:value-type="float">
            <text:p>41,3812711919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8" calcext:value-type="float">
            <text:p>708</text:p>
          </table:table-cell>
          <table:table-cell table:formula="of:=[.$L$2]*[.G710]^3+[.$L$3]*[.G710]^2+[.$K$4]*[.G710]+[.$K$5]" office:value-type="float" office:value="41.4242209506138" calcext:value-type="float">
            <text:p>41,4242209506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9" calcext:value-type="float">
            <text:p>709</text:p>
          </table:table-cell>
          <table:table-cell table:formula="of:=[.$L$2]*[.G711]^3+[.$L$3]*[.G711]^2+[.$K$4]*[.G711]+[.$K$5]" office:value-type="float" office:value="41.4671402720866" calcext:value-type="float">
            <text:p>41,4671402720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0" calcext:value-type="float">
            <text:p>710</text:p>
          </table:table-cell>
          <table:table-cell table:formula="of:=[.$L$2]*[.G712]^3+[.$L$3]*[.G712]^2+[.$K$4]*[.G712]+[.$K$5]" office:value-type="float" office:value="41.5100291878956" calcext:value-type="float">
            <text:p>41,51002918789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1" calcext:value-type="float">
            <text:p>711</text:p>
          </table:table-cell>
          <table:table-cell table:formula="of:=[.$L$2]*[.G713]^3+[.$L$3]*[.G713]^2+[.$K$4]*[.G713]+[.$K$5]" office:value-type="float" office:value="41.5528877296124" calcext:value-type="float">
            <text:p>41,55288772961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2" calcext:value-type="float">
            <text:p>712</text:p>
          </table:table-cell>
          <table:table-cell table:formula="of:=[.$L$2]*[.G714]^3+[.$L$3]*[.G714]^2+[.$K$4]*[.G714]+[.$K$5]" office:value-type="float" office:value="41.5957159288085" calcext:value-type="float">
            <text:p>41,5957159288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3" calcext:value-type="float">
            <text:p>713</text:p>
          </table:table-cell>
          <table:table-cell table:formula="of:=[.$L$2]*[.G715]^3+[.$L$3]*[.G715]^2+[.$K$4]*[.G715]+[.$K$5]" office:value-type="float" office:value="41.6385138170555" calcext:value-type="float">
            <text:p>41,6385138170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4" calcext:value-type="float">
            <text:p>714</text:p>
          </table:table-cell>
          <table:table-cell table:formula="of:=[.$L$2]*[.G716]^3+[.$L$3]*[.G716]^2+[.$K$4]*[.G716]+[.$K$5]" office:value-type="float" office:value="41.681281425925" calcext:value-type="float">
            <text:p>41,681281425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5" calcext:value-type="float">
            <text:p>715</text:p>
          </table:table-cell>
          <table:table-cell table:formula="of:=[.$L$2]*[.G717]^3+[.$L$3]*[.G717]^2+[.$K$4]*[.G717]+[.$K$5]" office:value-type="float" office:value="41.7240187869884" calcext:value-type="float">
            <text:p>41,7240187869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6" calcext:value-type="float">
            <text:p>716</text:p>
          </table:table-cell>
          <table:table-cell table:formula="of:=[.$L$2]*[.G718]^3+[.$L$3]*[.G718]^2+[.$K$4]*[.G718]+[.$K$5]" office:value-type="float" office:value="41.7667259318175" calcext:value-type="float">
            <text:p>41,7667259318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7" calcext:value-type="float">
            <text:p>717</text:p>
          </table:table-cell>
          <table:table-cell table:formula="of:=[.$L$2]*[.G719]^3+[.$L$3]*[.G719]^2+[.$K$4]*[.G719]+[.$K$5]" office:value-type="float" office:value="41.8094028919837" calcext:value-type="float">
            <text:p>41,8094028919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8" calcext:value-type="float">
            <text:p>718</text:p>
          </table:table-cell>
          <table:table-cell table:formula="of:=[.$L$2]*[.G720]^3+[.$L$3]*[.G720]^2+[.$K$4]*[.G720]+[.$K$5]" office:value-type="float" office:value="41.8520496990586" calcext:value-type="float">
            <text:p>41,85204969905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9" calcext:value-type="float">
            <text:p>719</text:p>
          </table:table-cell>
          <table:table-cell table:formula="of:=[.$L$2]*[.G721]^3+[.$L$3]*[.G721]^2+[.$K$4]*[.G721]+[.$K$5]" office:value-type="float" office:value="41.8946663846138" calcext:value-type="float">
            <text:p>41,8946663846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0" calcext:value-type="float">
            <text:p>720</text:p>
          </table:table-cell>
          <table:table-cell table:formula="of:=[.$L$2]*[.G722]^3+[.$L$3]*[.G722]^2+[.$K$4]*[.G722]+[.$K$5]" office:value-type="float" office:value="41.9372529802208" calcext:value-type="float">
            <text:p>41,9372529802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1" calcext:value-type="float">
            <text:p>721</text:p>
          </table:table-cell>
          <table:table-cell table:formula="of:=[.$L$2]*[.G723]^3+[.$L$3]*[.G723]^2+[.$K$4]*[.G723]+[.$K$5]" office:value-type="float" office:value="41.9798095174512" calcext:value-type="float">
            <text:p>41,9798095174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2" calcext:value-type="float">
            <text:p>722</text:p>
          </table:table-cell>
          <table:table-cell table:formula="of:=[.$L$2]*[.G724]^3+[.$L$3]*[.G724]^2+[.$K$4]*[.G724]+[.$K$5]" office:value-type="float" office:value="42.0223360278766" calcext:value-type="float">
            <text:p>42,0223360278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3" calcext:value-type="float">
            <text:p>723</text:p>
          </table:table-cell>
          <table:table-cell table:formula="of:=[.$L$2]*[.G725]^3+[.$L$3]*[.G725]^2+[.$K$4]*[.G725]+[.$K$5]" office:value-type="float" office:value="42.0648325430685" calcext:value-type="float">
            <text:p>42,0648325430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4" calcext:value-type="float">
            <text:p>724</text:p>
          </table:table-cell>
          <table:table-cell table:formula="of:=[.$L$2]*[.G726]^3+[.$L$3]*[.G726]^2+[.$K$4]*[.G726]+[.$K$5]" office:value-type="float" office:value="42.1072990945985" calcext:value-type="float">
            <text:p>42,1072990945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5" calcext:value-type="float">
            <text:p>725</text:p>
          </table:table-cell>
          <table:table-cell table:formula="of:=[.$L$2]*[.G727]^3+[.$L$3]*[.G727]^2+[.$K$4]*[.G727]+[.$K$5]" office:value-type="float" office:value="42.1497357140381" calcext:value-type="float">
            <text:p>42,14973571403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6" calcext:value-type="float">
            <text:p>726</text:p>
          </table:table-cell>
          <table:table-cell table:formula="of:=[.$L$2]*[.G728]^3+[.$L$3]*[.G728]^2+[.$K$4]*[.G728]+[.$K$5]" office:value-type="float" office:value="42.1921424329589" calcext:value-type="float">
            <text:p>42,1921424329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7" calcext:value-type="float">
            <text:p>727</text:p>
          </table:table-cell>
          <table:table-cell table:formula="of:=[.$L$2]*[.G729]^3+[.$L$3]*[.G729]^2+[.$K$4]*[.G729]+[.$K$5]" office:value-type="float" office:value="42.2345192829326" calcext:value-type="float">
            <text:p>42,2345192829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8" calcext:value-type="float">
            <text:p>728</text:p>
          </table:table-cell>
          <table:table-cell table:formula="of:=[.$L$2]*[.G730]^3+[.$L$3]*[.G730]^2+[.$K$4]*[.G730]+[.$K$5]" office:value-type="float" office:value="42.2768662955305" calcext:value-type="float">
            <text:p>42,2768662955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9" calcext:value-type="float">
            <text:p>729</text:p>
          </table:table-cell>
          <table:table-cell table:formula="of:=[.$L$2]*[.G731]^3+[.$L$3]*[.G731]^2+[.$K$4]*[.G731]+[.$K$5]" office:value-type="float" office:value="42.3191835023244" calcext:value-type="float">
            <text:p>42,31918350232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0" calcext:value-type="float">
            <text:p>730</text:p>
          </table:table-cell>
          <table:table-cell table:formula="of:=[.$L$2]*[.G732]^3+[.$L$3]*[.G732]^2+[.$K$4]*[.G732]+[.$K$5]" office:value-type="float" office:value="42.3614709348857" calcext:value-type="float">
            <text:p>42,3614709348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1" calcext:value-type="float">
            <text:p>731</text:p>
          </table:table-cell>
          <table:table-cell table:formula="of:=[.$L$2]*[.G733]^3+[.$L$3]*[.G733]^2+[.$K$4]*[.G733]+[.$K$5]" office:value-type="float" office:value="42.403728624786" calcext:value-type="float">
            <text:p>42,403728624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2" calcext:value-type="float">
            <text:p>732</text:p>
          </table:table-cell>
          <table:table-cell table:formula="of:=[.$L$2]*[.G734]^3+[.$L$3]*[.G734]^2+[.$K$4]*[.G734]+[.$K$5]" office:value-type="float" office:value="42.445956603597" calcext:value-type="float">
            <text:p>42,445956603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3" calcext:value-type="float">
            <text:p>733</text:p>
          </table:table-cell>
          <table:table-cell table:formula="of:=[.$L$2]*[.G735]^3+[.$L$3]*[.G735]^2+[.$K$4]*[.G735]+[.$K$5]" office:value-type="float" office:value="42.48815490289" calcext:value-type="float">
            <text:p>42,48815490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4" calcext:value-type="float">
            <text:p>734</text:p>
          </table:table-cell>
          <table:table-cell table:formula="of:=[.$L$2]*[.G736]^3+[.$L$3]*[.G736]^2+[.$K$4]*[.G736]+[.$K$5]" office:value-type="float" office:value="42.5303235542368" calcext:value-type="float">
            <text:p>42,5303235542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5" calcext:value-type="float">
            <text:p>735</text:p>
          </table:table-cell>
          <table:table-cell table:formula="of:=[.$L$2]*[.G737]^3+[.$L$3]*[.G737]^2+[.$K$4]*[.G737]+[.$K$5]" office:value-type="float" office:value="42.5724625892089" calcext:value-type="float">
            <text:p>42,57246258920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6" calcext:value-type="float">
            <text:p>736</text:p>
          </table:table-cell>
          <table:table-cell table:formula="of:=[.$L$2]*[.G738]^3+[.$L$3]*[.G738]^2+[.$K$4]*[.G738]+[.$K$5]" office:value-type="float" office:value="42.6145720393778" calcext:value-type="float">
            <text:p>42,6145720393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7" calcext:value-type="float">
            <text:p>737</text:p>
          </table:table-cell>
          <table:table-cell table:formula="of:=[.$L$2]*[.G739]^3+[.$L$3]*[.G739]^2+[.$K$4]*[.G739]+[.$K$5]" office:value-type="float" office:value="42.6566519363151" calcext:value-type="float">
            <text:p>42,65665193631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8" calcext:value-type="float">
            <text:p>738</text:p>
          </table:table-cell>
          <table:table-cell table:formula="of:=[.$L$2]*[.G740]^3+[.$L$3]*[.G740]^2+[.$K$4]*[.G740]+[.$K$5]" office:value-type="float" office:value="42.6987023115924" calcext:value-type="float">
            <text:p>42,69870231159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9" calcext:value-type="float">
            <text:p>739</text:p>
          </table:table-cell>
          <table:table-cell table:formula="of:=[.$L$2]*[.G741]^3+[.$L$3]*[.G741]^2+[.$K$4]*[.G741]+[.$K$5]" office:value-type="float" office:value="42.7407231967813" calcext:value-type="float">
            <text:p>42,74072319678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0" calcext:value-type="float">
            <text:p>740</text:p>
          </table:table-cell>
          <table:table-cell table:formula="of:=[.$L$2]*[.G742]^3+[.$L$3]*[.G742]^2+[.$K$4]*[.G742]+[.$K$5]" office:value-type="float" office:value="42.7827146234532" calcext:value-type="float">
            <text:p>42,7827146234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1" calcext:value-type="float">
            <text:p>741</text:p>
          </table:table-cell>
          <table:table-cell table:formula="of:=[.$L$2]*[.G743]^3+[.$L$3]*[.G743]^2+[.$K$4]*[.G743]+[.$K$5]" office:value-type="float" office:value="42.8246766231797" calcext:value-type="float">
            <text:p>42,8246766231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2" calcext:value-type="float">
            <text:p>742</text:p>
          </table:table-cell>
          <table:table-cell table:formula="of:=[.$L$2]*[.G744]^3+[.$L$3]*[.G744]^2+[.$K$4]*[.G744]+[.$K$5]" office:value-type="float" office:value="42.8666092275325" calcext:value-type="float">
            <text:p>42,8666092275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3" calcext:value-type="float">
            <text:p>743</text:p>
          </table:table-cell>
          <table:table-cell table:formula="of:=[.$L$2]*[.G745]^3+[.$L$3]*[.G745]^2+[.$K$4]*[.G745]+[.$K$5]" office:value-type="float" office:value="42.9085124680831" calcext:value-type="float">
            <text:p>42,9085124680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4" calcext:value-type="float">
            <text:p>744</text:p>
          </table:table-cell>
          <table:table-cell table:formula="of:=[.$L$2]*[.G746]^3+[.$L$3]*[.G746]^2+[.$K$4]*[.G746]+[.$K$5]" office:value-type="float" office:value="42.950386376403" calcext:value-type="float">
            <text:p>42,950386376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5" calcext:value-type="float">
            <text:p>745</text:p>
          </table:table-cell>
          <table:table-cell table:formula="of:=[.$L$2]*[.G747]^3+[.$L$3]*[.G747]^2+[.$K$4]*[.G747]+[.$K$5]" office:value-type="float" office:value="42.9922309840638" calcext:value-type="float">
            <text:p>42,9922309840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6" calcext:value-type="float">
            <text:p>746</text:p>
          </table:table-cell>
          <table:table-cell table:formula="of:=[.$L$2]*[.G748]^3+[.$L$3]*[.G748]^2+[.$K$4]*[.G748]+[.$K$5]" office:value-type="float" office:value="43.0340463226371" calcext:value-type="float">
            <text:p>43,0340463226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7" calcext:value-type="float">
            <text:p>747</text:p>
          </table:table-cell>
          <table:table-cell table:formula="of:=[.$L$2]*[.G749]^3+[.$L$3]*[.G749]^2+[.$K$4]*[.G749]+[.$K$5]" office:value-type="float" office:value="43.0758324236944" calcext:value-type="float">
            <text:p>43,0758324236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8" calcext:value-type="float">
            <text:p>748</text:p>
          </table:table-cell>
          <table:table-cell table:formula="of:=[.$L$2]*[.G750]^3+[.$L$3]*[.G750]^2+[.$K$4]*[.G750]+[.$K$5]" office:value-type="float" office:value="43.1175893188073" calcext:value-type="float">
            <text:p>43,1175893188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9" calcext:value-type="float">
            <text:p>749</text:p>
          </table:table-cell>
          <table:table-cell table:formula="of:=[.$L$2]*[.G751]^3+[.$L$3]*[.G751]^2+[.$K$4]*[.G751]+[.$K$5]" office:value-type="float" office:value="43.1593170395474" calcext:value-type="float">
            <text:p>43,1593170395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0" calcext:value-type="float">
            <text:p>750</text:p>
          </table:table-cell>
          <table:table-cell table:formula="of:=[.$L$2]*[.G752]^3+[.$L$3]*[.G752]^2+[.$K$4]*[.G752]+[.$K$5]" office:value-type="float" office:value="43.2010156174862" calcext:value-type="float">
            <text:p>43,2010156174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1" calcext:value-type="float">
            <text:p>751</text:p>
          </table:table-cell>
          <table:table-cell table:formula="of:=[.$L$2]*[.G753]^3+[.$L$3]*[.G753]^2+[.$K$4]*[.G753]+[.$K$5]" office:value-type="float" office:value="43.2426850841952" calcext:value-type="float">
            <text:p>43,2426850841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2" calcext:value-type="float">
            <text:p>752</text:p>
          </table:table-cell>
          <table:table-cell table:formula="of:=[.$L$2]*[.G754]^3+[.$L$3]*[.G754]^2+[.$K$4]*[.G754]+[.$K$5]" office:value-type="float" office:value="43.2843254712462" calcext:value-type="float">
            <text:p>43,284325471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3" calcext:value-type="float">
            <text:p>753</text:p>
          </table:table-cell>
          <table:table-cell table:formula="of:=[.$L$2]*[.G755]^3+[.$L$3]*[.G755]^2+[.$K$4]*[.G755]+[.$K$5]" office:value-type="float" office:value="43.3259368102105" calcext:value-type="float">
            <text:p>43,3259368102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4" calcext:value-type="float">
            <text:p>754</text:p>
          </table:table-cell>
          <table:table-cell table:formula="of:=[.$L$2]*[.G756]^3+[.$L$3]*[.G756]^2+[.$K$4]*[.G756]+[.$K$5]" office:value-type="float" office:value="43.3675191326598" calcext:value-type="float">
            <text:p>43,3675191326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5" calcext:value-type="float">
            <text:p>755</text:p>
          </table:table-cell>
          <table:table-cell table:formula="of:=[.$L$2]*[.G757]^3+[.$L$3]*[.G757]^2+[.$K$4]*[.G757]+[.$K$5]" office:value-type="float" office:value="43.4090724701657" calcext:value-type="float">
            <text:p>43,40907247016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6" calcext:value-type="float">
            <text:p>756</text:p>
          </table:table-cell>
          <table:table-cell table:formula="of:=[.$L$2]*[.G758]^3+[.$L$3]*[.G758]^2+[.$K$4]*[.G758]+[.$K$5]" office:value-type="float" office:value="43.4505968542996" calcext:value-type="float">
            <text:p>43,4505968542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7" calcext:value-type="float">
            <text:p>757</text:p>
          </table:table-cell>
          <table:table-cell table:formula="of:=[.$L$2]*[.G759]^3+[.$L$3]*[.G759]^2+[.$K$4]*[.G759]+[.$K$5]" office:value-type="float" office:value="43.4920923166332" calcext:value-type="float">
            <text:p>43,4920923166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8" calcext:value-type="float">
            <text:p>758</text:p>
          </table:table-cell>
          <table:table-cell table:formula="of:=[.$L$2]*[.G760]^3+[.$L$3]*[.G760]^2+[.$K$4]*[.G760]+[.$K$5]" office:value-type="float" office:value="43.533558888738" calcext:value-type="float">
            <text:p>43,533558888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9" calcext:value-type="float">
            <text:p>759</text:p>
          </table:table-cell>
          <table:table-cell table:formula="of:=[.$L$2]*[.G761]^3+[.$L$3]*[.G761]^2+[.$K$4]*[.G761]+[.$K$5]" office:value-type="float" office:value="43.5749966021856" calcext:value-type="float">
            <text:p>43,57499660218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0" calcext:value-type="float">
            <text:p>760</text:p>
          </table:table-cell>
          <table:table-cell table:formula="of:=[.$L$2]*[.G762]^3+[.$L$3]*[.G762]^2+[.$K$4]*[.G762]+[.$K$5]" office:value-type="float" office:value="43.6164054885476" calcext:value-type="float">
            <text:p>43,6164054885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1" calcext:value-type="float">
            <text:p>761</text:p>
          </table:table-cell>
          <table:table-cell table:formula="of:=[.$L$2]*[.G763]^3+[.$L$3]*[.G763]^2+[.$K$4]*[.G763]+[.$K$5]" office:value-type="float" office:value="43.6577855793955" calcext:value-type="float">
            <text:p>43,6577855793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2" calcext:value-type="float">
            <text:p>762</text:p>
          </table:table-cell>
          <table:table-cell table:formula="of:=[.$L$2]*[.G764]^3+[.$L$3]*[.G764]^2+[.$K$4]*[.G764]+[.$K$5]" office:value-type="float" office:value="43.6991369063009" calcext:value-type="float">
            <text:p>43,6991369063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3" calcext:value-type="float">
            <text:p>763</text:p>
          </table:table-cell>
          <table:table-cell table:formula="of:=[.$L$2]*[.G765]^3+[.$L$3]*[.G765]^2+[.$K$4]*[.G765]+[.$K$5]" office:value-type="float" office:value="43.7404595008353" calcext:value-type="float">
            <text:p>43,7404595008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4" calcext:value-type="float">
            <text:p>764</text:p>
          </table:table-cell>
          <table:table-cell table:formula="of:=[.$L$2]*[.G766]^3+[.$L$3]*[.G766]^2+[.$K$4]*[.G766]+[.$K$5]" office:value-type="float" office:value="43.7817533945703" calcext:value-type="float">
            <text:p>43,7817533945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5" calcext:value-type="float">
            <text:p>765</text:p>
          </table:table-cell>
          <table:table-cell table:formula="of:=[.$L$2]*[.G767]^3+[.$L$3]*[.G767]^2+[.$K$4]*[.G767]+[.$K$5]" office:value-type="float" office:value="43.8230186190774" calcext:value-type="float">
            <text:p>43,8230186190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6" calcext:value-type="float">
            <text:p>766</text:p>
          </table:table-cell>
          <table:table-cell table:formula="of:=[.$L$2]*[.G768]^3+[.$L$3]*[.G768]^2+[.$K$4]*[.G768]+[.$K$5]" office:value-type="float" office:value="43.8642552059283" calcext:value-type="float">
            <text:p>43,8642552059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7" calcext:value-type="float">
            <text:p>767</text:p>
          </table:table-cell>
          <table:table-cell table:formula="of:=[.$L$2]*[.G769]^3+[.$L$3]*[.G769]^2+[.$K$4]*[.G769]+[.$K$5]" office:value-type="float" office:value="43.9054631866945" calcext:value-type="float">
            <text:p>43,90546318669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8" calcext:value-type="float">
            <text:p>768</text:p>
          </table:table-cell>
          <table:table-cell table:formula="of:=[.$L$2]*[.G770]^3+[.$L$3]*[.G770]^2+[.$K$4]*[.G770]+[.$K$5]" office:value-type="float" office:value="43.9466425929476" calcext:value-type="float">
            <text:p>43,9466425929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9" calcext:value-type="float">
            <text:p>769</text:p>
          </table:table-cell>
          <table:table-cell table:formula="of:=[.$L$2]*[.G771]^3+[.$L$3]*[.G771]^2+[.$K$4]*[.G771]+[.$K$5]" office:value-type="float" office:value="43.987793456259" calcext:value-type="float">
            <text:p>43,987793456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0" calcext:value-type="float">
            <text:p>770</text:p>
          </table:table-cell>
          <table:table-cell table:formula="of:=[.$L$2]*[.G772]^3+[.$L$3]*[.G772]^2+[.$K$4]*[.G772]+[.$K$5]" office:value-type="float" office:value="44.0289158082004" calcext:value-type="float">
            <text:p>44,0289158082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1" calcext:value-type="float">
            <text:p>771</text:p>
          </table:table-cell>
          <table:table-cell table:formula="of:=[.$L$2]*[.G773]^3+[.$L$3]*[.G773]^2+[.$K$4]*[.G773]+[.$K$5]" office:value-type="float" office:value="44.0700096803434" calcext:value-type="float">
            <text:p>44,0700096803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2" calcext:value-type="float">
            <text:p>772</text:p>
          </table:table-cell>
          <table:table-cell table:formula="of:=[.$L$2]*[.G774]^3+[.$L$3]*[.G774]^2+[.$K$4]*[.G774]+[.$K$5]" office:value-type="float" office:value="44.1110751042595" calcext:value-type="float">
            <text:p>44,1110751042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3" calcext:value-type="float">
            <text:p>773</text:p>
          </table:table-cell>
          <table:table-cell table:formula="of:=[.$L$2]*[.G775]^3+[.$L$3]*[.G775]^2+[.$K$4]*[.G775]+[.$K$5]" office:value-type="float" office:value="44.1521121115203" calcext:value-type="float">
            <text:p>44,1521121115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4" calcext:value-type="float">
            <text:p>774</text:p>
          </table:table-cell>
          <table:table-cell table:formula="of:=[.$L$2]*[.G776]^3+[.$L$3]*[.G776]^2+[.$K$4]*[.G776]+[.$K$5]" office:value-type="float" office:value="44.1931207336973" calcext:value-type="float">
            <text:p>44,1931207336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5" calcext:value-type="float">
            <text:p>775</text:p>
          </table:table-cell>
          <table:table-cell table:formula="of:=[.$L$2]*[.G777]^3+[.$L$3]*[.G777]^2+[.$K$4]*[.G777]+[.$K$5]" office:value-type="float" office:value="44.234101002362" calcext:value-type="float">
            <text:p>44,234101002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6" calcext:value-type="float">
            <text:p>776</text:p>
          </table:table-cell>
          <table:table-cell table:formula="of:=[.$L$2]*[.G778]^3+[.$L$3]*[.G778]^2+[.$K$4]*[.G778]+[.$K$5]" office:value-type="float" office:value="44.2750529490862" calcext:value-type="float">
            <text:p>44,2750529490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7" calcext:value-type="float">
            <text:p>777</text:p>
          </table:table-cell>
          <table:table-cell table:formula="of:=[.$L$2]*[.G779]^3+[.$L$3]*[.G779]^2+[.$K$4]*[.G779]+[.$K$5]" office:value-type="float" office:value="44.3159766054412" calcext:value-type="float">
            <text:p>44,3159766054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8" calcext:value-type="float">
            <text:p>778</text:p>
          </table:table-cell>
          <table:table-cell table:formula="of:=[.$L$2]*[.G780]^3+[.$L$3]*[.G780]^2+[.$K$4]*[.G780]+[.$K$5]" office:value-type="float" office:value="44.3568720029988" calcext:value-type="float">
            <text:p>44,3568720029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9" calcext:value-type="float">
            <text:p>779</text:p>
          </table:table-cell>
          <table:table-cell table:formula="of:=[.$L$2]*[.G781]^3+[.$L$3]*[.G781]^2+[.$K$4]*[.G781]+[.$K$5]" office:value-type="float" office:value="44.3977391733304" calcext:value-type="float">
            <text:p>44,3977391733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0" calcext:value-type="float">
            <text:p>780</text:p>
          </table:table-cell>
          <table:table-cell table:formula="of:=[.$L$2]*[.G782]^3+[.$L$3]*[.G782]^2+[.$K$4]*[.G782]+[.$K$5]" office:value-type="float" office:value="44.4385781480076" calcext:value-type="float">
            <text:p>44,4385781480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1" calcext:value-type="float">
            <text:p>781</text:p>
          </table:table-cell>
          <table:table-cell table:formula="of:=[.$L$2]*[.G783]^3+[.$L$3]*[.G783]^2+[.$K$4]*[.G783]+[.$K$5]" office:value-type="float" office:value="44.4793889586019" calcext:value-type="float">
            <text:p>44,4793889586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2" calcext:value-type="float">
            <text:p>782</text:p>
          </table:table-cell>
          <table:table-cell table:formula="of:=[.$L$2]*[.G784]^3+[.$L$3]*[.G784]^2+[.$K$4]*[.G784]+[.$K$5]" office:value-type="float" office:value="44.520171636685" calcext:value-type="float">
            <text:p>44,520171636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3" calcext:value-type="float">
            <text:p>783</text:p>
          </table:table-cell>
          <table:table-cell table:formula="of:=[.$L$2]*[.G785]^3+[.$L$3]*[.G785]^2+[.$K$4]*[.G785]+[.$K$5]" office:value-type="float" office:value="44.5609262138284" calcext:value-type="float">
            <text:p>44,56092621382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4" calcext:value-type="float">
            <text:p>784</text:p>
          </table:table-cell>
          <table:table-cell table:formula="of:=[.$L$2]*[.G786]^3+[.$L$3]*[.G786]^2+[.$K$4]*[.G786]+[.$K$5]" office:value-type="float" office:value="44.6016527216037" calcext:value-type="float">
            <text:p>44,6016527216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5" calcext:value-type="float">
            <text:p>785</text:p>
          </table:table-cell>
          <table:table-cell table:formula="of:=[.$L$2]*[.G787]^3+[.$L$3]*[.G787]^2+[.$K$4]*[.G787]+[.$K$5]" office:value-type="float" office:value="44.6423511915824" calcext:value-type="float">
            <text:p>44,6423511915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6" calcext:value-type="float">
            <text:p>786</text:p>
          </table:table-cell>
          <table:table-cell table:formula="of:=[.$L$2]*[.G788]^3+[.$L$3]*[.G788]^2+[.$K$4]*[.G788]+[.$K$5]" office:value-type="float" office:value="44.6830216553361" calcext:value-type="float">
            <text:p>44,6830216553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7" calcext:value-type="float">
            <text:p>787</text:p>
          </table:table-cell>
          <table:table-cell table:formula="of:=[.$L$2]*[.G789]^3+[.$L$3]*[.G789]^2+[.$K$4]*[.G789]+[.$K$5]" office:value-type="float" office:value="44.7236641444363" calcext:value-type="float">
            <text:p>44,7236641444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8" calcext:value-type="float">
            <text:p>788</text:p>
          </table:table-cell>
          <table:table-cell table:formula="of:=[.$L$2]*[.G790]^3+[.$L$3]*[.G790]^2+[.$K$4]*[.G790]+[.$K$5]" office:value-type="float" office:value="44.7642786904546" calcext:value-type="float">
            <text:p>44,76427869045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9" calcext:value-type="float">
            <text:p>789</text:p>
          </table:table-cell>
          <table:table-cell table:formula="of:=[.$L$2]*[.G791]^3+[.$L$3]*[.G791]^2+[.$K$4]*[.G791]+[.$K$5]" office:value-type="float" office:value="44.8048653249626" calcext:value-type="float">
            <text:p>44,80486532496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0" calcext:value-type="float">
            <text:p>790</text:p>
          </table:table-cell>
          <table:table-cell table:formula="of:=[.$L$2]*[.G792]^3+[.$L$3]*[.G792]^2+[.$K$4]*[.G792]+[.$K$5]" office:value-type="float" office:value="44.8454240795319" calcext:value-type="float">
            <text:p>44,8454240795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1" calcext:value-type="float">
            <text:p>791</text:p>
          </table:table-cell>
          <table:table-cell table:formula="of:=[.$L$2]*[.G793]^3+[.$L$3]*[.G793]^2+[.$K$4]*[.G793]+[.$K$5]" office:value-type="float" office:value="44.8859549857339" calcext:value-type="float">
            <text:p>44,8859549857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2" calcext:value-type="float">
            <text:p>792</text:p>
          </table:table-cell>
          <table:table-cell table:formula="of:=[.$L$2]*[.G794]^3+[.$L$3]*[.G794]^2+[.$K$4]*[.G794]+[.$K$5]" office:value-type="float" office:value="44.9264580751403" calcext:value-type="float">
            <text:p>44,9264580751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3" calcext:value-type="float">
            <text:p>793</text:p>
          </table:table-cell>
          <table:table-cell table:formula="of:=[.$L$2]*[.G795]^3+[.$L$3]*[.G795]^2+[.$K$4]*[.G795]+[.$K$5]" office:value-type="float" office:value="44.9669333793227" calcext:value-type="float">
            <text:p>44,9669333793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4" calcext:value-type="float">
            <text:p>794</text:p>
          </table:table-cell>
          <table:table-cell table:formula="of:=[.$L$2]*[.G796]^3+[.$L$3]*[.G796]^2+[.$K$4]*[.G796]+[.$K$5]" office:value-type="float" office:value="45.0073809298525" calcext:value-type="float">
            <text:p>45,0073809298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5" calcext:value-type="float">
            <text:p>795</text:p>
          </table:table-cell>
          <table:table-cell table:formula="of:=[.$L$2]*[.G797]^3+[.$L$3]*[.G797]^2+[.$K$4]*[.G797]+[.$K$5]" office:value-type="float" office:value="45.0478007583014" calcext:value-type="float">
            <text:p>45,0478007583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6" calcext:value-type="float">
            <text:p>796</text:p>
          </table:table-cell>
          <table:table-cell table:formula="of:=[.$L$2]*[.G798]^3+[.$L$3]*[.G798]^2+[.$K$4]*[.G798]+[.$K$5]" office:value-type="float" office:value="45.0881928962409" calcext:value-type="float">
            <text:p>45,0881928962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7" calcext:value-type="float">
            <text:p>797</text:p>
          </table:table-cell>
          <table:table-cell table:formula="of:=[.$L$2]*[.G799]^3+[.$L$3]*[.G799]^2+[.$K$4]*[.G799]+[.$K$5]" office:value-type="float" office:value="45.1285573752426" calcext:value-type="float">
            <text:p>45,1285573752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8" calcext:value-type="float">
            <text:p>798</text:p>
          </table:table-cell>
          <table:table-cell table:formula="of:=[.$L$2]*[.G800]^3+[.$L$3]*[.G800]^2+[.$K$4]*[.G800]+[.$K$5]" office:value-type="float" office:value="45.168894226878" calcext:value-type="float">
            <text:p>45,168894226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9" calcext:value-type="float">
            <text:p>799</text:p>
          </table:table-cell>
          <table:table-cell table:formula="of:=[.$L$2]*[.G801]^3+[.$L$3]*[.G801]^2+[.$K$4]*[.G801]+[.$K$5]" office:value-type="float" office:value="45.2092034827187" calcext:value-type="float">
            <text:p>45,2092034827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0" calcext:value-type="float">
            <text:p>800</text:p>
          </table:table-cell>
          <table:table-cell table:formula="of:=[.$L$2]*[.G802]^3+[.$L$3]*[.G802]^2+[.$K$4]*[.G802]+[.$K$5]" office:value-type="float" office:value="45.2494851743363" calcext:value-type="float">
            <text:p>45,2494851743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1" calcext:value-type="float">
            <text:p>801</text:p>
          </table:table-cell>
          <table:table-cell table:formula="of:=[.$L$2]*[.G803]^3+[.$L$3]*[.G803]^2+[.$K$4]*[.G803]+[.$K$5]" office:value-type="float" office:value="45.2897393333023" calcext:value-type="float">
            <text:p>45,2897393333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2" calcext:value-type="float">
            <text:p>802</text:p>
          </table:table-cell>
          <table:table-cell table:formula="of:=[.$L$2]*[.G804]^3+[.$L$3]*[.G804]^2+[.$K$4]*[.G804]+[.$K$5]" office:value-type="float" office:value="45.3299659911884" calcext:value-type="float">
            <text:p>45,3299659911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3" calcext:value-type="float">
            <text:p>803</text:p>
          </table:table-cell>
          <table:table-cell table:formula="of:=[.$L$2]*[.G805]^3+[.$L$3]*[.G805]^2+[.$K$4]*[.G805]+[.$K$5]" office:value-type="float" office:value="45.3701651795659" calcext:value-type="float">
            <text:p>45,3701651795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4" calcext:value-type="float">
            <text:p>804</text:p>
          </table:table-cell>
          <table:table-cell table:formula="of:=[.$L$2]*[.G806]^3+[.$L$3]*[.G806]^2+[.$K$4]*[.G806]+[.$K$5]" office:value-type="float" office:value="45.4103369300066" calcext:value-type="float">
            <text:p>45,4103369300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5" calcext:value-type="float">
            <text:p>805</text:p>
          </table:table-cell>
          <table:table-cell table:formula="of:=[.$L$2]*[.G807]^3+[.$L$3]*[.G807]^2+[.$K$4]*[.G807]+[.$K$5]" office:value-type="float" office:value="45.450481274082" calcext:value-type="float">
            <text:p>45,4504812740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6" calcext:value-type="float">
            <text:p>806</text:p>
          </table:table-cell>
          <table:table-cell table:formula="of:=[.$L$2]*[.G808]^3+[.$L$3]*[.G808]^2+[.$K$4]*[.G808]+[.$K$5]" office:value-type="float" office:value="45.4905982433636" calcext:value-type="float">
            <text:p>45,4905982433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7" calcext:value-type="float">
            <text:p>807</text:p>
          </table:table-cell>
          <table:table-cell table:formula="of:=[.$L$2]*[.G809]^3+[.$L$3]*[.G809]^2+[.$K$4]*[.G809]+[.$K$5]" office:value-type="float" office:value="45.5306878694231" calcext:value-type="float">
            <text:p>45,5306878694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8" calcext:value-type="float">
            <text:p>808</text:p>
          </table:table-cell>
          <table:table-cell table:formula="of:=[.$L$2]*[.G810]^3+[.$L$3]*[.G810]^2+[.$K$4]*[.G810]+[.$K$5]" office:value-type="float" office:value="45.5707501838319" calcext:value-type="float">
            <text:p>45,5707501838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9" calcext:value-type="float">
            <text:p>809</text:p>
          </table:table-cell>
          <table:table-cell table:formula="of:=[.$L$2]*[.G811]^3+[.$L$3]*[.G811]^2+[.$K$4]*[.G811]+[.$K$5]" office:value-type="float" office:value="45.6107852181616" calcext:value-type="float">
            <text:p>45,6107852181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0" calcext:value-type="float">
            <text:p>810</text:p>
          </table:table-cell>
          <table:table-cell table:formula="of:=[.$L$2]*[.G812]^3+[.$L$3]*[.G812]^2+[.$K$4]*[.G812]+[.$K$5]" office:value-type="float" office:value="45.6507930039838" calcext:value-type="float">
            <text:p>45,65079300398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1" calcext:value-type="float">
            <text:p>811</text:p>
          </table:table-cell>
          <table:table-cell table:formula="of:=[.$L$2]*[.G813]^3+[.$L$3]*[.G813]^2+[.$K$4]*[.G813]+[.$K$5]" office:value-type="float" office:value="45.6907735728701" calcext:value-type="float">
            <text:p>45,6907735728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2" calcext:value-type="float">
            <text:p>812</text:p>
          </table:table-cell>
          <table:table-cell table:formula="of:=[.$L$2]*[.G814]^3+[.$L$3]*[.G814]^2+[.$K$4]*[.G814]+[.$K$5]" office:value-type="float" office:value="45.730726956392" calcext:value-type="float">
            <text:p>45,730726956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3" calcext:value-type="float">
            <text:p>813</text:p>
          </table:table-cell>
          <table:table-cell table:formula="of:=[.$L$2]*[.G815]^3+[.$L$3]*[.G815]^2+[.$K$4]*[.G815]+[.$K$5]" office:value-type="float" office:value="45.7706531861211" calcext:value-type="float">
            <text:p>45,7706531861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4" calcext:value-type="float">
            <text:p>814</text:p>
          </table:table-cell>
          <table:table-cell table:formula="of:=[.$L$2]*[.G816]^3+[.$L$3]*[.G816]^2+[.$K$4]*[.G816]+[.$K$5]" office:value-type="float" office:value="45.810552293629" calcext:value-type="float">
            <text:p>45,810552293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5" calcext:value-type="float">
            <text:p>815</text:p>
          </table:table-cell>
          <table:table-cell table:formula="of:=[.$L$2]*[.G817]^3+[.$L$3]*[.G817]^2+[.$K$4]*[.G817]+[.$K$5]" office:value-type="float" office:value="45.8504243104871" calcext:value-type="float">
            <text:p>45,8504243104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6" calcext:value-type="float">
            <text:p>816</text:p>
          </table:table-cell>
          <table:table-cell table:formula="of:=[.$L$2]*[.G818]^3+[.$L$3]*[.G818]^2+[.$K$4]*[.G818]+[.$K$5]" office:value-type="float" office:value="45.8902692682672" calcext:value-type="float">
            <text:p>45,8902692682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7" calcext:value-type="float">
            <text:p>817</text:p>
          </table:table-cell>
          <table:table-cell table:formula="of:=[.$L$2]*[.G819]^3+[.$L$3]*[.G819]^2+[.$K$4]*[.G819]+[.$K$5]" office:value-type="float" office:value="45.9300871985406" calcext:value-type="float">
            <text:p>45,93008719854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8" calcext:value-type="float">
            <text:p>818</text:p>
          </table:table-cell>
          <table:table-cell table:formula="of:=[.$L$2]*[.G820]^3+[.$L$3]*[.G820]^2+[.$K$4]*[.G820]+[.$K$5]" office:value-type="float" office:value="45.9698781328791" calcext:value-type="float">
            <text:p>45,9698781328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9" calcext:value-type="float">
            <text:p>819</text:p>
          </table:table-cell>
          <table:table-cell table:formula="of:=[.$L$2]*[.G821]^3+[.$L$3]*[.G821]^2+[.$K$4]*[.G821]+[.$K$5]" office:value-type="float" office:value="46.0096421028541" calcext:value-type="float">
            <text:p>46,0096421028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0" calcext:value-type="float">
            <text:p>820</text:p>
          </table:table-cell>
          <table:table-cell table:formula="of:=[.$L$2]*[.G822]^3+[.$L$3]*[.G822]^2+[.$K$4]*[.G822]+[.$K$5]" office:value-type="float" office:value="46.0493791400373" calcext:value-type="float">
            <text:p>46,0493791400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1" calcext:value-type="float">
            <text:p>821</text:p>
          </table:table-cell>
          <table:table-cell table:formula="of:=[.$L$2]*[.G823]^3+[.$L$3]*[.G823]^2+[.$K$4]*[.G823]+[.$K$5]" office:value-type="float" office:value="46.0890892760002" calcext:value-type="float">
            <text:p>46,08908927600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2" calcext:value-type="float">
            <text:p>822</text:p>
          </table:table-cell>
          <table:table-cell table:formula="of:=[.$L$2]*[.G824]^3+[.$L$3]*[.G824]^2+[.$K$4]*[.G824]+[.$K$5]" office:value-type="float" office:value="46.1287725423142" calcext:value-type="float">
            <text:p>46,1287725423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3" calcext:value-type="float">
            <text:p>823</text:p>
          </table:table-cell>
          <table:table-cell table:formula="of:=[.$L$2]*[.G825]^3+[.$L$3]*[.G825]^2+[.$K$4]*[.G825]+[.$K$5]" office:value-type="float" office:value="46.1684289705512" calcext:value-type="float">
            <text:p>46,1684289705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4" calcext:value-type="float">
            <text:p>824</text:p>
          </table:table-cell>
          <table:table-cell table:formula="of:=[.$L$2]*[.G826]^3+[.$L$3]*[.G826]^2+[.$K$4]*[.G826]+[.$K$5]" office:value-type="float" office:value="46.2080585922825" calcext:value-type="float">
            <text:p>46,2080585922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5" calcext:value-type="float">
            <text:p>825</text:p>
          </table:table-cell>
          <table:table-cell table:formula="of:=[.$L$2]*[.G827]^3+[.$L$3]*[.G827]^2+[.$K$4]*[.G827]+[.$K$5]" office:value-type="float" office:value="46.2476614390797" calcext:value-type="float">
            <text:p>46,2476614390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6" calcext:value-type="float">
            <text:p>826</text:p>
          </table:table-cell>
          <table:table-cell table:formula="of:=[.$L$2]*[.G828]^3+[.$L$3]*[.G828]^2+[.$K$4]*[.G828]+[.$K$5]" office:value-type="float" office:value="46.2872375425144" calcext:value-type="float">
            <text:p>46,2872375425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7" calcext:value-type="float">
            <text:p>827</text:p>
          </table:table-cell>
          <table:table-cell table:formula="of:=[.$L$2]*[.G829]^3+[.$L$3]*[.G829]^2+[.$K$4]*[.G829]+[.$K$5]" office:value-type="float" office:value="46.3267869341582" calcext:value-type="float">
            <text:p>46,3267869341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8" calcext:value-type="float">
            <text:p>828</text:p>
          </table:table-cell>
          <table:table-cell table:formula="of:=[.$L$2]*[.G830]^3+[.$L$3]*[.G830]^2+[.$K$4]*[.G830]+[.$K$5]" office:value-type="float" office:value="46.3663096455827" calcext:value-type="float">
            <text:p>46,3663096455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9" calcext:value-type="float">
            <text:p>829</text:p>
          </table:table-cell>
          <table:table-cell table:formula="of:=[.$L$2]*[.G831]^3+[.$L$3]*[.G831]^2+[.$K$4]*[.G831]+[.$K$5]" office:value-type="float" office:value="46.4058057083593" calcext:value-type="float">
            <text:p>46,4058057083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0" calcext:value-type="float">
            <text:p>830</text:p>
          </table:table-cell>
          <table:table-cell table:formula="of:=[.$L$2]*[.G832]^3+[.$L$3]*[.G832]^2+[.$K$4]*[.G832]+[.$K$5]" office:value-type="float" office:value="46.4452751540597" calcext:value-type="float">
            <text:p>46,4452751540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1" calcext:value-type="float">
            <text:p>831</text:p>
          </table:table-cell>
          <table:table-cell table:formula="of:=[.$L$2]*[.G833]^3+[.$L$3]*[.G833]^2+[.$K$4]*[.G833]+[.$K$5]" office:value-type="float" office:value="46.4847180142554" calcext:value-type="float">
            <text:p>46,48471801425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2" calcext:value-type="float">
            <text:p>832</text:p>
          </table:table-cell>
          <table:table-cell table:formula="of:=[.$L$2]*[.G834]^3+[.$L$3]*[.G834]^2+[.$K$4]*[.G834]+[.$K$5]" office:value-type="float" office:value="46.5241343205179" calcext:value-type="float">
            <text:p>46,5241343205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3" calcext:value-type="float">
            <text:p>833</text:p>
          </table:table-cell>
          <table:table-cell table:formula="of:=[.$L$2]*[.G835]^3+[.$L$3]*[.G835]^2+[.$K$4]*[.G835]+[.$K$5]" office:value-type="float" office:value="46.563524104419" calcext:value-type="float">
            <text:p>46,5635241044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4" calcext:value-type="float">
            <text:p>834</text:p>
          </table:table-cell>
          <table:table-cell table:formula="of:=[.$L$2]*[.G836]^3+[.$L$3]*[.G836]^2+[.$K$4]*[.G836]+[.$K$5]" office:value-type="float" office:value="46.60288739753" calcext:value-type="float">
            <text:p>46,60288739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5" calcext:value-type="float">
            <text:p>835</text:p>
          </table:table-cell>
          <table:table-cell table:formula="of:=[.$L$2]*[.G837]^3+[.$L$3]*[.G837]^2+[.$K$4]*[.G837]+[.$K$5]" office:value-type="float" office:value="46.6422242314226" calcext:value-type="float">
            <text:p>46,6422242314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6" calcext:value-type="float">
            <text:p>836</text:p>
          </table:table-cell>
          <table:table-cell table:formula="of:=[.$L$2]*[.G838]^3+[.$L$3]*[.G838]^2+[.$K$4]*[.G838]+[.$K$5]" office:value-type="float" office:value="46.6815346376683" calcext:value-type="float">
            <text:p>46,6815346376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7" calcext:value-type="float">
            <text:p>837</text:p>
          </table:table-cell>
          <table:table-cell table:formula="of:=[.$L$2]*[.G839]^3+[.$L$3]*[.G839]^2+[.$K$4]*[.G839]+[.$K$5]" office:value-type="float" office:value="46.7208186478388" calcext:value-type="float">
            <text:p>46,7208186478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8" calcext:value-type="float">
            <text:p>838</text:p>
          </table:table-cell>
          <table:table-cell table:formula="of:=[.$L$2]*[.G840]^3+[.$L$3]*[.G840]^2+[.$K$4]*[.G840]+[.$K$5]" office:value-type="float" office:value="46.7600762935054" calcext:value-type="float">
            <text:p>46,7600762935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9" calcext:value-type="float">
            <text:p>839</text:p>
          </table:table-cell>
          <table:table-cell table:formula="of:=[.$L$2]*[.G841]^3+[.$L$3]*[.G841]^2+[.$K$4]*[.G841]+[.$K$5]" office:value-type="float" office:value="46.79930760624" calcext:value-type="float">
            <text:p>46,79930760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0" calcext:value-type="float">
            <text:p>840</text:p>
          </table:table-cell>
          <table:table-cell table:formula="of:=[.$L$2]*[.G842]^3+[.$L$3]*[.G842]^2+[.$K$4]*[.G842]+[.$K$5]" office:value-type="float" office:value="46.8385126176138" calcext:value-type="float">
            <text:p>46,8385126176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1" calcext:value-type="float">
            <text:p>841</text:p>
          </table:table-cell>
          <table:table-cell table:formula="of:=[.$L$2]*[.G843]^3+[.$L$3]*[.G843]^2+[.$K$4]*[.G843]+[.$K$5]" office:value-type="float" office:value="46.8776913591987" calcext:value-type="float">
            <text:p>46,8776913591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2" calcext:value-type="float">
            <text:p>842</text:p>
          </table:table-cell>
          <table:table-cell table:formula="of:=[.$L$2]*[.G844]^3+[.$L$3]*[.G844]^2+[.$K$4]*[.G844]+[.$K$5]" office:value-type="float" office:value="46.916843862566" calcext:value-type="float">
            <text:p>46,916843862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3" calcext:value-type="float">
            <text:p>843</text:p>
          </table:table-cell>
          <table:table-cell table:formula="of:=[.$L$2]*[.G845]^3+[.$L$3]*[.G845]^2+[.$K$4]*[.G845]+[.$K$5]" office:value-type="float" office:value="46.9559701592875" calcext:value-type="float">
            <text:p>46,9559701592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4" calcext:value-type="float">
            <text:p>844</text:p>
          </table:table-cell>
          <table:table-cell table:formula="of:=[.$L$2]*[.G846]^3+[.$L$3]*[.G846]^2+[.$K$4]*[.G846]+[.$K$5]" office:value-type="float" office:value="46.9950702809345" calcext:value-type="float">
            <text:p>46,9950702809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5" calcext:value-type="float">
            <text:p>845</text:p>
          </table:table-cell>
          <table:table-cell table:formula="of:=[.$L$2]*[.G847]^3+[.$L$3]*[.G847]^2+[.$K$4]*[.G847]+[.$K$5]" office:value-type="float" office:value="47.0341442590788" calcext:value-type="float">
            <text:p>47,0341442590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6" calcext:value-type="float">
            <text:p>846</text:p>
          </table:table-cell>
          <table:table-cell table:formula="of:=[.$L$2]*[.G848]^3+[.$L$3]*[.G848]^2+[.$K$4]*[.G848]+[.$K$5]" office:value-type="float" office:value="47.0731921252918" calcext:value-type="float">
            <text:p>47,0731921252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7" calcext:value-type="float">
            <text:p>847</text:p>
          </table:table-cell>
          <table:table-cell table:formula="of:=[.$L$2]*[.G849]^3+[.$L$3]*[.G849]^2+[.$K$4]*[.G849]+[.$K$5]" office:value-type="float" office:value="47.1122139111451" calcext:value-type="float">
            <text:p>47,1122139111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8" calcext:value-type="float">
            <text:p>848</text:p>
          </table:table-cell>
          <table:table-cell table:formula="of:=[.$L$2]*[.G850]^3+[.$L$3]*[.G850]^2+[.$K$4]*[.G850]+[.$K$5]" office:value-type="float" office:value="47.1512096482104" calcext:value-type="float">
            <text:p>47,1512096482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9" calcext:value-type="float">
            <text:p>849</text:p>
          </table:table-cell>
          <table:table-cell table:formula="of:=[.$L$2]*[.G851]^3+[.$L$3]*[.G851]^2+[.$K$4]*[.G851]+[.$K$5]" office:value-type="float" office:value="47.1901793680591" calcext:value-type="float">
            <text:p>47,19017936805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0" calcext:value-type="float">
            <text:p>850</text:p>
          </table:table-cell>
          <table:table-cell table:formula="of:=[.$L$2]*[.G852]^3+[.$L$3]*[.G852]^2+[.$K$4]*[.G852]+[.$K$5]" office:value-type="float" office:value="47.2291231022628" calcext:value-type="float">
            <text:p>47,2291231022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1" calcext:value-type="float">
            <text:p>851</text:p>
          </table:table-cell>
          <table:table-cell table:formula="of:=[.$L$2]*[.G853]^3+[.$L$3]*[.G853]^2+[.$K$4]*[.G853]+[.$K$5]" office:value-type="float" office:value="47.268040882393" calcext:value-type="float">
            <text:p>47,2680408823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2" calcext:value-type="float">
            <text:p>852</text:p>
          </table:table-cell>
          <table:table-cell table:formula="of:=[.$L$2]*[.G854]^3+[.$L$3]*[.G854]^2+[.$K$4]*[.G854]+[.$K$5]" office:value-type="float" office:value="47.3069327400214" calcext:value-type="float">
            <text:p>47,3069327400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3" calcext:value-type="float">
            <text:p>853</text:p>
          </table:table-cell>
          <table:table-cell table:formula="of:=[.$L$2]*[.G855]^3+[.$L$3]*[.G855]^2+[.$K$4]*[.G855]+[.$K$5]" office:value-type="float" office:value="47.3457987067196" calcext:value-type="float">
            <text:p>47,3457987067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4" calcext:value-type="float">
            <text:p>854</text:p>
          </table:table-cell>
          <table:table-cell table:formula="of:=[.$L$2]*[.G856]^3+[.$L$3]*[.G856]^2+[.$K$4]*[.G856]+[.$K$5]" office:value-type="float" office:value="47.3846388140589" calcext:value-type="float">
            <text:p>47,3846388140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5" calcext:value-type="float">
            <text:p>855</text:p>
          </table:table-cell>
          <table:table-cell table:formula="of:=[.$L$2]*[.G857]^3+[.$L$3]*[.G857]^2+[.$K$4]*[.G857]+[.$K$5]" office:value-type="float" office:value="47.4234530936111" calcext:value-type="float">
            <text:p>47,42345309361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6" calcext:value-type="float">
            <text:p>856</text:p>
          </table:table-cell>
          <table:table-cell table:formula="of:=[.$L$2]*[.G858]^3+[.$L$3]*[.G858]^2+[.$K$4]*[.G858]+[.$K$5]" office:value-type="float" office:value="47.4622415769477" calcext:value-type="float">
            <text:p>47,4622415769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7" calcext:value-type="float">
            <text:p>857</text:p>
          </table:table-cell>
          <table:table-cell table:formula="of:=[.$L$2]*[.G859]^3+[.$L$3]*[.G859]^2+[.$K$4]*[.G859]+[.$K$5]" office:value-type="float" office:value="47.5010042956403" calcext:value-type="float">
            <text:p>47,5010042956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8" calcext:value-type="float">
            <text:p>858</text:p>
          </table:table-cell>
          <table:table-cell table:formula="of:=[.$L$2]*[.G860]^3+[.$L$3]*[.G860]^2+[.$K$4]*[.G860]+[.$K$5]" office:value-type="float" office:value="47.5397412812604" calcext:value-type="float">
            <text:p>47,53974128126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9" calcext:value-type="float">
            <text:p>859</text:p>
          </table:table-cell>
          <table:table-cell table:formula="of:=[.$L$2]*[.G861]^3+[.$L$3]*[.G861]^2+[.$K$4]*[.G861]+[.$K$5]" office:value-type="float" office:value="47.5784525653795" calcext:value-type="float">
            <text:p>47,5784525653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0" calcext:value-type="float">
            <text:p>860</text:p>
          </table:table-cell>
          <table:table-cell table:formula="of:=[.$L$2]*[.G862]^3+[.$L$3]*[.G862]^2+[.$K$4]*[.G862]+[.$K$5]" office:value-type="float" office:value="47.6171381795693" calcext:value-type="float">
            <text:p>47,6171381795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1" calcext:value-type="float">
            <text:p>861</text:p>
          </table:table-cell>
          <table:table-cell table:formula="of:=[.$L$2]*[.G863]^3+[.$L$3]*[.G863]^2+[.$K$4]*[.G863]+[.$K$5]" office:value-type="float" office:value="47.6557981554013" calcext:value-type="float">
            <text:p>47,6557981554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2" calcext:value-type="float">
            <text:p>862</text:p>
          </table:table-cell>
          <table:table-cell table:formula="of:=[.$L$2]*[.G864]^3+[.$L$3]*[.G864]^2+[.$K$4]*[.G864]+[.$K$5]" office:value-type="float" office:value="47.6944325244471" calcext:value-type="float">
            <text:p>47,6944325244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3" calcext:value-type="float">
            <text:p>863</text:p>
          </table:table-cell>
          <table:table-cell table:formula="of:=[.$L$2]*[.G865]^3+[.$L$3]*[.G865]^2+[.$K$4]*[.G865]+[.$K$5]" office:value-type="float" office:value="47.7330413182782" calcext:value-type="float">
            <text:p>47,7330413182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4" calcext:value-type="float">
            <text:p>864</text:p>
          </table:table-cell>
          <table:table-cell table:formula="of:=[.$L$2]*[.G866]^3+[.$L$3]*[.G866]^2+[.$K$4]*[.G866]+[.$K$5]" office:value-type="float" office:value="47.7716245684662" calcext:value-type="float">
            <text:p>47,7716245684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5" calcext:value-type="float">
            <text:p>865</text:p>
          </table:table-cell>
          <table:table-cell table:formula="of:=[.$L$2]*[.G867]^3+[.$L$3]*[.G867]^2+[.$K$4]*[.G867]+[.$K$5]" office:value-type="float" office:value="47.8101823065826" calcext:value-type="float">
            <text:p>47,8101823065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6" calcext:value-type="float">
            <text:p>866</text:p>
          </table:table-cell>
          <table:table-cell table:formula="of:=[.$L$2]*[.G868]^3+[.$L$3]*[.G868]^2+[.$K$4]*[.G868]+[.$K$5]" office:value-type="float" office:value="47.8487145641991" calcext:value-type="float">
            <text:p>47,8487145641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7" calcext:value-type="float">
            <text:p>867</text:p>
          </table:table-cell>
          <table:table-cell table:formula="of:=[.$L$2]*[.G869]^3+[.$L$3]*[.G869]^2+[.$K$4]*[.G869]+[.$K$5]" office:value-type="float" office:value="47.8872213728872" calcext:value-type="float">
            <text:p>47,8872213728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8" calcext:value-type="float">
            <text:p>868</text:p>
          </table:table-cell>
          <table:table-cell table:formula="of:=[.$L$2]*[.G870]^3+[.$L$3]*[.G870]^2+[.$K$4]*[.G870]+[.$K$5]" office:value-type="float" office:value="47.9257027642184" calcext:value-type="float">
            <text:p>47,9257027642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9" calcext:value-type="float">
            <text:p>869</text:p>
          </table:table-cell>
          <table:table-cell table:formula="of:=[.$L$2]*[.G871]^3+[.$L$3]*[.G871]^2+[.$K$4]*[.G871]+[.$K$5]" office:value-type="float" office:value="47.9641587697643" calcext:value-type="float">
            <text:p>47,9641587697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0" calcext:value-type="float">
            <text:p>870</text:p>
          </table:table-cell>
          <table:table-cell table:formula="of:=[.$L$2]*[.G872]^3+[.$L$3]*[.G872]^2+[.$K$4]*[.G872]+[.$K$5]" office:value-type="float" office:value="48.0025894210965" calcext:value-type="float">
            <text:p>48,0025894210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1" calcext:value-type="float">
            <text:p>871</text:p>
          </table:table-cell>
          <table:table-cell table:formula="of:=[.$L$2]*[.G873]^3+[.$L$3]*[.G873]^2+[.$K$4]*[.G873]+[.$K$5]" office:value-type="float" office:value="48.0409947497865" calcext:value-type="float">
            <text:p>48,04099474978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2" calcext:value-type="float">
            <text:p>872</text:p>
          </table:table-cell>
          <table:table-cell table:formula="of:=[.$L$2]*[.G874]^3+[.$L$3]*[.G874]^2+[.$K$4]*[.G874]+[.$K$5]" office:value-type="float" office:value="48.0793747874059" calcext:value-type="float">
            <text:p>48,0793747874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3" calcext:value-type="float">
            <text:p>873</text:p>
          </table:table-cell>
          <table:table-cell table:formula="of:=[.$L$2]*[.G875]^3+[.$L$3]*[.G875]^2+[.$K$4]*[.G875]+[.$K$5]" office:value-type="float" office:value="48.1177295655263" calcext:value-type="float">
            <text:p>48,1177295655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4" calcext:value-type="float">
            <text:p>874</text:p>
          </table:table-cell>
          <table:table-cell table:formula="of:=[.$L$2]*[.G876]^3+[.$L$3]*[.G876]^2+[.$K$4]*[.G876]+[.$K$5]" office:value-type="float" office:value="48.1560591157192" calcext:value-type="float">
            <text:p>48,1560591157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5" calcext:value-type="float">
            <text:p>875</text:p>
          </table:table-cell>
          <table:table-cell table:formula="of:=[.$L$2]*[.G877]^3+[.$L$3]*[.G877]^2+[.$K$4]*[.G877]+[.$K$5]" office:value-type="float" office:value="48.1943634695561" calcext:value-type="float">
            <text:p>48,1943634695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6" calcext:value-type="float">
            <text:p>876</text:p>
          </table:table-cell>
          <table:table-cell table:formula="of:=[.$L$2]*[.G878]^3+[.$L$3]*[.G878]^2+[.$K$4]*[.G878]+[.$K$5]" office:value-type="float" office:value="48.2326426586088" calcext:value-type="float">
            <text:p>48,23264265860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7" calcext:value-type="float">
            <text:p>877</text:p>
          </table:table-cell>
          <table:table-cell table:formula="of:=[.$L$2]*[.G879]^3+[.$L$3]*[.G879]^2+[.$K$4]*[.G879]+[.$K$5]" office:value-type="float" office:value="48.2708967144486" calcext:value-type="float">
            <text:p>48,27089671444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8" calcext:value-type="float">
            <text:p>878</text:p>
          </table:table-cell>
          <table:table-cell table:formula="of:=[.$L$2]*[.G880]^3+[.$L$3]*[.G880]^2+[.$K$4]*[.G880]+[.$K$5]" office:value-type="float" office:value="48.3091256686472" calcext:value-type="float">
            <text:p>48,3091256686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9" calcext:value-type="float">
            <text:p>879</text:p>
          </table:table-cell>
          <table:table-cell table:formula="of:=[.$L$2]*[.G881]^3+[.$L$3]*[.G881]^2+[.$K$4]*[.G881]+[.$K$5]" office:value-type="float" office:value="48.3473295527762" calcext:value-type="float">
            <text:p>48,3473295527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0" calcext:value-type="float">
            <text:p>880</text:p>
          </table:table-cell>
          <table:table-cell table:formula="of:=[.$L$2]*[.G882]^3+[.$L$3]*[.G882]^2+[.$K$4]*[.G882]+[.$K$5]" office:value-type="float" office:value="48.3855083984071" calcext:value-type="float">
            <text:p>48,3855083984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1" calcext:value-type="float">
            <text:p>881</text:p>
          </table:table-cell>
          <table:table-cell table:formula="of:=[.$L$2]*[.G883]^3+[.$L$3]*[.G883]^2+[.$K$4]*[.G883]+[.$K$5]" office:value-type="float" office:value="48.4236622371114" calcext:value-type="float">
            <text:p>48,4236622371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2" calcext:value-type="float">
            <text:p>882</text:p>
          </table:table-cell>
          <table:table-cell table:formula="of:=[.$L$2]*[.G884]^3+[.$L$3]*[.G884]^2+[.$K$4]*[.G884]+[.$K$5]" office:value-type="float" office:value="48.4617911004608" calcext:value-type="float">
            <text:p>48,46179110046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3" calcext:value-type="float">
            <text:p>883</text:p>
          </table:table-cell>
          <table:table-cell table:formula="of:=[.$L$2]*[.G885]^3+[.$L$3]*[.G885]^2+[.$K$4]*[.G885]+[.$K$5]" office:value-type="float" office:value="48.4998950200267" calcext:value-type="float">
            <text:p>48,4998950200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4" calcext:value-type="float">
            <text:p>884</text:p>
          </table:table-cell>
          <table:table-cell table:formula="of:=[.$L$2]*[.G886]^3+[.$L$3]*[.G886]^2+[.$K$4]*[.G886]+[.$K$5]" office:value-type="float" office:value="48.5379740273808" calcext:value-type="float">
            <text:p>48,5379740273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5" calcext:value-type="float">
            <text:p>885</text:p>
          </table:table-cell>
          <table:table-cell table:formula="of:=[.$L$2]*[.G887]^3+[.$L$3]*[.G887]^2+[.$K$4]*[.G887]+[.$K$5]" office:value-type="float" office:value="48.5760281540946" calcext:value-type="float">
            <text:p>48,5760281540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6" calcext:value-type="float">
            <text:p>886</text:p>
          </table:table-cell>
          <table:table-cell table:formula="of:=[.$L$2]*[.G888]^3+[.$L$3]*[.G888]^2+[.$K$4]*[.G888]+[.$K$5]" office:value-type="float" office:value="48.6140574317397" calcext:value-type="float">
            <text:p>48,6140574317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7" calcext:value-type="float">
            <text:p>887</text:p>
          </table:table-cell>
          <table:table-cell table:formula="of:=[.$L$2]*[.G889]^3+[.$L$3]*[.G889]^2+[.$K$4]*[.G889]+[.$K$5]" office:value-type="float" office:value="48.6520618918876" calcext:value-type="float">
            <text:p>48,65206189188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8" calcext:value-type="float">
            <text:p>888</text:p>
          </table:table-cell>
          <table:table-cell table:formula="of:=[.$L$2]*[.G890]^3+[.$L$3]*[.G890]^2+[.$K$4]*[.G890]+[.$K$5]" office:value-type="float" office:value="48.69004156611" calcext:value-type="float">
            <text:p>48,69004156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9" calcext:value-type="float">
            <text:p>889</text:p>
          </table:table-cell>
          <table:table-cell table:formula="of:=[.$L$2]*[.G891]^3+[.$L$3]*[.G891]^2+[.$K$4]*[.G891]+[.$K$5]" office:value-type="float" office:value="48.7279964859783" calcext:value-type="float">
            <text:p>48,72799648597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0" calcext:value-type="float">
            <text:p>890</text:p>
          </table:table-cell>
          <table:table-cell table:formula="of:=[.$L$2]*[.G892]^3+[.$L$3]*[.G892]^2+[.$K$4]*[.G892]+[.$K$5]" office:value-type="float" office:value="48.7659266830641" calcext:value-type="float">
            <text:p>48,7659266830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1" calcext:value-type="float">
            <text:p>891</text:p>
          </table:table-cell>
          <table:table-cell table:formula="of:=[.$L$2]*[.G893]^3+[.$L$3]*[.G893]^2+[.$K$4]*[.G893]+[.$K$5]" office:value-type="float" office:value="48.803832188939" calcext:value-type="float">
            <text:p>48,803832188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2" calcext:value-type="float">
            <text:p>892</text:p>
          </table:table-cell>
          <table:table-cell table:formula="of:=[.$L$2]*[.G894]^3+[.$L$3]*[.G894]^2+[.$K$4]*[.G894]+[.$K$5]" office:value-type="float" office:value="48.8417130351746" calcext:value-type="float">
            <text:p>48,84171303517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3" calcext:value-type="float">
            <text:p>893</text:p>
          </table:table-cell>
          <table:table-cell table:formula="of:=[.$L$2]*[.G895]^3+[.$L$3]*[.G895]^2+[.$K$4]*[.G895]+[.$K$5]" office:value-type="float" office:value="48.8795692533424" calcext:value-type="float">
            <text:p>48,87956925334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4" calcext:value-type="float">
            <text:p>894</text:p>
          </table:table-cell>
          <table:table-cell table:formula="of:=[.$L$2]*[.G896]^3+[.$L$3]*[.G896]^2+[.$K$4]*[.G896]+[.$K$5]" office:value-type="float" office:value="48.917400875014" calcext:value-type="float">
            <text:p>48,917400875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5" calcext:value-type="float">
            <text:p>895</text:p>
          </table:table-cell>
          <table:table-cell table:formula="of:=[.$L$2]*[.G897]^3+[.$L$3]*[.G897]^2+[.$K$4]*[.G897]+[.$K$5]" office:value-type="float" office:value="48.955207931761" calcext:value-type="float">
            <text:p>48,9552079317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6" calcext:value-type="float">
            <text:p>896</text:p>
          </table:table-cell>
          <table:table-cell table:formula="of:=[.$L$2]*[.G898]^3+[.$L$3]*[.G898]^2+[.$K$4]*[.G898]+[.$K$5]" office:value-type="float" office:value="48.9929904551548" calcext:value-type="float">
            <text:p>48,9929904551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7" calcext:value-type="float">
            <text:p>897</text:p>
          </table:table-cell>
          <table:table-cell table:formula="of:=[.$L$2]*[.G899]^3+[.$L$3]*[.G899]^2+[.$K$4]*[.G899]+[.$K$5]" office:value-type="float" office:value="49.0307484767671" calcext:value-type="float">
            <text:p>49,0307484767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8" calcext:value-type="float">
            <text:p>898</text:p>
          </table:table-cell>
          <table:table-cell table:formula="of:=[.$L$2]*[.G900]^3+[.$L$3]*[.G900]^2+[.$K$4]*[.G900]+[.$K$5]" office:value-type="float" office:value="49.0684820281694" calcext:value-type="float">
            <text:p>49,0684820281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9" calcext:value-type="float">
            <text:p>899</text:p>
          </table:table-cell>
          <table:table-cell table:formula="of:=[.$L$2]*[.G901]^3+[.$L$3]*[.G901]^2+[.$K$4]*[.G901]+[.$K$5]" office:value-type="float" office:value="49.1061911409334" calcext:value-type="float">
            <text:p>49,1061911409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0" calcext:value-type="float">
            <text:p>900</text:p>
          </table:table-cell>
          <table:table-cell table:formula="of:=[.$L$2]*[.G902]^3+[.$L$3]*[.G902]^2+[.$K$4]*[.G902]+[.$K$5]" office:value-type="float" office:value="49.1438758466305" calcext:value-type="float">
            <text:p>49,1438758466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1" calcext:value-type="float">
            <text:p>901</text:p>
          </table:table-cell>
          <table:table-cell table:formula="of:=[.$L$2]*[.G903]^3+[.$L$3]*[.G903]^2+[.$K$4]*[.G903]+[.$K$5]" office:value-type="float" office:value="49.1815361768323" calcext:value-type="float">
            <text:p>49,18153617683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2" calcext:value-type="float">
            <text:p>902</text:p>
          </table:table-cell>
          <table:table-cell table:formula="of:=[.$L$2]*[.G904]^3+[.$L$3]*[.G904]^2+[.$K$4]*[.G904]+[.$K$5]" office:value-type="float" office:value="49.2191721631104" calcext:value-type="float">
            <text:p>49,2191721631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3" calcext:value-type="float">
            <text:p>903</text:p>
          </table:table-cell>
          <table:table-cell table:formula="of:=[.$L$2]*[.G905]^3+[.$L$3]*[.G905]^2+[.$K$4]*[.G905]+[.$K$5]" office:value-type="float" office:value="49.2567838370364" calcext:value-type="float">
            <text:p>49,2567838370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4" calcext:value-type="float">
            <text:p>904</text:p>
          </table:table-cell>
          <table:table-cell table:formula="of:=[.$L$2]*[.G906]^3+[.$L$3]*[.G906]^2+[.$K$4]*[.G906]+[.$K$5]" office:value-type="float" office:value="49.2943712301817" calcext:value-type="float">
            <text:p>49,2943712301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5" calcext:value-type="float">
            <text:p>905</text:p>
          </table:table-cell>
          <table:table-cell table:formula="of:=[.$L$2]*[.G907]^3+[.$L$3]*[.G907]^2+[.$K$4]*[.G907]+[.$K$5]" office:value-type="float" office:value="49.3319343741181" calcext:value-type="float">
            <text:p>49,3319343741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6" calcext:value-type="float">
            <text:p>906</text:p>
          </table:table-cell>
          <table:table-cell table:formula="of:=[.$L$2]*[.G908]^3+[.$L$3]*[.G908]^2+[.$K$4]*[.G908]+[.$K$5]" office:value-type="float" office:value="49.369473300417" calcext:value-type="float">
            <text:p>49,369473300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7" calcext:value-type="float">
            <text:p>907</text:p>
          </table:table-cell>
          <table:table-cell table:formula="of:=[.$L$2]*[.G909]^3+[.$L$3]*[.G909]^2+[.$K$4]*[.G909]+[.$K$5]" office:value-type="float" office:value="49.4069880406499" calcext:value-type="float">
            <text:p>49,4069880406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8" calcext:value-type="float">
            <text:p>908</text:p>
          </table:table-cell>
          <table:table-cell table:formula="of:=[.$L$2]*[.G910]^3+[.$L$3]*[.G910]^2+[.$K$4]*[.G910]+[.$K$5]" office:value-type="float" office:value="49.4444786263886" calcext:value-type="float">
            <text:p>49,4444786263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9" calcext:value-type="float">
            <text:p>909</text:p>
          </table:table-cell>
          <table:table-cell table:formula="of:=[.$L$2]*[.G911]^3+[.$L$3]*[.G911]^2+[.$K$4]*[.G911]+[.$K$5]" office:value-type="float" office:value="49.4819450892045" calcext:value-type="float">
            <text:p>49,48194508920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0" calcext:value-type="float">
            <text:p>910</text:p>
          </table:table-cell>
          <table:table-cell table:formula="of:=[.$L$2]*[.G912]^3+[.$L$3]*[.G912]^2+[.$K$4]*[.G912]+[.$K$5]" office:value-type="float" office:value="49.5193874606691" calcext:value-type="float">
            <text:p>49,5193874606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1" calcext:value-type="float">
            <text:p>911</text:p>
          </table:table-cell>
          <table:table-cell table:formula="of:=[.$L$2]*[.G913]^3+[.$L$3]*[.G913]^2+[.$K$4]*[.G913]+[.$K$5]" office:value-type="float" office:value="49.5568057723541" calcext:value-type="float">
            <text:p>49,5568057723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2" calcext:value-type="float">
            <text:p>912</text:p>
          </table:table-cell>
          <table:table-cell table:formula="of:=[.$L$2]*[.G914]^3+[.$L$3]*[.G914]^2+[.$K$4]*[.G914]+[.$K$5]" office:value-type="float" office:value="49.5942000558311" calcext:value-type="float">
            <text:p>49,5942000558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3" calcext:value-type="float">
            <text:p>913</text:p>
          </table:table-cell>
          <table:table-cell table:formula="of:=[.$L$2]*[.G915]^3+[.$L$3]*[.G915]^2+[.$K$4]*[.G915]+[.$K$5]" office:value-type="float" office:value="49.6315703426715" calcext:value-type="float">
            <text:p>49,6315703426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4" calcext:value-type="float">
            <text:p>914</text:p>
          </table:table-cell>
          <table:table-cell table:formula="of:=[.$L$2]*[.G916]^3+[.$L$3]*[.G916]^2+[.$K$4]*[.G916]+[.$K$5]" office:value-type="float" office:value="49.6689166644469" calcext:value-type="float">
            <text:p>49,6689166644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5" calcext:value-type="float">
            <text:p>915</text:p>
          </table:table-cell>
          <table:table-cell table:formula="of:=[.$L$2]*[.G917]^3+[.$L$3]*[.G917]^2+[.$K$4]*[.G917]+[.$K$5]" office:value-type="float" office:value="49.7062390527289" calcext:value-type="float">
            <text:p>49,7062390527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6" calcext:value-type="float">
            <text:p>916</text:p>
          </table:table-cell>
          <table:table-cell table:formula="of:=[.$L$2]*[.G918]^3+[.$L$3]*[.G918]^2+[.$K$4]*[.G918]+[.$K$5]" office:value-type="float" office:value="49.7435375390892" calcext:value-type="float">
            <text:p>49,7435375390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7" calcext:value-type="float">
            <text:p>917</text:p>
          </table:table-cell>
          <table:table-cell table:formula="of:=[.$L$2]*[.G919]^3+[.$L$3]*[.G919]^2+[.$K$4]*[.G919]+[.$K$5]" office:value-type="float" office:value="49.7808121550991" calcext:value-type="float">
            <text:p>49,7808121550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8" calcext:value-type="float">
            <text:p>918</text:p>
          </table:table-cell>
          <table:table-cell table:formula="of:=[.$L$2]*[.G920]^3+[.$L$3]*[.G920]^2+[.$K$4]*[.G920]+[.$K$5]" office:value-type="float" office:value="49.8180629323303" calcext:value-type="float">
            <text:p>49,8180629323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9" calcext:value-type="float">
            <text:p>919</text:p>
          </table:table-cell>
          <table:table-cell table:formula="of:=[.$L$2]*[.G921]^3+[.$L$3]*[.G921]^2+[.$K$4]*[.G921]+[.$K$5]" office:value-type="float" office:value="49.8552899023544" calcext:value-type="float">
            <text:p>49,85528990235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0" calcext:value-type="float">
            <text:p>920</text:p>
          </table:table-cell>
          <table:table-cell table:formula="of:=[.$L$2]*[.G922]^3+[.$L$3]*[.G922]^2+[.$K$4]*[.G922]+[.$K$5]" office:value-type="float" office:value="49.8924930967429" calcext:value-type="float">
            <text:p>49,8924930967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1" calcext:value-type="float">
            <text:p>921</text:p>
          </table:table-cell>
          <table:table-cell table:formula="of:=[.$L$2]*[.G923]^3+[.$L$3]*[.G923]^2+[.$K$4]*[.G923]+[.$K$5]" office:value-type="float" office:value="49.9296725470674" calcext:value-type="float">
            <text:p>49,9296725470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2" calcext:value-type="float">
            <text:p>922</text:p>
          </table:table-cell>
          <table:table-cell table:formula="of:=[.$L$2]*[.G924]^3+[.$L$3]*[.G924]^2+[.$K$4]*[.G924]+[.$K$5]" office:value-type="float" office:value="49.9668282848994" calcext:value-type="float">
            <text:p>49,9668282848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3" calcext:value-type="float">
            <text:p>923</text:p>
          </table:table-cell>
          <table:table-cell table:formula="of:=[.$L$2]*[.G925]^3+[.$L$3]*[.G925]^2+[.$K$4]*[.G925]+[.$K$5]" office:value-type="float" office:value="50.0039603418106" calcext:value-type="float">
            <text:p>50,0039603418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4" calcext:value-type="float">
            <text:p>924</text:p>
          </table:table-cell>
          <table:table-cell table:formula="of:=[.$L$2]*[.G926]^3+[.$L$3]*[.G926]^2+[.$K$4]*[.G926]+[.$K$5]" office:value-type="float" office:value="50.0410687493724" calcext:value-type="float">
            <text:p>50,0410687493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5" calcext:value-type="float">
            <text:p>925</text:p>
          </table:table-cell>
          <table:table-cell table:formula="of:=[.$L$2]*[.G927]^3+[.$L$3]*[.G927]^2+[.$K$4]*[.G927]+[.$K$5]" office:value-type="float" office:value="50.0781535391564" calcext:value-type="float">
            <text:p>50,07815353915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6" calcext:value-type="float">
            <text:p>926</text:p>
          </table:table-cell>
          <table:table-cell table:formula="of:=[.$L$2]*[.G928]^3+[.$L$3]*[.G928]^2+[.$K$4]*[.G928]+[.$K$5]" office:value-type="float" office:value="50.1152147427343" calcext:value-type="float">
            <text:p>50,11521474273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7" calcext:value-type="float">
            <text:p>927</text:p>
          </table:table-cell>
          <table:table-cell table:formula="of:=[.$L$2]*[.G929]^3+[.$L$3]*[.G929]^2+[.$K$4]*[.G929]+[.$K$5]" office:value-type="float" office:value="50.1522523916775" calcext:value-type="float">
            <text:p>50,1522523916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8" calcext:value-type="float">
            <text:p>928</text:p>
          </table:table-cell>
          <table:table-cell table:formula="of:=[.$L$2]*[.G930]^3+[.$L$3]*[.G930]^2+[.$K$4]*[.G930]+[.$K$5]" office:value-type="float" office:value="50.1892665175576" calcext:value-type="float">
            <text:p>50,18926651755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9" calcext:value-type="float">
            <text:p>929</text:p>
          </table:table-cell>
          <table:table-cell table:formula="of:=[.$L$2]*[.G931]^3+[.$L$3]*[.G931]^2+[.$K$4]*[.G931]+[.$K$5]" office:value-type="float" office:value="50.2262571519462" calcext:value-type="float">
            <text:p>50,2262571519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0" calcext:value-type="float">
            <text:p>930</text:p>
          </table:table-cell>
          <table:table-cell table:formula="of:=[.$L$2]*[.G932]^3+[.$L$3]*[.G932]^2+[.$K$4]*[.G932]+[.$K$5]" office:value-type="float" office:value="50.2632243264148" calcext:value-type="float">
            <text:p>50,2632243264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1" calcext:value-type="float">
            <text:p>931</text:p>
          </table:table-cell>
          <table:table-cell table:formula="of:=[.$L$2]*[.G933]^3+[.$L$3]*[.G933]^2+[.$K$4]*[.G933]+[.$K$5]" office:value-type="float" office:value="50.3001680725351" calcext:value-type="float">
            <text:p>50,3001680725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2" calcext:value-type="float">
            <text:p>932</text:p>
          </table:table-cell>
          <table:table-cell table:formula="of:=[.$L$2]*[.G934]^3+[.$L$3]*[.G934]^2+[.$K$4]*[.G934]+[.$K$5]" office:value-type="float" office:value="50.3370884218785" calcext:value-type="float">
            <text:p>50,3370884218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3" calcext:value-type="float">
            <text:p>933</text:p>
          </table:table-cell>
          <table:table-cell table:formula="of:=[.$L$2]*[.G935]^3+[.$L$3]*[.G935]^2+[.$K$4]*[.G935]+[.$K$5]" office:value-type="float" office:value="50.3739854060167" calcext:value-type="float">
            <text:p>50,37398540601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4" calcext:value-type="float">
            <text:p>934</text:p>
          </table:table-cell>
          <table:table-cell table:formula="of:=[.$L$2]*[.G936]^3+[.$L$3]*[.G936]^2+[.$K$4]*[.G936]+[.$K$5]" office:value-type="float" office:value="50.4108590565211" calcext:value-type="float">
            <text:p>50,4108590565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5" calcext:value-type="float">
            <text:p>935</text:p>
          </table:table-cell>
          <table:table-cell table:formula="of:=[.$L$2]*[.G937]^3+[.$L$3]*[.G937]^2+[.$K$4]*[.G937]+[.$K$5]" office:value-type="float" office:value="50.4477094049635" calcext:value-type="float">
            <text:p>50,4477094049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6" calcext:value-type="float">
            <text:p>936</text:p>
          </table:table-cell>
          <table:table-cell table:formula="of:=[.$L$2]*[.G938]^3+[.$L$3]*[.G938]^2+[.$K$4]*[.G938]+[.$K$5]" office:value-type="float" office:value="50.4845364829152" calcext:value-type="float">
            <text:p>50,4845364829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7" calcext:value-type="float">
            <text:p>937</text:p>
          </table:table-cell>
          <table:table-cell table:formula="of:=[.$L$2]*[.G939]^3+[.$L$3]*[.G939]^2+[.$K$4]*[.G939]+[.$K$5]" office:value-type="float" office:value="50.521340321948" calcext:value-type="float">
            <text:p>50,521340321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8" calcext:value-type="float">
            <text:p>938</text:p>
          </table:table-cell>
          <table:table-cell table:formula="of:=[.$L$2]*[.G940]^3+[.$L$3]*[.G940]^2+[.$K$4]*[.G940]+[.$K$5]" office:value-type="float" office:value="50.5581209536333" calcext:value-type="float">
            <text:p>50,55812095363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9" calcext:value-type="float">
            <text:p>939</text:p>
          </table:table-cell>
          <table:table-cell table:formula="of:=[.$L$2]*[.G941]^3+[.$L$3]*[.G941]^2+[.$K$4]*[.G941]+[.$K$5]" office:value-type="float" office:value="50.5948784095427" calcext:value-type="float">
            <text:p>50,5948784095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0" calcext:value-type="float">
            <text:p>940</text:p>
          </table:table-cell>
          <table:table-cell table:formula="of:=[.$L$2]*[.G942]^3+[.$L$3]*[.G942]^2+[.$K$4]*[.G942]+[.$K$5]" office:value-type="float" office:value="50.6316127212477" calcext:value-type="float">
            <text:p>50,6316127212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1" calcext:value-type="float">
            <text:p>941</text:p>
          </table:table-cell>
          <table:table-cell table:formula="of:=[.$L$2]*[.G943]^3+[.$L$3]*[.G943]^2+[.$K$4]*[.G943]+[.$K$5]" office:value-type="float" office:value="50.6683239203201" calcext:value-type="float">
            <text:p>50,6683239203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2" calcext:value-type="float">
            <text:p>942</text:p>
          </table:table-cell>
          <table:table-cell table:formula="of:=[.$L$2]*[.G944]^3+[.$L$3]*[.G944]^2+[.$K$4]*[.G944]+[.$K$5]" office:value-type="float" office:value="50.7050120383312" calcext:value-type="float">
            <text:p>50,7050120383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3" calcext:value-type="float">
            <text:p>943</text:p>
          </table:table-cell>
          <table:table-cell table:formula="of:=[.$L$2]*[.G945]^3+[.$L$3]*[.G945]^2+[.$K$4]*[.G945]+[.$K$5]" office:value-type="float" office:value="50.7416771068527" calcext:value-type="float">
            <text:p>50,7416771068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4" calcext:value-type="float">
            <text:p>944</text:p>
          </table:table-cell>
          <table:table-cell table:formula="of:=[.$L$2]*[.G946]^3+[.$L$3]*[.G946]^2+[.$K$4]*[.G946]+[.$K$5]" office:value-type="float" office:value="50.7783191574561" calcext:value-type="float">
            <text:p>50,7783191574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5" calcext:value-type="float">
            <text:p>945</text:p>
          </table:table-cell>
          <table:table-cell table:formula="of:=[.$L$2]*[.G947]^3+[.$L$3]*[.G947]^2+[.$K$4]*[.G947]+[.$K$5]" office:value-type="float" office:value="50.814938221713" calcext:value-type="float">
            <text:p>50,8149382217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6" calcext:value-type="float">
            <text:p>946</text:p>
          </table:table-cell>
          <table:table-cell table:formula="of:=[.$L$2]*[.G948]^3+[.$L$3]*[.G948]^2+[.$K$4]*[.G948]+[.$K$5]" office:value-type="float" office:value="50.8515343311949" calcext:value-type="float">
            <text:p>50,8515343311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7" calcext:value-type="float">
            <text:p>947</text:p>
          </table:table-cell>
          <table:table-cell table:formula="of:=[.$L$2]*[.G949]^3+[.$L$3]*[.G949]^2+[.$K$4]*[.G949]+[.$K$5]" office:value-type="float" office:value="50.8881075174735" calcext:value-type="float">
            <text:p>50,8881075174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8" calcext:value-type="float">
            <text:p>948</text:p>
          </table:table-cell>
          <table:table-cell table:formula="of:=[.$L$2]*[.G950]^3+[.$L$3]*[.G950]^2+[.$K$4]*[.G950]+[.$K$5]" office:value-type="float" office:value="50.9246578121203" calcext:value-type="float">
            <text:p>50,9246578121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9" calcext:value-type="float">
            <text:p>949</text:p>
          </table:table-cell>
          <table:table-cell table:formula="of:=[.$L$2]*[.G951]^3+[.$L$3]*[.G951]^2+[.$K$4]*[.G951]+[.$K$5]" office:value-type="float" office:value="50.9611852467068" calcext:value-type="float">
            <text:p>50,961185246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0" calcext:value-type="float">
            <text:p>950</text:p>
          </table:table-cell>
          <table:table-cell table:formula="of:=[.$L$2]*[.G952]^3+[.$L$3]*[.G952]^2+[.$K$4]*[.G952]+[.$K$5]" office:value-type="float" office:value="50.9976898528046" calcext:value-type="float">
            <text:p>50,9976898528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1" calcext:value-type="float">
            <text:p>951</text:p>
          </table:table-cell>
          <table:table-cell table:formula="of:=[.$L$2]*[.G953]^3+[.$L$3]*[.G953]^2+[.$K$4]*[.G953]+[.$K$5]" office:value-type="float" office:value="51.0341716619853" calcext:value-type="float">
            <text:p>51,0341716619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2" calcext:value-type="float">
            <text:p>952</text:p>
          </table:table-cell>
          <table:table-cell table:formula="of:=[.$L$2]*[.G954]^3+[.$L$3]*[.G954]^2+[.$K$4]*[.G954]+[.$K$5]" office:value-type="float" office:value="51.0706307058204" calcext:value-type="float">
            <text:p>51,0706307058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3" calcext:value-type="float">
            <text:p>953</text:p>
          </table:table-cell>
          <table:table-cell table:formula="of:=[.$L$2]*[.G955]^3+[.$L$3]*[.G955]^2+[.$K$4]*[.G955]+[.$K$5]" office:value-type="float" office:value="51.1070670158815" calcext:value-type="float">
            <text:p>51,10706701588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4" calcext:value-type="float">
            <text:p>954</text:p>
          </table:table-cell>
          <table:table-cell table:formula="of:=[.$L$2]*[.G956]^3+[.$L$3]*[.G956]^2+[.$K$4]*[.G956]+[.$K$5]" office:value-type="float" office:value="51.1434806237401" calcext:value-type="float">
            <text:p>51,14348062374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5" calcext:value-type="float">
            <text:p>955</text:p>
          </table:table-cell>
          <table:table-cell table:formula="of:=[.$L$2]*[.G957]^3+[.$L$3]*[.G957]^2+[.$K$4]*[.G957]+[.$K$5]" office:value-type="float" office:value="51.1798715609679" calcext:value-type="float">
            <text:p>51,1798715609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6" calcext:value-type="float">
            <text:p>956</text:p>
          </table:table-cell>
          <table:table-cell table:formula="of:=[.$L$2]*[.G958]^3+[.$L$3]*[.G958]^2+[.$K$4]*[.G958]+[.$K$5]" office:value-type="float" office:value="51.2162398591364" calcext:value-type="float">
            <text:p>51,2162398591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7" calcext:value-type="float">
            <text:p>957</text:p>
          </table:table-cell>
          <table:table-cell table:formula="of:=[.$L$2]*[.G959]^3+[.$L$3]*[.G959]^2+[.$K$4]*[.G959]+[.$K$5]" office:value-type="float" office:value="51.2525855498171" calcext:value-type="float">
            <text:p>51,2525855498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8" calcext:value-type="float">
            <text:p>958</text:p>
          </table:table-cell>
          <table:table-cell table:formula="of:=[.$L$2]*[.G960]^3+[.$L$3]*[.G960]^2+[.$K$4]*[.G960]+[.$K$5]" office:value-type="float" office:value="51.2889086645816" calcext:value-type="float">
            <text:p>51,2889086645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9" calcext:value-type="float">
            <text:p>959</text:p>
          </table:table-cell>
          <table:table-cell table:formula="of:=[.$L$2]*[.G961]^3+[.$L$3]*[.G961]^2+[.$K$4]*[.G961]+[.$K$5]" office:value-type="float" office:value="51.3252092350015" calcext:value-type="float">
            <text:p>51,3252092350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0" calcext:value-type="float">
            <text:p>960</text:p>
          </table:table-cell>
          <table:table-cell table:formula="of:=[.$L$2]*[.G962]^3+[.$L$3]*[.G962]^2+[.$K$4]*[.G962]+[.$K$5]" office:value-type="float" office:value="51.3614872926483" calcext:value-type="float">
            <text:p>51,3614872926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1" calcext:value-type="float">
            <text:p>961</text:p>
          </table:table-cell>
          <table:table-cell table:formula="of:=[.$L$2]*[.G963]^3+[.$L$3]*[.G963]^2+[.$K$4]*[.G963]+[.$K$5]" office:value-type="float" office:value="51.3977428690936" calcext:value-type="float">
            <text:p>51,3977428690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2" calcext:value-type="float">
            <text:p>962</text:p>
          </table:table-cell>
          <table:table-cell table:formula="of:=[.$L$2]*[.G964]^3+[.$L$3]*[.G964]^2+[.$K$4]*[.G964]+[.$K$5]" office:value-type="float" office:value="51.433975995909" calcext:value-type="float">
            <text:p>51,433975995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3" calcext:value-type="float">
            <text:p>963</text:p>
          </table:table-cell>
          <table:table-cell table:formula="of:=[.$L$2]*[.G965]^3+[.$L$3]*[.G965]^2+[.$K$4]*[.G965]+[.$K$5]" office:value-type="float" office:value="51.470186704666" calcext:value-type="float">
            <text:p>51,470186704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4" calcext:value-type="float">
            <text:p>964</text:p>
          </table:table-cell>
          <table:table-cell table:formula="of:=[.$L$2]*[.G966]^3+[.$L$3]*[.G966]^2+[.$K$4]*[.G966]+[.$K$5]" office:value-type="float" office:value="51.5063750269362" calcext:value-type="float">
            <text:p>51,5063750269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5" calcext:value-type="float">
            <text:p>965</text:p>
          </table:table-cell>
          <table:table-cell table:formula="of:=[.$L$2]*[.G967]^3+[.$L$3]*[.G967]^2+[.$K$4]*[.G967]+[.$K$5]" office:value-type="float" office:value="51.5425409942911" calcext:value-type="float">
            <text:p>51,5425409942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6" calcext:value-type="float">
            <text:p>966</text:p>
          </table:table-cell>
          <table:table-cell table:formula="of:=[.$L$2]*[.G968]^3+[.$L$3]*[.G968]^2+[.$K$4]*[.G968]+[.$K$5]" office:value-type="float" office:value="51.5786846383024" calcext:value-type="float">
            <text:p>51,5786846383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7" calcext:value-type="float">
            <text:p>967</text:p>
          </table:table-cell>
          <table:table-cell table:formula="of:=[.$L$2]*[.G969]^3+[.$L$3]*[.G969]^2+[.$K$4]*[.G969]+[.$K$5]" office:value-type="float" office:value="51.6148059905415" calcext:value-type="float">
            <text:p>51,6148059905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8" calcext:value-type="float">
            <text:p>968</text:p>
          </table:table-cell>
          <table:table-cell table:formula="of:=[.$L$2]*[.G970]^3+[.$L$3]*[.G970]^2+[.$K$4]*[.G970]+[.$K$5]" office:value-type="float" office:value="51.6509050825801" calcext:value-type="float">
            <text:p>51,6509050825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9" calcext:value-type="float">
            <text:p>969</text:p>
          </table:table-cell>
          <table:table-cell table:formula="of:=[.$L$2]*[.G971]^3+[.$L$3]*[.G971]^2+[.$K$4]*[.G971]+[.$K$5]" office:value-type="float" office:value="51.6869819459896" calcext:value-type="float">
            <text:p>51,6869819459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0" calcext:value-type="float">
            <text:p>970</text:p>
          </table:table-cell>
          <table:table-cell table:formula="of:=[.$L$2]*[.G972]^3+[.$L$3]*[.G972]^2+[.$K$4]*[.G972]+[.$K$5]" office:value-type="float" office:value="51.7230366123418" calcext:value-type="float">
            <text:p>51,7230366123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1" calcext:value-type="float">
            <text:p>971</text:p>
          </table:table-cell>
          <table:table-cell table:formula="of:=[.$L$2]*[.G973]^3+[.$L$3]*[.G973]^2+[.$K$4]*[.G973]+[.$K$5]" office:value-type="float" office:value="51.759069113208" calcext:value-type="float">
            <text:p>51,759069113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2" calcext:value-type="float">
            <text:p>972</text:p>
          </table:table-cell>
          <table:table-cell table:formula="of:=[.$L$2]*[.G974]^3+[.$L$3]*[.G974]^2+[.$K$4]*[.G974]+[.$K$5]" office:value-type="float" office:value="51.79507948016" calcext:value-type="float">
            <text:p>51,79507948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3" calcext:value-type="float">
            <text:p>973</text:p>
          </table:table-cell>
          <table:table-cell table:formula="of:=[.$L$2]*[.G975]^3+[.$L$3]*[.G975]^2+[.$K$4]*[.G975]+[.$K$5]" office:value-type="float" office:value="51.8310677447692" calcext:value-type="float">
            <text:p>51,8310677447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4" calcext:value-type="float">
            <text:p>974</text:p>
          </table:table-cell>
          <table:table-cell table:formula="of:=[.$L$2]*[.G976]^3+[.$L$3]*[.G976]^2+[.$K$4]*[.G976]+[.$K$5]" office:value-type="float" office:value="51.8670339386072" calcext:value-type="float">
            <text:p>51,8670339386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5" calcext:value-type="float">
            <text:p>975</text:p>
          </table:table-cell>
          <table:table-cell table:formula="of:=[.$L$2]*[.G977]^3+[.$L$3]*[.G977]^2+[.$K$4]*[.G977]+[.$K$5]" office:value-type="float" office:value="51.9029780932456" calcext:value-type="float">
            <text:p>51,9029780932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6" calcext:value-type="float">
            <text:p>976</text:p>
          </table:table-cell>
          <table:table-cell table:formula="of:=[.$L$2]*[.G978]^3+[.$L$3]*[.G978]^2+[.$K$4]*[.G978]+[.$K$5]" office:value-type="float" office:value="51.9389002402559" calcext:value-type="float">
            <text:p>51,9389002402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7" calcext:value-type="float">
            <text:p>977</text:p>
          </table:table-cell>
          <table:table-cell table:formula="of:=[.$L$2]*[.G979]^3+[.$L$3]*[.G979]^2+[.$K$4]*[.G979]+[.$K$5]" office:value-type="float" office:value="51.9748004112098" calcext:value-type="float">
            <text:p>51,9748004112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8" calcext:value-type="float">
            <text:p>978</text:p>
          </table:table-cell>
          <table:table-cell table:formula="of:=[.$L$2]*[.G980]^3+[.$L$3]*[.G980]^2+[.$K$4]*[.G980]+[.$K$5]" office:value-type="float" office:value="52.0106786376787" calcext:value-type="float">
            <text:p>52,0106786376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9" calcext:value-type="float">
            <text:p>979</text:p>
          </table:table-cell>
          <table:table-cell table:formula="of:=[.$L$2]*[.G981]^3+[.$L$3]*[.G981]^2+[.$K$4]*[.G981]+[.$K$5]" office:value-type="float" office:value="52.0465349512342" calcext:value-type="float">
            <text:p>52,04653495123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0" calcext:value-type="float">
            <text:p>980</text:p>
          </table:table-cell>
          <table:table-cell table:formula="of:=[.$L$2]*[.G982]^3+[.$L$3]*[.G982]^2+[.$K$4]*[.G982]+[.$K$5]" office:value-type="float" office:value="52.082369383448" calcext:value-type="float">
            <text:p>52,082369383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1" calcext:value-type="float">
            <text:p>981</text:p>
          </table:table-cell>
          <table:table-cell table:formula="of:=[.$L$2]*[.G983]^3+[.$L$3]*[.G983]^2+[.$K$4]*[.G983]+[.$K$5]" office:value-type="float" office:value="52.1181819658914" calcext:value-type="float">
            <text:p>52,1181819658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2" calcext:value-type="float">
            <text:p>982</text:p>
          </table:table-cell>
          <table:table-cell table:formula="of:=[.$L$2]*[.G984]^3+[.$L$3]*[.G984]^2+[.$K$4]*[.G984]+[.$K$5]" office:value-type="float" office:value="52.1539727301363" calcext:value-type="float">
            <text:p>52,1539727301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3" calcext:value-type="float">
            <text:p>983</text:p>
          </table:table-cell>
          <table:table-cell table:formula="of:=[.$L$2]*[.G985]^3+[.$L$3]*[.G985]^2+[.$K$4]*[.G985]+[.$K$5]" office:value-type="float" office:value="52.1897417077539" calcext:value-type="float">
            <text:p>52,1897417077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4" calcext:value-type="float">
            <text:p>984</text:p>
          </table:table-cell>
          <table:table-cell table:formula="of:=[.$L$2]*[.G986]^3+[.$L$3]*[.G986]^2+[.$K$4]*[.G986]+[.$K$5]" office:value-type="float" office:value="52.2254889303161" calcext:value-type="float">
            <text:p>52,22548893031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5" calcext:value-type="float">
            <text:p>985</text:p>
          </table:table-cell>
          <table:table-cell table:formula="of:=[.$L$2]*[.G987]^3+[.$L$3]*[.G987]^2+[.$K$4]*[.G987]+[.$K$5]" office:value-type="float" office:value="52.2612144293942" calcext:value-type="float">
            <text:p>52,2612144293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6" calcext:value-type="float">
            <text:p>986</text:p>
          </table:table-cell>
          <table:table-cell table:formula="of:=[.$L$2]*[.G988]^3+[.$L$3]*[.G988]^2+[.$K$4]*[.G988]+[.$K$5]" office:value-type="float" office:value="52.2969182365599" calcext:value-type="float">
            <text:p>52,2969182365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7" calcext:value-type="float">
            <text:p>987</text:p>
          </table:table-cell>
          <table:table-cell table:formula="of:=[.$L$2]*[.G989]^3+[.$L$3]*[.G989]^2+[.$K$4]*[.G989]+[.$K$5]" office:value-type="float" office:value="52.3326003833848" calcext:value-type="float">
            <text:p>52,33260038338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8" calcext:value-type="float">
            <text:p>988</text:p>
          </table:table-cell>
          <table:table-cell table:formula="of:=[.$L$2]*[.G990]^3+[.$L$3]*[.G990]^2+[.$K$4]*[.G990]+[.$K$5]" office:value-type="float" office:value="52.3682609014403" calcext:value-type="float">
            <text:p>52,3682609014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9" calcext:value-type="float">
            <text:p>989</text:p>
          </table:table-cell>
          <table:table-cell table:formula="of:=[.$L$2]*[.G991]^3+[.$L$3]*[.G991]^2+[.$K$4]*[.G991]+[.$K$5]" office:value-type="float" office:value="52.4038998222981" calcext:value-type="float">
            <text:p>52,4038998222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0" calcext:value-type="float">
            <text:p>990</text:p>
          </table:table-cell>
          <table:table-cell table:formula="of:=[.$L$2]*[.G992]^3+[.$L$3]*[.G992]^2+[.$K$4]*[.G992]+[.$K$5]" office:value-type="float" office:value="52.4395171775298" calcext:value-type="float">
            <text:p>52,4395171775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1" calcext:value-type="float">
            <text:p>991</text:p>
          </table:table-cell>
          <table:table-cell table:formula="of:=[.$L$2]*[.G993]^3+[.$L$3]*[.G993]^2+[.$K$4]*[.G993]+[.$K$5]" office:value-type="float" office:value="52.4751129987068" calcext:value-type="float">
            <text:p>52,475112998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2" calcext:value-type="float">
            <text:p>992</text:p>
          </table:table-cell>
          <table:table-cell table:formula="of:=[.$L$2]*[.G994]^3+[.$L$3]*[.G994]^2+[.$K$4]*[.G994]+[.$K$5]" office:value-type="float" office:value="52.5106873174007" calcext:value-type="float">
            <text:p>52,5106873174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3" calcext:value-type="float">
            <text:p>993</text:p>
          </table:table-cell>
          <table:table-cell table:formula="of:=[.$L$2]*[.G995]^3+[.$L$3]*[.G995]^2+[.$K$4]*[.G995]+[.$K$5]" office:value-type="float" office:value="52.5462401651832" calcext:value-type="float">
            <text:p>52,5462401651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4" calcext:value-type="float">
            <text:p>994</text:p>
          </table:table-cell>
          <table:table-cell table:formula="of:=[.$L$2]*[.G996]^3+[.$L$3]*[.G996]^2+[.$K$4]*[.G996]+[.$K$5]" office:value-type="float" office:value="52.5817715736257" calcext:value-type="float">
            <text:p>52,5817715736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5" calcext:value-type="float">
            <text:p>995</text:p>
          </table:table-cell>
          <table:table-cell table:formula="of:=[.$L$2]*[.G997]^3+[.$L$3]*[.G997]^2+[.$K$4]*[.G997]+[.$K$5]" office:value-type="float" office:value="52.6172815742999" calcext:value-type="float">
            <text:p>52,6172815742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6" calcext:value-type="float">
            <text:p>996</text:p>
          </table:table-cell>
          <table:table-cell table:formula="of:=[.$L$2]*[.G998]^3+[.$L$3]*[.G998]^2+[.$K$4]*[.G998]+[.$K$5]" office:value-type="float" office:value="52.6527701987773" calcext:value-type="float">
            <text:p>52,6527701987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7" calcext:value-type="float">
            <text:p>997</text:p>
          </table:table-cell>
          <table:table-cell table:formula="of:=[.$L$2]*[.G999]^3+[.$L$3]*[.G999]^2+[.$K$4]*[.G999]+[.$K$5]" office:value-type="float" office:value="52.6882374786295" calcext:value-type="float">
            <text:p>52,6882374786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8" calcext:value-type="float">
            <text:p>998</text:p>
          </table:table-cell>
          <table:table-cell table:formula="of:=[.$L$2]*[.G1000]^3+[.$L$3]*[.G1000]^2+[.$K$4]*[.G1000]+[.$K$5]" office:value-type="float" office:value="52.7236834454279" calcext:value-type="float">
            <text:p>52,72368344542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9" calcext:value-type="float">
            <text:p>999</text:p>
          </table:table-cell>
          <table:table-cell table:formula="of:=[.$L$2]*[.G1001]^3+[.$L$3]*[.G1001]^2+[.$K$4]*[.G1001]+[.$K$5]" office:value-type="float" office:value="52.7591081307443" calcext:value-type="float">
            <text:p>52,7591081307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0" calcext:value-type="float">
            <text:p>1000</text:p>
          </table:table-cell>
          <table:table-cell table:formula="of:=[.$L$2]*[.G1002]^3+[.$L$3]*[.G1002]^2+[.$K$4]*[.G1002]+[.$K$5]" office:value-type="float" office:value="52.7945115661501" calcext:value-type="float">
            <text:p>52,7945115661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1" calcext:value-type="float">
            <text:p>1001</text:p>
          </table:table-cell>
          <table:table-cell table:formula="of:=[.$L$2]*[.G1003]^3+[.$L$3]*[.G1003]^2+[.$K$4]*[.G1003]+[.$K$5]" office:value-type="float" office:value="52.8298937832169" calcext:value-type="float">
            <text:p>52,8298937832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2" calcext:value-type="float">
            <text:p>1002</text:p>
          </table:table-cell>
          <table:table-cell table:formula="of:=[.$L$2]*[.G1004]^3+[.$L$3]*[.G1004]^2+[.$K$4]*[.G1004]+[.$K$5]" office:value-type="float" office:value="52.8652548135163" calcext:value-type="float">
            <text:p>52,8652548135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3" calcext:value-type="float">
            <text:p>1003</text:p>
          </table:table-cell>
          <table:table-cell table:formula="of:=[.$L$2]*[.G1005]^3+[.$L$3]*[.G1005]^2+[.$K$4]*[.G1005]+[.$K$5]" office:value-type="float" office:value="52.9005946886199" calcext:value-type="float">
            <text:p>52,9005946886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4" calcext:value-type="float">
            <text:p>1004</text:p>
          </table:table-cell>
          <table:table-cell table:formula="of:=[.$L$2]*[.G1006]^3+[.$L$3]*[.G1006]^2+[.$K$4]*[.G1006]+[.$K$5]" office:value-type="float" office:value="52.9359134400991" calcext:value-type="float">
            <text:p>52,9359134400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5" calcext:value-type="float">
            <text:p>1005</text:p>
          </table:table-cell>
          <table:table-cell table:formula="of:=[.$L$2]*[.G1007]^3+[.$L$3]*[.G1007]^2+[.$K$4]*[.G1007]+[.$K$5]" office:value-type="float" office:value="52.9712110995256" calcext:value-type="float">
            <text:p>52,97121109952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6" calcext:value-type="float">
            <text:p>1006</text:p>
          </table:table-cell>
          <table:table-cell table:formula="of:=[.$L$2]*[.G1008]^3+[.$L$3]*[.G1008]^2+[.$K$4]*[.G1008]+[.$K$5]" office:value-type="float" office:value="53.006487698471" calcext:value-type="float">
            <text:p>53,006487698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7" calcext:value-type="float">
            <text:p>1007</text:p>
          </table:table-cell>
          <table:table-cell table:formula="of:=[.$L$2]*[.G1009]^3+[.$L$3]*[.G1009]^2+[.$K$4]*[.G1009]+[.$K$5]" office:value-type="float" office:value="53.0417432685067" calcext:value-type="float">
            <text:p>53,0417432685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8" calcext:value-type="float">
            <text:p>1008</text:p>
          </table:table-cell>
          <table:table-cell table:formula="of:=[.$L$2]*[.G1010]^3+[.$L$3]*[.G1010]^2+[.$K$4]*[.G1010]+[.$K$5]" office:value-type="float" office:value="53.0769778412044" calcext:value-type="float">
            <text:p>53,0769778412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9" calcext:value-type="float">
            <text:p>1009</text:p>
          </table:table-cell>
          <table:table-cell table:formula="of:=[.$L$2]*[.G1011]^3+[.$L$3]*[.G1011]^2+[.$K$4]*[.G1011]+[.$K$5]" office:value-type="float" office:value="53.1121914481356" calcext:value-type="float">
            <text:p>53,1121914481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0" calcext:value-type="float">
            <text:p>1010</text:p>
          </table:table-cell>
          <table:table-cell table:formula="of:=[.$L$2]*[.G1012]^3+[.$L$3]*[.G1012]^2+[.$K$4]*[.G1012]+[.$K$5]" office:value-type="float" office:value="53.1473841208719" calcext:value-type="float">
            <text:p>53,14738412087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1" calcext:value-type="float">
            <text:p>1011</text:p>
          </table:table-cell>
          <table:table-cell table:formula="of:=[.$L$2]*[.G1013]^3+[.$L$3]*[.G1013]^2+[.$K$4]*[.G1013]+[.$K$5]" office:value-type="float" office:value="53.1825558909848" calcext:value-type="float">
            <text:p>53,18255589098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2" calcext:value-type="float">
            <text:p>1012</text:p>
          </table:table-cell>
          <table:table-cell table:formula="of:=[.$L$2]*[.G1014]^3+[.$L$3]*[.G1014]^2+[.$K$4]*[.G1014]+[.$K$5]" office:value-type="float" office:value="53.217706790046" calcext:value-type="float">
            <text:p>53,217706790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3" calcext:value-type="float">
            <text:p>1013</text:p>
          </table:table-cell>
          <table:table-cell table:formula="of:=[.$L$2]*[.G1015]^3+[.$L$3]*[.G1015]^2+[.$K$4]*[.G1015]+[.$K$5]" office:value-type="float" office:value="53.2528368496269" calcext:value-type="float">
            <text:p>53,2528368496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4" calcext:value-type="float">
            <text:p>1014</text:p>
          </table:table-cell>
          <table:table-cell table:formula="of:=[.$L$2]*[.G1016]^3+[.$L$3]*[.G1016]^2+[.$K$4]*[.G1016]+[.$K$5]" office:value-type="float" office:value="53.2879461012991" calcext:value-type="float">
            <text:p>53,2879461012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5" calcext:value-type="float">
            <text:p>1015</text:p>
          </table:table-cell>
          <table:table-cell table:formula="of:=[.$L$2]*[.G1017]^3+[.$L$3]*[.G1017]^2+[.$K$4]*[.G1017]+[.$K$5]" office:value-type="float" office:value="53.3230345766342" calcext:value-type="float">
            <text:p>53,32303457663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6" calcext:value-type="float">
            <text:p>1016</text:p>
          </table:table-cell>
          <table:table-cell table:formula="of:=[.$L$2]*[.G1018]^3+[.$L$3]*[.G1018]^2+[.$K$4]*[.G1018]+[.$K$5]" office:value-type="float" office:value="53.3581023072038" calcext:value-type="float">
            <text:p>53,3581023072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7" calcext:value-type="float">
            <text:p>1017</text:p>
          </table:table-cell>
          <table:table-cell table:formula="of:=[.$L$2]*[.G1019]^3+[.$L$3]*[.G1019]^2+[.$K$4]*[.G1019]+[.$K$5]" office:value-type="float" office:value="53.3931493245795" calcext:value-type="float">
            <text:p>53,3931493245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8" calcext:value-type="float">
            <text:p>1018</text:p>
          </table:table-cell>
          <table:table-cell table:formula="of:=[.$L$2]*[.G1020]^3+[.$L$3]*[.G1020]^2+[.$K$4]*[.G1020]+[.$K$5]" office:value-type="float" office:value="53.4281756603327" calcext:value-type="float">
            <text:p>53,4281756603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9" calcext:value-type="float">
            <text:p>1019</text:p>
          </table:table-cell>
          <table:table-cell table:formula="of:=[.$L$2]*[.G1021]^3+[.$L$3]*[.G1021]^2+[.$K$4]*[.G1021]+[.$K$5]" office:value-type="float" office:value="53.463181346035" calcext:value-type="float">
            <text:p>53,463181346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0" calcext:value-type="float">
            <text:p>1020</text:p>
          </table:table-cell>
          <table:table-cell table:formula="of:=[.$L$2]*[.G1022]^3+[.$L$3]*[.G1022]^2+[.$K$4]*[.G1022]+[.$K$5]" office:value-type="float" office:value="53.4981664132581" calcext:value-type="float">
            <text:p>53,4981664132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1" calcext:value-type="float">
            <text:p>1021</text:p>
          </table:table-cell>
          <table:table-cell table:formula="of:=[.$L$2]*[.G1023]^3+[.$L$3]*[.G1023]^2+[.$K$4]*[.G1023]+[.$K$5]" office:value-type="float" office:value="53.5331308935734" calcext:value-type="float">
            <text:p>53,5331308935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2" calcext:value-type="float">
            <text:p>1022</text:p>
          </table:table-cell>
          <table:table-cell table:formula="of:=[.$L$2]*[.G1024]^3+[.$L$3]*[.G1024]^2+[.$K$4]*[.G1024]+[.$K$5]" office:value-type="float" office:value="53.5680748185525" calcext:value-type="float">
            <text:p>53,5680748185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3" calcext:value-type="float">
            <text:p>1023</text:p>
          </table:table-cell>
          <table:table-cell table:formula="of:=[.$L$2]*[.G1025]^3+[.$L$3]*[.G1025]^2+[.$K$4]*[.G1025]+[.$K$5]" office:value-type="float" office:value="53.6029982197671" calcext:value-type="float">
            <text:p>53,6029982197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4" calcext:value-type="float">
            <text:p>1024</text:p>
          </table:table-cell>
          <table:table-cell table:formula="of:=[.$L$2]*[.G1026]^3+[.$L$3]*[.G1026]^2+[.$K$4]*[.G1026]+[.$K$5]" office:value-type="float" office:value="53.6379011287887" calcext:value-type="float">
            <text:p>53,6379011287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5" calcext:value-type="float">
            <text:p>1025</text:p>
          </table:table-cell>
          <table:table-cell table:formula="of:=[.$L$2]*[.G1027]^3+[.$L$3]*[.G1027]^2+[.$K$4]*[.G1027]+[.$K$5]" office:value-type="float" office:value="53.6727835771887" calcext:value-type="float">
            <text:p>53,6727835771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6" calcext:value-type="float">
            <text:p>1026</text:p>
          </table:table-cell>
          <table:table-cell table:formula="of:=[.$L$2]*[.G1028]^3+[.$L$3]*[.G1028]^2+[.$K$4]*[.G1028]+[.$K$5]" office:value-type="float" office:value="53.7076455965388" calcext:value-type="float">
            <text:p>53,7076455965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7" calcext:value-type="float">
            <text:p>1027</text:p>
          </table:table-cell>
          <table:table-cell table:formula="of:=[.$L$2]*[.G1029]^3+[.$L$3]*[.G1029]^2+[.$K$4]*[.G1029]+[.$K$5]" office:value-type="float" office:value="53.7424872184106" calcext:value-type="float">
            <text:p>53,7424872184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8" calcext:value-type="float">
            <text:p>1028</text:p>
          </table:table-cell>
          <table:table-cell table:formula="of:=[.$L$2]*[.G1030]^3+[.$L$3]*[.G1030]^2+[.$K$4]*[.G1030]+[.$K$5]" office:value-type="float" office:value="53.7773084743756" calcext:value-type="float">
            <text:p>53,7773084743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9" calcext:value-type="float">
            <text:p>1029</text:p>
          </table:table-cell>
          <table:table-cell table:formula="of:=[.$L$2]*[.G1031]^3+[.$L$3]*[.G1031]^2+[.$K$4]*[.G1031]+[.$K$5]" office:value-type="float" office:value="53.8121093960054" calcext:value-type="float">
            <text:p>53,8121093960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0" calcext:value-type="float">
            <text:p>1030</text:p>
          </table:table-cell>
          <table:table-cell table:formula="of:=[.$L$2]*[.G1032]^3+[.$L$3]*[.G1032]^2+[.$K$4]*[.G1032]+[.$K$5]" office:value-type="float" office:value="53.8468900148715" calcext:value-type="float">
            <text:p>53,8468900148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1" calcext:value-type="float">
            <text:p>1031</text:p>
          </table:table-cell>
          <table:table-cell table:formula="of:=[.$L$2]*[.G1033]^3+[.$L$3]*[.G1033]^2+[.$K$4]*[.G1033]+[.$K$5]" office:value-type="float" office:value="53.8816503625456" calcext:value-type="float">
            <text:p>53,8816503625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2" calcext:value-type="float">
            <text:p>1032</text:p>
          </table:table-cell>
          <table:table-cell table:formula="of:=[.$L$2]*[.G1034]^3+[.$L$3]*[.G1034]^2+[.$K$4]*[.G1034]+[.$K$5]" office:value-type="float" office:value="53.916390470599" calcext:value-type="float">
            <text:p>53,916390470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3" calcext:value-type="float">
            <text:p>1033</text:p>
          </table:table-cell>
          <table:table-cell table:formula="of:=[.$L$2]*[.G1035]^3+[.$L$3]*[.G1035]^2+[.$K$4]*[.G1035]+[.$K$5]" office:value-type="float" office:value="53.9511103706036" calcext:value-type="float">
            <text:p>53,9511103706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4" calcext:value-type="float">
            <text:p>1034</text:p>
          </table:table-cell>
          <table:table-cell table:formula="of:=[.$L$2]*[.G1036]^3+[.$L$3]*[.G1036]^2+[.$K$4]*[.G1036]+[.$K$5]" office:value-type="float" office:value="53.9858100941307" calcext:value-type="float">
            <text:p>53,9858100941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5" calcext:value-type="float">
            <text:p>1035</text:p>
          </table:table-cell>
          <table:table-cell table:formula="of:=[.$L$2]*[.G1037]^3+[.$L$3]*[.G1037]^2+[.$K$4]*[.G1037]+[.$K$5]" office:value-type="float" office:value="54.0204896727519" calcext:value-type="float">
            <text:p>54,0204896727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6" calcext:value-type="float">
            <text:p>1036</text:p>
          </table:table-cell>
          <table:table-cell table:formula="of:=[.$L$2]*[.G1038]^3+[.$L$3]*[.G1038]^2+[.$K$4]*[.G1038]+[.$K$5]" office:value-type="float" office:value="54.0551491380389" calcext:value-type="float">
            <text:p>54,0551491380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7" calcext:value-type="float">
            <text:p>1037</text:p>
          </table:table-cell>
          <table:table-cell table:formula="of:=[.$L$2]*[.G1039]^3+[.$L$3]*[.G1039]^2+[.$K$4]*[.G1039]+[.$K$5]" office:value-type="float" office:value="54.0897885215632" calcext:value-type="float">
            <text:p>54,0897885215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8" calcext:value-type="float">
            <text:p>1038</text:p>
          </table:table-cell>
          <table:table-cell table:formula="of:=[.$L$2]*[.G1040]^3+[.$L$3]*[.G1040]^2+[.$K$4]*[.G1040]+[.$K$5]" office:value-type="float" office:value="54.1244078548962" calcext:value-type="float">
            <text:p>54,1244078548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9" calcext:value-type="float">
            <text:p>1039</text:p>
          </table:table-cell>
          <table:table-cell table:formula="of:=[.$L$2]*[.G1041]^3+[.$L$3]*[.G1041]^2+[.$K$4]*[.G1041]+[.$K$5]" office:value-type="float" office:value="54.1590071696098" calcext:value-type="float">
            <text:p>54,1590071696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0" calcext:value-type="float">
            <text:p>1040</text:p>
          </table:table-cell>
          <table:table-cell table:formula="of:=[.$L$2]*[.G1042]^3+[.$L$3]*[.G1042]^2+[.$K$4]*[.G1042]+[.$K$5]" office:value-type="float" office:value="54.1935864972752" calcext:value-type="float">
            <text:p>54,1935864972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1" calcext:value-type="float">
            <text:p>1041</text:p>
          </table:table-cell>
          <table:table-cell table:formula="of:=[.$L$2]*[.G1043]^3+[.$L$3]*[.G1043]^2+[.$K$4]*[.G1043]+[.$K$5]" office:value-type="float" office:value="54.2281458694642" calcext:value-type="float">
            <text:p>54,22814586946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2" calcext:value-type="float">
            <text:p>1042</text:p>
          </table:table-cell>
          <table:table-cell table:formula="of:=[.$L$2]*[.G1044]^3+[.$L$3]*[.G1044]^2+[.$K$4]*[.G1044]+[.$K$5]" office:value-type="float" office:value="54.2626853177483" calcext:value-type="float">
            <text:p>54,2626853177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3" calcext:value-type="float">
            <text:p>1043</text:p>
          </table:table-cell>
          <table:table-cell table:formula="of:=[.$L$2]*[.G1045]^3+[.$L$3]*[.G1045]^2+[.$K$4]*[.G1045]+[.$K$5]" office:value-type="float" office:value="54.2972048736991" calcext:value-type="float">
            <text:p>54,2972048736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4" calcext:value-type="float">
            <text:p>1044</text:p>
          </table:table-cell>
          <table:table-cell table:formula="of:=[.$L$2]*[.G1046]^3+[.$L$3]*[.G1046]^2+[.$K$4]*[.G1046]+[.$K$5]" office:value-type="float" office:value="54.331704568888" calcext:value-type="float">
            <text:p>54,331704568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5" calcext:value-type="float">
            <text:p>1045</text:p>
          </table:table-cell>
          <table:table-cell table:formula="of:=[.$L$2]*[.G1047]^3+[.$L$3]*[.G1047]^2+[.$K$4]*[.G1047]+[.$K$5]" office:value-type="float" office:value="54.3661844348868" calcext:value-type="float">
            <text:p>54,36618443488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6" calcext:value-type="float">
            <text:p>1046</text:p>
          </table:table-cell>
          <table:table-cell table:formula="of:=[.$L$2]*[.G1048]^3+[.$L$3]*[.G1048]^2+[.$K$4]*[.G1048]+[.$K$5]" office:value-type="float" office:value="54.4006445032669" calcext:value-type="float">
            <text:p>54,4006445032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7" calcext:value-type="float">
            <text:p>1047</text:p>
          </table:table-cell>
          <table:table-cell table:formula="of:=[.$L$2]*[.G1049]^3+[.$L$3]*[.G1049]^2+[.$K$4]*[.G1049]+[.$K$5]" office:value-type="float" office:value="54.4350848055999" calcext:value-type="float">
            <text:p>54,4350848055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8" calcext:value-type="float">
            <text:p>1048</text:p>
          </table:table-cell>
          <table:table-cell table:formula="of:=[.$L$2]*[.G1050]^3+[.$L$3]*[.G1050]^2+[.$K$4]*[.G1050]+[.$K$5]" office:value-type="float" office:value="54.4695053734574" calcext:value-type="float">
            <text:p>54,4695053734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9" calcext:value-type="float">
            <text:p>1049</text:p>
          </table:table-cell>
          <table:table-cell table:formula="of:=[.$L$2]*[.G1051]^3+[.$L$3]*[.G1051]^2+[.$K$4]*[.G1051]+[.$K$5]" office:value-type="float" office:value="54.5039062384109" calcext:value-type="float">
            <text:p>54,5039062384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0" calcext:value-type="float">
            <text:p>1050</text:p>
          </table:table-cell>
          <table:table-cell table:formula="of:=[.$L$2]*[.G1052]^3+[.$L$3]*[.G1052]^2+[.$K$4]*[.G1052]+[.$K$5]" office:value-type="float" office:value="54.5382874320321" calcext:value-type="float">
            <text:p>54,5382874320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1" calcext:value-type="float">
            <text:p>1051</text:p>
          </table:table-cell>
          <table:table-cell table:formula="of:=[.$L$2]*[.G1053]^3+[.$L$3]*[.G1053]^2+[.$K$4]*[.G1053]+[.$K$5]" office:value-type="float" office:value="54.5726489858923" calcext:value-type="float">
            <text:p>54,57264898589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2" calcext:value-type="float">
            <text:p>1052</text:p>
          </table:table-cell>
          <table:table-cell table:formula="of:=[.$L$2]*[.G1054]^3+[.$L$3]*[.G1054]^2+[.$K$4]*[.G1054]+[.$K$5]" office:value-type="float" office:value="54.6069909315633" calcext:value-type="float">
            <text:p>54,6069909315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3" calcext:value-type="float">
            <text:p>1053</text:p>
          </table:table-cell>
          <table:table-cell table:formula="of:=[.$L$2]*[.G1055]^3+[.$L$3]*[.G1055]^2+[.$K$4]*[.G1055]+[.$K$5]" office:value-type="float" office:value="54.6413133006166" calcext:value-type="float">
            <text:p>54,64131330061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4" calcext:value-type="float">
            <text:p>1054</text:p>
          </table:table-cell>
          <table:table-cell table:formula="of:=[.$L$2]*[.G1056]^3+[.$L$3]*[.G1056]^2+[.$K$4]*[.G1056]+[.$K$5]" office:value-type="float" office:value="54.6756161246238" calcext:value-type="float">
            <text:p>54,6756161246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5" calcext:value-type="float">
            <text:p>1055</text:p>
          </table:table-cell>
          <table:table-cell table:formula="of:=[.$L$2]*[.G1057]^3+[.$L$3]*[.G1057]^2+[.$K$4]*[.G1057]+[.$K$5]" office:value-type="float" office:value="54.7098994351563" calcext:value-type="float">
            <text:p>54,70989943515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6" calcext:value-type="float">
            <text:p>1056</text:p>
          </table:table-cell>
          <table:table-cell table:formula="of:=[.$L$2]*[.G1058]^3+[.$L$3]*[.G1058]^2+[.$K$4]*[.G1058]+[.$K$5]" office:value-type="float" office:value="54.7441632637858" calcext:value-type="float">
            <text:p>54,7441632637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7" calcext:value-type="float">
            <text:p>1057</text:p>
          </table:table-cell>
          <table:table-cell table:formula="of:=[.$L$2]*[.G1059]^3+[.$L$3]*[.G1059]^2+[.$K$4]*[.G1059]+[.$K$5]" office:value-type="float" office:value="54.7784076420839" calcext:value-type="float">
            <text:p>54,77840764208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8" calcext:value-type="float">
            <text:p>1058</text:p>
          </table:table-cell>
          <table:table-cell table:formula="of:=[.$L$2]*[.G1060]^3+[.$L$3]*[.G1060]^2+[.$K$4]*[.G1060]+[.$K$5]" office:value-type="float" office:value="54.8126326016221" calcext:value-type="float">
            <text:p>54,8126326016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9" calcext:value-type="float">
            <text:p>1059</text:p>
          </table:table-cell>
          <table:table-cell table:formula="of:=[.$L$2]*[.G1061]^3+[.$L$3]*[.G1061]^2+[.$K$4]*[.G1061]+[.$K$5]" office:value-type="float" office:value="54.8468381739719" calcext:value-type="float">
            <text:p>54,84683817397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0" calcext:value-type="float">
            <text:p>1060</text:p>
          </table:table-cell>
          <table:table-cell table:formula="of:=[.$L$2]*[.G1062]^3+[.$L$3]*[.G1062]^2+[.$K$4]*[.G1062]+[.$K$5]" office:value-type="float" office:value="54.8810243907049" calcext:value-type="float">
            <text:p>54,88102439070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1" calcext:value-type="float">
            <text:p>1061</text:p>
          </table:table-cell>
          <table:table-cell table:formula="of:=[.$L$2]*[.G1063]^3+[.$L$3]*[.G1063]^2+[.$K$4]*[.G1063]+[.$K$5]" office:value-type="float" office:value="54.9151912833928" calcext:value-type="float">
            <text:p>54,9151912833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2" calcext:value-type="float">
            <text:p>1062</text:p>
          </table:table-cell>
          <table:table-cell table:formula="of:=[.$L$2]*[.G1064]^3+[.$L$3]*[.G1064]^2+[.$K$4]*[.G1064]+[.$K$5]" office:value-type="float" office:value="54.949338883607" calcext:value-type="float">
            <text:p>54,949338883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3" calcext:value-type="float">
            <text:p>1063</text:p>
          </table:table-cell>
          <table:table-cell table:formula="of:=[.$L$2]*[.G1065]^3+[.$L$3]*[.G1065]^2+[.$K$4]*[.G1065]+[.$K$5]" office:value-type="float" office:value="54.9834672229191" calcext:value-type="float">
            <text:p>54,9834672229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4" calcext:value-type="float">
            <text:p>1064</text:p>
          </table:table-cell>
          <table:table-cell table:formula="of:=[.$L$2]*[.G1066]^3+[.$L$3]*[.G1066]^2+[.$K$4]*[.G1066]+[.$K$5]" office:value-type="float" office:value="55.0175763329007" calcext:value-type="float">
            <text:p>55,0175763329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5" calcext:value-type="float">
            <text:p>1065</text:p>
          </table:table-cell>
          <table:table-cell table:formula="of:=[.$L$2]*[.G1067]^3+[.$L$3]*[.G1067]^2+[.$K$4]*[.G1067]+[.$K$5]" office:value-type="float" office:value="55.0516662451233" calcext:value-type="float">
            <text:p>55,051666245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6" calcext:value-type="float">
            <text:p>1066</text:p>
          </table:table-cell>
          <table:table-cell table:formula="of:=[.$L$2]*[.G1068]^3+[.$L$3]*[.G1068]^2+[.$K$4]*[.G1068]+[.$K$5]" office:value-type="float" office:value="55.0857369911586" calcext:value-type="float">
            <text:p>55,08573699115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7" calcext:value-type="float">
            <text:p>1067</text:p>
          </table:table-cell>
          <table:table-cell table:formula="of:=[.$L$2]*[.G1069]^3+[.$L$3]*[.G1069]^2+[.$K$4]*[.G1069]+[.$K$5]" office:value-type="float" office:value="55.119788602578" calcext:value-type="float">
            <text:p>55,11978860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8" calcext:value-type="float">
            <text:p>1068</text:p>
          </table:table-cell>
          <table:table-cell table:formula="of:=[.$L$2]*[.G1070]^3+[.$L$3]*[.G1070]^2+[.$K$4]*[.G1070]+[.$K$5]" office:value-type="float" office:value="55.1538211109531" calcext:value-type="float">
            <text:p>55,1538211109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9" calcext:value-type="float">
            <text:p>1069</text:p>
          </table:table-cell>
          <table:table-cell table:formula="of:=[.$L$2]*[.G1071]^3+[.$L$3]*[.G1071]^2+[.$K$4]*[.G1071]+[.$K$5]" office:value-type="float" office:value="55.1878345478555" calcext:value-type="float">
            <text:p>55,1878345478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0" calcext:value-type="float">
            <text:p>1070</text:p>
          </table:table-cell>
          <table:table-cell table:formula="of:=[.$L$2]*[.G1072]^3+[.$L$3]*[.G1072]^2+[.$K$4]*[.G1072]+[.$K$5]" office:value-type="float" office:value="55.2218289448568" calcext:value-type="float">
            <text:p>55,2218289448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1" calcext:value-type="float">
            <text:p>1071</text:p>
          </table:table-cell>
          <table:table-cell table:formula="of:=[.$L$2]*[.G1073]^3+[.$L$3]*[.G1073]^2+[.$K$4]*[.G1073]+[.$K$5]" office:value-type="float" office:value="55.2558043335285" calcext:value-type="float">
            <text:p>55,2558043335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2" calcext:value-type="float">
            <text:p>1072</text:p>
          </table:table-cell>
          <table:table-cell table:formula="of:=[.$L$2]*[.G1074]^3+[.$L$3]*[.G1074]^2+[.$K$4]*[.G1074]+[.$K$5]" office:value-type="float" office:value="55.2897607454422" calcext:value-type="float">
            <text:p>55,2897607454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3" calcext:value-type="float">
            <text:p>1073</text:p>
          </table:table-cell>
          <table:table-cell table:formula="of:=[.$L$2]*[.G1075]^3+[.$L$3]*[.G1075]^2+[.$K$4]*[.G1075]+[.$K$5]" office:value-type="float" office:value="55.3236982121694" calcext:value-type="float">
            <text:p>55,3236982121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4" calcext:value-type="float">
            <text:p>1074</text:p>
          </table:table-cell>
          <table:table-cell table:formula="of:=[.$L$2]*[.G1076]^3+[.$L$3]*[.G1076]^2+[.$K$4]*[.G1076]+[.$K$5]" office:value-type="float" office:value="55.3576167652818" calcext:value-type="float">
            <text:p>55,3576167652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5" calcext:value-type="float">
            <text:p>1075</text:p>
          </table:table-cell>
          <table:table-cell table:formula="of:=[.$L$2]*[.G1077]^3+[.$L$3]*[.G1077]^2+[.$K$4]*[.G1077]+[.$K$5]" office:value-type="float" office:value="55.3915164363508" calcext:value-type="float">
            <text:p>55,3915164363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6" calcext:value-type="float">
            <text:p>1076</text:p>
          </table:table-cell>
          <table:table-cell table:formula="of:=[.$L$2]*[.G1078]^3+[.$L$3]*[.G1078]^2+[.$K$4]*[.G1078]+[.$K$5]" office:value-type="float" office:value="55.425397256948" calcext:value-type="float">
            <text:p>55,425397256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7" calcext:value-type="float">
            <text:p>1077</text:p>
          </table:table-cell>
          <table:table-cell table:formula="of:=[.$L$2]*[.G1079]^3+[.$L$3]*[.G1079]^2+[.$K$4]*[.G1079]+[.$K$5]" office:value-type="float" office:value="55.4592592586451" calcext:value-type="float">
            <text:p>55,4592592586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8" calcext:value-type="float">
            <text:p>1078</text:p>
          </table:table-cell>
          <table:table-cell table:formula="of:=[.$L$2]*[.G1080]^3+[.$L$3]*[.G1080]^2+[.$K$4]*[.G1080]+[.$K$5]" office:value-type="float" office:value="55.4931024730135" calcext:value-type="float">
            <text:p>55,4931024730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9" calcext:value-type="float">
            <text:p>1079</text:p>
          </table:table-cell>
          <table:table-cell table:formula="of:=[.$L$2]*[.G1081]^3+[.$L$3]*[.G1081]^2+[.$K$4]*[.G1081]+[.$K$5]" office:value-type="float" office:value="55.5269269316248" calcext:value-type="float">
            <text:p>55,5269269316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0" calcext:value-type="float">
            <text:p>1080</text:p>
          </table:table-cell>
          <table:table-cell table:formula="of:=[.$L$2]*[.G1082]^3+[.$L$3]*[.G1082]^2+[.$K$4]*[.G1082]+[.$K$5]" office:value-type="float" office:value="55.5607326660506" calcext:value-type="float">
            <text:p>55,5607326660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1" calcext:value-type="float">
            <text:p>1081</text:p>
          </table:table-cell>
          <table:table-cell table:formula="of:=[.$L$2]*[.G1083]^3+[.$L$3]*[.G1083]^2+[.$K$4]*[.G1083]+[.$K$5]" office:value-type="float" office:value="55.5945197078624" calcext:value-type="float">
            <text:p>55,5945197078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2" calcext:value-type="float">
            <text:p>1082</text:p>
          </table:table-cell>
          <table:table-cell table:formula="of:=[.$L$2]*[.G1084]^3+[.$L$3]*[.G1084]^2+[.$K$4]*[.G1084]+[.$K$5]" office:value-type="float" office:value="55.6282880886319" calcext:value-type="float">
            <text:p>55,6282880886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3" calcext:value-type="float">
            <text:p>1083</text:p>
          </table:table-cell>
          <table:table-cell table:formula="of:=[.$L$2]*[.G1085]^3+[.$L$3]*[.G1085]^2+[.$K$4]*[.G1085]+[.$K$5]" office:value-type="float" office:value="55.6620378399305" calcext:value-type="float">
            <text:p>55,6620378399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4" calcext:value-type="float">
            <text:p>1084</text:p>
          </table:table-cell>
          <table:table-cell table:formula="of:=[.$L$2]*[.G1086]^3+[.$L$3]*[.G1086]^2+[.$K$4]*[.G1086]+[.$K$5]" office:value-type="float" office:value="55.6957689933299" calcext:value-type="float">
            <text:p>55,6957689933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5" calcext:value-type="float">
            <text:p>1085</text:p>
          </table:table-cell>
          <table:table-cell table:formula="of:=[.$L$2]*[.G1087]^3+[.$L$3]*[.G1087]^2+[.$K$4]*[.G1087]+[.$K$5]" office:value-type="float" office:value="55.7294815804016" calcext:value-type="float">
            <text:p>55,7294815804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6" calcext:value-type="float">
            <text:p>1086</text:p>
          </table:table-cell>
          <table:table-cell table:formula="of:=[.$L$2]*[.G1088]^3+[.$L$3]*[.G1088]^2+[.$K$4]*[.G1088]+[.$K$5]" office:value-type="float" office:value="55.7631756327171" calcext:value-type="float">
            <text:p>55,7631756327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7" calcext:value-type="float">
            <text:p>1087</text:p>
          </table:table-cell>
          <table:table-cell table:formula="of:=[.$L$2]*[.G1089]^3+[.$L$3]*[.G1089]^2+[.$K$4]*[.G1089]+[.$K$5]" office:value-type="float" office:value="55.7968511818481" calcext:value-type="float">
            <text:p>55,79685118184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8" calcext:value-type="float">
            <text:p>1088</text:p>
          </table:table-cell>
          <table:table-cell table:formula="of:=[.$L$2]*[.G1090]^3+[.$L$3]*[.G1090]^2+[.$K$4]*[.G1090]+[.$K$5]" office:value-type="float" office:value="55.8305082593661" calcext:value-type="float">
            <text:p>55,8305082593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9" calcext:value-type="float">
            <text:p>1089</text:p>
          </table:table-cell>
          <table:table-cell table:formula="of:=[.$L$2]*[.G1091]^3+[.$L$3]*[.G1091]^2+[.$K$4]*[.G1091]+[.$K$5]" office:value-type="float" office:value="55.8641468968426" calcext:value-type="float">
            <text:p>55,8641468968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0" calcext:value-type="float">
            <text:p>1090</text:p>
          </table:table-cell>
          <table:table-cell table:formula="of:=[.$L$2]*[.G1092]^3+[.$L$3]*[.G1092]^2+[.$K$4]*[.G1092]+[.$K$5]" office:value-type="float" office:value="55.8977671258492" calcext:value-type="float">
            <text:p>55,8977671258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1" calcext:value-type="float">
            <text:p>1091</text:p>
          </table:table-cell>
          <table:table-cell table:formula="of:=[.$L$2]*[.G1093]^3+[.$L$3]*[.G1093]^2+[.$K$4]*[.G1093]+[.$K$5]" office:value-type="float" office:value="55.9313689779575" calcext:value-type="float">
            <text:p>55,9313689779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2" calcext:value-type="float">
            <text:p>1092</text:p>
          </table:table-cell>
          <table:table-cell table:formula="of:=[.$L$2]*[.G1094]^3+[.$L$3]*[.G1094]^2+[.$K$4]*[.G1094]+[.$K$5]" office:value-type="float" office:value="55.964952484739" calcext:value-type="float">
            <text:p>55,964952484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3" calcext:value-type="float">
            <text:p>1093</text:p>
          </table:table-cell>
          <table:table-cell table:formula="of:=[.$L$2]*[.G1095]^3+[.$L$3]*[.G1095]^2+[.$K$4]*[.G1095]+[.$K$5]" office:value-type="float" office:value="55.9985176777654" calcext:value-type="float">
            <text:p>55,9985176777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4" calcext:value-type="float">
            <text:p>1094</text:p>
          </table:table-cell>
          <table:table-cell table:formula="of:=[.$L$2]*[.G1096]^3+[.$L$3]*[.G1096]^2+[.$K$4]*[.G1096]+[.$K$5]" office:value-type="float" office:value="56.0320645886081" calcext:value-type="float">
            <text:p>56,03206458860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5" calcext:value-type="float">
            <text:p>1095</text:p>
          </table:table-cell>
          <table:table-cell table:formula="of:=[.$L$2]*[.G1097]^3+[.$L$3]*[.G1097]^2+[.$K$4]*[.G1097]+[.$K$5]" office:value-type="float" office:value="56.0655932488387" calcext:value-type="float">
            <text:p>56,0655932488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6" calcext:value-type="float">
            <text:p>1096</text:p>
          </table:table-cell>
          <table:table-cell table:formula="of:=[.$L$2]*[.G1098]^3+[.$L$3]*[.G1098]^2+[.$K$4]*[.G1098]+[.$K$5]" office:value-type="float" office:value="56.0991036900288" calcext:value-type="float">
            <text:p>56,0991036900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7" calcext:value-type="float">
            <text:p>1097</text:p>
          </table:table-cell>
          <table:table-cell table:formula="of:=[.$L$2]*[.G1099]^3+[.$L$3]*[.G1099]^2+[.$K$4]*[.G1099]+[.$K$5]" office:value-type="float" office:value="56.13259594375" calcext:value-type="float">
            <text:p>56,13259594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8" calcext:value-type="float">
            <text:p>1098</text:p>
          </table:table-cell>
          <table:table-cell table:formula="of:=[.$L$2]*[.G1100]^3+[.$L$3]*[.G1100]^2+[.$K$4]*[.G1100]+[.$K$5]" office:value-type="float" office:value="56.1660700415738" calcext:value-type="float">
            <text:p>56,1660700415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9" calcext:value-type="float">
            <text:p>1099</text:p>
          </table:table-cell>
          <table:table-cell table:formula="of:=[.$L$2]*[.G1101]^3+[.$L$3]*[.G1101]^2+[.$K$4]*[.G1101]+[.$K$5]" office:value-type="float" office:value="56.1995260150718" calcext:value-type="float">
            <text:p>56,19952601507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0" calcext:value-type="float">
            <text:p>1100</text:p>
          </table:table-cell>
          <table:table-cell table:formula="of:=[.$L$2]*[.G1102]^3+[.$L$3]*[.G1102]^2+[.$K$4]*[.G1102]+[.$K$5]" office:value-type="float" office:value="56.2329638958155" calcext:value-type="float">
            <text:p>56,2329638958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1" calcext:value-type="float">
            <text:p>1101</text:p>
          </table:table-cell>
          <table:table-cell table:formula="of:=[.$L$2]*[.G1103]^3+[.$L$3]*[.G1103]^2+[.$K$4]*[.G1103]+[.$K$5]" office:value-type="float" office:value="56.2663837153766" calcext:value-type="float">
            <text:p>56,2663837153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2" calcext:value-type="float">
            <text:p>1102</text:p>
          </table:table-cell>
          <table:table-cell table:formula="of:=[.$L$2]*[.G1104]^3+[.$L$3]*[.G1104]^2+[.$K$4]*[.G1104]+[.$K$5]" office:value-type="float" office:value="56.2997855053265" calcext:value-type="float">
            <text:p>56,2997855053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3" calcext:value-type="float">
            <text:p>1103</text:p>
          </table:table-cell>
          <table:table-cell table:formula="of:=[.$L$2]*[.G1105]^3+[.$L$3]*[.G1105]^2+[.$K$4]*[.G1105]+[.$K$5]" office:value-type="float" office:value="56.3331692972368" calcext:value-type="float">
            <text:p>56,3331692972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4" calcext:value-type="float">
            <text:p>1104</text:p>
          </table:table-cell>
          <table:table-cell table:formula="of:=[.$L$2]*[.G1106]^3+[.$L$3]*[.G1106]^2+[.$K$4]*[.G1106]+[.$K$5]" office:value-type="float" office:value="56.3665351226791" calcext:value-type="float">
            <text:p>56,3665351226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5" calcext:value-type="float">
            <text:p>1105</text:p>
          </table:table-cell>
          <table:table-cell table:formula="of:=[.$L$2]*[.G1107]^3+[.$L$3]*[.G1107]^2+[.$K$4]*[.G1107]+[.$K$5]" office:value-type="float" office:value="56.399883013225" calcext:value-type="float">
            <text:p>56,399883013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6" calcext:value-type="float">
            <text:p>1106</text:p>
          </table:table-cell>
          <table:table-cell table:formula="of:=[.$L$2]*[.G1108]^3+[.$L$3]*[.G1108]^2+[.$K$4]*[.G1108]+[.$K$5]" office:value-type="float" office:value="56.433213000446" calcext:value-type="float">
            <text:p>56,433213000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7" calcext:value-type="float">
            <text:p>1107</text:p>
          </table:table-cell>
          <table:table-cell table:formula="of:=[.$L$2]*[.G1109]^3+[.$L$3]*[.G1109]^2+[.$K$4]*[.G1109]+[.$K$5]" office:value-type="float" office:value="56.4665251159137" calcext:value-type="float">
            <text:p>56,4665251159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8" calcext:value-type="float">
            <text:p>1108</text:p>
          </table:table-cell>
          <table:table-cell table:formula="of:=[.$L$2]*[.G1110]^3+[.$L$3]*[.G1110]^2+[.$K$4]*[.G1110]+[.$K$5]" office:value-type="float" office:value="56.4998193911996" calcext:value-type="float">
            <text:p>56,4998193911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9" calcext:value-type="float">
            <text:p>1109</text:p>
          </table:table-cell>
          <table:table-cell table:formula="of:=[.$L$2]*[.G1111]^3+[.$L$3]*[.G1111]^2+[.$K$4]*[.G1111]+[.$K$5]" office:value-type="float" office:value="56.5330958578754" calcext:value-type="float">
            <text:p>56,5330958578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0" calcext:value-type="float">
            <text:p>1110</text:p>
          </table:table-cell>
          <table:table-cell table:formula="of:=[.$L$2]*[.G1112]^3+[.$L$3]*[.G1112]^2+[.$K$4]*[.G1112]+[.$K$5]" office:value-type="float" office:value="56.5663545475125" calcext:value-type="float">
            <text:p>56,5663545475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1" calcext:value-type="float">
            <text:p>1111</text:p>
          </table:table-cell>
          <table:table-cell table:formula="of:=[.$L$2]*[.G1113]^3+[.$L$3]*[.G1113]^2+[.$K$4]*[.G1113]+[.$K$5]" office:value-type="float" office:value="56.5995954916826" calcext:value-type="float">
            <text:p>56,5995954916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2" calcext:value-type="float">
            <text:p>1112</text:p>
          </table:table-cell>
          <table:table-cell table:formula="of:=[.$L$2]*[.G1114]^3+[.$L$3]*[.G1114]^2+[.$K$4]*[.G1114]+[.$K$5]" office:value-type="float" office:value="56.6328187219571" calcext:value-type="float">
            <text:p>56,6328187219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3" calcext:value-type="float">
            <text:p>1113</text:p>
          </table:table-cell>
          <table:table-cell table:formula="of:=[.$L$2]*[.G1115]^3+[.$L$3]*[.G1115]^2+[.$K$4]*[.G1115]+[.$K$5]" office:value-type="float" office:value="56.6660242699077" calcext:value-type="float">
            <text:p>56,6660242699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4" calcext:value-type="float">
            <text:p>1114</text:p>
          </table:table-cell>
          <table:table-cell table:formula="of:=[.$L$2]*[.G1116]^3+[.$L$3]*[.G1116]^2+[.$K$4]*[.G1116]+[.$K$5]" office:value-type="float" office:value="56.699212167106" calcext:value-type="float">
            <text:p>56,699212167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5" calcext:value-type="float">
            <text:p>1115</text:p>
          </table:table-cell>
          <table:table-cell table:formula="of:=[.$L$2]*[.G1117]^3+[.$L$3]*[.G1117]^2+[.$K$4]*[.G1117]+[.$K$5]" office:value-type="float" office:value="56.7323824451234" calcext:value-type="float">
            <text:p>56,7323824451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6" calcext:value-type="float">
            <text:p>1116</text:p>
          </table:table-cell>
          <table:table-cell table:formula="of:=[.$L$2]*[.G1118]^3+[.$L$3]*[.G1118]^2+[.$K$4]*[.G1118]+[.$K$5]" office:value-type="float" office:value="56.7655351355316" calcext:value-type="float">
            <text:p>56,7655351355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7" calcext:value-type="float">
            <text:p>1117</text:p>
          </table:table-cell>
          <table:table-cell table:formula="of:=[.$L$2]*[.G1119]^3+[.$L$3]*[.G1119]^2+[.$K$4]*[.G1119]+[.$K$5]" office:value-type="float" office:value="56.7986702699021" calcext:value-type="float">
            <text:p>56,79867026990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8" calcext:value-type="float">
            <text:p>1118</text:p>
          </table:table-cell>
          <table:table-cell table:formula="of:=[.$L$2]*[.G1120]^3+[.$L$3]*[.G1120]^2+[.$K$4]*[.G1120]+[.$K$5]" office:value-type="float" office:value="56.8317878798065" calcext:value-type="float">
            <text:p>56,8317878798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9" calcext:value-type="float">
            <text:p>1119</text:p>
          </table:table-cell>
          <table:table-cell table:formula="of:=[.$L$2]*[.G1121]^3+[.$L$3]*[.G1121]^2+[.$K$4]*[.G1121]+[.$K$5]" office:value-type="float" office:value="56.8648879968163" calcext:value-type="float">
            <text:p>56,8648879968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0" calcext:value-type="float">
            <text:p>1120</text:p>
          </table:table-cell>
          <table:table-cell table:formula="of:=[.$L$2]*[.G1122]^3+[.$L$3]*[.G1122]^2+[.$K$4]*[.G1122]+[.$K$5]" office:value-type="float" office:value="56.8979706525031" calcext:value-type="float">
            <text:p>56,89797065250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1" calcext:value-type="float">
            <text:p>1121</text:p>
          </table:table-cell>
          <table:table-cell table:formula="of:=[.$L$2]*[.G1123]^3+[.$L$3]*[.G1123]^2+[.$K$4]*[.G1123]+[.$K$5]" office:value-type="float" office:value="56.9310358784385" calcext:value-type="float">
            <text:p>56,9310358784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2" calcext:value-type="float">
            <text:p>1122</text:p>
          </table:table-cell>
          <table:table-cell table:formula="of:=[.$L$2]*[.G1124]^3+[.$L$3]*[.G1124]^2+[.$K$4]*[.G1124]+[.$K$5]" office:value-type="float" office:value="56.964083706194" calcext:value-type="float">
            <text:p>56,964083706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3" calcext:value-type="float">
            <text:p>1123</text:p>
          </table:table-cell>
          <table:table-cell table:formula="of:=[.$L$2]*[.G1125]^3+[.$L$3]*[.G1125]^2+[.$K$4]*[.G1125]+[.$K$5]" office:value-type="float" office:value="56.9971141673412" calcext:value-type="float">
            <text:p>56,9971141673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4" calcext:value-type="float">
            <text:p>1124</text:p>
          </table:table-cell>
          <table:table-cell table:formula="of:=[.$L$2]*[.G1126]^3+[.$L$3]*[.G1126]^2+[.$K$4]*[.G1126]+[.$K$5]" office:value-type="float" office:value="57.0301272934516" calcext:value-type="float">
            <text:p>57,0301272934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[.$L$2]*[.G1127]^3+[.$L$3]*[.G1127]^2+[.$K$4]*[.G1127]+[.$K$5]" office:value-type="float" office:value="57.0631231160969" calcext:value-type="float">
            <text:p>57,0631231160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6" calcext:value-type="float">
            <text:p>1126</text:p>
          </table:table-cell>
          <table:table-cell table:formula="of:=[.$L$2]*[.G1128]^3+[.$L$3]*[.G1128]^2+[.$K$4]*[.G1128]+[.$K$5]" office:value-type="float" office:value="57.0961016668485" calcext:value-type="float">
            <text:p>57,0961016668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7" calcext:value-type="float">
            <text:p>1127</text:p>
          </table:table-cell>
          <table:table-cell table:formula="of:=[.$L$2]*[.G1129]^3+[.$L$3]*[.G1129]^2+[.$K$4]*[.G1129]+[.$K$5]" office:value-type="float" office:value="57.1290629772781" calcext:value-type="float">
            <text:p>57,12906297727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8" calcext:value-type="float">
            <text:p>1128</text:p>
          </table:table-cell>
          <table:table-cell table:formula="of:=[.$L$2]*[.G1130]^3+[.$L$3]*[.G1130]^2+[.$K$4]*[.G1130]+[.$K$5]" office:value-type="float" office:value="57.1620070789572" calcext:value-type="float">
            <text:p>57,1620070789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9" calcext:value-type="float">
            <text:p>1129</text:p>
          </table:table-cell>
          <table:table-cell table:formula="of:=[.$L$2]*[.G1131]^3+[.$L$3]*[.G1131]^2+[.$K$4]*[.G1131]+[.$K$5]" office:value-type="float" office:value="57.1949340034574" calcext:value-type="float">
            <text:p>57,1949340034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0" calcext:value-type="float">
            <text:p>1130</text:p>
          </table:table-cell>
          <table:table-cell table:formula="of:=[.$L$2]*[.G1132]^3+[.$L$3]*[.G1132]^2+[.$K$4]*[.G1132]+[.$K$5]" office:value-type="float" office:value="57.2278437823502" calcext:value-type="float">
            <text:p>57,22784378235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1" calcext:value-type="float">
            <text:p>1131</text:p>
          </table:table-cell>
          <table:table-cell table:formula="of:=[.$L$2]*[.G1133]^3+[.$L$3]*[.G1133]^2+[.$K$4]*[.G1133]+[.$K$5]" office:value-type="float" office:value="57.2607364472072" calcext:value-type="float">
            <text:p>57,2607364472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2" calcext:value-type="float">
            <text:p>1132</text:p>
          </table:table-cell>
          <table:table-cell table:formula="of:=[.$L$2]*[.G1134]^3+[.$L$3]*[.G1134]^2+[.$K$4]*[.G1134]+[.$K$5]" office:value-type="float" office:value="57.2936120295999" calcext:value-type="float">
            <text:p>57,2936120295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3" calcext:value-type="float">
            <text:p>1133</text:p>
          </table:table-cell>
          <table:table-cell table:formula="of:=[.$L$2]*[.G1135]^3+[.$L$3]*[.G1135]^2+[.$K$4]*[.G1135]+[.$K$5]" office:value-type="float" office:value="57.3264705611" calcext:value-type="float">
            <text:p>57,3264705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4" calcext:value-type="float">
            <text:p>1134</text:p>
          </table:table-cell>
          <table:table-cell table:formula="of:=[.$L$2]*[.G1136]^3+[.$L$3]*[.G1136]^2+[.$K$4]*[.G1136]+[.$K$5]" office:value-type="float" office:value="57.3593120732789" calcext:value-type="float">
            <text:p>57,3593120732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5" calcext:value-type="float">
            <text:p>1135</text:p>
          </table:table-cell>
          <table:table-cell table:formula="of:=[.$L$2]*[.G1137]^3+[.$L$3]*[.G1137]^2+[.$K$4]*[.G1137]+[.$K$5]" office:value-type="float" office:value="57.3921365977083" calcext:value-type="float">
            <text:p>57,3921365977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6" calcext:value-type="float">
            <text:p>1136</text:p>
          </table:table-cell>
          <table:table-cell table:formula="of:=[.$L$2]*[.G1138]^3+[.$L$3]*[.G1138]^2+[.$K$4]*[.G1138]+[.$K$5]" office:value-type="float" office:value="57.4249441659597" calcext:value-type="float">
            <text:p>57,4249441659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7" calcext:value-type="float">
            <text:p>1137</text:p>
          </table:table-cell>
          <table:table-cell table:formula="of:=[.$L$2]*[.G1139]^3+[.$L$3]*[.G1139]^2+[.$K$4]*[.G1139]+[.$K$5]" office:value-type="float" office:value="57.4577348096047" calcext:value-type="float">
            <text:p>57,45773480960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8" calcext:value-type="float">
            <text:p>1138</text:p>
          </table:table-cell>
          <table:table-cell table:formula="of:=[.$L$2]*[.G1140]^3+[.$L$3]*[.G1140]^2+[.$K$4]*[.G1140]+[.$K$5]" office:value-type="float" office:value="57.4905085602148" calcext:value-type="float">
            <text:p>57,4905085602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9" calcext:value-type="float">
            <text:p>1139</text:p>
          </table:table-cell>
          <table:table-cell table:formula="of:=[.$L$2]*[.G1141]^3+[.$L$3]*[.G1141]^2+[.$K$4]*[.G1141]+[.$K$5]" office:value-type="float" office:value="57.5232654493616" calcext:value-type="float">
            <text:p>57,5232654493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0" calcext:value-type="float">
            <text:p>1140</text:p>
          </table:table-cell>
          <table:table-cell table:formula="of:=[.$L$2]*[.G1142]^3+[.$L$3]*[.G1142]^2+[.$K$4]*[.G1142]+[.$K$5]" office:value-type="float" office:value="57.5560055086167" calcext:value-type="float">
            <text:p>57,55600550861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1" calcext:value-type="float">
            <text:p>1141</text:p>
          </table:table-cell>
          <table:table-cell table:formula="of:=[.$L$2]*[.G1143]^3+[.$L$3]*[.G1143]^2+[.$K$4]*[.G1143]+[.$K$5]" office:value-type="float" office:value="57.5887287695516" calcext:value-type="float">
            <text:p>57,5887287695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2" calcext:value-type="float">
            <text:p>1142</text:p>
          </table:table-cell>
          <table:table-cell table:formula="of:=[.$L$2]*[.G1144]^3+[.$L$3]*[.G1144]^2+[.$K$4]*[.G1144]+[.$K$5]" office:value-type="float" office:value="57.6214352637379" calcext:value-type="float">
            <text:p>57,6214352637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3" calcext:value-type="float">
            <text:p>1143</text:p>
          </table:table-cell>
          <table:table-cell table:formula="of:=[.$L$2]*[.G1145]^3+[.$L$3]*[.G1145]^2+[.$K$4]*[.G1145]+[.$K$5]" office:value-type="float" office:value="57.6541250227471" calcext:value-type="float">
            <text:p>57,6541250227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4" calcext:value-type="float">
            <text:p>1144</text:p>
          </table:table-cell>
          <table:table-cell table:formula="of:=[.$L$2]*[.G1146]^3+[.$L$3]*[.G1146]^2+[.$K$4]*[.G1146]+[.$K$5]" office:value-type="float" office:value="57.6867980781508" calcext:value-type="float">
            <text:p>57,6867980781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5" calcext:value-type="float">
            <text:p>1145</text:p>
          </table:table-cell>
          <table:table-cell table:formula="of:=[.$L$2]*[.G1147]^3+[.$L$3]*[.G1147]^2+[.$K$4]*[.G1147]+[.$K$5]" office:value-type="float" office:value="57.7194544615206" calcext:value-type="float">
            <text:p>57,7194544615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6" calcext:value-type="float">
            <text:p>1146</text:p>
          </table:table-cell>
          <table:table-cell table:formula="of:=[.$L$2]*[.G1148]^3+[.$L$3]*[.G1148]^2+[.$K$4]*[.G1148]+[.$K$5]" office:value-type="float" office:value="57.7520942044281" calcext:value-type="float">
            <text:p>57,7520942044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7" calcext:value-type="float">
            <text:p>1147</text:p>
          </table:table-cell>
          <table:table-cell table:formula="of:=[.$L$2]*[.G1149]^3+[.$L$3]*[.G1149]^2+[.$K$4]*[.G1149]+[.$K$5]" office:value-type="float" office:value="57.7847173384447" calcext:value-type="float">
            <text:p>57,7847173384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8" calcext:value-type="float">
            <text:p>1148</text:p>
          </table:table-cell>
          <table:table-cell table:formula="of:=[.$L$2]*[.G1150]^3+[.$L$3]*[.G1150]^2+[.$K$4]*[.G1150]+[.$K$5]" office:value-type="float" office:value="57.8173238951422" calcext:value-type="float">
            <text:p>57,8173238951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9" calcext:value-type="float">
            <text:p>1149</text:p>
          </table:table-cell>
          <table:table-cell table:formula="of:=[.$L$2]*[.G1151]^3+[.$L$3]*[.G1151]^2+[.$K$4]*[.G1151]+[.$K$5]" office:value-type="float" office:value="57.8499139060919" calcext:value-type="float">
            <text:p>57,84991390609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0" calcext:value-type="float">
            <text:p>1150</text:p>
          </table:table-cell>
          <table:table-cell table:formula="of:=[.$L$2]*[.G1152]^3+[.$L$3]*[.G1152]^2+[.$K$4]*[.G1152]+[.$K$5]" office:value-type="float" office:value="57.8824874028655" calcext:value-type="float">
            <text:p>57,88248740286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1" calcext:value-type="float">
            <text:p>1151</text:p>
          </table:table-cell>
          <table:table-cell table:formula="of:=[.$L$2]*[.G1153]^3+[.$L$3]*[.G1153]^2+[.$K$4]*[.G1153]+[.$K$5]" office:value-type="float" office:value="57.9150444170346" calcext:value-type="float">
            <text:p>57,91504441703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2" calcext:value-type="float">
            <text:p>1152</text:p>
          </table:table-cell>
          <table:table-cell table:formula="of:=[.$L$2]*[.G1154]^3+[.$L$3]*[.G1154]^2+[.$K$4]*[.G1154]+[.$K$5]" office:value-type="float" office:value="57.9475849801707" calcext:value-type="float">
            <text:p>57,9475849801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3" calcext:value-type="float">
            <text:p>1153</text:p>
          </table:table-cell>
          <table:table-cell table:formula="of:=[.$L$2]*[.G1155]^3+[.$L$3]*[.G1155]^2+[.$K$4]*[.G1155]+[.$K$5]" office:value-type="float" office:value="57.9801091238454" calcext:value-type="float">
            <text:p>57,9801091238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4" calcext:value-type="float">
            <text:p>1154</text:p>
          </table:table-cell>
          <table:table-cell table:formula="of:=[.$L$2]*[.G1156]^3+[.$L$3]*[.G1156]^2+[.$K$4]*[.G1156]+[.$K$5]" office:value-type="float" office:value="58.0126168796302" calcext:value-type="float">
            <text:p>58,01261687963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5" calcext:value-type="float">
            <text:p>1155</text:p>
          </table:table-cell>
          <table:table-cell table:formula="of:=[.$L$2]*[.G1157]^3+[.$L$3]*[.G1157]^2+[.$K$4]*[.G1157]+[.$K$5]" office:value-type="float" office:value="58.0451082790967" calcext:value-type="float">
            <text:p>58,0451082790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6" calcext:value-type="float">
            <text:p>1156</text:p>
          </table:table-cell>
          <table:table-cell table:formula="of:=[.$L$2]*[.G1158]^3+[.$L$3]*[.G1158]^2+[.$K$4]*[.G1158]+[.$K$5]" office:value-type="float" office:value="58.0775833538165" calcext:value-type="float">
            <text:p>58,0775833538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7" calcext:value-type="float">
            <text:p>1157</text:p>
          </table:table-cell>
          <table:table-cell table:formula="of:=[.$L$2]*[.G1159]^3+[.$L$3]*[.G1159]^2+[.$K$4]*[.G1159]+[.$K$5]" office:value-type="float" office:value="58.1100421353612" calcext:value-type="float">
            <text:p>58,11004213536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8" calcext:value-type="float">
            <text:p>1158</text:p>
          </table:table-cell>
          <table:table-cell table:formula="of:=[.$L$2]*[.G1160]^3+[.$L$3]*[.G1160]^2+[.$K$4]*[.G1160]+[.$K$5]" office:value-type="float" office:value="58.1424846553022" calcext:value-type="float">
            <text:p>58,14248465530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9" calcext:value-type="float">
            <text:p>1159</text:p>
          </table:table-cell>
          <table:table-cell table:formula="of:=[.$L$2]*[.G1161]^3+[.$L$3]*[.G1161]^2+[.$K$4]*[.G1161]+[.$K$5]" office:value-type="float" office:value="58.1749109452112" calcext:value-type="float">
            <text:p>58,1749109452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0" calcext:value-type="float">
            <text:p>1160</text:p>
          </table:table-cell>
          <table:table-cell table:formula="of:=[.$L$2]*[.G1162]^3+[.$L$3]*[.G1162]^2+[.$K$4]*[.G1162]+[.$K$5]" office:value-type="float" office:value="58.2073210366597" calcext:value-type="float">
            <text:p>58,2073210366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1" calcext:value-type="float">
            <text:p>1161</text:p>
          </table:table-cell>
          <table:table-cell table:formula="of:=[.$L$2]*[.G1163]^3+[.$L$3]*[.G1163]^2+[.$K$4]*[.G1163]+[.$K$5]" office:value-type="float" office:value="58.2397149612192" calcext:value-type="float">
            <text:p>58,2397149612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2" calcext:value-type="float">
            <text:p>1162</text:p>
          </table:table-cell>
          <table:table-cell table:formula="of:=[.$L$2]*[.G1164]^3+[.$L$3]*[.G1164]^2+[.$K$4]*[.G1164]+[.$K$5]" office:value-type="float" office:value="58.2720927504614" calcext:value-type="float">
            <text:p>58,2720927504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3" calcext:value-type="float">
            <text:p>1163</text:p>
          </table:table-cell>
          <table:table-cell table:formula="of:=[.$L$2]*[.G1165]^3+[.$L$3]*[.G1165]^2+[.$K$4]*[.G1165]+[.$K$5]" office:value-type="float" office:value="58.3044544359579" calcext:value-type="float">
            <text:p>58,3044544359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4" calcext:value-type="float">
            <text:p>1164</text:p>
          </table:table-cell>
          <table:table-cell table:formula="of:=[.$L$2]*[.G1166]^3+[.$L$3]*[.G1166]^2+[.$K$4]*[.G1166]+[.$K$5]" office:value-type="float" office:value="58.3368000492801" calcext:value-type="float">
            <text:p>58,3368000492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5" calcext:value-type="float">
            <text:p>1165</text:p>
          </table:table-cell>
          <table:table-cell table:formula="of:=[.$L$2]*[.G1167]^3+[.$L$3]*[.G1167]^2+[.$K$4]*[.G1167]+[.$K$5]" office:value-type="float" office:value="58.3691296219996" calcext:value-type="float">
            <text:p>58,3691296219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6" calcext:value-type="float">
            <text:p>1166</text:p>
          </table:table-cell>
          <table:table-cell table:formula="of:=[.$L$2]*[.G1168]^3+[.$L$3]*[.G1168]^2+[.$K$4]*[.G1168]+[.$K$5]" office:value-type="float" office:value="58.401443185688" calcext:value-type="float">
            <text:p>58,4014431856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7" calcext:value-type="float">
            <text:p>1167</text:p>
          </table:table-cell>
          <table:table-cell table:formula="of:=[.$L$2]*[.G1169]^3+[.$L$3]*[.G1169]^2+[.$K$4]*[.G1169]+[.$K$5]" office:value-type="float" office:value="58.4337407719169" calcext:value-type="float">
            <text:p>58,4337407719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8" calcext:value-type="float">
            <text:p>1168</text:p>
          </table:table-cell>
          <table:table-cell table:formula="of:=[.$L$2]*[.G1170]^3+[.$L$3]*[.G1170]^2+[.$K$4]*[.G1170]+[.$K$5]" office:value-type="float" office:value="58.4660224122578" calcext:value-type="float">
            <text:p>58,466022412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9" calcext:value-type="float">
            <text:p>1169</text:p>
          </table:table-cell>
          <table:table-cell table:formula="of:=[.$L$2]*[.G1171]^3+[.$L$3]*[.G1171]^2+[.$K$4]*[.G1171]+[.$K$5]" office:value-type="float" office:value="58.4982881382823" calcext:value-type="float">
            <text:p>58,49828813828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0" calcext:value-type="float">
            <text:p>1170</text:p>
          </table:table-cell>
          <table:table-cell table:formula="of:=[.$L$2]*[.G1172]^3+[.$L$3]*[.G1172]^2+[.$K$4]*[.G1172]+[.$K$5]" office:value-type="float" office:value="58.5305379815619" calcext:value-type="float">
            <text:p>58,5305379815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1" calcext:value-type="float">
            <text:p>1171</text:p>
          </table:table-cell>
          <table:table-cell table:formula="of:=[.$L$2]*[.G1173]^3+[.$L$3]*[.G1173]^2+[.$K$4]*[.G1173]+[.$K$5]" office:value-type="float" office:value="58.5627719736683" calcext:value-type="float">
            <text:p>58,5627719736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2" calcext:value-type="float">
            <text:p>1172</text:p>
          </table:table-cell>
          <table:table-cell table:formula="of:=[.$L$2]*[.G1174]^3+[.$L$3]*[.G1174]^2+[.$K$4]*[.G1174]+[.$K$5]" office:value-type="float" office:value="58.5949901461729" calcext:value-type="float">
            <text:p>58,59499014617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3" calcext:value-type="float">
            <text:p>1173</text:p>
          </table:table-cell>
          <table:table-cell table:formula="of:=[.$L$2]*[.G1175]^3+[.$L$3]*[.G1175]^2+[.$K$4]*[.G1175]+[.$K$5]" office:value-type="float" office:value="58.6271925306474" calcext:value-type="float">
            <text:p>58,6271925306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4" calcext:value-type="float">
            <text:p>1174</text:p>
          </table:table-cell>
          <table:table-cell table:formula="of:=[.$L$2]*[.G1176]^3+[.$L$3]*[.G1176]^2+[.$K$4]*[.G1176]+[.$K$5]" office:value-type="float" office:value="58.6593791586633" calcext:value-type="float">
            <text:p>58,6593791586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5" calcext:value-type="float">
            <text:p>1175</text:p>
          </table:table-cell>
          <table:table-cell table:formula="of:=[.$L$2]*[.G1177]^3+[.$L$3]*[.G1177]^2+[.$K$4]*[.G1177]+[.$K$5]" office:value-type="float" office:value="58.6915500617921" calcext:value-type="float">
            <text:p>58,6915500617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6" calcext:value-type="float">
            <text:p>1176</text:p>
          </table:table-cell>
          <table:table-cell table:formula="of:=[.$L$2]*[.G1178]^3+[.$L$3]*[.G1178]^2+[.$K$4]*[.G1178]+[.$K$5]" office:value-type="float" office:value="58.7237052716054" calcext:value-type="float">
            <text:p>58,7237052716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7" calcext:value-type="float">
            <text:p>1177</text:p>
          </table:table-cell>
          <table:table-cell table:formula="of:=[.$L$2]*[.G1179]^3+[.$L$3]*[.G1179]^2+[.$K$4]*[.G1179]+[.$K$5]" office:value-type="float" office:value="58.7558448196749" calcext:value-type="float">
            <text:p>58,75584481967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8" calcext:value-type="float">
            <text:p>1178</text:p>
          </table:table-cell>
          <table:table-cell table:formula="of:=[.$L$2]*[.G1180]^3+[.$L$3]*[.G1180]^2+[.$K$4]*[.G1180]+[.$K$5]" office:value-type="float" office:value="58.787968737572" calcext:value-type="float">
            <text:p>58,787968737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9" calcext:value-type="float">
            <text:p>1179</text:p>
          </table:table-cell>
          <table:table-cell table:formula="of:=[.$L$2]*[.G1181]^3+[.$L$3]*[.G1181]^2+[.$K$4]*[.G1181]+[.$K$5]" office:value-type="float" office:value="58.8200770568683" calcext:value-type="float">
            <text:p>58,8200770568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0" calcext:value-type="float">
            <text:p>1180</text:p>
          </table:table-cell>
          <table:table-cell table:formula="of:=[.$L$2]*[.G1182]^3+[.$L$3]*[.G1182]^2+[.$K$4]*[.G1182]+[.$K$5]" office:value-type="float" office:value="58.8521698091354" calcext:value-type="float">
            <text:p>58,8521698091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1" calcext:value-type="float">
            <text:p>1181</text:p>
          </table:table-cell>
          <table:table-cell table:formula="of:=[.$L$2]*[.G1183]^3+[.$L$3]*[.G1183]^2+[.$K$4]*[.G1183]+[.$K$5]" office:value-type="float" office:value="58.8842470259448" calcext:value-type="float">
            <text:p>58,8842470259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2" calcext:value-type="float">
            <text:p>1182</text:p>
          </table:table-cell>
          <table:table-cell table:formula="of:=[.$L$2]*[.G1184]^3+[.$L$3]*[.G1184]^2+[.$K$4]*[.G1184]+[.$K$5]" office:value-type="float" office:value="58.9163087388681" calcext:value-type="float">
            <text:p>58,9163087388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3" calcext:value-type="float">
            <text:p>1183</text:p>
          </table:table-cell>
          <table:table-cell table:formula="of:=[.$L$2]*[.G1185]^3+[.$L$3]*[.G1185]^2+[.$K$4]*[.G1185]+[.$K$5]" office:value-type="float" office:value="58.9483549794769" calcext:value-type="float">
            <text:p>58,9483549794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4" calcext:value-type="float">
            <text:p>1184</text:p>
          </table:table-cell>
          <table:table-cell table:formula="of:=[.$L$2]*[.G1186]^3+[.$L$3]*[.G1186]^2+[.$K$4]*[.G1186]+[.$K$5]" office:value-type="float" office:value="58.9803857793427" calcext:value-type="float">
            <text:p>58,9803857793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5" calcext:value-type="float">
            <text:p>1185</text:p>
          </table:table-cell>
          <table:table-cell table:formula="of:=[.$L$2]*[.G1187]^3+[.$L$3]*[.G1187]^2+[.$K$4]*[.G1187]+[.$K$5]" office:value-type="float" office:value="59.0124011700371" calcext:value-type="float">
            <text:p>59,0124011700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6" calcext:value-type="float">
            <text:p>1186</text:p>
          </table:table-cell>
          <table:table-cell table:formula="of:=[.$L$2]*[.G1188]^3+[.$L$3]*[.G1188]^2+[.$K$4]*[.G1188]+[.$K$5]" office:value-type="float" office:value="59.0444011831317" calcext:value-type="float">
            <text:p>59,04440118313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7" calcext:value-type="float">
            <text:p>1187</text:p>
          </table:table-cell>
          <table:table-cell table:formula="of:=[.$L$2]*[.G1189]^3+[.$L$3]*[.G1189]^2+[.$K$4]*[.G1189]+[.$K$5]" office:value-type="float" office:value="59.076385850198" calcext:value-type="float">
            <text:p>59,0763858501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8" calcext:value-type="float">
            <text:p>1188</text:p>
          </table:table-cell>
          <table:table-cell table:formula="of:=[.$L$2]*[.G1190]^3+[.$L$3]*[.G1190]^2+[.$K$4]*[.G1190]+[.$K$5]" office:value-type="float" office:value="59.1083552028075" calcext:value-type="float">
            <text:p>59,1083552028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9" calcext:value-type="float">
            <text:p>1189</text:p>
          </table:table-cell>
          <table:table-cell table:formula="of:=[.$L$2]*[.G1191]^3+[.$L$3]*[.G1191]^2+[.$K$4]*[.G1191]+[.$K$5]" office:value-type="float" office:value="59.140309272532" calcext:value-type="float">
            <text:p>59,140309272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0" calcext:value-type="float">
            <text:p>1190</text:p>
          </table:table-cell>
          <table:table-cell table:formula="of:=[.$L$2]*[.G1192]^3+[.$L$3]*[.G1192]^2+[.$K$4]*[.G1192]+[.$K$5]" office:value-type="float" office:value="59.1722480909428" calcext:value-type="float">
            <text:p>59,1722480909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1" calcext:value-type="float">
            <text:p>1191</text:p>
          </table:table-cell>
          <table:table-cell table:formula="of:=[.$L$2]*[.G1193]^3+[.$L$3]*[.G1193]^2+[.$K$4]*[.G1193]+[.$K$5]" office:value-type="float" office:value="59.2041716896116" calcext:value-type="float">
            <text:p>59,2041716896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2" calcext:value-type="float">
            <text:p>1192</text:p>
          </table:table-cell>
          <table:table-cell table:formula="of:=[.$L$2]*[.G1194]^3+[.$L$3]*[.G1194]^2+[.$K$4]*[.G1194]+[.$K$5]" office:value-type="float" office:value="59.2360801001099" calcext:value-type="float">
            <text:p>59,2360801001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3" calcext:value-type="float">
            <text:p>1193</text:p>
          </table:table-cell>
          <table:table-cell table:formula="of:=[.$L$2]*[.G1195]^3+[.$L$3]*[.G1195]^2+[.$K$4]*[.G1195]+[.$K$5]" office:value-type="float" office:value="59.2679733540093" calcext:value-type="float">
            <text:p>59,2679733540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4" calcext:value-type="float">
            <text:p>1194</text:p>
          </table:table-cell>
          <table:table-cell table:formula="of:=[.$L$2]*[.G1196]^3+[.$L$3]*[.G1196]^2+[.$K$4]*[.G1196]+[.$K$5]" office:value-type="float" office:value="59.2998514828814" calcext:value-type="float">
            <text:p>59,2998514828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5" calcext:value-type="float">
            <text:p>1195</text:p>
          </table:table-cell>
          <table:table-cell table:formula="of:=[.$L$2]*[.G1197]^3+[.$L$3]*[.G1197]^2+[.$K$4]*[.G1197]+[.$K$5]" office:value-type="float" office:value="59.3317145182977" calcext:value-type="float">
            <text:p>59,3317145182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6" calcext:value-type="float">
            <text:p>1196</text:p>
          </table:table-cell>
          <table:table-cell table:formula="of:=[.$L$2]*[.G1198]^3+[.$L$3]*[.G1198]^2+[.$K$4]*[.G1198]+[.$K$5]" office:value-type="float" office:value="59.3635624918297" calcext:value-type="float">
            <text:p>59,3635624918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7" calcext:value-type="float">
            <text:p>1197</text:p>
          </table:table-cell>
          <table:table-cell table:formula="of:=[.$L$2]*[.G1199]^3+[.$L$3]*[.G1199]^2+[.$K$4]*[.G1199]+[.$K$5]" office:value-type="float" office:value="59.3953954350492" calcext:value-type="float">
            <text:p>59,3953954350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8" calcext:value-type="float">
            <text:p>1198</text:p>
          </table:table-cell>
          <table:table-cell table:formula="of:=[.$L$2]*[.G1200]^3+[.$L$3]*[.G1200]^2+[.$K$4]*[.G1200]+[.$K$5]" office:value-type="float" office:value="59.4272133795275" calcext:value-type="float">
            <text:p>59,4272133795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9" calcext:value-type="float">
            <text:p>1199</text:p>
          </table:table-cell>
          <table:table-cell table:formula="of:=[.$L$2]*[.G1201]^3+[.$L$3]*[.G1201]^2+[.$K$4]*[.G1201]+[.$K$5]" office:value-type="float" office:value="59.4590163568363" calcext:value-type="float">
            <text:p>59,4590163568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0" calcext:value-type="float">
            <text:p>1200</text:p>
          </table:table-cell>
          <table:table-cell table:formula="of:=[.$L$2]*[.G1202]^3+[.$L$3]*[.G1202]^2+[.$K$4]*[.G1202]+[.$K$5]" office:value-type="float" office:value="59.4908043985472" calcext:value-type="float">
            <text:p>59,4908043985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1" calcext:value-type="float">
            <text:p>1201</text:p>
          </table:table-cell>
          <table:table-cell table:formula="of:=[.$L$2]*[.G1203]^3+[.$L$3]*[.G1203]^2+[.$K$4]*[.G1203]+[.$K$5]" office:value-type="float" office:value="59.5225775362316" calcext:value-type="float">
            <text:p>59,5225775362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2" calcext:value-type="float">
            <text:p>1202</text:p>
          </table:table-cell>
          <table:table-cell table:formula="of:=[.$L$2]*[.G1204]^3+[.$L$3]*[.G1204]^2+[.$K$4]*[.G1204]+[.$K$5]" office:value-type="float" office:value="59.5543358014612" calcext:value-type="float">
            <text:p>59,55433580146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3" calcext:value-type="float">
            <text:p>1203</text:p>
          </table:table-cell>
          <table:table-cell table:formula="of:=[.$L$2]*[.G1205]^3+[.$L$3]*[.G1205]^2+[.$K$4]*[.G1205]+[.$K$5]" office:value-type="float" office:value="59.5860792258075" calcext:value-type="float">
            <text:p>59,5860792258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4" calcext:value-type="float">
            <text:p>1204</text:p>
          </table:table-cell>
          <table:table-cell table:formula="of:=[.$L$2]*[.G1206]^3+[.$L$3]*[.G1206]^2+[.$K$4]*[.G1206]+[.$K$5]" office:value-type="float" office:value="59.6178078408421" calcext:value-type="float">
            <text:p>59,6178078408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5" calcext:value-type="float">
            <text:p>1205</text:p>
          </table:table-cell>
          <table:table-cell table:formula="of:=[.$L$2]*[.G1207]^3+[.$L$3]*[.G1207]^2+[.$K$4]*[.G1207]+[.$K$5]" office:value-type="float" office:value="59.6495216781366" calcext:value-type="float">
            <text:p>59,6495216781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6" calcext:value-type="float">
            <text:p>1206</text:p>
          </table:table-cell>
          <table:table-cell table:formula="of:=[.$L$2]*[.G1208]^3+[.$L$3]*[.G1208]^2+[.$K$4]*[.G1208]+[.$K$5]" office:value-type="float" office:value="59.6812207692625" calcext:value-type="float">
            <text:p>59,6812207692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7" calcext:value-type="float">
            <text:p>1207</text:p>
          </table:table-cell>
          <table:table-cell table:formula="of:=[.$L$2]*[.G1209]^3+[.$L$3]*[.G1209]^2+[.$K$4]*[.G1209]+[.$K$5]" office:value-type="float" office:value="59.7129051457913" calcext:value-type="float">
            <text:p>59,7129051457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8" calcext:value-type="float">
            <text:p>1208</text:p>
          </table:table-cell>
          <table:table-cell table:formula="of:=[.$L$2]*[.G1210]^3+[.$L$3]*[.G1210]^2+[.$K$4]*[.G1210]+[.$K$5]" office:value-type="float" office:value="59.7445748392947" calcext:value-type="float">
            <text:p>59,7445748392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9" calcext:value-type="float">
            <text:p>1209</text:p>
          </table:table-cell>
          <table:table-cell table:formula="of:=[.$L$2]*[.G1211]^3+[.$L$3]*[.G1211]^2+[.$K$4]*[.G1211]+[.$K$5]" office:value-type="float" office:value="59.7762298813442" calcext:value-type="float">
            <text:p>59,7762298813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0" calcext:value-type="float">
            <text:p>1210</text:p>
          </table:table-cell>
          <table:table-cell table:formula="of:=[.$L$2]*[.G1212]^3+[.$L$3]*[.G1212]^2+[.$K$4]*[.G1212]+[.$K$5]" office:value-type="float" office:value="59.8078703035114" calcext:value-type="float">
            <text:p>59,8078703035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1" calcext:value-type="float">
            <text:p>1211</text:p>
          </table:table-cell>
          <table:table-cell table:formula="of:=[.$L$2]*[.G1213]^3+[.$L$3]*[.G1213]^2+[.$K$4]*[.G1213]+[.$K$5]" office:value-type="float" office:value="59.8394961373678" calcext:value-type="float">
            <text:p>59,83949613736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2" calcext:value-type="float">
            <text:p>1212</text:p>
          </table:table-cell>
          <table:table-cell table:formula="of:=[.$L$2]*[.G1214]^3+[.$L$3]*[.G1214]^2+[.$K$4]*[.G1214]+[.$K$5]" office:value-type="float" office:value="59.871107414485" calcext:value-type="float">
            <text:p>59,871107414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3" calcext:value-type="float">
            <text:p>1213</text:p>
          </table:table-cell>
          <table:table-cell table:formula="of:=[.$L$2]*[.G1215]^3+[.$L$3]*[.G1215]^2+[.$K$4]*[.G1215]+[.$K$5]" office:value-type="float" office:value="59.9027041664345" calcext:value-type="float">
            <text:p>59,9027041664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4" calcext:value-type="float">
            <text:p>1214</text:p>
          </table:table-cell>
          <table:table-cell table:formula="of:=[.$L$2]*[.G1216]^3+[.$L$3]*[.G1216]^2+[.$K$4]*[.G1216]+[.$K$5]" office:value-type="float" office:value="59.9342864247879" calcext:value-type="float">
            <text:p>59,9342864247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5" calcext:value-type="float">
            <text:p>1215</text:p>
          </table:table-cell>
          <table:table-cell table:formula="of:=[.$L$2]*[.G1217]^3+[.$L$3]*[.G1217]^2+[.$K$4]*[.G1217]+[.$K$5]" office:value-type="float" office:value="59.9658542211169" calcext:value-type="float">
            <text:p>59,9658542211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6" calcext:value-type="float">
            <text:p>1216</text:p>
          </table:table-cell>
          <table:table-cell table:formula="of:=[.$L$2]*[.G1218]^3+[.$L$3]*[.G1218]^2+[.$K$4]*[.G1218]+[.$K$5]" office:value-type="float" office:value="59.9974075869929" calcext:value-type="float">
            <text:p>59,99740758699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7" calcext:value-type="float">
            <text:p>1217</text:p>
          </table:table-cell>
          <table:table-cell table:formula="of:=[.$L$2]*[.G1219]^3+[.$L$3]*[.G1219]^2+[.$K$4]*[.G1219]+[.$K$5]" office:value-type="float" office:value="60.0289465539874" calcext:value-type="float">
            <text:p>60,0289465539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8" calcext:value-type="float">
            <text:p>1218</text:p>
          </table:table-cell>
          <table:table-cell table:formula="of:=[.$L$2]*[.G1220]^3+[.$L$3]*[.G1220]^2+[.$K$4]*[.G1220]+[.$K$5]" office:value-type="float" office:value="60.0604711536722" calcext:value-type="float">
            <text:p>60,0604711536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9" calcext:value-type="float">
            <text:p>1219</text:p>
          </table:table-cell>
          <table:table-cell table:formula="of:=[.$L$2]*[.G1221]^3+[.$L$3]*[.G1221]^2+[.$K$4]*[.G1221]+[.$K$5]" office:value-type="float" office:value="60.0919814176187" calcext:value-type="float">
            <text:p>60,0919814176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0" calcext:value-type="float">
            <text:p>1220</text:p>
          </table:table-cell>
          <table:table-cell table:formula="of:=[.$L$2]*[.G1222]^3+[.$L$3]*[.G1222]^2+[.$K$4]*[.G1222]+[.$K$5]" office:value-type="float" office:value="60.1234773773984" calcext:value-type="float">
            <text:p>60,1234773773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1" calcext:value-type="float">
            <text:p>1221</text:p>
          </table:table-cell>
          <table:table-cell table:formula="of:=[.$L$2]*[.G1223]^3+[.$L$3]*[.G1223]^2+[.$K$4]*[.G1223]+[.$K$5]" office:value-type="float" office:value="60.154959064583" calcext:value-type="float">
            <text:p>60,154959064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2" calcext:value-type="float">
            <text:p>1222</text:p>
          </table:table-cell>
          <table:table-cell table:formula="of:=[.$L$2]*[.G1224]^3+[.$L$3]*[.G1224]^2+[.$K$4]*[.G1224]+[.$K$5]" office:value-type="float" office:value="60.1864265107441" calcext:value-type="float">
            <text:p>60,1864265107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3" calcext:value-type="float">
            <text:p>1223</text:p>
          </table:table-cell>
          <table:table-cell table:formula="of:=[.$L$2]*[.G1225]^3+[.$L$3]*[.G1225]^2+[.$K$4]*[.G1225]+[.$K$5]" office:value-type="float" office:value="60.2178797474531" calcext:value-type="float">
            <text:p>60,2178797474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4" calcext:value-type="float">
            <text:p>1224</text:p>
          </table:table-cell>
          <table:table-cell table:formula="of:=[.$L$2]*[.G1226]^3+[.$L$3]*[.G1226]^2+[.$K$4]*[.G1226]+[.$K$5]" office:value-type="float" office:value="60.2493188062817" calcext:value-type="float">
            <text:p>60,2493188062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5" calcext:value-type="float">
            <text:p>1225</text:p>
          </table:table-cell>
          <table:table-cell table:formula="of:=[.$L$2]*[.G1227]^3+[.$L$3]*[.G1227]^2+[.$K$4]*[.G1227]+[.$K$5]" office:value-type="float" office:value="60.2807437188014" calcext:value-type="float">
            <text:p>60,2807437188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6" calcext:value-type="float">
            <text:p>1226</text:p>
          </table:table-cell>
          <table:table-cell table:formula="of:=[.$L$2]*[.G1228]^3+[.$L$3]*[.G1228]^2+[.$K$4]*[.G1228]+[.$K$5]" office:value-type="float" office:value="60.3121545165837" calcext:value-type="float">
            <text:p>60,3121545165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7" calcext:value-type="float">
            <text:p>1227</text:p>
          </table:table-cell>
          <table:table-cell table:formula="of:=[.$L$2]*[.G1229]^3+[.$L$3]*[.G1229]^2+[.$K$4]*[.G1229]+[.$K$5]" office:value-type="float" office:value="60.3435512312003" calcext:value-type="float">
            <text:p>60,34355123120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8" calcext:value-type="float">
            <text:p>1228</text:p>
          </table:table-cell>
          <table:table-cell table:formula="of:=[.$L$2]*[.G1230]^3+[.$L$3]*[.G1230]^2+[.$K$4]*[.G1230]+[.$K$5]" office:value-type="float" office:value="60.3749338942227" calcext:value-type="float">
            <text:p>60,3749338942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9" calcext:value-type="float">
            <text:p>1229</text:p>
          </table:table-cell>
          <table:table-cell table:formula="of:=[.$L$2]*[.G1231]^3+[.$L$3]*[.G1231]^2+[.$K$4]*[.G1231]+[.$K$5]" office:value-type="float" office:value="60.4063025372225" calcext:value-type="float">
            <text:p>60,4063025372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0" calcext:value-type="float">
            <text:p>1230</text:p>
          </table:table-cell>
          <table:table-cell table:formula="of:=[.$L$2]*[.G1232]^3+[.$L$3]*[.G1232]^2+[.$K$4]*[.G1232]+[.$K$5]" office:value-type="float" office:value="60.4376571917712" calcext:value-type="float">
            <text:p>60,43765719177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1" calcext:value-type="float">
            <text:p>1231</text:p>
          </table:table-cell>
          <table:table-cell table:formula="of:=[.$L$2]*[.G1233]^3+[.$L$3]*[.G1233]^2+[.$K$4]*[.G1233]+[.$K$5]" office:value-type="float" office:value="60.4689978894403" calcext:value-type="float">
            <text:p>60,4689978894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2" calcext:value-type="float">
            <text:p>1232</text:p>
          </table:table-cell>
          <table:table-cell table:formula="of:=[.$L$2]*[.G1234]^3+[.$L$3]*[.G1234]^2+[.$K$4]*[.G1234]+[.$K$5]" office:value-type="float" office:value="60.5003246618015" calcext:value-type="float">
            <text:p>60,5003246618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3" calcext:value-type="float">
            <text:p>1233</text:p>
          </table:table-cell>
          <table:table-cell table:formula="of:=[.$L$2]*[.G1235]^3+[.$L$3]*[.G1235]^2+[.$K$4]*[.G1235]+[.$K$5]" office:value-type="float" office:value="60.5316375404263" calcext:value-type="float">
            <text:p>60,5316375404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4" calcext:value-type="float">
            <text:p>1234</text:p>
          </table:table-cell>
          <table:table-cell table:formula="of:=[.$L$2]*[.G1236]^3+[.$L$3]*[.G1236]^2+[.$K$4]*[.G1236]+[.$K$5]" office:value-type="float" office:value="60.5629365568863" calcext:value-type="float">
            <text:p>60,56293655688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5" calcext:value-type="float">
            <text:p>1235</text:p>
          </table:table-cell>
          <table:table-cell table:formula="of:=[.$L$2]*[.G1237]^3+[.$L$3]*[.G1237]^2+[.$K$4]*[.G1237]+[.$K$5]" office:value-type="float" office:value="60.5942217427531" calcext:value-type="float">
            <text:p>60,5942217427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6" calcext:value-type="float">
            <text:p>1236</text:p>
          </table:table-cell>
          <table:table-cell table:formula="of:=[.$L$2]*[.G1238]^3+[.$L$3]*[.G1238]^2+[.$K$4]*[.G1238]+[.$K$5]" office:value-type="float" office:value="60.6254931295981" calcext:value-type="float">
            <text:p>60,6254931295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7" calcext:value-type="float">
            <text:p>1237</text:p>
          </table:table-cell>
          <table:table-cell table:formula="of:=[.$L$2]*[.G1239]^3+[.$L$3]*[.G1239]^2+[.$K$4]*[.G1239]+[.$K$5]" office:value-type="float" office:value="60.656750748993" calcext:value-type="float">
            <text:p>60,656750748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8" calcext:value-type="float">
            <text:p>1238</text:p>
          </table:table-cell>
          <table:table-cell table:formula="of:=[.$L$2]*[.G1240]^3+[.$L$3]*[.G1240]^2+[.$K$4]*[.G1240]+[.$K$5]" office:value-type="float" office:value="60.6879946325093" calcext:value-type="float">
            <text:p>60,6879946325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9" calcext:value-type="float">
            <text:p>1239</text:p>
          </table:table-cell>
          <table:table-cell table:formula="of:=[.$L$2]*[.G1241]^3+[.$L$3]*[.G1241]^2+[.$K$4]*[.G1241]+[.$K$5]" office:value-type="float" office:value="60.7192248117186" calcext:value-type="float">
            <text:p>60,7192248117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0" calcext:value-type="float">
            <text:p>1240</text:p>
          </table:table-cell>
          <table:table-cell table:formula="of:=[.$L$2]*[.G1242]^3+[.$L$3]*[.G1242]^2+[.$K$4]*[.G1242]+[.$K$5]" office:value-type="float" office:value="60.7504413181925" calcext:value-type="float">
            <text:p>60,7504413181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1" calcext:value-type="float">
            <text:p>1241</text:p>
          </table:table-cell>
          <table:table-cell table:formula="of:=[.$L$2]*[.G1243]^3+[.$L$3]*[.G1243]^2+[.$K$4]*[.G1243]+[.$K$5]" office:value-type="float" office:value="60.7816441835025" calcext:value-type="float">
            <text:p>60,7816441835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2" calcext:value-type="float">
            <text:p>1242</text:p>
          </table:table-cell>
          <table:table-cell table:formula="of:=[.$L$2]*[.G1244]^3+[.$L$3]*[.G1244]^2+[.$K$4]*[.G1244]+[.$K$5]" office:value-type="float" office:value="60.8128334392202" calcext:value-type="float">
            <text:p>60,8128334392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3" calcext:value-type="float">
            <text:p>1243</text:p>
          </table:table-cell>
          <table:table-cell table:formula="of:=[.$L$2]*[.G1245]^3+[.$L$3]*[.G1245]^2+[.$K$4]*[.G1245]+[.$K$5]" office:value-type="float" office:value="60.8440091169171" calcext:value-type="float">
            <text:p>60,8440091169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4" calcext:value-type="float">
            <text:p>1244</text:p>
          </table:table-cell>
          <table:table-cell table:formula="of:=[.$L$2]*[.G1246]^3+[.$L$3]*[.G1246]^2+[.$K$4]*[.G1246]+[.$K$5]" office:value-type="float" office:value="60.8751712481648" calcext:value-type="float">
            <text:p>60,8751712481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5" calcext:value-type="float">
            <text:p>1245</text:p>
          </table:table-cell>
          <table:table-cell table:formula="of:=[.$L$2]*[.G1247]^3+[.$L$3]*[.G1247]^2+[.$K$4]*[.G1247]+[.$K$5]" office:value-type="float" office:value="60.9063198645348" calcext:value-type="float">
            <text:p>60,9063198645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6" calcext:value-type="float">
            <text:p>1246</text:p>
          </table:table-cell>
          <table:table-cell table:formula="of:=[.$L$2]*[.G1248]^3+[.$L$3]*[.G1248]^2+[.$K$4]*[.G1248]+[.$K$5]" office:value-type="float" office:value="60.9374549975988" calcext:value-type="float">
            <text:p>60,937454997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7" calcext:value-type="float">
            <text:p>1247</text:p>
          </table:table-cell>
          <table:table-cell table:formula="of:=[.$L$2]*[.G1249]^3+[.$L$3]*[.G1249]^2+[.$K$4]*[.G1249]+[.$K$5]" office:value-type="float" office:value="60.9685766789283" calcext:value-type="float">
            <text:p>60,9685766789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8" calcext:value-type="float">
            <text:p>1248</text:p>
          </table:table-cell>
          <table:table-cell table:formula="of:=[.$L$2]*[.G1250]^3+[.$L$3]*[.G1250]^2+[.$K$4]*[.G1250]+[.$K$5]" office:value-type="float" office:value="60.9996849400949" calcext:value-type="float">
            <text:p>60,9996849400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9" calcext:value-type="float">
            <text:p>1249</text:p>
          </table:table-cell>
          <table:table-cell table:formula="of:=[.$L$2]*[.G1251]^3+[.$L$3]*[.G1251]^2+[.$K$4]*[.G1251]+[.$K$5]" office:value-type="float" office:value="61.0307798126701" calcext:value-type="float">
            <text:p>61,0307798126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0" calcext:value-type="float">
            <text:p>1250</text:p>
          </table:table-cell>
          <table:table-cell table:formula="of:=[.$L$2]*[.G1252]^3+[.$L$3]*[.G1252]^2+[.$K$4]*[.G1252]+[.$K$5]" office:value-type="float" office:value="61.0618613282254" calcext:value-type="float">
            <text:p>61,0618613282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1" calcext:value-type="float">
            <text:p>1251</text:p>
          </table:table-cell>
          <table:table-cell table:formula="of:=[.$L$2]*[.G1253]^3+[.$L$3]*[.G1253]^2+[.$K$4]*[.G1253]+[.$K$5]" office:value-type="float" office:value="61.0929295183325" calcext:value-type="float">
            <text:p>61,0929295183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2" calcext:value-type="float">
            <text:p>1252</text:p>
          </table:table-cell>
          <table:table-cell table:formula="of:=[.$L$2]*[.G1254]^3+[.$L$3]*[.G1254]^2+[.$K$4]*[.G1254]+[.$K$5]" office:value-type="float" office:value="61.1239844145629" calcext:value-type="float">
            <text:p>61,1239844145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3" calcext:value-type="float">
            <text:p>1253</text:p>
          </table:table-cell>
          <table:table-cell table:formula="of:=[.$L$2]*[.G1255]^3+[.$L$3]*[.G1255]^2+[.$K$4]*[.G1255]+[.$K$5]" office:value-type="float" office:value="61.1550260484882" calcext:value-type="float">
            <text:p>61,15502604848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4" calcext:value-type="float">
            <text:p>1254</text:p>
          </table:table-cell>
          <table:table-cell table:formula="of:=[.$L$2]*[.G1256]^3+[.$L$3]*[.G1256]^2+[.$K$4]*[.G1256]+[.$K$5]" office:value-type="float" office:value="61.1860544516799" calcext:value-type="float">
            <text:p>61,1860544516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5" calcext:value-type="float">
            <text:p>1255</text:p>
          </table:table-cell>
          <table:table-cell table:formula="of:=[.$L$2]*[.G1257]^3+[.$L$3]*[.G1257]^2+[.$K$4]*[.G1257]+[.$K$5]" office:value-type="float" office:value="61.2170696557096" calcext:value-type="float">
            <text:p>61,2170696557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6" calcext:value-type="float">
            <text:p>1256</text:p>
          </table:table-cell>
          <table:table-cell table:formula="of:=[.$L$2]*[.G1258]^3+[.$L$3]*[.G1258]^2+[.$K$4]*[.G1258]+[.$K$5]" office:value-type="float" office:value="61.2480716921489" calcext:value-type="float">
            <text:p>61,24807169214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7" calcext:value-type="float">
            <text:p>1257</text:p>
          </table:table-cell>
          <table:table-cell table:formula="of:=[.$L$2]*[.G1259]^3+[.$L$3]*[.G1259]^2+[.$K$4]*[.G1259]+[.$K$5]" office:value-type="float" office:value="61.2790605925693" calcext:value-type="float">
            <text:p>61,2790605925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8" calcext:value-type="float">
            <text:p>1258</text:p>
          </table:table-cell>
          <table:table-cell table:formula="of:=[.$L$2]*[.G1260]^3+[.$L$3]*[.G1260]^2+[.$K$4]*[.G1260]+[.$K$5]" office:value-type="float" office:value="61.3100363885423" calcext:value-type="float">
            <text:p>61,3100363885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9" calcext:value-type="float">
            <text:p>1259</text:p>
          </table:table-cell>
          <table:table-cell table:formula="of:=[.$L$2]*[.G1261]^3+[.$L$3]*[.G1261]^2+[.$K$4]*[.G1261]+[.$K$5]" office:value-type="float" office:value="61.3409991116397" calcext:value-type="float">
            <text:p>61,3409991116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0" calcext:value-type="float">
            <text:p>1260</text:p>
          </table:table-cell>
          <table:table-cell table:formula="of:=[.$L$2]*[.G1262]^3+[.$L$3]*[.G1262]^2+[.$K$4]*[.G1262]+[.$K$5]" office:value-type="float" office:value="61.3719487934328" calcext:value-type="float">
            <text:p>61,3719487934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1" calcext:value-type="float">
            <text:p>1261</text:p>
          </table:table-cell>
          <table:table-cell table:formula="of:=[.$L$2]*[.G1263]^3+[.$L$3]*[.G1263]^2+[.$K$4]*[.G1263]+[.$K$5]" office:value-type="float" office:value="61.4028854654933" calcext:value-type="float">
            <text:p>61,4028854654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2" calcext:value-type="float">
            <text:p>1262</text:p>
          </table:table-cell>
          <table:table-cell table:formula="of:=[.$L$2]*[.G1264]^3+[.$L$3]*[.G1264]^2+[.$K$4]*[.G1264]+[.$K$5]" office:value-type="float" office:value="61.4338091593927" calcext:value-type="float">
            <text:p>61,43380915939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3" calcext:value-type="float">
            <text:p>1263</text:p>
          </table:table-cell>
          <table:table-cell table:formula="of:=[.$L$2]*[.G1265]^3+[.$L$3]*[.G1265]^2+[.$K$4]*[.G1265]+[.$K$5]" office:value-type="float" office:value="61.4647199067027" calcext:value-type="float">
            <text:p>61,4647199067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4" calcext:value-type="float">
            <text:p>1264</text:p>
          </table:table-cell>
          <table:table-cell table:formula="of:=[.$L$2]*[.G1266]^3+[.$L$3]*[.G1266]^2+[.$K$4]*[.G1266]+[.$K$5]" office:value-type="float" office:value="61.4956177389947" calcext:value-type="float">
            <text:p>61,4956177389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5" calcext:value-type="float">
            <text:p>1265</text:p>
          </table:table-cell>
          <table:table-cell table:formula="of:=[.$L$2]*[.G1267]^3+[.$L$3]*[.G1267]^2+[.$K$4]*[.G1267]+[.$K$5]" office:value-type="float" office:value="61.5265026878403" calcext:value-type="float">
            <text:p>61,5265026878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6" calcext:value-type="float">
            <text:p>1266</text:p>
          </table:table-cell>
          <table:table-cell table:formula="of:=[.$L$2]*[.G1268]^3+[.$L$3]*[.G1268]^2+[.$K$4]*[.G1268]+[.$K$5]" office:value-type="float" office:value="61.5573747848111" calcext:value-type="float">
            <text:p>61,55737478481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7" calcext:value-type="float">
            <text:p>1267</text:p>
          </table:table-cell>
          <table:table-cell table:formula="of:=[.$L$2]*[.G1269]^3+[.$L$3]*[.G1269]^2+[.$K$4]*[.G1269]+[.$K$5]" office:value-type="float" office:value="61.5882340614787" calcext:value-type="float">
            <text:p>61,5882340614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8" calcext:value-type="float">
            <text:p>1268</text:p>
          </table:table-cell>
          <table:table-cell table:formula="of:=[.$L$2]*[.G1270]^3+[.$L$3]*[.G1270]^2+[.$K$4]*[.G1270]+[.$K$5]" office:value-type="float" office:value="61.6190805494146" calcext:value-type="float">
            <text:p>61,6190805494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9" calcext:value-type="float">
            <text:p>1269</text:p>
          </table:table-cell>
          <table:table-cell table:formula="of:=[.$L$2]*[.G1271]^3+[.$L$3]*[.G1271]^2+[.$K$4]*[.G1271]+[.$K$5]" office:value-type="float" office:value="61.6499142801903" calcext:value-type="float">
            <text:p>61,64991428019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0" calcext:value-type="float">
            <text:p>1270</text:p>
          </table:table-cell>
          <table:table-cell table:formula="of:=[.$L$2]*[.G1272]^3+[.$L$3]*[.G1272]^2+[.$K$4]*[.G1272]+[.$K$5]" office:value-type="float" office:value="61.6807352853775" calcext:value-type="float">
            <text:p>61,6807352853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1" calcext:value-type="float">
            <text:p>1271</text:p>
          </table:table-cell>
          <table:table-cell table:formula="of:=[.$L$2]*[.G1273]^3+[.$L$3]*[.G1273]^2+[.$K$4]*[.G1273]+[.$K$5]" office:value-type="float" office:value="61.7115435965478" calcext:value-type="float">
            <text:p>61,71154359654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2" calcext:value-type="float">
            <text:p>1272</text:p>
          </table:table-cell>
          <table:table-cell table:formula="of:=[.$L$2]*[.G1274]^3+[.$L$3]*[.G1274]^2+[.$K$4]*[.G1274]+[.$K$5]" office:value-type="float" office:value="61.7423392452725" calcext:value-type="float">
            <text:p>61,7423392452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3" calcext:value-type="float">
            <text:p>1273</text:p>
          </table:table-cell>
          <table:table-cell table:formula="of:=[.$L$2]*[.G1275]^3+[.$L$3]*[.G1275]^2+[.$K$4]*[.G1275]+[.$K$5]" office:value-type="float" office:value="61.7731222631234" calcext:value-type="float">
            <text:p>61,7731222631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4" calcext:value-type="float">
            <text:p>1274</text:p>
          </table:table-cell>
          <table:table-cell table:formula="of:=[.$L$2]*[.G1276]^3+[.$L$3]*[.G1276]^2+[.$K$4]*[.G1276]+[.$K$5]" office:value-type="float" office:value="61.803892681672" calcext:value-type="float">
            <text:p>61,803892681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5" calcext:value-type="float">
            <text:p>1275</text:p>
          </table:table-cell>
          <table:table-cell table:formula="of:=[.$L$2]*[.G1277]^3+[.$L$3]*[.G1277]^2+[.$K$4]*[.G1277]+[.$K$5]" office:value-type="float" office:value="61.8346505324899" calcext:value-type="float">
            <text:p>61,8346505324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6" calcext:value-type="float">
            <text:p>1276</text:p>
          </table:table-cell>
          <table:table-cell table:formula="of:=[.$L$2]*[.G1278]^3+[.$L$3]*[.G1278]^2+[.$K$4]*[.G1278]+[.$K$5]" office:value-type="float" office:value="61.8653958471485" calcext:value-type="float">
            <text:p>61,8653958471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7" calcext:value-type="float">
            <text:p>1277</text:p>
          </table:table-cell>
          <table:table-cell table:formula="of:=[.$L$2]*[.G1279]^3+[.$L$3]*[.G1279]^2+[.$K$4]*[.G1279]+[.$K$5]" office:value-type="float" office:value="61.8961286572196" calcext:value-type="float">
            <text:p>61,8961286572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8" calcext:value-type="float">
            <text:p>1278</text:p>
          </table:table-cell>
          <table:table-cell table:formula="of:=[.$L$2]*[.G1280]^3+[.$L$3]*[.G1280]^2+[.$K$4]*[.G1280]+[.$K$5]" office:value-type="float" office:value="61.9268489942746" calcext:value-type="float">
            <text:p>61,92684899427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9" calcext:value-type="float">
            <text:p>1279</text:p>
          </table:table-cell>
          <table:table-cell table:formula="of:=[.$L$2]*[.G1281]^3+[.$L$3]*[.G1281]^2+[.$K$4]*[.G1281]+[.$K$5]" office:value-type="float" office:value="61.957556889885" calcext:value-type="float">
            <text:p>61,957556889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0" calcext:value-type="float">
            <text:p>1280</text:p>
          </table:table-cell>
          <table:table-cell table:formula="of:=[.$L$2]*[.G1282]^3+[.$L$3]*[.G1282]^2+[.$K$4]*[.G1282]+[.$K$5]" office:value-type="float" office:value="61.9882523756226" calcext:value-type="float">
            <text:p>61,9882523756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1" calcext:value-type="float">
            <text:p>1281</text:p>
          </table:table-cell>
          <table:table-cell table:formula="of:=[.$L$2]*[.G1283]^3+[.$L$3]*[.G1283]^2+[.$K$4]*[.G1283]+[.$K$5]" office:value-type="float" office:value="62.0189354830588" calcext:value-type="float">
            <text:p>62,0189354830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2" calcext:value-type="float">
            <text:p>1282</text:p>
          </table:table-cell>
          <table:table-cell table:formula="of:=[.$L$2]*[.G1284]^3+[.$L$3]*[.G1284]^2+[.$K$4]*[.G1284]+[.$K$5]" office:value-type="float" office:value="62.0496062437652" calcext:value-type="float">
            <text:p>62,04960624376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3" calcext:value-type="float">
            <text:p>1283</text:p>
          </table:table-cell>
          <table:table-cell table:formula="of:=[.$L$2]*[.G1285]^3+[.$L$3]*[.G1285]^2+[.$K$4]*[.G1285]+[.$K$5]" office:value-type="float" office:value="62.0802646893134" calcext:value-type="float">
            <text:p>62,08026468931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4" calcext:value-type="float">
            <text:p>1284</text:p>
          </table:table-cell>
          <table:table-cell table:formula="of:=[.$L$2]*[.G1286]^3+[.$L$3]*[.G1286]^2+[.$K$4]*[.G1286]+[.$K$5]" office:value-type="float" office:value="62.1109108512748" calcext:value-type="float">
            <text:p>62,11091085127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5" calcext:value-type="float">
            <text:p>1285</text:p>
          </table:table-cell>
          <table:table-cell table:formula="of:=[.$L$2]*[.G1287]^3+[.$L$3]*[.G1287]^2+[.$K$4]*[.G1287]+[.$K$5]" office:value-type="float" office:value="62.1415447612212" calcext:value-type="float">
            <text:p>62,1415447612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6" calcext:value-type="float">
            <text:p>1286</text:p>
          </table:table-cell>
          <table:table-cell table:formula="of:=[.$L$2]*[.G1288]^3+[.$L$3]*[.G1288]^2+[.$K$4]*[.G1288]+[.$K$5]" office:value-type="float" office:value="62.172166450724" calcext:value-type="float">
            <text:p>62,172166450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7" calcext:value-type="float">
            <text:p>1287</text:p>
          </table:table-cell>
          <table:table-cell table:formula="of:=[.$L$2]*[.G1289]^3+[.$L$3]*[.G1289]^2+[.$K$4]*[.G1289]+[.$K$5]" office:value-type="float" office:value="62.2027759513548" calcext:value-type="float">
            <text:p>62,2027759513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8" calcext:value-type="float">
            <text:p>1288</text:p>
          </table:table-cell>
          <table:table-cell table:formula="of:=[.$L$2]*[.G1290]^3+[.$L$3]*[.G1290]^2+[.$K$4]*[.G1290]+[.$K$5]" office:value-type="float" office:value="62.2333732946852" calcext:value-type="float">
            <text:p>62,23337329468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9" calcext:value-type="float">
            <text:p>1289</text:p>
          </table:table-cell>
          <table:table-cell table:formula="of:=[.$L$2]*[.G1291]^3+[.$L$3]*[.G1291]^2+[.$K$4]*[.G1291]+[.$K$5]" office:value-type="float" office:value="62.2639585122867" calcext:value-type="float">
            <text:p>62,26395851228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0" calcext:value-type="float">
            <text:p>1290</text:p>
          </table:table-cell>
          <table:table-cell table:formula="of:=[.$L$2]*[.G1292]^3+[.$L$3]*[.G1292]^2+[.$K$4]*[.G1292]+[.$K$5]" office:value-type="float" office:value="62.2945316357309" calcext:value-type="float">
            <text:p>62,2945316357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1" calcext:value-type="float">
            <text:p>1291</text:p>
          </table:table-cell>
          <table:table-cell table:formula="of:=[.$L$2]*[.G1293]^3+[.$L$3]*[.G1293]^2+[.$K$4]*[.G1293]+[.$K$5]" office:value-type="float" office:value="62.3250926965894" calcext:value-type="float">
            <text:p>62,3250926965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2" calcext:value-type="float">
            <text:p>1292</text:p>
          </table:table-cell>
          <table:table-cell table:formula="of:=[.$L$2]*[.G1294]^3+[.$L$3]*[.G1294]^2+[.$K$4]*[.G1294]+[.$K$5]" office:value-type="float" office:value="62.3556417264337" calcext:value-type="float">
            <text:p>62,3556417264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3" calcext:value-type="float">
            <text:p>1293</text:p>
          </table:table-cell>
          <table:table-cell table:formula="of:=[.$L$2]*[.G1295]^3+[.$L$3]*[.G1295]^2+[.$K$4]*[.G1295]+[.$K$5]" office:value-type="float" office:value="62.3861787568354" calcext:value-type="float">
            <text:p>62,3861787568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4" calcext:value-type="float">
            <text:p>1294</text:p>
          </table:table-cell>
          <table:table-cell table:formula="of:=[.$L$2]*[.G1296]^3+[.$L$3]*[.G1296]^2+[.$K$4]*[.G1296]+[.$K$5]" office:value-type="float" office:value="62.416703819366" calcext:value-type="float">
            <text:p>62,416703819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5" calcext:value-type="float">
            <text:p>1295</text:p>
          </table:table-cell>
          <table:table-cell table:formula="of:=[.$L$2]*[.G1297]^3+[.$L$3]*[.G1297]^2+[.$K$4]*[.G1297]+[.$K$5]" office:value-type="float" office:value="62.4472169455972" calcext:value-type="float">
            <text:p>62,4472169455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6" calcext:value-type="float">
            <text:p>1296</text:p>
          </table:table-cell>
          <table:table-cell table:formula="of:=[.$L$2]*[.G1298]^3+[.$L$3]*[.G1298]^2+[.$K$4]*[.G1298]+[.$K$5]" office:value-type="float" office:value="62.4777181671004" calcext:value-type="float">
            <text:p>62,4777181671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7" calcext:value-type="float">
            <text:p>1297</text:p>
          </table:table-cell>
          <table:table-cell table:formula="of:=[.$L$2]*[.G1299]^3+[.$L$3]*[.G1299]^2+[.$K$4]*[.G1299]+[.$K$5]" office:value-type="float" office:value="62.5082075154473" calcext:value-type="float">
            <text:p>62,5082075154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8" calcext:value-type="float">
            <text:p>1298</text:p>
          </table:table-cell>
          <table:table-cell table:formula="of:=[.$L$2]*[.G1300]^3+[.$L$3]*[.G1300]^2+[.$K$4]*[.G1300]+[.$K$5]" office:value-type="float" office:value="62.5386850222094" calcext:value-type="float">
            <text:p>62,53868502220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9" calcext:value-type="float">
            <text:p>1299</text:p>
          </table:table-cell>
          <table:table-cell table:formula="of:=[.$L$2]*[.G1301]^3+[.$L$3]*[.G1301]^2+[.$K$4]*[.G1301]+[.$K$5]" office:value-type="float" office:value="62.5691507189582" calcext:value-type="float">
            <text:p>62,5691507189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0" calcext:value-type="float">
            <text:p>1300</text:p>
          </table:table-cell>
          <table:table-cell table:formula="of:=[.$L$2]*[.G1302]^3+[.$L$3]*[.G1302]^2+[.$K$4]*[.G1302]+[.$K$5]" office:value-type="float" office:value="62.5996046372654" calcext:value-type="float">
            <text:p>62,599604637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1" calcext:value-type="float">
            <text:p>1301</text:p>
          </table:table-cell>
          <table:table-cell table:formula="of:=[.$L$2]*[.G1303]^3+[.$L$3]*[.G1303]^2+[.$K$4]*[.G1303]+[.$K$5]" office:value-type="float" office:value="62.6300468087024" calcext:value-type="float">
            <text:p>62,6300468087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2" calcext:value-type="float">
            <text:p>1302</text:p>
          </table:table-cell>
          <table:table-cell table:formula="of:=[.$L$2]*[.G1304]^3+[.$L$3]*[.G1304]^2+[.$K$4]*[.G1304]+[.$K$5]" office:value-type="float" office:value="62.6604772648409" calcext:value-type="float">
            <text:p>62,6604772648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3" calcext:value-type="float">
            <text:p>1303</text:p>
          </table:table-cell>
          <table:table-cell table:formula="of:=[.$L$2]*[.G1305]^3+[.$L$3]*[.G1305]^2+[.$K$4]*[.G1305]+[.$K$5]" office:value-type="float" office:value="62.6908960372525" calcext:value-type="float">
            <text:p>62,6908960372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4" calcext:value-type="float">
            <text:p>1304</text:p>
          </table:table-cell>
          <table:table-cell table:formula="of:=[.$L$2]*[.G1306]^3+[.$L$3]*[.G1306]^2+[.$K$4]*[.G1306]+[.$K$5]" office:value-type="float" office:value="62.7213031575086" calcext:value-type="float">
            <text:p>62,72130315750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5" calcext:value-type="float">
            <text:p>1305</text:p>
          </table:table-cell>
          <table:table-cell table:formula="of:=[.$L$2]*[.G1307]^3+[.$L$3]*[.G1307]^2+[.$K$4]*[.G1307]+[.$K$5]" office:value-type="float" office:value="62.7516986571808" calcext:value-type="float">
            <text:p>62,7516986571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6" calcext:value-type="float">
            <text:p>1306</text:p>
          </table:table-cell>
          <table:table-cell table:formula="of:=[.$L$2]*[.G1308]^3+[.$L$3]*[.G1308]^2+[.$K$4]*[.G1308]+[.$K$5]" office:value-type="float" office:value="62.7820825678408" calcext:value-type="float">
            <text:p>62,78208256784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7" calcext:value-type="float">
            <text:p>1307</text:p>
          </table:table-cell>
          <table:table-cell table:formula="of:=[.$L$2]*[.G1309]^3+[.$L$3]*[.G1309]^2+[.$K$4]*[.G1309]+[.$K$5]" office:value-type="float" office:value="62.81245492106" calcext:value-type="float">
            <text:p>62,81245492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8" calcext:value-type="float">
            <text:p>1308</text:p>
          </table:table-cell>
          <table:table-cell table:formula="of:=[.$L$2]*[.G1310]^3+[.$L$3]*[.G1310]^2+[.$K$4]*[.G1310]+[.$K$5]" office:value-type="float" office:value="62.84281574841" calcext:value-type="float">
            <text:p>62,84281574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9" calcext:value-type="float">
            <text:p>1309</text:p>
          </table:table-cell>
          <table:table-cell table:formula="of:=[.$L$2]*[.G1311]^3+[.$L$3]*[.G1311]^2+[.$K$4]*[.G1311]+[.$K$5]" office:value-type="float" office:value="62.8731650814625" calcext:value-type="float">
            <text:p>62,8731650814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0" calcext:value-type="float">
            <text:p>1310</text:p>
          </table:table-cell>
          <table:table-cell table:formula="of:=[.$L$2]*[.G1312]^3+[.$L$3]*[.G1312]^2+[.$K$4]*[.G1312]+[.$K$5]" office:value-type="float" office:value="62.9035029517889" calcext:value-type="float">
            <text:p>62,9035029517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1" calcext:value-type="float">
            <text:p>1311</text:p>
          </table:table-cell>
          <table:table-cell table:formula="of:=[.$L$2]*[.G1313]^3+[.$L$3]*[.G1313]^2+[.$K$4]*[.G1313]+[.$K$5]" office:value-type="float" office:value="62.9338293909608" calcext:value-type="float">
            <text:p>62,93382939096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2" calcext:value-type="float">
            <text:p>1312</text:p>
          </table:table-cell>
          <table:table-cell table:formula="of:=[.$L$2]*[.G1314]^3+[.$L$3]*[.G1314]^2+[.$K$4]*[.G1314]+[.$K$5]" office:value-type="float" office:value="62.9641444305498" calcext:value-type="float">
            <text:p>62,9641444305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3" calcext:value-type="float">
            <text:p>1313</text:p>
          </table:table-cell>
          <table:table-cell table:formula="of:=[.$L$2]*[.G1315]^3+[.$L$3]*[.G1315]^2+[.$K$4]*[.G1315]+[.$K$5]" office:value-type="float" office:value="62.9944481021275" calcext:value-type="float">
            <text:p>62,9944481021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4" calcext:value-type="float">
            <text:p>1314</text:p>
          </table:table-cell>
          <table:table-cell table:formula="of:=[.$L$2]*[.G1316]^3+[.$L$3]*[.G1316]^2+[.$K$4]*[.G1316]+[.$K$5]" office:value-type="float" office:value="63.0247404372653" calcext:value-type="float">
            <text:p>63,0247404372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5" calcext:value-type="float">
            <text:p>1315</text:p>
          </table:table-cell>
          <table:table-cell table:formula="of:=[.$L$2]*[.G1317]^3+[.$L$3]*[.G1317]^2+[.$K$4]*[.G1317]+[.$K$5]" office:value-type="float" office:value="63.055021467535" calcext:value-type="float">
            <text:p>63,055021467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6" calcext:value-type="float">
            <text:p>1316</text:p>
          </table:table-cell>
          <table:table-cell table:formula="of:=[.$L$2]*[.G1318]^3+[.$L$3]*[.G1318]^2+[.$K$4]*[.G1318]+[.$K$5]" office:value-type="float" office:value="63.0852912245079" calcext:value-type="float">
            <text:p>63,0852912245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7" calcext:value-type="float">
            <text:p>1317</text:p>
          </table:table-cell>
          <table:table-cell table:formula="of:=[.$L$2]*[.G1319]^3+[.$L$3]*[.G1319]^2+[.$K$4]*[.G1319]+[.$K$5]" office:value-type="float" office:value="63.1155497397558" calcext:value-type="float">
            <text:p>63,11554973975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8" calcext:value-type="float">
            <text:p>1318</text:p>
          </table:table-cell>
          <table:table-cell table:formula="of:=[.$L$2]*[.G1320]^3+[.$L$3]*[.G1320]^2+[.$K$4]*[.G1320]+[.$K$5]" office:value-type="float" office:value="63.1457970448501" calcext:value-type="float">
            <text:p>63,1457970448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9" calcext:value-type="float">
            <text:p>1319</text:p>
          </table:table-cell>
          <table:table-cell table:formula="of:=[.$L$2]*[.G1321]^3+[.$L$3]*[.G1321]^2+[.$K$4]*[.G1321]+[.$K$5]" office:value-type="float" office:value="63.1760331713625" calcext:value-type="float">
            <text:p>63,1760331713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0" calcext:value-type="float">
            <text:p>1320</text:p>
          </table:table-cell>
          <table:table-cell table:formula="of:=[.$L$2]*[.G1322]^3+[.$L$3]*[.G1322]^2+[.$K$4]*[.G1322]+[.$K$5]" office:value-type="float" office:value="63.2062581508644" calcext:value-type="float">
            <text:p>63,2062581508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1" calcext:value-type="float">
            <text:p>1321</text:p>
          </table:table-cell>
          <table:table-cell table:formula="of:=[.$L$2]*[.G1323]^3+[.$L$3]*[.G1323]^2+[.$K$4]*[.G1323]+[.$K$5]" office:value-type="float" office:value="63.2364720149275" calcext:value-type="float">
            <text:p>63,2364720149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2" calcext:value-type="float">
            <text:p>1322</text:p>
          </table:table-cell>
          <table:table-cell table:formula="of:=[.$L$2]*[.G1324]^3+[.$L$3]*[.G1324]^2+[.$K$4]*[.G1324]+[.$K$5]" office:value-type="float" office:value="63.2666747951233" calcext:value-type="float">
            <text:p>63,266674795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3" calcext:value-type="float">
            <text:p>1323</text:p>
          </table:table-cell>
          <table:table-cell table:formula="of:=[.$L$2]*[.G1325]^3+[.$L$3]*[.G1325]^2+[.$K$4]*[.G1325]+[.$K$5]" office:value-type="float" office:value="63.2968665230233" calcext:value-type="float">
            <text:p>63,2968665230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4" calcext:value-type="float">
            <text:p>1324</text:p>
          </table:table-cell>
          <table:table-cell table:formula="of:=[.$L$2]*[.G1326]^3+[.$L$3]*[.G1326]^2+[.$K$4]*[.G1326]+[.$K$5]" office:value-type="float" office:value="63.3270472301993" calcext:value-type="float">
            <text:p>63,3270472301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5" calcext:value-type="float">
            <text:p>1325</text:p>
          </table:table-cell>
          <table:table-cell table:formula="of:=[.$L$2]*[.G1327]^3+[.$L$3]*[.G1327]^2+[.$K$4]*[.G1327]+[.$K$5]" office:value-type="float" office:value="63.3572169482226" calcext:value-type="float">
            <text:p>63,3572169482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6" calcext:value-type="float">
            <text:p>1326</text:p>
          </table:table-cell>
          <table:table-cell table:formula="of:=[.$L$2]*[.G1328]^3+[.$L$3]*[.G1328]^2+[.$K$4]*[.G1328]+[.$K$5]" office:value-type="float" office:value="63.3873757086648" calcext:value-type="float">
            <text:p>63,3873757086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7" calcext:value-type="float">
            <text:p>1327</text:p>
          </table:table-cell>
          <table:table-cell table:formula="of:=[.$L$2]*[.G1329]^3+[.$L$3]*[.G1329]^2+[.$K$4]*[.G1329]+[.$K$5]" office:value-type="float" office:value="63.4175235430976" calcext:value-type="float">
            <text:p>63,4175235430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8" calcext:value-type="float">
            <text:p>1328</text:p>
          </table:table-cell>
          <table:table-cell table:formula="of:=[.$L$2]*[.G1330]^3+[.$L$3]*[.G1330]^2+[.$K$4]*[.G1330]+[.$K$5]" office:value-type="float" office:value="63.4476604830925" calcext:value-type="float">
            <text:p>63,4476604830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9" calcext:value-type="float">
            <text:p>1329</text:p>
          </table:table-cell>
          <table:table-cell table:formula="of:=[.$L$2]*[.G1331]^3+[.$L$3]*[.G1331]^2+[.$K$4]*[.G1331]+[.$K$5]" office:value-type="float" office:value="63.4777865602211" calcext:value-type="float">
            <text:p>63,4777865602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0" calcext:value-type="float">
            <text:p>1330</text:p>
          </table:table-cell>
          <table:table-cell table:formula="of:=[.$L$2]*[.G1332]^3+[.$L$3]*[.G1332]^2+[.$K$4]*[.G1332]+[.$K$5]" office:value-type="float" office:value="63.5079018060548" calcext:value-type="float">
            <text:p>63,5079018060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1" calcext:value-type="float">
            <text:p>1331</text:p>
          </table:table-cell>
          <table:table-cell table:formula="of:=[.$L$2]*[.G1333]^3+[.$L$3]*[.G1333]^2+[.$K$4]*[.G1333]+[.$K$5]" office:value-type="float" office:value="63.5380062521654" calcext:value-type="float">
            <text:p>63,5380062521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2" calcext:value-type="float">
            <text:p>1332</text:p>
          </table:table-cell>
          <table:table-cell table:formula="of:=[.$L$2]*[.G1334]^3+[.$L$3]*[.G1334]^2+[.$K$4]*[.G1334]+[.$K$5]" office:value-type="float" office:value="63.5680999301242" calcext:value-type="float">
            <text:p>63,5680999301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3" calcext:value-type="float">
            <text:p>1333</text:p>
          </table:table-cell>
          <table:table-cell table:formula="of:=[.$L$2]*[.G1335]^3+[.$L$3]*[.G1335]^2+[.$K$4]*[.G1335]+[.$K$5]" office:value-type="float" office:value="63.598182871503" calcext:value-type="float">
            <text:p>63,598182871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4" calcext:value-type="float">
            <text:p>1334</text:p>
          </table:table-cell>
          <table:table-cell table:formula="of:=[.$L$2]*[.G1336]^3+[.$L$3]*[.G1336]^2+[.$K$4]*[.G1336]+[.$K$5]" office:value-type="float" office:value="63.6282551078733" calcext:value-type="float">
            <text:p>63,6282551078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5" calcext:value-type="float">
            <text:p>1335</text:p>
          </table:table-cell>
          <table:table-cell table:formula="of:=[.$L$2]*[.G1337]^3+[.$L$3]*[.G1337]^2+[.$K$4]*[.G1337]+[.$K$5]" office:value-type="float" office:value="63.6583166708065" calcext:value-type="float">
            <text:p>63,6583166708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6" calcext:value-type="float">
            <text:p>1336</text:p>
          </table:table-cell>
          <table:table-cell table:formula="of:=[.$L$2]*[.G1338]^3+[.$L$3]*[.G1338]^2+[.$K$4]*[.G1338]+[.$K$5]" office:value-type="float" office:value="63.6883675918744" calcext:value-type="float">
            <text:p>63,68836759187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7" calcext:value-type="float">
            <text:p>1337</text:p>
          </table:table-cell>
          <table:table-cell table:formula="of:=[.$L$2]*[.G1339]^3+[.$L$3]*[.G1339]^2+[.$K$4]*[.G1339]+[.$K$5]" office:value-type="float" office:value="63.7184079026484" calcext:value-type="float">
            <text:p>63,71840790264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8" calcext:value-type="float">
            <text:p>1338</text:p>
          </table:table-cell>
          <table:table-cell table:formula="of:=[.$L$2]*[.G1340]^3+[.$L$3]*[.G1340]^2+[.$K$4]*[.G1340]+[.$K$5]" office:value-type="float" office:value="63.7484376347002" calcext:value-type="float">
            <text:p>63,74843763470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9" calcext:value-type="float">
            <text:p>1339</text:p>
          </table:table-cell>
          <table:table-cell table:formula="of:=[.$L$2]*[.G1341]^3+[.$L$3]*[.G1341]^2+[.$K$4]*[.G1341]+[.$K$5]" office:value-type="float" office:value="63.7784568196012" calcext:value-type="float">
            <text:p>63,7784568196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0" calcext:value-type="float">
            <text:p>1340</text:p>
          </table:table-cell>
          <table:table-cell table:formula="of:=[.$L$2]*[.G1342]^3+[.$L$3]*[.G1342]^2+[.$K$4]*[.G1342]+[.$K$5]" office:value-type="float" office:value="63.8084654889231" calcext:value-type="float">
            <text:p>63,8084654889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1" calcext:value-type="float">
            <text:p>1341</text:p>
          </table:table-cell>
          <table:table-cell table:formula="of:=[.$L$2]*[.G1343]^3+[.$L$3]*[.G1343]^2+[.$K$4]*[.G1343]+[.$K$5]" office:value-type="float" office:value="63.8384636742373" calcext:value-type="float">
            <text:p>63,8384636742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2" calcext:value-type="float">
            <text:p>1342</text:p>
          </table:table-cell>
          <table:table-cell table:formula="of:=[.$L$2]*[.G1344]^3+[.$L$3]*[.G1344]^2+[.$K$4]*[.G1344]+[.$K$5]" office:value-type="float" office:value="63.8684514071156" calcext:value-type="float">
            <text:p>63,8684514071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3" calcext:value-type="float">
            <text:p>1343</text:p>
          </table:table-cell>
          <table:table-cell table:formula="of:=[.$L$2]*[.G1345]^3+[.$L$3]*[.G1345]^2+[.$K$4]*[.G1345]+[.$K$5]" office:value-type="float" office:value="63.8984287191294" calcext:value-type="float">
            <text:p>63,8984287191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4" calcext:value-type="float">
            <text:p>1344</text:p>
          </table:table-cell>
          <table:table-cell table:formula="of:=[.$L$2]*[.G1346]^3+[.$L$3]*[.G1346]^2+[.$K$4]*[.G1346]+[.$K$5]" office:value-type="float" office:value="63.9283956418503" calcext:value-type="float">
            <text:p>63,9283956418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5" calcext:value-type="float">
            <text:p>1345</text:p>
          </table:table-cell>
          <table:table-cell table:formula="of:=[.$L$2]*[.G1347]^3+[.$L$3]*[.G1347]^2+[.$K$4]*[.G1347]+[.$K$5]" office:value-type="float" office:value="63.9583522068498" calcext:value-type="float">
            <text:p>63,9583522068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6" calcext:value-type="float">
            <text:p>1346</text:p>
          </table:table-cell>
          <table:table-cell table:formula="of:=[.$L$2]*[.G1348]^3+[.$L$3]*[.G1348]^2+[.$K$4]*[.G1348]+[.$K$5]" office:value-type="float" office:value="63.9882984456996" calcext:value-type="float">
            <text:p>63,9882984456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7" calcext:value-type="float">
            <text:p>1347</text:p>
          </table:table-cell>
          <table:table-cell table:formula="of:=[.$L$2]*[.G1349]^3+[.$L$3]*[.G1349]^2+[.$K$4]*[.G1349]+[.$K$5]" office:value-type="float" office:value="64.0182343899711" calcext:value-type="float">
            <text:p>64,0182343899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8" calcext:value-type="float">
            <text:p>1348</text:p>
          </table:table-cell>
          <table:table-cell table:formula="of:=[.$L$2]*[.G1350]^3+[.$L$3]*[.G1350]^2+[.$K$4]*[.G1350]+[.$K$5]" office:value-type="float" office:value="64.048160071236" calcext:value-type="float">
            <text:p>64,048160071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9" calcext:value-type="float">
            <text:p>1349</text:p>
          </table:table-cell>
          <table:table-cell table:formula="of:=[.$L$2]*[.G1351]^3+[.$L$3]*[.G1351]^2+[.$K$4]*[.G1351]+[.$K$5]" office:value-type="float" office:value="64.0780755210658" calcext:value-type="float">
            <text:p>64,07807552106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0" calcext:value-type="float">
            <text:p>1350</text:p>
          </table:table-cell>
          <table:table-cell table:formula="of:=[.$L$2]*[.G1352]^3+[.$L$3]*[.G1352]^2+[.$K$4]*[.G1352]+[.$K$5]" office:value-type="float" office:value="64.1079807710321" calcext:value-type="float">
            <text:p>64,1079807710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1" calcext:value-type="float">
            <text:p>1351</text:p>
          </table:table-cell>
          <table:table-cell table:formula="of:=[.$L$2]*[.G1353]^3+[.$L$3]*[.G1353]^2+[.$K$4]*[.G1353]+[.$K$5]" office:value-type="float" office:value="64.1378758527064" calcext:value-type="float">
            <text:p>64,13787585270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2" calcext:value-type="float">
            <text:p>1352</text:p>
          </table:table-cell>
          <table:table-cell table:formula="of:=[.$L$2]*[.G1354]^3+[.$L$3]*[.G1354]^2+[.$K$4]*[.G1354]+[.$K$5]" office:value-type="float" office:value="64.1677607976603" calcext:value-type="float">
            <text:p>64,1677607976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3" calcext:value-type="float">
            <text:p>1353</text:p>
          </table:table-cell>
          <table:table-cell table:formula="of:=[.$L$2]*[.G1355]^3+[.$L$3]*[.G1355]^2+[.$K$4]*[.G1355]+[.$K$5]" office:value-type="float" office:value="64.1976356374654" calcext:value-type="float">
            <text:p>64,1976356374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4" calcext:value-type="float">
            <text:p>1354</text:p>
          </table:table-cell>
          <table:table-cell table:formula="of:=[.$L$2]*[.G1356]^3+[.$L$3]*[.G1356]^2+[.$K$4]*[.G1356]+[.$K$5]" office:value-type="float" office:value="64.2275004036932" calcext:value-type="float">
            <text:p>64,22750040369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5" calcext:value-type="float">
            <text:p>1355</text:p>
          </table:table-cell>
          <table:table-cell table:formula="of:=[.$L$2]*[.G1357]^3+[.$L$3]*[.G1357]^2+[.$K$4]*[.G1357]+[.$K$5]" office:value-type="float" office:value="64.2573551279152" calcext:value-type="float">
            <text:p>64,2573551279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6" calcext:value-type="float">
            <text:p>1356</text:p>
          </table:table-cell>
          <table:table-cell table:formula="of:=[.$L$2]*[.G1358]^3+[.$L$3]*[.G1358]^2+[.$K$4]*[.G1358]+[.$K$5]" office:value-type="float" office:value="64.2871998417032" calcext:value-type="float">
            <text:p>64,2871998417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7" calcext:value-type="float">
            <text:p>1357</text:p>
          </table:table-cell>
          <table:table-cell table:formula="of:=[.$L$2]*[.G1359]^3+[.$L$3]*[.G1359]^2+[.$K$4]*[.G1359]+[.$K$5]" office:value-type="float" office:value="64.3170345766286" calcext:value-type="float">
            <text:p>64,3170345766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8" calcext:value-type="float">
            <text:p>1358</text:p>
          </table:table-cell>
          <table:table-cell table:formula="of:=[.$L$2]*[.G1360]^3+[.$L$3]*[.G1360]^2+[.$K$4]*[.G1360]+[.$K$5]" office:value-type="float" office:value="64.3468593642629" calcext:value-type="float">
            <text:p>64,3468593642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9" calcext:value-type="float">
            <text:p>1359</text:p>
          </table:table-cell>
          <table:table-cell table:formula="of:=[.$L$2]*[.G1361]^3+[.$L$3]*[.G1361]^2+[.$K$4]*[.G1361]+[.$K$5]" office:value-type="float" office:value="64.3766742361778" calcext:value-type="float">
            <text:p>64,3766742361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0" calcext:value-type="float">
            <text:p>1360</text:p>
          </table:table-cell>
          <table:table-cell table:formula="of:=[.$L$2]*[.G1362]^3+[.$L$3]*[.G1362]^2+[.$K$4]*[.G1362]+[.$K$5]" office:value-type="float" office:value="64.4064792239447" calcext:value-type="float">
            <text:p>64,4064792239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1" calcext:value-type="float">
            <text:p>1361</text:p>
          </table:table-cell>
          <table:table-cell table:formula="of:=[.$L$2]*[.G1363]^3+[.$L$3]*[.G1363]^2+[.$K$4]*[.G1363]+[.$K$5]" office:value-type="float" office:value="64.4362743591354" calcext:value-type="float">
            <text:p>64,4362743591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2" calcext:value-type="float">
            <text:p>1362</text:p>
          </table:table-cell>
          <table:table-cell table:formula="of:=[.$L$2]*[.G1364]^3+[.$L$3]*[.G1364]^2+[.$K$4]*[.G1364]+[.$K$5]" office:value-type="float" office:value="64.4660596733213" calcext:value-type="float">
            <text:p>64,4660596733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3" calcext:value-type="float">
            <text:p>1363</text:p>
          </table:table-cell>
          <table:table-cell table:formula="of:=[.$L$2]*[.G1365]^3+[.$L$3]*[.G1365]^2+[.$K$4]*[.G1365]+[.$K$5]" office:value-type="float" office:value="64.4958351980739" calcext:value-type="float">
            <text:p>64,4958351980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4" calcext:value-type="float">
            <text:p>1364</text:p>
          </table:table-cell>
          <table:table-cell table:formula="of:=[.$L$2]*[.G1366]^3+[.$L$3]*[.G1366]^2+[.$K$4]*[.G1366]+[.$K$5]" office:value-type="float" office:value="64.5256009649649" calcext:value-type="float">
            <text:p>64,52560096496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5" calcext:value-type="float">
            <text:p>1365</text:p>
          </table:table-cell>
          <table:table-cell table:formula="of:=[.$L$2]*[.G1367]^3+[.$L$3]*[.G1367]^2+[.$K$4]*[.G1367]+[.$K$5]" office:value-type="float" office:value="64.5553570055659" calcext:value-type="float">
            <text:p>64,5553570055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6" calcext:value-type="float">
            <text:p>1366</text:p>
          </table:table-cell>
          <table:table-cell table:formula="of:=[.$L$2]*[.G1368]^3+[.$L$3]*[.G1368]^2+[.$K$4]*[.G1368]+[.$K$5]" office:value-type="float" office:value="64.5851033514483" calcext:value-type="float">
            <text:p>64,5851033514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7" calcext:value-type="float">
            <text:p>1367</text:p>
          </table:table-cell>
          <table:table-cell table:formula="of:=[.$L$2]*[.G1369]^3+[.$L$3]*[.G1369]^2+[.$K$4]*[.G1369]+[.$K$5]" office:value-type="float" office:value="64.6148400341837" calcext:value-type="float">
            <text:p>64,6148400341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8" calcext:value-type="float">
            <text:p>1368</text:p>
          </table:table-cell>
          <table:table-cell table:formula="of:=[.$L$2]*[.G1370]^3+[.$L$3]*[.G1370]^2+[.$K$4]*[.G1370]+[.$K$5]" office:value-type="float" office:value="64.6445670853438" calcext:value-type="float">
            <text:p>64,6445670853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9" calcext:value-type="float">
            <text:p>1369</text:p>
          </table:table-cell>
          <table:table-cell table:formula="of:=[.$L$2]*[.G1371]^3+[.$L$3]*[.G1371]^2+[.$K$4]*[.G1371]+[.$K$5]" office:value-type="float" office:value="64.6742845365" calcext:value-type="float">
            <text:p>64,6742845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0" calcext:value-type="float">
            <text:p>1370</text:p>
          </table:table-cell>
          <table:table-cell table:formula="of:=[.$L$2]*[.G1372]^3+[.$L$3]*[.G1372]^2+[.$K$4]*[.G1372]+[.$K$5]" office:value-type="float" office:value="64.703992419224" calcext:value-type="float">
            <text:p>64,703992419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1" calcext:value-type="float">
            <text:p>1371</text:p>
          </table:table-cell>
          <table:table-cell table:formula="of:=[.$L$2]*[.G1373]^3+[.$L$3]*[.G1373]^2+[.$K$4]*[.G1373]+[.$K$5]" office:value-type="float" office:value="64.7336907650873" calcext:value-type="float">
            <text:p>64,7336907650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2" calcext:value-type="float">
            <text:p>1372</text:p>
          </table:table-cell>
          <table:table-cell table:formula="of:=[.$L$2]*[.G1374]^3+[.$L$3]*[.G1374]^2+[.$K$4]*[.G1374]+[.$K$5]" office:value-type="float" office:value="64.7633796056614" calcext:value-type="float">
            <text:p>64,7633796056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3" calcext:value-type="float">
            <text:p>1373</text:p>
          </table:table-cell>
          <table:table-cell table:formula="of:=[.$L$2]*[.G1375]^3+[.$L$3]*[.G1375]^2+[.$K$4]*[.G1375]+[.$K$5]" office:value-type="float" office:value="64.7930589725179" calcext:value-type="float">
            <text:p>64,7930589725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4" calcext:value-type="float">
            <text:p>1374</text:p>
          </table:table-cell>
          <table:table-cell table:formula="of:=[.$L$2]*[.G1376]^3+[.$L$3]*[.G1376]^2+[.$K$4]*[.G1376]+[.$K$5]" office:value-type="float" office:value="64.8227288972285" calcext:value-type="float">
            <text:p>64,8227288972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[.$L$2]*[.G1377]^3+[.$L$3]*[.G1377]^2+[.$K$4]*[.G1377]+[.$K$5]" office:value-type="float" office:value="64.8523894113645" calcext:value-type="float">
            <text:p>64,8523894113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6" calcext:value-type="float">
            <text:p>1376</text:p>
          </table:table-cell>
          <table:table-cell table:formula="of:=[.$L$2]*[.G1378]^3+[.$L$3]*[.G1378]^2+[.$K$4]*[.G1378]+[.$K$5]" office:value-type="float" office:value="64.8820405464977" calcext:value-type="float">
            <text:p>64,8820405464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7" calcext:value-type="float">
            <text:p>1377</text:p>
          </table:table-cell>
          <table:table-cell table:formula="of:=[.$L$2]*[.G1379]^3+[.$L$3]*[.G1379]^2+[.$K$4]*[.G1379]+[.$K$5]" office:value-type="float" office:value="64.9116823341996" calcext:value-type="float">
            <text:p>64,9116823341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8" calcext:value-type="float">
            <text:p>1378</text:p>
          </table:table-cell>
          <table:table-cell table:formula="of:=[.$L$2]*[.G1380]^3+[.$L$3]*[.G1380]^2+[.$K$4]*[.G1380]+[.$K$5]" office:value-type="float" office:value="64.9413148060417" calcext:value-type="float">
            <text:p>64,9413148060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9" calcext:value-type="float">
            <text:p>1379</text:p>
          </table:table-cell>
          <table:table-cell table:formula="of:=[.$L$2]*[.G1381]^3+[.$L$3]*[.G1381]^2+[.$K$4]*[.G1381]+[.$K$5]" office:value-type="float" office:value="64.9709379935955" calcext:value-type="float">
            <text:p>64,9709379935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0" calcext:value-type="float">
            <text:p>1380</text:p>
          </table:table-cell>
          <table:table-cell table:formula="of:=[.$L$2]*[.G1382]^3+[.$L$3]*[.G1382]^2+[.$K$4]*[.G1382]+[.$K$5]" office:value-type="float" office:value="65.0005519284328" calcext:value-type="float">
            <text:p>65,0005519284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1" calcext:value-type="float">
            <text:p>1381</text:p>
          </table:table-cell>
          <table:table-cell table:formula="of:=[.$L$2]*[.G1383]^3+[.$L$3]*[.G1383]^2+[.$K$4]*[.G1383]+[.$K$5]" office:value-type="float" office:value="65.030156642125" calcext:value-type="float">
            <text:p>65,030156642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2" calcext:value-type="float">
            <text:p>1382</text:p>
          </table:table-cell>
          <table:table-cell table:formula="of:=[.$L$2]*[.G1384]^3+[.$L$3]*[.G1384]^2+[.$K$4]*[.G1384]+[.$K$5]" office:value-type="float" office:value="65.0597521662436" calcext:value-type="float">
            <text:p>65,0597521662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3" calcext:value-type="float">
            <text:p>1383</text:p>
          </table:table-cell>
          <table:table-cell table:formula="of:=[.$L$2]*[.G1385]^3+[.$L$3]*[.G1385]^2+[.$K$4]*[.G1385]+[.$K$5]" office:value-type="float" office:value="65.0893385323603" calcext:value-type="float">
            <text:p>65,0893385323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4" calcext:value-type="float">
            <text:p>1384</text:p>
          </table:table-cell>
          <table:table-cell table:formula="of:=[.$L$2]*[.G1386]^3+[.$L$3]*[.G1386]^2+[.$K$4]*[.G1386]+[.$K$5]" office:value-type="float" office:value="65.1189157720467" calcext:value-type="float">
            <text:p>65,11891577204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5" calcext:value-type="float">
            <text:p>1385</text:p>
          </table:table-cell>
          <table:table-cell table:formula="of:=[.$L$2]*[.G1387]^3+[.$L$3]*[.G1387]^2+[.$K$4]*[.G1387]+[.$K$5]" office:value-type="float" office:value="65.1484839168742" calcext:value-type="float">
            <text:p>65,1484839168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6" calcext:value-type="float">
            <text:p>1386</text:p>
          </table:table-cell>
          <table:table-cell table:formula="of:=[.$L$2]*[.G1388]^3+[.$L$3]*[.G1388]^2+[.$K$4]*[.G1388]+[.$K$5]" office:value-type="float" office:value="65.1780429984144" calcext:value-type="float">
            <text:p>65,1780429984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7" calcext:value-type="float">
            <text:p>1387</text:p>
          </table:table-cell>
          <table:table-cell table:formula="of:=[.$L$2]*[.G1389]^3+[.$L$3]*[.G1389]^2+[.$K$4]*[.G1389]+[.$K$5]" office:value-type="float" office:value="65.2075930482389" calcext:value-type="float">
            <text:p>65,2075930482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8" calcext:value-type="float">
            <text:p>1388</text:p>
          </table:table-cell>
          <table:table-cell table:formula="of:=[.$L$2]*[.G1390]^3+[.$L$3]*[.G1390]^2+[.$K$4]*[.G1390]+[.$K$5]" office:value-type="float" office:value="65.2371340979193" calcext:value-type="float">
            <text:p>65,2371340979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9" calcext:value-type="float">
            <text:p>1389</text:p>
          </table:table-cell>
          <table:table-cell table:formula="of:=[.$L$2]*[.G1391]^3+[.$L$3]*[.G1391]^2+[.$K$4]*[.G1391]+[.$K$5]" office:value-type="float" office:value="65.2666661790272" calcext:value-type="float">
            <text:p>65,2666661790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0" calcext:value-type="float">
            <text:p>1390</text:p>
          </table:table-cell>
          <table:table-cell table:formula="of:=[.$L$2]*[.G1392]^3+[.$L$3]*[.G1392]^2+[.$K$4]*[.G1392]+[.$K$5]" office:value-type="float" office:value="65.296189323134" calcext:value-type="float">
            <text:p>65,2961893231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1" calcext:value-type="float">
            <text:p>1391</text:p>
          </table:table-cell>
          <table:table-cell table:formula="of:=[.$L$2]*[.G1393]^3+[.$L$3]*[.G1393]^2+[.$K$4]*[.G1393]+[.$K$5]" office:value-type="float" office:value="65.3257035618114" calcext:value-type="float">
            <text:p>65,3257035618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2" calcext:value-type="float">
            <text:p>1392</text:p>
          </table:table-cell>
          <table:table-cell table:formula="of:=[.$L$2]*[.G1394]^3+[.$L$3]*[.G1394]^2+[.$K$4]*[.G1394]+[.$K$5]" office:value-type="float" office:value="65.3552089266309" calcext:value-type="float">
            <text:p>65,3552089266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3" calcext:value-type="float">
            <text:p>1393</text:p>
          </table:table-cell>
          <table:table-cell table:formula="of:=[.$L$2]*[.G1395]^3+[.$L$3]*[.G1395]^2+[.$K$4]*[.G1395]+[.$K$5]" office:value-type="float" office:value="65.384705449164" calcext:value-type="float">
            <text:p>65,384705449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4" calcext:value-type="float">
            <text:p>1394</text:p>
          </table:table-cell>
          <table:table-cell table:formula="of:=[.$L$2]*[.G1396]^3+[.$L$3]*[.G1396]^2+[.$K$4]*[.G1396]+[.$K$5]" office:value-type="float" office:value="65.4141931609825" calcext:value-type="float">
            <text:p>65,4141931609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5" calcext:value-type="float">
            <text:p>1395</text:p>
          </table:table-cell>
          <table:table-cell table:formula="of:=[.$L$2]*[.G1397]^3+[.$L$3]*[.G1397]^2+[.$K$4]*[.G1397]+[.$K$5]" office:value-type="float" office:value="65.4436720936577" calcext:value-type="float">
            <text:p>65,44367209365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6" calcext:value-type="float">
            <text:p>1396</text:p>
          </table:table-cell>
          <table:table-cell table:formula="of:=[.$L$2]*[.G1398]^3+[.$L$3]*[.G1398]^2+[.$K$4]*[.G1398]+[.$K$5]" office:value-type="float" office:value="65.4731422787613" calcext:value-type="float">
            <text:p>65,4731422787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7" calcext:value-type="float">
            <text:p>1397</text:p>
          </table:table-cell>
          <table:table-cell table:formula="of:=[.$L$2]*[.G1399]^3+[.$L$3]*[.G1399]^2+[.$K$4]*[.G1399]+[.$K$5]" office:value-type="float" office:value="65.5026037478648" calcext:value-type="float">
            <text:p>65,5026037478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8" calcext:value-type="float">
            <text:p>1398</text:p>
          </table:table-cell>
          <table:table-cell table:formula="of:=[.$L$2]*[.G1400]^3+[.$L$3]*[.G1400]^2+[.$K$4]*[.G1400]+[.$K$5]" office:value-type="float" office:value="65.5320565325398" calcext:value-type="float">
            <text:p>65,53205653253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9" calcext:value-type="float">
            <text:p>1399</text:p>
          </table:table-cell>
          <table:table-cell table:formula="of:=[.$L$2]*[.G1401]^3+[.$L$3]*[.G1401]^2+[.$K$4]*[.G1401]+[.$K$5]" office:value-type="float" office:value="65.5615006643579" calcext:value-type="float">
            <text:p>65,5615006643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0" calcext:value-type="float">
            <text:p>1400</text:p>
          </table:table-cell>
          <table:table-cell table:formula="of:=[.$L$2]*[.G1402]^3+[.$L$3]*[.G1402]^2+[.$K$4]*[.G1402]+[.$K$5]" office:value-type="float" office:value="65.5909361748906" calcext:value-type="float">
            <text:p>65,59093617489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1" calcext:value-type="float">
            <text:p>1401</text:p>
          </table:table-cell>
          <table:table-cell table:formula="of:=[.$L$2]*[.G1403]^3+[.$L$3]*[.G1403]^2+[.$K$4]*[.G1403]+[.$K$5]" office:value-type="float" office:value="65.6203630957094" calcext:value-type="float">
            <text:p>65,62036309570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2" calcext:value-type="float">
            <text:p>1402</text:p>
          </table:table-cell>
          <table:table-cell table:formula="of:=[.$L$2]*[.G1404]^3+[.$L$3]*[.G1404]^2+[.$K$4]*[.G1404]+[.$K$5]" office:value-type="float" office:value="65.649781458386" calcext:value-type="float">
            <text:p>65,649781458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3" calcext:value-type="float">
            <text:p>1403</text:p>
          </table:table-cell>
          <table:table-cell table:formula="of:=[.$L$2]*[.G1405]^3+[.$L$3]*[.G1405]^2+[.$K$4]*[.G1405]+[.$K$5]" office:value-type="float" office:value="65.679191294492" calcext:value-type="float">
            <text:p>65,679191294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4" calcext:value-type="float">
            <text:p>1404</text:p>
          </table:table-cell>
          <table:table-cell table:formula="of:=[.$L$2]*[.G1406]^3+[.$L$3]*[.G1406]^2+[.$K$4]*[.G1406]+[.$K$5]" office:value-type="float" office:value="65.7085926355988" calcext:value-type="float">
            <text:p>65,708592635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5" calcext:value-type="float">
            <text:p>1405</text:p>
          </table:table-cell>
          <table:table-cell table:formula="of:=[.$L$2]*[.G1407]^3+[.$L$3]*[.G1407]^2+[.$K$4]*[.G1407]+[.$K$5]" office:value-type="float" office:value="65.737985513278" calcext:value-type="float">
            <text:p>65,7379855132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6" calcext:value-type="float">
            <text:p>1406</text:p>
          </table:table-cell>
          <table:table-cell table:formula="of:=[.$L$2]*[.G1408]^3+[.$L$3]*[.G1408]^2+[.$K$4]*[.G1408]+[.$K$5]" office:value-type="float" office:value="65.7673699591012" calcext:value-type="float">
            <text:p>65,7673699591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7" calcext:value-type="float">
            <text:p>1407</text:p>
          </table:table-cell>
          <table:table-cell table:formula="of:=[.$L$2]*[.G1409]^3+[.$L$3]*[.G1409]^2+[.$K$4]*[.G1409]+[.$K$5]" office:value-type="float" office:value="65.79674600464" calcext:value-type="float">
            <text:p>65,79674600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8" calcext:value-type="float">
            <text:p>1408</text:p>
          </table:table-cell>
          <table:table-cell table:formula="of:=[.$L$2]*[.G1410]^3+[.$L$3]*[.G1410]^2+[.$K$4]*[.G1410]+[.$K$5]" office:value-type="float" office:value="65.8261136814659" calcext:value-type="float">
            <text:p>65,8261136814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9" calcext:value-type="float">
            <text:p>1409</text:p>
          </table:table-cell>
          <table:table-cell table:formula="of:=[.$L$2]*[.G1411]^3+[.$L$3]*[.G1411]^2+[.$K$4]*[.G1411]+[.$K$5]" office:value-type="float" office:value="65.8554730211506" calcext:value-type="float">
            <text:p>65,8554730211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0" calcext:value-type="float">
            <text:p>1410</text:p>
          </table:table-cell>
          <table:table-cell table:formula="of:=[.$L$2]*[.G1412]^3+[.$L$3]*[.G1412]^2+[.$K$4]*[.G1412]+[.$K$5]" office:value-type="float" office:value="65.8848240552654" calcext:value-type="float">
            <text:p>65,884824055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1" calcext:value-type="float">
            <text:p>1411</text:p>
          </table:table-cell>
          <table:table-cell table:formula="of:=[.$L$2]*[.G1413]^3+[.$L$3]*[.G1413]^2+[.$K$4]*[.G1413]+[.$K$5]" office:value-type="float" office:value="65.9141668153821" calcext:value-type="float">
            <text:p>65,9141668153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2" calcext:value-type="float">
            <text:p>1412</text:p>
          </table:table-cell>
          <table:table-cell table:formula="of:=[.$L$2]*[.G1414]^3+[.$L$3]*[.G1414]^2+[.$K$4]*[.G1414]+[.$K$5]" office:value-type="float" office:value="65.9435013330721" calcext:value-type="float">
            <text:p>65,9435013330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3" calcext:value-type="float">
            <text:p>1413</text:p>
          </table:table-cell>
          <table:table-cell table:formula="of:=[.$L$2]*[.G1415]^3+[.$L$3]*[.G1415]^2+[.$K$4]*[.G1415]+[.$K$5]" office:value-type="float" office:value="65.9728276399071" calcext:value-type="float">
            <text:p>65,9728276399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4" calcext:value-type="float">
            <text:p>1414</text:p>
          </table:table-cell>
          <table:table-cell table:formula="of:=[.$L$2]*[.G1416]^3+[.$L$3]*[.G1416]^2+[.$K$4]*[.G1416]+[.$K$5]" office:value-type="float" office:value="66.0021457674585" calcext:value-type="float">
            <text:p>66,0021457674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5" calcext:value-type="float">
            <text:p>1415</text:p>
          </table:table-cell>
          <table:table-cell table:formula="of:=[.$L$2]*[.G1417]^3+[.$L$3]*[.G1417]^2+[.$K$4]*[.G1417]+[.$K$5]" office:value-type="float" office:value="66.0314557472981" calcext:value-type="float">
            <text:p>66,0314557472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6" calcext:value-type="float">
            <text:p>1416</text:p>
          </table:table-cell>
          <table:table-cell table:formula="of:=[.$L$2]*[.G1418]^3+[.$L$3]*[.G1418]^2+[.$K$4]*[.G1418]+[.$K$5]" office:value-type="float" office:value="66.0607576109972" calcext:value-type="float">
            <text:p>66,0607576109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7" calcext:value-type="float">
            <text:p>1417</text:p>
          </table:table-cell>
          <table:table-cell table:formula="of:=[.$L$2]*[.G1419]^3+[.$L$3]*[.G1419]^2+[.$K$4]*[.G1419]+[.$K$5]" office:value-type="float" office:value="66.0900513901276" calcext:value-type="float">
            <text:p>66,0900513901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8" calcext:value-type="float">
            <text:p>1418</text:p>
          </table:table-cell>
          <table:table-cell table:formula="of:=[.$L$2]*[.G1420]^3+[.$L$3]*[.G1420]^2+[.$K$4]*[.G1420]+[.$K$5]" office:value-type="float" office:value="66.1193371162607" calcext:value-type="float">
            <text:p>66,1193371162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9" calcext:value-type="float">
            <text:p>1419</text:p>
          </table:table-cell>
          <table:table-cell table:formula="of:=[.$L$2]*[.G1421]^3+[.$L$3]*[.G1421]^2+[.$K$4]*[.G1421]+[.$K$5]" office:value-type="float" office:value="66.1486148209681" calcext:value-type="float">
            <text:p>66,1486148209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0" calcext:value-type="float">
            <text:p>1420</text:p>
          </table:table-cell>
          <table:table-cell table:formula="of:=[.$L$2]*[.G1422]^3+[.$L$3]*[.G1422]^2+[.$K$4]*[.G1422]+[.$K$5]" office:value-type="float" office:value="66.1778845358214" calcext:value-type="float">
            <text:p>66,1778845358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1" calcext:value-type="float">
            <text:p>1421</text:p>
          </table:table-cell>
          <table:table-cell table:formula="of:=[.$L$2]*[.G1423]^3+[.$L$3]*[.G1423]^2+[.$K$4]*[.G1423]+[.$K$5]" office:value-type="float" office:value="66.2071462923922" calcext:value-type="float">
            <text:p>66,2071462923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2" calcext:value-type="float">
            <text:p>1422</text:p>
          </table:table-cell>
          <table:table-cell table:formula="of:=[.$L$2]*[.G1424]^3+[.$L$3]*[.G1424]^2+[.$K$4]*[.G1424]+[.$K$5]" office:value-type="float" office:value="66.2364001222519" calcext:value-type="float">
            <text:p>66,2364001222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3" calcext:value-type="float">
            <text:p>1423</text:p>
          </table:table-cell>
          <table:table-cell table:formula="of:=[.$L$2]*[.G1425]^3+[.$L$3]*[.G1425]^2+[.$K$4]*[.G1425]+[.$K$5]" office:value-type="float" office:value="66.2656460569722" calcext:value-type="float">
            <text:p>66,2656460569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4" calcext:value-type="float">
            <text:p>1424</text:p>
          </table:table-cell>
          <table:table-cell table:formula="of:=[.$L$2]*[.G1426]^3+[.$L$3]*[.G1426]^2+[.$K$4]*[.G1426]+[.$K$5]" office:value-type="float" office:value="66.2948841281247" calcext:value-type="float">
            <text:p>66,2948841281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5" calcext:value-type="float">
            <text:p>1425</text:p>
          </table:table-cell>
          <table:table-cell table:formula="of:=[.$L$2]*[.G1427]^3+[.$L$3]*[.G1427]^2+[.$K$4]*[.G1427]+[.$K$5]" office:value-type="float" office:value="66.3241143672808" calcext:value-type="float">
            <text:p>66,3241143672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6" calcext:value-type="float">
            <text:p>1426</text:p>
          </table:table-cell>
          <table:table-cell table:formula="of:=[.$L$2]*[.G1428]^3+[.$L$3]*[.G1428]^2+[.$K$4]*[.G1428]+[.$K$5]" office:value-type="float" office:value="66.3533368060122" calcext:value-type="float">
            <text:p>66,3533368060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7" calcext:value-type="float">
            <text:p>1427</text:p>
          </table:table-cell>
          <table:table-cell table:formula="of:=[.$L$2]*[.G1429]^3+[.$L$3]*[.G1429]^2+[.$K$4]*[.G1429]+[.$K$5]" office:value-type="float" office:value="66.3825514758904" calcext:value-type="float">
            <text:p>66,3825514758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8" calcext:value-type="float">
            <text:p>1428</text:p>
          </table:table-cell>
          <table:table-cell table:formula="of:=[.$L$2]*[.G1430]^3+[.$L$3]*[.G1430]^2+[.$K$4]*[.G1430]+[.$K$5]" office:value-type="float" office:value="66.411758408487" calcext:value-type="float">
            <text:p>66,411758408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9" calcext:value-type="float">
            <text:p>1429</text:p>
          </table:table-cell>
          <table:table-cell table:formula="of:=[.$L$2]*[.G1431]^3+[.$L$3]*[.G1431]^2+[.$K$4]*[.G1431]+[.$K$5]" office:value-type="float" office:value="66.4409576353735" calcext:value-type="float">
            <text:p>66,4409576353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0" calcext:value-type="float">
            <text:p>1430</text:p>
          </table:table-cell>
          <table:table-cell table:formula="of:=[.$L$2]*[.G1432]^3+[.$L$3]*[.G1432]^2+[.$K$4]*[.G1432]+[.$K$5]" office:value-type="float" office:value="66.4701491881216" calcext:value-type="float">
            <text:p>66,47014918812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1" calcext:value-type="float">
            <text:p>1431</text:p>
          </table:table-cell>
          <table:table-cell table:formula="of:=[.$L$2]*[.G1433]^3+[.$L$3]*[.G1433]^2+[.$K$4]*[.G1433]+[.$K$5]" office:value-type="float" office:value="66.4993330983027" calcext:value-type="float">
            <text:p>66,4993330983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2" calcext:value-type="float">
            <text:p>1432</text:p>
          </table:table-cell>
          <table:table-cell table:formula="of:=[.$L$2]*[.G1434]^3+[.$L$3]*[.G1434]^2+[.$K$4]*[.G1434]+[.$K$5]" office:value-type="float" office:value="66.5285093974884" calcext:value-type="float">
            <text:p>66,5285093974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3" calcext:value-type="float">
            <text:p>1433</text:p>
          </table:table-cell>
          <table:table-cell table:formula="of:=[.$L$2]*[.G1435]^3+[.$L$3]*[.G1435]^2+[.$K$4]*[.G1435]+[.$K$5]" office:value-type="float" office:value="66.5576781172504" calcext:value-type="float">
            <text:p>66,5576781172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4" calcext:value-type="float">
            <text:p>1434</text:p>
          </table:table-cell>
          <table:table-cell table:formula="of:=[.$L$2]*[.G1436]^3+[.$L$3]*[.G1436]^2+[.$K$4]*[.G1436]+[.$K$5]" office:value-type="float" office:value="66.5868392891601" calcext:value-type="float">
            <text:p>66,5868392891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5" calcext:value-type="float">
            <text:p>1435</text:p>
          </table:table-cell>
          <table:table-cell table:formula="of:=[.$L$2]*[.G1437]^3+[.$L$3]*[.G1437]^2+[.$K$4]*[.G1437]+[.$K$5]" office:value-type="float" office:value="66.6159929447891" calcext:value-type="float">
            <text:p>66,61599294478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6" calcext:value-type="float">
            <text:p>1436</text:p>
          </table:table-cell>
          <table:table-cell table:formula="of:=[.$L$2]*[.G1438]^3+[.$L$3]*[.G1438]^2+[.$K$4]*[.G1438]+[.$K$5]" office:value-type="float" office:value="66.645139115709" calcext:value-type="float">
            <text:p>66,6451391157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7" calcext:value-type="float">
            <text:p>1437</text:p>
          </table:table-cell>
          <table:table-cell table:formula="of:=[.$L$2]*[.G1439]^3+[.$L$3]*[.G1439]^2+[.$K$4]*[.G1439]+[.$K$5]" office:value-type="float" office:value="66.6742778334914" calcext:value-type="float">
            <text:p>66,6742778334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8" calcext:value-type="float">
            <text:p>1438</text:p>
          </table:table-cell>
          <table:table-cell table:formula="of:=[.$L$2]*[.G1440]^3+[.$L$3]*[.G1440]^2+[.$K$4]*[.G1440]+[.$K$5]" office:value-type="float" office:value="66.7034091297077" calcext:value-type="float">
            <text:p>66,7034091297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9" calcext:value-type="float">
            <text:p>1439</text:p>
          </table:table-cell>
          <table:table-cell table:formula="of:=[.$L$2]*[.G1441]^3+[.$L$3]*[.G1441]^2+[.$K$4]*[.G1441]+[.$K$5]" office:value-type="float" office:value="66.7325330359297" calcext:value-type="float">
            <text:p>66,7325330359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0" calcext:value-type="float">
            <text:p>1440</text:p>
          </table:table-cell>
          <table:table-cell table:formula="of:=[.$L$2]*[.G1442]^3+[.$L$3]*[.G1442]^2+[.$K$4]*[.G1442]+[.$K$5]" office:value-type="float" office:value="66.7616495837288" calcext:value-type="float">
            <text:p>66,7616495837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1" calcext:value-type="float">
            <text:p>1441</text:p>
          </table:table-cell>
          <table:table-cell table:formula="of:=[.$L$2]*[.G1443]^3+[.$L$3]*[.G1443]^2+[.$K$4]*[.G1443]+[.$K$5]" office:value-type="float" office:value="66.7907588046765" calcext:value-type="float">
            <text:p>66,7907588046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2" calcext:value-type="float">
            <text:p>1442</text:p>
          </table:table-cell>
          <table:table-cell table:formula="of:=[.$L$2]*[.G1444]^3+[.$L$3]*[.G1444]^2+[.$K$4]*[.G1444]+[.$K$5]" office:value-type="float" office:value="66.8198607303446" calcext:value-type="float">
            <text:p>66,8198607303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3" calcext:value-type="float">
            <text:p>1443</text:p>
          </table:table-cell>
          <table:table-cell table:formula="of:=[.$L$2]*[.G1445]^3+[.$L$3]*[.G1445]^2+[.$K$4]*[.G1445]+[.$K$5]" office:value-type="float" office:value="66.8489553923044" calcext:value-type="float">
            <text:p>66,8489553923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4" calcext:value-type="float">
            <text:p>1444</text:p>
          </table:table-cell>
          <table:table-cell table:formula="of:=[.$L$2]*[.G1446]^3+[.$L$3]*[.G1446]^2+[.$K$4]*[.G1446]+[.$K$5]" office:value-type="float" office:value="66.8780428221277" calcext:value-type="float">
            <text:p>66,87804282212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5" calcext:value-type="float">
            <text:p>1445</text:p>
          </table:table-cell>
          <table:table-cell table:formula="of:=[.$L$2]*[.G1447]^3+[.$L$3]*[.G1447]^2+[.$K$4]*[.G1447]+[.$K$5]" office:value-type="float" office:value="66.9071230513859" calcext:value-type="float">
            <text:p>66,90712305138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6" calcext:value-type="float">
            <text:p>1446</text:p>
          </table:table-cell>
          <table:table-cell table:formula="of:=[.$L$2]*[.G1448]^3+[.$L$3]*[.G1448]^2+[.$K$4]*[.G1448]+[.$K$5]" office:value-type="float" office:value="66.9361961116506" calcext:value-type="float">
            <text:p>66,9361961116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7" calcext:value-type="float">
            <text:p>1447</text:p>
          </table:table-cell>
          <table:table-cell table:formula="of:=[.$L$2]*[.G1449]^3+[.$L$3]*[.G1449]^2+[.$K$4]*[.G1449]+[.$K$5]" office:value-type="float" office:value="66.9652620344934" calcext:value-type="float">
            <text:p>66,9652620344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8" calcext:value-type="float">
            <text:p>1448</text:p>
          </table:table-cell>
          <table:table-cell table:formula="of:=[.$L$2]*[.G1450]^3+[.$L$3]*[.G1450]^2+[.$K$4]*[.G1450]+[.$K$5]" office:value-type="float" office:value="66.9943208514858" calcext:value-type="float">
            <text:p>66,994320851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9" calcext:value-type="float">
            <text:p>1449</text:p>
          </table:table-cell>
          <table:table-cell table:formula="of:=[.$L$2]*[.G1451]^3+[.$L$3]*[.G1451]^2+[.$K$4]*[.G1451]+[.$K$5]" office:value-type="float" office:value="67.0233725941995" calcext:value-type="float">
            <text:p>67,0233725941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0" calcext:value-type="float">
            <text:p>1450</text:p>
          </table:table-cell>
          <table:table-cell table:formula="of:=[.$L$2]*[.G1452]^3+[.$L$3]*[.G1452]^2+[.$K$4]*[.G1452]+[.$K$5]" office:value-type="float" office:value="67.0524172942059" calcext:value-type="float">
            <text:p>67,0524172942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1" calcext:value-type="float">
            <text:p>1451</text:p>
          </table:table-cell>
          <table:table-cell table:formula="of:=[.$L$2]*[.G1453]^3+[.$L$3]*[.G1453]^2+[.$K$4]*[.G1453]+[.$K$5]" office:value-type="float" office:value="67.0814549830766" calcext:value-type="float">
            <text:p>67,0814549830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2" calcext:value-type="float">
            <text:p>1452</text:p>
          </table:table-cell>
          <table:table-cell table:formula="of:=[.$L$2]*[.G1454]^3+[.$L$3]*[.G1454]^2+[.$K$4]*[.G1454]+[.$K$5]" office:value-type="float" office:value="67.1104856923832" calcext:value-type="float">
            <text:p>67,1104856923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3" calcext:value-type="float">
            <text:p>1453</text:p>
          </table:table-cell>
          <table:table-cell table:formula="of:=[.$L$2]*[.G1455]^3+[.$L$3]*[.G1455]^2+[.$K$4]*[.G1455]+[.$K$5]" office:value-type="float" office:value="67.1395094536973" calcext:value-type="float">
            <text:p>67,1395094536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4" calcext:value-type="float">
            <text:p>1454</text:p>
          </table:table-cell>
          <table:table-cell table:formula="of:=[.$L$2]*[.G1456]^3+[.$L$3]*[.G1456]^2+[.$K$4]*[.G1456]+[.$K$5]" office:value-type="float" office:value="67.1685262985904" calcext:value-type="float">
            <text:p>67,1685262985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5" calcext:value-type="float">
            <text:p>1455</text:p>
          </table:table-cell>
          <table:table-cell table:formula="of:=[.$L$2]*[.G1457]^3+[.$L$3]*[.G1457]^2+[.$K$4]*[.G1457]+[.$K$5]" office:value-type="float" office:value="67.1975362586341" calcext:value-type="float">
            <text:p>67,1975362586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6" calcext:value-type="float">
            <text:p>1456</text:p>
          </table:table-cell>
          <table:table-cell table:formula="of:=[.$L$2]*[.G1458]^3+[.$L$3]*[.G1458]^2+[.$K$4]*[.G1458]+[.$K$5]" office:value-type="float" office:value="67.2265393653999" calcext:value-type="float">
            <text:p>67,2265393653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7" calcext:value-type="float">
            <text:p>1457</text:p>
          </table:table-cell>
          <table:table-cell table:formula="of:=[.$L$2]*[.G1459]^3+[.$L$3]*[.G1459]^2+[.$K$4]*[.G1459]+[.$K$5]" office:value-type="float" office:value="67.2555356504595" calcext:value-type="float">
            <text:p>67,2555356504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8" calcext:value-type="float">
            <text:p>1458</text:p>
          </table:table-cell>
          <table:table-cell table:formula="of:=[.$L$2]*[.G1460]^3+[.$L$3]*[.G1460]^2+[.$K$4]*[.G1460]+[.$K$5]" office:value-type="float" office:value="67.2845251453842" calcext:value-type="float">
            <text:p>67,2845251453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9" calcext:value-type="float">
            <text:p>1459</text:p>
          </table:table-cell>
          <table:table-cell table:formula="of:=[.$L$2]*[.G1461]^3+[.$L$3]*[.G1461]^2+[.$K$4]*[.G1461]+[.$K$5]" office:value-type="float" office:value="67.3135078817459" calcext:value-type="float">
            <text:p>67,3135078817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0" calcext:value-type="float">
            <text:p>1460</text:p>
          </table:table-cell>
          <table:table-cell table:formula="of:=[.$L$2]*[.G1462]^3+[.$L$3]*[.G1462]^2+[.$K$4]*[.G1462]+[.$K$5]" office:value-type="float" office:value="67.3424838911159" calcext:value-type="float">
            <text:p>67,3424838911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1" calcext:value-type="float">
            <text:p>1461</text:p>
          </table:table-cell>
          <table:table-cell table:formula="of:=[.$L$2]*[.G1463]^3+[.$L$3]*[.G1463]^2+[.$K$4]*[.G1463]+[.$K$5]" office:value-type="float" office:value="67.3714532050659" calcext:value-type="float">
            <text:p>67,3714532050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2" calcext:value-type="float">
            <text:p>1462</text:p>
          </table:table-cell>
          <table:table-cell table:formula="of:=[.$L$2]*[.G1464]^3+[.$L$3]*[.G1464]^2+[.$K$4]*[.G1464]+[.$K$5]" office:value-type="float" office:value="67.4004158551674" calcext:value-type="float">
            <text:p>67,4004158551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3" calcext:value-type="float">
            <text:p>1463</text:p>
          </table:table-cell>
          <table:table-cell table:formula="of:=[.$L$2]*[.G1465]^3+[.$L$3]*[.G1465]^2+[.$K$4]*[.G1465]+[.$K$5]" office:value-type="float" office:value="67.429371872992" calcext:value-type="float">
            <text:p>67,4293718729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4" calcext:value-type="float">
            <text:p>1464</text:p>
          </table:table-cell>
          <table:table-cell table:formula="of:=[.$L$2]*[.G1466]^3+[.$L$3]*[.G1466]^2+[.$K$4]*[.G1466]+[.$K$5]" office:value-type="float" office:value="67.4583212901112" calcext:value-type="float">
            <text:p>67,4583212901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5" calcext:value-type="float">
            <text:p>1465</text:p>
          </table:table-cell>
          <table:table-cell table:formula="of:=[.$L$2]*[.G1467]^3+[.$L$3]*[.G1467]^2+[.$K$4]*[.G1467]+[.$K$5]" office:value-type="float" office:value="67.4872641380966" calcext:value-type="float">
            <text:p>67,4872641380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6" calcext:value-type="float">
            <text:p>1466</text:p>
          </table:table-cell>
          <table:table-cell table:formula="of:=[.$L$2]*[.G1468]^3+[.$L$3]*[.G1468]^2+[.$K$4]*[.G1468]+[.$K$5]" office:value-type="float" office:value="67.5162004485199" calcext:value-type="float">
            <text:p>67,5162004485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7" calcext:value-type="float">
            <text:p>1467</text:p>
          </table:table-cell>
          <table:table-cell table:formula="of:=[.$L$2]*[.G1469]^3+[.$L$3]*[.G1469]^2+[.$K$4]*[.G1469]+[.$K$5]" office:value-type="float" office:value="67.5451302529524" calcext:value-type="float">
            <text:p>67,5451302529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8" calcext:value-type="float">
            <text:p>1468</text:p>
          </table:table-cell>
          <table:table-cell table:formula="of:=[.$L$2]*[.G1470]^3+[.$L$3]*[.G1470]^2+[.$K$4]*[.G1470]+[.$K$5]" office:value-type="float" office:value="67.5740535829659" calcext:value-type="float">
            <text:p>67,5740535829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9" calcext:value-type="float">
            <text:p>1469</text:p>
          </table:table-cell>
          <table:table-cell table:formula="of:=[.$L$2]*[.G1471]^3+[.$L$3]*[.G1471]^2+[.$K$4]*[.G1471]+[.$K$5]" office:value-type="float" office:value="67.6029704701318" calcext:value-type="float">
            <text:p>67,60297047013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0" calcext:value-type="float">
            <text:p>1470</text:p>
          </table:table-cell>
          <table:table-cell table:formula="of:=[.$L$2]*[.G1472]^3+[.$L$3]*[.G1472]^2+[.$K$4]*[.G1472]+[.$K$5]" office:value-type="float" office:value="67.6318809460217" calcext:value-type="float">
            <text:p>67,6318809460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1" calcext:value-type="float">
            <text:p>1471</text:p>
          </table:table-cell>
          <table:table-cell table:formula="of:=[.$L$2]*[.G1473]^3+[.$L$3]*[.G1473]^2+[.$K$4]*[.G1473]+[.$K$5]" office:value-type="float" office:value="67.6607850422072" calcext:value-type="float">
            <text:p>67,6607850422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2" calcext:value-type="float">
            <text:p>1472</text:p>
          </table:table-cell>
          <table:table-cell table:formula="of:=[.$L$2]*[.G1474]^3+[.$L$3]*[.G1474]^2+[.$K$4]*[.G1474]+[.$K$5]" office:value-type="float" office:value="67.6896827902599" calcext:value-type="float">
            <text:p>67,6896827902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3" calcext:value-type="float">
            <text:p>1473</text:p>
          </table:table-cell>
          <table:table-cell table:formula="of:=[.$L$2]*[.G1475]^3+[.$L$3]*[.G1475]^2+[.$K$4]*[.G1475]+[.$K$5]" office:value-type="float" office:value="67.7185742217513" calcext:value-type="float">
            <text:p>67,7185742217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4" calcext:value-type="float">
            <text:p>1474</text:p>
          </table:table-cell>
          <table:table-cell table:formula="of:=[.$L$2]*[.G1476]^3+[.$L$3]*[.G1476]^2+[.$K$4]*[.G1476]+[.$K$5]" office:value-type="float" office:value="67.7474593682529" calcext:value-type="float">
            <text:p>67,7474593682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5" calcext:value-type="float">
            <text:p>1475</text:p>
          </table:table-cell>
          <table:table-cell table:formula="of:=[.$L$2]*[.G1477]^3+[.$L$3]*[.G1477]^2+[.$K$4]*[.G1477]+[.$K$5]" office:value-type="float" office:value="67.7763382613364" calcext:value-type="float">
            <text:p>67,7763382613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6" calcext:value-type="float">
            <text:p>1476</text:p>
          </table:table-cell>
          <table:table-cell table:formula="of:=[.$L$2]*[.G1478]^3+[.$L$3]*[.G1478]^2+[.$K$4]*[.G1478]+[.$K$5]" office:value-type="float" office:value="67.8052109325733" calcext:value-type="float">
            <text:p>67,8052109325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7" calcext:value-type="float">
            <text:p>1477</text:p>
          </table:table-cell>
          <table:table-cell table:formula="of:=[.$L$2]*[.G1479]^3+[.$L$3]*[.G1479]^2+[.$K$4]*[.G1479]+[.$K$5]" office:value-type="float" office:value="67.8340774135352" calcext:value-type="float">
            <text:p>67,8340774135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8" calcext:value-type="float">
            <text:p>1478</text:p>
          </table:table-cell>
          <table:table-cell table:formula="of:=[.$L$2]*[.G1480]^3+[.$L$3]*[.G1480]^2+[.$K$4]*[.G1480]+[.$K$5]" office:value-type="float" office:value="67.8629377357936" calcext:value-type="float">
            <text:p>67,8629377357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9" calcext:value-type="float">
            <text:p>1479</text:p>
          </table:table-cell>
          <table:table-cell table:formula="of:=[.$L$2]*[.G1481]^3+[.$L$3]*[.G1481]^2+[.$K$4]*[.G1481]+[.$K$5]" office:value-type="float" office:value="67.8917919309201" calcext:value-type="float">
            <text:p>67,8917919309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0" calcext:value-type="float">
            <text:p>1480</text:p>
          </table:table-cell>
          <table:table-cell table:formula="of:=[.$L$2]*[.G1482]^3+[.$L$3]*[.G1482]^2+[.$K$4]*[.G1482]+[.$K$5]" office:value-type="float" office:value="67.9206400304862" calcext:value-type="float">
            <text:p>67,9206400304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1" calcext:value-type="float">
            <text:p>1481</text:p>
          </table:table-cell>
          <table:table-cell table:formula="of:=[.$L$2]*[.G1483]^3+[.$L$3]*[.G1483]^2+[.$K$4]*[.G1483]+[.$K$5]" office:value-type="float" office:value="67.9494820660636" calcext:value-type="float">
            <text:p>67,9494820660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2" calcext:value-type="float">
            <text:p>1482</text:p>
          </table:table-cell>
          <table:table-cell table:formula="of:=[.$L$2]*[.G1484]^3+[.$L$3]*[.G1484]^2+[.$K$4]*[.G1484]+[.$K$5]" office:value-type="float" office:value="67.9783180692237" calcext:value-type="float">
            <text:p>67,97831806922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3" calcext:value-type="float">
            <text:p>1483</text:p>
          </table:table-cell>
          <table:table-cell table:formula="of:=[.$L$2]*[.G1485]^3+[.$L$3]*[.G1485]^2+[.$K$4]*[.G1485]+[.$K$5]" office:value-type="float" office:value="68.0071480715382" calcext:value-type="float">
            <text:p>68,00714807153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4" calcext:value-type="float">
            <text:p>1484</text:p>
          </table:table-cell>
          <table:table-cell table:formula="of:=[.$L$2]*[.G1486]^3+[.$L$3]*[.G1486]^2+[.$K$4]*[.G1486]+[.$K$5]" office:value-type="float" office:value="68.0359721045786" calcext:value-type="float">
            <text:p>68,0359721045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5" calcext:value-type="float">
            <text:p>1485</text:p>
          </table:table-cell>
          <table:table-cell table:formula="of:=[.$L$2]*[.G1487]^3+[.$L$3]*[.G1487]^2+[.$K$4]*[.G1487]+[.$K$5]" office:value-type="float" office:value="68.0647901999164" calcext:value-type="float">
            <text:p>68,0647901999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6" calcext:value-type="float">
            <text:p>1486</text:p>
          </table:table-cell>
          <table:table-cell table:formula="of:=[.$L$2]*[.G1488]^3+[.$L$3]*[.G1488]^2+[.$K$4]*[.G1488]+[.$K$5]" office:value-type="float" office:value="68.0936023891233" calcext:value-type="float">
            <text:p>68,093602389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7" calcext:value-type="float">
            <text:p>1487</text:p>
          </table:table-cell>
          <table:table-cell table:formula="of:=[.$L$2]*[.G1489]^3+[.$L$3]*[.G1489]^2+[.$K$4]*[.G1489]+[.$K$5]" office:value-type="float" office:value="68.1224087037708" calcext:value-type="float">
            <text:p>68,12240870377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8" calcext:value-type="float">
            <text:p>1488</text:p>
          </table:table-cell>
          <table:table-cell table:formula="of:=[.$L$2]*[.G1490]^3+[.$L$3]*[.G1490]^2+[.$K$4]*[.G1490]+[.$K$5]" office:value-type="float" office:value="68.1512091754304" calcext:value-type="float">
            <text:p>68,1512091754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9" calcext:value-type="float">
            <text:p>1489</text:p>
          </table:table-cell>
          <table:table-cell table:formula="of:=[.$L$2]*[.G1491]^3+[.$L$3]*[.G1491]^2+[.$K$4]*[.G1491]+[.$K$5]" office:value-type="float" office:value="68.1800038356738" calcext:value-type="float">
            <text:p>68,1800038356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0" calcext:value-type="float">
            <text:p>1490</text:p>
          </table:table-cell>
          <table:table-cell table:formula="of:=[.$L$2]*[.G1492]^3+[.$L$3]*[.G1492]^2+[.$K$4]*[.G1492]+[.$K$5]" office:value-type="float" office:value="68.2087927160724" calcext:value-type="float">
            <text:p>68,2087927160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1" calcext:value-type="float">
            <text:p>1491</text:p>
          </table:table-cell>
          <table:table-cell table:formula="of:=[.$L$2]*[.G1493]^3+[.$L$3]*[.G1493]^2+[.$K$4]*[.G1493]+[.$K$5]" office:value-type="float" office:value="68.2375758481979" calcext:value-type="float">
            <text:p>68,23757584819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2" calcext:value-type="float">
            <text:p>1492</text:p>
          </table:table-cell>
          <table:table-cell table:formula="of:=[.$L$2]*[.G1494]^3+[.$L$3]*[.G1494]^2+[.$K$4]*[.G1494]+[.$K$5]" office:value-type="float" office:value="68.2663532636218" calcext:value-type="float">
            <text:p>68,26635326362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3" calcext:value-type="float">
            <text:p>1493</text:p>
          </table:table-cell>
          <table:table-cell table:formula="of:=[.$L$2]*[.G1495]^3+[.$L$3]*[.G1495]^2+[.$K$4]*[.G1495]+[.$K$5]" office:value-type="float" office:value="68.2951249939156" calcext:value-type="float">
            <text:p>68,2951249939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4" calcext:value-type="float">
            <text:p>1494</text:p>
          </table:table-cell>
          <table:table-cell table:formula="of:=[.$L$2]*[.G1496]^3+[.$L$3]*[.G1496]^2+[.$K$4]*[.G1496]+[.$K$5]" office:value-type="float" office:value="68.323891070651" calcext:value-type="float">
            <text:p>68,323891070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5" calcext:value-type="float">
            <text:p>1495</text:p>
          </table:table-cell>
          <table:table-cell table:formula="of:=[.$L$2]*[.G1497]^3+[.$L$3]*[.G1497]^2+[.$K$4]*[.G1497]+[.$K$5]" office:value-type="float" office:value="68.3526515253995" calcext:value-type="float">
            <text:p>68,3526515253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6" calcext:value-type="float">
            <text:p>1496</text:p>
          </table:table-cell>
          <table:table-cell table:formula="of:=[.$L$2]*[.G1498]^3+[.$L$3]*[.G1498]^2+[.$K$4]*[.G1498]+[.$K$5]" office:value-type="float" office:value="68.3814063897326" calcext:value-type="float">
            <text:p>68,3814063897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7" calcext:value-type="float">
            <text:p>1497</text:p>
          </table:table-cell>
          <table:table-cell table:formula="of:=[.$L$2]*[.G1499]^3+[.$L$3]*[.G1499]^2+[.$K$4]*[.G1499]+[.$K$5]" office:value-type="float" office:value="68.410155695222" calcext:value-type="float">
            <text:p>68,4101556952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8" calcext:value-type="float">
            <text:p>1498</text:p>
          </table:table-cell>
          <table:table-cell table:formula="of:=[.$L$2]*[.G1500]^3+[.$L$3]*[.G1500]^2+[.$K$4]*[.G1500]+[.$K$5]" office:value-type="float" office:value="68.4388994734392" calcext:value-type="float">
            <text:p>68,4388994734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9" calcext:value-type="float">
            <text:p>1499</text:p>
          </table:table-cell>
          <table:table-cell table:formula="of:=[.$L$2]*[.G1501]^3+[.$L$3]*[.G1501]^2+[.$K$4]*[.G1501]+[.$K$5]" office:value-type="float" office:value="68.4676377559557" calcext:value-type="float">
            <text:p>68,4676377559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0" calcext:value-type="float">
            <text:p>1500</text:p>
          </table:table-cell>
          <table:table-cell table:formula="of:=[.$L$2]*[.G1502]^3+[.$L$3]*[.G1502]^2+[.$K$4]*[.G1502]+[.$K$5]" office:value-type="float" office:value="68.4963705743431" calcext:value-type="float">
            <text:p>68,496370574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1" calcext:value-type="float">
            <text:p>1501</text:p>
          </table:table-cell>
          <table:table-cell table:formula="of:=[.$L$2]*[.G1503]^3+[.$L$3]*[.G1503]^2+[.$K$4]*[.G1503]+[.$K$5]" office:value-type="float" office:value="68.525097960173" calcext:value-type="float">
            <text:p>68,5250979601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2" calcext:value-type="float">
            <text:p>1502</text:p>
          </table:table-cell>
          <table:table-cell table:formula="of:=[.$L$2]*[.G1504]^3+[.$L$3]*[.G1504]^2+[.$K$4]*[.G1504]+[.$K$5]" office:value-type="float" office:value="68.5538199450169" calcext:value-type="float">
            <text:p>68,5538199450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3" calcext:value-type="float">
            <text:p>1503</text:p>
          </table:table-cell>
          <table:table-cell table:formula="of:=[.$L$2]*[.G1505]^3+[.$L$3]*[.G1505]^2+[.$K$4]*[.G1505]+[.$K$5]" office:value-type="float" office:value="68.5825365604465" calcext:value-type="float">
            <text:p>68,5825365604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4" calcext:value-type="float">
            <text:p>1504</text:p>
          </table:table-cell>
          <table:table-cell table:formula="of:=[.$L$2]*[.G1506]^3+[.$L$3]*[.G1506]^2+[.$K$4]*[.G1506]+[.$K$5]" office:value-type="float" office:value="68.6112478380332" calcext:value-type="float">
            <text:p>68,6112478380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5" calcext:value-type="float">
            <text:p>1505</text:p>
          </table:table-cell>
          <table:table-cell table:formula="of:=[.$L$2]*[.G1507]^3+[.$L$3]*[.G1507]^2+[.$K$4]*[.G1507]+[.$K$5]" office:value-type="float" office:value="68.6399538093486" calcext:value-type="float">
            <text:p>68,63995380934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6" calcext:value-type="float">
            <text:p>1506</text:p>
          </table:table-cell>
          <table:table-cell table:formula="of:=[.$L$2]*[.G1508]^3+[.$L$3]*[.G1508]^2+[.$K$4]*[.G1508]+[.$K$5]" office:value-type="float" office:value="68.6686545059643" calcext:value-type="float">
            <text:p>68,6686545059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7" calcext:value-type="float">
            <text:p>1507</text:p>
          </table:table-cell>
          <table:table-cell table:formula="of:=[.$L$2]*[.G1509]^3+[.$L$3]*[.G1509]^2+[.$K$4]*[.G1509]+[.$K$5]" office:value-type="float" office:value="68.6973499594519" calcext:value-type="float">
            <text:p>68,6973499594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8" calcext:value-type="float">
            <text:p>1508</text:p>
          </table:table-cell>
          <table:table-cell table:formula="of:=[.$L$2]*[.G1510]^3+[.$L$3]*[.G1510]^2+[.$K$4]*[.G1510]+[.$K$5]" office:value-type="float" office:value="68.7260402013828" calcext:value-type="float">
            <text:p>68,7260402013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9" calcext:value-type="float">
            <text:p>1509</text:p>
          </table:table-cell>
          <table:table-cell table:formula="of:=[.$L$2]*[.G1511]^3+[.$L$3]*[.G1511]^2+[.$K$4]*[.G1511]+[.$K$5]" office:value-type="float" office:value="68.7547252633288" calcext:value-type="float">
            <text:p>68,7547252633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0" calcext:value-type="float">
            <text:p>1510</text:p>
          </table:table-cell>
          <table:table-cell table:formula="of:=[.$L$2]*[.G1512]^3+[.$L$3]*[.G1512]^2+[.$K$4]*[.G1512]+[.$K$5]" office:value-type="float" office:value="68.7834051768613" calcext:value-type="float">
            <text:p>68,7834051768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1" calcext:value-type="float">
            <text:p>1511</text:p>
          </table:table-cell>
          <table:table-cell table:formula="of:=[.$L$2]*[.G1513]^3+[.$L$3]*[.G1513]^2+[.$K$4]*[.G1513]+[.$K$5]" office:value-type="float" office:value="68.8120799735519" calcext:value-type="float">
            <text:p>68,8120799735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2" calcext:value-type="float">
            <text:p>1512</text:p>
          </table:table-cell>
          <table:table-cell table:formula="of:=[.$L$2]*[.G1514]^3+[.$L$3]*[.G1514]^2+[.$K$4]*[.G1514]+[.$K$5]" office:value-type="float" office:value="68.8407496849722" calcext:value-type="float">
            <text:p>68,8407496849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3" calcext:value-type="float">
            <text:p>1513</text:p>
          </table:table-cell>
          <table:table-cell table:formula="of:=[.$L$2]*[.G1515]^3+[.$L$3]*[.G1515]^2+[.$K$4]*[.G1515]+[.$K$5]" office:value-type="float" office:value="68.8694143426937" calcext:value-type="float">
            <text:p>68,86941434269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4" calcext:value-type="float">
            <text:p>1514</text:p>
          </table:table-cell>
          <table:table-cell table:formula="of:=[.$L$2]*[.G1516]^3+[.$L$3]*[.G1516]^2+[.$K$4]*[.G1516]+[.$K$5]" office:value-type="float" office:value="68.898073978288" calcext:value-type="float">
            <text:p>68,898073978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5" calcext:value-type="float">
            <text:p>1515</text:p>
          </table:table-cell>
          <table:table-cell table:formula="of:=[.$L$2]*[.G1517]^3+[.$L$3]*[.G1517]^2+[.$K$4]*[.G1517]+[.$K$5]" office:value-type="float" office:value="68.9267286233266" calcext:value-type="float">
            <text:p>68,92672862332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6" calcext:value-type="float">
            <text:p>1516</text:p>
          </table:table-cell>
          <table:table-cell table:formula="of:=[.$L$2]*[.G1518]^3+[.$L$3]*[.G1518]^2+[.$K$4]*[.G1518]+[.$K$5]" office:value-type="float" office:value="68.9553783093812" calcext:value-type="float">
            <text:p>68,95537830938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7" calcext:value-type="float">
            <text:p>1517</text:p>
          </table:table-cell>
          <table:table-cell table:formula="of:=[.$L$2]*[.G1519]^3+[.$L$3]*[.G1519]^2+[.$K$4]*[.G1519]+[.$K$5]" office:value-type="float" office:value="68.9840230680232" calcext:value-type="float">
            <text:p>68,98402306802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8" calcext:value-type="float">
            <text:p>1518</text:p>
          </table:table-cell>
          <table:table-cell table:formula="of:=[.$L$2]*[.G1520]^3+[.$L$3]*[.G1520]^2+[.$K$4]*[.G1520]+[.$K$5]" office:value-type="float" office:value="69.0126629308243" calcext:value-type="float">
            <text:p>69,0126629308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9" calcext:value-type="float">
            <text:p>1519</text:p>
          </table:table-cell>
          <table:table-cell table:formula="of:=[.$L$2]*[.G1521]^3+[.$L$3]*[.G1521]^2+[.$K$4]*[.G1521]+[.$K$5]" office:value-type="float" office:value="69.041297929356" calcext:value-type="float">
            <text:p>69,041297929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0" calcext:value-type="float">
            <text:p>1520</text:p>
          </table:table-cell>
          <table:table-cell table:formula="of:=[.$L$2]*[.G1522]^3+[.$L$3]*[.G1522]^2+[.$K$4]*[.G1522]+[.$K$5]" office:value-type="float" office:value="69.0699280951899" calcext:value-type="float">
            <text:p>69,0699280951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1" calcext:value-type="float">
            <text:p>1521</text:p>
          </table:table-cell>
          <table:table-cell table:formula="of:=[.$L$2]*[.G1523]^3+[.$L$3]*[.G1523]^2+[.$K$4]*[.G1523]+[.$K$5]" office:value-type="float" office:value="69.0985534598975" calcext:value-type="float">
            <text:p>69,09855345989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2" calcext:value-type="float">
            <text:p>1522</text:p>
          </table:table-cell>
          <table:table-cell table:formula="of:=[.$L$2]*[.G1524]^3+[.$L$3]*[.G1524]^2+[.$K$4]*[.G1524]+[.$K$5]" office:value-type="float" office:value="69.1271740550504" calcext:value-type="float">
            <text:p>69,1271740550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3" calcext:value-type="float">
            <text:p>1523</text:p>
          </table:table-cell>
          <table:table-cell table:formula="of:=[.$L$2]*[.G1525]^3+[.$L$3]*[.G1525]^2+[.$K$4]*[.G1525]+[.$K$5]" office:value-type="float" office:value="69.1557899122202" calcext:value-type="float">
            <text:p>69,1557899122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4" calcext:value-type="float">
            <text:p>1524</text:p>
          </table:table-cell>
          <table:table-cell table:formula="of:=[.$L$2]*[.G1526]^3+[.$L$3]*[.G1526]^2+[.$K$4]*[.G1526]+[.$K$5]" office:value-type="float" office:value="69.1844010629783" calcext:value-type="float">
            <text:p>69,18440106297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5" calcext:value-type="float">
            <text:p>1525</text:p>
          </table:table-cell>
          <table:table-cell table:formula="of:=[.$L$2]*[.G1527]^3+[.$L$3]*[.G1527]^2+[.$K$4]*[.G1527]+[.$K$5]" office:value-type="float" office:value="69.2130075388965" calcext:value-type="float">
            <text:p>69,2130075388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6" calcext:value-type="float">
            <text:p>1526</text:p>
          </table:table-cell>
          <table:table-cell table:formula="of:=[.$L$2]*[.G1528]^3+[.$L$3]*[.G1528]^2+[.$K$4]*[.G1528]+[.$K$5]" office:value-type="float" office:value="69.2416093715462" calcext:value-type="float">
            <text:p>69,2416093715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7" calcext:value-type="float">
            <text:p>1527</text:p>
          </table:table-cell>
          <table:table-cell table:formula="of:=[.$L$2]*[.G1529]^3+[.$L$3]*[.G1529]^2+[.$K$4]*[.G1529]+[.$K$5]" office:value-type="float" office:value="69.270206592499" calcext:value-type="float">
            <text:p>69,270206592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8" calcext:value-type="float">
            <text:p>1528</text:p>
          </table:table-cell>
          <table:table-cell table:formula="of:=[.$L$2]*[.G1530]^3+[.$L$3]*[.G1530]^2+[.$K$4]*[.G1530]+[.$K$5]" office:value-type="float" office:value="69.2987992333265" calcext:value-type="float">
            <text:p>69,2987992333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9" calcext:value-type="float">
            <text:p>1529</text:p>
          </table:table-cell>
          <table:table-cell table:formula="of:=[.$L$2]*[.G1531]^3+[.$L$3]*[.G1531]^2+[.$K$4]*[.G1531]+[.$K$5]" office:value-type="float" office:value="69.3273873256003" calcext:value-type="float">
            <text:p>69,32738732560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0" calcext:value-type="float">
            <text:p>1530</text:p>
          </table:table-cell>
          <table:table-cell table:formula="of:=[.$L$2]*[.G1532]^3+[.$L$3]*[.G1532]^2+[.$K$4]*[.G1532]+[.$K$5]" office:value-type="float" office:value="69.3559709008918" calcext:value-type="float">
            <text:p>69,3559709008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1" calcext:value-type="float">
            <text:p>1531</text:p>
          </table:table-cell>
          <table:table-cell table:formula="of:=[.$L$2]*[.G1533]^3+[.$L$3]*[.G1533]^2+[.$K$4]*[.G1533]+[.$K$5]" office:value-type="float" office:value="69.3845499907727" calcext:value-type="float">
            <text:p>69,3845499907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2" calcext:value-type="float">
            <text:p>1532</text:p>
          </table:table-cell>
          <table:table-cell table:formula="of:=[.$L$2]*[.G1534]^3+[.$L$3]*[.G1534]^2+[.$K$4]*[.G1534]+[.$K$5]" office:value-type="float" office:value="69.4131246268145" calcext:value-type="float">
            <text:p>69,41312462681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3" calcext:value-type="float">
            <text:p>1533</text:p>
          </table:table-cell>
          <table:table-cell table:formula="of:=[.$L$2]*[.G1535]^3+[.$L$3]*[.G1535]^2+[.$K$4]*[.G1535]+[.$K$5]" office:value-type="float" office:value="69.4416948405888" calcext:value-type="float">
            <text:p>69,4416948405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4" calcext:value-type="float">
            <text:p>1534</text:p>
          </table:table-cell>
          <table:table-cell table:formula="of:=[.$L$2]*[.G1536]^3+[.$L$3]*[.G1536]^2+[.$K$4]*[.G1536]+[.$K$5]" office:value-type="float" office:value="69.4702606636672" calcext:value-type="float">
            <text:p>69,4702606636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5" calcext:value-type="float">
            <text:p>1535</text:p>
          </table:table-cell>
          <table:table-cell table:formula="of:=[.$L$2]*[.G1537]^3+[.$L$3]*[.G1537]^2+[.$K$4]*[.G1537]+[.$K$5]" office:value-type="float" office:value="69.4988221276212" calcext:value-type="float">
            <text:p>69,4988221276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6" calcext:value-type="float">
            <text:p>1536</text:p>
          </table:table-cell>
          <table:table-cell table:formula="of:=[.$L$2]*[.G1538]^3+[.$L$3]*[.G1538]^2+[.$K$4]*[.G1538]+[.$K$5]" office:value-type="float" office:value="69.5273792640223" calcext:value-type="float">
            <text:p>69,5273792640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7" calcext:value-type="float">
            <text:p>1537</text:p>
          </table:table-cell>
          <table:table-cell table:formula="of:=[.$L$2]*[.G1539]^3+[.$L$3]*[.G1539]^2+[.$K$4]*[.G1539]+[.$K$5]" office:value-type="float" office:value="69.5559321044422" calcext:value-type="float">
            <text:p>69,5559321044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8" calcext:value-type="float">
            <text:p>1538</text:p>
          </table:table-cell>
          <table:table-cell table:formula="of:=[.$L$2]*[.G1540]^3+[.$L$3]*[.G1540]^2+[.$K$4]*[.G1540]+[.$K$5]" office:value-type="float" office:value="69.5844806804524" calcext:value-type="float">
            <text:p>69,5844806804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9" calcext:value-type="float">
            <text:p>1539</text:p>
          </table:table-cell>
          <table:table-cell table:formula="of:=[.$L$2]*[.G1541]^3+[.$L$3]*[.G1541]^2+[.$K$4]*[.G1541]+[.$K$5]" office:value-type="float" office:value="69.6130250236245" calcext:value-type="float">
            <text:p>69,61302502362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0" calcext:value-type="float">
            <text:p>1540</text:p>
          </table:table-cell>
          <table:table-cell table:formula="of:=[.$L$2]*[.G1542]^3+[.$L$3]*[.G1542]^2+[.$K$4]*[.G1542]+[.$K$5]" office:value-type="float" office:value="69.6415651655299" calcext:value-type="float">
            <text:p>69,6415651655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1" calcext:value-type="float">
            <text:p>1541</text:p>
          </table:table-cell>
          <table:table-cell table:formula="of:=[.$L$2]*[.G1543]^3+[.$L$3]*[.G1543]^2+[.$K$4]*[.G1543]+[.$K$5]" office:value-type="float" office:value="69.6701011377404" calcext:value-type="float">
            <text:p>69,6701011377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2" calcext:value-type="float">
            <text:p>1542</text:p>
          </table:table-cell>
          <table:table-cell table:formula="of:=[.$L$2]*[.G1544]^3+[.$L$3]*[.G1544]^2+[.$K$4]*[.G1544]+[.$K$5]" office:value-type="float" office:value="69.6986329718275" calcext:value-type="float">
            <text:p>69,6986329718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3" calcext:value-type="float">
            <text:p>1543</text:p>
          </table:table-cell>
          <table:table-cell table:formula="of:=[.$L$2]*[.G1545]^3+[.$L$3]*[.G1545]^2+[.$K$4]*[.G1545]+[.$K$5]" office:value-type="float" office:value="69.7271606993626" calcext:value-type="float">
            <text:p>69,72716069936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4" calcext:value-type="float">
            <text:p>1544</text:p>
          </table:table-cell>
          <table:table-cell table:formula="of:=[.$L$2]*[.G1546]^3+[.$L$3]*[.G1546]^2+[.$K$4]*[.G1546]+[.$K$5]" office:value-type="float" office:value="69.7556843519174" calcext:value-type="float">
            <text:p>69,75568435191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5" calcext:value-type="float">
            <text:p>1545</text:p>
          </table:table-cell>
          <table:table-cell table:formula="of:=[.$L$2]*[.G1547]^3+[.$L$3]*[.G1547]^2+[.$K$4]*[.G1547]+[.$K$5]" office:value-type="float" office:value="69.7842039610635" calcext:value-type="float">
            <text:p>69,7842039610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6" calcext:value-type="float">
            <text:p>1546</text:p>
          </table:table-cell>
          <table:table-cell table:formula="of:=[.$L$2]*[.G1548]^3+[.$L$3]*[.G1548]^2+[.$K$4]*[.G1548]+[.$K$5]" office:value-type="float" office:value="69.8127195583724" calcext:value-type="float">
            <text:p>69,8127195583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7" calcext:value-type="float">
            <text:p>1547</text:p>
          </table:table-cell>
          <table:table-cell table:formula="of:=[.$L$2]*[.G1549]^3+[.$L$3]*[.G1549]^2+[.$K$4]*[.G1549]+[.$K$5]" office:value-type="float" office:value="69.8412311754156" calcext:value-type="float">
            <text:p>69,8412311754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8" calcext:value-type="float">
            <text:p>1548</text:p>
          </table:table-cell>
          <table:table-cell table:formula="of:=[.$L$2]*[.G1550]^3+[.$L$3]*[.G1550]^2+[.$K$4]*[.G1550]+[.$K$5]" office:value-type="float" office:value="69.8697388437648" calcext:value-type="float">
            <text:p>69,8697388437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9" calcext:value-type="float">
            <text:p>1549</text:p>
          </table:table-cell>
          <table:table-cell table:formula="of:=[.$L$2]*[.G1551]^3+[.$L$3]*[.G1551]^2+[.$K$4]*[.G1551]+[.$K$5]" office:value-type="float" office:value="69.8982425949915" calcext:value-type="float">
            <text:p>69,89824259499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0" calcext:value-type="float">
            <text:p>1550</text:p>
          </table:table-cell>
          <table:table-cell table:formula="of:=[.$L$2]*[.G1552]^3+[.$L$3]*[.G1552]^2+[.$K$4]*[.G1552]+[.$K$5]" office:value-type="float" office:value="69.9267424606672" calcext:value-type="float">
            <text:p>69,9267424606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1" calcext:value-type="float">
            <text:p>1551</text:p>
          </table:table-cell>
          <table:table-cell table:formula="of:=[.$L$2]*[.G1553]^3+[.$L$3]*[.G1553]^2+[.$K$4]*[.G1553]+[.$K$5]" office:value-type="float" office:value="69.9552384723636" calcext:value-type="float">
            <text:p>69,9552384723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2" calcext:value-type="float">
            <text:p>1552</text:p>
          </table:table-cell>
          <table:table-cell table:formula="of:=[.$L$2]*[.G1554]^3+[.$L$3]*[.G1554]^2+[.$K$4]*[.G1554]+[.$K$5]" office:value-type="float" office:value="69.9837306616521" calcext:value-type="float">
            <text:p>69,98373066165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3" calcext:value-type="float">
            <text:p>1553</text:p>
          </table:table-cell>
          <table:table-cell table:formula="of:=[.$L$2]*[.G1555]^3+[.$L$3]*[.G1555]^2+[.$K$4]*[.G1555]+[.$K$5]" office:value-type="float" office:value="70.0122190601044" calcext:value-type="float">
            <text:p>70,0122190601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4" calcext:value-type="float">
            <text:p>1554</text:p>
          </table:table-cell>
          <table:table-cell table:formula="of:=[.$L$2]*[.G1556]^3+[.$L$3]*[.G1556]^2+[.$K$4]*[.G1556]+[.$K$5]" office:value-type="float" office:value="70.040703699292" calcext:value-type="float">
            <text:p>70,040703699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5" calcext:value-type="float">
            <text:p>1555</text:p>
          </table:table-cell>
          <table:table-cell table:formula="of:=[.$L$2]*[.G1557]^3+[.$L$3]*[.G1557]^2+[.$K$4]*[.G1557]+[.$K$5]" office:value-type="float" office:value="70.0691846107865" calcext:value-type="float">
            <text:p>70,06918461078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6" calcext:value-type="float">
            <text:p>1556</text:p>
          </table:table-cell>
          <table:table-cell table:formula="of:=[.$L$2]*[.G1558]^3+[.$L$3]*[.G1558]^2+[.$K$4]*[.G1558]+[.$K$5]" office:value-type="float" office:value="70.0976618261594" calcext:value-type="float">
            <text:p>70,09766182615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7" calcext:value-type="float">
            <text:p>1557</text:p>
          </table:table-cell>
          <table:table-cell table:formula="of:=[.$L$2]*[.G1559]^3+[.$L$3]*[.G1559]^2+[.$K$4]*[.G1559]+[.$K$5]" office:value-type="float" office:value="70.1261353769823" calcext:value-type="float">
            <text:p>70,12613537698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8" calcext:value-type="float">
            <text:p>1558</text:p>
          </table:table-cell>
          <table:table-cell table:formula="of:=[.$L$2]*[.G1560]^3+[.$L$3]*[.G1560]^2+[.$K$4]*[.G1560]+[.$K$5]" office:value-type="float" office:value="70.1546052948268" calcext:value-type="float">
            <text:p>70,1546052948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9" calcext:value-type="float">
            <text:p>1559</text:p>
          </table:table-cell>
          <table:table-cell table:formula="of:=[.$L$2]*[.G1561]^3+[.$L$3]*[.G1561]^2+[.$K$4]*[.G1561]+[.$K$5]" office:value-type="float" office:value="70.1830716112644" calcext:value-type="float">
            <text:p>70,1830716112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0" calcext:value-type="float">
            <text:p>1560</text:p>
          </table:table-cell>
          <table:table-cell table:formula="of:=[.$L$2]*[.G1562]^3+[.$L$3]*[.G1562]^2+[.$K$4]*[.G1562]+[.$K$5]" office:value-type="float" office:value="70.2115343578666" calcext:value-type="float">
            <text:p>70,2115343578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1" calcext:value-type="float">
            <text:p>1561</text:p>
          </table:table-cell>
          <table:table-cell table:formula="of:=[.$L$2]*[.G1563]^3+[.$L$3]*[.G1563]^2+[.$K$4]*[.G1563]+[.$K$5]" office:value-type="float" office:value="70.2399935662052" calcext:value-type="float">
            <text:p>70,2399935662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2" calcext:value-type="float">
            <text:p>1562</text:p>
          </table:table-cell>
          <table:table-cell table:formula="of:=[.$L$2]*[.G1564]^3+[.$L$3]*[.G1564]^2+[.$K$4]*[.G1564]+[.$K$5]" office:value-type="float" office:value="70.2684492678515" calcext:value-type="float">
            <text:p>70,2684492678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3" calcext:value-type="float">
            <text:p>1563</text:p>
          </table:table-cell>
          <table:table-cell table:formula="of:=[.$L$2]*[.G1565]^3+[.$L$3]*[.G1565]^2+[.$K$4]*[.G1565]+[.$K$5]" office:value-type="float" office:value="70.2969014943772" calcext:value-type="float">
            <text:p>70,2969014943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4" calcext:value-type="float">
            <text:p>1564</text:p>
          </table:table-cell>
          <table:table-cell table:formula="of:=[.$L$2]*[.G1566]^3+[.$L$3]*[.G1566]^2+[.$K$4]*[.G1566]+[.$K$5]" office:value-type="float" office:value="70.3253502773539" calcext:value-type="float">
            <text:p>70,3253502773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5" calcext:value-type="float">
            <text:p>1565</text:p>
          </table:table-cell>
          <table:table-cell table:formula="of:=[.$L$2]*[.G1567]^3+[.$L$3]*[.G1567]^2+[.$K$4]*[.G1567]+[.$K$5]" office:value-type="float" office:value="70.353795648353" calcext:value-type="float">
            <text:p>70,353795648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6" calcext:value-type="float">
            <text:p>1566</text:p>
          </table:table-cell>
          <table:table-cell table:formula="of:=[.$L$2]*[.G1568]^3+[.$L$3]*[.G1568]^2+[.$K$4]*[.G1568]+[.$K$5]" office:value-type="float" office:value="70.3822376389462" calcext:value-type="float">
            <text:p>70,3822376389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7" calcext:value-type="float">
            <text:p>1567</text:p>
          </table:table-cell>
          <table:table-cell table:formula="of:=[.$L$2]*[.G1569]^3+[.$L$3]*[.G1569]^2+[.$K$4]*[.G1569]+[.$K$5]" office:value-type="float" office:value="70.4106762807051" calcext:value-type="float">
            <text:p>70,41067628070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8" calcext:value-type="float">
            <text:p>1568</text:p>
          </table:table-cell>
          <table:table-cell table:formula="of:=[.$L$2]*[.G1570]^3+[.$L$3]*[.G1570]^2+[.$K$4]*[.G1570]+[.$K$5]" office:value-type="float" office:value="70.4391116052011" calcext:value-type="float">
            <text:p>70,43911160520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9" calcext:value-type="float">
            <text:p>1569</text:p>
          </table:table-cell>
          <table:table-cell table:formula="of:=[.$L$2]*[.G1571]^3+[.$L$3]*[.G1571]^2+[.$K$4]*[.G1571]+[.$K$5]" office:value-type="float" office:value="70.4675436440059" calcext:value-type="float">
            <text:p>70,4675436440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0" calcext:value-type="float">
            <text:p>1570</text:p>
          </table:table-cell>
          <table:table-cell table:formula="of:=[.$L$2]*[.G1572]^3+[.$L$3]*[.G1572]^2+[.$K$4]*[.G1572]+[.$K$5]" office:value-type="float" office:value="70.495972428691" calcext:value-type="float">
            <text:p>70,495972428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1" calcext:value-type="float">
            <text:p>1571</text:p>
          </table:table-cell>
          <table:table-cell table:formula="of:=[.$L$2]*[.G1573]^3+[.$L$3]*[.G1573]^2+[.$K$4]*[.G1573]+[.$K$5]" office:value-type="float" office:value="70.524397990828" calcext:value-type="float">
            <text:p>70,524397990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2" calcext:value-type="float">
            <text:p>1572</text:p>
          </table:table-cell>
          <table:table-cell table:formula="of:=[.$L$2]*[.G1574]^3+[.$L$3]*[.G1574]^2+[.$K$4]*[.G1574]+[.$K$5]" office:value-type="float" office:value="70.5528203619884" calcext:value-type="float">
            <text:p>70,5528203619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3" calcext:value-type="float">
            <text:p>1573</text:p>
          </table:table-cell>
          <table:table-cell table:formula="of:=[.$L$2]*[.G1575]^3+[.$L$3]*[.G1575]^2+[.$K$4]*[.G1575]+[.$K$5]" office:value-type="float" office:value="70.5812395737439" calcext:value-type="float">
            <text:p>70,5812395737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4" calcext:value-type="float">
            <text:p>1574</text:p>
          </table:table-cell>
          <table:table-cell table:formula="of:=[.$L$2]*[.G1576]^3+[.$L$3]*[.G1576]^2+[.$K$4]*[.G1576]+[.$K$5]" office:value-type="float" office:value="70.6096556576659" calcext:value-type="float">
            <text:p>70,6096556576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5" calcext:value-type="float">
            <text:p>1575</text:p>
          </table:table-cell>
          <table:table-cell table:formula="of:=[.$L$2]*[.G1577]^3+[.$L$3]*[.G1577]^2+[.$K$4]*[.G1577]+[.$K$5]" office:value-type="float" office:value="70.638068645326" calcext:value-type="float">
            <text:p>70,638068645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6" calcext:value-type="float">
            <text:p>1576</text:p>
          </table:table-cell>
          <table:table-cell table:formula="of:=[.$L$2]*[.G1578]^3+[.$L$3]*[.G1578]^2+[.$K$4]*[.G1578]+[.$K$5]" office:value-type="float" office:value="70.6664785682958" calcext:value-type="float">
            <text:p>70,6664785682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7" calcext:value-type="float">
            <text:p>1577</text:p>
          </table:table-cell>
          <table:table-cell table:formula="of:=[.$L$2]*[.G1579]^3+[.$L$3]*[.G1579]^2+[.$K$4]*[.G1579]+[.$K$5]" office:value-type="float" office:value="70.6948854581469" calcext:value-type="float">
            <text:p>70,6948854581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8" calcext:value-type="float">
            <text:p>1578</text:p>
          </table:table-cell>
          <table:table-cell table:formula="of:=[.$L$2]*[.G1580]^3+[.$L$3]*[.G1580]^2+[.$K$4]*[.G1580]+[.$K$5]" office:value-type="float" office:value="70.7232893464508" calcext:value-type="float">
            <text:p>70,7232893464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9" calcext:value-type="float">
            <text:p>1579</text:p>
          </table:table-cell>
          <table:table-cell table:formula="of:=[.$L$2]*[.G1581]^3+[.$L$3]*[.G1581]^2+[.$K$4]*[.G1581]+[.$K$5]" office:value-type="float" office:value="70.7516902647791" calcext:value-type="float">
            <text:p>70,7516902647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0" calcext:value-type="float">
            <text:p>1580</text:p>
          </table:table-cell>
          <table:table-cell table:formula="of:=[.$L$2]*[.G1582]^3+[.$L$3]*[.G1582]^2+[.$K$4]*[.G1582]+[.$K$5]" office:value-type="float" office:value="70.7800882447033" calcext:value-type="float">
            <text:p>70,7800882447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1" calcext:value-type="float">
            <text:p>1581</text:p>
          </table:table-cell>
          <table:table-cell table:formula="of:=[.$L$2]*[.G1583]^3+[.$L$3]*[.G1583]^2+[.$K$4]*[.G1583]+[.$K$5]" office:value-type="float" office:value="70.8084833177951" calcext:value-type="float">
            <text:p>70,80848331779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2" calcext:value-type="float">
            <text:p>1582</text:p>
          </table:table-cell>
          <table:table-cell table:formula="of:=[.$L$2]*[.G1584]^3+[.$L$3]*[.G1584]^2+[.$K$4]*[.G1584]+[.$K$5]" office:value-type="float" office:value="70.8368755156259" calcext:value-type="float">
            <text:p>70,8368755156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3" calcext:value-type="float">
            <text:p>1583</text:p>
          </table:table-cell>
          <table:table-cell table:formula="of:=[.$L$2]*[.G1585]^3+[.$L$3]*[.G1585]^2+[.$K$4]*[.G1585]+[.$K$5]" office:value-type="float" office:value="70.8652648697673" calcext:value-type="float">
            <text:p>70,86526486976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4" calcext:value-type="float">
            <text:p>1584</text:p>
          </table:table-cell>
          <table:table-cell table:formula="of:=[.$L$2]*[.G1586]^3+[.$L$3]*[.G1586]^2+[.$K$4]*[.G1586]+[.$K$5]" office:value-type="float" office:value="70.893651411791" calcext:value-type="float">
            <text:p>70,893651411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5" calcext:value-type="float">
            <text:p>1585</text:p>
          </table:table-cell>
          <table:table-cell table:formula="of:=[.$L$2]*[.G1587]^3+[.$L$3]*[.G1587]^2+[.$K$4]*[.G1587]+[.$K$5]" office:value-type="float" office:value="70.9220351732684" calcext:value-type="float">
            <text:p>70,92203517326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6" calcext:value-type="float">
            <text:p>1586</text:p>
          </table:table-cell>
          <table:table-cell table:formula="of:=[.$L$2]*[.G1588]^3+[.$L$3]*[.G1588]^2+[.$K$4]*[.G1588]+[.$K$5]" office:value-type="float" office:value="70.9504161857711" calcext:value-type="float">
            <text:p>70,9504161857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7" calcext:value-type="float">
            <text:p>1587</text:p>
          </table:table-cell>
          <table:table-cell table:formula="of:=[.$L$2]*[.G1589]^3+[.$L$3]*[.G1589]^2+[.$K$4]*[.G1589]+[.$K$5]" office:value-type="float" office:value="70.9787944808707" calcext:value-type="float">
            <text:p>70,9787944808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8" calcext:value-type="float">
            <text:p>1588</text:p>
          </table:table-cell>
          <table:table-cell table:formula="of:=[.$L$2]*[.G1590]^3+[.$L$3]*[.G1590]^2+[.$K$4]*[.G1590]+[.$K$5]" office:value-type="float" office:value="71.0071700901388" calcext:value-type="float">
            <text:p>71,0071700901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9" calcext:value-type="float">
            <text:p>1589</text:p>
          </table:table-cell>
          <table:table-cell table:formula="of:=[.$L$2]*[.G1591]^3+[.$L$3]*[.G1591]^2+[.$K$4]*[.G1591]+[.$K$5]" office:value-type="float" office:value="71.0355430451468" calcext:value-type="float">
            <text:p>71,03554304514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0" calcext:value-type="float">
            <text:p>1590</text:p>
          </table:table-cell>
          <table:table-cell table:formula="of:=[.$L$2]*[.G1592]^3+[.$L$3]*[.G1592]^2+[.$K$4]*[.G1592]+[.$K$5]" office:value-type="float" office:value="71.0639133774665" calcext:value-type="float">
            <text:p>71,0639133774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1" calcext:value-type="float">
            <text:p>1591</text:p>
          </table:table-cell>
          <table:table-cell table:formula="of:=[.$L$2]*[.G1593]^3+[.$L$3]*[.G1593]^2+[.$K$4]*[.G1593]+[.$K$5]" office:value-type="float" office:value="71.0922811186693" calcext:value-type="float">
            <text:p>71,0922811186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2" calcext:value-type="float">
            <text:p>1592</text:p>
          </table:table-cell>
          <table:table-cell table:formula="of:=[.$L$2]*[.G1594]^3+[.$L$3]*[.G1594]^2+[.$K$4]*[.G1594]+[.$K$5]" office:value-type="float" office:value="71.1206463003267" calcext:value-type="float">
            <text:p>71,1206463003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3" calcext:value-type="float">
            <text:p>1593</text:p>
          </table:table-cell>
          <table:table-cell table:formula="of:=[.$L$2]*[.G1595]^3+[.$L$3]*[.G1595]^2+[.$K$4]*[.G1595]+[.$K$5]" office:value-type="float" office:value="71.1490089540105" calcext:value-type="float">
            <text:p>71,1490089540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4" calcext:value-type="float">
            <text:p>1594</text:p>
          </table:table-cell>
          <table:table-cell table:formula="of:=[.$L$2]*[.G1596]^3+[.$L$3]*[.G1596]^2+[.$K$4]*[.G1596]+[.$K$5]" office:value-type="float" office:value="71.1773691112921" calcext:value-type="float">
            <text:p>71,1773691112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5" calcext:value-type="float">
            <text:p>1595</text:p>
          </table:table-cell>
          <table:table-cell table:formula="of:=[.$L$2]*[.G1597]^3+[.$L$3]*[.G1597]^2+[.$K$4]*[.G1597]+[.$K$5]" office:value-type="float" office:value="71.205726803743" calcext:value-type="float">
            <text:p>71,205726803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6" calcext:value-type="float">
            <text:p>1596</text:p>
          </table:table-cell>
          <table:table-cell table:formula="of:=[.$L$2]*[.G1598]^3+[.$L$3]*[.G1598]^2+[.$K$4]*[.G1598]+[.$K$5]" office:value-type="float" office:value="71.2340820629349" calcext:value-type="float">
            <text:p>71,2340820629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7" calcext:value-type="float">
            <text:p>1597</text:p>
          </table:table-cell>
          <table:table-cell table:formula="of:=[.$L$2]*[.G1599]^3+[.$L$3]*[.G1599]^2+[.$K$4]*[.G1599]+[.$K$5]" office:value-type="float" office:value="71.2624349204394" calcext:value-type="float">
            <text:p>71,2624349204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8" calcext:value-type="float">
            <text:p>1598</text:p>
          </table:table-cell>
          <table:table-cell table:formula="of:=[.$L$2]*[.G1600]^3+[.$L$3]*[.G1600]^2+[.$K$4]*[.G1600]+[.$K$5]" office:value-type="float" office:value="71.2907854078279" calcext:value-type="float">
            <text:p>71,29078540782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9" calcext:value-type="float">
            <text:p>1599</text:p>
          </table:table-cell>
          <table:table-cell table:formula="of:=[.$L$2]*[.G1601]^3+[.$L$3]*[.G1601]^2+[.$K$4]*[.G1601]+[.$K$5]" office:value-type="float" office:value="71.319133556672" calcext:value-type="float">
            <text:p>71,319133556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0" calcext:value-type="float">
            <text:p>1600</text:p>
          </table:table-cell>
          <table:table-cell table:formula="of:=[.$L$2]*[.G1602]^3+[.$L$3]*[.G1602]^2+[.$K$4]*[.G1602]+[.$K$5]" office:value-type="float" office:value="71.3474793985434" calcext:value-type="float">
            <text:p>71,3474793985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1" calcext:value-type="float">
            <text:p>1601</text:p>
          </table:table-cell>
          <table:table-cell table:formula="of:=[.$L$2]*[.G1603]^3+[.$L$3]*[.G1603]^2+[.$K$4]*[.G1603]+[.$K$5]" office:value-type="float" office:value="71.3758229650135" calcext:value-type="float">
            <text:p>71,3758229650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2" calcext:value-type="float">
            <text:p>1602</text:p>
          </table:table-cell>
          <table:table-cell table:formula="of:=[.$L$2]*[.G1604]^3+[.$L$3]*[.G1604]^2+[.$K$4]*[.G1604]+[.$K$5]" office:value-type="float" office:value="71.4041642876539" calcext:value-type="float">
            <text:p>71,4041642876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3" calcext:value-type="float">
            <text:p>1603</text:p>
          </table:table-cell>
          <table:table-cell table:formula="of:=[.$L$2]*[.G1605]^3+[.$L$3]*[.G1605]^2+[.$K$4]*[.G1605]+[.$K$5]" office:value-type="float" office:value="71.4325033980363" calcext:value-type="float">
            <text:p>71,4325033980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4" calcext:value-type="float">
            <text:p>1604</text:p>
          </table:table-cell>
          <table:table-cell table:formula="of:=[.$L$2]*[.G1606]^3+[.$L$3]*[.G1606]^2+[.$K$4]*[.G1606]+[.$K$5]" office:value-type="float" office:value="71.4608403277321" calcext:value-type="float">
            <text:p>71,4608403277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5" calcext:value-type="float">
            <text:p>1605</text:p>
          </table:table-cell>
          <table:table-cell table:formula="of:=[.$L$2]*[.G1607]^3+[.$L$3]*[.G1607]^2+[.$K$4]*[.G1607]+[.$K$5]" office:value-type="float" office:value="71.4891751083129" calcext:value-type="float">
            <text:p>71,4891751083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6" calcext:value-type="float">
            <text:p>1606</text:p>
          </table:table-cell>
          <table:table-cell table:formula="of:=[.$L$2]*[.G1608]^3+[.$L$3]*[.G1608]^2+[.$K$4]*[.G1608]+[.$K$5]" office:value-type="float" office:value="71.5175077713503" calcext:value-type="float">
            <text:p>71,5175077713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7" calcext:value-type="float">
            <text:p>1607</text:p>
          </table:table-cell>
          <table:table-cell table:formula="of:=[.$L$2]*[.G1609]^3+[.$L$3]*[.G1609]^2+[.$K$4]*[.G1609]+[.$K$5]" office:value-type="float" office:value="71.5458383484158" calcext:value-type="float">
            <text:p>71,54583834841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8" calcext:value-type="float">
            <text:p>1608</text:p>
          </table:table-cell>
          <table:table-cell table:formula="of:=[.$L$2]*[.G1610]^3+[.$L$3]*[.G1610]^2+[.$K$4]*[.G1610]+[.$K$5]" office:value-type="float" office:value="71.5741668710811" calcext:value-type="float">
            <text:p>71,5741668710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9" calcext:value-type="float">
            <text:p>1609</text:p>
          </table:table-cell>
          <table:table-cell table:formula="of:=[.$L$2]*[.G1611]^3+[.$L$3]*[.G1611]^2+[.$K$4]*[.G1611]+[.$K$5]" office:value-type="float" office:value="71.6024933709176" calcext:value-type="float">
            <text:p>71,6024933709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0" calcext:value-type="float">
            <text:p>1610</text:p>
          </table:table-cell>
          <table:table-cell table:formula="of:=[.$L$2]*[.G1612]^3+[.$L$3]*[.G1612]^2+[.$K$4]*[.G1612]+[.$K$5]" office:value-type="float" office:value="71.630817879497" calcext:value-type="float">
            <text:p>71,630817879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1" calcext:value-type="float">
            <text:p>1611</text:p>
          </table:table-cell>
          <table:table-cell table:formula="of:=[.$L$2]*[.G1613]^3+[.$L$3]*[.G1613]^2+[.$K$4]*[.G1613]+[.$K$5]" office:value-type="float" office:value="71.6591404283907" calcext:value-type="float">
            <text:p>71,6591404283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2" calcext:value-type="float">
            <text:p>1612</text:p>
          </table:table-cell>
          <table:table-cell table:formula="of:=[.$L$2]*[.G1614]^3+[.$L$3]*[.G1614]^2+[.$K$4]*[.G1614]+[.$K$5]" office:value-type="float" office:value="71.6874610491704" calcext:value-type="float">
            <text:p>71,68746104917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3" calcext:value-type="float">
            <text:p>1613</text:p>
          </table:table-cell>
          <table:table-cell table:formula="of:=[.$L$2]*[.G1615]^3+[.$L$3]*[.G1615]^2+[.$K$4]*[.G1615]+[.$K$5]" office:value-type="float" office:value="71.7157797734077" calcext:value-type="float">
            <text:p>71,7157797734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4" calcext:value-type="float">
            <text:p>1614</text:p>
          </table:table-cell>
          <table:table-cell table:formula="of:=[.$L$2]*[.G1616]^3+[.$L$3]*[.G1616]^2+[.$K$4]*[.G1616]+[.$K$5]" office:value-type="float" office:value="71.744096632674" calcext:value-type="float">
            <text:p>71,744096632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5" calcext:value-type="float">
            <text:p>1615</text:p>
          </table:table-cell>
          <table:table-cell table:formula="of:=[.$L$2]*[.G1617]^3+[.$L$3]*[.G1617]^2+[.$K$4]*[.G1617]+[.$K$5]" office:value-type="float" office:value="71.7724116585409" calcext:value-type="float">
            <text:p>71,7724116585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6" calcext:value-type="float">
            <text:p>1616</text:p>
          </table:table-cell>
          <table:table-cell table:formula="of:=[.$L$2]*[.G1618]^3+[.$L$3]*[.G1618]^2+[.$K$4]*[.G1618]+[.$K$5]" office:value-type="float" office:value="71.8007248825801" calcext:value-type="float">
            <text:p>71,8007248825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7" calcext:value-type="float">
            <text:p>1617</text:p>
          </table:table-cell>
          <table:table-cell table:formula="of:=[.$L$2]*[.G1619]^3+[.$L$3]*[.G1619]^2+[.$K$4]*[.G1619]+[.$K$5]" office:value-type="float" office:value="71.8290363363631" calcext:value-type="float">
            <text:p>71,8290363363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8" calcext:value-type="float">
            <text:p>1618</text:p>
          </table:table-cell>
          <table:table-cell table:formula="of:=[.$L$2]*[.G1620]^3+[.$L$3]*[.G1620]^2+[.$K$4]*[.G1620]+[.$K$5]" office:value-type="float" office:value="71.8573460514613" calcext:value-type="float">
            <text:p>71,8573460514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9" calcext:value-type="float">
            <text:p>1619</text:p>
          </table:table-cell>
          <table:table-cell table:formula="of:=[.$L$2]*[.G1621]^3+[.$L$3]*[.G1621]^2+[.$K$4]*[.G1621]+[.$K$5]" office:value-type="float" office:value="71.8856540594465" calcext:value-type="float">
            <text:p>71,8856540594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0" calcext:value-type="float">
            <text:p>1620</text:p>
          </table:table-cell>
          <table:table-cell table:formula="of:=[.$L$2]*[.G1622]^3+[.$L$3]*[.G1622]^2+[.$K$4]*[.G1622]+[.$K$5]" office:value-type="float" office:value="71.9139603918902" calcext:value-type="float">
            <text:p>71,91396039189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1" calcext:value-type="float">
            <text:p>1621</text:p>
          </table:table-cell>
          <table:table-cell table:formula="of:=[.$L$2]*[.G1623]^3+[.$L$3]*[.G1623]^2+[.$K$4]*[.G1623]+[.$K$5]" office:value-type="float" office:value="71.9422650803638" calcext:value-type="float">
            <text:p>71,9422650803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2" calcext:value-type="float">
            <text:p>1622</text:p>
          </table:table-cell>
          <table:table-cell table:formula="of:=[.$L$2]*[.G1624]^3+[.$L$3]*[.G1624]^2+[.$K$4]*[.G1624]+[.$K$5]" office:value-type="float" office:value="71.9705681564391" calcext:value-type="float">
            <text:p>71,97056815643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3" calcext:value-type="float">
            <text:p>1623</text:p>
          </table:table-cell>
          <table:table-cell table:formula="of:=[.$L$2]*[.G1625]^3+[.$L$3]*[.G1625]^2+[.$K$4]*[.G1625]+[.$K$5]" office:value-type="float" office:value="71.9988696516875" calcext:value-type="float">
            <text:p>71,9988696516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4" calcext:value-type="float">
            <text:p>1624</text:p>
          </table:table-cell>
          <table:table-cell table:formula="of:=[.$L$2]*[.G1626]^3+[.$L$3]*[.G1626]^2+[.$K$4]*[.G1626]+[.$K$5]" office:value-type="float" office:value="72.0271695976806" calcext:value-type="float">
            <text:p>72,0271695976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[.$L$2]*[.G1627]^3+[.$L$3]*[.G1627]^2+[.$K$4]*[.G1627]+[.$K$5]" office:value-type="float" office:value="72.05546802599" calcext:value-type="float">
            <text:p>72,05546802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6" calcext:value-type="float">
            <text:p>1626</text:p>
          </table:table-cell>
          <table:table-cell table:formula="of:=[.$L$2]*[.G1628]^3+[.$L$3]*[.G1628]^2+[.$K$4]*[.G1628]+[.$K$5]" office:value-type="float" office:value="72.0837649681873" calcext:value-type="float">
            <text:p>72,0837649681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7" calcext:value-type="float">
            <text:p>1627</text:p>
          </table:table-cell>
          <table:table-cell table:formula="of:=[.$L$2]*[.G1629]^3+[.$L$3]*[.G1629]^2+[.$K$4]*[.G1629]+[.$K$5]" office:value-type="float" office:value="72.1120604558439" calcext:value-type="float">
            <text:p>72,1120604558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8" calcext:value-type="float">
            <text:p>1628</text:p>
          </table:table-cell>
          <table:table-cell table:formula="of:=[.$L$2]*[.G1630]^3+[.$L$3]*[.G1630]^2+[.$K$4]*[.G1630]+[.$K$5]" office:value-type="float" office:value="72.1403545205315" calcext:value-type="float">
            <text:p>72,1403545205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9" calcext:value-type="float">
            <text:p>1629</text:p>
          </table:table-cell>
          <table:table-cell table:formula="of:=[.$L$2]*[.G1631]^3+[.$L$3]*[.G1631]^2+[.$K$4]*[.G1631]+[.$K$5]" office:value-type="float" office:value="72.1686471938216" calcext:value-type="float">
            <text:p>72,16864719382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0" calcext:value-type="float">
            <text:p>1630</text:p>
          </table:table-cell>
          <table:table-cell table:formula="of:=[.$L$2]*[.G1632]^3+[.$L$3]*[.G1632]^2+[.$K$4]*[.G1632]+[.$K$5]" office:value-type="float" office:value="72.1969385072859" calcext:value-type="float">
            <text:p>72,19693850728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1" calcext:value-type="float">
            <text:p>1631</text:p>
          </table:table-cell>
          <table:table-cell table:formula="of:=[.$L$2]*[.G1633]^3+[.$L$3]*[.G1633]^2+[.$K$4]*[.G1633]+[.$K$5]" office:value-type="float" office:value="72.2252284924958" calcext:value-type="float">
            <text:p>72,2252284924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2" calcext:value-type="float">
            <text:p>1632</text:p>
          </table:table-cell>
          <table:table-cell table:formula="of:=[.$L$2]*[.G1634]^3+[.$L$3]*[.G1634]^2+[.$K$4]*[.G1634]+[.$K$5]" office:value-type="float" office:value="72.2535171810228" calcext:value-type="float">
            <text:p>72,2535171810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3" calcext:value-type="float">
            <text:p>1633</text:p>
          </table:table-cell>
          <table:table-cell table:formula="of:=[.$L$2]*[.G1635]^3+[.$L$3]*[.G1635]^2+[.$K$4]*[.G1635]+[.$K$5]" office:value-type="float" office:value="72.2818046044387" calcext:value-type="float">
            <text:p>72,2818046044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4" calcext:value-type="float">
            <text:p>1634</text:p>
          </table:table-cell>
          <table:table-cell table:formula="of:=[.$L$2]*[.G1636]^3+[.$L$3]*[.G1636]^2+[.$K$4]*[.G1636]+[.$K$5]" office:value-type="float" office:value="72.310090794315" calcext:value-type="float">
            <text:p>72,310090794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5" calcext:value-type="float">
            <text:p>1635</text:p>
          </table:table-cell>
          <table:table-cell table:formula="of:=[.$L$2]*[.G1637]^3+[.$L$3]*[.G1637]^2+[.$K$4]*[.G1637]+[.$K$5]" office:value-type="float" office:value="72.3383757822231" calcext:value-type="float">
            <text:p>72,3383757822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6" calcext:value-type="float">
            <text:p>1636</text:p>
          </table:table-cell>
          <table:table-cell table:formula="of:=[.$L$2]*[.G1638]^3+[.$L$3]*[.G1638]^2+[.$K$4]*[.G1638]+[.$K$5]" office:value-type="float" office:value="72.3666595997347" calcext:value-type="float">
            <text:p>72,36665959973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7" calcext:value-type="float">
            <text:p>1637</text:p>
          </table:table-cell>
          <table:table-cell table:formula="of:=[.$L$2]*[.G1639]^3+[.$L$3]*[.G1639]^2+[.$K$4]*[.G1639]+[.$K$5]" office:value-type="float" office:value="72.3949422784213" calcext:value-type="float">
            <text:p>72,3949422784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8" calcext:value-type="float">
            <text:p>1638</text:p>
          </table:table-cell>
          <table:table-cell table:formula="of:=[.$L$2]*[.G1640]^3+[.$L$3]*[.G1640]^2+[.$K$4]*[.G1640]+[.$K$5]" office:value-type="float" office:value="72.4232238498545" calcext:value-type="float">
            <text:p>72,4232238498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9" calcext:value-type="float">
            <text:p>1639</text:p>
          </table:table-cell>
          <table:table-cell table:formula="of:=[.$L$2]*[.G1641]^3+[.$L$3]*[.G1641]^2+[.$K$4]*[.G1641]+[.$K$5]" office:value-type="float" office:value="72.4515043456059" calcext:value-type="float">
            <text:p>72,4515043456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0" calcext:value-type="float">
            <text:p>1640</text:p>
          </table:table-cell>
          <table:table-cell table:formula="of:=[.$L$2]*[.G1642]^3+[.$L$3]*[.G1642]^2+[.$K$4]*[.G1642]+[.$K$5]" office:value-type="float" office:value="72.479783797247" calcext:value-type="float">
            <text:p>72,479783797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1" calcext:value-type="float">
            <text:p>1641</text:p>
          </table:table-cell>
          <table:table-cell table:formula="of:=[.$L$2]*[.G1643]^3+[.$L$3]*[.G1643]^2+[.$K$4]*[.G1643]+[.$K$5]" office:value-type="float" office:value="72.5080622363494" calcext:value-type="float">
            <text:p>72,5080622363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2" calcext:value-type="float">
            <text:p>1642</text:p>
          </table:table-cell>
          <table:table-cell table:formula="of:=[.$L$2]*[.G1644]^3+[.$L$3]*[.G1644]^2+[.$K$4]*[.G1644]+[.$K$5]" office:value-type="float" office:value="72.5363396944847" calcext:value-type="float">
            <text:p>72,53633969448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3" calcext:value-type="float">
            <text:p>1643</text:p>
          </table:table-cell>
          <table:table-cell table:formula="of:=[.$L$2]*[.G1645]^3+[.$L$3]*[.G1645]^2+[.$K$4]*[.G1645]+[.$K$5]" office:value-type="float" office:value="72.5646162032243" calcext:value-type="float">
            <text:p>72,5646162032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4" calcext:value-type="float">
            <text:p>1644</text:p>
          </table:table-cell>
          <table:table-cell table:formula="of:=[.$L$2]*[.G1646]^3+[.$L$3]*[.G1646]^2+[.$K$4]*[.G1646]+[.$K$5]" office:value-type="float" office:value="72.5928917941399" calcext:value-type="float">
            <text:p>72,5928917941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5" calcext:value-type="float">
            <text:p>1645</text:p>
          </table:table-cell>
          <table:table-cell table:formula="of:=[.$L$2]*[.G1647]^3+[.$L$3]*[.G1647]^2+[.$K$4]*[.G1647]+[.$K$5]" office:value-type="float" office:value="72.6211664988031" calcext:value-type="float">
            <text:p>72,62116649880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6" calcext:value-type="float">
            <text:p>1646</text:p>
          </table:table-cell>
          <table:table-cell table:formula="of:=[.$L$2]*[.G1648]^3+[.$L$3]*[.G1648]^2+[.$K$4]*[.G1648]+[.$K$5]" office:value-type="float" office:value="72.6494403487853" calcext:value-type="float">
            <text:p>72,6494403487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7" calcext:value-type="float">
            <text:p>1647</text:p>
          </table:table-cell>
          <table:table-cell table:formula="of:=[.$L$2]*[.G1649]^3+[.$L$3]*[.G1649]^2+[.$K$4]*[.G1649]+[.$K$5]" office:value-type="float" office:value="72.6777133756582" calcext:value-type="float">
            <text:p>72,6777133756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8" calcext:value-type="float">
            <text:p>1648</text:p>
          </table:table-cell>
          <table:table-cell table:formula="of:=[.$L$2]*[.G1650]^3+[.$L$3]*[.G1650]^2+[.$K$4]*[.G1650]+[.$K$5]" office:value-type="float" office:value="72.7059856109933" calcext:value-type="float">
            <text:p>72,7059856109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9" calcext:value-type="float">
            <text:p>1649</text:p>
          </table:table-cell>
          <table:table-cell table:formula="of:=[.$L$2]*[.G1651]^3+[.$L$3]*[.G1651]^2+[.$K$4]*[.G1651]+[.$K$5]" office:value-type="float" office:value="72.7342570863623" calcext:value-type="float">
            <text:p>72,73425708636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0" calcext:value-type="float">
            <text:p>1650</text:p>
          </table:table-cell>
          <table:table-cell table:formula="of:=[.$L$2]*[.G1652]^3+[.$L$3]*[.G1652]^2+[.$K$4]*[.G1652]+[.$K$5]" office:value-type="float" office:value="72.7625278333366" calcext:value-type="float">
            <text:p>72,7625278333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1" calcext:value-type="float">
            <text:p>1651</text:p>
          </table:table-cell>
          <table:table-cell table:formula="of:=[.$L$2]*[.G1653]^3+[.$L$3]*[.G1653]^2+[.$K$4]*[.G1653]+[.$K$5]" office:value-type="float" office:value="72.7907978834877" calcext:value-type="float">
            <text:p>72,7907978834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2" calcext:value-type="float">
            <text:p>1652</text:p>
          </table:table-cell>
          <table:table-cell table:formula="of:=[.$L$2]*[.G1654]^3+[.$L$3]*[.G1654]^2+[.$K$4]*[.G1654]+[.$K$5]" office:value-type="float" office:value="72.8190672683874" calcext:value-type="float">
            <text:p>72,8190672683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3" calcext:value-type="float">
            <text:p>1653</text:p>
          </table:table-cell>
          <table:table-cell table:formula="of:=[.$L$2]*[.G1655]^3+[.$L$3]*[.G1655]^2+[.$K$4]*[.G1655]+[.$K$5]" office:value-type="float" office:value="72.8473360196071" calcext:value-type="float">
            <text:p>72,8473360196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4" calcext:value-type="float">
            <text:p>1654</text:p>
          </table:table-cell>
          <table:table-cell table:formula="of:=[.$L$2]*[.G1656]^3+[.$L$3]*[.G1656]^2+[.$K$4]*[.G1656]+[.$K$5]" office:value-type="float" office:value="72.8756041687184" calcext:value-type="float">
            <text:p>72,8756041687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5" calcext:value-type="float">
            <text:p>1655</text:p>
          </table:table-cell>
          <table:table-cell table:formula="of:=[.$L$2]*[.G1657]^3+[.$L$3]*[.G1657]^2+[.$K$4]*[.G1657]+[.$K$5]" office:value-type="float" office:value="72.9038717472928" calcext:value-type="float">
            <text:p>72,9038717472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6" calcext:value-type="float">
            <text:p>1656</text:p>
          </table:table-cell>
          <table:table-cell table:formula="of:=[.$L$2]*[.G1658]^3+[.$L$3]*[.G1658]^2+[.$K$4]*[.G1658]+[.$K$5]" office:value-type="float" office:value="72.9321387869021" calcext:value-type="float">
            <text:p>72,93213878690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7" calcext:value-type="float">
            <text:p>1657</text:p>
          </table:table-cell>
          <table:table-cell table:formula="of:=[.$L$2]*[.G1659]^3+[.$L$3]*[.G1659]^2+[.$K$4]*[.G1659]+[.$K$5]" office:value-type="float" office:value="72.9604053191175" calcext:value-type="float">
            <text:p>72,9604053191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8" calcext:value-type="float">
            <text:p>1658</text:p>
          </table:table-cell>
          <table:table-cell table:formula="of:=[.$L$2]*[.G1660]^3+[.$L$3]*[.G1660]^2+[.$K$4]*[.G1660]+[.$K$5]" office:value-type="float" office:value="72.9886713755109" calcext:value-type="float">
            <text:p>72,9886713755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9" calcext:value-type="float">
            <text:p>1659</text:p>
          </table:table-cell>
          <table:table-cell table:formula="of:=[.$L$2]*[.G1661]^3+[.$L$3]*[.G1661]^2+[.$K$4]*[.G1661]+[.$K$5]" office:value-type="float" office:value="73.0169369876536" calcext:value-type="float">
            <text:p>73,0169369876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0" calcext:value-type="float">
            <text:p>1660</text:p>
          </table:table-cell>
          <table:table-cell table:formula="of:=[.$L$2]*[.G1662]^3+[.$L$3]*[.G1662]^2+[.$K$4]*[.G1662]+[.$K$5]" office:value-type="float" office:value="73.0452021871173" calcext:value-type="float">
            <text:p>73,04520218711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1" calcext:value-type="float">
            <text:p>1661</text:p>
          </table:table-cell>
          <table:table-cell table:formula="of:=[.$L$2]*[.G1663]^3+[.$L$3]*[.G1663]^2+[.$K$4]*[.G1663]+[.$K$5]" office:value-type="float" office:value="73.0734670054736" calcext:value-type="float">
            <text:p>73,0734670054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2" calcext:value-type="float">
            <text:p>1662</text:p>
          </table:table-cell>
          <table:table-cell table:formula="of:=[.$L$2]*[.G1664]^3+[.$L$3]*[.G1664]^2+[.$K$4]*[.G1664]+[.$K$5]" office:value-type="float" office:value="73.101731474294" calcext:value-type="float">
            <text:p>73,101731474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3" calcext:value-type="float">
            <text:p>1663</text:p>
          </table:table-cell>
          <table:table-cell table:formula="of:=[.$L$2]*[.G1665]^3+[.$L$3]*[.G1665]^2+[.$K$4]*[.G1665]+[.$K$5]" office:value-type="float" office:value="73.1299956251501" calcext:value-type="float">
            <text:p>73,1299956251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4" calcext:value-type="float">
            <text:p>1664</text:p>
          </table:table-cell>
          <table:table-cell table:formula="of:=[.$L$2]*[.G1666]^3+[.$L$3]*[.G1666]^2+[.$K$4]*[.G1666]+[.$K$5]" office:value-type="float" office:value="73.1582594896133" calcext:value-type="float">
            <text:p>73,15825948961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5" calcext:value-type="float">
            <text:p>1665</text:p>
          </table:table-cell>
          <table:table-cell table:formula="of:=[.$L$2]*[.G1667]^3+[.$L$3]*[.G1667]^2+[.$K$4]*[.G1667]+[.$K$5]" office:value-type="float" office:value="73.1865230992554" calcext:value-type="float">
            <text:p>73,18652309925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6" calcext:value-type="float">
            <text:p>1666</text:p>
          </table:table-cell>
          <table:table-cell table:formula="of:=[.$L$2]*[.G1668]^3+[.$L$3]*[.G1668]^2+[.$K$4]*[.G1668]+[.$K$5]" office:value-type="float" office:value="73.2147864856478" calcext:value-type="float">
            <text:p>73,21478648564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7" calcext:value-type="float">
            <text:p>1667</text:p>
          </table:table-cell>
          <table:table-cell table:formula="of:=[.$L$2]*[.G1669]^3+[.$L$3]*[.G1669]^2+[.$K$4]*[.G1669]+[.$K$5]" office:value-type="float" office:value="73.2430496803622" calcext:value-type="float">
            <text:p>73,24304968036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8" calcext:value-type="float">
            <text:p>1668</text:p>
          </table:table-cell>
          <table:table-cell table:formula="of:=[.$L$2]*[.G1670]^3+[.$L$3]*[.G1670]^2+[.$K$4]*[.G1670]+[.$K$5]" office:value-type="float" office:value="73.27131271497" calcext:value-type="float">
            <text:p>73,27131271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9" calcext:value-type="float">
            <text:p>1669</text:p>
          </table:table-cell>
          <table:table-cell table:formula="of:=[.$L$2]*[.G1671]^3+[.$L$3]*[.G1671]^2+[.$K$4]*[.G1671]+[.$K$5]" office:value-type="float" office:value="73.2995756210429" calcext:value-type="float">
            <text:p>73,2995756210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0" calcext:value-type="float">
            <text:p>1670</text:p>
          </table:table-cell>
          <table:table-cell table:formula="of:=[.$L$2]*[.G1672]^3+[.$L$3]*[.G1672]^2+[.$K$4]*[.G1672]+[.$K$5]" office:value-type="float" office:value="73.3278384301523" calcext:value-type="float">
            <text:p>73,3278384301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1" calcext:value-type="float">
            <text:p>1671</text:p>
          </table:table-cell>
          <table:table-cell table:formula="of:=[.$L$2]*[.G1673]^3+[.$L$3]*[.G1673]^2+[.$K$4]*[.G1673]+[.$K$5]" office:value-type="float" office:value="73.35610117387" calcext:value-type="float">
            <text:p>73,35610117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2" calcext:value-type="float">
            <text:p>1672</text:p>
          </table:table-cell>
          <table:table-cell table:formula="of:=[.$L$2]*[.G1674]^3+[.$L$3]*[.G1674]^2+[.$K$4]*[.G1674]+[.$K$5]" office:value-type="float" office:value="73.3843638837674" calcext:value-type="float">
            <text:p>73,3843638837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3" calcext:value-type="float">
            <text:p>1673</text:p>
          </table:table-cell>
          <table:table-cell table:formula="of:=[.$L$2]*[.G1675]^3+[.$L$3]*[.G1675]^2+[.$K$4]*[.G1675]+[.$K$5]" office:value-type="float" office:value="73.4126265914161" calcext:value-type="float">
            <text:p>73,41262659141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4" calcext:value-type="float">
            <text:p>1674</text:p>
          </table:table-cell>
          <table:table-cell table:formula="of:=[.$L$2]*[.G1676]^3+[.$L$3]*[.G1676]^2+[.$K$4]*[.G1676]+[.$K$5]" office:value-type="float" office:value="73.4408893283876" calcext:value-type="float">
            <text:p>73,44088932838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5" calcext:value-type="float">
            <text:p>1675</text:p>
          </table:table-cell>
          <table:table-cell table:formula="of:=[.$L$2]*[.G1677]^3+[.$L$3]*[.G1677]^2+[.$K$4]*[.G1677]+[.$K$5]" office:value-type="float" office:value="73.4691521262536" calcext:value-type="float">
            <text:p>73,4691521262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6" calcext:value-type="float">
            <text:p>1676</text:p>
          </table:table-cell>
          <table:table-cell table:formula="of:=[.$L$2]*[.G1678]^3+[.$L$3]*[.G1678]^2+[.$K$4]*[.G1678]+[.$K$5]" office:value-type="float" office:value="73.4974150165855" calcext:value-type="float">
            <text:p>73,4974150165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7" calcext:value-type="float">
            <text:p>1677</text:p>
          </table:table-cell>
          <table:table-cell table:formula="of:=[.$L$2]*[.G1679]^3+[.$L$3]*[.G1679]^2+[.$K$4]*[.G1679]+[.$K$5]" office:value-type="float" office:value="73.525678030955" calcext:value-type="float">
            <text:p>73,525678030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8" calcext:value-type="float">
            <text:p>1678</text:p>
          </table:table-cell>
          <table:table-cell table:formula="of:=[.$L$2]*[.G1680]^3+[.$L$3]*[.G1680]^2+[.$K$4]*[.G1680]+[.$K$5]" office:value-type="float" office:value="73.5539412009337" calcext:value-type="float">
            <text:p>73,5539412009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9" calcext:value-type="float">
            <text:p>1679</text:p>
          </table:table-cell>
          <table:table-cell table:formula="of:=[.$L$2]*[.G1681]^3+[.$L$3]*[.G1681]^2+[.$K$4]*[.G1681]+[.$K$5]" office:value-type="float" office:value="73.5822045580929" calcext:value-type="float">
            <text:p>73,58220455809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0" calcext:value-type="float">
            <text:p>1680</text:p>
          </table:table-cell>
          <table:table-cell table:formula="of:=[.$L$2]*[.G1682]^3+[.$L$3]*[.G1682]^2+[.$K$4]*[.G1682]+[.$K$5]" office:value-type="float" office:value="73.6104681340045" calcext:value-type="float">
            <text:p>73,61046813400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1" calcext:value-type="float">
            <text:p>1681</text:p>
          </table:table-cell>
          <table:table-cell table:formula="of:=[.$L$2]*[.G1683]^3+[.$L$3]*[.G1683]^2+[.$K$4]*[.G1683]+[.$K$5]" office:value-type="float" office:value="73.6387319602398" calcext:value-type="float">
            <text:p>73,63873196023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2" calcext:value-type="float">
            <text:p>1682</text:p>
          </table:table-cell>
          <table:table-cell table:formula="of:=[.$L$2]*[.G1684]^3+[.$L$3]*[.G1684]^2+[.$K$4]*[.G1684]+[.$K$5]" office:value-type="float" office:value="73.6669960683705" calcext:value-type="float">
            <text:p>73,6669960683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3" calcext:value-type="float">
            <text:p>1683</text:p>
          </table:table-cell>
          <table:table-cell table:formula="of:=[.$L$2]*[.G1685]^3+[.$L$3]*[.G1685]^2+[.$K$4]*[.G1685]+[.$K$5]" office:value-type="float" office:value="73.6952604899681" calcext:value-type="float">
            <text:p>73,6952604899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4" calcext:value-type="float">
            <text:p>1684</text:p>
          </table:table-cell>
          <table:table-cell table:formula="of:=[.$L$2]*[.G1686]^3+[.$L$3]*[.G1686]^2+[.$K$4]*[.G1686]+[.$K$5]" office:value-type="float" office:value="73.7235252566042" calcext:value-type="float">
            <text:p>73,7235252566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5" calcext:value-type="float">
            <text:p>1685</text:p>
          </table:table-cell>
          <table:table-cell table:formula="of:=[.$L$2]*[.G1687]^3+[.$L$3]*[.G1687]^2+[.$K$4]*[.G1687]+[.$K$5]" office:value-type="float" office:value="73.7517903998504" calcext:value-type="float">
            <text:p>73,7517903998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6" calcext:value-type="float">
            <text:p>1686</text:p>
          </table:table-cell>
          <table:table-cell table:formula="of:=[.$L$2]*[.G1688]^3+[.$L$3]*[.G1688]^2+[.$K$4]*[.G1688]+[.$K$5]" office:value-type="float" office:value="73.7800559512781" calcext:value-type="float">
            <text:p>73,78005595127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7" calcext:value-type="float">
            <text:p>1687</text:p>
          </table:table-cell>
          <table:table-cell table:formula="of:=[.$L$2]*[.G1689]^3+[.$L$3]*[.G1689]^2+[.$K$4]*[.G1689]+[.$K$5]" office:value-type="float" office:value="73.8083219424591" calcext:value-type="float">
            <text:p>73,80832194245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8" calcext:value-type="float">
            <text:p>1688</text:p>
          </table:table-cell>
          <table:table-cell table:formula="of:=[.$L$2]*[.G1690]^3+[.$L$3]*[.G1690]^2+[.$K$4]*[.G1690]+[.$K$5]" office:value-type="float" office:value="73.8365884049648" calcext:value-type="float">
            <text:p>73,8365884049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9" calcext:value-type="float">
            <text:p>1689</text:p>
          </table:table-cell>
          <table:table-cell table:formula="of:=[.$L$2]*[.G1691]^3+[.$L$3]*[.G1691]^2+[.$K$4]*[.G1691]+[.$K$5]" office:value-type="float" office:value="73.8648553703668" calcext:value-type="float">
            <text:p>73,8648553703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0" calcext:value-type="float">
            <text:p>1690</text:p>
          </table:table-cell>
          <table:table-cell table:formula="of:=[.$L$2]*[.G1692]^3+[.$L$3]*[.G1692]^2+[.$K$4]*[.G1692]+[.$K$5]" office:value-type="float" office:value="73.8931228702366" calcext:value-type="float">
            <text:p>73,8931228702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1" calcext:value-type="float">
            <text:p>1691</text:p>
          </table:table-cell>
          <table:table-cell table:formula="of:=[.$L$2]*[.G1693]^3+[.$L$3]*[.G1693]^2+[.$K$4]*[.G1693]+[.$K$5]" office:value-type="float" office:value="73.921390936146" calcext:value-type="float">
            <text:p>73,921390936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2" calcext:value-type="float">
            <text:p>1692</text:p>
          </table:table-cell>
          <table:table-cell table:formula="of:=[.$L$2]*[.G1694]^3+[.$L$3]*[.G1694]^2+[.$K$4]*[.G1694]+[.$K$5]" office:value-type="float" office:value="73.9496595996662" calcext:value-type="float">
            <text:p>73,9496595996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3" calcext:value-type="float">
            <text:p>1693</text:p>
          </table:table-cell>
          <table:table-cell table:formula="of:=[.$L$2]*[.G1695]^3+[.$L$3]*[.G1695]^2+[.$K$4]*[.G1695]+[.$K$5]" office:value-type="float" office:value="73.9779288923691" calcext:value-type="float">
            <text:p>73,9779288923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4" calcext:value-type="float">
            <text:p>1694</text:p>
          </table:table-cell>
          <table:table-cell table:formula="of:=[.$L$2]*[.G1696]^3+[.$L$3]*[.G1696]^2+[.$K$4]*[.G1696]+[.$K$5]" office:value-type="float" office:value="74.006198845826" calcext:value-type="float">
            <text:p>74,006198845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5" calcext:value-type="float">
            <text:p>1695</text:p>
          </table:table-cell>
          <table:table-cell table:formula="of:=[.$L$2]*[.G1697]^3+[.$L$3]*[.G1697]^2+[.$K$4]*[.G1697]+[.$K$5]" office:value-type="float" office:value="74.0344694916087" calcext:value-type="float">
            <text:p>74,0344694916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6" calcext:value-type="float">
            <text:p>1696</text:p>
          </table:table-cell>
          <table:table-cell table:formula="of:=[.$L$2]*[.G1698]^3+[.$L$3]*[.G1698]^2+[.$K$4]*[.G1698]+[.$K$5]" office:value-type="float" office:value="74.0627408612885" calcext:value-type="float">
            <text:p>74,0627408612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7" calcext:value-type="float">
            <text:p>1697</text:p>
          </table:table-cell>
          <table:table-cell table:formula="of:=[.$L$2]*[.G1699]^3+[.$L$3]*[.G1699]^2+[.$K$4]*[.G1699]+[.$K$5]" office:value-type="float" office:value="74.0910129864372" calcext:value-type="float">
            <text:p>74,0910129864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8" calcext:value-type="float">
            <text:p>1698</text:p>
          </table:table-cell>
          <table:table-cell table:formula="of:=[.$L$2]*[.G1700]^3+[.$L$3]*[.G1700]^2+[.$K$4]*[.G1700]+[.$K$5]" office:value-type="float" office:value="74.1192858986263" calcext:value-type="float">
            <text:p>74,1192858986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9" calcext:value-type="float">
            <text:p>1699</text:p>
          </table:table-cell>
          <table:table-cell table:formula="of:=[.$L$2]*[.G1701]^3+[.$L$3]*[.G1701]^2+[.$K$4]*[.G1701]+[.$K$5]" office:value-type="float" office:value="74.1475596294273" calcext:value-type="float">
            <text:p>74,14755962942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0" calcext:value-type="float">
            <text:p>1700</text:p>
          </table:table-cell>
          <table:table-cell table:formula="of:=[.$L$2]*[.G1702]^3+[.$L$3]*[.G1702]^2+[.$K$4]*[.G1702]+[.$K$5]" office:value-type="float" office:value="74.1758342104118" calcext:value-type="float">
            <text:p>74,1758342104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1" calcext:value-type="float">
            <text:p>1701</text:p>
          </table:table-cell>
          <table:table-cell table:formula="of:=[.$L$2]*[.G1703]^3+[.$L$3]*[.G1703]^2+[.$K$4]*[.G1703]+[.$K$5]" office:value-type="float" office:value="74.2041096731513" calcext:value-type="float">
            <text:p>74,2041096731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2" calcext:value-type="float">
            <text:p>1702</text:p>
          </table:table-cell>
          <table:table-cell table:formula="of:=[.$L$2]*[.G1704]^3+[.$L$3]*[.G1704]^2+[.$K$4]*[.G1704]+[.$K$5]" office:value-type="float" office:value="74.2323860492175" calcext:value-type="float">
            <text:p>74,2323860492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3" calcext:value-type="float">
            <text:p>1703</text:p>
          </table:table-cell>
          <table:table-cell table:formula="of:=[.$L$2]*[.G1705]^3+[.$L$3]*[.G1705]^2+[.$K$4]*[.G1705]+[.$K$5]" office:value-type="float" office:value="74.2606633701819" calcext:value-type="float">
            <text:p>74,2606633701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4" calcext:value-type="float">
            <text:p>1704</text:p>
          </table:table-cell>
          <table:table-cell table:formula="of:=[.$L$2]*[.G1706]^3+[.$L$3]*[.G1706]^2+[.$K$4]*[.G1706]+[.$K$5]" office:value-type="float" office:value="74.288941667616" calcext:value-type="float">
            <text:p>74,288941667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5" calcext:value-type="float">
            <text:p>1705</text:p>
          </table:table-cell>
          <table:table-cell table:formula="of:=[.$L$2]*[.G1707]^3+[.$L$3]*[.G1707]^2+[.$K$4]*[.G1707]+[.$K$5]" office:value-type="float" office:value="74.3172209730914" calcext:value-type="float">
            <text:p>74,3172209730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6" calcext:value-type="float">
            <text:p>1706</text:p>
          </table:table-cell>
          <table:table-cell table:formula="of:=[.$L$2]*[.G1708]^3+[.$L$3]*[.G1708]^2+[.$K$4]*[.G1708]+[.$K$5]" office:value-type="float" office:value="74.3455013181797" calcext:value-type="float">
            <text:p>74,3455013181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7" calcext:value-type="float">
            <text:p>1707</text:p>
          </table:table-cell>
          <table:table-cell table:formula="of:=[.$L$2]*[.G1709]^3+[.$L$3]*[.G1709]^2+[.$K$4]*[.G1709]+[.$K$5]" office:value-type="float" office:value="74.3737827344524" calcext:value-type="float">
            <text:p>74,3737827344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8" calcext:value-type="float">
            <text:p>1708</text:p>
          </table:table-cell>
          <table:table-cell table:formula="of:=[.$L$2]*[.G1710]^3+[.$L$3]*[.G1710]^2+[.$K$4]*[.G1710]+[.$K$5]" office:value-type="float" office:value="74.4020652534811" calcext:value-type="float">
            <text:p>74,4020652534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9" calcext:value-type="float">
            <text:p>1709</text:p>
          </table:table-cell>
          <table:table-cell table:formula="of:=[.$L$2]*[.G1711]^3+[.$L$3]*[.G1711]^2+[.$K$4]*[.G1711]+[.$K$5]" office:value-type="float" office:value="74.4303489068374" calcext:value-type="float">
            <text:p>74,4303489068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0" calcext:value-type="float">
            <text:p>1710</text:p>
          </table:table-cell>
          <table:table-cell table:formula="of:=[.$L$2]*[.G1712]^3+[.$L$3]*[.G1712]^2+[.$K$4]*[.G1712]+[.$K$5]" office:value-type="float" office:value="74.4586337260928" calcext:value-type="float">
            <text:p>74,4586337260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1" calcext:value-type="float">
            <text:p>1711</text:p>
          </table:table-cell>
          <table:table-cell table:formula="of:=[.$L$2]*[.G1713]^3+[.$L$3]*[.G1713]^2+[.$K$4]*[.G1713]+[.$K$5]" office:value-type="float" office:value="74.4869197428189" calcext:value-type="float">
            <text:p>74,48691974281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2" calcext:value-type="float">
            <text:p>1712</text:p>
          </table:table-cell>
          <table:table-cell table:formula="of:=[.$L$2]*[.G1714]^3+[.$L$3]*[.G1714]^2+[.$K$4]*[.G1714]+[.$K$5]" office:value-type="float" office:value="74.5152069885873" calcext:value-type="float">
            <text:p>74,5152069885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3" calcext:value-type="float">
            <text:p>1713</text:p>
          </table:table-cell>
          <table:table-cell table:formula="of:=[.$L$2]*[.G1715]^3+[.$L$3]*[.G1715]^2+[.$K$4]*[.G1715]+[.$K$5]" office:value-type="float" office:value="74.5434954949694" calcext:value-type="float">
            <text:p>74,5434954949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4" calcext:value-type="float">
            <text:p>1714</text:p>
          </table:table-cell>
          <table:table-cell table:formula="of:=[.$L$2]*[.G1716]^3+[.$L$3]*[.G1716]^2+[.$K$4]*[.G1716]+[.$K$5]" office:value-type="float" office:value="74.571785293537" calcext:value-type="float">
            <text:p>74,571785293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5" calcext:value-type="float">
            <text:p>1715</text:p>
          </table:table-cell>
          <table:table-cell table:formula="of:=[.$L$2]*[.G1717]^3+[.$L$3]*[.G1717]^2+[.$K$4]*[.G1717]+[.$K$5]" office:value-type="float" office:value="74.6000764158614" calcext:value-type="float">
            <text:p>74,6000764158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6" calcext:value-type="float">
            <text:p>1716</text:p>
          </table:table-cell>
          <table:table-cell table:formula="of:=[.$L$2]*[.G1718]^3+[.$L$3]*[.G1718]^2+[.$K$4]*[.G1718]+[.$K$5]" office:value-type="float" office:value="74.6283688935144" calcext:value-type="float">
            <text:p>74,6283688935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7" calcext:value-type="float">
            <text:p>1717</text:p>
          </table:table-cell>
          <table:table-cell table:formula="of:=[.$L$2]*[.G1719]^3+[.$L$3]*[.G1719]^2+[.$K$4]*[.G1719]+[.$K$5]" office:value-type="float" office:value="74.6566627580675" calcext:value-type="float">
            <text:p>74,6566627580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8" calcext:value-type="float">
            <text:p>1718</text:p>
          </table:table-cell>
          <table:table-cell table:formula="of:=[.$L$2]*[.G1720]^3+[.$L$3]*[.G1720]^2+[.$K$4]*[.G1720]+[.$K$5]" office:value-type="float" office:value="74.6849580410921" calcext:value-type="float">
            <text:p>74,6849580410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9" calcext:value-type="float">
            <text:p>1719</text:p>
          </table:table-cell>
          <table:table-cell table:formula="of:=[.$L$2]*[.G1721]^3+[.$L$3]*[.G1721]^2+[.$K$4]*[.G1721]+[.$K$5]" office:value-type="float" office:value="74.71325477416" calcext:value-type="float">
            <text:p>74,713254774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0" calcext:value-type="float">
            <text:p>1720</text:p>
          </table:table-cell>
          <table:table-cell table:formula="of:=[.$L$2]*[.G1722]^3+[.$L$3]*[.G1722]^2+[.$K$4]*[.G1722]+[.$K$5]" office:value-type="float" office:value="74.7415529888426" calcext:value-type="float">
            <text:p>74,7415529888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1" calcext:value-type="float">
            <text:p>1721</text:p>
          </table:table-cell>
          <table:table-cell table:formula="of:=[.$L$2]*[.G1723]^3+[.$L$3]*[.G1723]^2+[.$K$4]*[.G1723]+[.$K$5]" office:value-type="float" office:value="74.7698527167116" calcext:value-type="float">
            <text:p>74,7698527167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2" calcext:value-type="float">
            <text:p>1722</text:p>
          </table:table-cell>
          <table:table-cell table:formula="of:=[.$L$2]*[.G1724]^3+[.$L$3]*[.G1724]^2+[.$K$4]*[.G1724]+[.$K$5]" office:value-type="float" office:value="74.7981539893384" calcext:value-type="float">
            <text:p>74,7981539893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3" calcext:value-type="float">
            <text:p>1723</text:p>
          </table:table-cell>
          <table:table-cell table:formula="of:=[.$L$2]*[.G1725]^3+[.$L$3]*[.G1725]^2+[.$K$4]*[.G1725]+[.$K$5]" office:value-type="float" office:value="74.8264568382947" calcext:value-type="float">
            <text:p>74,8264568382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4" calcext:value-type="float">
            <text:p>1724</text:p>
          </table:table-cell>
          <table:table-cell table:formula="of:=[.$L$2]*[.G1726]^3+[.$L$3]*[.G1726]^2+[.$K$4]*[.G1726]+[.$K$5]" office:value-type="float" office:value="74.8547612951519" calcext:value-type="float">
            <text:p>74,8547612951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5" calcext:value-type="float">
            <text:p>1725</text:p>
          </table:table-cell>
          <table:table-cell table:formula="of:=[.$L$2]*[.G1727]^3+[.$L$3]*[.G1727]^2+[.$K$4]*[.G1727]+[.$K$5]" office:value-type="float" office:value="74.8830673914818" calcext:value-type="float">
            <text:p>74,8830673914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6" calcext:value-type="float">
            <text:p>1726</text:p>
          </table:table-cell>
          <table:table-cell table:formula="of:=[.$L$2]*[.G1728]^3+[.$L$3]*[.G1728]^2+[.$K$4]*[.G1728]+[.$K$5]" office:value-type="float" office:value="74.9113751588557" calcext:value-type="float">
            <text:p>74,9113751588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7" calcext:value-type="float">
            <text:p>1727</text:p>
          </table:table-cell>
          <table:table-cell table:formula="of:=[.$L$2]*[.G1729]^3+[.$L$3]*[.G1729]^2+[.$K$4]*[.G1729]+[.$K$5]" office:value-type="float" office:value="74.9396846288454" calcext:value-type="float">
            <text:p>74,9396846288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8" calcext:value-type="float">
            <text:p>1728</text:p>
          </table:table-cell>
          <table:table-cell table:formula="of:=[.$L$2]*[.G1730]^3+[.$L$3]*[.G1730]^2+[.$K$4]*[.G1730]+[.$K$5]" office:value-type="float" office:value="74.9679958330223" calcext:value-type="float">
            <text:p>74,9679958330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9" calcext:value-type="float">
            <text:p>1729</text:p>
          </table:table-cell>
          <table:table-cell table:formula="of:=[.$L$2]*[.G1731]^3+[.$L$3]*[.G1731]^2+[.$K$4]*[.G1731]+[.$K$5]" office:value-type="float" office:value="74.996308802958" calcext:value-type="float">
            <text:p>74,996308802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0" calcext:value-type="float">
            <text:p>1730</text:p>
          </table:table-cell>
          <table:table-cell table:formula="of:=[.$L$2]*[.G1732]^3+[.$L$3]*[.G1732]^2+[.$K$4]*[.G1732]+[.$K$5]" office:value-type="float" office:value="75.0246235702242" calcext:value-type="float">
            <text:p>75,0246235702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1" calcext:value-type="float">
            <text:p>1731</text:p>
          </table:table-cell>
          <table:table-cell table:formula="of:=[.$L$2]*[.G1733]^3+[.$L$3]*[.G1733]^2+[.$K$4]*[.G1733]+[.$K$5]" office:value-type="float" office:value="75.0529401663923" calcext:value-type="float">
            <text:p>75,05294016639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2" calcext:value-type="float">
            <text:p>1732</text:p>
          </table:table-cell>
          <table:table-cell table:formula="of:=[.$L$2]*[.G1734]^3+[.$L$3]*[.G1734]^2+[.$K$4]*[.G1734]+[.$K$5]" office:value-type="float" office:value="75.0812586230338" calcext:value-type="float">
            <text:p>75,08125862303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3" calcext:value-type="float">
            <text:p>1733</text:p>
          </table:table-cell>
          <table:table-cell table:formula="of:=[.$L$2]*[.G1735]^3+[.$L$3]*[.G1735]^2+[.$K$4]*[.G1735]+[.$K$5]" office:value-type="float" office:value="75.1095789717205" calcext:value-type="float">
            <text:p>75,1095789717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4" calcext:value-type="float">
            <text:p>1734</text:p>
          </table:table-cell>
          <table:table-cell table:formula="of:=[.$L$2]*[.G1736]^3+[.$L$3]*[.G1736]^2+[.$K$4]*[.G1736]+[.$K$5]" office:value-type="float" office:value="75.1379012440238" calcext:value-type="float">
            <text:p>75,1379012440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5" calcext:value-type="float">
            <text:p>1735</text:p>
          </table:table-cell>
          <table:table-cell table:formula="of:=[.$L$2]*[.G1737]^3+[.$L$3]*[.G1737]^2+[.$K$4]*[.G1737]+[.$K$5]" office:value-type="float" office:value="75.1662254715153" calcext:value-type="float">
            <text:p>75,1662254715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6" calcext:value-type="float">
            <text:p>1736</text:p>
          </table:table-cell>
          <table:table-cell table:formula="of:=[.$L$2]*[.G1738]^3+[.$L$3]*[.G1738]^2+[.$K$4]*[.G1738]+[.$K$5]" office:value-type="float" office:value="75.1945516857665" calcext:value-type="float">
            <text:p>75,1945516857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7" calcext:value-type="float">
            <text:p>1737</text:p>
          </table:table-cell>
          <table:table-cell table:formula="of:=[.$L$2]*[.G1739]^3+[.$L$3]*[.G1739]^2+[.$K$4]*[.G1739]+[.$K$5]" office:value-type="float" office:value="75.2228799183491" calcext:value-type="float">
            <text:p>75,22287991834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8" calcext:value-type="float">
            <text:p>1738</text:p>
          </table:table-cell>
          <table:table-cell table:formula="of:=[.$L$2]*[.G1740]^3+[.$L$3]*[.G1740]^2+[.$K$4]*[.G1740]+[.$K$5]" office:value-type="float" office:value="75.2512102008345" calcext:value-type="float">
            <text:p>75,2512102008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9" calcext:value-type="float">
            <text:p>1739</text:p>
          </table:table-cell>
          <table:table-cell table:formula="of:=[.$L$2]*[.G1741]^3+[.$L$3]*[.G1741]^2+[.$K$4]*[.G1741]+[.$K$5]" office:value-type="float" office:value="75.2795425647944" calcext:value-type="float">
            <text:p>75,2795425647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0" calcext:value-type="float">
            <text:p>1740</text:p>
          </table:table-cell>
          <table:table-cell table:formula="of:=[.$L$2]*[.G1742]^3+[.$L$3]*[.G1742]^2+[.$K$4]*[.G1742]+[.$K$5]" office:value-type="float" office:value="75.3078770418004" calcext:value-type="float">
            <text:p>75,3078770418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1" calcext:value-type="float">
            <text:p>1741</text:p>
          </table:table-cell>
          <table:table-cell table:formula="of:=[.$L$2]*[.G1743]^3+[.$L$3]*[.G1743]^2+[.$K$4]*[.G1743]+[.$K$5]" office:value-type="float" office:value="75.3362136634239" calcext:value-type="float">
            <text:p>75,33621366342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2" calcext:value-type="float">
            <text:p>1742</text:p>
          </table:table-cell>
          <table:table-cell table:formula="of:=[.$L$2]*[.G1744]^3+[.$L$3]*[.G1744]^2+[.$K$4]*[.G1744]+[.$K$5]" office:value-type="float" office:value="75.3645524612365" calcext:value-type="float">
            <text:p>75,3645524612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3" calcext:value-type="float">
            <text:p>1743</text:p>
          </table:table-cell>
          <table:table-cell table:formula="of:=[.$L$2]*[.G1745]^3+[.$L$3]*[.G1745]^2+[.$K$4]*[.G1745]+[.$K$5]" office:value-type="float" office:value="75.3928934668098" calcext:value-type="float">
            <text:p>75,3928934668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4" calcext:value-type="float">
            <text:p>1744</text:p>
          </table:table-cell>
          <table:table-cell table:formula="of:=[.$L$2]*[.G1746]^3+[.$L$3]*[.G1746]^2+[.$K$4]*[.G1746]+[.$K$5]" office:value-type="float" office:value="75.4212367117155" calcext:value-type="float">
            <text:p>75,4212367117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5" calcext:value-type="float">
            <text:p>1745</text:p>
          </table:table-cell>
          <table:table-cell table:formula="of:=[.$L$2]*[.G1747]^3+[.$L$3]*[.G1747]^2+[.$K$4]*[.G1747]+[.$K$5]" office:value-type="float" office:value="75.4495822275249" calcext:value-type="float">
            <text:p>75,4495822275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6" calcext:value-type="float">
            <text:p>1746</text:p>
          </table:table-cell>
          <table:table-cell table:formula="of:=[.$L$2]*[.G1748]^3+[.$L$3]*[.G1748]^2+[.$K$4]*[.G1748]+[.$K$5]" office:value-type="float" office:value="75.4779300458097" calcext:value-type="float">
            <text:p>75,4779300458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7" calcext:value-type="float">
            <text:p>1747</text:p>
          </table:table-cell>
          <table:table-cell table:formula="of:=[.$L$2]*[.G1749]^3+[.$L$3]*[.G1749]^2+[.$K$4]*[.G1749]+[.$K$5]" office:value-type="float" office:value="75.5062801981415" calcext:value-type="float">
            <text:p>75,5062801981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8" calcext:value-type="float">
            <text:p>1748</text:p>
          </table:table-cell>
          <table:table-cell table:formula="of:=[.$L$2]*[.G1750]^3+[.$L$3]*[.G1750]^2+[.$K$4]*[.G1750]+[.$K$5]" office:value-type="float" office:value="75.5346327160918" calcext:value-type="float">
            <text:p>75,5346327160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9" calcext:value-type="float">
            <text:p>1749</text:p>
          </table:table-cell>
          <table:table-cell table:formula="of:=[.$L$2]*[.G1751]^3+[.$L$3]*[.G1751]^2+[.$K$4]*[.G1751]+[.$K$5]" office:value-type="float" office:value="75.5629876312321" calcext:value-type="float">
            <text:p>75,5629876312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0" calcext:value-type="float">
            <text:p>1750</text:p>
          </table:table-cell>
          <table:table-cell table:formula="of:=[.$L$2]*[.G1752]^3+[.$L$3]*[.G1752]^2+[.$K$4]*[.G1752]+[.$K$5]" office:value-type="float" office:value="75.5913449751342" calcext:value-type="float">
            <text:p>75,59134497513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1" calcext:value-type="float">
            <text:p>1751</text:p>
          </table:table-cell>
          <table:table-cell table:formula="of:=[.$L$2]*[.G1753]^3+[.$L$3]*[.G1753]^2+[.$K$4]*[.G1753]+[.$K$5]" office:value-type="float" office:value="75.6197047793694" calcext:value-type="float">
            <text:p>75,6197047793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2" calcext:value-type="float">
            <text:p>1752</text:p>
          </table:table-cell>
          <table:table-cell table:formula="of:=[.$L$2]*[.G1754]^3+[.$L$3]*[.G1754]^2+[.$K$4]*[.G1754]+[.$K$5]" office:value-type="float" office:value="75.6480670755093" calcext:value-type="float">
            <text:p>75,6480670755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3" calcext:value-type="float">
            <text:p>1753</text:p>
          </table:table-cell>
          <table:table-cell table:formula="of:=[.$L$2]*[.G1755]^3+[.$L$3]*[.G1755]^2+[.$K$4]*[.G1755]+[.$K$5]" office:value-type="float" office:value="75.6764318951257" calcext:value-type="float">
            <text:p>75,6764318951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4" calcext:value-type="float">
            <text:p>1754</text:p>
          </table:table-cell>
          <table:table-cell table:formula="of:=[.$L$2]*[.G1756]^3+[.$L$3]*[.G1756]^2+[.$K$4]*[.G1756]+[.$K$5]" office:value-type="float" office:value="75.7047992697899" calcext:value-type="float">
            <text:p>75,7047992697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5" calcext:value-type="float">
            <text:p>1755</text:p>
          </table:table-cell>
          <table:table-cell table:formula="of:=[.$L$2]*[.G1757]^3+[.$L$3]*[.G1757]^2+[.$K$4]*[.G1757]+[.$K$5]" office:value-type="float" office:value="75.7331692310735" calcext:value-type="float">
            <text:p>75,7331692310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6" calcext:value-type="float">
            <text:p>1756</text:p>
          </table:table-cell>
          <table:table-cell table:formula="of:=[.$L$2]*[.G1758]^3+[.$L$3]*[.G1758]^2+[.$K$4]*[.G1758]+[.$K$5]" office:value-type="float" office:value="75.7615418105482" calcext:value-type="float">
            <text:p>75,76154181054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7" calcext:value-type="float">
            <text:p>1757</text:p>
          </table:table-cell>
          <table:table-cell table:formula="of:=[.$L$2]*[.G1759]^3+[.$L$3]*[.G1759]^2+[.$K$4]*[.G1759]+[.$K$5]" office:value-type="float" office:value="75.7899170397855" calcext:value-type="float">
            <text:p>75,7899170397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8" calcext:value-type="float">
            <text:p>1758</text:p>
          </table:table-cell>
          <table:table-cell table:formula="of:=[.$L$2]*[.G1760]^3+[.$L$3]*[.G1760]^2+[.$K$4]*[.G1760]+[.$K$5]" office:value-type="float" office:value="75.8182949503569" calcext:value-type="float">
            <text:p>75,8182949503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9" calcext:value-type="float">
            <text:p>1759</text:p>
          </table:table-cell>
          <table:table-cell table:formula="of:=[.$L$2]*[.G1761]^3+[.$L$3]*[.G1761]^2+[.$K$4]*[.G1761]+[.$K$5]" office:value-type="float" office:value="75.846675573834" calcext:value-type="float">
            <text:p>75,846675573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0" calcext:value-type="float">
            <text:p>1760</text:p>
          </table:table-cell>
          <table:table-cell table:formula="of:=[.$L$2]*[.G1762]^3+[.$L$3]*[.G1762]^2+[.$K$4]*[.G1762]+[.$K$5]" office:value-type="float" office:value="75.8750589417884" calcext:value-type="float">
            <text:p>75,8750589417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1" calcext:value-type="float">
            <text:p>1761</text:p>
          </table:table-cell>
          <table:table-cell table:formula="of:=[.$L$2]*[.G1763]^3+[.$L$3]*[.G1763]^2+[.$K$4]*[.G1763]+[.$K$5]" office:value-type="float" office:value="75.9034450857916" calcext:value-type="float">
            <text:p>75,9034450857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2" calcext:value-type="float">
            <text:p>1762</text:p>
          </table:table-cell>
          <table:table-cell table:formula="of:=[.$L$2]*[.G1764]^3+[.$L$3]*[.G1764]^2+[.$K$4]*[.G1764]+[.$K$5]" office:value-type="float" office:value="75.9318340374152" calcext:value-type="float">
            <text:p>75,9318340374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3" calcext:value-type="float">
            <text:p>1763</text:p>
          </table:table-cell>
          <table:table-cell table:formula="of:=[.$L$2]*[.G1765]^3+[.$L$3]*[.G1765]^2+[.$K$4]*[.G1765]+[.$K$5]" office:value-type="float" office:value="75.9602258282308" calcext:value-type="float">
            <text:p>75,9602258282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4" calcext:value-type="float">
            <text:p>1764</text:p>
          </table:table-cell>
          <table:table-cell table:formula="of:=[.$L$2]*[.G1766]^3+[.$L$3]*[.G1766]^2+[.$K$4]*[.G1766]+[.$K$5]" office:value-type="float" office:value="75.9886204898099" calcext:value-type="float">
            <text:p>75,9886204898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5" calcext:value-type="float">
            <text:p>1765</text:p>
          </table:table-cell>
          <table:table-cell table:formula="of:=[.$L$2]*[.G1767]^3+[.$L$3]*[.G1767]^2+[.$K$4]*[.G1767]+[.$K$5]" office:value-type="float" office:value="76.0170180537241" calcext:value-type="float">
            <text:p>76,0170180537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6" calcext:value-type="float">
            <text:p>1766</text:p>
          </table:table-cell>
          <table:table-cell table:formula="of:=[.$L$2]*[.G1768]^3+[.$L$3]*[.G1768]^2+[.$K$4]*[.G1768]+[.$K$5]" office:value-type="float" office:value="76.045418551545" calcext:value-type="float">
            <text:p>76,045418551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7" calcext:value-type="float">
            <text:p>1767</text:p>
          </table:table-cell>
          <table:table-cell table:formula="of:=[.$L$2]*[.G1769]^3+[.$L$3]*[.G1769]^2+[.$K$4]*[.G1769]+[.$K$5]" office:value-type="float" office:value="76.073822014844" calcext:value-type="float">
            <text:p>76,0738220148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8" calcext:value-type="float">
            <text:p>1768</text:p>
          </table:table-cell>
          <table:table-cell table:formula="of:=[.$L$2]*[.G1770]^3+[.$L$3]*[.G1770]^2+[.$K$4]*[.G1770]+[.$K$5]" office:value-type="float" office:value="76.1022284751928" calcext:value-type="float">
            <text:p>76,1022284751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9" calcext:value-type="float">
            <text:p>1769</text:p>
          </table:table-cell>
          <table:table-cell table:formula="of:=[.$L$2]*[.G1771]^3+[.$L$3]*[.G1771]^2+[.$K$4]*[.G1771]+[.$K$5]" office:value-type="float" office:value="76.130637964163" calcext:value-type="float">
            <text:p>76,130637964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0" calcext:value-type="float">
            <text:p>1770</text:p>
          </table:table-cell>
          <table:table-cell table:formula="of:=[.$L$2]*[.G1772]^3+[.$L$3]*[.G1772]^2+[.$K$4]*[.G1772]+[.$K$5]" office:value-type="float" office:value="76.159050513326" calcext:value-type="float">
            <text:p>76,159050513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1" calcext:value-type="float">
            <text:p>1771</text:p>
          </table:table-cell>
          <table:table-cell table:formula="of:=[.$L$2]*[.G1773]^3+[.$L$3]*[.G1773]^2+[.$K$4]*[.G1773]+[.$K$5]" office:value-type="float" office:value="76.1874661542536" calcext:value-type="float">
            <text:p>76,1874661542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2" calcext:value-type="float">
            <text:p>1772</text:p>
          </table:table-cell>
          <table:table-cell table:formula="of:=[.$L$2]*[.G1774]^3+[.$L$3]*[.G1774]^2+[.$K$4]*[.G1774]+[.$K$5]" office:value-type="float" office:value="76.2158849185171" calcext:value-type="float">
            <text:p>76,2158849185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3" calcext:value-type="float">
            <text:p>1773</text:p>
          </table:table-cell>
          <table:table-cell table:formula="of:=[.$L$2]*[.G1775]^3+[.$L$3]*[.G1775]^2+[.$K$4]*[.G1775]+[.$K$5]" office:value-type="float" office:value="76.2443068376883" calcext:value-type="float">
            <text:p>76,24430683768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4" calcext:value-type="float">
            <text:p>1774</text:p>
          </table:table-cell>
          <table:table-cell table:formula="of:=[.$L$2]*[.G1776]^3+[.$L$3]*[.G1776]^2+[.$K$4]*[.G1776]+[.$K$5]" office:value-type="float" office:value="76.2727319433386" calcext:value-type="float">
            <text:p>76,2727319433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5" calcext:value-type="float">
            <text:p>1775</text:p>
          </table:table-cell>
          <table:table-cell table:formula="of:=[.$L$2]*[.G1777]^3+[.$L$3]*[.G1777]^2+[.$K$4]*[.G1777]+[.$K$5]" office:value-type="float" office:value="76.3011602670396" calcext:value-type="float">
            <text:p>76,30116026703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6" calcext:value-type="float">
            <text:p>1776</text:p>
          </table:table-cell>
          <table:table-cell table:formula="of:=[.$L$2]*[.G1778]^3+[.$L$3]*[.G1778]^2+[.$K$4]*[.G1778]+[.$K$5]" office:value-type="float" office:value="76.3295918403629" calcext:value-type="float">
            <text:p>76,3295918403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7" calcext:value-type="float">
            <text:p>1777</text:p>
          </table:table-cell>
          <table:table-cell table:formula="of:=[.$L$2]*[.G1779]^3+[.$L$3]*[.G1779]^2+[.$K$4]*[.G1779]+[.$K$5]" office:value-type="float" office:value="76.35802669488" calcext:value-type="float">
            <text:p>76,358026694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8" calcext:value-type="float">
            <text:p>1778</text:p>
          </table:table-cell>
          <table:table-cell table:formula="of:=[.$L$2]*[.G1780]^3+[.$L$3]*[.G1780]^2+[.$K$4]*[.G1780]+[.$K$5]" office:value-type="float" office:value="76.3864648621625" calcext:value-type="float">
            <text:p>76,3864648621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9" calcext:value-type="float">
            <text:p>1779</text:p>
          </table:table-cell>
          <table:table-cell table:formula="of:=[.$L$2]*[.G1781]^3+[.$L$3]*[.G1781]^2+[.$K$4]*[.G1781]+[.$K$5]" office:value-type="float" office:value="76.414906373782" calcext:value-type="float">
            <text:p>76,414906373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0" calcext:value-type="float">
            <text:p>1780</text:p>
          </table:table-cell>
          <table:table-cell table:formula="of:=[.$L$2]*[.G1782]^3+[.$L$3]*[.G1782]^2+[.$K$4]*[.G1782]+[.$K$5]" office:value-type="float" office:value="76.44335126131" calcext:value-type="float">
            <text:p>76,44335126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1" calcext:value-type="float">
            <text:p>1781</text:p>
          </table:table-cell>
          <table:table-cell table:formula="of:=[.$L$2]*[.G1783]^3+[.$L$3]*[.G1783]^2+[.$K$4]*[.G1783]+[.$K$5]" office:value-type="float" office:value="76.4717995563182" calcext:value-type="float">
            <text:p>76,4717995563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2" calcext:value-type="float">
            <text:p>1782</text:p>
          </table:table-cell>
          <table:table-cell table:formula="of:=[.$L$2]*[.G1784]^3+[.$L$3]*[.G1784]^2+[.$K$4]*[.G1784]+[.$K$5]" office:value-type="float" office:value="76.5002512903779" calcext:value-type="float">
            <text:p>76,5002512903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3" calcext:value-type="float">
            <text:p>1783</text:p>
          </table:table-cell>
          <table:table-cell table:formula="of:=[.$L$2]*[.G1785]^3+[.$L$3]*[.G1785]^2+[.$K$4]*[.G1785]+[.$K$5]" office:value-type="float" office:value="76.5287064950609" calcext:value-type="float">
            <text:p>76,5287064950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4" calcext:value-type="float">
            <text:p>1784</text:p>
          </table:table-cell>
          <table:table-cell table:formula="of:=[.$L$2]*[.G1786]^3+[.$L$3]*[.G1786]^2+[.$K$4]*[.G1786]+[.$K$5]" office:value-type="float" office:value="76.5571652019387" calcext:value-type="float">
            <text:p>76,5571652019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5" calcext:value-type="float">
            <text:p>1785</text:p>
          </table:table-cell>
          <table:table-cell table:formula="of:=[.$L$2]*[.G1787]^3+[.$L$3]*[.G1787]^2+[.$K$4]*[.G1787]+[.$K$5]" office:value-type="float" office:value="76.5856274425828" calcext:value-type="float">
            <text:p>76,5856274425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6" calcext:value-type="float">
            <text:p>1786</text:p>
          </table:table-cell>
          <table:table-cell table:formula="of:=[.$L$2]*[.G1788]^3+[.$L$3]*[.G1788]^2+[.$K$4]*[.G1788]+[.$K$5]" office:value-type="float" office:value="76.6140932485649" calcext:value-type="float">
            <text:p>76,61409324856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7" calcext:value-type="float">
            <text:p>1787</text:p>
          </table:table-cell>
          <table:table-cell table:formula="of:=[.$L$2]*[.G1789]^3+[.$L$3]*[.G1789]^2+[.$K$4]*[.G1789]+[.$K$5]" office:value-type="float" office:value="76.6425626514563" calcext:value-type="float">
            <text:p>76,64256265145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8" calcext:value-type="float">
            <text:p>1788</text:p>
          </table:table-cell>
          <table:table-cell table:formula="of:=[.$L$2]*[.G1790]^3+[.$L$3]*[.G1790]^2+[.$K$4]*[.G1790]+[.$K$5]" office:value-type="float" office:value="76.6710356828289" calcext:value-type="float">
            <text:p>76,6710356828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9" calcext:value-type="float">
            <text:p>1789</text:p>
          </table:table-cell>
          <table:table-cell table:formula="of:=[.$L$2]*[.G1791]^3+[.$L$3]*[.G1791]^2+[.$K$4]*[.G1791]+[.$K$5]" office:value-type="float" office:value="76.699512374254" calcext:value-type="float">
            <text:p>76,699512374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0" calcext:value-type="float">
            <text:p>1790</text:p>
          </table:table-cell>
          <table:table-cell table:formula="of:=[.$L$2]*[.G1792]^3+[.$L$3]*[.G1792]^2+[.$K$4]*[.G1792]+[.$K$5]" office:value-type="float" office:value="76.7279927573033" calcext:value-type="float">
            <text:p>76,7279927573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1" calcext:value-type="float">
            <text:p>1791</text:p>
          </table:table-cell>
          <table:table-cell table:formula="of:=[.$L$2]*[.G1793]^3+[.$L$3]*[.G1793]^2+[.$K$4]*[.G1793]+[.$K$5]" office:value-type="float" office:value="76.7564768635483" calcext:value-type="float">
            <text:p>76,7564768635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2" calcext:value-type="float">
            <text:p>1792</text:p>
          </table:table-cell>
          <table:table-cell table:formula="of:=[.$L$2]*[.G1794]^3+[.$L$3]*[.G1794]^2+[.$K$4]*[.G1794]+[.$K$5]" office:value-type="float" office:value="76.7849647245606" calcext:value-type="float">
            <text:p>76,7849647245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3" calcext:value-type="float">
            <text:p>1793</text:p>
          </table:table-cell>
          <table:table-cell table:formula="of:=[.$L$2]*[.G1795]^3+[.$L$3]*[.G1795]^2+[.$K$4]*[.G1795]+[.$K$5]" office:value-type="float" office:value="76.8134563719117" calcext:value-type="float">
            <text:p>76,8134563719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4" calcext:value-type="float">
            <text:p>1794</text:p>
          </table:table-cell>
          <table:table-cell table:formula="of:=[.$L$2]*[.G1796]^3+[.$L$3]*[.G1796]^2+[.$K$4]*[.G1796]+[.$K$5]" office:value-type="float" office:value="76.8419518371733" calcext:value-type="float">
            <text:p>76,8419518371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5" calcext:value-type="float">
            <text:p>1795</text:p>
          </table:table-cell>
          <table:table-cell table:formula="of:=[.$L$2]*[.G1797]^3+[.$L$3]*[.G1797]^2+[.$K$4]*[.G1797]+[.$K$5]" office:value-type="float" office:value="76.8704511519168" calcext:value-type="float">
            <text:p>76,87045115191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6" calcext:value-type="float">
            <text:p>1796</text:p>
          </table:table-cell>
          <table:table-cell table:formula="of:=[.$L$2]*[.G1798]^3+[.$L$3]*[.G1798]^2+[.$K$4]*[.G1798]+[.$K$5]" office:value-type="float" office:value="76.8989543477138" calcext:value-type="float">
            <text:p>76,8989543477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7" calcext:value-type="float">
            <text:p>1797</text:p>
          </table:table-cell>
          <table:table-cell table:formula="of:=[.$L$2]*[.G1799]^3+[.$L$3]*[.G1799]^2+[.$K$4]*[.G1799]+[.$K$5]" office:value-type="float" office:value="76.927461456136" calcext:value-type="float">
            <text:p>76,927461456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8" calcext:value-type="float">
            <text:p>1798</text:p>
          </table:table-cell>
          <table:table-cell table:formula="of:=[.$L$2]*[.G1800]^3+[.$L$3]*[.G1800]^2+[.$K$4]*[.G1800]+[.$K$5]" office:value-type="float" office:value="76.9559725087548" calcext:value-type="float">
            <text:p>76,9559725087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9" calcext:value-type="float">
            <text:p>1799</text:p>
          </table:table-cell>
          <table:table-cell table:formula="of:=[.$L$2]*[.G1801]^3+[.$L$3]*[.G1801]^2+[.$K$4]*[.G1801]+[.$K$5]" office:value-type="float" office:value="76.9844875371418" calcext:value-type="float">
            <text:p>76,9844875371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0" calcext:value-type="float">
            <text:p>1800</text:p>
          </table:table-cell>
          <table:table-cell table:formula="of:=[.$L$2]*[.G1802]^3+[.$L$3]*[.G1802]^2+[.$K$4]*[.G1802]+[.$K$5]" office:value-type="float" office:value="77.0130065728687" calcext:value-type="float">
            <text:p>77,0130065728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1" calcext:value-type="float">
            <text:p>1801</text:p>
          </table:table-cell>
          <table:table-cell table:formula="of:=[.$L$2]*[.G1803]^3+[.$L$3]*[.G1803]^2+[.$K$4]*[.G1803]+[.$K$5]" office:value-type="float" office:value="77.0415296475069" calcext:value-type="float">
            <text:p>77,0415296475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2" calcext:value-type="float">
            <text:p>1802</text:p>
          </table:table-cell>
          <table:table-cell table:formula="of:=[.$L$2]*[.G1804]^3+[.$L$3]*[.G1804]^2+[.$K$4]*[.G1804]+[.$K$5]" office:value-type="float" office:value="77.0700567926279" calcext:value-type="float">
            <text:p>77,07005679262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3" calcext:value-type="float">
            <text:p>1803</text:p>
          </table:table-cell>
          <table:table-cell table:formula="of:=[.$L$2]*[.G1805]^3+[.$L$3]*[.G1805]^2+[.$K$4]*[.G1805]+[.$K$5]" office:value-type="float" office:value="77.0985880398035" calcext:value-type="float">
            <text:p>77,0985880398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4" calcext:value-type="float">
            <text:p>1804</text:p>
          </table:table-cell>
          <table:table-cell table:formula="of:=[.$L$2]*[.G1806]^3+[.$L$3]*[.G1806]^2+[.$K$4]*[.G1806]+[.$K$5]" office:value-type="float" office:value="77.1271234206052" calcext:value-type="float">
            <text:p>77,1271234206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5" calcext:value-type="float">
            <text:p>1805</text:p>
          </table:table-cell>
          <table:table-cell table:formula="of:=[.$L$2]*[.G1807]^3+[.$L$3]*[.G1807]^2+[.$K$4]*[.G1807]+[.$K$5]" office:value-type="float" office:value="77.1556629666044" calcext:value-type="float">
            <text:p>77,1556629666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6" calcext:value-type="float">
            <text:p>1806</text:p>
          </table:table-cell>
          <table:table-cell table:formula="of:=[.$L$2]*[.G1808]^3+[.$L$3]*[.G1808]^2+[.$K$4]*[.G1808]+[.$K$5]" office:value-type="float" office:value="77.1842067093727" calcext:value-type="float">
            <text:p>77,1842067093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7" calcext:value-type="float">
            <text:p>1807</text:p>
          </table:table-cell>
          <table:table-cell table:formula="of:=[.$L$2]*[.G1809]^3+[.$L$3]*[.G1809]^2+[.$K$4]*[.G1809]+[.$K$5]" office:value-type="float" office:value="77.2127546804819" calcext:value-type="float">
            <text:p>77,2127546804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8" calcext:value-type="float">
            <text:p>1808</text:p>
          </table:table-cell>
          <table:table-cell table:formula="of:=[.$L$2]*[.G1810]^3+[.$L$3]*[.G1810]^2+[.$K$4]*[.G1810]+[.$K$5]" office:value-type="float" office:value="77.2413069115032" calcext:value-type="float">
            <text:p>77,2413069115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9" calcext:value-type="float">
            <text:p>1809</text:p>
          </table:table-cell>
          <table:table-cell table:formula="of:=[.$L$2]*[.G1811]^3+[.$L$3]*[.G1811]^2+[.$K$4]*[.G1811]+[.$K$5]" office:value-type="float" office:value="77.2698634340085" calcext:value-type="float">
            <text:p>77,2698634340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0" calcext:value-type="float">
            <text:p>1810</text:p>
          </table:table-cell>
          <table:table-cell table:formula="of:=[.$L$2]*[.G1812]^3+[.$L$3]*[.G1812]^2+[.$K$4]*[.G1812]+[.$K$5]" office:value-type="float" office:value="77.2984242795692" calcext:value-type="float">
            <text:p>77,2984242795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1" calcext:value-type="float">
            <text:p>1811</text:p>
          </table:table-cell>
          <table:table-cell table:formula="of:=[.$L$2]*[.G1813]^3+[.$L$3]*[.G1813]^2+[.$K$4]*[.G1813]+[.$K$5]" office:value-type="float" office:value="77.3269894797568" calcext:value-type="float">
            <text:p>77,3269894797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2" calcext:value-type="float">
            <text:p>1812</text:p>
          </table:table-cell>
          <table:table-cell table:formula="of:=[.$L$2]*[.G1814]^3+[.$L$3]*[.G1814]^2+[.$K$4]*[.G1814]+[.$K$5]" office:value-type="float" office:value="77.355559066143" calcext:value-type="float">
            <text:p>77,355559066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3" calcext:value-type="float">
            <text:p>1813</text:p>
          </table:table-cell>
          <table:table-cell table:formula="of:=[.$L$2]*[.G1815]^3+[.$L$3]*[.G1815]^2+[.$K$4]*[.G1815]+[.$K$5]" office:value-type="float" office:value="77.3841330702993" calcext:value-type="float">
            <text:p>77,3841330702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4" calcext:value-type="float">
            <text:p>1814</text:p>
          </table:table-cell>
          <table:table-cell table:formula="of:=[.$L$2]*[.G1816]^3+[.$L$3]*[.G1816]^2+[.$K$4]*[.G1816]+[.$K$5]" office:value-type="float" office:value="77.4127115237973" calcext:value-type="float">
            <text:p>77,4127115237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5" calcext:value-type="float">
            <text:p>1815</text:p>
          </table:table-cell>
          <table:table-cell table:formula="of:=[.$L$2]*[.G1817]^3+[.$L$3]*[.G1817]^2+[.$K$4]*[.G1817]+[.$K$5]" office:value-type="float" office:value="77.4412944582085" calcext:value-type="float">
            <text:p>77,4412944582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6" calcext:value-type="float">
            <text:p>1816</text:p>
          </table:table-cell>
          <table:table-cell table:formula="of:=[.$L$2]*[.G1818]^3+[.$L$3]*[.G1818]^2+[.$K$4]*[.G1818]+[.$K$5]" office:value-type="float" office:value="77.4698819051045" calcext:value-type="float">
            <text:p>77,46988190510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7" calcext:value-type="float">
            <text:p>1817</text:p>
          </table:table-cell>
          <table:table-cell table:formula="of:=[.$L$2]*[.G1819]^3+[.$L$3]*[.G1819]^2+[.$K$4]*[.G1819]+[.$K$5]" office:value-type="float" office:value="77.4984738960568" calcext:value-type="float">
            <text:p>77,4984738960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8" calcext:value-type="float">
            <text:p>1818</text:p>
          </table:table-cell>
          <table:table-cell table:formula="of:=[.$L$2]*[.G1820]^3+[.$L$3]*[.G1820]^2+[.$K$4]*[.G1820]+[.$K$5]" office:value-type="float" office:value="77.5270704626371" calcext:value-type="float">
            <text:p>77,5270704626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9" calcext:value-type="float">
            <text:p>1819</text:p>
          </table:table-cell>
          <table:table-cell table:formula="of:=[.$L$2]*[.G1821]^3+[.$L$3]*[.G1821]^2+[.$K$4]*[.G1821]+[.$K$5]" office:value-type="float" office:value="77.5556716364168" calcext:value-type="float">
            <text:p>77,55567163641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0" calcext:value-type="float">
            <text:p>1820</text:p>
          </table:table-cell>
          <table:table-cell table:formula="of:=[.$L$2]*[.G1822]^3+[.$L$3]*[.G1822]^2+[.$K$4]*[.G1822]+[.$K$5]" office:value-type="float" office:value="77.5842774489677" calcext:value-type="float">
            <text:p>77,5842774489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1" calcext:value-type="float">
            <text:p>1821</text:p>
          </table:table-cell>
          <table:table-cell table:formula="of:=[.$L$2]*[.G1823]^3+[.$L$3]*[.G1823]^2+[.$K$4]*[.G1823]+[.$K$5]" office:value-type="float" office:value="77.6128879318611" calcext:value-type="float">
            <text:p>77,6128879318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2" calcext:value-type="float">
            <text:p>1822</text:p>
          </table:table-cell>
          <table:table-cell table:formula="of:=[.$L$2]*[.G1824]^3+[.$L$3]*[.G1824]^2+[.$K$4]*[.G1824]+[.$K$5]" office:value-type="float" office:value="77.6415031166687" calcext:value-type="float">
            <text:p>77,6415031166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3" calcext:value-type="float">
            <text:p>1823</text:p>
          </table:table-cell>
          <table:table-cell table:formula="of:=[.$L$2]*[.G1825]^3+[.$L$3]*[.G1825]^2+[.$K$4]*[.G1825]+[.$K$5]" office:value-type="float" office:value="77.670123034962" calcext:value-type="float">
            <text:p>77,670123034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4" calcext:value-type="float">
            <text:p>1824</text:p>
          </table:table-cell>
          <table:table-cell table:formula="of:=[.$L$2]*[.G1826]^3+[.$L$3]*[.G1826]^2+[.$K$4]*[.G1826]+[.$K$5]" office:value-type="float" office:value="77.6987477183126" calcext:value-type="float">
            <text:p>77,69874771831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5" calcext:value-type="float">
            <text:p>1825</text:p>
          </table:table-cell>
          <table:table-cell table:formula="of:=[.$L$2]*[.G1827]^3+[.$L$3]*[.G1827]^2+[.$K$4]*[.G1827]+[.$K$5]" office:value-type="float" office:value="77.7273771982921" calcext:value-type="float">
            <text:p>77,7273771982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6" calcext:value-type="float">
            <text:p>1826</text:p>
          </table:table-cell>
          <table:table-cell table:formula="of:=[.$L$2]*[.G1828]^3+[.$L$3]*[.G1828]^2+[.$K$4]*[.G1828]+[.$K$5]" office:value-type="float" office:value="77.756011506472" calcext:value-type="float">
            <text:p>77,756011506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7" calcext:value-type="float">
            <text:p>1827</text:p>
          </table:table-cell>
          <table:table-cell table:formula="of:=[.$L$2]*[.G1829]^3+[.$L$3]*[.G1829]^2+[.$K$4]*[.G1829]+[.$K$5]" office:value-type="float" office:value="77.7846506744239" calcext:value-type="float">
            <text:p>77,78465067442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8" calcext:value-type="float">
            <text:p>1828</text:p>
          </table:table-cell>
          <table:table-cell table:formula="of:=[.$L$2]*[.G1830]^3+[.$L$3]*[.G1830]^2+[.$K$4]*[.G1830]+[.$K$5]" office:value-type="float" office:value="77.8132947337193" calcext:value-type="float">
            <text:p>77,8132947337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9" calcext:value-type="float">
            <text:p>1829</text:p>
          </table:table-cell>
          <table:table-cell table:formula="of:=[.$L$2]*[.G1831]^3+[.$L$3]*[.G1831]^2+[.$K$4]*[.G1831]+[.$K$5]" office:value-type="float" office:value="77.8419437159299" calcext:value-type="float">
            <text:p>77,8419437159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0" calcext:value-type="float">
            <text:p>1830</text:p>
          </table:table-cell>
          <table:table-cell table:formula="of:=[.$L$2]*[.G1832]^3+[.$L$3]*[.G1832]^2+[.$K$4]*[.G1832]+[.$K$5]" office:value-type="float" office:value="77.8705976526271" calcext:value-type="float">
            <text:p>77,87059765262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1" calcext:value-type="float">
            <text:p>1831</text:p>
          </table:table-cell>
          <table:table-cell table:formula="of:=[.$L$2]*[.G1833]^3+[.$L$3]*[.G1833]^2+[.$K$4]*[.G1833]+[.$K$5]" office:value-type="float" office:value="77.8992565753826" calcext:value-type="float">
            <text:p>77,8992565753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2" calcext:value-type="float">
            <text:p>1832</text:p>
          </table:table-cell>
          <table:table-cell table:formula="of:=[.$L$2]*[.G1834]^3+[.$L$3]*[.G1834]^2+[.$K$4]*[.G1834]+[.$K$5]" office:value-type="float" office:value="77.9279205157678" calcext:value-type="float">
            <text:p>77,92792051576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3" calcext:value-type="float">
            <text:p>1833</text:p>
          </table:table-cell>
          <table:table-cell table:formula="of:=[.$L$2]*[.G1835]^3+[.$L$3]*[.G1835]^2+[.$K$4]*[.G1835]+[.$K$5]" office:value-type="float" office:value="77.9565895053545" calcext:value-type="float">
            <text:p>77,9565895053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4" calcext:value-type="float">
            <text:p>1834</text:p>
          </table:table-cell>
          <table:table-cell table:formula="of:=[.$L$2]*[.G1836]^3+[.$L$3]*[.G1836]^2+[.$K$4]*[.G1836]+[.$K$5]" office:value-type="float" office:value="77.985263575714" calcext:value-type="float">
            <text:p>77,985263575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5" calcext:value-type="float">
            <text:p>1835</text:p>
          </table:table-cell>
          <table:table-cell table:formula="of:=[.$L$2]*[.G1837]^3+[.$L$3]*[.G1837]^2+[.$K$4]*[.G1837]+[.$K$5]" office:value-type="float" office:value="78.0139427584181" calcext:value-type="float">
            <text:p>78,0139427584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6" calcext:value-type="float">
            <text:p>1836</text:p>
          </table:table-cell>
          <table:table-cell table:formula="of:=[.$L$2]*[.G1838]^3+[.$L$3]*[.G1838]^2+[.$K$4]*[.G1838]+[.$K$5]" office:value-type="float" office:value="78.0426270850382" calcext:value-type="float">
            <text:p>78,04262708503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7" calcext:value-type="float">
            <text:p>1837</text:p>
          </table:table-cell>
          <table:table-cell table:formula="of:=[.$L$2]*[.G1839]^3+[.$L$3]*[.G1839]^2+[.$K$4]*[.G1839]+[.$K$5]" office:value-type="float" office:value="78.0713165871459" calcext:value-type="float">
            <text:p>78,0713165871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8" calcext:value-type="float">
            <text:p>1838</text:p>
          </table:table-cell>
          <table:table-cell table:formula="of:=[.$L$2]*[.G1840]^3+[.$L$3]*[.G1840]^2+[.$K$4]*[.G1840]+[.$K$5]" office:value-type="float" office:value="78.1000112963128" calcext:value-type="float">
            <text:p>78,1000112963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9" calcext:value-type="float">
            <text:p>1839</text:p>
          </table:table-cell>
          <table:table-cell table:formula="of:=[.$L$2]*[.G1841]^3+[.$L$3]*[.G1841]^2+[.$K$4]*[.G1841]+[.$K$5]" office:value-type="float" office:value="78.1287112441104" calcext:value-type="float">
            <text:p>78,1287112441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0" calcext:value-type="float">
            <text:p>1840</text:p>
          </table:table-cell>
          <table:table-cell table:formula="of:=[.$L$2]*[.G1842]^3+[.$L$3]*[.G1842]^2+[.$K$4]*[.G1842]+[.$K$5]" office:value-type="float" office:value="78.1574164621104" calcext:value-type="float">
            <text:p>78,1574164621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1" calcext:value-type="float">
            <text:p>1841</text:p>
          </table:table-cell>
          <table:table-cell table:formula="of:=[.$L$2]*[.G1843]^3+[.$L$3]*[.G1843]^2+[.$K$4]*[.G1843]+[.$K$5]" office:value-type="float" office:value="78.1861269818842" calcext:value-type="float">
            <text:p>78,1861269818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2" calcext:value-type="float">
            <text:p>1842</text:p>
          </table:table-cell>
          <table:table-cell table:formula="of:=[.$L$2]*[.G1844]^3+[.$L$3]*[.G1844]^2+[.$K$4]*[.G1844]+[.$K$5]" office:value-type="float" office:value="78.2148428350034" calcext:value-type="float">
            <text:p>78,21484283500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3" calcext:value-type="float">
            <text:p>1843</text:p>
          </table:table-cell>
          <table:table-cell table:formula="of:=[.$L$2]*[.G1845]^3+[.$L$3]*[.G1845]^2+[.$K$4]*[.G1845]+[.$K$5]" office:value-type="float" office:value="78.2435640530397" calcext:value-type="float">
            <text:p>78,2435640530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4" calcext:value-type="float">
            <text:p>1844</text:p>
          </table:table-cell>
          <table:table-cell table:formula="of:=[.$L$2]*[.G1846]^3+[.$L$3]*[.G1846]^2+[.$K$4]*[.G1846]+[.$K$5]" office:value-type="float" office:value="78.2722906675645" calcext:value-type="float">
            <text:p>78,2722906675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5" calcext:value-type="float">
            <text:p>1845</text:p>
          </table:table-cell>
          <table:table-cell table:formula="of:=[.$L$2]*[.G1847]^3+[.$L$3]*[.G1847]^2+[.$K$4]*[.G1847]+[.$K$5]" office:value-type="float" office:value="78.3010227101494" calcext:value-type="float">
            <text:p>78,3010227101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6" calcext:value-type="float">
            <text:p>1846</text:p>
          </table:table-cell>
          <table:table-cell table:formula="of:=[.$L$2]*[.G1848]^3+[.$L$3]*[.G1848]^2+[.$K$4]*[.G1848]+[.$K$5]" office:value-type="float" office:value="78.329760212366" calcext:value-type="float">
            <text:p>78,329760212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7" calcext:value-type="float">
            <text:p>1847</text:p>
          </table:table-cell>
          <table:table-cell table:formula="of:=[.$L$2]*[.G1849]^3+[.$L$3]*[.G1849]^2+[.$K$4]*[.G1849]+[.$K$5]" office:value-type="float" office:value="78.3585032057858" calcext:value-type="float">
            <text:p>78,3585032057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8" calcext:value-type="float">
            <text:p>1848</text:p>
          </table:table-cell>
          <table:table-cell table:formula="of:=[.$L$2]*[.G1850]^3+[.$L$3]*[.G1850]^2+[.$K$4]*[.G1850]+[.$K$5]" office:value-type="float" office:value="78.3872517219805" calcext:value-type="float">
            <text:p>78,3872517219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9" calcext:value-type="float">
            <text:p>1849</text:p>
          </table:table-cell>
          <table:table-cell table:formula="of:=[.$L$2]*[.G1851]^3+[.$L$3]*[.G1851]^2+[.$K$4]*[.G1851]+[.$K$5]" office:value-type="float" office:value="78.4160057925215" calcext:value-type="float">
            <text:p>78,41600579252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0" calcext:value-type="float">
            <text:p>1850</text:p>
          </table:table-cell>
          <table:table-cell table:formula="of:=[.$L$2]*[.G1852]^3+[.$L$3]*[.G1852]^2+[.$K$4]*[.G1852]+[.$K$5]" office:value-type="float" office:value="78.4447654489805" calcext:value-type="float">
            <text:p>78,4447654489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1" calcext:value-type="float">
            <text:p>1851</text:p>
          </table:table-cell>
          <table:table-cell table:formula="of:=[.$L$2]*[.G1853]^3+[.$L$3]*[.G1853]^2+[.$K$4]*[.G1853]+[.$K$5]" office:value-type="float" office:value="78.4735307229289" calcext:value-type="float">
            <text:p>78,4735307229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2" calcext:value-type="float">
            <text:p>1852</text:p>
          </table:table-cell>
          <table:table-cell table:formula="of:=[.$L$2]*[.G1854]^3+[.$L$3]*[.G1854]^2+[.$K$4]*[.G1854]+[.$K$5]" office:value-type="float" office:value="78.5023016459384" calcext:value-type="float">
            <text:p>78,5023016459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3" calcext:value-type="float">
            <text:p>1853</text:p>
          </table:table-cell>
          <table:table-cell table:formula="of:=[.$L$2]*[.G1855]^3+[.$L$3]*[.G1855]^2+[.$K$4]*[.G1855]+[.$K$5]" office:value-type="float" office:value="78.5310782495805" calcext:value-type="float">
            <text:p>78,5310782495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4" calcext:value-type="float">
            <text:p>1854</text:p>
          </table:table-cell>
          <table:table-cell table:formula="of:=[.$L$2]*[.G1856]^3+[.$L$3]*[.G1856]^2+[.$K$4]*[.G1856]+[.$K$5]" office:value-type="float" office:value="78.5598605654268" calcext:value-type="float">
            <text:p>78,5598605654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5" calcext:value-type="float">
            <text:p>1855</text:p>
          </table:table-cell>
          <table:table-cell table:formula="of:=[.$L$2]*[.G1857]^3+[.$L$3]*[.G1857]^2+[.$K$4]*[.G1857]+[.$K$5]" office:value-type="float" office:value="78.5886486250489" calcext:value-type="float">
            <text:p>78,58864862504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6" calcext:value-type="float">
            <text:p>1856</text:p>
          </table:table-cell>
          <table:table-cell table:formula="of:=[.$L$2]*[.G1858]^3+[.$L$3]*[.G1858]^2+[.$K$4]*[.G1858]+[.$K$5]" office:value-type="float" office:value="78.6174424600183" calcext:value-type="float">
            <text:p>78,61744246001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7" calcext:value-type="float">
            <text:p>1857</text:p>
          </table:table-cell>
          <table:table-cell table:formula="of:=[.$L$2]*[.G1859]^3+[.$L$3]*[.G1859]^2+[.$K$4]*[.G1859]+[.$K$5]" office:value-type="float" office:value="78.6462421019065" calcext:value-type="float">
            <text:p>78,6462421019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8" calcext:value-type="float">
            <text:p>1858</text:p>
          </table:table-cell>
          <table:table-cell table:formula="of:=[.$L$2]*[.G1860]^3+[.$L$3]*[.G1860]^2+[.$K$4]*[.G1860]+[.$K$5]" office:value-type="float" office:value="78.6750475822853" calcext:value-type="float">
            <text:p>78,6750475822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9" calcext:value-type="float">
            <text:p>1859</text:p>
          </table:table-cell>
          <table:table-cell table:formula="of:=[.$L$2]*[.G1861]^3+[.$L$3]*[.G1861]^2+[.$K$4]*[.G1861]+[.$K$5]" office:value-type="float" office:value="78.7038589327259" calcext:value-type="float">
            <text:p>78,7038589327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0" calcext:value-type="float">
            <text:p>1860</text:p>
          </table:table-cell>
          <table:table-cell table:formula="of:=[.$L$2]*[.G1862]^3+[.$L$3]*[.G1862]^2+[.$K$4]*[.G1862]+[.$K$5]" office:value-type="float" office:value="78.7326761848002" calcext:value-type="float">
            <text:p>78,73267618480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1" calcext:value-type="float">
            <text:p>1861</text:p>
          </table:table-cell>
          <table:table-cell table:formula="of:=[.$L$2]*[.G1863]^3+[.$L$3]*[.G1863]^2+[.$K$4]*[.G1863]+[.$K$5]" office:value-type="float" office:value="78.7614993700796" calcext:value-type="float">
            <text:p>78,7614993700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2" calcext:value-type="float">
            <text:p>1862</text:p>
          </table:table-cell>
          <table:table-cell table:formula="of:=[.$L$2]*[.G1864]^3+[.$L$3]*[.G1864]^2+[.$K$4]*[.G1864]+[.$K$5]" office:value-type="float" office:value="78.7903285201356" calcext:value-type="float">
            <text:p>78,7903285201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3" calcext:value-type="float">
            <text:p>1863</text:p>
          </table:table-cell>
          <table:table-cell table:formula="of:=[.$L$2]*[.G1865]^3+[.$L$3]*[.G1865]^2+[.$K$4]*[.G1865]+[.$K$5]" office:value-type="float" office:value="78.8191636665399" calcext:value-type="float">
            <text:p>78,8191636665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4" calcext:value-type="float">
            <text:p>1864</text:p>
          </table:table-cell>
          <table:table-cell table:formula="of:=[.$L$2]*[.G1866]^3+[.$L$3]*[.G1866]^2+[.$K$4]*[.G1866]+[.$K$5]" office:value-type="float" office:value="78.8480048408641" calcext:value-type="float">
            <text:p>78,8480048408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5" calcext:value-type="float">
            <text:p>1865</text:p>
          </table:table-cell>
          <table:table-cell table:formula="of:=[.$L$2]*[.G1867]^3+[.$L$3]*[.G1867]^2+[.$K$4]*[.G1867]+[.$K$5]" office:value-type="float" office:value="78.8768520746796" calcext:value-type="float">
            <text:p>78,8768520746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6" calcext:value-type="float">
            <text:p>1866</text:p>
          </table:table-cell>
          <table:table-cell table:formula="of:=[.$L$2]*[.G1868]^3+[.$L$3]*[.G1868]^2+[.$K$4]*[.G1868]+[.$K$5]" office:value-type="float" office:value="78.9057053995581" calcext:value-type="float">
            <text:p>78,9057053995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7" calcext:value-type="float">
            <text:p>1867</text:p>
          </table:table-cell>
          <table:table-cell table:formula="of:=[.$L$2]*[.G1869]^3+[.$L$3]*[.G1869]^2+[.$K$4]*[.G1869]+[.$K$5]" office:value-type="float" office:value="78.934564847071" calcext:value-type="float">
            <text:p>78,934564847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8" calcext:value-type="float">
            <text:p>1868</text:p>
          </table:table-cell>
          <table:table-cell table:formula="of:=[.$L$2]*[.G1870]^3+[.$L$3]*[.G1870]^2+[.$K$4]*[.G1870]+[.$K$5]" office:value-type="float" office:value="78.96343044879" calcext:value-type="float">
            <text:p>78,96343044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9" calcext:value-type="float">
            <text:p>1869</text:p>
          </table:table-cell>
          <table:table-cell table:formula="of:=[.$L$2]*[.G1871]^3+[.$L$3]*[.G1871]^2+[.$K$4]*[.G1871]+[.$K$5]" office:value-type="float" office:value="78.9923022362867" calcext:value-type="float">
            <text:p>78,99230223628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0" calcext:value-type="float">
            <text:p>1870</text:p>
          </table:table-cell>
          <table:table-cell table:formula="of:=[.$L$2]*[.G1872]^3+[.$L$3]*[.G1872]^2+[.$K$4]*[.G1872]+[.$K$5]" office:value-type="float" office:value="79.0211802411325" calcext:value-type="float">
            <text:p>79,0211802411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1" calcext:value-type="float">
            <text:p>1871</text:p>
          </table:table-cell>
          <table:table-cell table:formula="of:=[.$L$2]*[.G1873]^3+[.$L$3]*[.G1873]^2+[.$K$4]*[.G1873]+[.$K$5]" office:value-type="float" office:value="79.0500644948991" calcext:value-type="float">
            <text:p>79,0500644948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2" calcext:value-type="float">
            <text:p>1872</text:p>
          </table:table-cell>
          <table:table-cell table:formula="of:=[.$L$2]*[.G1874]^3+[.$L$3]*[.G1874]^2+[.$K$4]*[.G1874]+[.$K$5]" office:value-type="float" office:value="79.0789550291581" calcext:value-type="float">
            <text:p>79,0789550291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3" calcext:value-type="float">
            <text:p>1873</text:p>
          </table:table-cell>
          <table:table-cell table:formula="of:=[.$L$2]*[.G1875]^3+[.$L$3]*[.G1875]^2+[.$K$4]*[.G1875]+[.$K$5]" office:value-type="float" office:value="79.1078518754808" calcext:value-type="float">
            <text:p>79,1078518754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4" calcext:value-type="float">
            <text:p>1874</text:p>
          </table:table-cell>
          <table:table-cell table:formula="of:=[.$L$2]*[.G1876]^3+[.$L$3]*[.G1876]^2+[.$K$4]*[.G1876]+[.$K$5]" office:value-type="float" office:value="79.1367550654391" calcext:value-type="float">
            <text:p>79,13675506543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[.$L$2]*[.G1877]^3+[.$L$3]*[.G1877]^2+[.$K$4]*[.G1877]+[.$K$5]" office:value-type="float" office:value="79.1656646306043" calcext:value-type="float">
            <text:p>79,16566463060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6" calcext:value-type="float">
            <text:p>1876</text:p>
          </table:table-cell>
          <table:table-cell table:formula="of:=[.$L$2]*[.G1878]^3+[.$L$3]*[.G1878]^2+[.$K$4]*[.G1878]+[.$K$5]" office:value-type="float" office:value="79.1945806025482" calcext:value-type="float">
            <text:p>79,19458060254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7" calcext:value-type="float">
            <text:p>1877</text:p>
          </table:table-cell>
          <table:table-cell table:formula="of:=[.$L$2]*[.G1879]^3+[.$L$3]*[.G1879]^2+[.$K$4]*[.G1879]+[.$K$5]" office:value-type="float" office:value="79.2235030128421" calcext:value-type="float">
            <text:p>79,2235030128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8" calcext:value-type="float">
            <text:p>1878</text:p>
          </table:table-cell>
          <table:table-cell table:formula="of:=[.$L$2]*[.G1880]^3+[.$L$3]*[.G1880]^2+[.$K$4]*[.G1880]+[.$K$5]" office:value-type="float" office:value="79.2524318930578" calcext:value-type="float">
            <text:p>79,2524318930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9" calcext:value-type="float">
            <text:p>1879</text:p>
          </table:table-cell>
          <table:table-cell table:formula="of:=[.$L$2]*[.G1881]^3+[.$L$3]*[.G1881]^2+[.$K$4]*[.G1881]+[.$K$5]" office:value-type="float" office:value="79.2813672747667" calcext:value-type="float">
            <text:p>79,28136727476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0" calcext:value-type="float">
            <text:p>1880</text:p>
          </table:table-cell>
          <table:table-cell table:formula="of:=[.$L$2]*[.G1882]^3+[.$L$3]*[.G1882]^2+[.$K$4]*[.G1882]+[.$K$5]" office:value-type="float" office:value="79.3103091895404" calcext:value-type="float">
            <text:p>79,3103091895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1" calcext:value-type="float">
            <text:p>1881</text:p>
          </table:table-cell>
          <table:table-cell table:formula="of:=[.$L$2]*[.G1883]^3+[.$L$3]*[.G1883]^2+[.$K$4]*[.G1883]+[.$K$5]" office:value-type="float" office:value="79.3392576689505" calcext:value-type="float">
            <text:p>79,33925766895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2" calcext:value-type="float">
            <text:p>1882</text:p>
          </table:table-cell>
          <table:table-cell table:formula="of:=[.$L$2]*[.G1884]^3+[.$L$3]*[.G1884]^2+[.$K$4]*[.G1884]+[.$K$5]" office:value-type="float" office:value="79.3682127445686" calcext:value-type="float">
            <text:p>79,36821274456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3" calcext:value-type="float">
            <text:p>1883</text:p>
          </table:table-cell>
          <table:table-cell table:formula="of:=[.$L$2]*[.G1885]^3+[.$L$3]*[.G1885]^2+[.$K$4]*[.G1885]+[.$K$5]" office:value-type="float" office:value="79.3971744479662" calcext:value-type="float">
            <text:p>79,3971744479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4" calcext:value-type="float">
            <text:p>1884</text:p>
          </table:table-cell>
          <table:table-cell table:formula="of:=[.$L$2]*[.G1886]^3+[.$L$3]*[.G1886]^2+[.$K$4]*[.G1886]+[.$K$5]" office:value-type="float" office:value="79.4261428107148" calcext:value-type="float">
            <text:p>79,4261428107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5" calcext:value-type="float">
            <text:p>1885</text:p>
          </table:table-cell>
          <table:table-cell table:formula="of:=[.$L$2]*[.G1887]^3+[.$L$3]*[.G1887]^2+[.$K$4]*[.G1887]+[.$K$5]" office:value-type="float" office:value="79.4551178643861" calcext:value-type="float">
            <text:p>79,45511786438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6" calcext:value-type="float">
            <text:p>1886</text:p>
          </table:table-cell>
          <table:table-cell table:formula="of:=[.$L$2]*[.G1888]^3+[.$L$3]*[.G1888]^2+[.$K$4]*[.G1888]+[.$K$5]" office:value-type="float" office:value="79.4840996405516" calcext:value-type="float">
            <text:p>79,4840996405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7" calcext:value-type="float">
            <text:p>1887</text:p>
          </table:table-cell>
          <table:table-cell table:formula="of:=[.$L$2]*[.G1889]^3+[.$L$3]*[.G1889]^2+[.$K$4]*[.G1889]+[.$K$5]" office:value-type="float" office:value="79.5130881707828" calcext:value-type="float">
            <text:p>79,5130881707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8" calcext:value-type="float">
            <text:p>1888</text:p>
          </table:table-cell>
          <table:table-cell table:formula="of:=[.$L$2]*[.G1890]^3+[.$L$3]*[.G1890]^2+[.$K$4]*[.G1890]+[.$K$5]" office:value-type="float" office:value="79.5420834866514" calcext:value-type="float">
            <text:p>79,5420834866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9" calcext:value-type="float">
            <text:p>1889</text:p>
          </table:table-cell>
          <table:table-cell table:formula="of:=[.$L$2]*[.G1891]^3+[.$L$3]*[.G1891]^2+[.$K$4]*[.G1891]+[.$K$5]" office:value-type="float" office:value="79.5710856197288" calcext:value-type="float">
            <text:p>79,5710856197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0" calcext:value-type="float">
            <text:p>1890</text:p>
          </table:table-cell>
          <table:table-cell table:formula="of:=[.$L$2]*[.G1892]^3+[.$L$3]*[.G1892]^2+[.$K$4]*[.G1892]+[.$K$5]" office:value-type="float" office:value="79.6000946015868" calcext:value-type="float">
            <text:p>79,60009460158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1" calcext:value-type="float">
            <text:p>1891</text:p>
          </table:table-cell>
          <table:table-cell table:formula="of:=[.$L$2]*[.G1893]^3+[.$L$3]*[.G1893]^2+[.$K$4]*[.G1893]+[.$K$5]" office:value-type="float" office:value="79.6291104637967" calcext:value-type="float">
            <text:p>79,6291104637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2" calcext:value-type="float">
            <text:p>1892</text:p>
          </table:table-cell>
          <table:table-cell table:formula="of:=[.$L$2]*[.G1894]^3+[.$L$3]*[.G1894]^2+[.$K$4]*[.G1894]+[.$K$5]" office:value-type="float" office:value="79.6581332379302" calcext:value-type="float">
            <text:p>79,65813323793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3" calcext:value-type="float">
            <text:p>1893</text:p>
          </table:table-cell>
          <table:table-cell table:formula="of:=[.$L$2]*[.G1895]^3+[.$L$3]*[.G1895]^2+[.$K$4]*[.G1895]+[.$K$5]" office:value-type="float" office:value="79.6871629555588" calcext:value-type="float">
            <text:p>79,6871629555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4" calcext:value-type="float">
            <text:p>1894</text:p>
          </table:table-cell>
          <table:table-cell table:formula="of:=[.$L$2]*[.G1896]^3+[.$L$3]*[.G1896]^2+[.$K$4]*[.G1896]+[.$K$5]" office:value-type="float" office:value="79.7161996482541" calcext:value-type="float">
            <text:p>79,7161996482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5" calcext:value-type="float">
            <text:p>1895</text:p>
          </table:table-cell>
          <table:table-cell table:formula="of:=[.$L$2]*[.G1897]^3+[.$L$3]*[.G1897]^2+[.$K$4]*[.G1897]+[.$K$5]" office:value-type="float" office:value="79.7452433475877" calcext:value-type="float">
            <text:p>79,7452433475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6" calcext:value-type="float">
            <text:p>1896</text:p>
          </table:table-cell>
          <table:table-cell table:formula="of:=[.$L$2]*[.G1898]^3+[.$L$3]*[.G1898]^2+[.$K$4]*[.G1898]+[.$K$5]" office:value-type="float" office:value="79.7742940851312" calcext:value-type="float">
            <text:p>79,7742940851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7" calcext:value-type="float">
            <text:p>1897</text:p>
          </table:table-cell>
          <table:table-cell table:formula="of:=[.$L$2]*[.G1899]^3+[.$L$3]*[.G1899]^2+[.$K$4]*[.G1899]+[.$K$5]" office:value-type="float" office:value="79.803351892456" calcext:value-type="float">
            <text:p>79,803351892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8" calcext:value-type="float">
            <text:p>1898</text:p>
          </table:table-cell>
          <table:table-cell table:formula="of:=[.$L$2]*[.G1900]^3+[.$L$3]*[.G1900]^2+[.$K$4]*[.G1900]+[.$K$5]" office:value-type="float" office:value="79.8324168011338" calcext:value-type="float">
            <text:p>79,83241680113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9" calcext:value-type="float">
            <text:p>1899</text:p>
          </table:table-cell>
          <table:table-cell table:formula="of:=[.$L$2]*[.G1901]^3+[.$L$3]*[.G1901]^2+[.$K$4]*[.G1901]+[.$K$5]" office:value-type="float" office:value="79.8614888427361" calcext:value-type="float">
            <text:p>79,8614888427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0" calcext:value-type="float">
            <text:p>1900</text:p>
          </table:table-cell>
          <table:table-cell table:formula="of:=[.$L$2]*[.G1902]^3+[.$L$3]*[.G1902]^2+[.$K$4]*[.G1902]+[.$K$5]" office:value-type="float" office:value="79.8905680488345" calcext:value-type="float">
            <text:p>79,8905680488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1" calcext:value-type="float">
            <text:p>1901</text:p>
          </table:table-cell>
          <table:table-cell table:formula="of:=[.$L$2]*[.G1903]^3+[.$L$3]*[.G1903]^2+[.$K$4]*[.G1903]+[.$K$5]" office:value-type="float" office:value="79.9196544510005" calcext:value-type="float">
            <text:p>79,9196544510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2" calcext:value-type="float">
            <text:p>1902</text:p>
          </table:table-cell>
          <table:table-cell table:formula="of:=[.$L$2]*[.G1904]^3+[.$L$3]*[.G1904]^2+[.$K$4]*[.G1904]+[.$K$5]" office:value-type="float" office:value="79.9487480808057" calcext:value-type="float">
            <text:p>79,9487480808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3" calcext:value-type="float">
            <text:p>1903</text:p>
          </table:table-cell>
          <table:table-cell table:formula="of:=[.$L$2]*[.G1905]^3+[.$L$3]*[.G1905]^2+[.$K$4]*[.G1905]+[.$K$5]" office:value-type="float" office:value="79.9778489698217" calcext:value-type="float">
            <text:p>79,9778489698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4" calcext:value-type="float">
            <text:p>1904</text:p>
          </table:table-cell>
          <table:table-cell table:formula="of:=[.$L$2]*[.G1906]^3+[.$L$3]*[.G1906]^2+[.$K$4]*[.G1906]+[.$K$5]" office:value-type="float" office:value="80.00695714962" calcext:value-type="float">
            <text:p>80,00695714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5" calcext:value-type="float">
            <text:p>1905</text:p>
          </table:table-cell>
          <table:table-cell table:formula="of:=[.$L$2]*[.G1907]^3+[.$L$3]*[.G1907]^2+[.$K$4]*[.G1907]+[.$K$5]" office:value-type="float" office:value="80.0360726517723" calcext:value-type="float">
            <text:p>80,03607265177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6" calcext:value-type="float">
            <text:p>1906</text:p>
          </table:table-cell>
          <table:table-cell table:formula="of:=[.$L$2]*[.G1908]^3+[.$L$3]*[.G1908]^2+[.$K$4]*[.G1908]+[.$K$5]" office:value-type="float" office:value="80.0651955078499" calcext:value-type="float">
            <text:p>80,0651955078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7" calcext:value-type="float">
            <text:p>1907</text:p>
          </table:table-cell>
          <table:table-cell table:formula="of:=[.$L$2]*[.G1909]^3+[.$L$3]*[.G1909]^2+[.$K$4]*[.G1909]+[.$K$5]" office:value-type="float" office:value="80.0943257494246" calcext:value-type="float">
            <text:p>80,0943257494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8" calcext:value-type="float">
            <text:p>1908</text:p>
          </table:table-cell>
          <table:table-cell table:formula="of:=[.$L$2]*[.G1910]^3+[.$L$3]*[.G1910]^2+[.$K$4]*[.G1910]+[.$K$5]" office:value-type="float" office:value="80.1234634080679" calcext:value-type="float">
            <text:p>80,1234634080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9" calcext:value-type="float">
            <text:p>1909</text:p>
          </table:table-cell>
          <table:table-cell table:formula="of:=[.$L$2]*[.G1911]^3+[.$L$3]*[.G1911]^2+[.$K$4]*[.G1911]+[.$K$5]" office:value-type="float" office:value="80.1526085153513" calcext:value-type="float">
            <text:p>80,1526085153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0" calcext:value-type="float">
            <text:p>1910</text:p>
          </table:table-cell>
          <table:table-cell table:formula="of:=[.$L$2]*[.G1912]^3+[.$L$3]*[.G1912]^2+[.$K$4]*[.G1912]+[.$K$5]" office:value-type="float" office:value="80.1817611028465" calcext:value-type="float">
            <text:p>80,1817611028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1" calcext:value-type="float">
            <text:p>1911</text:p>
          </table:table-cell>
          <table:table-cell table:formula="of:=[.$L$2]*[.G1913]^3+[.$L$3]*[.G1913]^2+[.$K$4]*[.G1913]+[.$K$5]" office:value-type="float" office:value="80.2109212021249" calcext:value-type="float">
            <text:p>80,2109212021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2" calcext:value-type="float">
            <text:p>1912</text:p>
          </table:table-cell>
          <table:table-cell table:formula="of:=[.$L$2]*[.G1914]^3+[.$L$3]*[.G1914]^2+[.$K$4]*[.G1914]+[.$K$5]" office:value-type="float" office:value="80.2400888447581" calcext:value-type="float">
            <text:p>80,2400888447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3" calcext:value-type="float">
            <text:p>1913</text:p>
          </table:table-cell>
          <table:table-cell table:formula="of:=[.$L$2]*[.G1915]^3+[.$L$3]*[.G1915]^2+[.$K$4]*[.G1915]+[.$K$5]" office:value-type="float" office:value="80.2692640623178" calcext:value-type="float">
            <text:p>80,2692640623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4" calcext:value-type="float">
            <text:p>1914</text:p>
          </table:table-cell>
          <table:table-cell table:formula="of:=[.$L$2]*[.G1916]^3+[.$L$3]*[.G1916]^2+[.$K$4]*[.G1916]+[.$K$5]" office:value-type="float" office:value="80.2984468863754" calcext:value-type="float">
            <text:p>80,2984468863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5" calcext:value-type="float">
            <text:p>1915</text:p>
          </table:table-cell>
          <table:table-cell table:formula="of:=[.$L$2]*[.G1917]^3+[.$L$3]*[.G1917]^2+[.$K$4]*[.G1917]+[.$K$5]" office:value-type="float" office:value="80.3276373485025" calcext:value-type="float">
            <text:p>80,3276373485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6" calcext:value-type="float">
            <text:p>1916</text:p>
          </table:table-cell>
          <table:table-cell table:formula="of:=[.$L$2]*[.G1918]^3+[.$L$3]*[.G1918]^2+[.$K$4]*[.G1918]+[.$K$5]" office:value-type="float" office:value="80.3568354802707" calcext:value-type="float">
            <text:p>80,3568354802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7" calcext:value-type="float">
            <text:p>1917</text:p>
          </table:table-cell>
          <table:table-cell table:formula="of:=[.$L$2]*[.G1919]^3+[.$L$3]*[.G1919]^2+[.$K$4]*[.G1919]+[.$K$5]" office:value-type="float" office:value="80.3860413132515" calcext:value-type="float">
            <text:p>80,3860413132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8" calcext:value-type="float">
            <text:p>1918</text:p>
          </table:table-cell>
          <table:table-cell table:formula="of:=[.$L$2]*[.G1920]^3+[.$L$3]*[.G1920]^2+[.$K$4]*[.G1920]+[.$K$5]" office:value-type="float" office:value="80.4152548790166" calcext:value-type="float">
            <text:p>80,41525487901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9" calcext:value-type="float">
            <text:p>1919</text:p>
          </table:table-cell>
          <table:table-cell table:formula="of:=[.$L$2]*[.G1921]^3+[.$L$3]*[.G1921]^2+[.$K$4]*[.G1921]+[.$K$5]" office:value-type="float" office:value="80.4444762091375" calcext:value-type="float">
            <text:p>80,4444762091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0" calcext:value-type="float">
            <text:p>1920</text:p>
          </table:table-cell>
          <table:table-cell table:formula="of:=[.$L$2]*[.G1922]^3+[.$L$3]*[.G1922]^2+[.$K$4]*[.G1922]+[.$K$5]" office:value-type="float" office:value="80.4737053351857" calcext:value-type="float">
            <text:p>80,4737053351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1" calcext:value-type="float">
            <text:p>1921</text:p>
          </table:table-cell>
          <table:table-cell table:formula="of:=[.$L$2]*[.G1923]^3+[.$L$3]*[.G1923]^2+[.$K$4]*[.G1923]+[.$K$5]" office:value-type="float" office:value="80.5029422887328" calcext:value-type="float">
            <text:p>80,5029422887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2" calcext:value-type="float">
            <text:p>1922</text:p>
          </table:table-cell>
          <table:table-cell table:formula="of:=[.$L$2]*[.G1924]^3+[.$L$3]*[.G1924]^2+[.$K$4]*[.G1924]+[.$K$5]" office:value-type="float" office:value="80.5321871013503" calcext:value-type="float">
            <text:p>80,5321871013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3" calcext:value-type="float">
            <text:p>1923</text:p>
          </table:table-cell>
          <table:table-cell table:formula="of:=[.$L$2]*[.G1925]^3+[.$L$3]*[.G1925]^2+[.$K$4]*[.G1925]+[.$K$5]" office:value-type="float" office:value="80.5614398046099" calcext:value-type="float">
            <text:p>80,5614398046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4" calcext:value-type="float">
            <text:p>1924</text:p>
          </table:table-cell>
          <table:table-cell table:formula="of:=[.$L$2]*[.G1926]^3+[.$L$3]*[.G1926]^2+[.$K$4]*[.G1926]+[.$K$5]" office:value-type="float" office:value="80.5907004300831" calcext:value-type="float">
            <text:p>80,5907004300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5" calcext:value-type="float">
            <text:p>1925</text:p>
          </table:table-cell>
          <table:table-cell table:formula="of:=[.$L$2]*[.G1927]^3+[.$L$3]*[.G1927]^2+[.$K$4]*[.G1927]+[.$K$5]" office:value-type="float" office:value="80.6199690093414" calcext:value-type="float">
            <text:p>80,61996900934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6" calcext:value-type="float">
            <text:p>1926</text:p>
          </table:table-cell>
          <table:table-cell table:formula="of:=[.$L$2]*[.G1928]^3+[.$L$3]*[.G1928]^2+[.$K$4]*[.G1928]+[.$K$5]" office:value-type="float" office:value="80.6492455739564" calcext:value-type="float">
            <text:p>80,64924557395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7" calcext:value-type="float">
            <text:p>1927</text:p>
          </table:table-cell>
          <table:table-cell table:formula="of:=[.$L$2]*[.G1929]^3+[.$L$3]*[.G1929]^2+[.$K$4]*[.G1929]+[.$K$5]" office:value-type="float" office:value="80.6785301554998" calcext:value-type="float">
            <text:p>80,67853015549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8" calcext:value-type="float">
            <text:p>1928</text:p>
          </table:table-cell>
          <table:table-cell table:formula="of:=[.$L$2]*[.G1930]^3+[.$L$3]*[.G1930]^2+[.$K$4]*[.G1930]+[.$K$5]" office:value-type="float" office:value="80.7078227855429" calcext:value-type="float">
            <text:p>80,7078227855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9" calcext:value-type="float">
            <text:p>1929</text:p>
          </table:table-cell>
          <table:table-cell table:formula="of:=[.$L$2]*[.G1931]^3+[.$L$3]*[.G1931]^2+[.$K$4]*[.G1931]+[.$K$5]" office:value-type="float" office:value="80.7371234956575" calcext:value-type="float">
            <text:p>80,7371234956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0" calcext:value-type="float">
            <text:p>1930</text:p>
          </table:table-cell>
          <table:table-cell table:formula="of:=[.$L$2]*[.G1932]^3+[.$L$3]*[.G1932]^2+[.$K$4]*[.G1932]+[.$K$5]" office:value-type="float" office:value="80.766432317415" calcext:value-type="float">
            <text:p>80,766432317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1" calcext:value-type="float">
            <text:p>1931</text:p>
          </table:table-cell>
          <table:table-cell table:formula="of:=[.$L$2]*[.G1933]^3+[.$L$3]*[.G1933]^2+[.$K$4]*[.G1933]+[.$K$5]" office:value-type="float" office:value="80.7957492823871" calcext:value-type="float">
            <text:p>80,7957492823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2" calcext:value-type="float">
            <text:p>1932</text:p>
          </table:table-cell>
          <table:table-cell table:formula="of:=[.$L$2]*[.G1934]^3+[.$L$3]*[.G1934]^2+[.$K$4]*[.G1934]+[.$K$5]" office:value-type="float" office:value="80.8250744221452" calcext:value-type="float">
            <text:p>80,82507442214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3" calcext:value-type="float">
            <text:p>1933</text:p>
          </table:table-cell>
          <table:table-cell table:formula="of:=[.$L$2]*[.G1935]^3+[.$L$3]*[.G1935]^2+[.$K$4]*[.G1935]+[.$K$5]" office:value-type="float" office:value="80.8544077682611" calcext:value-type="float">
            <text:p>80,8544077682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4" calcext:value-type="float">
            <text:p>1934</text:p>
          </table:table-cell>
          <table:table-cell table:formula="of:=[.$L$2]*[.G1936]^3+[.$L$3]*[.G1936]^2+[.$K$4]*[.G1936]+[.$K$5]" office:value-type="float" office:value="80.8837493523061" calcext:value-type="float">
            <text:p>80,88374935230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5" calcext:value-type="float">
            <text:p>1935</text:p>
          </table:table-cell>
          <table:table-cell table:formula="of:=[.$L$2]*[.G1937]^3+[.$L$3]*[.G1937]^2+[.$K$4]*[.G1937]+[.$K$5]" office:value-type="float" office:value="80.9130992058519" calcext:value-type="float">
            <text:p>80,9130992058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6" calcext:value-type="float">
            <text:p>1936</text:p>
          </table:table-cell>
          <table:table-cell table:formula="of:=[.$L$2]*[.G1938]^3+[.$L$3]*[.G1938]^2+[.$K$4]*[.G1938]+[.$K$5]" office:value-type="float" office:value="80.9424573604701" calcext:value-type="float">
            <text:p>80,9424573604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7" calcext:value-type="float">
            <text:p>1937</text:p>
          </table:table-cell>
          <table:table-cell table:formula="of:=[.$L$2]*[.G1939]^3+[.$L$3]*[.G1939]^2+[.$K$4]*[.G1939]+[.$K$5]" office:value-type="float" office:value="80.9718238477321" calcext:value-type="float">
            <text:p>80,9718238477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8" calcext:value-type="float">
            <text:p>1938</text:p>
          </table:table-cell>
          <table:table-cell table:formula="of:=[.$L$2]*[.G1940]^3+[.$L$3]*[.G1940]^2+[.$K$4]*[.G1940]+[.$K$5]" office:value-type="float" office:value="81.0011986992097" calcext:value-type="float">
            <text:p>81,0011986992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9" calcext:value-type="float">
            <text:p>1939</text:p>
          </table:table-cell>
          <table:table-cell table:formula="of:=[.$L$2]*[.G1941]^3+[.$L$3]*[.G1941]^2+[.$K$4]*[.G1941]+[.$K$5]" office:value-type="float" office:value="81.0305819464743" calcext:value-type="float">
            <text:p>81,0305819464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0" calcext:value-type="float">
            <text:p>1940</text:p>
          </table:table-cell>
          <table:table-cell table:formula="of:=[.$L$2]*[.G1942]^3+[.$L$3]*[.G1942]^2+[.$K$4]*[.G1942]+[.$K$5]" office:value-type="float" office:value="81.0599736210974" calcext:value-type="float">
            <text:p>81,0599736210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1" calcext:value-type="float">
            <text:p>1941</text:p>
          </table:table-cell>
          <table:table-cell table:formula="of:=[.$L$2]*[.G1943]^3+[.$L$3]*[.G1943]^2+[.$K$4]*[.G1943]+[.$K$5]" office:value-type="float" office:value="81.0893737546508" calcext:value-type="float">
            <text:p>81,0893737546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2" calcext:value-type="float">
            <text:p>1942</text:p>
          </table:table-cell>
          <table:table-cell table:formula="of:=[.$L$2]*[.G1944]^3+[.$L$3]*[.G1944]^2+[.$K$4]*[.G1944]+[.$K$5]" office:value-type="float" office:value="81.1187823787058" calcext:value-type="float">
            <text:p>81,11878237870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3" calcext:value-type="float">
            <text:p>1943</text:p>
          </table:table-cell>
          <table:table-cell table:formula="of:=[.$L$2]*[.G1945]^3+[.$L$3]*[.G1945]^2+[.$K$4]*[.G1945]+[.$K$5]" office:value-type="float" office:value="81.1481995248341" calcext:value-type="float">
            <text:p>81,1481995248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4" calcext:value-type="float">
            <text:p>1944</text:p>
          </table:table-cell>
          <table:table-cell table:formula="of:=[.$L$2]*[.G1946]^3+[.$L$3]*[.G1946]^2+[.$K$4]*[.G1946]+[.$K$5]" office:value-type="float" office:value="81.1776252246073" calcext:value-type="float">
            <text:p>81,1776252246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5" calcext:value-type="float">
            <text:p>1945</text:p>
          </table:table-cell>
          <table:table-cell table:formula="of:=[.$L$2]*[.G1947]^3+[.$L$3]*[.G1947]^2+[.$K$4]*[.G1947]+[.$K$5]" office:value-type="float" office:value="81.2070595095969" calcext:value-type="float">
            <text:p>81,2070595095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6" calcext:value-type="float">
            <text:p>1946</text:p>
          </table:table-cell>
          <table:table-cell table:formula="of:=[.$L$2]*[.G1948]^3+[.$L$3]*[.G1948]^2+[.$K$4]*[.G1948]+[.$K$5]" office:value-type="float" office:value="81.2365024113745" calcext:value-type="float">
            <text:p>81,23650241137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7" calcext:value-type="float">
            <text:p>1947</text:p>
          </table:table-cell>
          <table:table-cell table:formula="of:=[.$L$2]*[.G1949]^3+[.$L$3]*[.G1949]^2+[.$K$4]*[.G1949]+[.$K$5]" office:value-type="float" office:value="81.2659539615116" calcext:value-type="float">
            <text:p>81,2659539615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8" calcext:value-type="float">
            <text:p>1948</text:p>
          </table:table-cell>
          <table:table-cell table:formula="of:=[.$L$2]*[.G1950]^3+[.$L$3]*[.G1950]^2+[.$K$4]*[.G1950]+[.$K$5]" office:value-type="float" office:value="81.2954141915798" calcext:value-type="float">
            <text:p>81,29541419157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9" calcext:value-type="float">
            <text:p>1949</text:p>
          </table:table-cell>
          <table:table-cell table:formula="of:=[.$L$2]*[.G1951]^3+[.$L$3]*[.G1951]^2+[.$K$4]*[.G1951]+[.$K$5]" office:value-type="float" office:value="81.3248831331507" calcext:value-type="float">
            <text:p>81,3248831331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0" calcext:value-type="float">
            <text:p>1950</text:p>
          </table:table-cell>
          <table:table-cell table:formula="of:=[.$L$2]*[.G1952]^3+[.$L$3]*[.G1952]^2+[.$K$4]*[.G1952]+[.$K$5]" office:value-type="float" office:value="81.3543608177958" calcext:value-type="float">
            <text:p>81,3543608177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1" calcext:value-type="float">
            <text:p>1951</text:p>
          </table:table-cell>
          <table:table-cell table:formula="of:=[.$L$2]*[.G1953]^3+[.$L$3]*[.G1953]^2+[.$K$4]*[.G1953]+[.$K$5]" office:value-type="float" office:value="81.3838472770867" calcext:value-type="float">
            <text:p>81,38384727708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2" calcext:value-type="float">
            <text:p>1952</text:p>
          </table:table-cell>
          <table:table-cell table:formula="of:=[.$L$2]*[.G1954]^3+[.$L$3]*[.G1954]^2+[.$K$4]*[.G1954]+[.$K$5]" office:value-type="float" office:value="81.4133425425949" calcext:value-type="float">
            <text:p>81,4133425425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3" calcext:value-type="float">
            <text:p>1953</text:p>
          </table:table-cell>
          <table:table-cell table:formula="of:=[.$L$2]*[.G1955]^3+[.$L$3]*[.G1955]^2+[.$K$4]*[.G1955]+[.$K$5]" office:value-type="float" office:value="81.4428466458921" calcext:value-type="float">
            <text:p>81,4428466458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4" calcext:value-type="float">
            <text:p>1954</text:p>
          </table:table-cell>
          <table:table-cell table:formula="of:=[.$L$2]*[.G1956]^3+[.$L$3]*[.G1956]^2+[.$K$4]*[.G1956]+[.$K$5]" office:value-type="float" office:value="81.4723596185497" calcext:value-type="float">
            <text:p>81,4723596185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5" calcext:value-type="float">
            <text:p>1955</text:p>
          </table:table-cell>
          <table:table-cell table:formula="of:=[.$L$2]*[.G1957]^3+[.$L$3]*[.G1957]^2+[.$K$4]*[.G1957]+[.$K$5]" office:value-type="float" office:value="81.5018814921394" calcext:value-type="float">
            <text:p>81,5018814921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6" calcext:value-type="float">
            <text:p>1956</text:p>
          </table:table-cell>
          <table:table-cell table:formula="of:=[.$L$2]*[.G1958]^3+[.$L$3]*[.G1958]^2+[.$K$4]*[.G1958]+[.$K$5]" office:value-type="float" office:value="81.5314122982327" calcext:value-type="float">
            <text:p>81,5314122982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7" calcext:value-type="float">
            <text:p>1957</text:p>
          </table:table-cell>
          <table:table-cell table:formula="of:=[.$L$2]*[.G1959]^3+[.$L$3]*[.G1959]^2+[.$K$4]*[.G1959]+[.$K$5]" office:value-type="float" office:value="81.5609520684011" calcext:value-type="float">
            <text:p>81,56095206840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8" calcext:value-type="float">
            <text:p>1958</text:p>
          </table:table-cell>
          <table:table-cell table:formula="of:=[.$L$2]*[.G1960]^3+[.$L$3]*[.G1960]^2+[.$K$4]*[.G1960]+[.$K$5]" office:value-type="float" office:value="81.5905008342163" calcext:value-type="float">
            <text:p>81,5905008342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9" calcext:value-type="float">
            <text:p>1959</text:p>
          </table:table-cell>
          <table:table-cell table:formula="of:=[.$L$2]*[.G1961]^3+[.$L$3]*[.G1961]^2+[.$K$4]*[.G1961]+[.$K$5]" office:value-type="float" office:value="81.6200586272498" calcext:value-type="float">
            <text:p>81,6200586272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0" calcext:value-type="float">
            <text:p>1960</text:p>
          </table:table-cell>
          <table:table-cell table:formula="of:=[.$L$2]*[.G1962]^3+[.$L$3]*[.G1962]^2+[.$K$4]*[.G1962]+[.$K$5]" office:value-type="float" office:value="81.6496254790731" calcext:value-type="float">
            <text:p>81,6496254790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1" calcext:value-type="float">
            <text:p>1961</text:p>
          </table:table-cell>
          <table:table-cell table:formula="of:=[.$L$2]*[.G1963]^3+[.$L$3]*[.G1963]^2+[.$K$4]*[.G1963]+[.$K$5]" office:value-type="float" office:value="81.6792014212578" calcext:value-type="float">
            <text:p>81,679201421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2" calcext:value-type="float">
            <text:p>1962</text:p>
          </table:table-cell>
          <table:table-cell table:formula="of:=[.$L$2]*[.G1964]^3+[.$L$3]*[.G1964]^2+[.$K$4]*[.G1964]+[.$K$5]" office:value-type="float" office:value="81.7087864853755" calcext:value-type="float">
            <text:p>81,7087864853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3" calcext:value-type="float">
            <text:p>1963</text:p>
          </table:table-cell>
          <table:table-cell table:formula="of:=[.$L$2]*[.G1965]^3+[.$L$3]*[.G1965]^2+[.$K$4]*[.G1965]+[.$K$5]" office:value-type="float" office:value="81.7383807029978" calcext:value-type="float">
            <text:p>81,73838070299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4" calcext:value-type="float">
            <text:p>1964</text:p>
          </table:table-cell>
          <table:table-cell table:formula="of:=[.$L$2]*[.G1966]^3+[.$L$3]*[.G1966]^2+[.$K$4]*[.G1966]+[.$K$5]" office:value-type="float" office:value="81.7679841056962" calcext:value-type="float">
            <text:p>81,767984105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5" calcext:value-type="float">
            <text:p>1965</text:p>
          </table:table-cell>
          <table:table-cell table:formula="of:=[.$L$2]*[.G1967]^3+[.$L$3]*[.G1967]^2+[.$K$4]*[.G1967]+[.$K$5]" office:value-type="float" office:value="81.7975967250422" calcext:value-type="float">
            <text:p>81,7975967250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6" calcext:value-type="float">
            <text:p>1966</text:p>
          </table:table-cell>
          <table:table-cell table:formula="of:=[.$L$2]*[.G1968]^3+[.$L$3]*[.G1968]^2+[.$K$4]*[.G1968]+[.$K$5]" office:value-type="float" office:value="81.8272185926075" calcext:value-type="float">
            <text:p>81,8272185926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7" calcext:value-type="float">
            <text:p>1967</text:p>
          </table:table-cell>
          <table:table-cell table:formula="of:=[.$L$2]*[.G1969]^3+[.$L$3]*[.G1969]^2+[.$K$4]*[.G1969]+[.$K$5]" office:value-type="float" office:value="81.8568497399636" calcext:value-type="float">
            <text:p>81,8568497399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8" calcext:value-type="float">
            <text:p>1968</text:p>
          </table:table-cell>
          <table:table-cell table:formula="of:=[.$L$2]*[.G1970]^3+[.$L$3]*[.G1970]^2+[.$K$4]*[.G1970]+[.$K$5]" office:value-type="float" office:value="81.886490198682" calcext:value-type="float">
            <text:p>81,8864901986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9" calcext:value-type="float">
            <text:p>1969</text:p>
          </table:table-cell>
          <table:table-cell table:formula="of:=[.$L$2]*[.G1971]^3+[.$L$3]*[.G1971]^2+[.$K$4]*[.G1971]+[.$K$5]" office:value-type="float" office:value="81.9161400003343" calcext:value-type="float">
            <text:p>81,91614000033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0" calcext:value-type="float">
            <text:p>1970</text:p>
          </table:table-cell>
          <table:table-cell table:formula="of:=[.$L$2]*[.G1972]^3+[.$L$3]*[.G1972]^2+[.$K$4]*[.G1972]+[.$K$5]" office:value-type="float" office:value="81.9457991764921" calcext:value-type="float">
            <text:p>81,9457991764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1" calcext:value-type="float">
            <text:p>1971</text:p>
          </table:table-cell>
          <table:table-cell table:formula="of:=[.$L$2]*[.G1973]^3+[.$L$3]*[.G1973]^2+[.$K$4]*[.G1973]+[.$K$5]" office:value-type="float" office:value="81.9754677587271" calcext:value-type="float">
            <text:p>81,97546775872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2" calcext:value-type="float">
            <text:p>1972</text:p>
          </table:table-cell>
          <table:table-cell table:formula="of:=[.$L$2]*[.G1974]^3+[.$L$3]*[.G1974]^2+[.$K$4]*[.G1974]+[.$K$5]" office:value-type="float" office:value="82.0051457786105" calcext:value-type="float">
            <text:p>82,0051457786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3" calcext:value-type="float">
            <text:p>1973</text:p>
          </table:table-cell>
          <table:table-cell table:formula="of:=[.$L$2]*[.G1975]^3+[.$L$3]*[.G1975]^2+[.$K$4]*[.G1975]+[.$K$5]" office:value-type="float" office:value="82.0348332677142" calcext:value-type="float">
            <text:p>82,0348332677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4" calcext:value-type="float">
            <text:p>1974</text:p>
          </table:table-cell>
          <table:table-cell table:formula="of:=[.$L$2]*[.G1976]^3+[.$L$3]*[.G1976]^2+[.$K$4]*[.G1976]+[.$K$5]" office:value-type="float" office:value="82.0645302576096" calcext:value-type="float">
            <text:p>82,0645302576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5" calcext:value-type="float">
            <text:p>1975</text:p>
          </table:table-cell>
          <table:table-cell table:formula="of:=[.$L$2]*[.G1977]^3+[.$L$3]*[.G1977]^2+[.$K$4]*[.G1977]+[.$K$5]" office:value-type="float" office:value="82.0942367798683" calcext:value-type="float">
            <text:p>82,0942367798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6" calcext:value-type="float">
            <text:p>1976</text:p>
          </table:table-cell>
          <table:table-cell table:formula="of:=[.$L$2]*[.G1978]^3+[.$L$3]*[.G1978]^2+[.$K$4]*[.G1978]+[.$K$5]" office:value-type="float" office:value="82.1239528660619" calcext:value-type="float">
            <text:p>82,1239528660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7" calcext:value-type="float">
            <text:p>1977</text:p>
          </table:table-cell>
          <table:table-cell table:formula="of:=[.$L$2]*[.G1979]^3+[.$L$3]*[.G1979]^2+[.$K$4]*[.G1979]+[.$K$5]" office:value-type="float" office:value="82.1536785477619" calcext:value-type="float">
            <text:p>82,1536785477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8" calcext:value-type="float">
            <text:p>1978</text:p>
          </table:table-cell>
          <table:table-cell table:formula="of:=[.$L$2]*[.G1980]^3+[.$L$3]*[.G1980]^2+[.$K$4]*[.G1980]+[.$K$5]" office:value-type="float" office:value="82.1834138565398" calcext:value-type="float">
            <text:p>82,18341385653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9" calcext:value-type="float">
            <text:p>1979</text:p>
          </table:table-cell>
          <table:table-cell table:formula="of:=[.$L$2]*[.G1981]^3+[.$L$3]*[.G1981]^2+[.$K$4]*[.G1981]+[.$K$5]" office:value-type="float" office:value="82.2131588239673" calcext:value-type="float">
            <text:p>82,21315882396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$L$2]*[.G1982]^3+[.$L$3]*[.G1982]^2+[.$K$4]*[.G1982]+[.$K$5]" office:value-type="float" office:value="82.242913481616" calcext:value-type="float">
            <text:p>82,242913481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1" calcext:value-type="float">
            <text:p>1981</text:p>
          </table:table-cell>
          <table:table-cell table:formula="of:=[.$L$2]*[.G1983]^3+[.$L$3]*[.G1983]^2+[.$K$4]*[.G1983]+[.$K$5]" office:value-type="float" office:value="82.2726778610573" calcext:value-type="float">
            <text:p>82,2726778610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2" calcext:value-type="float">
            <text:p>1982</text:p>
          </table:table-cell>
          <table:table-cell table:formula="of:=[.$L$2]*[.G1984]^3+[.$L$3]*[.G1984]^2+[.$K$4]*[.G1984]+[.$K$5]" office:value-type="float" office:value="82.3024519938629" calcext:value-type="float">
            <text:p>82,3024519938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3" calcext:value-type="float">
            <text:p>1983</text:p>
          </table:table-cell>
          <table:table-cell table:formula="of:=[.$L$2]*[.G1985]^3+[.$L$3]*[.G1985]^2+[.$K$4]*[.G1985]+[.$K$5]" office:value-type="float" office:value="82.3322359116042" calcext:value-type="float">
            <text:p>82,3322359116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4" calcext:value-type="float">
            <text:p>1984</text:p>
          </table:table-cell>
          <table:table-cell table:formula="of:=[.$L$2]*[.G1986]^3+[.$L$3]*[.G1986]^2+[.$K$4]*[.G1986]+[.$K$5]" office:value-type="float" office:value="82.3620296458529" calcext:value-type="float">
            <text:p>82,3620296458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5" calcext:value-type="float">
            <text:p>1985</text:p>
          </table:table-cell>
          <table:table-cell table:formula="of:=[.$L$2]*[.G1987]^3+[.$L$3]*[.G1987]^2+[.$K$4]*[.G1987]+[.$K$5]" office:value-type="float" office:value="82.3918332281806" calcext:value-type="float">
            <text:p>82,3918332281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6" calcext:value-type="float">
            <text:p>1986</text:p>
          </table:table-cell>
          <table:table-cell table:formula="of:=[.$L$2]*[.G1988]^3+[.$L$3]*[.G1988]^2+[.$K$4]*[.G1988]+[.$K$5]" office:value-type="float" office:value="82.4216466901587" calcext:value-type="float">
            <text:p>82,42164669015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7" calcext:value-type="float">
            <text:p>1987</text:p>
          </table:table-cell>
          <table:table-cell table:formula="of:=[.$L$2]*[.G1989]^3+[.$L$3]*[.G1989]^2+[.$K$4]*[.G1989]+[.$K$5]" office:value-type="float" office:value="82.4514700633589" calcext:value-type="float">
            <text:p>82,4514700633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8" calcext:value-type="float">
            <text:p>1988</text:p>
          </table:table-cell>
          <table:table-cell table:formula="of:=[.$L$2]*[.G1990]^3+[.$L$3]*[.G1990]^2+[.$K$4]*[.G1990]+[.$K$5]" office:value-type="float" office:value="82.4813033793527" calcext:value-type="float">
            <text:p>82,4813033793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9" calcext:value-type="float">
            <text:p>1989</text:p>
          </table:table-cell>
          <table:table-cell table:formula="of:=[.$L$2]*[.G1991]^3+[.$L$3]*[.G1991]^2+[.$K$4]*[.G1991]+[.$K$5]" office:value-type="float" office:value="82.5111466697117" calcext:value-type="float">
            <text:p>82,5111466697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0" calcext:value-type="float">
            <text:p>1990</text:p>
          </table:table-cell>
          <table:table-cell table:formula="of:=[.$L$2]*[.G1992]^3+[.$L$3]*[.G1992]^2+[.$K$4]*[.G1992]+[.$K$5]" office:value-type="float" office:value="82.5409999660075" calcext:value-type="float">
            <text:p>82,5409999660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1" calcext:value-type="float">
            <text:p>1991</text:p>
          </table:table-cell>
          <table:table-cell table:formula="of:=[.$L$2]*[.G1993]^3+[.$L$3]*[.G1993]^2+[.$K$4]*[.G1993]+[.$K$5]" office:value-type="float" office:value="82.5708632998115" calcext:value-type="float">
            <text:p>82,5708632998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2" calcext:value-type="float">
            <text:p>1992</text:p>
          </table:table-cell>
          <table:table-cell table:formula="of:=[.$L$2]*[.G1994]^3+[.$L$3]*[.G1994]^2+[.$K$4]*[.G1994]+[.$K$5]" office:value-type="float" office:value="82.6007367026954" calcext:value-type="float">
            <text:p>82,6007367026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3" calcext:value-type="float">
            <text:p>1993</text:p>
          </table:table-cell>
          <table:table-cell table:formula="of:=[.$L$2]*[.G1995]^3+[.$L$3]*[.G1995]^2+[.$K$4]*[.G1995]+[.$K$5]" office:value-type="float" office:value="82.6306202062307" calcext:value-type="float">
            <text:p>82,6306202062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4" calcext:value-type="float">
            <text:p>1994</text:p>
          </table:table-cell>
          <table:table-cell table:formula="of:=[.$L$2]*[.G1996]^3+[.$L$3]*[.G1996]^2+[.$K$4]*[.G1996]+[.$K$5]" office:value-type="float" office:value="82.6605138419891" calcext:value-type="float">
            <text:p>82,66051384198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5" calcext:value-type="float">
            <text:p>1995</text:p>
          </table:table-cell>
          <table:table-cell table:formula="of:=[.$L$2]*[.G1997]^3+[.$L$3]*[.G1997]^2+[.$K$4]*[.G1997]+[.$K$5]" office:value-type="float" office:value="82.690417641542" calcext:value-type="float">
            <text:p>82,690417641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6" calcext:value-type="float">
            <text:p>1996</text:p>
          </table:table-cell>
          <table:table-cell table:formula="of:=[.$L$2]*[.G1998]^3+[.$L$3]*[.G1998]^2+[.$K$4]*[.G1998]+[.$K$5]" office:value-type="float" office:value="82.720331636461" calcext:value-type="float">
            <text:p>82,7203316364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7" calcext:value-type="float">
            <text:p>1997</text:p>
          </table:table-cell>
          <table:table-cell table:formula="of:=[.$L$2]*[.G1999]^3+[.$L$3]*[.G1999]^2+[.$K$4]*[.G1999]+[.$K$5]" office:value-type="float" office:value="82.7502558583177" calcext:value-type="float">
            <text:p>82,75025585831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8" calcext:value-type="float">
            <text:p>1998</text:p>
          </table:table-cell>
          <table:table-cell table:formula="of:=[.$L$2]*[.G2000]^3+[.$L$3]*[.G2000]^2+[.$K$4]*[.G2000]+[.$K$5]" office:value-type="float" office:value="82.7801903386836" calcext:value-type="float">
            <text:p>82,7801903386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9" calcext:value-type="float">
            <text:p>1999</text:p>
          </table:table-cell>
          <table:table-cell table:formula="of:=[.$L$2]*[.G2001]^3+[.$L$3]*[.G2001]^2+[.$K$4]*[.G2001]+[.$K$5]" office:value-type="float" office:value="82.8101351091304" calcext:value-type="float">
            <text:p>82,8101351091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0" calcext:value-type="float">
            <text:p>2000</text:p>
          </table:table-cell>
          <table:table-cell table:formula="of:=[.$L$2]*[.G2002]^3+[.$L$3]*[.G2002]^2+[.$K$4]*[.G2002]+[.$K$5]" office:value-type="float" office:value="82.8400902012295" calcext:value-type="float">
            <text:p>82,840090201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1" calcext:value-type="float">
            <text:p>2001</text:p>
          </table:table-cell>
          <table:table-cell table:formula="of:=[.$L$2]*[.G2003]^3+[.$L$3]*[.G2003]^2+[.$K$4]*[.G2003]+[.$K$5]" office:value-type="float" office:value="82.8700556465526" calcext:value-type="float">
            <text:p>82,87005564655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2" calcext:value-type="float">
            <text:p>2002</text:p>
          </table:table-cell>
          <table:table-cell table:formula="of:=[.$L$2]*[.G2004]^3+[.$L$3]*[.G2004]^2+[.$K$4]*[.G2004]+[.$K$5]" office:value-type="float" office:value="82.9000314766711" calcext:value-type="float">
            <text:p>82,9000314766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3" calcext:value-type="float">
            <text:p>2003</text:p>
          </table:table-cell>
          <table:table-cell table:formula="of:=[.$L$2]*[.G2005]^3+[.$L$3]*[.G2005]^2+[.$K$4]*[.G2005]+[.$K$5]" office:value-type="float" office:value="82.9300177231568" calcext:value-type="float">
            <text:p>82,9300177231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4" calcext:value-type="float">
            <text:p>2004</text:p>
          </table:table-cell>
          <table:table-cell table:formula="of:=[.$L$2]*[.G2006]^3+[.$L$3]*[.G2006]^2+[.$K$4]*[.G2006]+[.$K$5]" office:value-type="float" office:value="82.960014417581" calcext:value-type="float">
            <text:p>82,960014417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5" calcext:value-type="float">
            <text:p>2005</text:p>
          </table:table-cell>
          <table:table-cell table:formula="of:=[.$L$2]*[.G2007]^3+[.$L$3]*[.G2007]^2+[.$K$4]*[.G2007]+[.$K$5]" office:value-type="float" office:value="82.9900215915154" calcext:value-type="float">
            <text:p>82,9900215915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6" calcext:value-type="float">
            <text:p>2006</text:p>
          </table:table-cell>
          <table:table-cell table:formula="of:=[.$L$2]*[.G2008]^3+[.$L$3]*[.G2008]^2+[.$K$4]*[.G2008]+[.$K$5]" office:value-type="float" office:value="83.0200392765316" calcext:value-type="float">
            <text:p>83,0200392765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7" calcext:value-type="float">
            <text:p>2007</text:p>
          </table:table-cell>
          <table:table-cell table:formula="of:=[.$L$2]*[.G2009]^3+[.$L$3]*[.G2009]^2+[.$K$4]*[.G2009]+[.$K$5]" office:value-type="float" office:value="83.0500675042011" calcext:value-type="float">
            <text:p>83,05006750420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8" calcext:value-type="float">
            <text:p>2008</text:p>
          </table:table-cell>
          <table:table-cell table:formula="of:=[.$L$2]*[.G2010]^3+[.$L$3]*[.G2010]^2+[.$K$4]*[.G2010]+[.$K$5]" office:value-type="float" office:value="83.0801063060954" calcext:value-type="float">
            <text:p>83,0801063060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9" calcext:value-type="float">
            <text:p>2009</text:p>
          </table:table-cell>
          <table:table-cell table:formula="of:=[.$L$2]*[.G2011]^3+[.$L$3]*[.G2011]^2+[.$K$4]*[.G2011]+[.$K$5]" office:value-type="float" office:value="83.1101557137863" calcext:value-type="float">
            <text:p>83,11015571378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0" calcext:value-type="float">
            <text:p>2010</text:p>
          </table:table-cell>
          <table:table-cell table:formula="of:=[.$L$2]*[.G2012]^3+[.$L$3]*[.G2012]^2+[.$K$4]*[.G2012]+[.$K$5]" office:value-type="float" office:value="83.1402157588451" calcext:value-type="float">
            <text:p>83,1402157588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1" calcext:value-type="float">
            <text:p>2011</text:p>
          </table:table-cell>
          <table:table-cell table:formula="of:=[.$L$2]*[.G2013]^3+[.$L$3]*[.G2013]^2+[.$K$4]*[.G2013]+[.$K$5]" office:value-type="float" office:value="83.1702864728434" calcext:value-type="float">
            <text:p>83,1702864728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2" calcext:value-type="float">
            <text:p>2012</text:p>
          </table:table-cell>
          <table:table-cell table:formula="of:=[.$L$2]*[.G2014]^3+[.$L$3]*[.G2014]^2+[.$K$4]*[.G2014]+[.$K$5]" office:value-type="float" office:value="83.2003678873529" calcext:value-type="float">
            <text:p>83,2003678873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3" calcext:value-type="float">
            <text:p>2013</text:p>
          </table:table-cell>
          <table:table-cell table:formula="of:=[.$L$2]*[.G2015]^3+[.$L$3]*[.G2015]^2+[.$K$4]*[.G2015]+[.$K$5]" office:value-type="float" office:value="83.2304600339451" calcext:value-type="float">
            <text:p>83,2304600339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4" calcext:value-type="float">
            <text:p>2014</text:p>
          </table:table-cell>
          <table:table-cell table:formula="of:=[.$L$2]*[.G2016]^3+[.$L$3]*[.G2016]^2+[.$K$4]*[.G2016]+[.$K$5]" office:value-type="float" office:value="83.2605629441916" calcext:value-type="float">
            <text:p>83,2605629441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5" calcext:value-type="float">
            <text:p>2015</text:p>
          </table:table-cell>
          <table:table-cell table:formula="of:=[.$L$2]*[.G2017]^3+[.$L$3]*[.G2017]^2+[.$K$4]*[.G2017]+[.$K$5]" office:value-type="float" office:value="83.2906766496638" calcext:value-type="float">
            <text:p>83,2906766496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6" calcext:value-type="float">
            <text:p>2016</text:p>
          </table:table-cell>
          <table:table-cell table:formula="of:=[.$L$2]*[.G2018]^3+[.$L$3]*[.G2018]^2+[.$K$4]*[.G2018]+[.$K$5]" office:value-type="float" office:value="83.3208011819334" calcext:value-type="float">
            <text:p>83,3208011819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7" calcext:value-type="float">
            <text:p>2017</text:p>
          </table:table-cell>
          <table:table-cell table:formula="of:=[.$L$2]*[.G2019]^3+[.$L$3]*[.G2019]^2+[.$K$4]*[.G2019]+[.$K$5]" office:value-type="float" office:value="83.350936572572" calcext:value-type="float">
            <text:p>83,350936572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8" calcext:value-type="float">
            <text:p>2018</text:p>
          </table:table-cell>
          <table:table-cell table:formula="of:=[.$L$2]*[.G2020]^3+[.$L$3]*[.G2020]^2+[.$K$4]*[.G2020]+[.$K$5]" office:value-type="float" office:value="83.3810828531511" calcext:value-type="float">
            <text:p>83,38108285315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9" calcext:value-type="float">
            <text:p>2019</text:p>
          </table:table-cell>
          <table:table-cell table:formula="of:=[.$L$2]*[.G2021]^3+[.$L$3]*[.G2021]^2+[.$K$4]*[.G2021]+[.$K$5]" office:value-type="float" office:value="83.4112400552422" calcext:value-type="float">
            <text:p>83,4112400552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0" calcext:value-type="float">
            <text:p>2020</text:p>
          </table:table-cell>
          <table:table-cell table:formula="of:=[.$L$2]*[.G2022]^3+[.$L$3]*[.G2022]^2+[.$K$4]*[.G2022]+[.$K$5]" office:value-type="float" office:value="83.441408210417" calcext:value-type="float">
            <text:p>83,441408210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1" calcext:value-type="float">
            <text:p>2021</text:p>
          </table:table-cell>
          <table:table-cell table:formula="of:=[.$L$2]*[.G2023]^3+[.$L$3]*[.G2023]^2+[.$K$4]*[.G2023]+[.$K$5]" office:value-type="float" office:value="83.471587350247" calcext:value-type="float">
            <text:p>83,471587350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2" calcext:value-type="float">
            <text:p>2022</text:p>
          </table:table-cell>
          <table:table-cell table:formula="of:=[.$L$2]*[.G2024]^3+[.$L$3]*[.G2024]^2+[.$K$4]*[.G2024]+[.$K$5]" office:value-type="float" office:value="83.5017775063037" calcext:value-type="float">
            <text:p>83,5017775063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3" calcext:value-type="float">
            <text:p>2023</text:p>
          </table:table-cell>
          <table:table-cell table:formula="of:=[.$L$2]*[.G2025]^3+[.$L$3]*[.G2025]^2+[.$K$4]*[.G2025]+[.$K$5]" office:value-type="float" office:value="83.5319787101588" calcext:value-type="float">
            <text:p>83,5319787101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4" calcext:value-type="float">
            <text:p>2024</text:p>
          </table:table-cell>
          <table:table-cell table:formula="of:=[.$L$2]*[.G2026]^3+[.$L$3]*[.G2026]^2+[.$K$4]*[.G2026]+[.$K$5]" office:value-type="float" office:value="83.5621909933837" calcext:value-type="float">
            <text:p>83,5621909933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5" calcext:value-type="float">
            <text:p>2025</text:p>
          </table:table-cell>
          <table:table-cell table:formula="of:=[.$L$2]*[.G2027]^3+[.$L$3]*[.G2027]^2+[.$K$4]*[.G2027]+[.$K$5]" office:value-type="float" office:value="83.5924143875501" calcext:value-type="float">
            <text:p>83,5924143875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6" calcext:value-type="float">
            <text:p>2026</text:p>
          </table:table-cell>
          <table:table-cell table:formula="of:=[.$L$2]*[.G2028]^3+[.$L$3]*[.G2028]^2+[.$K$4]*[.G2028]+[.$K$5]" office:value-type="float" office:value="83.6226489242295" calcext:value-type="float">
            <text:p>83,622648924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7" calcext:value-type="float">
            <text:p>2027</text:p>
          </table:table-cell>
          <table:table-cell table:formula="of:=[.$L$2]*[.G2029]^3+[.$L$3]*[.G2029]^2+[.$K$4]*[.G2029]+[.$K$5]" office:value-type="float" office:value="83.6528946349934" calcext:value-type="float">
            <text:p>83,6528946349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8" calcext:value-type="float">
            <text:p>2028</text:p>
          </table:table-cell>
          <table:table-cell table:formula="of:=[.$L$2]*[.G2030]^3+[.$L$3]*[.G2030]^2+[.$K$4]*[.G2030]+[.$K$5]" office:value-type="float" office:value="83.6831515514135" calcext:value-type="float">
            <text:p>83,6831515514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9" calcext:value-type="float">
            <text:p>2029</text:p>
          </table:table-cell>
          <table:table-cell table:formula="of:=[.$L$2]*[.G2031]^3+[.$L$3]*[.G2031]^2+[.$K$4]*[.G2031]+[.$K$5]" office:value-type="float" office:value="83.7134197050613" calcext:value-type="float">
            <text:p>83,7134197050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0" calcext:value-type="float">
            <text:p>2030</text:p>
          </table:table-cell>
          <table:table-cell table:formula="of:=[.$L$2]*[.G2032]^3+[.$L$3]*[.G2032]^2+[.$K$4]*[.G2032]+[.$K$5]" office:value-type="float" office:value="83.7436991275083" calcext:value-type="float">
            <text:p>83,7436991275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1" calcext:value-type="float">
            <text:p>2031</text:p>
          </table:table-cell>
          <table:table-cell table:formula="of:=[.$L$2]*[.G2033]^3+[.$L$3]*[.G2033]^2+[.$K$4]*[.G2033]+[.$K$5]" office:value-type="float" office:value="83.7739898503262" calcext:value-type="float">
            <text:p>83,7739898503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2" calcext:value-type="float">
            <text:p>2032</text:p>
          </table:table-cell>
          <table:table-cell table:formula="of:=[.$L$2]*[.G2034]^3+[.$L$3]*[.G2034]^2+[.$K$4]*[.G2034]+[.$K$5]" office:value-type="float" office:value="83.8042919050865" calcext:value-type="float">
            <text:p>83,80429190508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3" calcext:value-type="float">
            <text:p>2033</text:p>
          </table:table-cell>
          <table:table-cell table:formula="of:=[.$L$2]*[.G2035]^3+[.$L$3]*[.G2035]^2+[.$K$4]*[.G2035]+[.$K$5]" office:value-type="float" office:value="83.8346053233606" calcext:value-type="float">
            <text:p>83,8346053233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4" calcext:value-type="float">
            <text:p>2034</text:p>
          </table:table-cell>
          <table:table-cell table:formula="of:=[.$L$2]*[.G2036]^3+[.$L$3]*[.G2036]^2+[.$K$4]*[.G2036]+[.$K$5]" office:value-type="float" office:value="83.8649301367204" calcext:value-type="float">
            <text:p>83,8649301367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5" calcext:value-type="float">
            <text:p>2035</text:p>
          </table:table-cell>
          <table:table-cell table:formula="of:=[.$L$2]*[.G2037]^3+[.$L$3]*[.G2037]^2+[.$K$4]*[.G2037]+[.$K$5]" office:value-type="float" office:value="83.8952663767372" calcext:value-type="float">
            <text:p>83,8952663767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6" calcext:value-type="float">
            <text:p>2036</text:p>
          </table:table-cell>
          <table:table-cell table:formula="of:=[.$L$2]*[.G2038]^3+[.$L$3]*[.G2038]^2+[.$K$4]*[.G2038]+[.$K$5]" office:value-type="float" office:value="83.9256140749825" calcext:value-type="float">
            <text:p>83,9256140749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7" calcext:value-type="float">
            <text:p>2037</text:p>
          </table:table-cell>
          <table:table-cell table:formula="of:=[.$L$2]*[.G2039]^3+[.$L$3]*[.G2039]^2+[.$K$4]*[.G2039]+[.$K$5]" office:value-type="float" office:value="83.9559732630282" calcext:value-type="float">
            <text:p>83,9559732630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8" calcext:value-type="float">
            <text:p>2038</text:p>
          </table:table-cell>
          <table:table-cell table:formula="of:=[.$L$2]*[.G2040]^3+[.$L$3]*[.G2040]^2+[.$K$4]*[.G2040]+[.$K$5]" office:value-type="float" office:value="83.9863439724456" calcext:value-type="float">
            <text:p>83,9863439724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9" calcext:value-type="float">
            <text:p>2039</text:p>
          </table:table-cell>
          <table:table-cell table:formula="of:=[.$L$2]*[.G2041]^3+[.$L$3]*[.G2041]^2+[.$K$4]*[.G2041]+[.$K$5]" office:value-type="float" office:value="84.0167262348063" calcext:value-type="float">
            <text:p>84,0167262348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0" calcext:value-type="float">
            <text:p>2040</text:p>
          </table:table-cell>
          <table:table-cell table:formula="of:=[.$L$2]*[.G2042]^3+[.$L$3]*[.G2042]^2+[.$K$4]*[.G2042]+[.$K$5]" office:value-type="float" office:value="84.0471200816819" calcext:value-type="float">
            <text:p>84,0471200816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1" calcext:value-type="float">
            <text:p>2041</text:p>
          </table:table-cell>
          <table:table-cell table:formula="of:=[.$L$2]*[.G2043]^3+[.$L$3]*[.G2043]^2+[.$K$4]*[.G2043]+[.$K$5]" office:value-type="float" office:value="84.0775255446439" calcext:value-type="float">
            <text:p>84,0775255446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2" calcext:value-type="float">
            <text:p>2042</text:p>
          </table:table-cell>
          <table:table-cell table:formula="of:=[.$L$2]*[.G2044]^3+[.$L$3]*[.G2044]^2+[.$K$4]*[.G2044]+[.$K$5]" office:value-type="float" office:value="84.107942655264" calcext:value-type="float">
            <text:p>84,1079426552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3" calcext:value-type="float">
            <text:p>2043</text:p>
          </table:table-cell>
          <table:table-cell table:formula="of:=[.$L$2]*[.G2045]^3+[.$L$3]*[.G2045]^2+[.$K$4]*[.G2045]+[.$K$5]" office:value-type="float" office:value="84.1383714451137" calcext:value-type="float">
            <text:p>84,1383714451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4" calcext:value-type="float">
            <text:p>2044</text:p>
          </table:table-cell>
          <table:table-cell table:formula="of:=[.$L$2]*[.G2046]^3+[.$L$3]*[.G2046]^2+[.$K$4]*[.G2046]+[.$K$5]" office:value-type="float" office:value="84.1688119457644" calcext:value-type="float">
            <text:p>84,1688119457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5" calcext:value-type="float">
            <text:p>2045</text:p>
          </table:table-cell>
          <table:table-cell table:formula="of:=[.$L$2]*[.G2047]^3+[.$L$3]*[.G2047]^2+[.$K$4]*[.G2047]+[.$K$5]" office:value-type="float" office:value="84.1992641887879" calcext:value-type="float">
            <text:p>84,1992641887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6" calcext:value-type="float">
            <text:p>2046</text:p>
          </table:table-cell>
          <table:table-cell table:formula="of:=[.$L$2]*[.G2048]^3+[.$L$3]*[.G2048]^2+[.$K$4]*[.G2048]+[.$K$5]" office:value-type="float" office:value="84.2297282057557" calcext:value-type="float">
            <text:p>84,2297282057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7" calcext:value-type="float">
            <text:p>2047</text:p>
          </table:table-cell>
          <table:table-cell table:formula="of:=[.$L$2]*[.G2049]^3+[.$L$3]*[.G2049]^2+[.$K$4]*[.G2049]+[.$K$5]" office:value-type="float" office:value="84.2602040282393" calcext:value-type="float">
            <text:p>84,26020402823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8" calcext:value-type="float">
            <text:p>2048</text:p>
          </table:table-cell>
          <table:table-cell table:formula="of:=[.$L$2]*[.G2050]^3+[.$L$3]*[.G2050]^2+[.$K$4]*[.G2050]+[.$K$5]" office:value-type="float" office:value="84.2906916878102" calcext:value-type="float">
            <text:p>84,2906916878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9" calcext:value-type="float">
            <text:p>2049</text:p>
          </table:table-cell>
          <table:table-cell table:formula="of:=[.$L$2]*[.G2051]^3+[.$L$3]*[.G2051]^2+[.$K$4]*[.G2051]+[.$K$5]" office:value-type="float" office:value="84.3211912160402" calcext:value-type="float">
            <text:p>84,3211912160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0" calcext:value-type="float">
            <text:p>2050</text:p>
          </table:table-cell>
          <table:table-cell table:formula="of:=[.$L$2]*[.G2052]^3+[.$L$3]*[.G2052]^2+[.$K$4]*[.G2052]+[.$K$5]" office:value-type="float" office:value="84.3517026445006" calcext:value-type="float">
            <text:p>84,3517026445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1" calcext:value-type="float">
            <text:p>2051</text:p>
          </table:table-cell>
          <table:table-cell table:formula="of:=[.$L$2]*[.G2053]^3+[.$L$3]*[.G2053]^2+[.$K$4]*[.G2053]+[.$K$5]" office:value-type="float" office:value="84.3822260047632" calcext:value-type="float">
            <text:p>84,3822260047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2" calcext:value-type="float">
            <text:p>2052</text:p>
          </table:table-cell>
          <table:table-cell table:formula="of:=[.$L$2]*[.G2054]^3+[.$L$3]*[.G2054]^2+[.$K$4]*[.G2054]+[.$K$5]" office:value-type="float" office:value="84.4127613283994" calcext:value-type="float">
            <text:p>84,4127613283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3" calcext:value-type="float">
            <text:p>2053</text:p>
          </table:table-cell>
          <table:table-cell table:formula="of:=[.$L$2]*[.G2055]^3+[.$L$3]*[.G2055]^2+[.$K$4]*[.G2055]+[.$K$5]" office:value-type="float" office:value="84.4433086469807" calcext:value-type="float">
            <text:p>84,44330864698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4" calcext:value-type="float">
            <text:p>2054</text:p>
          </table:table-cell>
          <table:table-cell table:formula="of:=[.$L$2]*[.G2056]^3+[.$L$3]*[.G2056]^2+[.$K$4]*[.G2056]+[.$K$5]" office:value-type="float" office:value="84.4738679920789" calcext:value-type="float">
            <text:p>84,4738679920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5" calcext:value-type="float">
            <text:p>2055</text:p>
          </table:table-cell>
          <table:table-cell table:formula="of:=[.$L$2]*[.G2057]^3+[.$L$3]*[.G2057]^2+[.$K$4]*[.G2057]+[.$K$5]" office:value-type="float" office:value="84.5044393952654" calcext:value-type="float">
            <text:p>84,504439395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6" calcext:value-type="float">
            <text:p>2056</text:p>
          </table:table-cell>
          <table:table-cell table:formula="of:=[.$L$2]*[.G2058]^3+[.$L$3]*[.G2058]^2+[.$K$4]*[.G2058]+[.$K$5]" office:value-type="float" office:value="84.5350228881117" calcext:value-type="float">
            <text:p>84,5350228881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7" calcext:value-type="float">
            <text:p>2057</text:p>
          </table:table-cell>
          <table:table-cell table:formula="of:=[.$L$2]*[.G2059]^3+[.$L$3]*[.G2059]^2+[.$K$4]*[.G2059]+[.$K$5]" office:value-type="float" office:value="84.5656185021896" calcext:value-type="float">
            <text:p>84,5656185021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8" calcext:value-type="float">
            <text:p>2058</text:p>
          </table:table-cell>
          <table:table-cell table:formula="of:=[.$L$2]*[.G2060]^3+[.$L$3]*[.G2060]^2+[.$K$4]*[.G2060]+[.$K$5]" office:value-type="float" office:value="84.5962262690705" calcext:value-type="float">
            <text:p>84,5962262690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9" calcext:value-type="float">
            <text:p>2059</text:p>
          </table:table-cell>
          <table:table-cell table:formula="of:=[.$L$2]*[.G2061]^3+[.$L$3]*[.G2061]^2+[.$K$4]*[.G2061]+[.$K$5]" office:value-type="float" office:value="84.6268462203259" calcext:value-type="float">
            <text:p>84,6268462203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0" calcext:value-type="float">
            <text:p>2060</text:p>
          </table:table-cell>
          <table:table-cell table:formula="of:=[.$L$2]*[.G2062]^3+[.$L$3]*[.G2062]^2+[.$K$4]*[.G2062]+[.$K$5]" office:value-type="float" office:value="84.6574783875275" calcext:value-type="float">
            <text:p>84,6574783875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1" calcext:value-type="float">
            <text:p>2061</text:p>
          </table:table-cell>
          <table:table-cell table:formula="of:=[.$L$2]*[.G2063]^3+[.$L$3]*[.G2063]^2+[.$K$4]*[.G2063]+[.$K$5]" office:value-type="float" office:value="84.6881228022468" calcext:value-type="float">
            <text:p>84,68812280224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2" calcext:value-type="float">
            <text:p>2062</text:p>
          </table:table-cell>
          <table:table-cell table:formula="of:=[.$L$2]*[.G2064]^3+[.$L$3]*[.G2064]^2+[.$K$4]*[.G2064]+[.$K$5]" office:value-type="float" office:value="84.7187794960553" calcext:value-type="float">
            <text:p>84,71877949605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3" calcext:value-type="float">
            <text:p>2063</text:p>
          </table:table-cell>
          <table:table-cell table:formula="of:=[.$L$2]*[.G2065]^3+[.$L$3]*[.G2065]^2+[.$K$4]*[.G2065]+[.$K$5]" office:value-type="float" office:value="84.7494485005248" calcext:value-type="float">
            <text:p>84,7494485005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4" calcext:value-type="float">
            <text:p>2064</text:p>
          </table:table-cell>
          <table:table-cell table:formula="of:=[.$L$2]*[.G2066]^3+[.$L$3]*[.G2066]^2+[.$K$4]*[.G2066]+[.$K$5]" office:value-type="float" office:value="84.7801298472266" calcext:value-type="float">
            <text:p>84,78012984722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5" calcext:value-type="float">
            <text:p>2065</text:p>
          </table:table-cell>
          <table:table-cell table:formula="of:=[.$L$2]*[.G2067]^3+[.$L$3]*[.G2067]^2+[.$K$4]*[.G2067]+[.$K$5]" office:value-type="float" office:value="84.8108235677323" calcext:value-type="float">
            <text:p>84,81082356773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6" calcext:value-type="float">
            <text:p>2066</text:p>
          </table:table-cell>
          <table:table-cell table:formula="of:=[.$L$2]*[.G2068]^3+[.$L$3]*[.G2068]^2+[.$K$4]*[.G2068]+[.$K$5]" office:value-type="float" office:value="84.8415296936136" calcext:value-type="float">
            <text:p>84,8415296936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7" calcext:value-type="float">
            <text:p>2067</text:p>
          </table:table-cell>
          <table:table-cell table:formula="of:=[.$L$2]*[.G2069]^3+[.$L$3]*[.G2069]^2+[.$K$4]*[.G2069]+[.$K$5]" office:value-type="float" office:value="84.872248256442" calcext:value-type="float">
            <text:p>84,872248256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8" calcext:value-type="float">
            <text:p>2068</text:p>
          </table:table-cell>
          <table:table-cell table:formula="of:=[.$L$2]*[.G2070]^3+[.$L$3]*[.G2070]^2+[.$K$4]*[.G2070]+[.$K$5]" office:value-type="float" office:value="84.902979287789" calcext:value-type="float">
            <text:p>84,902979287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9" calcext:value-type="float">
            <text:p>2069</text:p>
          </table:table-cell>
          <table:table-cell table:formula="of:=[.$L$2]*[.G2071]^3+[.$L$3]*[.G2071]^2+[.$K$4]*[.G2071]+[.$K$5]" office:value-type="float" office:value="84.9337228192263" calcext:value-type="float">
            <text:p>84,9337228192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0" calcext:value-type="float">
            <text:p>2070</text:p>
          </table:table-cell>
          <table:table-cell table:formula="of:=[.$L$2]*[.G2072]^3+[.$L$3]*[.G2072]^2+[.$K$4]*[.G2072]+[.$K$5]" office:value-type="float" office:value="84.9644788823253" calcext:value-type="float">
            <text:p>84,9644788823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1" calcext:value-type="float">
            <text:p>2071</text:p>
          </table:table-cell>
          <table:table-cell table:formula="of:=[.$L$2]*[.G2073]^3+[.$L$3]*[.G2073]^2+[.$K$4]*[.G2073]+[.$K$5]" office:value-type="float" office:value="84.9952475086577" calcext:value-type="float">
            <text:p>84,99524750865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2" calcext:value-type="float">
            <text:p>2072</text:p>
          </table:table-cell>
          <table:table-cell table:formula="of:=[.$L$2]*[.G2074]^3+[.$L$3]*[.G2074]^2+[.$K$4]*[.G2074]+[.$K$5]" office:value-type="float" office:value="85.026028729795" calcext:value-type="float">
            <text:p>85,026028729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3" calcext:value-type="float">
            <text:p>2073</text:p>
          </table:table-cell>
          <table:table-cell table:formula="of:=[.$L$2]*[.G2075]^3+[.$L$3]*[.G2075]^2+[.$K$4]*[.G2075]+[.$K$5]" office:value-type="float" office:value="85.0568225773087" calcext:value-type="float">
            <text:p>85,0568225773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4" calcext:value-type="float">
            <text:p>2074</text:p>
          </table:table-cell>
          <table:table-cell table:formula="of:=[.$L$2]*[.G2076]^3+[.$L$3]*[.G2076]^2+[.$K$4]*[.G2076]+[.$K$5]" office:value-type="float" office:value="85.0876290827705" calcext:value-type="float">
            <text:p>85,0876290827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5" calcext:value-type="float">
            <text:p>2075</text:p>
          </table:table-cell>
          <table:table-cell table:formula="of:=[.$L$2]*[.G2077]^3+[.$L$3]*[.G2077]^2+[.$K$4]*[.G2077]+[.$K$5]" office:value-type="float" office:value="85.1184482777518" calcext:value-type="float">
            <text:p>85,11844827775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6" calcext:value-type="float">
            <text:p>2076</text:p>
          </table:table-cell>
          <table:table-cell table:formula="of:=[.$L$2]*[.G2078]^3+[.$L$3]*[.G2078]^2+[.$K$4]*[.G2078]+[.$K$5]" office:value-type="float" office:value="85.1492801938243" calcext:value-type="float">
            <text:p>85,1492801938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7" calcext:value-type="float">
            <text:p>2077</text:p>
          </table:table-cell>
          <table:table-cell table:formula="of:=[.$L$2]*[.G2079]^3+[.$L$3]*[.G2079]^2+[.$K$4]*[.G2079]+[.$K$5]" office:value-type="float" office:value="85.1801248625595" calcext:value-type="float">
            <text:p>85,1801248625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8" calcext:value-type="float">
            <text:p>2078</text:p>
          </table:table-cell>
          <table:table-cell table:formula="of:=[.$L$2]*[.G2080]^3+[.$L$3]*[.G2080]^2+[.$K$4]*[.G2080]+[.$K$5]" office:value-type="float" office:value="85.210982315529" calcext:value-type="float">
            <text:p>85,210982315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9" calcext:value-type="float">
            <text:p>2079</text:p>
          </table:table-cell>
          <table:table-cell table:formula="of:=[.$L$2]*[.G2081]^3+[.$L$3]*[.G2081]^2+[.$K$4]*[.G2081]+[.$K$5]" office:value-type="float" office:value="85.2418525843044" calcext:value-type="float">
            <text:p>85,2418525843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0" calcext:value-type="float">
            <text:p>2080</text:p>
          </table:table-cell>
          <table:table-cell table:formula="of:=[.$L$2]*[.G2082]^3+[.$L$3]*[.G2082]^2+[.$K$4]*[.G2082]+[.$K$5]" office:value-type="float" office:value="85.2727357004571" calcext:value-type="float">
            <text:p>85,2727357004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1" calcext:value-type="float">
            <text:p>2081</text:p>
          </table:table-cell>
          <table:table-cell table:formula="of:=[.$L$2]*[.G2083]^3+[.$L$3]*[.G2083]^2+[.$K$4]*[.G2083]+[.$K$5]" office:value-type="float" office:value="85.3036316955588" calcext:value-type="float">
            <text:p>85,3036316955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2" calcext:value-type="float">
            <text:p>2082</text:p>
          </table:table-cell>
          <table:table-cell table:formula="of:=[.$L$2]*[.G2084]^3+[.$L$3]*[.G2084]^2+[.$K$4]*[.G2084]+[.$K$5]" office:value-type="float" office:value="85.3345406011811" calcext:value-type="float">
            <text:p>85,3345406011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3" calcext:value-type="float">
            <text:p>2083</text:p>
          </table:table-cell>
          <table:table-cell table:formula="of:=[.$L$2]*[.G2085]^3+[.$L$3]*[.G2085]^2+[.$K$4]*[.G2085]+[.$K$5]" office:value-type="float" office:value="85.3654624488954" calcext:value-type="float">
            <text:p>85,3654624488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4" calcext:value-type="float">
            <text:p>2084</text:p>
          </table:table-cell>
          <table:table-cell table:formula="of:=[.$L$2]*[.G2086]^3+[.$L$3]*[.G2086]^2+[.$K$4]*[.G2086]+[.$K$5]" office:value-type="float" office:value="85.3963972702734" calcext:value-type="float">
            <text:p>85,3963972702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5" calcext:value-type="float">
            <text:p>2085</text:p>
          </table:table-cell>
          <table:table-cell table:formula="of:=[.$L$2]*[.G2087]^3+[.$L$3]*[.G2087]^2+[.$K$4]*[.G2087]+[.$K$5]" office:value-type="float" office:value="85.4273450968866" calcext:value-type="float">
            <text:p>85,4273450968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6" calcext:value-type="float">
            <text:p>2086</text:p>
          </table:table-cell>
          <table:table-cell table:formula="of:=[.$L$2]*[.G2088]^3+[.$L$3]*[.G2088]^2+[.$K$4]*[.G2088]+[.$K$5]" office:value-type="float" office:value="85.4583059603067" calcext:value-type="float">
            <text:p>85,4583059603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7" calcext:value-type="float">
            <text:p>2087</text:p>
          </table:table-cell>
          <table:table-cell table:formula="of:=[.$L$2]*[.G2089]^3+[.$L$3]*[.G2089]^2+[.$K$4]*[.G2089]+[.$K$5]" office:value-type="float" office:value="85.489279892105" calcext:value-type="float">
            <text:p>85,489279892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8" calcext:value-type="float">
            <text:p>2088</text:p>
          </table:table-cell>
          <table:table-cell table:formula="of:=[.$L$2]*[.G2090]^3+[.$L$3]*[.G2090]^2+[.$K$4]*[.G2090]+[.$K$5]" office:value-type="float" office:value="85.5202669238532" calcext:value-type="float">
            <text:p>85,5202669238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9" calcext:value-type="float">
            <text:p>2089</text:p>
          </table:table-cell>
          <table:table-cell table:formula="of:=[.$L$2]*[.G2091]^3+[.$L$3]*[.G2091]^2+[.$K$4]*[.G2091]+[.$K$5]" office:value-type="float" office:value="85.551267087123" calcext:value-type="float">
            <text:p>85,5512670871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0" calcext:value-type="float">
            <text:p>2090</text:p>
          </table:table-cell>
          <table:table-cell table:formula="of:=[.$L$2]*[.G2092]^3+[.$L$3]*[.G2092]^2+[.$K$4]*[.G2092]+[.$K$5]" office:value-type="float" office:value="85.5822804134857" calcext:value-type="float">
            <text:p>85,5822804134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1" calcext:value-type="float">
            <text:p>2091</text:p>
          </table:table-cell>
          <table:table-cell table:formula="of:=[.$L$2]*[.G2093]^3+[.$L$3]*[.G2093]^2+[.$K$4]*[.G2093]+[.$K$5]" office:value-type="float" office:value="85.6133069345131" calcext:value-type="float">
            <text:p>85,6133069345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2" calcext:value-type="float">
            <text:p>2092</text:p>
          </table:table-cell>
          <table:table-cell table:formula="of:=[.$L$2]*[.G2094]^3+[.$L$3]*[.G2094]^2+[.$K$4]*[.G2094]+[.$K$5]" office:value-type="float" office:value="85.6443466817766" calcext:value-type="float">
            <text:p>85,6443466817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3" calcext:value-type="float">
            <text:p>2093</text:p>
          </table:table-cell>
          <table:table-cell table:formula="of:=[.$L$2]*[.G2095]^3+[.$L$3]*[.G2095]^2+[.$K$4]*[.G2095]+[.$K$5]" office:value-type="float" office:value="85.6753996868479" calcext:value-type="float">
            <text:p>85,6753996868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4" calcext:value-type="float">
            <text:p>2094</text:p>
          </table:table-cell>
          <table:table-cell table:formula="of:=[.$L$2]*[.G2096]^3+[.$L$3]*[.G2096]^2+[.$K$4]*[.G2096]+[.$K$5]" office:value-type="float" office:value="85.7064659812984" calcext:value-type="float">
            <text:p>85,7064659812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5" calcext:value-type="float">
            <text:p>2095</text:p>
          </table:table-cell>
          <table:table-cell table:formula="of:=[.$L$2]*[.G2097]^3+[.$L$3]*[.G2097]^2+[.$K$4]*[.G2097]+[.$K$5]" office:value-type="float" office:value="85.7375455966998" calcext:value-type="float">
            <text:p>85,73754559669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6" calcext:value-type="float">
            <text:p>2096</text:p>
          </table:table-cell>
          <table:table-cell table:formula="of:=[.$L$2]*[.G2098]^3+[.$L$3]*[.G2098]^2+[.$K$4]*[.G2098]+[.$K$5]" office:value-type="float" office:value="85.7686385646236" calcext:value-type="float">
            <text:p>85,7686385646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7" calcext:value-type="float">
            <text:p>2097</text:p>
          </table:table-cell>
          <table:table-cell table:formula="of:=[.$L$2]*[.G2099]^3+[.$L$3]*[.G2099]^2+[.$K$4]*[.G2099]+[.$K$5]" office:value-type="float" office:value="85.7997449166414" calcext:value-type="float">
            <text:p>85,79974491664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8" calcext:value-type="float">
            <text:p>2098</text:p>
          </table:table-cell>
          <table:table-cell table:formula="of:=[.$L$2]*[.G2100]^3+[.$L$3]*[.G2100]^2+[.$K$4]*[.G2100]+[.$K$5]" office:value-type="float" office:value="85.8308646843247" calcext:value-type="float">
            <text:p>85,8308646843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9" calcext:value-type="float">
            <text:p>2099</text:p>
          </table:table-cell>
          <table:table-cell table:formula="of:=[.$L$2]*[.G2101]^3+[.$L$3]*[.G2101]^2+[.$K$4]*[.G2101]+[.$K$5]" office:value-type="float" office:value="85.8619978992451" calcext:value-type="float">
            <text:p>85,8619978992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0" calcext:value-type="float">
            <text:p>2100</text:p>
          </table:table-cell>
          <table:table-cell table:formula="of:=[.$L$2]*[.G2102]^3+[.$L$3]*[.G2102]^2+[.$K$4]*[.G2102]+[.$K$5]" office:value-type="float" office:value="85.8931445929742" calcext:value-type="float">
            <text:p>85,8931445929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1" calcext:value-type="float">
            <text:p>2101</text:p>
          </table:table-cell>
          <table:table-cell table:formula="of:=[.$L$2]*[.G2103]^3+[.$L$3]*[.G2103]^2+[.$K$4]*[.G2103]+[.$K$5]" office:value-type="float" office:value="85.9243047970835" calcext:value-type="float">
            <text:p>85,9243047970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2" calcext:value-type="float">
            <text:p>2102</text:p>
          </table:table-cell>
          <table:table-cell table:formula="of:=[.$L$2]*[.G2104]^3+[.$L$3]*[.G2104]^2+[.$K$4]*[.G2104]+[.$K$5]" office:value-type="float" office:value="85.9554785431446" calcext:value-type="float">
            <text:p>85,9554785431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3" calcext:value-type="float">
            <text:p>2103</text:p>
          </table:table-cell>
          <table:table-cell table:formula="of:=[.$L$2]*[.G2105]^3+[.$L$3]*[.G2105]^2+[.$K$4]*[.G2105]+[.$K$5]" office:value-type="float" office:value="85.986665862729" calcext:value-type="float">
            <text:p>85,9866658627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4" calcext:value-type="float">
            <text:p>2104</text:p>
          </table:table-cell>
          <table:table-cell table:formula="of:=[.$L$2]*[.G2106]^3+[.$L$3]*[.G2106]^2+[.$K$4]*[.G2106]+[.$K$5]" office:value-type="float" office:value="86.0178667874084" calcext:value-type="float">
            <text:p>86,01786678740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5" calcext:value-type="float">
            <text:p>2105</text:p>
          </table:table-cell>
          <table:table-cell table:formula="of:=[.$L$2]*[.G2107]^3+[.$L$3]*[.G2107]^2+[.$K$4]*[.G2107]+[.$K$5]" office:value-type="float" office:value="86.0490813487542" calcext:value-type="float">
            <text:p>86,0490813487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6" calcext:value-type="float">
            <text:p>2106</text:p>
          </table:table-cell>
          <table:table-cell table:formula="of:=[.$L$2]*[.G2108]^3+[.$L$3]*[.G2108]^2+[.$K$4]*[.G2108]+[.$K$5]" office:value-type="float" office:value="86.0803095783381" calcext:value-type="float">
            <text:p>86,08030957833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7" calcext:value-type="float">
            <text:p>2107</text:p>
          </table:table-cell>
          <table:table-cell table:formula="of:=[.$L$2]*[.G2109]^3+[.$L$3]*[.G2109]^2+[.$K$4]*[.G2109]+[.$K$5]" office:value-type="float" office:value="86.1115515077316" calcext:value-type="float">
            <text:p>86,1115515077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8" calcext:value-type="float">
            <text:p>2108</text:p>
          </table:table-cell>
          <table:table-cell table:formula="of:=[.$L$2]*[.G2110]^3+[.$L$3]*[.G2110]^2+[.$K$4]*[.G2110]+[.$K$5]" office:value-type="float" office:value="86.1428071685063" calcext:value-type="float">
            <text:p>86,1428071685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9" calcext:value-type="float">
            <text:p>2109</text:p>
          </table:table-cell>
          <table:table-cell table:formula="of:=[.$L$2]*[.G2111]^3+[.$L$3]*[.G2111]^2+[.$K$4]*[.G2111]+[.$K$5]" office:value-type="float" office:value="86.1740765922336" calcext:value-type="float">
            <text:p>86,1740765922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0" calcext:value-type="float">
            <text:p>2110</text:p>
          </table:table-cell>
          <table:table-cell table:formula="of:=[.$L$2]*[.G2112]^3+[.$L$3]*[.G2112]^2+[.$K$4]*[.G2112]+[.$K$5]" office:value-type="float" office:value="86.2053598104854" calcext:value-type="float">
            <text:p>86,20535981048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1" calcext:value-type="float">
            <text:p>2111</text:p>
          </table:table-cell>
          <table:table-cell table:formula="of:=[.$L$2]*[.G2113]^3+[.$L$3]*[.G2113]^2+[.$K$4]*[.G2113]+[.$K$5]" office:value-type="float" office:value="86.2366568548329" calcext:value-type="float">
            <text:p>86,2366568548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2" calcext:value-type="float">
            <text:p>2112</text:p>
          </table:table-cell>
          <table:table-cell table:formula="of:=[.$L$2]*[.G2114]^3+[.$L$3]*[.G2114]^2+[.$K$4]*[.G2114]+[.$K$5]" office:value-type="float" office:value="86.2679677568478" calcext:value-type="float">
            <text:p>86,26796775684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3" calcext:value-type="float">
            <text:p>2113</text:p>
          </table:table-cell>
          <table:table-cell table:formula="of:=[.$L$2]*[.G2115]^3+[.$L$3]*[.G2115]^2+[.$K$4]*[.G2115]+[.$K$5]" office:value-type="float" office:value="86.2992925481018" calcext:value-type="float">
            <text:p>86,29929254810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4" calcext:value-type="float">
            <text:p>2114</text:p>
          </table:table-cell>
          <table:table-cell table:formula="of:=[.$L$2]*[.G2116]^3+[.$L$3]*[.G2116]^2+[.$K$4]*[.G2116]+[.$K$5]" office:value-type="float" office:value="86.3306312601662" calcext:value-type="float">
            <text:p>86,3306312601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5" calcext:value-type="float">
            <text:p>2115</text:p>
          </table:table-cell>
          <table:table-cell table:formula="of:=[.$L$2]*[.G2117]^3+[.$L$3]*[.G2117]^2+[.$K$4]*[.G2117]+[.$K$5]" office:value-type="float" office:value="86.3619839246128" calcext:value-type="float">
            <text:p>86,3619839246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6" calcext:value-type="float">
            <text:p>2116</text:p>
          </table:table-cell>
          <table:table-cell table:formula="of:=[.$L$2]*[.G2118]^3+[.$L$3]*[.G2118]^2+[.$K$4]*[.G2118]+[.$K$5]" office:value-type="float" office:value="86.3933505730131" calcext:value-type="float">
            <text:p>86,3933505730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7" calcext:value-type="float">
            <text:p>2117</text:p>
          </table:table-cell>
          <table:table-cell table:formula="of:=[.$L$2]*[.G2119]^3+[.$L$3]*[.G2119]^2+[.$K$4]*[.G2119]+[.$K$5]" office:value-type="float" office:value="86.4247312369386" calcext:value-type="float">
            <text:p>86,4247312369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8" calcext:value-type="float">
            <text:p>2118</text:p>
          </table:table-cell>
          <table:table-cell table:formula="of:=[.$L$2]*[.G2120]^3+[.$L$3]*[.G2120]^2+[.$K$4]*[.G2120]+[.$K$5]" office:value-type="float" office:value="86.4561259479609" calcext:value-type="float">
            <text:p>86,4561259479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9" calcext:value-type="float">
            <text:p>2119</text:p>
          </table:table-cell>
          <table:table-cell table:formula="of:=[.$L$2]*[.G2121]^3+[.$L$3]*[.G2121]^2+[.$K$4]*[.G2121]+[.$K$5]" office:value-type="float" office:value="86.4875347376515" calcext:value-type="float">
            <text:p>86,4875347376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0" calcext:value-type="float">
            <text:p>2120</text:p>
          </table:table-cell>
          <table:table-cell table:formula="of:=[.$L$2]*[.G2122]^3+[.$L$3]*[.G2122]^2+[.$K$4]*[.G2122]+[.$K$5]" office:value-type="float" office:value="86.5189576375821" calcext:value-type="float">
            <text:p>86,5189576375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1" calcext:value-type="float">
            <text:p>2121</text:p>
          </table:table-cell>
          <table:table-cell table:formula="of:=[.$L$2]*[.G2123]^3+[.$L$3]*[.G2123]^2+[.$K$4]*[.G2123]+[.$K$5]" office:value-type="float" office:value="86.5503946793242" calcext:value-type="float">
            <text:p>86,5503946793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2" calcext:value-type="float">
            <text:p>2122</text:p>
          </table:table-cell>
          <table:table-cell table:formula="of:=[.$L$2]*[.G2124]^3+[.$L$3]*[.G2124]^2+[.$K$4]*[.G2124]+[.$K$5]" office:value-type="float" office:value="86.5818458944493" calcext:value-type="float">
            <text:p>86,58184589444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3" calcext:value-type="float">
            <text:p>2123</text:p>
          </table:table-cell>
          <table:table-cell table:formula="of:=[.$L$2]*[.G2125]^3+[.$L$3]*[.G2125]^2+[.$K$4]*[.G2125]+[.$K$5]" office:value-type="float" office:value="86.613311314529" calcext:value-type="float">
            <text:p>86,613311314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4" calcext:value-type="float">
            <text:p>2124</text:p>
          </table:table-cell>
          <table:table-cell table:formula="of:=[.$L$2]*[.G2126]^3+[.$L$3]*[.G2126]^2+[.$K$4]*[.G2126]+[.$K$5]" office:value-type="float" office:value="86.6447909711349" calcext:value-type="float">
            <text:p>86,6447909711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[.$L$2]*[.G2127]^3+[.$L$3]*[.G2127]^2+[.$K$4]*[.G2127]+[.$K$5]" office:value-type="float" office:value="86.6762848958385" calcext:value-type="float">
            <text:p>86,6762848958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6" calcext:value-type="float">
            <text:p>2126</text:p>
          </table:table-cell>
          <table:table-cell table:formula="of:=[.$L$2]*[.G2128]^3+[.$L$3]*[.G2128]^2+[.$K$4]*[.G2128]+[.$K$5]" office:value-type="float" office:value="86.7077931202114" calcext:value-type="float">
            <text:p>86,7077931202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7" calcext:value-type="float">
            <text:p>2127</text:p>
          </table:table-cell>
          <table:table-cell table:formula="of:=[.$L$2]*[.G2129]^3+[.$L$3]*[.G2129]^2+[.$K$4]*[.G2129]+[.$K$5]" office:value-type="float" office:value="86.7393156758252" calcext:value-type="float">
            <text:p>86,73931567582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8" calcext:value-type="float">
            <text:p>2128</text:p>
          </table:table-cell>
          <table:table-cell table:formula="of:=[.$L$2]*[.G2130]^3+[.$L$3]*[.G2130]^2+[.$K$4]*[.G2130]+[.$K$5]" office:value-type="float" office:value="86.7708525942514" calcext:value-type="float">
            <text:p>86,7708525942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9" calcext:value-type="float">
            <text:p>2129</text:p>
          </table:table-cell>
          <table:table-cell table:formula="of:=[.$L$2]*[.G2131]^3+[.$L$3]*[.G2131]^2+[.$K$4]*[.G2131]+[.$K$5]" office:value-type="float" office:value="86.8024039070616" calcext:value-type="float">
            <text:p>86,8024039070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0" calcext:value-type="float">
            <text:p>2130</text:p>
          </table:table-cell>
          <table:table-cell table:formula="of:=[.$L$2]*[.G2132]^3+[.$L$3]*[.G2132]^2+[.$K$4]*[.G2132]+[.$K$5]" office:value-type="float" office:value="86.8339696458274" calcext:value-type="float">
            <text:p>86,8339696458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1" calcext:value-type="float">
            <text:p>2131</text:p>
          </table:table-cell>
          <table:table-cell table:formula="of:=[.$L$2]*[.G2133]^3+[.$L$3]*[.G2133]^2+[.$K$4]*[.G2133]+[.$K$5]" office:value-type="float" office:value="86.8655498421203" calcext:value-type="float">
            <text:p>86,8655498421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2" calcext:value-type="float">
            <text:p>2132</text:p>
          </table:table-cell>
          <table:table-cell table:formula="of:=[.$L$2]*[.G2134]^3+[.$L$3]*[.G2134]^2+[.$K$4]*[.G2134]+[.$K$5]" office:value-type="float" office:value="86.8971445275118" calcext:value-type="float">
            <text:p>86,8971445275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3" calcext:value-type="float">
            <text:p>2133</text:p>
          </table:table-cell>
          <table:table-cell table:formula="of:=[.$L$2]*[.G2135]^3+[.$L$3]*[.G2135]^2+[.$K$4]*[.G2135]+[.$K$5]" office:value-type="float" office:value="86.9287537335736" calcext:value-type="float">
            <text:p>86,9287537335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4" calcext:value-type="float">
            <text:p>2134</text:p>
          </table:table-cell>
          <table:table-cell table:formula="of:=[.$L$2]*[.G2136]^3+[.$L$3]*[.G2136]^2+[.$K$4]*[.G2136]+[.$K$5]" office:value-type="float" office:value="86.9603774918772" calcext:value-type="float">
            <text:p>86,9603774918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5" calcext:value-type="float">
            <text:p>2135</text:p>
          </table:table-cell>
          <table:table-cell table:formula="of:=[.$L$2]*[.G2137]^3+[.$L$3]*[.G2137]^2+[.$K$4]*[.G2137]+[.$K$5]" office:value-type="float" office:value="86.9920158339942" calcext:value-type="float">
            <text:p>86,9920158339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6" calcext:value-type="float">
            <text:p>2136</text:p>
          </table:table-cell>
          <table:table-cell table:formula="of:=[.$L$2]*[.G2138]^3+[.$L$3]*[.G2138]^2+[.$K$4]*[.G2138]+[.$K$5]" office:value-type="float" office:value="87.023668791496" calcext:value-type="float">
            <text:p>87,023668791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7" calcext:value-type="float">
            <text:p>2137</text:p>
          </table:table-cell>
          <table:table-cell table:formula="of:=[.$L$2]*[.G2139]^3+[.$L$3]*[.G2139]^2+[.$K$4]*[.G2139]+[.$K$5]" office:value-type="float" office:value="87.0553363959544" calcext:value-type="float">
            <text:p>87,05533639595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8" calcext:value-type="float">
            <text:p>2138</text:p>
          </table:table-cell>
          <table:table-cell table:formula="of:=[.$L$2]*[.G2140]^3+[.$L$3]*[.G2140]^2+[.$K$4]*[.G2140]+[.$K$5]" office:value-type="float" office:value="87.0870186789409" calcext:value-type="float">
            <text:p>87,0870186789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9" calcext:value-type="float">
            <text:p>2139</text:p>
          </table:table-cell>
          <table:table-cell table:formula="of:=[.$L$2]*[.G2141]^3+[.$L$3]*[.G2141]^2+[.$K$4]*[.G2141]+[.$K$5]" office:value-type="float" office:value="87.1187156720269" calcext:value-type="float">
            <text:p>87,1187156720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0" calcext:value-type="float">
            <text:p>2140</text:p>
          </table:table-cell>
          <table:table-cell table:formula="of:=[.$L$2]*[.G2142]^3+[.$L$3]*[.G2142]^2+[.$K$4]*[.G2142]+[.$K$5]" office:value-type="float" office:value="87.1504274067841" calcext:value-type="float">
            <text:p>87,1504274067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1" calcext:value-type="float">
            <text:p>2141</text:p>
          </table:table-cell>
          <table:table-cell table:formula="of:=[.$L$2]*[.G2143]^3+[.$L$3]*[.G2143]^2+[.$K$4]*[.G2143]+[.$K$5]" office:value-type="float" office:value="87.1821539147841" calcext:value-type="float">
            <text:p>87,1821539147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2" calcext:value-type="float">
            <text:p>2142</text:p>
          </table:table-cell>
          <table:table-cell table:formula="of:=[.$L$2]*[.G2144]^3+[.$L$3]*[.G2144]^2+[.$K$4]*[.G2144]+[.$K$5]" office:value-type="float" office:value="87.2138952275984" calcext:value-type="float">
            <text:p>87,2138952275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3" calcext:value-type="float">
            <text:p>2143</text:p>
          </table:table-cell>
          <table:table-cell table:formula="of:=[.$L$2]*[.G2145]^3+[.$L$3]*[.G2145]^2+[.$K$4]*[.G2145]+[.$K$5]" office:value-type="float" office:value="87.2456513767986" calcext:value-type="float">
            <text:p>87,2456513767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4" calcext:value-type="float">
            <text:p>2144</text:p>
          </table:table-cell>
          <table:table-cell table:formula="of:=[.$L$2]*[.G2146]^3+[.$L$3]*[.G2146]^2+[.$K$4]*[.G2146]+[.$K$5]" office:value-type="float" office:value="87.2774223939562" calcext:value-type="float">
            <text:p>87,27742239395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5" calcext:value-type="float">
            <text:p>2145</text:p>
          </table:table-cell>
          <table:table-cell table:formula="of:=[.$L$2]*[.G2147]^3+[.$L$3]*[.G2147]^2+[.$K$4]*[.G2147]+[.$K$5]" office:value-type="float" office:value="87.3092083106427" calcext:value-type="float">
            <text:p>87,3092083106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6" calcext:value-type="float">
            <text:p>2146</text:p>
          </table:table-cell>
          <table:table-cell table:formula="of:=[.$L$2]*[.G2148]^3+[.$L$3]*[.G2148]^2+[.$K$4]*[.G2148]+[.$K$5]" office:value-type="float" office:value="87.3410091584299" calcext:value-type="float">
            <text:p>87,3410091584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7" calcext:value-type="float">
            <text:p>2147</text:p>
          </table:table-cell>
          <table:table-cell table:formula="of:=[.$L$2]*[.G2149]^3+[.$L$3]*[.G2149]^2+[.$K$4]*[.G2149]+[.$K$5]" office:value-type="float" office:value="87.3728249688891" calcext:value-type="float">
            <text:p>87,37282496888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8" calcext:value-type="float">
            <text:p>2148</text:p>
          </table:table-cell>
          <table:table-cell table:formula="of:=[.$L$2]*[.G2150]^3+[.$L$3]*[.G2150]^2+[.$K$4]*[.G2150]+[.$K$5]" office:value-type="float" office:value="87.4046557735921" calcext:value-type="float">
            <text:p>87,4046557735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9" calcext:value-type="float">
            <text:p>2149</text:p>
          </table:table-cell>
          <table:table-cell table:formula="of:=[.$L$2]*[.G2151]^3+[.$L$3]*[.G2151]^2+[.$K$4]*[.G2151]+[.$K$5]" office:value-type="float" office:value="87.4365016041103" calcext:value-type="float">
            <text:p>87,4365016041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0" calcext:value-type="float">
            <text:p>2150</text:p>
          </table:table-cell>
          <table:table-cell table:formula="of:=[.$L$2]*[.G2152]^3+[.$L$3]*[.G2152]^2+[.$K$4]*[.G2152]+[.$K$5]" office:value-type="float" office:value="87.4683624920153" calcext:value-type="float">
            <text:p>87,4683624920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1" calcext:value-type="float">
            <text:p>2151</text:p>
          </table:table-cell>
          <table:table-cell table:formula="of:=[.$L$2]*[.G2153]^3+[.$L$3]*[.G2153]^2+[.$K$4]*[.G2153]+[.$K$5]" office:value-type="float" office:value="87.5002384688786" calcext:value-type="float">
            <text:p>87,5002384688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2" calcext:value-type="float">
            <text:p>2152</text:p>
          </table:table-cell>
          <table:table-cell table:formula="of:=[.$L$2]*[.G2154]^3+[.$L$3]*[.G2154]^2+[.$K$4]*[.G2154]+[.$K$5]" office:value-type="float" office:value="87.532129566272" calcext:value-type="float">
            <text:p>87,532129566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3" calcext:value-type="float">
            <text:p>2153</text:p>
          </table:table-cell>
          <table:table-cell table:formula="of:=[.$L$2]*[.G2155]^3+[.$L$3]*[.G2155]^2+[.$K$4]*[.G2155]+[.$K$5]" office:value-type="float" office:value="87.5640358157668" calcext:value-type="float">
            <text:p>87,5640358157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4" calcext:value-type="float">
            <text:p>2154</text:p>
          </table:table-cell>
          <table:table-cell table:formula="of:=[.$L$2]*[.G2156]^3+[.$L$3]*[.G2156]^2+[.$K$4]*[.G2156]+[.$K$5]" office:value-type="float" office:value="87.5959572489347" calcext:value-type="float">
            <text:p>87,59595724893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5" calcext:value-type="float">
            <text:p>2155</text:p>
          </table:table-cell>
          <table:table-cell table:formula="of:=[.$L$2]*[.G2157]^3+[.$L$3]*[.G2157]^2+[.$K$4]*[.G2157]+[.$K$5]" office:value-type="float" office:value="87.6278938973472" calcext:value-type="float">
            <text:p>87,6278938973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6" calcext:value-type="float">
            <text:p>2156</text:p>
          </table:table-cell>
          <table:table-cell table:formula="of:=[.$L$2]*[.G2158]^3+[.$L$3]*[.G2158]^2+[.$K$4]*[.G2158]+[.$K$5]" office:value-type="float" office:value="87.6598457925759" calcext:value-type="float">
            <text:p>87,65984579257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7" calcext:value-type="float">
            <text:p>2157</text:p>
          </table:table-cell>
          <table:table-cell table:formula="of:=[.$L$2]*[.G2159]^3+[.$L$3]*[.G2159]^2+[.$K$4]*[.G2159]+[.$K$5]" office:value-type="float" office:value="87.6918129661923" calcext:value-type="float">
            <text:p>87,69181296619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8" calcext:value-type="float">
            <text:p>2158</text:p>
          </table:table-cell>
          <table:table-cell table:formula="of:=[.$L$2]*[.G2160]^3+[.$L$3]*[.G2160]^2+[.$K$4]*[.G2160]+[.$K$5]" office:value-type="float" office:value="87.723795449768" calcext:value-type="float">
            <text:p>87,7237954497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9" calcext:value-type="float">
            <text:p>2159</text:p>
          </table:table-cell>
          <table:table-cell table:formula="of:=[.$L$2]*[.G2161]^3+[.$L$3]*[.G2161]^2+[.$K$4]*[.G2161]+[.$K$5]" office:value-type="float" office:value="87.7557932748747" calcext:value-type="float">
            <text:p>87,75579327487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0" calcext:value-type="float">
            <text:p>2160</text:p>
          </table:table-cell>
          <table:table-cell table:formula="of:=[.$L$2]*[.G2162]^3+[.$L$3]*[.G2162]^2+[.$K$4]*[.G2162]+[.$K$5]" office:value-type="float" office:value="87.7878064730837" calcext:value-type="float">
            <text:p>87,7878064730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1" calcext:value-type="float">
            <text:p>2161</text:p>
          </table:table-cell>
          <table:table-cell table:formula="of:=[.$L$2]*[.G2163]^3+[.$L$3]*[.G2163]^2+[.$K$4]*[.G2163]+[.$K$5]" office:value-type="float" office:value="87.8198350759668" calcext:value-type="float">
            <text:p>87,8198350759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2" calcext:value-type="float">
            <text:p>2162</text:p>
          </table:table-cell>
          <table:table-cell table:formula="of:=[.$L$2]*[.G2164]^3+[.$L$3]*[.G2164]^2+[.$K$4]*[.G2164]+[.$K$5]" office:value-type="float" office:value="87.8518791150954" calcext:value-type="float">
            <text:p>87,8518791150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3" calcext:value-type="float">
            <text:p>2163</text:p>
          </table:table-cell>
          <table:table-cell table:formula="of:=[.$L$2]*[.G2165]^3+[.$L$3]*[.G2165]^2+[.$K$4]*[.G2165]+[.$K$5]" office:value-type="float" office:value="87.8839386220412" calcext:value-type="float">
            <text:p>87,8839386220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4" calcext:value-type="float">
            <text:p>2164</text:p>
          </table:table-cell>
          <table:table-cell table:formula="of:=[.$L$2]*[.G2166]^3+[.$L$3]*[.G2166]^2+[.$K$4]*[.G2166]+[.$K$5]" office:value-type="float" office:value="87.9160136283756" calcext:value-type="float">
            <text:p>87,9160136283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5" calcext:value-type="float">
            <text:p>2165</text:p>
          </table:table-cell>
          <table:table-cell table:formula="of:=[.$L$2]*[.G2167]^3+[.$L$3]*[.G2167]^2+[.$K$4]*[.G2167]+[.$K$5]" office:value-type="float" office:value="87.9481041656703" calcext:value-type="float">
            <text:p>87,9481041656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6" calcext:value-type="float">
            <text:p>2166</text:p>
          </table:table-cell>
          <table:table-cell table:formula="of:=[.$L$2]*[.G2168]^3+[.$L$3]*[.G2168]^2+[.$K$4]*[.G2168]+[.$K$5]" office:value-type="float" office:value="87.9802102654969" calcext:value-type="float">
            <text:p>87,9802102654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7" calcext:value-type="float">
            <text:p>2167</text:p>
          </table:table-cell>
          <table:table-cell table:formula="of:=[.$L$2]*[.G2169]^3+[.$L$3]*[.G2169]^2+[.$K$4]*[.G2169]+[.$K$5]" office:value-type="float" office:value="88.0123319594268" calcext:value-type="float">
            <text:p>88,0123319594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8" calcext:value-type="float">
            <text:p>2168</text:p>
          </table:table-cell>
          <table:table-cell table:formula="of:=[.$L$2]*[.G2170]^3+[.$L$3]*[.G2170]^2+[.$K$4]*[.G2170]+[.$K$5]" office:value-type="float" office:value="88.0444692790316" calcext:value-type="float">
            <text:p>88,0444692790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9" calcext:value-type="float">
            <text:p>2169</text:p>
          </table:table-cell>
          <table:table-cell table:formula="of:=[.$L$2]*[.G2171]^3+[.$L$3]*[.G2171]^2+[.$K$4]*[.G2171]+[.$K$5]" office:value-type="float" office:value="88.076622255883" calcext:value-type="float">
            <text:p>88,0766222558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0" calcext:value-type="float">
            <text:p>2170</text:p>
          </table:table-cell>
          <table:table-cell table:formula="of:=[.$L$2]*[.G2172]^3+[.$L$3]*[.G2172]^2+[.$K$4]*[.G2172]+[.$K$5]" office:value-type="float" office:value="88.1087909215524" calcext:value-type="float">
            <text:p>88,1087909215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1" calcext:value-type="float">
            <text:p>2171</text:p>
          </table:table-cell>
          <table:table-cell table:formula="of:=[.$L$2]*[.G2173]^3+[.$L$3]*[.G2173]^2+[.$K$4]*[.G2173]+[.$K$5]" office:value-type="float" office:value="88.1409753076114" calcext:value-type="float">
            <text:p>88,1409753076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2" calcext:value-type="float">
            <text:p>2172</text:p>
          </table:table-cell>
          <table:table-cell table:formula="of:=[.$L$2]*[.G2174]^3+[.$L$3]*[.G2174]^2+[.$K$4]*[.G2174]+[.$K$5]" office:value-type="float" office:value="88.1731754456317" calcext:value-type="float">
            <text:p>88,17317544563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3" calcext:value-type="float">
            <text:p>2173</text:p>
          </table:table-cell>
          <table:table-cell table:formula="of:=[.$L$2]*[.G2175]^3+[.$L$3]*[.G2175]^2+[.$K$4]*[.G2175]+[.$K$5]" office:value-type="float" office:value="88.2053913671847" calcext:value-type="float">
            <text:p>88,20539136718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4" calcext:value-type="float">
            <text:p>2174</text:p>
          </table:table-cell>
          <table:table-cell table:formula="of:=[.$L$2]*[.G2176]^3+[.$L$3]*[.G2176]^2+[.$K$4]*[.G2176]+[.$K$5]" office:value-type="float" office:value="88.237623103842" calcext:value-type="float">
            <text:p>88,237623103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5" calcext:value-type="float">
            <text:p>2175</text:p>
          </table:table-cell>
          <table:table-cell table:formula="of:=[.$L$2]*[.G2177]^3+[.$L$3]*[.G2177]^2+[.$K$4]*[.G2177]+[.$K$5]" office:value-type="float" office:value="88.2698706871752" calcext:value-type="float">
            <text:p>88,2698706871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6" calcext:value-type="float">
            <text:p>2176</text:p>
          </table:table-cell>
          <table:table-cell table:formula="of:=[.$L$2]*[.G2178]^3+[.$L$3]*[.G2178]^2+[.$K$4]*[.G2178]+[.$K$5]" office:value-type="float" office:value="88.3021341487559" calcext:value-type="float">
            <text:p>88,3021341487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7" calcext:value-type="float">
            <text:p>2177</text:p>
          </table:table-cell>
          <table:table-cell table:formula="of:=[.$L$2]*[.G2179]^3+[.$L$3]*[.G2179]^2+[.$K$4]*[.G2179]+[.$K$5]" office:value-type="float" office:value="88.3344135201555" calcext:value-type="float">
            <text:p>88,3344135201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8" calcext:value-type="float">
            <text:p>2178</text:p>
          </table:table-cell>
          <table:table-cell table:formula="of:=[.$L$2]*[.G2180]^3+[.$L$3]*[.G2180]^2+[.$K$4]*[.G2180]+[.$K$5]" office:value-type="float" office:value="88.3667088329458" calcext:value-type="float">
            <text:p>88,3667088329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9" calcext:value-type="float">
            <text:p>2179</text:p>
          </table:table-cell>
          <table:table-cell table:formula="of:=[.$L$2]*[.G2181]^3+[.$L$3]*[.G2181]^2+[.$K$4]*[.G2181]+[.$K$5]" office:value-type="float" office:value="88.3990201186981" calcext:value-type="float">
            <text:p>88,3990201186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0" calcext:value-type="float">
            <text:p>2180</text:p>
          </table:table-cell>
          <table:table-cell table:formula="of:=[.$L$2]*[.G2182]^3+[.$L$3]*[.G2182]^2+[.$K$4]*[.G2182]+[.$K$5]" office:value-type="float" office:value="88.4313474089842" calcext:value-type="float">
            <text:p>88,4313474089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1" calcext:value-type="float">
            <text:p>2181</text:p>
          </table:table-cell>
          <table:table-cell table:formula="of:=[.$L$2]*[.G2183]^3+[.$L$3]*[.G2183]^2+[.$K$4]*[.G2183]+[.$K$5]" office:value-type="float" office:value="88.4636907353755" calcext:value-type="float">
            <text:p>88,4636907353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2" calcext:value-type="float">
            <text:p>2182</text:p>
          </table:table-cell>
          <table:table-cell table:formula="of:=[.$L$2]*[.G2184]^3+[.$L$3]*[.G2184]^2+[.$K$4]*[.G2184]+[.$K$5]" office:value-type="float" office:value="88.4960501294437" calcext:value-type="float">
            <text:p>88,49605012944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3" calcext:value-type="float">
            <text:p>2183</text:p>
          </table:table-cell>
          <table:table-cell table:formula="of:=[.$L$2]*[.G2185]^3+[.$L$3]*[.G2185]^2+[.$K$4]*[.G2185]+[.$K$5]" office:value-type="float" office:value="88.5284256227602" calcext:value-type="float">
            <text:p>88,5284256227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4" calcext:value-type="float">
            <text:p>2184</text:p>
          </table:table-cell>
          <table:table-cell table:formula="of:=[.$L$2]*[.G2186]^3+[.$L$3]*[.G2186]^2+[.$K$4]*[.G2186]+[.$K$5]" office:value-type="float" office:value="88.5608172468967" calcext:value-type="float">
            <text:p>88,5608172468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5" calcext:value-type="float">
            <text:p>2185</text:p>
          </table:table-cell>
          <table:table-cell table:formula="of:=[.$L$2]*[.G2187]^3+[.$L$3]*[.G2187]^2+[.$K$4]*[.G2187]+[.$K$5]" office:value-type="float" office:value="88.5932250334247" calcext:value-type="float">
            <text:p>88,5932250334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6" calcext:value-type="float">
            <text:p>2186</text:p>
          </table:table-cell>
          <table:table-cell table:formula="of:=[.$L$2]*[.G2188]^3+[.$L$3]*[.G2188]^2+[.$K$4]*[.G2188]+[.$K$5]" office:value-type="float" office:value="88.6256490139158" calcext:value-type="float">
            <text:p>88,62564901391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7" calcext:value-type="float">
            <text:p>2187</text:p>
          </table:table-cell>
          <table:table-cell table:formula="of:=[.$L$2]*[.G2189]^3+[.$L$3]*[.G2189]^2+[.$K$4]*[.G2189]+[.$K$5]" office:value-type="float" office:value="88.6580892199415" calcext:value-type="float">
            <text:p>88,6580892199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8" calcext:value-type="float">
            <text:p>2188</text:p>
          </table:table-cell>
          <table:table-cell table:formula="of:=[.$L$2]*[.G2190]^3+[.$L$3]*[.G2190]^2+[.$K$4]*[.G2190]+[.$K$5]" office:value-type="float" office:value="88.6905456830734" calcext:value-type="float">
            <text:p>88,6905456830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9" calcext:value-type="float">
            <text:p>2189</text:p>
          </table:table-cell>
          <table:table-cell table:formula="of:=[.$L$2]*[.G2191]^3+[.$L$3]*[.G2191]^2+[.$K$4]*[.G2191]+[.$K$5]" office:value-type="float" office:value="88.7230184348831" calcext:value-type="float">
            <text:p>88,7230184348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0" calcext:value-type="float">
            <text:p>2190</text:p>
          </table:table-cell>
          <table:table-cell table:formula="of:=[.$L$2]*[.G2192]^3+[.$L$3]*[.G2192]^2+[.$K$4]*[.G2192]+[.$K$5]" office:value-type="float" office:value="88.7555075069421" calcext:value-type="float">
            <text:p>88,7555075069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1" calcext:value-type="float">
            <text:p>2191</text:p>
          </table:table-cell>
          <table:table-cell table:formula="of:=[.$L$2]*[.G2193]^3+[.$L$3]*[.G2193]^2+[.$K$4]*[.G2193]+[.$K$5]" office:value-type="float" office:value="88.7880129308219" calcext:value-type="float">
            <text:p>88,78801293082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2" calcext:value-type="float">
            <text:p>2192</text:p>
          </table:table-cell>
          <table:table-cell table:formula="of:=[.$L$2]*[.G2194]^3+[.$L$3]*[.G2194]^2+[.$K$4]*[.G2194]+[.$K$5]" office:value-type="float" office:value="88.8205347380943" calcext:value-type="float">
            <text:p>88,82053473809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3" calcext:value-type="float">
            <text:p>2193</text:p>
          </table:table-cell>
          <table:table-cell table:formula="of:=[.$L$2]*[.G2195]^3+[.$L$3]*[.G2195]^2+[.$K$4]*[.G2195]+[.$K$5]" office:value-type="float" office:value="88.8530729603307" calcext:value-type="float">
            <text:p>88,8530729603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4" calcext:value-type="float">
            <text:p>2194</text:p>
          </table:table-cell>
          <table:table-cell table:formula="of:=[.$L$2]*[.G2196]^3+[.$L$3]*[.G2196]^2+[.$K$4]*[.G2196]+[.$K$5]" office:value-type="float" office:value="88.8856276291026" calcext:value-type="float">
            <text:p>88,88562762910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5" calcext:value-type="float">
            <text:p>2195</text:p>
          </table:table-cell>
          <table:table-cell table:formula="of:=[.$L$2]*[.G2197]^3+[.$L$3]*[.G2197]^2+[.$K$4]*[.G2197]+[.$K$5]" office:value-type="float" office:value="88.9181987759817" calcext:value-type="float">
            <text:p>88,9181987759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6" calcext:value-type="float">
            <text:p>2196</text:p>
          </table:table-cell>
          <table:table-cell table:formula="of:=[.$L$2]*[.G2198]^3+[.$L$3]*[.G2198]^2+[.$K$4]*[.G2198]+[.$K$5]" office:value-type="float" office:value="88.9507864325395" calcext:value-type="float">
            <text:p>88,9507864325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7" calcext:value-type="float">
            <text:p>2197</text:p>
          </table:table-cell>
          <table:table-cell table:formula="of:=[.$L$2]*[.G2199]^3+[.$L$3]*[.G2199]^2+[.$K$4]*[.G2199]+[.$K$5]" office:value-type="float" office:value="88.9833906303475" calcext:value-type="float">
            <text:p>88,98339063034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8" calcext:value-type="float">
            <text:p>2198</text:p>
          </table:table-cell>
          <table:table-cell table:formula="of:=[.$L$2]*[.G2200]^3+[.$L$3]*[.G2200]^2+[.$K$4]*[.G2200]+[.$K$5]" office:value-type="float" office:value="89.0160114009774" calcext:value-type="float">
            <text:p>89,0160114009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9" calcext:value-type="float">
            <text:p>2199</text:p>
          </table:table-cell>
          <table:table-cell table:formula="of:=[.$L$2]*[.G2201]^3+[.$L$3]*[.G2201]^2+[.$K$4]*[.G2201]+[.$K$5]" office:value-type="float" office:value="89.0486487760007" calcext:value-type="float">
            <text:p>89,0486487760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0" calcext:value-type="float">
            <text:p>2200</text:p>
          </table:table-cell>
          <table:table-cell table:formula="of:=[.$L$2]*[.G2202]^3+[.$L$3]*[.G2202]^2+[.$K$4]*[.G2202]+[.$K$5]" office:value-type="float" office:value="89.0813027869889" calcext:value-type="float">
            <text:p>89,0813027869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1" calcext:value-type="float">
            <text:p>2201</text:p>
          </table:table-cell>
          <table:table-cell table:formula="of:=[.$L$2]*[.G2203]^3+[.$L$3]*[.G2203]^2+[.$K$4]*[.G2203]+[.$K$5]" office:value-type="float" office:value="89.1139734655137" calcext:value-type="float">
            <text:p>89,1139734655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2" calcext:value-type="float">
            <text:p>2202</text:p>
          </table:table-cell>
          <table:table-cell table:formula="of:=[.$L$2]*[.G2204]^3+[.$L$3]*[.G2204]^2+[.$K$4]*[.G2204]+[.$K$5]" office:value-type="float" office:value="89.1466608431465" calcext:value-type="float">
            <text:p>89,1466608431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3" calcext:value-type="float">
            <text:p>2203</text:p>
          </table:table-cell>
          <table:table-cell table:formula="of:=[.$L$2]*[.G2205]^3+[.$L$3]*[.G2205]^2+[.$K$4]*[.G2205]+[.$K$5]" office:value-type="float" office:value="89.179364951459" calcext:value-type="float">
            <text:p>89,179364951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4" calcext:value-type="float">
            <text:p>2204</text:p>
          </table:table-cell>
          <table:table-cell table:formula="of:=[.$L$2]*[.G2206]^3+[.$L$3]*[.G2206]^2+[.$K$4]*[.G2206]+[.$K$5]" office:value-type="float" office:value="89.2120858220227" calcext:value-type="float">
            <text:p>89,2120858220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5" calcext:value-type="float">
            <text:p>2205</text:p>
          </table:table-cell>
          <table:table-cell table:formula="of:=[.$L$2]*[.G2207]^3+[.$L$3]*[.G2207]^2+[.$K$4]*[.G2207]+[.$K$5]" office:value-type="float" office:value="89.2448234864091" calcext:value-type="float">
            <text:p>89,24482348640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6" calcext:value-type="float">
            <text:p>2206</text:p>
          </table:table-cell>
          <table:table-cell table:formula="of:=[.$L$2]*[.G2208]^3+[.$L$3]*[.G2208]^2+[.$K$4]*[.G2208]+[.$K$5]" office:value-type="float" office:value="89.2775779761899" calcext:value-type="float">
            <text:p>89,2775779761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7" calcext:value-type="float">
            <text:p>2207</text:p>
          </table:table-cell>
          <table:table-cell table:formula="of:=[.$L$2]*[.G2209]^3+[.$L$3]*[.G2209]^2+[.$K$4]*[.G2209]+[.$K$5]" office:value-type="float" office:value="89.3103493229366" calcext:value-type="float">
            <text:p>89,3103493229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8" calcext:value-type="float">
            <text:p>2208</text:p>
          </table:table-cell>
          <table:table-cell table:formula="of:=[.$L$2]*[.G2210]^3+[.$L$3]*[.G2210]^2+[.$K$4]*[.G2210]+[.$K$5]" office:value-type="float" office:value="89.3431375582208" calcext:value-type="float">
            <text:p>89,3431375582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9" calcext:value-type="float">
            <text:p>2209</text:p>
          </table:table-cell>
          <table:table-cell table:formula="of:=[.$L$2]*[.G2211]^3+[.$L$3]*[.G2211]^2+[.$K$4]*[.G2211]+[.$K$5]" office:value-type="float" office:value="89.3759427136139" calcext:value-type="float">
            <text:p>89,37594271361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0" calcext:value-type="float">
            <text:p>2210</text:p>
          </table:table-cell>
          <table:table-cell table:formula="of:=[.$L$2]*[.G2212]^3+[.$L$3]*[.G2212]^2+[.$K$4]*[.G2212]+[.$K$5]" office:value-type="float" office:value="89.4087648206877" calcext:value-type="float">
            <text:p>89,4087648206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1" calcext:value-type="float">
            <text:p>2211</text:p>
          </table:table-cell>
          <table:table-cell table:formula="of:=[.$L$2]*[.G2213]^3+[.$L$3]*[.G2213]^2+[.$K$4]*[.G2213]+[.$K$5]" office:value-type="float" office:value="89.4416039110136" calcext:value-type="float">
            <text:p>89,4416039110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2" calcext:value-type="float">
            <text:p>2212</text:p>
          </table:table-cell>
          <table:table-cell table:formula="of:=[.$L$2]*[.G2214]^3+[.$L$3]*[.G2214]^2+[.$K$4]*[.G2214]+[.$K$5]" office:value-type="float" office:value="89.4744600161632" calcext:value-type="float">
            <text:p>89,4744600161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3" calcext:value-type="float">
            <text:p>2213</text:p>
          </table:table-cell>
          <table:table-cell table:formula="of:=[.$L$2]*[.G2215]^3+[.$L$3]*[.G2215]^2+[.$K$4]*[.G2215]+[.$K$5]" office:value-type="float" office:value="89.5073331677081" calcext:value-type="float">
            <text:p>89,50733316770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4" calcext:value-type="float">
            <text:p>2214</text:p>
          </table:table-cell>
          <table:table-cell table:formula="of:=[.$L$2]*[.G2216]^3+[.$L$3]*[.G2216]^2+[.$K$4]*[.G2216]+[.$K$5]" office:value-type="float" office:value="89.5402233972198" calcext:value-type="float">
            <text:p>89,54022339721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5" calcext:value-type="float">
            <text:p>2215</text:p>
          </table:table-cell>
          <table:table-cell table:formula="of:=[.$L$2]*[.G2217]^3+[.$L$3]*[.G2217]^2+[.$K$4]*[.G2217]+[.$K$5]" office:value-type="float" office:value="89.5731307362699" calcext:value-type="float">
            <text:p>89,5731307362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6" calcext:value-type="float">
            <text:p>2216</text:p>
          </table:table-cell>
          <table:table-cell table:formula="of:=[.$L$2]*[.G2218]^3+[.$L$3]*[.G2218]^2+[.$K$4]*[.G2218]+[.$K$5]" office:value-type="float" office:value="89.60605521643" calcext:value-type="float">
            <text:p>89,60605521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7" calcext:value-type="float">
            <text:p>2217</text:p>
          </table:table-cell>
          <table:table-cell table:formula="of:=[.$L$2]*[.G2219]^3+[.$L$3]*[.G2219]^2+[.$K$4]*[.G2219]+[.$K$5]" office:value-type="float" office:value="89.6389968692716" calcext:value-type="float">
            <text:p>89,63899686927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8" calcext:value-type="float">
            <text:p>2218</text:p>
          </table:table-cell>
          <table:table-cell table:formula="of:=[.$L$2]*[.G2220]^3+[.$L$3]*[.G2220]^2+[.$K$4]*[.G2220]+[.$K$5]" office:value-type="float" office:value="89.6719557263663" calcext:value-type="float">
            <text:p>89,67195572636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9" calcext:value-type="float">
            <text:p>2219</text:p>
          </table:table-cell>
          <table:table-cell table:formula="of:=[.$L$2]*[.G2221]^3+[.$L$3]*[.G2221]^2+[.$K$4]*[.G2221]+[.$K$5]" office:value-type="float" office:value="89.7049318192857" calcext:value-type="float">
            <text:p>89,7049318192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0" calcext:value-type="float">
            <text:p>2220</text:p>
          </table:table-cell>
          <table:table-cell table:formula="of:=[.$L$2]*[.G2222]^3+[.$L$3]*[.G2222]^2+[.$K$4]*[.G2222]+[.$K$5]" office:value-type="float" office:value="89.7379251796013" calcext:value-type="float">
            <text:p>89,7379251796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1" calcext:value-type="float">
            <text:p>2221</text:p>
          </table:table-cell>
          <table:table-cell table:formula="of:=[.$L$2]*[.G2223]^3+[.$L$3]*[.G2223]^2+[.$K$4]*[.G2223]+[.$K$5]" office:value-type="float" office:value="89.7709358388846" calcext:value-type="float">
            <text:p>89,77093583888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2" calcext:value-type="float">
            <text:p>2222</text:p>
          </table:table-cell>
          <table:table-cell table:formula="of:=[.$L$2]*[.G2224]^3+[.$L$3]*[.G2224]^2+[.$K$4]*[.G2224]+[.$K$5]" office:value-type="float" office:value="89.8039638287073" calcext:value-type="float">
            <text:p>89,8039638287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3" calcext:value-type="float">
            <text:p>2223</text:p>
          </table:table-cell>
          <table:table-cell table:formula="of:=[.$L$2]*[.G2225]^3+[.$L$3]*[.G2225]^2+[.$K$4]*[.G2225]+[.$K$5]" office:value-type="float" office:value="89.8370091806409" calcext:value-type="float">
            <text:p>89,8370091806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4" calcext:value-type="float">
            <text:p>2224</text:p>
          </table:table-cell>
          <table:table-cell table:formula="of:=[.$L$2]*[.G2226]^3+[.$L$3]*[.G2226]^2+[.$K$4]*[.G2226]+[.$K$5]" office:value-type="float" office:value="89.8700719262569" calcext:value-type="float">
            <text:p>89,8700719262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5" calcext:value-type="float">
            <text:p>2225</text:p>
          </table:table-cell>
          <table:table-cell table:formula="of:=[.$L$2]*[.G2227]^3+[.$L$3]*[.G2227]^2+[.$K$4]*[.G2227]+[.$K$5]" office:value-type="float" office:value="89.903152097127" calcext:value-type="float">
            <text:p>89,903152097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6" calcext:value-type="float">
            <text:p>2226</text:p>
          </table:table-cell>
          <table:table-cell table:formula="of:=[.$L$2]*[.G2228]^3+[.$L$3]*[.G2228]^2+[.$K$4]*[.G2228]+[.$K$5]" office:value-type="float" office:value="89.9362497248227" calcext:value-type="float">
            <text:p>89,9362497248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7" calcext:value-type="float">
            <text:p>2227</text:p>
          </table:table-cell>
          <table:table-cell table:formula="of:=[.$L$2]*[.G2229]^3+[.$L$3]*[.G2229]^2+[.$K$4]*[.G2229]+[.$K$5]" office:value-type="float" office:value="89.9693648409155" calcext:value-type="float">
            <text:p>89,9693648409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8" calcext:value-type="float">
            <text:p>2228</text:p>
          </table:table-cell>
          <table:table-cell table:formula="of:=[.$L$2]*[.G2230]^3+[.$L$3]*[.G2230]^2+[.$K$4]*[.G2230]+[.$K$5]" office:value-type="float" office:value="90.0024974769771" calcext:value-type="float">
            <text:p>90,00249747697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9" calcext:value-type="float">
            <text:p>2229</text:p>
          </table:table-cell>
          <table:table-cell table:formula="of:=[.$L$2]*[.G2231]^3+[.$L$3]*[.G2231]^2+[.$K$4]*[.G2231]+[.$K$5]" office:value-type="float" office:value="90.0356476645789" calcext:value-type="float">
            <text:p>90,0356476645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0" calcext:value-type="float">
            <text:p>2230</text:p>
          </table:table-cell>
          <table:table-cell table:formula="of:=[.$L$2]*[.G2232]^3+[.$L$3]*[.G2232]^2+[.$K$4]*[.G2232]+[.$K$5]" office:value-type="float" office:value="90.0688154352926" calcext:value-type="float">
            <text:p>90,0688154352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1" calcext:value-type="float">
            <text:p>2231</text:p>
          </table:table-cell>
          <table:table-cell table:formula="of:=[.$L$2]*[.G2233]^3+[.$L$3]*[.G2233]^2+[.$K$4]*[.G2233]+[.$K$5]" office:value-type="float" office:value="90.1020008206897" calcext:value-type="float">
            <text:p>90,10200082068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2" calcext:value-type="float">
            <text:p>2232</text:p>
          </table:table-cell>
          <table:table-cell table:formula="of:=[.$L$2]*[.G2234]^3+[.$L$3]*[.G2234]^2+[.$K$4]*[.G2234]+[.$K$5]" office:value-type="float" office:value="90.1352038523417" calcext:value-type="float">
            <text:p>90,1352038523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3" calcext:value-type="float">
            <text:p>2233</text:p>
          </table:table-cell>
          <table:table-cell table:formula="of:=[.$L$2]*[.G2235]^3+[.$L$3]*[.G2235]^2+[.$K$4]*[.G2235]+[.$K$5]" office:value-type="float" office:value="90.1684245618203" calcext:value-type="float">
            <text:p>90,1684245618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4" calcext:value-type="float">
            <text:p>2234</text:p>
          </table:table-cell>
          <table:table-cell table:formula="of:=[.$L$2]*[.G2236]^3+[.$L$3]*[.G2236]^2+[.$K$4]*[.G2236]+[.$K$5]" office:value-type="float" office:value="90.201662980697" calcext:value-type="float">
            <text:p>90,201662980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5" calcext:value-type="float">
            <text:p>2235</text:p>
          </table:table-cell>
          <table:table-cell table:formula="of:=[.$L$2]*[.G2237]^3+[.$L$3]*[.G2237]^2+[.$K$4]*[.G2237]+[.$K$5]" office:value-type="float" office:value="90.2349191405433" calcext:value-type="float">
            <text:p>90,23491914054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6" calcext:value-type="float">
            <text:p>2236</text:p>
          </table:table-cell>
          <table:table-cell table:formula="of:=[.$L$2]*[.G2238]^3+[.$L$3]*[.G2238]^2+[.$K$4]*[.G2238]+[.$K$5]" office:value-type="float" office:value="90.2681930729309" calcext:value-type="float">
            <text:p>90,2681930729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7" calcext:value-type="float">
            <text:p>2237</text:p>
          </table:table-cell>
          <table:table-cell table:formula="of:=[.$L$2]*[.G2239]^3+[.$L$3]*[.G2239]^2+[.$K$4]*[.G2239]+[.$K$5]" office:value-type="float" office:value="90.3014848094312" calcext:value-type="float">
            <text:p>90,3014848094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8" calcext:value-type="float">
            <text:p>2238</text:p>
          </table:table-cell>
          <table:table-cell table:formula="of:=[.$L$2]*[.G2240]^3+[.$L$3]*[.G2240]^2+[.$K$4]*[.G2240]+[.$K$5]" office:value-type="float" office:value="90.3347943816159" calcext:value-type="float">
            <text:p>90,3347943816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9" calcext:value-type="float">
            <text:p>2239</text:p>
          </table:table-cell>
          <table:table-cell table:formula="of:=[.$L$2]*[.G2241]^3+[.$L$3]*[.G2241]^2+[.$K$4]*[.G2241]+[.$K$5]" office:value-type="float" office:value="90.3681218210565" calcext:value-type="float">
            <text:p>90,3681218210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0" calcext:value-type="float">
            <text:p>2240</text:p>
          </table:table-cell>
          <table:table-cell table:formula="of:=[.$L$2]*[.G2242]^3+[.$L$3]*[.G2242]^2+[.$K$4]*[.G2242]+[.$K$5]" office:value-type="float" office:value="90.4014671593246" calcext:value-type="float">
            <text:p>90,4014671593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1" calcext:value-type="float">
            <text:p>2241</text:p>
          </table:table-cell>
          <table:table-cell table:formula="of:=[.$L$2]*[.G2243]^3+[.$L$3]*[.G2243]^2+[.$K$4]*[.G2243]+[.$K$5]" office:value-type="float" office:value="90.4348304279917" calcext:value-type="float">
            <text:p>90,43483042799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2" calcext:value-type="float">
            <text:p>2242</text:p>
          </table:table-cell>
          <table:table-cell table:formula="of:=[.$L$2]*[.G2244]^3+[.$L$3]*[.G2244]^2+[.$K$4]*[.G2244]+[.$K$5]" office:value-type="float" office:value="90.4682116586294" calcext:value-type="float">
            <text:p>90,4682116586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3" calcext:value-type="float">
            <text:p>2243</text:p>
          </table:table-cell>
          <table:table-cell table:formula="of:=[.$L$2]*[.G2245]^3+[.$L$3]*[.G2245]^2+[.$K$4]*[.G2245]+[.$K$5]" office:value-type="float" office:value="90.5016108828093" calcext:value-type="float">
            <text:p>90,5016108828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4" calcext:value-type="float">
            <text:p>2244</text:p>
          </table:table-cell>
          <table:table-cell table:formula="of:=[.$L$2]*[.G2246]^3+[.$L$3]*[.G2246]^2+[.$K$4]*[.G2246]+[.$K$5]" office:value-type="float" office:value="90.5350281321029" calcext:value-type="float">
            <text:p>90,53502813210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5" calcext:value-type="float">
            <text:p>2245</text:p>
          </table:table-cell>
          <table:table-cell table:formula="of:=[.$L$2]*[.G2247]^3+[.$L$3]*[.G2247]^2+[.$K$4]*[.G2247]+[.$K$5]" office:value-type="float" office:value="90.5684634380818" calcext:value-type="float">
            <text:p>90,5684634380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6" calcext:value-type="float">
            <text:p>2246</text:p>
          </table:table-cell>
          <table:table-cell table:formula="of:=[.$L$2]*[.G2248]^3+[.$L$3]*[.G2248]^2+[.$K$4]*[.G2248]+[.$K$5]" office:value-type="float" office:value="90.6019168323175" calcext:value-type="float">
            <text:p>90,6019168323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7" calcext:value-type="float">
            <text:p>2247</text:p>
          </table:table-cell>
          <table:table-cell table:formula="of:=[.$L$2]*[.G2249]^3+[.$L$3]*[.G2249]^2+[.$K$4]*[.G2249]+[.$K$5]" office:value-type="float" office:value="90.6353883463816" calcext:value-type="float">
            <text:p>90,6353883463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8" calcext:value-type="float">
            <text:p>2248</text:p>
          </table:table-cell>
          <table:table-cell table:formula="of:=[.$L$2]*[.G2250]^3+[.$L$3]*[.G2250]^2+[.$K$4]*[.G2250]+[.$K$5]" office:value-type="float" office:value="90.6688780118457" calcext:value-type="float">
            <text:p>90,66887801184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9" calcext:value-type="float">
            <text:p>2249</text:p>
          </table:table-cell>
          <table:table-cell table:formula="of:=[.$L$2]*[.G2251]^3+[.$L$3]*[.G2251]^2+[.$K$4]*[.G2251]+[.$K$5]" office:value-type="float" office:value="90.7023858602814" calcext:value-type="float">
            <text:p>90,7023858602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0" calcext:value-type="float">
            <text:p>2250</text:p>
          </table:table-cell>
          <table:table-cell table:formula="of:=[.$L$2]*[.G2252]^3+[.$L$3]*[.G2252]^2+[.$K$4]*[.G2252]+[.$K$5]" office:value-type="float" office:value="90.7359119232602" calcext:value-type="float">
            <text:p>90,7359119232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1" calcext:value-type="float">
            <text:p>2251</text:p>
          </table:table-cell>
          <table:table-cell table:formula="of:=[.$L$2]*[.G2253]^3+[.$L$3]*[.G2253]^2+[.$K$4]*[.G2253]+[.$K$5]" office:value-type="float" office:value="90.7694562323536" calcext:value-type="float">
            <text:p>90,7694562323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2" calcext:value-type="float">
            <text:p>2252</text:p>
          </table:table-cell>
          <table:table-cell table:formula="of:=[.$L$2]*[.G2254]^3+[.$L$3]*[.G2254]^2+[.$K$4]*[.G2254]+[.$K$5]" office:value-type="float" office:value="90.8030188191332" calcext:value-type="float">
            <text:p>90,8030188191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3" calcext:value-type="float">
            <text:p>2253</text:p>
          </table:table-cell>
          <table:table-cell table:formula="of:=[.$L$2]*[.G2255]^3+[.$L$3]*[.G2255]^2+[.$K$4]*[.G2255]+[.$K$5]" office:value-type="float" office:value="90.8365997151707" calcext:value-type="float">
            <text:p>90,8365997151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4" calcext:value-type="float">
            <text:p>2254</text:p>
          </table:table-cell>
          <table:table-cell table:formula="of:=[.$L$2]*[.G2256]^3+[.$L$3]*[.G2256]^2+[.$K$4]*[.G2256]+[.$K$5]" office:value-type="float" office:value="90.8701989520375" calcext:value-type="float">
            <text:p>90,8701989520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5" calcext:value-type="float">
            <text:p>2255</text:p>
          </table:table-cell>
          <table:table-cell table:formula="of:=[.$L$2]*[.G2257]^3+[.$L$3]*[.G2257]^2+[.$K$4]*[.G2257]+[.$K$5]" office:value-type="float" office:value="90.9038165613052" calcext:value-type="float">
            <text:p>90,9038165613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6" calcext:value-type="float">
            <text:p>2256</text:p>
          </table:table-cell>
          <table:table-cell table:formula="of:=[.$L$2]*[.G2258]^3+[.$L$3]*[.G2258]^2+[.$K$4]*[.G2258]+[.$K$5]" office:value-type="float" office:value="90.9374525745454" calcext:value-type="float">
            <text:p>90,9374525745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7" calcext:value-type="float">
            <text:p>2257</text:p>
          </table:table-cell>
          <table:table-cell table:formula="of:=[.$L$2]*[.G2259]^3+[.$L$3]*[.G2259]^2+[.$K$4]*[.G2259]+[.$K$5]" office:value-type="float" office:value="90.9711070233297" calcext:value-type="float">
            <text:p>90,9711070233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8" calcext:value-type="float">
            <text:p>2258</text:p>
          </table:table-cell>
          <table:table-cell table:formula="of:=[.$L$2]*[.G2260]^3+[.$L$3]*[.G2260]^2+[.$K$4]*[.G2260]+[.$K$5]" office:value-type="float" office:value="91.0047799392295" calcext:value-type="float">
            <text:p>91,004779939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9" calcext:value-type="float">
            <text:p>2259</text:p>
          </table:table-cell>
          <table:table-cell table:formula="of:=[.$L$2]*[.G2261]^3+[.$L$3]*[.G2261]^2+[.$K$4]*[.G2261]+[.$K$5]" office:value-type="float" office:value="91.0384713538165" calcext:value-type="float">
            <text:p>91,0384713538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0" calcext:value-type="float">
            <text:p>2260</text:p>
          </table:table-cell>
          <table:table-cell table:formula="of:=[.$L$2]*[.G2262]^3+[.$L$3]*[.G2262]^2+[.$K$4]*[.G2262]+[.$K$5]" office:value-type="float" office:value="91.0721812986622" calcext:value-type="float">
            <text:p>91,07218129866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1" calcext:value-type="float">
            <text:p>2261</text:p>
          </table:table-cell>
          <table:table-cell table:formula="of:=[.$L$2]*[.G2263]^3+[.$L$3]*[.G2263]^2+[.$K$4]*[.G2263]+[.$K$5]" office:value-type="float" office:value="91.1059098053383" calcext:value-type="float">
            <text:p>91,10590980533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2" calcext:value-type="float">
            <text:p>2262</text:p>
          </table:table-cell>
          <table:table-cell table:formula="of:=[.$L$2]*[.G2264]^3+[.$L$3]*[.G2264]^2+[.$K$4]*[.G2264]+[.$K$5]" office:value-type="float" office:value="91.1396569054162" calcext:value-type="float">
            <text:p>91,13965690541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3" calcext:value-type="float">
            <text:p>2263</text:p>
          </table:table-cell>
          <table:table-cell table:formula="of:=[.$L$2]*[.G2265]^3+[.$L$3]*[.G2265]^2+[.$K$4]*[.G2265]+[.$K$5]" office:value-type="float" office:value="91.1734226304675" calcext:value-type="float">
            <text:p>91,1734226304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4" calcext:value-type="float">
            <text:p>2264</text:p>
          </table:table-cell>
          <table:table-cell table:formula="of:=[.$L$2]*[.G2266]^3+[.$L$3]*[.G2266]^2+[.$K$4]*[.G2266]+[.$K$5]" office:value-type="float" office:value="91.2072070120638" calcext:value-type="float">
            <text:p>91,2072070120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5" calcext:value-type="float">
            <text:p>2265</text:p>
          </table:table-cell>
          <table:table-cell table:formula="of:=[.$L$2]*[.G2267]^3+[.$L$3]*[.G2267]^2+[.$K$4]*[.G2267]+[.$K$5]" office:value-type="float" office:value="91.2410100817766" calcext:value-type="float">
            <text:p>91,2410100817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6" calcext:value-type="float">
            <text:p>2266</text:p>
          </table:table-cell>
          <table:table-cell table:formula="of:=[.$L$2]*[.G2268]^3+[.$L$3]*[.G2268]^2+[.$K$4]*[.G2268]+[.$K$5]" office:value-type="float" office:value="91.2748318711776" calcext:value-type="float">
            <text:p>91,2748318711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7" calcext:value-type="float">
            <text:p>2267</text:p>
          </table:table-cell>
          <table:table-cell table:formula="of:=[.$L$2]*[.G2269]^3+[.$L$3]*[.G2269]^2+[.$K$4]*[.G2269]+[.$K$5]" office:value-type="float" office:value="91.3086724118382" calcext:value-type="float">
            <text:p>91,30867241183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8" calcext:value-type="float">
            <text:p>2268</text:p>
          </table:table-cell>
          <table:table-cell table:formula="of:=[.$L$2]*[.G2270]^3+[.$L$3]*[.G2270]^2+[.$K$4]*[.G2270]+[.$K$5]" office:value-type="float" office:value="91.3425317353301" calcext:value-type="float">
            <text:p>91,34253173533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9" calcext:value-type="float">
            <text:p>2269</text:p>
          </table:table-cell>
          <table:table-cell table:formula="of:=[.$L$2]*[.G2271]^3+[.$L$3]*[.G2271]^2+[.$K$4]*[.G2271]+[.$K$5]" office:value-type="float" office:value="91.3764098732247" calcext:value-type="float">
            <text:p>91,3764098732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0" calcext:value-type="float">
            <text:p>2270</text:p>
          </table:table-cell>
          <table:table-cell table:formula="of:=[.$L$2]*[.G2272]^3+[.$L$3]*[.G2272]^2+[.$K$4]*[.G2272]+[.$K$5]" office:value-type="float" office:value="91.4103068570938" calcext:value-type="float">
            <text:p>91,4103068570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1" calcext:value-type="float">
            <text:p>2271</text:p>
          </table:table-cell>
          <table:table-cell table:formula="of:=[.$L$2]*[.G2273]^3+[.$L$3]*[.G2273]^2+[.$K$4]*[.G2273]+[.$K$5]" office:value-type="float" office:value="91.4442227185087" calcext:value-type="float">
            <text:p>91,4442227185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2" calcext:value-type="float">
            <text:p>2272</text:p>
          </table:table-cell>
          <table:table-cell table:formula="of:=[.$L$2]*[.G2274]^3+[.$L$3]*[.G2274]^2+[.$K$4]*[.G2274]+[.$K$5]" office:value-type="float" office:value="91.4781574890411" calcext:value-type="float">
            <text:p>91,47815748904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3" calcext:value-type="float">
            <text:p>2273</text:p>
          </table:table-cell>
          <table:table-cell table:formula="of:=[.$L$2]*[.G2275]^3+[.$L$3]*[.G2275]^2+[.$K$4]*[.G2275]+[.$K$5]" office:value-type="float" office:value="91.5121112002626" calcext:value-type="float">
            <text:p>91,51211120026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4" calcext:value-type="float">
            <text:p>2274</text:p>
          </table:table-cell>
          <table:table-cell table:formula="of:=[.$L$2]*[.G2276]^3+[.$L$3]*[.G2276]^2+[.$K$4]*[.G2276]+[.$K$5]" office:value-type="float" office:value="91.5460838837447" calcext:value-type="float">
            <text:p>91,5460838837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5" calcext:value-type="float">
            <text:p>2275</text:p>
          </table:table-cell>
          <table:table-cell table:formula="of:=[.$L$2]*[.G2277]^3+[.$L$3]*[.G2277]^2+[.$K$4]*[.G2277]+[.$K$5]" office:value-type="float" office:value="91.580075571059" calcext:value-type="float">
            <text:p>91,580075571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6" calcext:value-type="float">
            <text:p>2276</text:p>
          </table:table-cell>
          <table:table-cell table:formula="of:=[.$L$2]*[.G2278]^3+[.$L$3]*[.G2278]^2+[.$K$4]*[.G2278]+[.$K$5]" office:value-type="float" office:value="91.614086293777" calcext:value-type="float">
            <text:p>91,614086293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7" calcext:value-type="float">
            <text:p>2277</text:p>
          </table:table-cell>
          <table:table-cell table:formula="of:=[.$L$2]*[.G2279]^3+[.$L$3]*[.G2279]^2+[.$K$4]*[.G2279]+[.$K$5]" office:value-type="float" office:value="91.6481160834703" calcext:value-type="float">
            <text:p>91,6481160834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8" calcext:value-type="float">
            <text:p>2278</text:p>
          </table:table-cell>
          <table:table-cell table:formula="of:=[.$L$2]*[.G2280]^3+[.$L$3]*[.G2280]^2+[.$K$4]*[.G2280]+[.$K$5]" office:value-type="float" office:value="91.6821649717104" calcext:value-type="float">
            <text:p>91,6821649717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9" calcext:value-type="float">
            <text:p>2279</text:p>
          </table:table-cell>
          <table:table-cell table:formula="of:=[.$L$2]*[.G2281]^3+[.$L$3]*[.G2281]^2+[.$K$4]*[.G2281]+[.$K$5]" office:value-type="float" office:value="91.716232990069" calcext:value-type="float">
            <text:p>91,716232990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0" calcext:value-type="float">
            <text:p>2280</text:p>
          </table:table-cell>
          <table:table-cell table:formula="of:=[.$L$2]*[.G2282]^3+[.$L$3]*[.G2282]^2+[.$K$4]*[.G2282]+[.$K$5]" office:value-type="float" office:value="91.7503201701176" calcext:value-type="float">
            <text:p>91,7503201701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1" calcext:value-type="float">
            <text:p>2281</text:p>
          </table:table-cell>
          <table:table-cell table:formula="of:=[.$L$2]*[.G2283]^3+[.$L$3]*[.G2283]^2+[.$K$4]*[.G2283]+[.$K$5]" office:value-type="float" office:value="91.7844265434277" calcext:value-type="float">
            <text:p>91,78442654342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2" calcext:value-type="float">
            <text:p>2282</text:p>
          </table:table-cell>
          <table:table-cell table:formula="of:=[.$L$2]*[.G2284]^3+[.$L$3]*[.G2284]^2+[.$K$4]*[.G2284]+[.$K$5]" office:value-type="float" office:value="91.818552141571" calcext:value-type="float">
            <text:p>91,818552141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3" calcext:value-type="float">
            <text:p>2283</text:p>
          </table:table-cell>
          <table:table-cell table:formula="of:=[.$L$2]*[.G2285]^3+[.$L$3]*[.G2285]^2+[.$K$4]*[.G2285]+[.$K$5]" office:value-type="float" office:value="91.852696996119" calcext:value-type="float">
            <text:p>91,8526969961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4" calcext:value-type="float">
            <text:p>2284</text:p>
          </table:table-cell>
          <table:table-cell table:formula="of:=[.$L$2]*[.G2286]^3+[.$L$3]*[.G2286]^2+[.$K$4]*[.G2286]+[.$K$5]" office:value-type="float" office:value="91.8868611386431" calcext:value-type="float">
            <text:p>91,8868611386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5" calcext:value-type="float">
            <text:p>2285</text:p>
          </table:table-cell>
          <table:table-cell table:formula="of:=[.$L$2]*[.G2287]^3+[.$L$3]*[.G2287]^2+[.$K$4]*[.G2287]+[.$K$5]" office:value-type="float" office:value="91.9210446007151" calcext:value-type="float">
            <text:p>91,92104460071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6" calcext:value-type="float">
            <text:p>2286</text:p>
          </table:table-cell>
          <table:table-cell table:formula="of:=[.$L$2]*[.G2288]^3+[.$L$3]*[.G2288]^2+[.$K$4]*[.G2288]+[.$K$5]" office:value-type="float" office:value="91.9552474139064" calcext:value-type="float">
            <text:p>91,95524741390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7" calcext:value-type="float">
            <text:p>2287</text:p>
          </table:table-cell>
          <table:table-cell table:formula="of:=[.$L$2]*[.G2289]^3+[.$L$3]*[.G2289]^2+[.$K$4]*[.G2289]+[.$K$5]" office:value-type="float" office:value="91.9894696097887" calcext:value-type="float">
            <text:p>91,9894696097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8" calcext:value-type="float">
            <text:p>2288</text:p>
          </table:table-cell>
          <table:table-cell table:formula="of:=[.$L$2]*[.G2290]^3+[.$L$3]*[.G2290]^2+[.$K$4]*[.G2290]+[.$K$5]" office:value-type="float" office:value="92.0237112199335" calcext:value-type="float">
            <text:p>92,0237112199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9" calcext:value-type="float">
            <text:p>2289</text:p>
          </table:table-cell>
          <table:table-cell table:formula="of:=[.$L$2]*[.G2291]^3+[.$L$3]*[.G2291]^2+[.$K$4]*[.G2291]+[.$K$5]" office:value-type="float" office:value="92.0579722759123" calcext:value-type="float">
            <text:p>92,05797227591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0" calcext:value-type="float">
            <text:p>2290</text:p>
          </table:table-cell>
          <table:table-cell table:formula="of:=[.$L$2]*[.G2292]^3+[.$L$3]*[.G2292]^2+[.$K$4]*[.G2292]+[.$K$5]" office:value-type="float" office:value="92.0922528092967" calcext:value-type="float">
            <text:p>92,0922528092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1" calcext:value-type="float">
            <text:p>2291</text:p>
          </table:table-cell>
          <table:table-cell table:formula="of:=[.$L$2]*[.G2293]^3+[.$L$3]*[.G2293]^2+[.$K$4]*[.G2293]+[.$K$5]" office:value-type="float" office:value="92.1265528516584" calcext:value-type="float">
            <text:p>92,1265528516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2" calcext:value-type="float">
            <text:p>2292</text:p>
          </table:table-cell>
          <table:table-cell table:formula="of:=[.$L$2]*[.G2294]^3+[.$L$3]*[.G2294]^2+[.$K$4]*[.G2294]+[.$K$5]" office:value-type="float" office:value="92.1608724345687" calcext:value-type="float">
            <text:p>92,1608724345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3" calcext:value-type="float">
            <text:p>2293</text:p>
          </table:table-cell>
          <table:table-cell table:formula="of:=[.$L$2]*[.G2295]^3+[.$L$3]*[.G2295]^2+[.$K$4]*[.G2295]+[.$K$5]" office:value-type="float" office:value="92.1952115895994" calcext:value-type="float">
            <text:p>92,1952115895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4" calcext:value-type="float">
            <text:p>2294</text:p>
          </table:table-cell>
          <table:table-cell table:formula="of:=[.$L$2]*[.G2296]^3+[.$L$3]*[.G2296]^2+[.$K$4]*[.G2296]+[.$K$5]" office:value-type="float" office:value="92.229570348322" calcext:value-type="float">
            <text:p>92,2295703483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5" calcext:value-type="float">
            <text:p>2295</text:p>
          </table:table-cell>
          <table:table-cell table:formula="of:=[.$L$2]*[.G2297]^3+[.$L$3]*[.G2297]^2+[.$K$4]*[.G2297]+[.$K$5]" office:value-type="float" office:value="92.2639487423079" calcext:value-type="float">
            <text:p>92,2639487423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6" calcext:value-type="float">
            <text:p>2296</text:p>
          </table:table-cell>
          <table:table-cell table:formula="of:=[.$L$2]*[.G2298]^3+[.$L$3]*[.G2298]^2+[.$K$4]*[.G2298]+[.$K$5]" office:value-type="float" office:value="92.2983468031289" calcext:value-type="float">
            <text:p>92,2983468031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7" calcext:value-type="float">
            <text:p>2297</text:p>
          </table:table-cell>
          <table:table-cell table:formula="of:=[.$L$2]*[.G2299]^3+[.$L$3]*[.G2299]^2+[.$K$4]*[.G2299]+[.$K$5]" office:value-type="float" office:value="92.3327645623565" calcext:value-type="float">
            <text:p>92,3327645623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8" calcext:value-type="float">
            <text:p>2298</text:p>
          </table:table-cell>
          <table:table-cell table:formula="of:=[.$L$2]*[.G2300]^3+[.$L$3]*[.G2300]^2+[.$K$4]*[.G2300]+[.$K$5]" office:value-type="float" office:value="92.3672020515621" calcext:value-type="float">
            <text:p>92,36720205156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9" calcext:value-type="float">
            <text:p>2299</text:p>
          </table:table-cell>
          <table:table-cell table:formula="of:=[.$L$2]*[.G2301]^3+[.$L$3]*[.G2301]^2+[.$K$4]*[.G2301]+[.$K$5]" office:value-type="float" office:value="92.4016593023174" calcext:value-type="float">
            <text:p>92,40165930231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0" calcext:value-type="float">
            <text:p>2300</text:p>
          </table:table-cell>
          <table:table-cell table:formula="of:=[.$L$2]*[.G2302]^3+[.$L$3]*[.G2302]^2+[.$K$4]*[.G2302]+[.$K$5]" office:value-type="float" office:value="92.4361363461941" calcext:value-type="float">
            <text:p>92,4361363461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1" calcext:value-type="float">
            <text:p>2301</text:p>
          </table:table-cell>
          <table:table-cell table:formula="of:=[.$L$2]*[.G2303]^3+[.$L$3]*[.G2303]^2+[.$K$4]*[.G2303]+[.$K$5]" office:value-type="float" office:value="92.4706332147635" calcext:value-type="float">
            <text:p>92,4706332147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2" calcext:value-type="float">
            <text:p>2302</text:p>
          </table:table-cell>
          <table:table-cell table:formula="of:=[.$L$2]*[.G2304]^3+[.$L$3]*[.G2304]^2+[.$K$4]*[.G2304]+[.$K$5]" office:value-type="float" office:value="92.5051499395972" calcext:value-type="float">
            <text:p>92,5051499395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3" calcext:value-type="float">
            <text:p>2303</text:p>
          </table:table-cell>
          <table:table-cell table:formula="of:=[.$L$2]*[.G2305]^3+[.$L$3]*[.G2305]^2+[.$K$4]*[.G2305]+[.$K$5]" office:value-type="float" office:value="92.539686552267" calcext:value-type="float">
            <text:p>92,539686552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4" calcext:value-type="float">
            <text:p>2304</text:p>
          </table:table-cell>
          <table:table-cell table:formula="of:=[.$L$2]*[.G2306]^3+[.$L$3]*[.G2306]^2+[.$K$4]*[.G2306]+[.$K$5]" office:value-type="float" office:value="92.5742430843441" calcext:value-type="float">
            <text:p>92,5742430843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5" calcext:value-type="float">
            <text:p>2305</text:p>
          </table:table-cell>
          <table:table-cell table:formula="of:=[.$L$2]*[.G2307]^3+[.$L$3]*[.G2307]^2+[.$K$4]*[.G2307]+[.$K$5]" office:value-type="float" office:value="92.6088195674005" calcext:value-type="float">
            <text:p>92,6088195674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6" calcext:value-type="float">
            <text:p>2306</text:p>
          </table:table-cell>
          <table:table-cell table:formula="of:=[.$L$2]*[.G2308]^3+[.$L$3]*[.G2308]^2+[.$K$4]*[.G2308]+[.$K$5]" office:value-type="float" office:value="92.6434160330074" calcext:value-type="float">
            <text:p>92,64341603300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7" calcext:value-type="float">
            <text:p>2307</text:p>
          </table:table-cell>
          <table:table-cell table:formula="of:=[.$L$2]*[.G2309]^3+[.$L$3]*[.G2309]^2+[.$K$4]*[.G2309]+[.$K$5]" office:value-type="float" office:value="92.6780325127364" calcext:value-type="float">
            <text:p>92,6780325127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8" calcext:value-type="float">
            <text:p>2308</text:p>
          </table:table-cell>
          <table:table-cell table:formula="of:=[.$L$2]*[.G2310]^3+[.$L$3]*[.G2310]^2+[.$K$4]*[.G2310]+[.$K$5]" office:value-type="float" office:value="92.7126690381593" calcext:value-type="float">
            <text:p>92,7126690381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9" calcext:value-type="float">
            <text:p>2309</text:p>
          </table:table-cell>
          <table:table-cell table:formula="of:=[.$L$2]*[.G2311]^3+[.$L$3]*[.G2311]^2+[.$K$4]*[.G2311]+[.$K$5]" office:value-type="float" office:value="92.7473256408475" calcext:value-type="float">
            <text:p>92,74732564084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0" calcext:value-type="float">
            <text:p>2310</text:p>
          </table:table-cell>
          <table:table-cell table:formula="of:=[.$L$2]*[.G2312]^3+[.$L$3]*[.G2312]^2+[.$K$4]*[.G2312]+[.$K$5]" office:value-type="float" office:value="92.7820023523725" calcext:value-type="float">
            <text:p>92,7820023523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1" calcext:value-type="float">
            <text:p>2311</text:p>
          </table:table-cell>
          <table:table-cell table:formula="of:=[.$L$2]*[.G2313]^3+[.$L$3]*[.G2313]^2+[.$K$4]*[.G2313]+[.$K$5]" office:value-type="float" office:value="92.816699204306" calcext:value-type="float">
            <text:p>92,8166992043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2" calcext:value-type="float">
            <text:p>2312</text:p>
          </table:table-cell>
          <table:table-cell table:formula="of:=[.$L$2]*[.G2314]^3+[.$L$3]*[.G2314]^2+[.$K$4]*[.G2314]+[.$K$5]" office:value-type="float" office:value="92.8514162282194" calcext:value-type="float">
            <text:p>92,8514162282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3" calcext:value-type="float">
            <text:p>2313</text:p>
          </table:table-cell>
          <table:table-cell table:formula="of:=[.$L$2]*[.G2315]^3+[.$L$3]*[.G2315]^2+[.$K$4]*[.G2315]+[.$K$5]" office:value-type="float" office:value="92.8861534556845" calcext:value-type="float">
            <text:p>92,88615345568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4" calcext:value-type="float">
            <text:p>2314</text:p>
          </table:table-cell>
          <table:table-cell table:formula="of:=[.$L$2]*[.G2316]^3+[.$L$3]*[.G2316]^2+[.$K$4]*[.G2316]+[.$K$5]" office:value-type="float" office:value="92.9209109182727" calcext:value-type="float">
            <text:p>92,9209109182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5" calcext:value-type="float">
            <text:p>2315</text:p>
          </table:table-cell>
          <table:table-cell table:formula="of:=[.$L$2]*[.G2317]^3+[.$L$3]*[.G2317]^2+[.$K$4]*[.G2317]+[.$K$5]" office:value-type="float" office:value="92.9556886475555" calcext:value-type="float">
            <text:p>92,9556886475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6" calcext:value-type="float">
            <text:p>2316</text:p>
          </table:table-cell>
          <table:table-cell table:formula="of:=[.$L$2]*[.G2318]^3+[.$L$3]*[.G2318]^2+[.$K$4]*[.G2318]+[.$K$5]" office:value-type="float" office:value="92.9904866751046" calcext:value-type="float">
            <text:p>92,9904866751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7" calcext:value-type="float">
            <text:p>2317</text:p>
          </table:table-cell>
          <table:table-cell table:formula="of:=[.$L$2]*[.G2319]^3+[.$L$3]*[.G2319]^2+[.$K$4]*[.G2319]+[.$K$5]" office:value-type="float" office:value="93.0253050324916" calcext:value-type="float">
            <text:p>93,0253050324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8" calcext:value-type="float">
            <text:p>2318</text:p>
          </table:table-cell>
          <table:table-cell table:formula="of:=[.$L$2]*[.G2320]^3+[.$L$3]*[.G2320]^2+[.$K$4]*[.G2320]+[.$K$5]" office:value-type="float" office:value="93.0601437512879" calcext:value-type="float">
            <text:p>93,0601437512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9" calcext:value-type="float">
            <text:p>2319</text:p>
          </table:table-cell>
          <table:table-cell table:formula="of:=[.$L$2]*[.G2321]^3+[.$L$3]*[.G2321]^2+[.$K$4]*[.G2321]+[.$K$5]" office:value-type="float" office:value="93.0950028630652" calcext:value-type="float">
            <text:p>93,09500286306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0" calcext:value-type="float">
            <text:p>2320</text:p>
          </table:table-cell>
          <table:table-cell table:formula="of:=[.$L$2]*[.G2322]^3+[.$L$3]*[.G2322]^2+[.$K$4]*[.G2322]+[.$K$5]" office:value-type="float" office:value="93.1298823993949" calcext:value-type="float">
            <text:p>93,1298823993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1" calcext:value-type="float">
            <text:p>2321</text:p>
          </table:table-cell>
          <table:table-cell table:formula="of:=[.$L$2]*[.G2323]^3+[.$L$3]*[.G2323]^2+[.$K$4]*[.G2323]+[.$K$5]" office:value-type="float" office:value="93.1647823918488" calcext:value-type="float">
            <text:p>93,16478239184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2" calcext:value-type="float">
            <text:p>2322</text:p>
          </table:table-cell>
          <table:table-cell table:formula="of:=[.$L$2]*[.G2324]^3+[.$L$3]*[.G2324]^2+[.$K$4]*[.G2324]+[.$K$5]" office:value-type="float" office:value="93.1997028719982" calcext:value-type="float">
            <text:p>93,19970287199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3" calcext:value-type="float">
            <text:p>2323</text:p>
          </table:table-cell>
          <table:table-cell table:formula="of:=[.$L$2]*[.G2325]^3+[.$L$3]*[.G2325]^2+[.$K$4]*[.G2325]+[.$K$5]" office:value-type="float" office:value="93.2346438714149" calcext:value-type="float">
            <text:p>93,23464387141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4" calcext:value-type="float">
            <text:p>2324</text:p>
          </table:table-cell>
          <table:table-cell table:formula="of:=[.$L$2]*[.G2326]^3+[.$L$3]*[.G2326]^2+[.$K$4]*[.G2326]+[.$K$5]" office:value-type="float" office:value="93.2696054216703" calcext:value-type="float">
            <text:p>93,2696054216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5" calcext:value-type="float">
            <text:p>2325</text:p>
          </table:table-cell>
          <table:table-cell table:formula="of:=[.$L$2]*[.G2327]^3+[.$L$3]*[.G2327]^2+[.$K$4]*[.G2327]+[.$K$5]" office:value-type="float" office:value="93.3045875543361" calcext:value-type="float">
            <text:p>93,3045875543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6" calcext:value-type="float">
            <text:p>2326</text:p>
          </table:table-cell>
          <table:table-cell table:formula="of:=[.$L$2]*[.G2328]^3+[.$L$3]*[.G2328]^2+[.$K$4]*[.G2328]+[.$K$5]" office:value-type="float" office:value="93.3395903009837" calcext:value-type="float">
            <text:p>93,3395903009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7" calcext:value-type="float">
            <text:p>2327</text:p>
          </table:table-cell>
          <table:table-cell table:formula="of:=[.$L$2]*[.G2329]^3+[.$L$3]*[.G2329]^2+[.$K$4]*[.G2329]+[.$K$5]" office:value-type="float" office:value="93.3746136931848" calcext:value-type="float">
            <text:p>93,37461369318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8" calcext:value-type="float">
            <text:p>2328</text:p>
          </table:table-cell>
          <table:table-cell table:formula="of:=[.$L$2]*[.G2330]^3+[.$L$3]*[.G2330]^2+[.$K$4]*[.G2330]+[.$K$5]" office:value-type="float" office:value="93.4096577625109" calcext:value-type="float">
            <text:p>93,4096577625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9" calcext:value-type="float">
            <text:p>2329</text:p>
          </table:table-cell>
          <table:table-cell table:formula="of:=[.$L$2]*[.G2331]^3+[.$L$3]*[.G2331]^2+[.$K$4]*[.G2331]+[.$K$5]" office:value-type="float" office:value="93.4447225405335" calcext:value-type="float">
            <text:p>93,4447225405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0" calcext:value-type="float">
            <text:p>2330</text:p>
          </table:table-cell>
          <table:table-cell table:formula="of:=[.$L$2]*[.G2332]^3+[.$L$3]*[.G2332]^2+[.$K$4]*[.G2332]+[.$K$5]" office:value-type="float" office:value="93.4798080588243" calcext:value-type="float">
            <text:p>93,4798080588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1" calcext:value-type="float">
            <text:p>2331</text:p>
          </table:table-cell>
          <table:table-cell table:formula="of:=[.$L$2]*[.G2333]^3+[.$L$3]*[.G2333]^2+[.$K$4]*[.G2333]+[.$K$5]" office:value-type="float" office:value="93.5149143489548" calcext:value-type="float">
            <text:p>93,5149143489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2" calcext:value-type="float">
            <text:p>2332</text:p>
          </table:table-cell>
          <table:table-cell table:formula="of:=[.$L$2]*[.G2334]^3+[.$L$3]*[.G2334]^2+[.$K$4]*[.G2334]+[.$K$5]" office:value-type="float" office:value="93.5500414424966" calcext:value-type="float">
            <text:p>93,5500414424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3" calcext:value-type="float">
            <text:p>2333</text:p>
          </table:table-cell>
          <table:table-cell table:formula="of:=[.$L$2]*[.G2335]^3+[.$L$3]*[.G2335]^2+[.$K$4]*[.G2335]+[.$K$5]" office:value-type="float" office:value="93.5851893710212" calcext:value-type="float">
            <text:p>93,5851893710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4" calcext:value-type="float">
            <text:p>2334</text:p>
          </table:table-cell>
          <table:table-cell table:formula="of:=[.$L$2]*[.G2336]^3+[.$L$3]*[.G2336]^2+[.$K$4]*[.G2336]+[.$K$5]" office:value-type="float" office:value="93.6203581661001" calcext:value-type="float">
            <text:p>93,6203581661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5" calcext:value-type="float">
            <text:p>2335</text:p>
          </table:table-cell>
          <table:table-cell table:formula="of:=[.$L$2]*[.G2337]^3+[.$L$3]*[.G2337]^2+[.$K$4]*[.G2337]+[.$K$5]" office:value-type="float" office:value="93.6555478593051" calcext:value-type="float">
            <text:p>93,65554785930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6" calcext:value-type="float">
            <text:p>2336</text:p>
          </table:table-cell>
          <table:table-cell table:formula="of:=[.$L$2]*[.G2338]^3+[.$L$3]*[.G2338]^2+[.$K$4]*[.G2338]+[.$K$5]" office:value-type="float" office:value="93.6907584822075" calcext:value-type="float">
            <text:p>93,6907584822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7" calcext:value-type="float">
            <text:p>2337</text:p>
          </table:table-cell>
          <table:table-cell table:formula="of:=[.$L$2]*[.G2339]^3+[.$L$3]*[.G2339]^2+[.$K$4]*[.G2339]+[.$K$5]" office:value-type="float" office:value="93.725990066379" calcext:value-type="float">
            <text:p>93,725990066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8" calcext:value-type="float">
            <text:p>2338</text:p>
          </table:table-cell>
          <table:table-cell table:formula="of:=[.$L$2]*[.G2340]^3+[.$L$3]*[.G2340]^2+[.$K$4]*[.G2340]+[.$K$5]" office:value-type="float" office:value="93.7612426433911" calcext:value-type="float">
            <text:p>93,7612426433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9" calcext:value-type="float">
            <text:p>2339</text:p>
          </table:table-cell>
          <table:table-cell table:formula="of:=[.$L$2]*[.G2341]^3+[.$L$3]*[.G2341]^2+[.$K$4]*[.G2341]+[.$K$5]" office:value-type="float" office:value="93.7965162448155" calcext:value-type="float">
            <text:p>93,7965162448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0" calcext:value-type="float">
            <text:p>2340</text:p>
          </table:table-cell>
          <table:table-cell table:formula="of:=[.$L$2]*[.G2342]^3+[.$L$3]*[.G2342]^2+[.$K$4]*[.G2342]+[.$K$5]" office:value-type="float" office:value="93.8318109022236" calcext:value-type="float">
            <text:p>93,8318109022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1" calcext:value-type="float">
            <text:p>2341</text:p>
          </table:table-cell>
          <table:table-cell table:formula="of:=[.$L$2]*[.G2343]^3+[.$L$3]*[.G2343]^2+[.$K$4]*[.G2343]+[.$K$5]" office:value-type="float" office:value="93.867126647187" calcext:value-type="float">
            <text:p>93,867126647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2" calcext:value-type="float">
            <text:p>2342</text:p>
          </table:table-cell>
          <table:table-cell table:formula="of:=[.$L$2]*[.G2344]^3+[.$L$3]*[.G2344]^2+[.$K$4]*[.G2344]+[.$K$5]" office:value-type="float" office:value="93.9024635112774" calcext:value-type="float">
            <text:p>93,9024635112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3" calcext:value-type="float">
            <text:p>2343</text:p>
          </table:table-cell>
          <table:table-cell table:formula="of:=[.$L$2]*[.G2345]^3+[.$L$3]*[.G2345]^2+[.$K$4]*[.G2345]+[.$K$5]" office:value-type="float" office:value="93.9378215260662" calcext:value-type="float">
            <text:p>93,9378215260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4" calcext:value-type="float">
            <text:p>2344</text:p>
          </table:table-cell>
          <table:table-cell table:formula="of:=[.$L$2]*[.G2346]^3+[.$L$3]*[.G2346]^2+[.$K$4]*[.G2346]+[.$K$5]" office:value-type="float" office:value="93.9732007231249" calcext:value-type="float">
            <text:p>93,9732007231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5" calcext:value-type="float">
            <text:p>2345</text:p>
          </table:table-cell>
          <table:table-cell table:formula="of:=[.$L$2]*[.G2347]^3+[.$L$3]*[.G2347]^2+[.$K$4]*[.G2347]+[.$K$5]" office:value-type="float" office:value="94.0086011340253" calcext:value-type="float">
            <text:p>94,0086011340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6" calcext:value-type="float">
            <text:p>2346</text:p>
          </table:table-cell>
          <table:table-cell table:formula="of:=[.$L$2]*[.G2348]^3+[.$L$3]*[.G2348]^2+[.$K$4]*[.G2348]+[.$K$5]" office:value-type="float" office:value="94.0440227903389" calcext:value-type="float">
            <text:p>94,0440227903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7" calcext:value-type="float">
            <text:p>2347</text:p>
          </table:table-cell>
          <table:table-cell table:formula="of:=[.$L$2]*[.G2349]^3+[.$L$3]*[.G2349]^2+[.$K$4]*[.G2349]+[.$K$5]" office:value-type="float" office:value="94.0794657236371" calcext:value-type="float">
            <text:p>94,0794657236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8" calcext:value-type="float">
            <text:p>2348</text:p>
          </table:table-cell>
          <table:table-cell table:formula="of:=[.$L$2]*[.G2350]^3+[.$L$3]*[.G2350]^2+[.$K$4]*[.G2350]+[.$K$5]" office:value-type="float" office:value="94.1149299654916" calcext:value-type="float">
            <text:p>94,1149299654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9" calcext:value-type="float">
            <text:p>2349</text:p>
          </table:table-cell>
          <table:table-cell table:formula="of:=[.$L$2]*[.G2351]^3+[.$L$3]*[.G2351]^2+[.$K$4]*[.G2351]+[.$K$5]" office:value-type="float" office:value="94.1504155474739" calcext:value-type="float">
            <text:p>94,1504155474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0" calcext:value-type="float">
            <text:p>2350</text:p>
          </table:table-cell>
          <table:table-cell table:formula="of:=[.$L$2]*[.G2352]^3+[.$L$3]*[.G2352]^2+[.$K$4]*[.G2352]+[.$K$5]" office:value-type="float" office:value="94.1859225011556" calcext:value-type="float">
            <text:p>94,1859225011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1" calcext:value-type="float">
            <text:p>2351</text:p>
          </table:table-cell>
          <table:table-cell table:formula="of:=[.$L$2]*[.G2353]^3+[.$L$3]*[.G2353]^2+[.$K$4]*[.G2353]+[.$K$5]" office:value-type="float" office:value="94.2214508581083" calcext:value-type="float">
            <text:p>94,2214508581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2" calcext:value-type="float">
            <text:p>2352</text:p>
          </table:table-cell>
          <table:table-cell table:formula="of:=[.$L$2]*[.G2354]^3+[.$L$3]*[.G2354]^2+[.$K$4]*[.G2354]+[.$K$5]" office:value-type="float" office:value="94.2570006499035" calcext:value-type="float">
            <text:p>94,2570006499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3" calcext:value-type="float">
            <text:p>2353</text:p>
          </table:table-cell>
          <table:table-cell table:formula="of:=[.$L$2]*[.G2355]^3+[.$L$3]*[.G2355]^2+[.$K$4]*[.G2355]+[.$K$5]" office:value-type="float" office:value="94.2925719081128" calcext:value-type="float">
            <text:p>94,2925719081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4" calcext:value-type="float">
            <text:p>2354</text:p>
          </table:table-cell>
          <table:table-cell table:formula="of:=[.$L$2]*[.G2356]^3+[.$L$3]*[.G2356]^2+[.$K$4]*[.G2356]+[.$K$5]" office:value-type="float" office:value="94.3281646643078" calcext:value-type="float">
            <text:p>94,32816466430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5" calcext:value-type="float">
            <text:p>2355</text:p>
          </table:table-cell>
          <table:table-cell table:formula="of:=[.$L$2]*[.G2357]^3+[.$L$3]*[.G2357]^2+[.$K$4]*[.G2357]+[.$K$5]" office:value-type="float" office:value="94.3637789500599" calcext:value-type="float">
            <text:p>94,3637789500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6" calcext:value-type="float">
            <text:p>2356</text:p>
          </table:table-cell>
          <table:table-cell table:formula="of:=[.$L$2]*[.G2358]^3+[.$L$3]*[.G2358]^2+[.$K$4]*[.G2358]+[.$K$5]" office:value-type="float" office:value="94.3994147969408" calcext:value-type="float">
            <text:p>94,39941479694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7" calcext:value-type="float">
            <text:p>2357</text:p>
          </table:table-cell>
          <table:table-cell table:formula="of:=[.$L$2]*[.G2359]^3+[.$L$3]*[.G2359]^2+[.$K$4]*[.G2359]+[.$K$5]" office:value-type="float" office:value="94.435072236522" calcext:value-type="float">
            <text:p>94,435072236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8" calcext:value-type="float">
            <text:p>2358</text:p>
          </table:table-cell>
          <table:table-cell table:formula="of:=[.$L$2]*[.G2360]^3+[.$L$3]*[.G2360]^2+[.$K$4]*[.G2360]+[.$K$5]" office:value-type="float" office:value="94.4707513003752" calcext:value-type="float">
            <text:p>94,4707513003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9" calcext:value-type="float">
            <text:p>2359</text:p>
          </table:table-cell>
          <table:table-cell table:formula="of:=[.$L$2]*[.G2361]^3+[.$L$3]*[.G2361]^2+[.$K$4]*[.G2361]+[.$K$5]" office:value-type="float" office:value="94.5064520200718" calcext:value-type="float">
            <text:p>94,50645202007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0" calcext:value-type="float">
            <text:p>2360</text:p>
          </table:table-cell>
          <table:table-cell table:formula="of:=[.$L$2]*[.G2362]^3+[.$L$3]*[.G2362]^2+[.$K$4]*[.G2362]+[.$K$5]" office:value-type="float" office:value="94.5421744271834" calcext:value-type="float">
            <text:p>94,5421744271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1" calcext:value-type="float">
            <text:p>2361</text:p>
          </table:table-cell>
          <table:table-cell table:formula="of:=[.$L$2]*[.G2363]^3+[.$L$3]*[.G2363]^2+[.$K$4]*[.G2363]+[.$K$5]" office:value-type="float" office:value="94.5779185532816" calcext:value-type="float">
            <text:p>94,5779185532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2" calcext:value-type="float">
            <text:p>2362</text:p>
          </table:table-cell>
          <table:table-cell table:formula="of:=[.$L$2]*[.G2364]^3+[.$L$3]*[.G2364]^2+[.$K$4]*[.G2364]+[.$K$5]" office:value-type="float" office:value="94.613684429938" calcext:value-type="float">
            <text:p>94,613684429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3" calcext:value-type="float">
            <text:p>2363</text:p>
          </table:table-cell>
          <table:table-cell table:formula="of:=[.$L$2]*[.G2365]^3+[.$L$3]*[.G2365]^2+[.$K$4]*[.G2365]+[.$K$5]" office:value-type="float" office:value="94.6494720887241" calcext:value-type="float">
            <text:p>94,6494720887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4" calcext:value-type="float">
            <text:p>2364</text:p>
          </table:table-cell>
          <table:table-cell table:formula="of:=[.$L$2]*[.G2366]^3+[.$L$3]*[.G2366]^2+[.$K$4]*[.G2366]+[.$K$5]" office:value-type="float" office:value="94.6852815612114" calcext:value-type="float">
            <text:p>94,6852815612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5" calcext:value-type="float">
            <text:p>2365</text:p>
          </table:table-cell>
          <table:table-cell table:formula="of:=[.$L$2]*[.G2367]^3+[.$L$3]*[.G2367]^2+[.$K$4]*[.G2367]+[.$K$5]" office:value-type="float" office:value="94.7211128789716" calcext:value-type="float">
            <text:p>94,72111287897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6" calcext:value-type="float">
            <text:p>2366</text:p>
          </table:table-cell>
          <table:table-cell table:formula="of:=[.$L$2]*[.G2368]^3+[.$L$3]*[.G2368]^2+[.$K$4]*[.G2368]+[.$K$5]" office:value-type="float" office:value="94.7569660735762" calcext:value-type="float">
            <text:p>94,7569660735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7" calcext:value-type="float">
            <text:p>2367</text:p>
          </table:table-cell>
          <table:table-cell table:formula="of:=[.$L$2]*[.G2369]^3+[.$L$3]*[.G2369]^2+[.$K$4]*[.G2369]+[.$K$5]" office:value-type="float" office:value="94.7928411765967" calcext:value-type="float">
            <text:p>94,7928411765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8" calcext:value-type="float">
            <text:p>2368</text:p>
          </table:table-cell>
          <table:table-cell table:formula="of:=[.$L$2]*[.G2370]^3+[.$L$3]*[.G2370]^2+[.$K$4]*[.G2370]+[.$K$5]" office:value-type="float" office:value="94.8287382196048" calcext:value-type="float">
            <text:p>94,8287382196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9" calcext:value-type="float">
            <text:p>2369</text:p>
          </table:table-cell>
          <table:table-cell table:formula="of:=[.$L$2]*[.G2371]^3+[.$L$3]*[.G2371]^2+[.$K$4]*[.G2371]+[.$K$5]" office:value-type="float" office:value="94.864657234172" calcext:value-type="float">
            <text:p>94,864657234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0" calcext:value-type="float">
            <text:p>2370</text:p>
          </table:table-cell>
          <table:table-cell table:formula="of:=[.$L$2]*[.G2372]^3+[.$L$3]*[.G2372]^2+[.$K$4]*[.G2372]+[.$K$5]" office:value-type="float" office:value="94.9005982518698" calcext:value-type="float">
            <text:p>94,9005982518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1" calcext:value-type="float">
            <text:p>2371</text:p>
          </table:table-cell>
          <table:table-cell table:formula="of:=[.$L$2]*[.G2373]^3+[.$L$3]*[.G2373]^2+[.$K$4]*[.G2373]+[.$K$5]" office:value-type="float" office:value="94.9365613042699" calcext:value-type="float">
            <text:p>94,9365613042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2" calcext:value-type="float">
            <text:p>2372</text:p>
          </table:table-cell>
          <table:table-cell table:formula="of:=[.$L$2]*[.G2374]^3+[.$L$3]*[.G2374]^2+[.$K$4]*[.G2374]+[.$K$5]" office:value-type="float" office:value="94.9725464229437" calcext:value-type="float">
            <text:p>94,97254642294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3" calcext:value-type="float">
            <text:p>2373</text:p>
          </table:table-cell>
          <table:table-cell table:formula="of:=[.$L$2]*[.G2375]^3+[.$L$3]*[.G2375]^2+[.$K$4]*[.G2375]+[.$K$5]" office:value-type="float" office:value="95.0085536394628" calcext:value-type="float">
            <text:p>95,0085536394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4" calcext:value-type="float">
            <text:p>2374</text:p>
          </table:table-cell>
          <table:table-cell table:formula="of:=[.$L$2]*[.G2376]^3+[.$L$3]*[.G2376]^2+[.$K$4]*[.G2376]+[.$K$5]" office:value-type="float" office:value="95.0445829853989" calcext:value-type="float">
            <text:p>95,04458298539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[.$L$2]*[.G2377]^3+[.$L$3]*[.G2377]^2+[.$K$4]*[.G2377]+[.$K$5]" office:value-type="float" office:value="95.0806344923234" calcext:value-type="float">
            <text:p>95,0806344923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6" calcext:value-type="float">
            <text:p>2376</text:p>
          </table:table-cell>
          <table:table-cell table:formula="of:=[.$L$2]*[.G2378]^3+[.$L$3]*[.G2378]^2+[.$K$4]*[.G2378]+[.$K$5]" office:value-type="float" office:value="95.116708191808" calcext:value-type="float">
            <text:p>95,116708191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7" calcext:value-type="float">
            <text:p>2377</text:p>
          </table:table-cell>
          <table:table-cell table:formula="of:=[.$L$2]*[.G2379]^3+[.$L$3]*[.G2379]^2+[.$K$4]*[.G2379]+[.$K$5]" office:value-type="float" office:value="95.1528041154241" calcext:value-type="float">
            <text:p>95,1528041154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8" calcext:value-type="float">
            <text:p>2378</text:p>
          </table:table-cell>
          <table:table-cell table:formula="of:=[.$L$2]*[.G2380]^3+[.$L$3]*[.G2380]^2+[.$K$4]*[.G2380]+[.$K$5]" office:value-type="float" office:value="95.1889222947434" calcext:value-type="float">
            <text:p>95,1889222947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9" calcext:value-type="float">
            <text:p>2379</text:p>
          </table:table-cell>
          <table:table-cell table:formula="of:=[.$L$2]*[.G2381]^3+[.$L$3]*[.G2381]^2+[.$K$4]*[.G2381]+[.$K$5]" office:value-type="float" office:value="95.2250627613374" calcext:value-type="float">
            <text:p>95,2250627613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0" calcext:value-type="float">
            <text:p>2380</text:p>
          </table:table-cell>
          <table:table-cell table:formula="of:=[.$L$2]*[.G2382]^3+[.$L$3]*[.G2382]^2+[.$K$4]*[.G2382]+[.$K$5]" office:value-type="float" office:value="95.2612255467778" calcext:value-type="float">
            <text:p>95,2612255467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1" calcext:value-type="float">
            <text:p>2381</text:p>
          </table:table-cell>
          <table:table-cell table:formula="of:=[.$L$2]*[.G2383]^3+[.$L$3]*[.G2383]^2+[.$K$4]*[.G2383]+[.$K$5]" office:value-type="float" office:value="95.2974106826359" calcext:value-type="float">
            <text:p>95,29741068263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2" calcext:value-type="float">
            <text:p>2382</text:p>
          </table:table-cell>
          <table:table-cell table:formula="of:=[.$L$2]*[.G2384]^3+[.$L$3]*[.G2384]^2+[.$K$4]*[.G2384]+[.$K$5]" office:value-type="float" office:value="95.3336182004835" calcext:value-type="float">
            <text:p>95,3336182004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3" calcext:value-type="float">
            <text:p>2383</text:p>
          </table:table-cell>
          <table:table-cell table:formula="of:=[.$L$2]*[.G2385]^3+[.$L$3]*[.G2385]^2+[.$K$4]*[.G2385]+[.$K$5]" office:value-type="float" office:value="95.369848131892" calcext:value-type="float">
            <text:p>95,369848131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4" calcext:value-type="float">
            <text:p>2384</text:p>
          </table:table-cell>
          <table:table-cell table:formula="of:=[.$L$2]*[.G2386]^3+[.$L$3]*[.G2386]^2+[.$K$4]*[.G2386]+[.$K$5]" office:value-type="float" office:value="95.4061005084331" calcext:value-type="float">
            <text:p>95,4061005084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5" calcext:value-type="float">
            <text:p>2385</text:p>
          </table:table-cell>
          <table:table-cell table:formula="of:=[.$L$2]*[.G2387]^3+[.$L$3]*[.G2387]^2+[.$K$4]*[.G2387]+[.$K$5]" office:value-type="float" office:value="95.4423753616782" calcext:value-type="float">
            <text:p>95,4423753616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6" calcext:value-type="float">
            <text:p>2386</text:p>
          </table:table-cell>
          <table:table-cell table:formula="of:=[.$L$2]*[.G2388]^3+[.$L$3]*[.G2388]^2+[.$K$4]*[.G2388]+[.$K$5]" office:value-type="float" office:value="95.478672723199" calcext:value-type="float">
            <text:p>95,478672723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7" calcext:value-type="float">
            <text:p>2387</text:p>
          </table:table-cell>
          <table:table-cell table:formula="of:=[.$L$2]*[.G2389]^3+[.$L$3]*[.G2389]^2+[.$K$4]*[.G2389]+[.$K$5]" office:value-type="float" office:value="95.5149926245671" calcext:value-type="float">
            <text:p>95,5149926245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8" calcext:value-type="float">
            <text:p>2388</text:p>
          </table:table-cell>
          <table:table-cell table:formula="of:=[.$L$2]*[.G2390]^3+[.$L$3]*[.G2390]^2+[.$K$4]*[.G2390]+[.$K$5]" office:value-type="float" office:value="95.5513350973539" calcext:value-type="float">
            <text:p>95,5513350973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9" calcext:value-type="float">
            <text:p>2389</text:p>
          </table:table-cell>
          <table:table-cell table:formula="of:=[.$L$2]*[.G2391]^3+[.$L$3]*[.G2391]^2+[.$K$4]*[.G2391]+[.$K$5]" office:value-type="float" office:value="95.5877001731311" calcext:value-type="float">
            <text:p>95,5877001731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0" calcext:value-type="float">
            <text:p>2390</text:p>
          </table:table-cell>
          <table:table-cell table:formula="of:=[.$L$2]*[.G2392]^3+[.$L$3]*[.G2392]^2+[.$K$4]*[.G2392]+[.$K$5]" office:value-type="float" office:value="95.6240878834702" calcext:value-type="float">
            <text:p>95,6240878834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1" calcext:value-type="float">
            <text:p>2391</text:p>
          </table:table-cell>
          <table:table-cell table:formula="of:=[.$L$2]*[.G2393]^3+[.$L$3]*[.G2393]^2+[.$K$4]*[.G2393]+[.$K$5]" office:value-type="float" office:value="95.6604982599427" calcext:value-type="float">
            <text:p>95,6604982599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2" calcext:value-type="float">
            <text:p>2392</text:p>
          </table:table-cell>
          <table:table-cell table:formula="of:=[.$L$2]*[.G2394]^3+[.$L$3]*[.G2394]^2+[.$K$4]*[.G2394]+[.$K$5]" office:value-type="float" office:value="95.6969313341203" calcext:value-type="float">
            <text:p>95,6969313341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3" calcext:value-type="float">
            <text:p>2393</text:p>
          </table:table-cell>
          <table:table-cell table:formula="of:=[.$L$2]*[.G2395]^3+[.$L$3]*[.G2395]^2+[.$K$4]*[.G2395]+[.$K$5]" office:value-type="float" office:value="95.7333871375745" calcext:value-type="float">
            <text:p>95,73338713757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4" calcext:value-type="float">
            <text:p>2394</text:p>
          </table:table-cell>
          <table:table-cell table:formula="of:=[.$L$2]*[.G2396]^3+[.$L$3]*[.G2396]^2+[.$K$4]*[.G2396]+[.$K$5]" office:value-type="float" office:value="95.7698657018769" calcext:value-type="float">
            <text:p>95,7698657018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5" calcext:value-type="float">
            <text:p>2395</text:p>
          </table:table-cell>
          <table:table-cell table:formula="of:=[.$L$2]*[.G2397]^3+[.$L$3]*[.G2397]^2+[.$K$4]*[.G2397]+[.$K$5]" office:value-type="float" office:value="95.806367058599" calcext:value-type="float">
            <text:p>95,806367058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6" calcext:value-type="float">
            <text:p>2396</text:p>
          </table:table-cell>
          <table:table-cell table:formula="of:=[.$L$2]*[.G2398]^3+[.$L$3]*[.G2398]^2+[.$K$4]*[.G2398]+[.$K$5]" office:value-type="float" office:value="95.8428912393124" calcext:value-type="float">
            <text:p>95,84289123931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7" calcext:value-type="float">
            <text:p>2397</text:p>
          </table:table-cell>
          <table:table-cell table:formula="of:=[.$L$2]*[.G2399]^3+[.$L$3]*[.G2399]^2+[.$K$4]*[.G2399]+[.$K$5]" office:value-type="float" office:value="95.8794382755886" calcext:value-type="float">
            <text:p>95,8794382755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8" calcext:value-type="float">
            <text:p>2398</text:p>
          </table:table-cell>
          <table:table-cell table:formula="of:=[.$L$2]*[.G2400]^3+[.$L$3]*[.G2400]^2+[.$K$4]*[.G2400]+[.$K$5]" office:value-type="float" office:value="95.9160081989992" calcext:value-type="float">
            <text:p>95,91600819899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9" calcext:value-type="float">
            <text:p>2399</text:p>
          </table:table-cell>
          <table:table-cell table:formula="of:=[.$L$2]*[.G2401]^3+[.$L$3]*[.G2401]^2+[.$K$4]*[.G2401]+[.$K$5]" office:value-type="float" office:value="95.9526010411158" calcext:value-type="float">
            <text:p>95,95260104111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0" calcext:value-type="float">
            <text:p>2400</text:p>
          </table:table-cell>
          <table:table-cell table:formula="of:=[.$L$2]*[.G2402]^3+[.$L$3]*[.G2402]^2+[.$K$4]*[.G2402]+[.$K$5]" office:value-type="float" office:value="95.98921683351" calcext:value-type="float">
            <text:p>95,98921683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1" calcext:value-type="float">
            <text:p>2401</text:p>
          </table:table-cell>
          <table:table-cell table:formula="of:=[.$L$2]*[.G2403]^3+[.$L$3]*[.G2403]^2+[.$K$4]*[.G2403]+[.$K$5]" office:value-type="float" office:value="96.0258556077532" calcext:value-type="float">
            <text:p>96,0258556077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2" calcext:value-type="float">
            <text:p>2402</text:p>
          </table:table-cell>
          <table:table-cell table:formula="of:=[.$L$2]*[.G2404]^3+[.$L$3]*[.G2404]^2+[.$K$4]*[.G2404]+[.$K$5]" office:value-type="float" office:value="96.0625173954172" calcext:value-type="float">
            <text:p>96,0625173954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3" calcext:value-type="float">
            <text:p>2403</text:p>
          </table:table-cell>
          <table:table-cell table:formula="of:=[.$L$2]*[.G2405]^3+[.$L$3]*[.G2405]^2+[.$K$4]*[.G2405]+[.$K$5]" office:value-type="float" office:value="96.0992022280733" calcext:value-type="float">
            <text:p>96,0992022280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4" calcext:value-type="float">
            <text:p>2404</text:p>
          </table:table-cell>
          <table:table-cell table:formula="of:=[.$L$2]*[.G2406]^3+[.$L$3]*[.G2406]^2+[.$K$4]*[.G2406]+[.$K$5]" office:value-type="float" office:value="96.1359101372933" calcext:value-type="float">
            <text:p>96,1359101372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5" calcext:value-type="float">
            <text:p>2405</text:p>
          </table:table-cell>
          <table:table-cell table:formula="of:=[.$L$2]*[.G2407]^3+[.$L$3]*[.G2407]^2+[.$K$4]*[.G2407]+[.$K$5]" office:value-type="float" office:value="96.1726411546486" calcext:value-type="float">
            <text:p>96,17264115464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6" calcext:value-type="float">
            <text:p>2406</text:p>
          </table:table-cell>
          <table:table-cell table:formula="of:=[.$L$2]*[.G2408]^3+[.$L$3]*[.G2408]^2+[.$K$4]*[.G2408]+[.$K$5]" office:value-type="float" office:value="96.2093953117108" calcext:value-type="float">
            <text:p>96,20939531171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7" calcext:value-type="float">
            <text:p>2407</text:p>
          </table:table-cell>
          <table:table-cell table:formula="of:=[.$L$2]*[.G2409]^3+[.$L$3]*[.G2409]^2+[.$K$4]*[.G2409]+[.$K$5]" office:value-type="float" office:value="96.2461726400515" calcext:value-type="float">
            <text:p>96,2461726400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8" calcext:value-type="float">
            <text:p>2408</text:p>
          </table:table-cell>
          <table:table-cell table:formula="of:=[.$L$2]*[.G2410]^3+[.$L$3]*[.G2410]^2+[.$K$4]*[.G2410]+[.$K$5]" office:value-type="float" office:value="96.2829731712422" calcext:value-type="float">
            <text:p>96,2829731712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9" calcext:value-type="float">
            <text:p>2409</text:p>
          </table:table-cell>
          <table:table-cell table:formula="of:=[.$L$2]*[.G2411]^3+[.$L$3]*[.G2411]^2+[.$K$4]*[.G2411]+[.$K$5]" office:value-type="float" office:value="96.3197969368546" calcext:value-type="float">
            <text:p>96,31979693685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0" calcext:value-type="float">
            <text:p>2410</text:p>
          </table:table-cell>
          <table:table-cell table:formula="of:=[.$L$2]*[.G2412]^3+[.$L$3]*[.G2412]^2+[.$K$4]*[.G2412]+[.$K$5]" office:value-type="float" office:value="96.3566439684601" calcext:value-type="float">
            <text:p>96,3566439684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1" calcext:value-type="float">
            <text:p>2411</text:p>
          </table:table-cell>
          <table:table-cell table:formula="of:=[.$L$2]*[.G2413]^3+[.$L$3]*[.G2413]^2+[.$K$4]*[.G2413]+[.$K$5]" office:value-type="float" office:value="96.3935142976303" calcext:value-type="float">
            <text:p>96,3935142976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2" calcext:value-type="float">
            <text:p>2412</text:p>
          </table:table-cell>
          <table:table-cell table:formula="of:=[.$L$2]*[.G2414]^3+[.$L$3]*[.G2414]^2+[.$K$4]*[.G2414]+[.$K$5]" office:value-type="float" office:value="96.4304079559369" calcext:value-type="float">
            <text:p>96,4304079559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3" calcext:value-type="float">
            <text:p>2413</text:p>
          </table:table-cell>
          <table:table-cell table:formula="of:=[.$L$2]*[.G2415]^3+[.$L$3]*[.G2415]^2+[.$K$4]*[.G2415]+[.$K$5]" office:value-type="float" office:value="96.4673249749513" calcext:value-type="float">
            <text:p>96,4673249749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4" calcext:value-type="float">
            <text:p>2414</text:p>
          </table:table-cell>
          <table:table-cell table:formula="of:=[.$L$2]*[.G2416]^3+[.$L$3]*[.G2416]^2+[.$K$4]*[.G2416]+[.$K$5]" office:value-type="float" office:value="96.5042653862451" calcext:value-type="float">
            <text:p>96,5042653862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5" calcext:value-type="float">
            <text:p>2415</text:p>
          </table:table-cell>
          <table:table-cell table:formula="of:=[.$L$2]*[.G2417]^3+[.$L$3]*[.G2417]^2+[.$K$4]*[.G2417]+[.$K$5]" office:value-type="float" office:value="96.5412292213899" calcext:value-type="float">
            <text:p>96,5412292213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6" calcext:value-type="float">
            <text:p>2416</text:p>
          </table:table-cell>
          <table:table-cell table:formula="of:=[.$L$2]*[.G2418]^3+[.$L$3]*[.G2418]^2+[.$K$4]*[.G2418]+[.$K$5]" office:value-type="float" office:value="96.5782165119573" calcext:value-type="float">
            <text:p>96,5782165119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7" calcext:value-type="float">
            <text:p>2417</text:p>
          </table:table-cell>
          <table:table-cell table:formula="of:=[.$L$2]*[.G2419]^3+[.$L$3]*[.G2419]^2+[.$K$4]*[.G2419]+[.$K$5]" office:value-type="float" office:value="96.6152272895188" calcext:value-type="float">
            <text:p>96,6152272895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8" calcext:value-type="float">
            <text:p>2418</text:p>
          </table:table-cell>
          <table:table-cell table:formula="of:=[.$L$2]*[.G2420]^3+[.$L$3]*[.G2420]^2+[.$K$4]*[.G2420]+[.$K$5]" office:value-type="float" office:value="96.6522615856459" calcext:value-type="float">
            <text:p>96,6522615856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9" calcext:value-type="float">
            <text:p>2419</text:p>
          </table:table-cell>
          <table:table-cell table:formula="of:=[.$L$2]*[.G2421]^3+[.$L$3]*[.G2421]^2+[.$K$4]*[.G2421]+[.$K$5]" office:value-type="float" office:value="96.6893194319103" calcext:value-type="float">
            <text:p>96,6893194319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0" calcext:value-type="float">
            <text:p>2420</text:p>
          </table:table-cell>
          <table:table-cell table:formula="of:=[.$L$2]*[.G2422]^3+[.$L$3]*[.G2422]^2+[.$K$4]*[.G2422]+[.$K$5]" office:value-type="float" office:value="96.7264008598835" calcext:value-type="float">
            <text:p>96,7264008598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1" calcext:value-type="float">
            <text:p>2421</text:p>
          </table:table-cell>
          <table:table-cell table:formula="of:=[.$L$2]*[.G2423]^3+[.$L$3]*[.G2423]^2+[.$K$4]*[.G2423]+[.$K$5]" office:value-type="float" office:value="96.763505901137" calcext:value-type="float">
            <text:p>96,763505901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2" calcext:value-type="float">
            <text:p>2422</text:p>
          </table:table-cell>
          <table:table-cell table:formula="of:=[.$L$2]*[.G2424]^3+[.$L$3]*[.G2424]^2+[.$K$4]*[.G2424]+[.$K$5]" office:value-type="float" office:value="96.8006345872425" calcext:value-type="float">
            <text:p>96,8006345872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3" calcext:value-type="float">
            <text:p>2423</text:p>
          </table:table-cell>
          <table:table-cell table:formula="of:=[.$L$2]*[.G2425]^3+[.$L$3]*[.G2425]^2+[.$K$4]*[.G2425]+[.$K$5]" office:value-type="float" office:value="96.8377869497714" calcext:value-type="float">
            <text:p>96,8377869497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4" calcext:value-type="float">
            <text:p>2424</text:p>
          </table:table-cell>
          <table:table-cell table:formula="of:=[.$L$2]*[.G2426]^3+[.$L$3]*[.G2426]^2+[.$K$4]*[.G2426]+[.$K$5]" office:value-type="float" office:value="96.8749630202954" calcext:value-type="float">
            <text:p>96,8749630202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5" calcext:value-type="float">
            <text:p>2425</text:p>
          </table:table-cell>
          <table:table-cell table:formula="of:=[.$L$2]*[.G2427]^3+[.$L$3]*[.G2427]^2+[.$K$4]*[.G2427]+[.$K$5]" office:value-type="float" office:value="96.912162830386" calcext:value-type="float">
            <text:p>96,912162830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6" calcext:value-type="float">
            <text:p>2426</text:p>
          </table:table-cell>
          <table:table-cell table:formula="of:=[.$L$2]*[.G2428]^3+[.$L$3]*[.G2428]^2+[.$K$4]*[.G2428]+[.$K$5]" office:value-type="float" office:value="96.9493864116148" calcext:value-type="float">
            <text:p>96,9493864116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7" calcext:value-type="float">
            <text:p>2427</text:p>
          </table:table-cell>
          <table:table-cell table:formula="of:=[.$L$2]*[.G2429]^3+[.$L$3]*[.G2429]^2+[.$K$4]*[.G2429]+[.$K$5]" office:value-type="float" office:value="96.9866337955533" calcext:value-type="float">
            <text:p>96,98663379555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8" calcext:value-type="float">
            <text:p>2428</text:p>
          </table:table-cell>
          <table:table-cell table:formula="of:=[.$L$2]*[.G2430]^3+[.$L$3]*[.G2430]^2+[.$K$4]*[.G2430]+[.$K$5]" office:value-type="float" office:value="97.0239050137731" calcext:value-type="float">
            <text:p>97,0239050137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9" calcext:value-type="float">
            <text:p>2429</text:p>
          </table:table-cell>
          <table:table-cell table:formula="of:=[.$L$2]*[.G2431]^3+[.$L$3]*[.G2431]^2+[.$K$4]*[.G2431]+[.$K$5]" office:value-type="float" office:value="97.0612000978459" calcext:value-type="float">
            <text:p>97,0612000978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0" calcext:value-type="float">
            <text:p>2430</text:p>
          </table:table-cell>
          <table:table-cell table:formula="of:=[.$L$2]*[.G2432]^3+[.$L$3]*[.G2432]^2+[.$K$4]*[.G2432]+[.$K$5]" office:value-type="float" office:value="97.098519079343" calcext:value-type="float">
            <text:p>97,0985190793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1" calcext:value-type="float">
            <text:p>2431</text:p>
          </table:table-cell>
          <table:table-cell table:formula="of:=[.$L$2]*[.G2433]^3+[.$L$3]*[.G2433]^2+[.$K$4]*[.G2433]+[.$K$5]" office:value-type="float" office:value="97.1358619898361" calcext:value-type="float">
            <text:p>97,1358619898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2" calcext:value-type="float">
            <text:p>2432</text:p>
          </table:table-cell>
          <table:table-cell table:formula="of:=[.$L$2]*[.G2434]^3+[.$L$3]*[.G2434]^2+[.$K$4]*[.G2434]+[.$K$5]" office:value-type="float" office:value="97.1732288608968" calcext:value-type="float">
            <text:p>97,1732288608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3" calcext:value-type="float">
            <text:p>2433</text:p>
          </table:table-cell>
          <table:table-cell table:formula="of:=[.$L$2]*[.G2435]^3+[.$L$3]*[.G2435]^2+[.$K$4]*[.G2435]+[.$K$5]" office:value-type="float" office:value="97.2106197240965" calcext:value-type="float">
            <text:p>97,2106197240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4" calcext:value-type="float">
            <text:p>2434</text:p>
          </table:table-cell>
          <table:table-cell table:formula="of:=[.$L$2]*[.G2436]^3+[.$L$3]*[.G2436]^2+[.$K$4]*[.G2436]+[.$K$5]" office:value-type="float" office:value="97.248034611007" calcext:value-type="float">
            <text:p>97,248034611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5" calcext:value-type="float">
            <text:p>2435</text:p>
          </table:table-cell>
          <table:table-cell table:formula="of:=[.$L$2]*[.G2437]^3+[.$L$3]*[.G2437]^2+[.$K$4]*[.G2437]+[.$K$5]" office:value-type="float" office:value="97.2854735531997" calcext:value-type="float">
            <text:p>97,2854735531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6" calcext:value-type="float">
            <text:p>2436</text:p>
          </table:table-cell>
          <table:table-cell table:formula="of:=[.$L$2]*[.G2438]^3+[.$L$3]*[.G2438]^2+[.$K$4]*[.G2438]+[.$K$5]" office:value-type="float" office:value="97.3229365822462" calcext:value-type="float">
            <text:p>97,322936582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7" calcext:value-type="float">
            <text:p>2437</text:p>
          </table:table-cell>
          <table:table-cell table:formula="of:=[.$L$2]*[.G2439]^3+[.$L$3]*[.G2439]^2+[.$K$4]*[.G2439]+[.$K$5]" office:value-type="float" office:value="97.3604237297181" calcext:value-type="float">
            <text:p>97,3604237297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8" calcext:value-type="float">
            <text:p>2438</text:p>
          </table:table-cell>
          <table:table-cell table:formula="of:=[.$L$2]*[.G2440]^3+[.$L$3]*[.G2440]^2+[.$K$4]*[.G2440]+[.$K$5]" office:value-type="float" office:value="97.3979350271869" calcext:value-type="float">
            <text:p>97,3979350271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9" calcext:value-type="float">
            <text:p>2439</text:p>
          </table:table-cell>
          <table:table-cell table:formula="of:=[.$L$2]*[.G2441]^3+[.$L$3]*[.G2441]^2+[.$K$4]*[.G2441]+[.$K$5]" office:value-type="float" office:value="97.4354705062242" calcext:value-type="float">
            <text:p>97,4354705062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0" calcext:value-type="float">
            <text:p>2440</text:p>
          </table:table-cell>
          <table:table-cell table:formula="of:=[.$L$2]*[.G2442]^3+[.$L$3]*[.G2442]^2+[.$K$4]*[.G2442]+[.$K$5]" office:value-type="float" office:value="97.4730301984016" calcext:value-type="float">
            <text:p>97,4730301984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1" calcext:value-type="float">
            <text:p>2441</text:p>
          </table:table-cell>
          <table:table-cell table:formula="of:=[.$L$2]*[.G2443]^3+[.$L$3]*[.G2443]^2+[.$K$4]*[.G2443]+[.$K$5]" office:value-type="float" office:value="97.5106141352905" calcext:value-type="float">
            <text:p>97,5106141352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2" calcext:value-type="float">
            <text:p>2442</text:p>
          </table:table-cell>
          <table:table-cell table:formula="of:=[.$L$2]*[.G2444]^3+[.$L$3]*[.G2444]^2+[.$K$4]*[.G2444]+[.$K$5]" office:value-type="float" office:value="97.5482223484627" calcext:value-type="float">
            <text:p>97,54822234846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3" calcext:value-type="float">
            <text:p>2443</text:p>
          </table:table-cell>
          <table:table-cell table:formula="of:=[.$L$2]*[.G2445]^3+[.$L$3]*[.G2445]^2+[.$K$4]*[.G2445]+[.$K$5]" office:value-type="float" office:value="97.5858548694896" calcext:value-type="float">
            <text:p>97,5858548694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4" calcext:value-type="float">
            <text:p>2444</text:p>
          </table:table-cell>
          <table:table-cell table:formula="of:=[.$L$2]*[.G2446]^3+[.$L$3]*[.G2446]^2+[.$K$4]*[.G2446]+[.$K$5]" office:value-type="float" office:value="97.6235117299428" calcext:value-type="float">
            <text:p>97,6235117299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5" calcext:value-type="float">
            <text:p>2445</text:p>
          </table:table-cell>
          <table:table-cell table:formula="of:=[.$L$2]*[.G2447]^3+[.$L$3]*[.G2447]^2+[.$K$4]*[.G2447]+[.$K$5]" office:value-type="float" office:value="97.6611929613939" calcext:value-type="float">
            <text:p>97,6611929613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6" calcext:value-type="float">
            <text:p>2446</text:p>
          </table:table-cell>
          <table:table-cell table:formula="of:=[.$L$2]*[.G2448]^3+[.$L$3]*[.G2448]^2+[.$K$4]*[.G2448]+[.$K$5]" office:value-type="float" office:value="97.6988985954144" calcext:value-type="float">
            <text:p>97,6988985954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7" calcext:value-type="float">
            <text:p>2447</text:p>
          </table:table-cell>
          <table:table-cell table:formula="of:=[.$L$2]*[.G2449]^3+[.$L$3]*[.G2449]^2+[.$K$4]*[.G2449]+[.$K$5]" office:value-type="float" office:value="97.736628663576" calcext:value-type="float">
            <text:p>97,7366286635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8" calcext:value-type="float">
            <text:p>2448</text:p>
          </table:table-cell>
          <table:table-cell table:formula="of:=[.$L$2]*[.G2450]^3+[.$L$3]*[.G2450]^2+[.$K$4]*[.G2450]+[.$K$5]" office:value-type="float" office:value="97.77438319745" calcext:value-type="float">
            <text:p>97,774383197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9" calcext:value-type="float">
            <text:p>2449</text:p>
          </table:table-cell>
          <table:table-cell table:formula="of:=[.$L$2]*[.G2451]^3+[.$L$3]*[.G2451]^2+[.$K$4]*[.G2451]+[.$K$5]" office:value-type="float" office:value="97.8121622286082" calcext:value-type="float">
            <text:p>97,81216222860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0" calcext:value-type="float">
            <text:p>2450</text:p>
          </table:table-cell>
          <table:table-cell table:formula="of:=[.$L$2]*[.G2452]^3+[.$L$3]*[.G2452]^2+[.$K$4]*[.G2452]+[.$K$5]" office:value-type="float" office:value="97.8499657886221" calcext:value-type="float">
            <text:p>97,8499657886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1" calcext:value-type="float">
            <text:p>2451</text:p>
          </table:table-cell>
          <table:table-cell table:formula="of:=[.$L$2]*[.G2453]^3+[.$L$3]*[.G2453]^2+[.$K$4]*[.G2453]+[.$K$5]" office:value-type="float" office:value="97.8877939090633" calcext:value-type="float">
            <text:p>97,8877939090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2" calcext:value-type="float">
            <text:p>2452</text:p>
          </table:table-cell>
          <table:table-cell table:formula="of:=[.$L$2]*[.G2454]^3+[.$L$3]*[.G2454]^2+[.$K$4]*[.G2454]+[.$K$5]" office:value-type="float" office:value="97.9256466215032" calcext:value-type="float">
            <text:p>97,9256466215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3" calcext:value-type="float">
            <text:p>2453</text:p>
          </table:table-cell>
          <table:table-cell table:formula="of:=[.$L$2]*[.G2455]^3+[.$L$3]*[.G2455]^2+[.$K$4]*[.G2455]+[.$K$5]" office:value-type="float" office:value="97.9635239575135" calcext:value-type="float">
            <text:p>97,9635239575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4" calcext:value-type="float">
            <text:p>2454</text:p>
          </table:table-cell>
          <table:table-cell table:formula="of:=[.$L$2]*[.G2456]^3+[.$L$3]*[.G2456]^2+[.$K$4]*[.G2456]+[.$K$5]" office:value-type="float" office:value="98.0014259486658" calcext:value-type="float">
            <text:p>98,00142594866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5" calcext:value-type="float">
            <text:p>2455</text:p>
          </table:table-cell>
          <table:table-cell table:formula="of:=[.$L$2]*[.G2457]^3+[.$L$3]*[.G2457]^2+[.$K$4]*[.G2457]+[.$K$5]" office:value-type="float" office:value="98.0393526265316" calcext:value-type="float">
            <text:p>98,0393526265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6" calcext:value-type="float">
            <text:p>2456</text:p>
          </table:table-cell>
          <table:table-cell table:formula="of:=[.$L$2]*[.G2458]^3+[.$L$3]*[.G2458]^2+[.$K$4]*[.G2458]+[.$K$5]" office:value-type="float" office:value="98.0773040226824" calcext:value-type="float">
            <text:p>98,0773040226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7" calcext:value-type="float">
            <text:p>2457</text:p>
          </table:table-cell>
          <table:table-cell table:formula="of:=[.$L$2]*[.G2459]^3+[.$L$3]*[.G2459]^2+[.$K$4]*[.G2459]+[.$K$5]" office:value-type="float" office:value="98.1152801686898" calcext:value-type="float">
            <text:p>98,1152801686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8" calcext:value-type="float">
            <text:p>2458</text:p>
          </table:table-cell>
          <table:table-cell table:formula="of:=[.$L$2]*[.G2460]^3+[.$L$3]*[.G2460]^2+[.$K$4]*[.G2460]+[.$K$5]" office:value-type="float" office:value="98.1532810961255" calcext:value-type="float">
            <text:p>98,1532810961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9" calcext:value-type="float">
            <text:p>2459</text:p>
          </table:table-cell>
          <table:table-cell table:formula="of:=[.$L$2]*[.G2461]^3+[.$L$3]*[.G2461]^2+[.$K$4]*[.G2461]+[.$K$5]" office:value-type="float" office:value="98.1913068365609" calcext:value-type="float">
            <text:p>98,1913068365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0" calcext:value-type="float">
            <text:p>2460</text:p>
          </table:table-cell>
          <table:table-cell table:formula="of:=[.$L$2]*[.G2462]^3+[.$L$3]*[.G2462]^2+[.$K$4]*[.G2462]+[.$K$5]" office:value-type="float" office:value="98.2293574215676" calcext:value-type="float">
            <text:p>98,22935742156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1" calcext:value-type="float">
            <text:p>2461</text:p>
          </table:table-cell>
          <table:table-cell table:formula="of:=[.$L$2]*[.G2463]^3+[.$L$3]*[.G2463]^2+[.$K$4]*[.G2463]+[.$K$5]" office:value-type="float" office:value="98.2674328827172" calcext:value-type="float">
            <text:p>98,2674328827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2" calcext:value-type="float">
            <text:p>2462</text:p>
          </table:table-cell>
          <table:table-cell table:formula="of:=[.$L$2]*[.G2464]^3+[.$L$3]*[.G2464]^2+[.$K$4]*[.G2464]+[.$K$5]" office:value-type="float" office:value="98.3055332515812" calcext:value-type="float">
            <text:p>98,30553325158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3" calcext:value-type="float">
            <text:p>2463</text:p>
          </table:table-cell>
          <table:table-cell table:formula="of:=[.$L$2]*[.G2465]^3+[.$L$3]*[.G2465]^2+[.$K$4]*[.G2465]+[.$K$5]" office:value-type="float" office:value="98.3436585597313" calcext:value-type="float">
            <text:p>98,34365855973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4" calcext:value-type="float">
            <text:p>2464</text:p>
          </table:table-cell>
          <table:table-cell table:formula="of:=[.$L$2]*[.G2466]^3+[.$L$3]*[.G2466]^2+[.$K$4]*[.G2466]+[.$K$5]" office:value-type="float" office:value="98.3818088387389" calcext:value-type="float">
            <text:p>98,3818088387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5" calcext:value-type="float">
            <text:p>2465</text:p>
          </table:table-cell>
          <table:table-cell table:formula="of:=[.$L$2]*[.G2467]^3+[.$L$3]*[.G2467]^2+[.$K$4]*[.G2467]+[.$K$5]" office:value-type="float" office:value="98.4199841201756" calcext:value-type="float">
            <text:p>98,4199841201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6" calcext:value-type="float">
            <text:p>2466</text:p>
          </table:table-cell>
          <table:table-cell table:formula="of:=[.$L$2]*[.G2468]^3+[.$L$3]*[.G2468]^2+[.$K$4]*[.G2468]+[.$K$5]" office:value-type="float" office:value="98.458184435613" calcext:value-type="float">
            <text:p>98,458184435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7" calcext:value-type="float">
            <text:p>2467</text:p>
          </table:table-cell>
          <table:table-cell table:formula="of:=[.$L$2]*[.G2469]^3+[.$L$3]*[.G2469]^2+[.$K$4]*[.G2469]+[.$K$5]" office:value-type="float" office:value="98.4964098166227" calcext:value-type="float">
            <text:p>98,4964098166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8" calcext:value-type="float">
            <text:p>2468</text:p>
          </table:table-cell>
          <table:table-cell table:formula="of:=[.$L$2]*[.G2470]^3+[.$L$3]*[.G2470]^2+[.$K$4]*[.G2470]+[.$K$5]" office:value-type="float" office:value="98.5346602947762" calcext:value-type="float">
            <text:p>98,5346602947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9" calcext:value-type="float">
            <text:p>2469</text:p>
          </table:table-cell>
          <table:table-cell table:formula="of:=[.$L$2]*[.G2471]^3+[.$L$3]*[.G2471]^2+[.$K$4]*[.G2471]+[.$K$5]" office:value-type="float" office:value="98.5729359016451" calcext:value-type="float">
            <text:p>98,5729359016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0" calcext:value-type="float">
            <text:p>2470</text:p>
          </table:table-cell>
          <table:table-cell table:formula="of:=[.$L$2]*[.G2472]^3+[.$L$3]*[.G2472]^2+[.$K$4]*[.G2472]+[.$K$5]" office:value-type="float" office:value="98.6112366688009" calcext:value-type="float">
            <text:p>98,6112366688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1" calcext:value-type="float">
            <text:p>2471</text:p>
          </table:table-cell>
          <table:table-cell table:formula="of:=[.$L$2]*[.G2473]^3+[.$L$3]*[.G2473]^2+[.$K$4]*[.G2473]+[.$K$5]" office:value-type="float" office:value="98.6495626278153" calcext:value-type="float">
            <text:p>98,6495626278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2" calcext:value-type="float">
            <text:p>2472</text:p>
          </table:table-cell>
          <table:table-cell table:formula="of:=[.$L$2]*[.G2474]^3+[.$L$3]*[.G2474]^2+[.$K$4]*[.G2474]+[.$K$5]" office:value-type="float" office:value="98.6879138102597" calcext:value-type="float">
            <text:p>98,6879138102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3" calcext:value-type="float">
            <text:p>2473</text:p>
          </table:table-cell>
          <table:table-cell table:formula="of:=[.$L$2]*[.G2475]^3+[.$L$3]*[.G2475]^2+[.$K$4]*[.G2475]+[.$K$5]" office:value-type="float" office:value="98.7262902477057" calcext:value-type="float">
            <text:p>98,7262902477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4" calcext:value-type="float">
            <text:p>2474</text:p>
          </table:table-cell>
          <table:table-cell table:formula="of:=[.$L$2]*[.G2476]^3+[.$L$3]*[.G2476]^2+[.$K$4]*[.G2476]+[.$K$5]" office:value-type="float" office:value="98.7646919717249" calcext:value-type="float">
            <text:p>98,7646919717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5" calcext:value-type="float">
            <text:p>2475</text:p>
          </table:table-cell>
          <table:table-cell table:formula="of:=[.$L$2]*[.G2477]^3+[.$L$3]*[.G2477]^2+[.$K$4]*[.G2477]+[.$K$5]" office:value-type="float" office:value="98.8031190138889" calcext:value-type="float">
            <text:p>98,8031190138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6" calcext:value-type="float">
            <text:p>2476</text:p>
          </table:table-cell>
          <table:table-cell table:formula="of:=[.$L$2]*[.G2478]^3+[.$L$3]*[.G2478]^2+[.$K$4]*[.G2478]+[.$K$5]" office:value-type="float" office:value="98.8415714057692" calcext:value-type="float">
            <text:p>98,8415714057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7" calcext:value-type="float">
            <text:p>2477</text:p>
          </table:table-cell>
          <table:table-cell table:formula="of:=[.$L$2]*[.G2479]^3+[.$L$3]*[.G2479]^2+[.$K$4]*[.G2479]+[.$K$5]" office:value-type="float" office:value="98.8800491789375" calcext:value-type="float">
            <text:p>98,8800491789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8" calcext:value-type="float">
            <text:p>2478</text:p>
          </table:table-cell>
          <table:table-cell table:formula="of:=[.$L$2]*[.G2480]^3+[.$L$3]*[.G2480]^2+[.$K$4]*[.G2480]+[.$K$5]" office:value-type="float" office:value="98.9185523649651" calcext:value-type="float">
            <text:p>98,9185523649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9" calcext:value-type="float">
            <text:p>2479</text:p>
          </table:table-cell>
          <table:table-cell table:formula="of:=[.$L$2]*[.G2481]^3+[.$L$3]*[.G2481]^2+[.$K$4]*[.G2481]+[.$K$5]" office:value-type="float" office:value="98.9570809954238" calcext:value-type="float">
            <text:p>98,9570809954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0" calcext:value-type="float">
            <text:p>2480</text:p>
          </table:table-cell>
          <table:table-cell table:formula="of:=[.$L$2]*[.G2482]^3+[.$L$3]*[.G2482]^2+[.$K$4]*[.G2482]+[.$K$5]" office:value-type="float" office:value="98.995635101885" calcext:value-type="float">
            <text:p>98,995635101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1" calcext:value-type="float">
            <text:p>2481</text:p>
          </table:table-cell>
          <table:table-cell table:formula="of:=[.$L$2]*[.G2483]^3+[.$L$3]*[.G2483]^2+[.$K$4]*[.G2483]+[.$K$5]" office:value-type="float" office:value="99.0342147159204" calcext:value-type="float">
            <text:p>99,0342147159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2" calcext:value-type="float">
            <text:p>2482</text:p>
          </table:table-cell>
          <table:table-cell table:formula="of:=[.$L$2]*[.G2484]^3+[.$L$3]*[.G2484]^2+[.$K$4]*[.G2484]+[.$K$5]" office:value-type="float" office:value="99.0728198691015" calcext:value-type="float">
            <text:p>99,0728198691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3" calcext:value-type="float">
            <text:p>2483</text:p>
          </table:table-cell>
          <table:table-cell table:formula="of:=[.$L$2]*[.G2485]^3+[.$L$3]*[.G2485]^2+[.$K$4]*[.G2485]+[.$K$5]" office:value-type="float" office:value="99.1114505929998" calcext:value-type="float">
            <text:p>99,11145059299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4" calcext:value-type="float">
            <text:p>2484</text:p>
          </table:table-cell>
          <table:table-cell table:formula="of:=[.$L$2]*[.G2486]^3+[.$L$3]*[.G2486]^2+[.$K$4]*[.G2486]+[.$K$5]" office:value-type="float" office:value="99.1501069191869" calcext:value-type="float">
            <text:p>99,1501069191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5" calcext:value-type="float">
            <text:p>2485</text:p>
          </table:table-cell>
          <table:table-cell table:formula="of:=[.$L$2]*[.G2487]^3+[.$L$3]*[.G2487]^2+[.$K$4]*[.G2487]+[.$K$5]" office:value-type="float" office:value="99.1887888792345" calcext:value-type="float">
            <text:p>99,1887888792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6" calcext:value-type="float">
            <text:p>2486</text:p>
          </table:table-cell>
          <table:table-cell table:formula="of:=[.$L$2]*[.G2488]^3+[.$L$3]*[.G2488]^2+[.$K$4]*[.G2488]+[.$K$5]" office:value-type="float" office:value="99.227496504714" calcext:value-type="float">
            <text:p>99,227496504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7" calcext:value-type="float">
            <text:p>2487</text:p>
          </table:table-cell>
          <table:table-cell table:formula="of:=[.$L$2]*[.G2489]^3+[.$L$3]*[.G2489]^2+[.$K$4]*[.G2489]+[.$K$5]" office:value-type="float" office:value="99.266229827197" calcext:value-type="float">
            <text:p>99,266229827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8" calcext:value-type="float">
            <text:p>2488</text:p>
          </table:table-cell>
          <table:table-cell table:formula="of:=[.$L$2]*[.G2490]^3+[.$L$3]*[.G2490]^2+[.$K$4]*[.G2490]+[.$K$5]" office:value-type="float" office:value="99.3049888782551" calcext:value-type="float">
            <text:p>99,30498887825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9" calcext:value-type="float">
            <text:p>2489</text:p>
          </table:table-cell>
          <table:table-cell table:formula="of:=[.$L$2]*[.G2491]^3+[.$L$3]*[.G2491]^2+[.$K$4]*[.G2491]+[.$K$5]" office:value-type="float" office:value="99.3437736894598" calcext:value-type="float">
            <text:p>99,3437736894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0" calcext:value-type="float">
            <text:p>2490</text:p>
          </table:table-cell>
          <table:table-cell table:formula="of:=[.$L$2]*[.G2492]^3+[.$L$3]*[.G2492]^2+[.$K$4]*[.G2492]+[.$K$5]" office:value-type="float" office:value="99.3825842923827" calcext:value-type="float">
            <text:p>99,3825842923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1" calcext:value-type="float">
            <text:p>2491</text:p>
          </table:table-cell>
          <table:table-cell table:formula="of:=[.$L$2]*[.G2493]^3+[.$L$3]*[.G2493]^2+[.$K$4]*[.G2493]+[.$K$5]" office:value-type="float" office:value="99.4214207185954" calcext:value-type="float">
            <text:p>99,4214207185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2" calcext:value-type="float">
            <text:p>2492</text:p>
          </table:table-cell>
          <table:table-cell table:formula="of:=[.$L$2]*[.G2494]^3+[.$L$3]*[.G2494]^2+[.$K$4]*[.G2494]+[.$K$5]" office:value-type="float" office:value="99.4602829996695" calcext:value-type="float">
            <text:p>99,46028299966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3" calcext:value-type="float">
            <text:p>2493</text:p>
          </table:table-cell>
          <table:table-cell table:formula="of:=[.$L$2]*[.G2495]^3+[.$L$3]*[.G2495]^2+[.$K$4]*[.G2495]+[.$K$5]" office:value-type="float" office:value="99.4991711671764" calcext:value-type="float">
            <text:p>99,49917116717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4" calcext:value-type="float">
            <text:p>2494</text:p>
          </table:table-cell>
          <table:table-cell table:formula="of:=[.$L$2]*[.G2496]^3+[.$L$3]*[.G2496]^2+[.$K$4]*[.G2496]+[.$K$5]" office:value-type="float" office:value="99.5380852526878" calcext:value-type="float">
            <text:p>99,5380852526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5" calcext:value-type="float">
            <text:p>2495</text:p>
          </table:table-cell>
          <table:table-cell table:formula="of:=[.$L$2]*[.G2497]^3+[.$L$3]*[.G2497]^2+[.$K$4]*[.G2497]+[.$K$5]" office:value-type="float" office:value="99.5770252877751" calcext:value-type="float">
            <text:p>99,5770252877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6" calcext:value-type="float">
            <text:p>2496</text:p>
          </table:table-cell>
          <table:table-cell table:formula="of:=[.$L$2]*[.G2498]^3+[.$L$3]*[.G2498]^2+[.$K$4]*[.G2498]+[.$K$5]" office:value-type="float" office:value="99.6159913040101" calcext:value-type="float">
            <text:p>99,6159913040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7" calcext:value-type="float">
            <text:p>2497</text:p>
          </table:table-cell>
          <table:table-cell table:formula="of:=[.$L$2]*[.G2499]^3+[.$L$3]*[.G2499]^2+[.$K$4]*[.G2499]+[.$K$5]" office:value-type="float" office:value="99.6549833329643" calcext:value-type="float">
            <text:p>99,6549833329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8" calcext:value-type="float">
            <text:p>2498</text:p>
          </table:table-cell>
          <table:table-cell table:formula="of:=[.$L$2]*[.G2500]^3+[.$L$3]*[.G2500]^2+[.$K$4]*[.G2500]+[.$K$5]" office:value-type="float" office:value="99.6940014062091" calcext:value-type="float">
            <text:p>99,69400140620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9" calcext:value-type="float">
            <text:p>2499</text:p>
          </table:table-cell>
          <table:table-cell table:formula="of:=[.$L$2]*[.G2501]^3+[.$L$3]*[.G2501]^2+[.$K$4]*[.G2501]+[.$K$5]" office:value-type="float" office:value="99.7330455553162" calcext:value-type="float">
            <text:p>99,73304555531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0" calcext:value-type="float">
            <text:p>2500</text:p>
          </table:table-cell>
          <table:table-cell table:formula="of:=[.$L$2]*[.G2502]^3+[.$L$3]*[.G2502]^2+[.$K$4]*[.G2502]+[.$K$5]" office:value-type="float" office:value="99.7721158118571" calcext:value-type="float">
            <text:p>99,7721158118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1" calcext:value-type="float">
            <text:p>2501</text:p>
          </table:table-cell>
          <table:table-cell table:formula="of:=[.$L$2]*[.G2503]^3+[.$L$3]*[.G2503]^2+[.$K$4]*[.G2503]+[.$K$5]" office:value-type="float" office:value="99.8112122074034" calcext:value-type="float">
            <text:p>99,81121220740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2" calcext:value-type="float">
            <text:p>2502</text:p>
          </table:table-cell>
          <table:table-cell table:formula="of:=[.$L$2]*[.G2504]^3+[.$L$3]*[.G2504]^2+[.$K$4]*[.G2504]+[.$K$5]" office:value-type="float" office:value="99.8503347735267" calcext:value-type="float">
            <text:p>99,8503347735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3" calcext:value-type="float">
            <text:p>2503</text:p>
          </table:table-cell>
          <table:table-cell table:formula="of:=[.$L$2]*[.G2505]^3+[.$L$3]*[.G2505]^2+[.$K$4]*[.G2505]+[.$K$5]" office:value-type="float" office:value="99.8894835417985" calcext:value-type="float">
            <text:p>99,8894835417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4" calcext:value-type="float">
            <text:p>2504</text:p>
          </table:table-cell>
          <table:table-cell table:formula="of:=[.$L$2]*[.G2506]^3+[.$L$3]*[.G2506]^2+[.$K$4]*[.G2506]+[.$K$5]" office:value-type="float" office:value="99.9286585437904" calcext:value-type="float">
            <text:p>99,9286585437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5" calcext:value-type="float">
            <text:p>2505</text:p>
          </table:table-cell>
          <table:table-cell table:formula="of:=[.$L$2]*[.G2507]^3+[.$L$3]*[.G2507]^2+[.$K$4]*[.G2507]+[.$K$5]" office:value-type="float" office:value="99.9678598110739" calcext:value-type="float">
            <text:p>99,9678598110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6" calcext:value-type="float">
            <text:p>2506</text:p>
          </table:table-cell>
          <table:table-cell table:formula="of:=[.$L$2]*[.G2508]^3+[.$L$3]*[.G2508]^2+[.$K$4]*[.G2508]+[.$K$5]" office:value-type="float" office:value="100.007087375221" calcext:value-type="float">
            <text:p>100,007087375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7" calcext:value-type="float">
            <text:p>2507</text:p>
          </table:table-cell>
          <table:table-cell table:formula="of:=[.$L$2]*[.G2509]^3+[.$L$3]*[.G2509]^2+[.$K$4]*[.G2509]+[.$K$5]" office:value-type="float" office:value="100.046341267802" calcext:value-type="float">
            <text:p>100,0463412678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8" calcext:value-type="float">
            <text:p>2508</text:p>
          </table:table-cell>
          <table:table-cell table:formula="of:=[.$L$2]*[.G2510]^3+[.$L$3]*[.G2510]^2+[.$K$4]*[.G2510]+[.$K$5]" office:value-type="float" office:value="100.08562152039" calcext:value-type="float">
            <text:p>100,085621520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9" calcext:value-type="float">
            <text:p>2509</text:p>
          </table:table-cell>
          <table:table-cell table:formula="of:=[.$L$2]*[.G2511]^3+[.$L$3]*[.G2511]^2+[.$K$4]*[.G2511]+[.$K$5]" office:value-type="float" office:value="100.124928164556" calcext:value-type="float">
            <text:p>100,124928164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0" calcext:value-type="float">
            <text:p>2510</text:p>
          </table:table-cell>
          <table:table-cell table:formula="of:=[.$L$2]*[.G2512]^3+[.$L$3]*[.G2512]^2+[.$K$4]*[.G2512]+[.$K$5]" office:value-type="float" office:value="100.164261231871" calcext:value-type="float">
            <text:p>100,164261231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1" calcext:value-type="float">
            <text:p>2511</text:p>
          </table:table-cell>
          <table:table-cell table:formula="of:=[.$L$2]*[.G2513]^3+[.$L$3]*[.G2513]^2+[.$K$4]*[.G2513]+[.$K$5]" office:value-type="float" office:value="100.203620753907" calcext:value-type="float">
            <text:p>100,203620753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2" calcext:value-type="float">
            <text:p>2512</text:p>
          </table:table-cell>
          <table:table-cell table:formula="of:=[.$L$2]*[.G2514]^3+[.$L$3]*[.G2514]^2+[.$K$4]*[.G2514]+[.$K$5]" office:value-type="float" office:value="100.243006762236" calcext:value-type="float">
            <text:p>100,243006762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3" calcext:value-type="float">
            <text:p>2513</text:p>
          </table:table-cell>
          <table:table-cell table:formula="of:=[.$L$2]*[.G2515]^3+[.$L$3]*[.G2515]^2+[.$K$4]*[.G2515]+[.$K$5]" office:value-type="float" office:value="100.282419288429" calcext:value-type="float">
            <text:p>100,282419288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4" calcext:value-type="float">
            <text:p>2514</text:p>
          </table:table-cell>
          <table:table-cell table:formula="of:=[.$L$2]*[.G2516]^3+[.$L$3]*[.G2516]^2+[.$K$4]*[.G2516]+[.$K$5]" office:value-type="float" office:value="100.321858364058" calcext:value-type="float">
            <text:p>100,3218583640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5" calcext:value-type="float">
            <text:p>2515</text:p>
          </table:table-cell>
          <table:table-cell table:formula="of:=[.$L$2]*[.G2517]^3+[.$L$3]*[.G2517]^2+[.$K$4]*[.G2517]+[.$K$5]" office:value-type="float" office:value="100.361324020694" calcext:value-type="float">
            <text:p>100,361324020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6" calcext:value-type="float">
            <text:p>2516</text:p>
          </table:table-cell>
          <table:table-cell table:formula="of:=[.$L$2]*[.G2518]^3+[.$L$3]*[.G2518]^2+[.$K$4]*[.G2518]+[.$K$5]" office:value-type="float" office:value="100.400816289908" calcext:value-type="float">
            <text:p>100,400816289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7" calcext:value-type="float">
            <text:p>2517</text:p>
          </table:table-cell>
          <table:table-cell table:formula="of:=[.$L$2]*[.G2519]^3+[.$L$3]*[.G2519]^2+[.$K$4]*[.G2519]+[.$K$5]" office:value-type="float" office:value="100.440335203274" calcext:value-type="float">
            <text:p>100,440335203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8" calcext:value-type="float">
            <text:p>2518</text:p>
          </table:table-cell>
          <table:table-cell table:formula="of:=[.$L$2]*[.G2520]^3+[.$L$3]*[.G2520]^2+[.$K$4]*[.G2520]+[.$K$5]" office:value-type="float" office:value="100.479880792361" calcext:value-type="float">
            <text:p>100,479880792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9" calcext:value-type="float">
            <text:p>2519</text:p>
          </table:table-cell>
          <table:table-cell table:formula="of:=[.$L$2]*[.G2521]^3+[.$L$3]*[.G2521]^2+[.$K$4]*[.G2521]+[.$K$5]" office:value-type="float" office:value="100.519453088741" calcext:value-type="float">
            <text:p>100,5194530887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0" calcext:value-type="float">
            <text:p>2520</text:p>
          </table:table-cell>
          <table:table-cell table:formula="of:=[.$L$2]*[.G2522]^3+[.$L$3]*[.G2522]^2+[.$K$4]*[.G2522]+[.$K$5]" office:value-type="float" office:value="100.559052123987" calcext:value-type="float">
            <text:p>100,559052123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1" calcext:value-type="float">
            <text:p>2521</text:p>
          </table:table-cell>
          <table:table-cell table:formula="of:=[.$L$2]*[.G2523]^3+[.$L$3]*[.G2523]^2+[.$K$4]*[.G2523]+[.$K$5]" office:value-type="float" office:value="100.59867792967" calcext:value-type="float">
            <text:p>100,59867792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2" calcext:value-type="float">
            <text:p>2522</text:p>
          </table:table-cell>
          <table:table-cell table:formula="of:=[.$L$2]*[.G2524]^3+[.$L$3]*[.G2524]^2+[.$K$4]*[.G2524]+[.$K$5]" office:value-type="float" office:value="100.63833053736" calcext:value-type="float">
            <text:p>100,63833053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3" calcext:value-type="float">
            <text:p>2523</text:p>
          </table:table-cell>
          <table:table-cell table:formula="of:=[.$L$2]*[.G2525]^3+[.$L$3]*[.G2525]^2+[.$K$4]*[.G2525]+[.$K$5]" office:value-type="float" office:value="100.678009978631" calcext:value-type="float">
            <text:p>100,678009978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4" calcext:value-type="float">
            <text:p>2524</text:p>
          </table:table-cell>
          <table:table-cell table:formula="of:=[.$L$2]*[.G2526]^3+[.$L$3]*[.G2526]^2+[.$K$4]*[.G2526]+[.$K$5]" office:value-type="float" office:value="100.717716285053" calcext:value-type="float">
            <text:p>100,7177162850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5" calcext:value-type="float">
            <text:p>2525</text:p>
          </table:table-cell>
          <table:table-cell table:formula="of:=[.$L$2]*[.G2527]^3+[.$L$3]*[.G2527]^2+[.$K$4]*[.G2527]+[.$K$5]" office:value-type="float" office:value="100.757449488197" calcext:value-type="float">
            <text:p>100,757449488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6" calcext:value-type="float">
            <text:p>2526</text:p>
          </table:table-cell>
          <table:table-cell table:formula="of:=[.$L$2]*[.G2528]^3+[.$L$3]*[.G2528]^2+[.$K$4]*[.G2528]+[.$K$5]" office:value-type="float" office:value="100.797209619636" calcext:value-type="float">
            <text:p>100,797209619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7" calcext:value-type="float">
            <text:p>2527</text:p>
          </table:table-cell>
          <table:table-cell table:formula="of:=[.$L$2]*[.G2529]^3+[.$L$3]*[.G2529]^2+[.$K$4]*[.G2529]+[.$K$5]" office:value-type="float" office:value="100.836996710942" calcext:value-type="float">
            <text:p>100,836996710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8" calcext:value-type="float">
            <text:p>2528</text:p>
          </table:table-cell>
          <table:table-cell table:formula="of:=[.$L$2]*[.G2530]^3+[.$L$3]*[.G2530]^2+[.$K$4]*[.G2530]+[.$K$5]" office:value-type="float" office:value="100.876810793684" calcext:value-type="float">
            <text:p>100,8768107936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9" calcext:value-type="float">
            <text:p>2529</text:p>
          </table:table-cell>
          <table:table-cell table:formula="of:=[.$L$2]*[.G2531]^3+[.$L$3]*[.G2531]^2+[.$K$4]*[.G2531]+[.$K$5]" office:value-type="float" office:value="100.916651899436" calcext:value-type="float">
            <text:p>100,916651899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0" calcext:value-type="float">
            <text:p>2530</text:p>
          </table:table-cell>
          <table:table-cell table:formula="of:=[.$L$2]*[.G2532]^3+[.$L$3]*[.G2532]^2+[.$K$4]*[.G2532]+[.$K$5]" office:value-type="float" office:value="100.956520059769" calcext:value-type="float">
            <text:p>100,956520059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1" calcext:value-type="float">
            <text:p>2531</text:p>
          </table:table-cell>
          <table:table-cell table:formula="of:=[.$L$2]*[.G2533]^3+[.$L$3]*[.G2533]^2+[.$K$4]*[.G2533]+[.$K$5]" office:value-type="float" office:value="100.996415306254" calcext:value-type="float">
            <text:p>100,996415306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2" calcext:value-type="float">
            <text:p>2532</text:p>
          </table:table-cell>
          <table:table-cell table:formula="of:=[.$L$2]*[.G2534]^3+[.$L$3]*[.G2534]^2+[.$K$4]*[.G2534]+[.$K$5]" office:value-type="float" office:value="101.036337670463" calcext:value-type="float">
            <text:p>101,0363376704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3" calcext:value-type="float">
            <text:p>2533</text:p>
          </table:table-cell>
          <table:table-cell table:formula="of:=[.$L$2]*[.G2535]^3+[.$L$3]*[.G2535]^2+[.$K$4]*[.G2535]+[.$K$5]" office:value-type="float" office:value="101.076287183967" calcext:value-type="float">
            <text:p>101,076287183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4" calcext:value-type="float">
            <text:p>2534</text:p>
          </table:table-cell>
          <table:table-cell table:formula="of:=[.$L$2]*[.G2536]^3+[.$L$3]*[.G2536]^2+[.$K$4]*[.G2536]+[.$K$5]" office:value-type="float" office:value="101.116263878338" calcext:value-type="float">
            <text:p>101,1162638783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5" calcext:value-type="float">
            <text:p>2535</text:p>
          </table:table-cell>
          <table:table-cell table:formula="of:=[.$L$2]*[.G2537]^3+[.$L$3]*[.G2537]^2+[.$K$4]*[.G2537]+[.$K$5]" office:value-type="float" office:value="101.156267785148" calcext:value-type="float">
            <text:p>101,156267785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6" calcext:value-type="float">
            <text:p>2536</text:p>
          </table:table-cell>
          <table:table-cell table:formula="of:=[.$L$2]*[.G2538]^3+[.$L$3]*[.G2538]^2+[.$K$4]*[.G2538]+[.$K$5]" office:value-type="float" office:value="101.196298935967" calcext:value-type="float">
            <text:p>101,196298935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7" calcext:value-type="float">
            <text:p>2537</text:p>
          </table:table-cell>
          <table:table-cell table:formula="of:=[.$L$2]*[.G2539]^3+[.$L$3]*[.G2539]^2+[.$K$4]*[.G2539]+[.$K$5]" office:value-type="float" office:value="101.236357362369" calcext:value-type="float">
            <text:p>101,236357362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8" calcext:value-type="float">
            <text:p>2538</text:p>
          </table:table-cell>
          <table:table-cell table:formula="of:=[.$L$2]*[.G2540]^3+[.$L$3]*[.G2540]^2+[.$K$4]*[.G2540]+[.$K$5]" office:value-type="float" office:value="101.276443095924" calcext:value-type="float">
            <text:p>101,2764430959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9" calcext:value-type="float">
            <text:p>2539</text:p>
          </table:table-cell>
          <table:table-cell table:formula="of:=[.$L$2]*[.G2541]^3+[.$L$3]*[.G2541]^2+[.$K$4]*[.G2541]+[.$K$5]" office:value-type="float" office:value="101.316556168203" calcext:value-type="float">
            <text:p>101,316556168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0" calcext:value-type="float">
            <text:p>2540</text:p>
          </table:table-cell>
          <table:table-cell table:formula="of:=[.$L$2]*[.G2542]^3+[.$L$3]*[.G2542]^2+[.$K$4]*[.G2542]+[.$K$5]" office:value-type="float" office:value="101.356696610779" calcext:value-type="float">
            <text:p>101,356696610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1" calcext:value-type="float">
            <text:p>2541</text:p>
          </table:table-cell>
          <table:table-cell table:formula="of:=[.$L$2]*[.G2543]^3+[.$L$3]*[.G2543]^2+[.$K$4]*[.G2543]+[.$K$5]" office:value-type="float" office:value="101.396864455223" calcext:value-type="float">
            <text:p>101,396864455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2" calcext:value-type="float">
            <text:p>2542</text:p>
          </table:table-cell>
          <table:table-cell table:formula="of:=[.$L$2]*[.G2544]^3+[.$L$3]*[.G2544]^2+[.$K$4]*[.G2544]+[.$K$5]" office:value-type="float" office:value="101.437059733106" calcext:value-type="float">
            <text:p>101,437059733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3" calcext:value-type="float">
            <text:p>2543</text:p>
          </table:table-cell>
          <table:table-cell table:formula="of:=[.$L$2]*[.G2545]^3+[.$L$3]*[.G2545]^2+[.$K$4]*[.G2545]+[.$K$5]" office:value-type="float" office:value="101.477282476" calcext:value-type="float">
            <text:p>101,477282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4" calcext:value-type="float">
            <text:p>2544</text:p>
          </table:table-cell>
          <table:table-cell table:formula="of:=[.$L$2]*[.G2546]^3+[.$L$3]*[.G2546]^2+[.$K$4]*[.G2546]+[.$K$5]" office:value-type="float" office:value="101.517532715477" calcext:value-type="float">
            <text:p>101,517532715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5" calcext:value-type="float">
            <text:p>2545</text:p>
          </table:table-cell>
          <table:table-cell table:formula="of:=[.$L$2]*[.G2547]^3+[.$L$3]*[.G2547]^2+[.$K$4]*[.G2547]+[.$K$5]" office:value-type="float" office:value="101.557810483108" calcext:value-type="float">
            <text:p>101,5578104831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6" calcext:value-type="float">
            <text:p>2546</text:p>
          </table:table-cell>
          <table:table-cell table:formula="of:=[.$L$2]*[.G2548]^3+[.$L$3]*[.G2548]^2+[.$K$4]*[.G2548]+[.$K$5]" office:value-type="float" office:value="101.598115810465" calcext:value-type="float">
            <text:p>101,598115810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7" calcext:value-type="float">
            <text:p>2547</text:p>
          </table:table-cell>
          <table:table-cell table:formula="of:=[.$L$2]*[.G2549]^3+[.$L$3]*[.G2549]^2+[.$K$4]*[.G2549]+[.$K$5]" office:value-type="float" office:value="101.638448729119" calcext:value-type="float">
            <text:p>101,6384487291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8" calcext:value-type="float">
            <text:p>2548</text:p>
          </table:table-cell>
          <table:table-cell table:formula="of:=[.$L$2]*[.G2550]^3+[.$L$3]*[.G2550]^2+[.$K$4]*[.G2550]+[.$K$5]" office:value-type="float" office:value="101.678809270641" calcext:value-type="float">
            <text:p>101,678809270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9" calcext:value-type="float">
            <text:p>2549</text:p>
          </table:table-cell>
          <table:table-cell table:formula="of:=[.$L$2]*[.G2551]^3+[.$L$3]*[.G2551]^2+[.$K$4]*[.G2551]+[.$K$5]" office:value-type="float" office:value="101.719197466605" calcext:value-type="float">
            <text:p>101,719197466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0" calcext:value-type="float">
            <text:p>2550</text:p>
          </table:table-cell>
          <table:table-cell table:formula="of:=[.$L$2]*[.G2552]^3+[.$L$3]*[.G2552]^2+[.$K$4]*[.G2552]+[.$K$5]" office:value-type="float" office:value="101.75961334858" calcext:value-type="float">
            <text:p>101,7596133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1" calcext:value-type="float">
            <text:p>2551</text:p>
          </table:table-cell>
          <table:table-cell table:formula="of:=[.$L$2]*[.G2553]^3+[.$L$3]*[.G2553]^2+[.$K$4]*[.G2553]+[.$K$5]" office:value-type="float" office:value="101.800056948139" calcext:value-type="float">
            <text:p>101,8000569481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2" calcext:value-type="float">
            <text:p>2552</text:p>
          </table:table-cell>
          <table:table-cell table:formula="of:=[.$L$2]*[.G2554]^3+[.$L$3]*[.G2554]^2+[.$K$4]*[.G2554]+[.$K$5]" office:value-type="float" office:value="101.840528296853" calcext:value-type="float">
            <text:p>101,840528296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3" calcext:value-type="float">
            <text:p>2553</text:p>
          </table:table-cell>
          <table:table-cell table:formula="of:=[.$L$2]*[.G2555]^3+[.$L$3]*[.G2555]^2+[.$K$4]*[.G2555]+[.$K$5]" office:value-type="float" office:value="101.881027426293" calcext:value-type="float">
            <text:p>101,881027426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4" calcext:value-type="float">
            <text:p>2554</text:p>
          </table:table-cell>
          <table:table-cell table:formula="of:=[.$L$2]*[.G2556]^3+[.$L$3]*[.G2556]^2+[.$K$4]*[.G2556]+[.$K$5]" office:value-type="float" office:value="101.921554368032" calcext:value-type="float">
            <text:p>101,921554368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5" calcext:value-type="float">
            <text:p>2555</text:p>
          </table:table-cell>
          <table:table-cell table:formula="of:=[.$L$2]*[.G2557]^3+[.$L$3]*[.G2557]^2+[.$K$4]*[.G2557]+[.$K$5]" office:value-type="float" office:value="101.962109153641" calcext:value-type="float">
            <text:p>101,962109153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6" calcext:value-type="float">
            <text:p>2556</text:p>
          </table:table-cell>
          <table:table-cell table:formula="of:=[.$L$2]*[.G2558]^3+[.$L$3]*[.G2558]^2+[.$K$4]*[.G2558]+[.$K$5]" office:value-type="float" office:value="102.002691814691" calcext:value-type="float">
            <text:p>102,002691814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7" calcext:value-type="float">
            <text:p>2557</text:p>
          </table:table-cell>
          <table:table-cell table:formula="of:=[.$L$2]*[.G2559]^3+[.$L$3]*[.G2559]^2+[.$K$4]*[.G2559]+[.$K$5]" office:value-type="float" office:value="102.043302382753" calcext:value-type="float">
            <text:p>102,043302382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8" calcext:value-type="float">
            <text:p>2558</text:p>
          </table:table-cell>
          <table:table-cell table:formula="of:=[.$L$2]*[.G2560]^3+[.$L$3]*[.G2560]^2+[.$K$4]*[.G2560]+[.$K$5]" office:value-type="float" office:value="102.083940889401" calcext:value-type="float">
            <text:p>102,0839408894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9" calcext:value-type="float">
            <text:p>2559</text:p>
          </table:table-cell>
          <table:table-cell table:formula="of:=[.$L$2]*[.G2561]^3+[.$L$3]*[.G2561]^2+[.$K$4]*[.G2561]+[.$K$5]" office:value-type="float" office:value="102.124607366204" calcext:value-type="float">
            <text:p>102,124607366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0" calcext:value-type="float">
            <text:p>2560</text:p>
          </table:table-cell>
          <table:table-cell table:formula="of:=[.$L$2]*[.G2562]^3+[.$L$3]*[.G2562]^2+[.$K$4]*[.G2562]+[.$K$5]" office:value-type="float" office:value="102.165301844735" calcext:value-type="float">
            <text:p>102,165301844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1" calcext:value-type="float">
            <text:p>2561</text:p>
          </table:table-cell>
          <table:table-cell table:formula="of:=[.$L$2]*[.G2563]^3+[.$L$3]*[.G2563]^2+[.$K$4]*[.G2563]+[.$K$5]" office:value-type="float" office:value="102.206024356565" calcext:value-type="float">
            <text:p>102,206024356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2" calcext:value-type="float">
            <text:p>2562</text:p>
          </table:table-cell>
          <table:table-cell table:formula="of:=[.$L$2]*[.G2564]^3+[.$L$3]*[.G2564]^2+[.$K$4]*[.G2564]+[.$K$5]" office:value-type="float" office:value="102.246774933266" calcext:value-type="float">
            <text:p>102,2467749332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3" calcext:value-type="float">
            <text:p>2563</text:p>
          </table:table-cell>
          <table:table-cell table:formula="of:=[.$L$2]*[.G2565]^3+[.$L$3]*[.G2565]^2+[.$K$4]*[.G2565]+[.$K$5]" office:value-type="float" office:value="102.287553606409" calcext:value-type="float">
            <text:p>102,287553606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4" calcext:value-type="float">
            <text:p>2564</text:p>
          </table:table-cell>
          <table:table-cell table:formula="of:=[.$L$2]*[.G2566]^3+[.$L$3]*[.G2566]^2+[.$K$4]*[.G2566]+[.$K$5]" office:value-type="float" office:value="102.328360407567" calcext:value-type="float">
            <text:p>102,3283604075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5" calcext:value-type="float">
            <text:p>2565</text:p>
          </table:table-cell>
          <table:table-cell table:formula="of:=[.$L$2]*[.G2567]^3+[.$L$3]*[.G2567]^2+[.$K$4]*[.G2567]+[.$K$5]" office:value-type="float" office:value="102.369195368309" calcext:value-type="float">
            <text:p>102,369195368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6" calcext:value-type="float">
            <text:p>2566</text:p>
          </table:table-cell>
          <table:table-cell table:formula="of:=[.$L$2]*[.G2568]^3+[.$L$3]*[.G2568]^2+[.$K$4]*[.G2568]+[.$K$5]" office:value-type="float" office:value="102.410058520209" calcext:value-type="float">
            <text:p>102,410058520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7" calcext:value-type="float">
            <text:p>2567</text:p>
          </table:table-cell>
          <table:table-cell table:formula="of:=[.$L$2]*[.G2569]^3+[.$L$3]*[.G2569]^2+[.$K$4]*[.G2569]+[.$K$5]" office:value-type="float" office:value="102.450949894837" calcext:value-type="float">
            <text:p>102,450949894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8" calcext:value-type="float">
            <text:p>2568</text:p>
          </table:table-cell>
          <table:table-cell table:formula="of:=[.$L$2]*[.G2570]^3+[.$L$3]*[.G2570]^2+[.$K$4]*[.G2570]+[.$K$5]" office:value-type="float" office:value="102.491869523765" calcext:value-type="float">
            <text:p>102,491869523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9" calcext:value-type="float">
            <text:p>2569</text:p>
          </table:table-cell>
          <table:table-cell table:formula="of:=[.$L$2]*[.G2571]^3+[.$L$3]*[.G2571]^2+[.$K$4]*[.G2571]+[.$K$5]" office:value-type="float" office:value="102.532817438564" calcext:value-type="float">
            <text:p>102,5328174385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0" calcext:value-type="float">
            <text:p>2570</text:p>
          </table:table-cell>
          <table:table-cell table:formula="of:=[.$L$2]*[.G2572]^3+[.$L$3]*[.G2572]^2+[.$K$4]*[.G2572]+[.$K$5]" office:value-type="float" office:value="102.573793670807" calcext:value-type="float">
            <text:p>102,5737936708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1" calcext:value-type="float">
            <text:p>2571</text:p>
          </table:table-cell>
          <table:table-cell table:formula="of:=[.$L$2]*[.G2573]^3+[.$L$3]*[.G2573]^2+[.$K$4]*[.G2573]+[.$K$5]" office:value-type="float" office:value="102.614798252065" calcext:value-type="float">
            <text:p>102,614798252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2" calcext:value-type="float">
            <text:p>2572</text:p>
          </table:table-cell>
          <table:table-cell table:formula="of:=[.$L$2]*[.G2574]^3+[.$L$3]*[.G2574]^2+[.$K$4]*[.G2574]+[.$K$5]" office:value-type="float" office:value="102.655831213909" calcext:value-type="float">
            <text:p>102,655831213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3" calcext:value-type="float">
            <text:p>2573</text:p>
          </table:table-cell>
          <table:table-cell table:formula="of:=[.$L$2]*[.G2575]^3+[.$L$3]*[.G2575]^2+[.$K$4]*[.G2575]+[.$K$5]" office:value-type="float" office:value="102.696892587912" calcext:value-type="float">
            <text:p>102,6968925879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4" calcext:value-type="float">
            <text:p>2574</text:p>
          </table:table-cell>
          <table:table-cell table:formula="of:=[.$L$2]*[.G2576]^3+[.$L$3]*[.G2576]^2+[.$K$4]*[.G2576]+[.$K$5]" office:value-type="float" office:value="102.737982405643" calcext:value-type="float">
            <text:p>102,737982405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5" calcext:value-type="float">
            <text:p>2575</text:p>
          </table:table-cell>
          <table:table-cell table:formula="of:=[.$L$2]*[.G2577]^3+[.$L$3]*[.G2577]^2+[.$K$4]*[.G2577]+[.$K$5]" office:value-type="float" office:value="102.779100698676" calcext:value-type="float">
            <text:p>102,7791006986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6" calcext:value-type="float">
            <text:p>2576</text:p>
          </table:table-cell>
          <table:table-cell table:formula="of:=[.$L$2]*[.G2578]^3+[.$L$3]*[.G2578]^2+[.$K$4]*[.G2578]+[.$K$5]" office:value-type="float" office:value="102.820247498581" calcext:value-type="float">
            <text:p>102,820247498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7" calcext:value-type="float">
            <text:p>2577</text:p>
          </table:table-cell>
          <table:table-cell table:formula="of:=[.$L$2]*[.G2579]^3+[.$L$3]*[.G2579]^2+[.$K$4]*[.G2579]+[.$K$5]" office:value-type="float" office:value="102.861422836931" calcext:value-type="float">
            <text:p>102,8614228369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8" calcext:value-type="float">
            <text:p>2578</text:p>
          </table:table-cell>
          <table:table-cell table:formula="of:=[.$L$2]*[.G2580]^3+[.$L$3]*[.G2580]^2+[.$K$4]*[.G2580]+[.$K$5]" office:value-type="float" office:value="102.902626745296" calcext:value-type="float">
            <text:p>102,9026267452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9" calcext:value-type="float">
            <text:p>2579</text:p>
          </table:table-cell>
          <table:table-cell table:formula="of:=[.$L$2]*[.G2581]^3+[.$L$3]*[.G2581]^2+[.$K$4]*[.G2581]+[.$K$5]" office:value-type="float" office:value="102.943859255248" calcext:value-type="float">
            <text:p>102,943859255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0" calcext:value-type="float">
            <text:p>2580</text:p>
          </table:table-cell>
          <table:table-cell table:formula="of:=[.$L$2]*[.G2582]^3+[.$L$3]*[.G2582]^2+[.$K$4]*[.G2582]+[.$K$5]" office:value-type="float" office:value="102.98512039836" calcext:value-type="float">
            <text:p>102,98512039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1" calcext:value-type="float">
            <text:p>2581</text:p>
          </table:table-cell>
          <table:table-cell table:formula="of:=[.$L$2]*[.G2583]^3+[.$L$3]*[.G2583]^2+[.$K$4]*[.G2583]+[.$K$5]" office:value-type="float" office:value="103.026410206202" calcext:value-type="float">
            <text:p>103,026410206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2" calcext:value-type="float">
            <text:p>2582</text:p>
          </table:table-cell>
          <table:table-cell table:formula="of:=[.$L$2]*[.G2584]^3+[.$L$3]*[.G2584]^2+[.$K$4]*[.G2584]+[.$K$5]" office:value-type="float" office:value="103.067728710345" calcext:value-type="float">
            <text:p>103,067728710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3" calcext:value-type="float">
            <text:p>2583</text:p>
          </table:table-cell>
          <table:table-cell table:formula="of:=[.$L$2]*[.G2585]^3+[.$L$3]*[.G2585]^2+[.$K$4]*[.G2585]+[.$K$5]" office:value-type="float" office:value="103.109075942363" calcext:value-type="float">
            <text:p>103,109075942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4" calcext:value-type="float">
            <text:p>2584</text:p>
          </table:table-cell>
          <table:table-cell table:formula="of:=[.$L$2]*[.G2586]^3+[.$L$3]*[.G2586]^2+[.$K$4]*[.G2586]+[.$K$5]" office:value-type="float" office:value="103.150451933825" calcext:value-type="float">
            <text:p>103,150451933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5" calcext:value-type="float">
            <text:p>2585</text:p>
          </table:table-cell>
          <table:table-cell table:formula="of:=[.$L$2]*[.G2587]^3+[.$L$3]*[.G2587]^2+[.$K$4]*[.G2587]+[.$K$5]" office:value-type="float" office:value="103.191856716304" calcext:value-type="float">
            <text:p>103,191856716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6" calcext:value-type="float">
            <text:p>2586</text:p>
          </table:table-cell>
          <table:table-cell table:formula="of:=[.$L$2]*[.G2588]^3+[.$L$3]*[.G2588]^2+[.$K$4]*[.G2588]+[.$K$5]" office:value-type="float" office:value="103.233290321372" calcext:value-type="float">
            <text:p>103,233290321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7" calcext:value-type="float">
            <text:p>2587</text:p>
          </table:table-cell>
          <table:table-cell table:formula="of:=[.$L$2]*[.G2589]^3+[.$L$3]*[.G2589]^2+[.$K$4]*[.G2589]+[.$K$5]" office:value-type="float" office:value="103.274752780599" calcext:value-type="float">
            <text:p>103,274752780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8" calcext:value-type="float">
            <text:p>2588</text:p>
          </table:table-cell>
          <table:table-cell table:formula="of:=[.$L$2]*[.G2590]^3+[.$L$3]*[.G2590]^2+[.$K$4]*[.G2590]+[.$K$5]" office:value-type="float" office:value="103.316244125557" calcext:value-type="float">
            <text:p>103,316244125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9" calcext:value-type="float">
            <text:p>2589</text:p>
          </table:table-cell>
          <table:table-cell table:formula="of:=[.$L$2]*[.G2591]^3+[.$L$3]*[.G2591]^2+[.$K$4]*[.G2591]+[.$K$5]" office:value-type="float" office:value="103.357764387819" calcext:value-type="float">
            <text:p>103,357764387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0" calcext:value-type="float">
            <text:p>2590</text:p>
          </table:table-cell>
          <table:table-cell table:formula="of:=[.$L$2]*[.G2592]^3+[.$L$3]*[.G2592]^2+[.$K$4]*[.G2592]+[.$K$5]" office:value-type="float" office:value="103.399313598955" calcext:value-type="float">
            <text:p>103,399313598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1" calcext:value-type="float">
            <text:p>2591</text:p>
          </table:table-cell>
          <table:table-cell table:formula="of:=[.$L$2]*[.G2593]^3+[.$L$3]*[.G2593]^2+[.$K$4]*[.G2593]+[.$K$5]" office:value-type="float" office:value="103.440891790537" calcext:value-type="float">
            <text:p>103,440891790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2" calcext:value-type="float">
            <text:p>2592</text:p>
          </table:table-cell>
          <table:table-cell table:formula="of:=[.$L$2]*[.G2594]^3+[.$L$3]*[.G2594]^2+[.$K$4]*[.G2594]+[.$K$5]" office:value-type="float" office:value="103.482498994137" calcext:value-type="float">
            <text:p>103,482498994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3" calcext:value-type="float">
            <text:p>2593</text:p>
          </table:table-cell>
          <table:table-cell table:formula="of:=[.$L$2]*[.G2595]^3+[.$L$3]*[.G2595]^2+[.$K$4]*[.G2595]+[.$K$5]" office:value-type="float" office:value="103.524135241325" calcext:value-type="float">
            <text:p>103,524135241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4" calcext:value-type="float">
            <text:p>2594</text:p>
          </table:table-cell>
          <table:table-cell table:formula="of:=[.$L$2]*[.G2596]^3+[.$L$3]*[.G2596]^2+[.$K$4]*[.G2596]+[.$K$5]" office:value-type="float" office:value="103.565800563675" calcext:value-type="float">
            <text:p>103,565800563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5" calcext:value-type="float">
            <text:p>2595</text:p>
          </table:table-cell>
          <table:table-cell table:formula="of:=[.$L$2]*[.G2597]^3+[.$L$3]*[.G2597]^2+[.$K$4]*[.G2597]+[.$K$5]" office:value-type="float" office:value="103.607494992757" calcext:value-type="float">
            <text:p>103,607494992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6" calcext:value-type="float">
            <text:p>2596</text:p>
          </table:table-cell>
          <table:table-cell table:formula="of:=[.$L$2]*[.G2598]^3+[.$L$3]*[.G2598]^2+[.$K$4]*[.G2598]+[.$K$5]" office:value-type="float" office:value="103.649218560143" calcext:value-type="float">
            <text:p>103,649218560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7" calcext:value-type="float">
            <text:p>2597</text:p>
          </table:table-cell>
          <table:table-cell table:formula="of:=[.$L$2]*[.G2599]^3+[.$L$3]*[.G2599]^2+[.$K$4]*[.G2599]+[.$K$5]" office:value-type="float" office:value="103.690971297404" calcext:value-type="float">
            <text:p>103,690971297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8" calcext:value-type="float">
            <text:p>2598</text:p>
          </table:table-cell>
          <table:table-cell table:formula="of:=[.$L$2]*[.G2600]^3+[.$L$3]*[.G2600]^2+[.$K$4]*[.G2600]+[.$K$5]" office:value-type="float" office:value="103.732753236112" calcext:value-type="float">
            <text:p>103,732753236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9" calcext:value-type="float">
            <text:p>2599</text:p>
          </table:table-cell>
          <table:table-cell table:formula="of:=[.$L$2]*[.G2601]^3+[.$L$3]*[.G2601]^2+[.$K$4]*[.G2601]+[.$K$5]" office:value-type="float" office:value="103.774564407839" calcext:value-type="float">
            <text:p>103,7745644078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0" calcext:value-type="float">
            <text:p>2600</text:p>
          </table:table-cell>
          <table:table-cell table:formula="of:=[.$L$2]*[.G2602]^3+[.$L$3]*[.G2602]^2+[.$K$4]*[.G2602]+[.$K$5]" office:value-type="float" office:value="103.816404844156" calcext:value-type="float">
            <text:p>103,816404844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1" calcext:value-type="float">
            <text:p>2601</text:p>
          </table:table-cell>
          <table:table-cell table:formula="of:=[.$L$2]*[.G2603]^3+[.$L$3]*[.G2603]^2+[.$K$4]*[.G2603]+[.$K$5]" office:value-type="float" office:value="103.858274576634" calcext:value-type="float">
            <text:p>103,858274576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2" calcext:value-type="float">
            <text:p>2602</text:p>
          </table:table-cell>
          <table:table-cell table:formula="of:=[.$L$2]*[.G2604]^3+[.$L$3]*[.G2604]^2+[.$K$4]*[.G2604]+[.$K$5]" office:value-type="float" office:value="103.900173636846" calcext:value-type="float">
            <text:p>103,9001736368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3" calcext:value-type="float">
            <text:p>2603</text:p>
          </table:table-cell>
          <table:table-cell table:formula="of:=[.$L$2]*[.G2605]^3+[.$L$3]*[.G2605]^2+[.$K$4]*[.G2605]+[.$K$5]" office:value-type="float" office:value="103.942102056363" calcext:value-type="float">
            <text:p>103,942102056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4" calcext:value-type="float">
            <text:p>2604</text:p>
          </table:table-cell>
          <table:table-cell table:formula="of:=[.$L$2]*[.G2606]^3+[.$L$3]*[.G2606]^2+[.$K$4]*[.G2606]+[.$K$5]" office:value-type="float" office:value="103.984059866756" calcext:value-type="float">
            <text:p>103,984059866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5" calcext:value-type="float">
            <text:p>2605</text:p>
          </table:table-cell>
          <table:table-cell table:formula="of:=[.$L$2]*[.G2607]^3+[.$L$3]*[.G2607]^2+[.$K$4]*[.G2607]+[.$K$5]" office:value-type="float" office:value="104.026047099597" calcext:value-type="float">
            <text:p>104,026047099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6" calcext:value-type="float">
            <text:p>2606</text:p>
          </table:table-cell>
          <table:table-cell table:formula="of:=[.$L$2]*[.G2608]^3+[.$L$3]*[.G2608]^2+[.$K$4]*[.G2608]+[.$K$5]" office:value-type="float" office:value="104.068063786457" calcext:value-type="float">
            <text:p>104,0680637864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7" calcext:value-type="float">
            <text:p>2607</text:p>
          </table:table-cell>
          <table:table-cell table:formula="of:=[.$L$2]*[.G2609]^3+[.$L$3]*[.G2609]^2+[.$K$4]*[.G2609]+[.$K$5]" office:value-type="float" office:value="104.110109958909" calcext:value-type="float">
            <text:p>104,110109958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8" calcext:value-type="float">
            <text:p>2608</text:p>
          </table:table-cell>
          <table:table-cell table:formula="of:=[.$L$2]*[.G2610]^3+[.$L$3]*[.G2610]^2+[.$K$4]*[.G2610]+[.$K$5]" office:value-type="float" office:value="104.152185648523" calcext:value-type="float">
            <text:p>104,152185648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9" calcext:value-type="float">
            <text:p>2609</text:p>
          </table:table-cell>
          <table:table-cell table:formula="of:=[.$L$2]*[.G2611]^3+[.$L$3]*[.G2611]^2+[.$K$4]*[.G2611]+[.$K$5]" office:value-type="float" office:value="104.194290886871" calcext:value-type="float">
            <text:p>104,194290886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0" calcext:value-type="float">
            <text:p>2610</text:p>
          </table:table-cell>
          <table:table-cell table:formula="of:=[.$L$2]*[.G2612]^3+[.$L$3]*[.G2612]^2+[.$K$4]*[.G2612]+[.$K$5]" office:value-type="float" office:value="104.236425705525" calcext:value-type="float">
            <text:p>104,236425705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1" calcext:value-type="float">
            <text:p>2611</text:p>
          </table:table-cell>
          <table:table-cell table:formula="of:=[.$L$2]*[.G2613]^3+[.$L$3]*[.G2613]^2+[.$K$4]*[.G2613]+[.$K$5]" office:value-type="float" office:value="104.278590136057" calcext:value-type="float">
            <text:p>104,278590136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2" calcext:value-type="float">
            <text:p>2612</text:p>
          </table:table-cell>
          <table:table-cell table:formula="of:=[.$L$2]*[.G2614]^3+[.$L$3]*[.G2614]^2+[.$K$4]*[.G2614]+[.$K$5]" office:value-type="float" office:value="104.320784210037" calcext:value-type="float">
            <text:p>104,320784210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3" calcext:value-type="float">
            <text:p>2613</text:p>
          </table:table-cell>
          <table:table-cell table:formula="of:=[.$L$2]*[.G2615]^3+[.$L$3]*[.G2615]^2+[.$K$4]*[.G2615]+[.$K$5]" office:value-type="float" office:value="104.363007959038" calcext:value-type="float">
            <text:p>104,363007959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4" calcext:value-type="float">
            <text:p>2614</text:p>
          </table:table-cell>
          <table:table-cell table:formula="of:=[.$L$2]*[.G2616]^3+[.$L$3]*[.G2616]^2+[.$K$4]*[.G2616]+[.$K$5]" office:value-type="float" office:value="104.405261414631" calcext:value-type="float">
            <text:p>104,405261414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5" calcext:value-type="float">
            <text:p>2615</text:p>
          </table:table-cell>
          <table:table-cell table:formula="of:=[.$L$2]*[.G2617]^3+[.$L$3]*[.G2617]^2+[.$K$4]*[.G2617]+[.$K$5]" office:value-type="float" office:value="104.447544608387" calcext:value-type="float">
            <text:p>104,447544608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6" calcext:value-type="float">
            <text:p>2616</text:p>
          </table:table-cell>
          <table:table-cell table:formula="of:=[.$L$2]*[.G2618]^3+[.$L$3]*[.G2618]^2+[.$K$4]*[.G2618]+[.$K$5]" office:value-type="float" office:value="104.489857571878" calcext:value-type="float">
            <text:p>104,489857571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7" calcext:value-type="float">
            <text:p>2617</text:p>
          </table:table-cell>
          <table:table-cell table:formula="of:=[.$L$2]*[.G2619]^3+[.$L$3]*[.G2619]^2+[.$K$4]*[.G2619]+[.$K$5]" office:value-type="float" office:value="104.532200336676" calcext:value-type="float">
            <text:p>104,5322003366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8" calcext:value-type="float">
            <text:p>2618</text:p>
          </table:table-cell>
          <table:table-cell table:formula="of:=[.$L$2]*[.G2620]^3+[.$L$3]*[.G2620]^2+[.$K$4]*[.G2620]+[.$K$5]" office:value-type="float" office:value="104.574572934353" calcext:value-type="float">
            <text:p>104,574572934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9" calcext:value-type="float">
            <text:p>2619</text:p>
          </table:table-cell>
          <table:table-cell table:formula="of:=[.$L$2]*[.G2621]^3+[.$L$3]*[.G2621]^2+[.$K$4]*[.G2621]+[.$K$5]" office:value-type="float" office:value="104.616975396479" calcext:value-type="float">
            <text:p>104,616975396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0" calcext:value-type="float">
            <text:p>2620</text:p>
          </table:table-cell>
          <table:table-cell table:formula="of:=[.$L$2]*[.G2622]^3+[.$L$3]*[.G2622]^2+[.$K$4]*[.G2622]+[.$K$5]" office:value-type="float" office:value="104.659407754627" calcext:value-type="float">
            <text:p>104,6594077546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1" calcext:value-type="float">
            <text:p>2621</text:p>
          </table:table-cell>
          <table:table-cell table:formula="of:=[.$L$2]*[.G2623]^3+[.$L$3]*[.G2623]^2+[.$K$4]*[.G2623]+[.$K$5]" office:value-type="float" office:value="104.701870040367" calcext:value-type="float">
            <text:p>104,7018700403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2" calcext:value-type="float">
            <text:p>2622</text:p>
          </table:table-cell>
          <table:table-cell table:formula="of:=[.$L$2]*[.G2624]^3+[.$L$3]*[.G2624]^2+[.$K$4]*[.G2624]+[.$K$5]" office:value-type="float" office:value="104.744362285272" calcext:value-type="float">
            <text:p>104,744362285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3" calcext:value-type="float">
            <text:p>2623</text:p>
          </table:table-cell>
          <table:table-cell table:formula="of:=[.$L$2]*[.G2625]^3+[.$L$3]*[.G2625]^2+[.$K$4]*[.G2625]+[.$K$5]" office:value-type="float" office:value="104.786884520913" calcext:value-type="float">
            <text:p>104,786884520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4" calcext:value-type="float">
            <text:p>2624</text:p>
          </table:table-cell>
          <table:table-cell table:formula="of:=[.$L$2]*[.G2626]^3+[.$L$3]*[.G2626]^2+[.$K$4]*[.G2626]+[.$K$5]" office:value-type="float" office:value="104.829436778862" calcext:value-type="float">
            <text:p>104,829436778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[.$L$2]*[.G2627]^3+[.$L$3]*[.G2627]^2+[.$K$4]*[.G2627]+[.$K$5]" office:value-type="float" office:value="104.87201909069" calcext:value-type="float">
            <text:p>104,87201909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6" calcext:value-type="float">
            <text:p>2626</text:p>
          </table:table-cell>
          <table:table-cell table:formula="of:=[.$L$2]*[.G2628]^3+[.$L$3]*[.G2628]^2+[.$K$4]*[.G2628]+[.$K$5]" office:value-type="float" office:value="104.914631487969" calcext:value-type="float">
            <text:p>104,914631487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7" calcext:value-type="float">
            <text:p>2627</text:p>
          </table:table-cell>
          <table:table-cell table:formula="of:=[.$L$2]*[.G2629]^3+[.$L$3]*[.G2629]^2+[.$K$4]*[.G2629]+[.$K$5]" office:value-type="float" office:value="104.95727400227" calcext:value-type="float">
            <text:p>104,95727400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8" calcext:value-type="float">
            <text:p>2628</text:p>
          </table:table-cell>
          <table:table-cell table:formula="of:=[.$L$2]*[.G2630]^3+[.$L$3]*[.G2630]^2+[.$K$4]*[.G2630]+[.$K$5]" office:value-type="float" office:value="104.999946665165" calcext:value-type="float">
            <text:p>104,999946665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9" calcext:value-type="float">
            <text:p>2629</text:p>
          </table:table-cell>
          <table:table-cell table:formula="of:=[.$L$2]*[.G2631]^3+[.$L$3]*[.G2631]^2+[.$K$4]*[.G2631]+[.$K$5]" office:value-type="float" office:value="105.042649508225" calcext:value-type="float">
            <text:p>105,042649508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0" calcext:value-type="float">
            <text:p>2630</text:p>
          </table:table-cell>
          <table:table-cell table:formula="of:=[.$L$2]*[.G2632]^3+[.$L$3]*[.G2632]^2+[.$K$4]*[.G2632]+[.$K$5]" office:value-type="float" office:value="105.085382563023" calcext:value-type="float">
            <text:p>105,085382563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1" calcext:value-type="float">
            <text:p>2631</text:p>
          </table:table-cell>
          <table:table-cell table:formula="of:=[.$L$2]*[.G2633]^3+[.$L$3]*[.G2633]^2+[.$K$4]*[.G2633]+[.$K$5]" office:value-type="float" office:value="105.128145861128" calcext:value-type="float">
            <text:p>105,128145861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2" calcext:value-type="float">
            <text:p>2632</text:p>
          </table:table-cell>
          <table:table-cell table:formula="of:=[.$L$2]*[.G2634]^3+[.$L$3]*[.G2634]^2+[.$K$4]*[.G2634]+[.$K$5]" office:value-type="float" office:value="105.170939434115" calcext:value-type="float">
            <text:p>105,170939434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3" calcext:value-type="float">
            <text:p>2633</text:p>
          </table:table-cell>
          <table:table-cell table:formula="of:=[.$L$2]*[.G2635]^3+[.$L$3]*[.G2635]^2+[.$K$4]*[.G2635]+[.$K$5]" office:value-type="float" office:value="105.213763313552" calcext:value-type="float">
            <text:p>105,213763313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4" calcext:value-type="float">
            <text:p>2634</text:p>
          </table:table-cell>
          <table:table-cell table:formula="of:=[.$L$2]*[.G2636]^3+[.$L$3]*[.G2636]^2+[.$K$4]*[.G2636]+[.$K$5]" office:value-type="float" office:value="105.256617531013" calcext:value-type="float">
            <text:p>105,256617531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5" calcext:value-type="float">
            <text:p>2635</text:p>
          </table:table-cell>
          <table:table-cell table:formula="of:=[.$L$2]*[.G2637]^3+[.$L$3]*[.G2637]^2+[.$K$4]*[.G2637]+[.$K$5]" office:value-type="float" office:value="105.299502118069" calcext:value-type="float">
            <text:p>105,299502118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6" calcext:value-type="float">
            <text:p>2636</text:p>
          </table:table-cell>
          <table:table-cell table:formula="of:=[.$L$2]*[.G2638]^3+[.$L$3]*[.G2638]^2+[.$K$4]*[.G2638]+[.$K$5]" office:value-type="float" office:value="105.342417106292" calcext:value-type="float">
            <text:p>105,342417106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7" calcext:value-type="float">
            <text:p>2637</text:p>
          </table:table-cell>
          <table:table-cell table:formula="of:=[.$L$2]*[.G2639]^3+[.$L$3]*[.G2639]^2+[.$K$4]*[.G2639]+[.$K$5]" office:value-type="float" office:value="105.385362527252" calcext:value-type="float">
            <text:p>105,3853625272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8" calcext:value-type="float">
            <text:p>2638</text:p>
          </table:table-cell>
          <table:table-cell table:formula="of:=[.$L$2]*[.G2640]^3+[.$L$3]*[.G2640]^2+[.$K$4]*[.G2640]+[.$K$5]" office:value-type="float" office:value="105.428338412522" calcext:value-type="float">
            <text:p>105,428338412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9" calcext:value-type="float">
            <text:p>2639</text:p>
          </table:table-cell>
          <table:table-cell table:formula="of:=[.$L$2]*[.G2641]^3+[.$L$3]*[.G2641]^2+[.$K$4]*[.G2641]+[.$K$5]" office:value-type="float" office:value="105.471344793672" calcext:value-type="float">
            <text:p>105,471344793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0" calcext:value-type="float">
            <text:p>2640</text:p>
          </table:table-cell>
          <table:table-cell table:formula="of:=[.$L$2]*[.G2642]^3+[.$L$3]*[.G2642]^2+[.$K$4]*[.G2642]+[.$K$5]" office:value-type="float" office:value="105.514381702276" calcext:value-type="float">
            <text:p>105,514381702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1" calcext:value-type="float">
            <text:p>2641</text:p>
          </table:table-cell>
          <table:table-cell table:formula="of:=[.$L$2]*[.G2643]^3+[.$L$3]*[.G2643]^2+[.$K$4]*[.G2643]+[.$K$5]" office:value-type="float" office:value="105.557449169903" calcext:value-type="float">
            <text:p>105,5574491699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2" calcext:value-type="float">
            <text:p>2642</text:p>
          </table:table-cell>
          <table:table-cell table:formula="of:=[.$L$2]*[.G2644]^3+[.$L$3]*[.G2644]^2+[.$K$4]*[.G2644]+[.$K$5]" office:value-type="float" office:value="105.600547228127" calcext:value-type="float">
            <text:p>105,600547228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3" calcext:value-type="float">
            <text:p>2643</text:p>
          </table:table-cell>
          <table:table-cell table:formula="of:=[.$L$2]*[.G2645]^3+[.$L$3]*[.G2645]^2+[.$K$4]*[.G2645]+[.$K$5]" office:value-type="float" office:value="105.643675908518" calcext:value-type="float">
            <text:p>105,6436759085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4" calcext:value-type="float">
            <text:p>2644</text:p>
          </table:table-cell>
          <table:table-cell table:formula="of:=[.$L$2]*[.G2646]^3+[.$L$3]*[.G2646]^2+[.$K$4]*[.G2646]+[.$K$5]" office:value-type="float" office:value="105.686835242647" calcext:value-type="float">
            <text:p>105,686835242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5" calcext:value-type="float">
            <text:p>2645</text:p>
          </table:table-cell>
          <table:table-cell table:formula="of:=[.$L$2]*[.G2647]^3+[.$L$3]*[.G2647]^2+[.$K$4]*[.G2647]+[.$K$5]" office:value-type="float" office:value="105.730025262087" calcext:value-type="float">
            <text:p>105,730025262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6" calcext:value-type="float">
            <text:p>2646</text:p>
          </table:table-cell>
          <table:table-cell table:formula="of:=[.$L$2]*[.G2648]^3+[.$L$3]*[.G2648]^2+[.$K$4]*[.G2648]+[.$K$5]" office:value-type="float" office:value="105.77324599841" calcext:value-type="float">
            <text:p>105,77324599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7" calcext:value-type="float">
            <text:p>2647</text:p>
          </table:table-cell>
          <table:table-cell table:formula="of:=[.$L$2]*[.G2649]^3+[.$L$3]*[.G2649]^2+[.$K$4]*[.G2649]+[.$K$5]" office:value-type="float" office:value="105.816497483185" calcext:value-type="float">
            <text:p>105,816497483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8" calcext:value-type="float">
            <text:p>2648</text:p>
          </table:table-cell>
          <table:table-cell table:formula="of:=[.$L$2]*[.G2650]^3+[.$L$3]*[.G2650]^2+[.$K$4]*[.G2650]+[.$K$5]" office:value-type="float" office:value="105.859779747986" calcext:value-type="float">
            <text:p>105,859779747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9" calcext:value-type="float">
            <text:p>2649</text:p>
          </table:table-cell>
          <table:table-cell table:formula="of:=[.$L$2]*[.G2651]^3+[.$L$3]*[.G2651]^2+[.$K$4]*[.G2651]+[.$K$5]" office:value-type="float" office:value="105.903092824384" calcext:value-type="float">
            <text:p>105,903092824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0" calcext:value-type="float">
            <text:p>2650</text:p>
          </table:table-cell>
          <table:table-cell table:formula="of:=[.$L$2]*[.G2652]^3+[.$L$3]*[.G2652]^2+[.$K$4]*[.G2652]+[.$K$5]" office:value-type="float" office:value="105.94643674395" calcext:value-type="float">
            <text:p>105,94643674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1" calcext:value-type="float">
            <text:p>2651</text:p>
          </table:table-cell>
          <table:table-cell table:formula="of:=[.$L$2]*[.G2653]^3+[.$L$3]*[.G2653]^2+[.$K$4]*[.G2653]+[.$K$5]" office:value-type="float" office:value="105.989811538255" calcext:value-type="float">
            <text:p>105,989811538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2" calcext:value-type="float">
            <text:p>2652</text:p>
          </table:table-cell>
          <table:table-cell table:formula="of:=[.$L$2]*[.G2654]^3+[.$L$3]*[.G2654]^2+[.$K$4]*[.G2654]+[.$K$5]" office:value-type="float" office:value="106.033217238872" calcext:value-type="float">
            <text:p>106,033217238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3" calcext:value-type="float">
            <text:p>2653</text:p>
          </table:table-cell>
          <table:table-cell table:formula="of:=[.$L$2]*[.G2655]^3+[.$L$3]*[.G2655]^2+[.$K$4]*[.G2655]+[.$K$5]" office:value-type="float" office:value="106.076653877372" calcext:value-type="float">
            <text:p>106,076653877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4" calcext:value-type="float">
            <text:p>2654</text:p>
          </table:table-cell>
          <table:table-cell table:formula="of:=[.$L$2]*[.G2656]^3+[.$L$3]*[.G2656]^2+[.$K$4]*[.G2656]+[.$K$5]" office:value-type="float" office:value="106.120121485327" calcext:value-type="float">
            <text:p>106,120121485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5" calcext:value-type="float">
            <text:p>2655</text:p>
          </table:table-cell>
          <table:table-cell table:formula="of:=[.$L$2]*[.G2657]^3+[.$L$3]*[.G2657]^2+[.$K$4]*[.G2657]+[.$K$5]" office:value-type="float" office:value="106.163620094307" calcext:value-type="float">
            <text:p>106,163620094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6" calcext:value-type="float">
            <text:p>2656</text:p>
          </table:table-cell>
          <table:table-cell table:formula="of:=[.$L$2]*[.G2658]^3+[.$L$3]*[.G2658]^2+[.$K$4]*[.G2658]+[.$K$5]" office:value-type="float" office:value="106.207149735886" calcext:value-type="float">
            <text:p>106,207149735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7" calcext:value-type="float">
            <text:p>2657</text:p>
          </table:table-cell>
          <table:table-cell table:formula="of:=[.$L$2]*[.G2659]^3+[.$L$3]*[.G2659]^2+[.$K$4]*[.G2659]+[.$K$5]" office:value-type="float" office:value="106.250710441633" calcext:value-type="float">
            <text:p>106,250710441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8" calcext:value-type="float">
            <text:p>2658</text:p>
          </table:table-cell>
          <table:table-cell table:formula="of:=[.$L$2]*[.G2660]^3+[.$L$3]*[.G2660]^2+[.$K$4]*[.G2660]+[.$K$5]" office:value-type="float" office:value="106.294302243122" calcext:value-type="float">
            <text:p>106,294302243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9" calcext:value-type="float">
            <text:p>2659</text:p>
          </table:table-cell>
          <table:table-cell table:formula="of:=[.$L$2]*[.G2661]^3+[.$L$3]*[.G2661]^2+[.$K$4]*[.G2661]+[.$K$5]" office:value-type="float" office:value="106.337925171922" calcext:value-type="float">
            <text:p>106,337925171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0" calcext:value-type="float">
            <text:p>2660</text:p>
          </table:table-cell>
          <table:table-cell table:formula="of:=[.$L$2]*[.G2662]^3+[.$L$3]*[.G2662]^2+[.$K$4]*[.G2662]+[.$K$5]" office:value-type="float" office:value="106.381579259607" calcext:value-type="float">
            <text:p>106,381579259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1" calcext:value-type="float">
            <text:p>2661</text:p>
          </table:table-cell>
          <table:table-cell table:formula="of:=[.$L$2]*[.G2663]^3+[.$L$3]*[.G2663]^2+[.$K$4]*[.G2663]+[.$K$5]" office:value-type="float" office:value="106.425264537747" calcext:value-type="float">
            <text:p>106,4252645377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2" calcext:value-type="float">
            <text:p>2662</text:p>
          </table:table-cell>
          <table:table-cell table:formula="of:=[.$L$2]*[.G2664]^3+[.$L$3]*[.G2664]^2+[.$K$4]*[.G2664]+[.$K$5]" office:value-type="float" office:value="106.468981037914" calcext:value-type="float">
            <text:p>106,468981037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3" calcext:value-type="float">
            <text:p>2663</text:p>
          </table:table-cell>
          <table:table-cell table:formula="of:=[.$L$2]*[.G2665]^3+[.$L$3]*[.G2665]^2+[.$K$4]*[.G2665]+[.$K$5]" office:value-type="float" office:value="106.512728791679" calcext:value-type="float">
            <text:p>106,512728791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4" calcext:value-type="float">
            <text:p>2664</text:p>
          </table:table-cell>
          <table:table-cell table:formula="of:=[.$L$2]*[.G2666]^3+[.$L$3]*[.G2666]^2+[.$K$4]*[.G2666]+[.$K$5]" office:value-type="float" office:value="106.556507830615" calcext:value-type="float">
            <text:p>106,5565078306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5" calcext:value-type="float">
            <text:p>2665</text:p>
          </table:table-cell>
          <table:table-cell table:formula="of:=[.$L$2]*[.G2667]^3+[.$L$3]*[.G2667]^2+[.$K$4]*[.G2667]+[.$K$5]" office:value-type="float" office:value="106.600318186292" calcext:value-type="float">
            <text:p>106,600318186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6" calcext:value-type="float">
            <text:p>2666</text:p>
          </table:table-cell>
          <table:table-cell table:formula="of:=[.$L$2]*[.G2668]^3+[.$L$3]*[.G2668]^2+[.$K$4]*[.G2668]+[.$K$5]" office:value-type="float" office:value="106.644159890283" calcext:value-type="float">
            <text:p>106,644159890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7" calcext:value-type="float">
            <text:p>2667</text:p>
          </table:table-cell>
          <table:table-cell table:formula="of:=[.$L$2]*[.G2669]^3+[.$L$3]*[.G2669]^2+[.$K$4]*[.G2669]+[.$K$5]" office:value-type="float" office:value="106.688032974159" calcext:value-type="float">
            <text:p>106,688032974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8" calcext:value-type="float">
            <text:p>2668</text:p>
          </table:table-cell>
          <table:table-cell table:formula="of:=[.$L$2]*[.G2670]^3+[.$L$3]*[.G2670]^2+[.$K$4]*[.G2670]+[.$K$5]" office:value-type="float" office:value="106.73193746949" calcext:value-type="float">
            <text:p>106,73193746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9" calcext:value-type="float">
            <text:p>2669</text:p>
          </table:table-cell>
          <table:table-cell table:formula="of:=[.$L$2]*[.G2671]^3+[.$L$3]*[.G2671]^2+[.$K$4]*[.G2671]+[.$K$5]" office:value-type="float" office:value="106.77587340785" calcext:value-type="float">
            <text:p>106,77587340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0" calcext:value-type="float">
            <text:p>2670</text:p>
          </table:table-cell>
          <table:table-cell table:formula="of:=[.$L$2]*[.G2672]^3+[.$L$3]*[.G2672]^2+[.$K$4]*[.G2672]+[.$K$5]" office:value-type="float" office:value="106.81984082081" calcext:value-type="float">
            <text:p>106,819840820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1" calcext:value-type="float">
            <text:p>2671</text:p>
          </table:table-cell>
          <table:table-cell table:formula="of:=[.$L$2]*[.G2673]^3+[.$L$3]*[.G2673]^2+[.$K$4]*[.G2673]+[.$K$5]" office:value-type="float" office:value="106.86383973994" calcext:value-type="float">
            <text:p>106,86383973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2" calcext:value-type="float">
            <text:p>2672</text:p>
          </table:table-cell>
          <table:table-cell table:formula="of:=[.$L$2]*[.G2674]^3+[.$L$3]*[.G2674]^2+[.$K$4]*[.G2674]+[.$K$5]" office:value-type="float" office:value="106.907870196814" calcext:value-type="float">
            <text:p>106,907870196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3" calcext:value-type="float">
            <text:p>2673</text:p>
          </table:table-cell>
          <table:table-cell table:formula="of:=[.$L$2]*[.G2675]^3+[.$L$3]*[.G2675]^2+[.$K$4]*[.G2675]+[.$K$5]" office:value-type="float" office:value="106.951932223001" calcext:value-type="float">
            <text:p>106,951932223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4" calcext:value-type="float">
            <text:p>2674</text:p>
          </table:table-cell>
          <table:table-cell table:formula="of:=[.$L$2]*[.G2676]^3+[.$L$3]*[.G2676]^2+[.$K$4]*[.G2676]+[.$K$5]" office:value-type="float" office:value="106.996025850074" calcext:value-type="float">
            <text:p>106,9960258500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5" calcext:value-type="float">
            <text:p>2675</text:p>
          </table:table-cell>
          <table:table-cell table:formula="of:=[.$L$2]*[.G2677]^3+[.$L$3]*[.G2677]^2+[.$K$4]*[.G2677]+[.$K$5]" office:value-type="float" office:value="107.040151109605" calcext:value-type="float">
            <text:p>107,040151109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6" calcext:value-type="float">
            <text:p>2676</text:p>
          </table:table-cell>
          <table:table-cell table:formula="of:=[.$L$2]*[.G2678]^3+[.$L$3]*[.G2678]^2+[.$K$4]*[.G2678]+[.$K$5]" office:value-type="float" office:value="107.084308033164" calcext:value-type="float">
            <text:p>107,084308033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7" calcext:value-type="float">
            <text:p>2677</text:p>
          </table:table-cell>
          <table:table-cell table:formula="of:=[.$L$2]*[.G2679]^3+[.$L$3]*[.G2679]^2+[.$K$4]*[.G2679]+[.$K$5]" office:value-type="float" office:value="107.128496652324" calcext:value-type="float">
            <text:p>107,1284966523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8" calcext:value-type="float">
            <text:p>2678</text:p>
          </table:table-cell>
          <table:table-cell table:formula="of:=[.$L$2]*[.G2680]^3+[.$L$3]*[.G2680]^2+[.$K$4]*[.G2680]+[.$K$5]" office:value-type="float" office:value="107.172716998656" calcext:value-type="float">
            <text:p>107,1727169986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9" calcext:value-type="float">
            <text:p>2679</text:p>
          </table:table-cell>
          <table:table-cell table:formula="of:=[.$L$2]*[.G2681]^3+[.$L$3]*[.G2681]^2+[.$K$4]*[.G2681]+[.$K$5]" office:value-type="float" office:value="107.216969103732" calcext:value-type="float">
            <text:p>107,2169691037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0" calcext:value-type="float">
            <text:p>2680</text:p>
          </table:table-cell>
          <table:table-cell table:formula="of:=[.$L$2]*[.G2682]^3+[.$L$3]*[.G2682]^2+[.$K$4]*[.G2682]+[.$K$5]" office:value-type="float" office:value="107.261252999122" calcext:value-type="float">
            <text:p>107,261252999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1" calcext:value-type="float">
            <text:p>2681</text:p>
          </table:table-cell>
          <table:table-cell table:formula="of:=[.$L$2]*[.G2683]^3+[.$L$3]*[.G2683]^2+[.$K$4]*[.G2683]+[.$K$5]" office:value-type="float" office:value="107.3055687164" calcext:value-type="float">
            <text:p>107,3055687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2" calcext:value-type="float">
            <text:p>2682</text:p>
          </table:table-cell>
          <table:table-cell table:formula="of:=[.$L$2]*[.G2684]^3+[.$L$3]*[.G2684]^2+[.$K$4]*[.G2684]+[.$K$5]" office:value-type="float" office:value="107.349916287135" calcext:value-type="float">
            <text:p>107,349916287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3" calcext:value-type="float">
            <text:p>2683</text:p>
          </table:table-cell>
          <table:table-cell table:formula="of:=[.$L$2]*[.G2685]^3+[.$L$3]*[.G2685]^2+[.$K$4]*[.G2685]+[.$K$5]" office:value-type="float" office:value="107.394295742901" calcext:value-type="float">
            <text:p>107,394295742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4" calcext:value-type="float">
            <text:p>2684</text:p>
          </table:table-cell>
          <table:table-cell table:formula="of:=[.$L$2]*[.G2686]^3+[.$L$3]*[.G2686]^2+[.$K$4]*[.G2686]+[.$K$5]" office:value-type="float" office:value="107.438707115268" calcext:value-type="float">
            <text:p>107,438707115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5" calcext:value-type="float">
            <text:p>2685</text:p>
          </table:table-cell>
          <table:table-cell table:formula="of:=[.$L$2]*[.G2687]^3+[.$L$3]*[.G2687]^2+[.$K$4]*[.G2687]+[.$K$5]" office:value-type="float" office:value="107.483150435808" calcext:value-type="float">
            <text:p>107,483150435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6" calcext:value-type="float">
            <text:p>2686</text:p>
          </table:table-cell>
          <table:table-cell table:formula="of:=[.$L$2]*[.G2688]^3+[.$L$3]*[.G2688]^2+[.$K$4]*[.G2688]+[.$K$5]" office:value-type="float" office:value="107.527625736092" calcext:value-type="float">
            <text:p>107,5276257360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7" calcext:value-type="float">
            <text:p>2687</text:p>
          </table:table-cell>
          <table:table-cell table:formula="of:=[.$L$2]*[.G2689]^3+[.$L$3]*[.G2689]^2+[.$K$4]*[.G2689]+[.$K$5]" office:value-type="float" office:value="107.572133047693" calcext:value-type="float">
            <text:p>107,572133047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8" calcext:value-type="float">
            <text:p>2688</text:p>
          </table:table-cell>
          <table:table-cell table:formula="of:=[.$L$2]*[.G2690]^3+[.$L$3]*[.G2690]^2+[.$K$4]*[.G2690]+[.$K$5]" office:value-type="float" office:value="107.616672402181" calcext:value-type="float">
            <text:p>107,616672402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9" calcext:value-type="float">
            <text:p>2689</text:p>
          </table:table-cell>
          <table:table-cell table:formula="of:=[.$L$2]*[.G2691]^3+[.$L$3]*[.G2691]^2+[.$K$4]*[.G2691]+[.$K$5]" office:value-type="float" office:value="107.661243831129" calcext:value-type="float">
            <text:p>107,661243831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0" calcext:value-type="float">
            <text:p>2690</text:p>
          </table:table-cell>
          <table:table-cell table:formula="of:=[.$L$2]*[.G2692]^3+[.$L$3]*[.G2692]^2+[.$K$4]*[.G2692]+[.$K$5]" office:value-type="float" office:value="107.705847366107" calcext:value-type="float">
            <text:p>107,705847366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1" calcext:value-type="float">
            <text:p>2691</text:p>
          </table:table-cell>
          <table:table-cell table:formula="of:=[.$L$2]*[.G2693]^3+[.$L$3]*[.G2693]^2+[.$K$4]*[.G2693]+[.$K$5]" office:value-type="float" office:value="107.750483038687" calcext:value-type="float">
            <text:p>107,750483038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2" calcext:value-type="float">
            <text:p>2692</text:p>
          </table:table-cell>
          <table:table-cell table:formula="of:=[.$L$2]*[.G2694]^3+[.$L$3]*[.G2694]^2+[.$K$4]*[.G2694]+[.$K$5]" office:value-type="float" office:value="107.795150880442" calcext:value-type="float">
            <text:p>107,795150880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3" calcext:value-type="float">
            <text:p>2693</text:p>
          </table:table-cell>
          <table:table-cell table:formula="of:=[.$L$2]*[.G2695]^3+[.$L$3]*[.G2695]^2+[.$K$4]*[.G2695]+[.$K$5]" office:value-type="float" office:value="107.839850922942" calcext:value-type="float">
            <text:p>107,839850922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4" calcext:value-type="float">
            <text:p>2694</text:p>
          </table:table-cell>
          <table:table-cell table:formula="of:=[.$L$2]*[.G2696]^3+[.$L$3]*[.G2696]^2+[.$K$4]*[.G2696]+[.$K$5]" office:value-type="float" office:value="107.884583197759" calcext:value-type="float">
            <text:p>107,8845831977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5" calcext:value-type="float">
            <text:p>2695</text:p>
          </table:table-cell>
          <table:table-cell table:formula="of:=[.$L$2]*[.G2697]^3+[.$L$3]*[.G2697]^2+[.$K$4]*[.G2697]+[.$K$5]" office:value-type="float" office:value="107.929347736465" calcext:value-type="float">
            <text:p>107,929347736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6" calcext:value-type="float">
            <text:p>2696</text:p>
          </table:table-cell>
          <table:table-cell table:formula="of:=[.$L$2]*[.G2698]^3+[.$L$3]*[.G2698]^2+[.$K$4]*[.G2698]+[.$K$5]" office:value-type="float" office:value="107.97414457063" calcext:value-type="float">
            <text:p>107,97414457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7" calcext:value-type="float">
            <text:p>2697</text:p>
          </table:table-cell>
          <table:table-cell table:formula="of:=[.$L$2]*[.G2699]^3+[.$L$3]*[.G2699]^2+[.$K$4]*[.G2699]+[.$K$5]" office:value-type="float" office:value="108.018973731828" calcext:value-type="float">
            <text:p>108,018973731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8" calcext:value-type="float">
            <text:p>2698</text:p>
          </table:table-cell>
          <table:table-cell table:formula="of:=[.$L$2]*[.G2700]^3+[.$L$3]*[.G2700]^2+[.$K$4]*[.G2700]+[.$K$5]" office:value-type="float" office:value="108.063835251629" calcext:value-type="float">
            <text:p>108,063835251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9" calcext:value-type="float">
            <text:p>2699</text:p>
          </table:table-cell>
          <table:table-cell table:formula="of:=[.$L$2]*[.G2701]^3+[.$L$3]*[.G2701]^2+[.$K$4]*[.G2701]+[.$K$5]" office:value-type="float" office:value="108.108729161604" calcext:value-type="float">
            <text:p>108,1087291616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0" calcext:value-type="float">
            <text:p>2700</text:p>
          </table:table-cell>
          <table:table-cell table:formula="of:=[.$L$2]*[.G2702]^3+[.$L$3]*[.G2702]^2+[.$K$4]*[.G2702]+[.$K$5]" office:value-type="float" office:value="108.153655493326" calcext:value-type="float">
            <text:p>108,153655493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1" calcext:value-type="float">
            <text:p>2701</text:p>
          </table:table-cell>
          <table:table-cell table:formula="of:=[.$L$2]*[.G2703]^3+[.$L$3]*[.G2703]^2+[.$K$4]*[.G2703]+[.$K$5]" office:value-type="float" office:value="108.198614278366" calcext:value-type="float">
            <text:p>108,198614278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2" calcext:value-type="float">
            <text:p>2702</text:p>
          </table:table-cell>
          <table:table-cell table:formula="of:=[.$L$2]*[.G2704]^3+[.$L$3]*[.G2704]^2+[.$K$4]*[.G2704]+[.$K$5]" office:value-type="float" office:value="108.243605548296" calcext:value-type="float">
            <text:p>108,2436055482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3" calcext:value-type="float">
            <text:p>2703</text:p>
          </table:table-cell>
          <table:table-cell table:formula="of:=[.$L$2]*[.G2705]^3+[.$L$3]*[.G2705]^2+[.$K$4]*[.G2705]+[.$K$5]" office:value-type="float" office:value="108.288629334687" calcext:value-type="float">
            <text:p>108,288629334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4" calcext:value-type="float">
            <text:p>2704</text:p>
          </table:table-cell>
          <table:table-cell table:formula="of:=[.$L$2]*[.G2706]^3+[.$L$3]*[.G2706]^2+[.$K$4]*[.G2706]+[.$K$5]" office:value-type="float" office:value="108.33368566911" calcext:value-type="float">
            <text:p>108,33368566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5" calcext:value-type="float">
            <text:p>2705</text:p>
          </table:table-cell>
          <table:table-cell table:formula="of:=[.$L$2]*[.G2707]^3+[.$L$3]*[.G2707]^2+[.$K$4]*[.G2707]+[.$K$5]" office:value-type="float" office:value="108.378774583138" calcext:value-type="float">
            <text:p>108,378774583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6" calcext:value-type="float">
            <text:p>2706</text:p>
          </table:table-cell>
          <table:table-cell table:formula="of:=[.$L$2]*[.G2708]^3+[.$L$3]*[.G2708]^2+[.$K$4]*[.G2708]+[.$K$5]" office:value-type="float" office:value="108.423896108341" calcext:value-type="float">
            <text:p>108,423896108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7" calcext:value-type="float">
            <text:p>2707</text:p>
          </table:table-cell>
          <table:table-cell table:formula="of:=[.$L$2]*[.G2709]^3+[.$L$3]*[.G2709]^2+[.$K$4]*[.G2709]+[.$K$5]" office:value-type="float" office:value="108.469050276292" calcext:value-type="float">
            <text:p>108,469050276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8" calcext:value-type="float">
            <text:p>2708</text:p>
          </table:table-cell>
          <table:table-cell table:formula="of:=[.$L$2]*[.G2710]^3+[.$L$3]*[.G2710]^2+[.$K$4]*[.G2710]+[.$K$5]" office:value-type="float" office:value="108.514237118561" calcext:value-type="float">
            <text:p>108,514237118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9" calcext:value-type="float">
            <text:p>2709</text:p>
          </table:table-cell>
          <table:table-cell table:formula="of:=[.$L$2]*[.G2711]^3+[.$L$3]*[.G2711]^2+[.$K$4]*[.G2711]+[.$K$5]" office:value-type="float" office:value="108.559456666722" calcext:value-type="float">
            <text:p>108,559456666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0" calcext:value-type="float">
            <text:p>2710</text:p>
          </table:table-cell>
          <table:table-cell table:formula="of:=[.$L$2]*[.G2712]^3+[.$L$3]*[.G2712]^2+[.$K$4]*[.G2712]+[.$K$5]" office:value-type="float" office:value="108.604708952344" calcext:value-type="float">
            <text:p>108,6047089523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1" calcext:value-type="float">
            <text:p>2711</text:p>
          </table:table-cell>
          <table:table-cell table:formula="of:=[.$L$2]*[.G2713]^3+[.$L$3]*[.G2713]^2+[.$K$4]*[.G2713]+[.$K$5]" office:value-type="float" office:value="108.649994007" calcext:value-type="float">
            <text:p>108,649994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2" calcext:value-type="float">
            <text:p>2712</text:p>
          </table:table-cell>
          <table:table-cell table:formula="of:=[.$L$2]*[.G2714]^3+[.$L$3]*[.G2714]^2+[.$K$4]*[.G2714]+[.$K$5]" office:value-type="float" office:value="108.695311862261" calcext:value-type="float">
            <text:p>108,6953118622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3" calcext:value-type="float">
            <text:p>2713</text:p>
          </table:table-cell>
          <table:table-cell table:formula="of:=[.$L$2]*[.G2715]^3+[.$L$3]*[.G2715]^2+[.$K$4]*[.G2715]+[.$K$5]" office:value-type="float" office:value="108.740662549698" calcext:value-type="float">
            <text:p>108,740662549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4" calcext:value-type="float">
            <text:p>2714</text:p>
          </table:table-cell>
          <table:table-cell table:formula="of:=[.$L$2]*[.G2716]^3+[.$L$3]*[.G2716]^2+[.$K$4]*[.G2716]+[.$K$5]" office:value-type="float" office:value="108.786046100884" calcext:value-type="float">
            <text:p>108,786046100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5" calcext:value-type="float">
            <text:p>2715</text:p>
          </table:table-cell>
          <table:table-cell table:formula="of:=[.$L$2]*[.G2717]^3+[.$L$3]*[.G2717]^2+[.$K$4]*[.G2717]+[.$K$5]" office:value-type="float" office:value="108.83146254739" calcext:value-type="float">
            <text:p>108,83146254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6" calcext:value-type="float">
            <text:p>2716</text:p>
          </table:table-cell>
          <table:table-cell table:formula="of:=[.$L$2]*[.G2718]^3+[.$L$3]*[.G2718]^2+[.$K$4]*[.G2718]+[.$K$5]" office:value-type="float" office:value="108.876911920787" calcext:value-type="float">
            <text:p>108,876911920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7" calcext:value-type="float">
            <text:p>2717</text:p>
          </table:table-cell>
          <table:table-cell table:formula="of:=[.$L$2]*[.G2719]^3+[.$L$3]*[.G2719]^2+[.$K$4]*[.G2719]+[.$K$5]" office:value-type="float" office:value="108.922394252648" calcext:value-type="float">
            <text:p>108,922394252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8" calcext:value-type="float">
            <text:p>2718</text:p>
          </table:table-cell>
          <table:table-cell table:formula="of:=[.$L$2]*[.G2720]^3+[.$L$3]*[.G2720]^2+[.$K$4]*[.G2720]+[.$K$5]" office:value-type="float" office:value="108.967909574543" calcext:value-type="float">
            <text:p>108,9679095745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9" calcext:value-type="float">
            <text:p>2719</text:p>
          </table:table-cell>
          <table:table-cell table:formula="of:=[.$L$2]*[.G2721]^3+[.$L$3]*[.G2721]^2+[.$K$4]*[.G2721]+[.$K$5]" office:value-type="float" office:value="109.013457918043" calcext:value-type="float">
            <text:p>109,0134579180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0" calcext:value-type="float">
            <text:p>2720</text:p>
          </table:table-cell>
          <table:table-cell table:formula="of:=[.$L$2]*[.G2722]^3+[.$L$3]*[.G2722]^2+[.$K$4]*[.G2722]+[.$K$5]" office:value-type="float" office:value="109.059039314722" calcext:value-type="float">
            <text:p>109,059039314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1" calcext:value-type="float">
            <text:p>2721</text:p>
          </table:table-cell>
          <table:table-cell table:formula="of:=[.$L$2]*[.G2723]^3+[.$L$3]*[.G2723]^2+[.$K$4]*[.G2723]+[.$K$5]" office:value-type="float" office:value="109.10465379615" calcext:value-type="float">
            <text:p>109,104653796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2" calcext:value-type="float">
            <text:p>2722</text:p>
          </table:table-cell>
          <table:table-cell table:formula="of:=[.$L$2]*[.G2724]^3+[.$L$3]*[.G2724]^2+[.$K$4]*[.G2724]+[.$K$5]" office:value-type="float" office:value="109.150301393899" calcext:value-type="float">
            <text:p>109,150301393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3" calcext:value-type="float">
            <text:p>2723</text:p>
          </table:table-cell>
          <table:table-cell table:formula="of:=[.$L$2]*[.G2725]^3+[.$L$3]*[.G2725]^2+[.$K$4]*[.G2725]+[.$K$5]" office:value-type="float" office:value="109.19598213954" calcext:value-type="float">
            <text:p>109,19598213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4" calcext:value-type="float">
            <text:p>2724</text:p>
          </table:table-cell>
          <table:table-cell table:formula="of:=[.$L$2]*[.G2726]^3+[.$L$3]*[.G2726]^2+[.$K$4]*[.G2726]+[.$K$5]" office:value-type="float" office:value="109.241696064645" calcext:value-type="float">
            <text:p>109,241696064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5" calcext:value-type="float">
            <text:p>2725</text:p>
          </table:table-cell>
          <table:table-cell table:formula="of:=[.$L$2]*[.G2727]^3+[.$L$3]*[.G2727]^2+[.$K$4]*[.G2727]+[.$K$5]" office:value-type="float" office:value="109.287443200785" calcext:value-type="float">
            <text:p>109,287443200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6" calcext:value-type="float">
            <text:p>2726</text:p>
          </table:table-cell>
          <table:table-cell table:formula="of:=[.$L$2]*[.G2728]^3+[.$L$3]*[.G2728]^2+[.$K$4]*[.G2728]+[.$K$5]" office:value-type="float" office:value="109.333223579532" calcext:value-type="float">
            <text:p>109,333223579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7" calcext:value-type="float">
            <text:p>2727</text:p>
          </table:table-cell>
          <table:table-cell table:formula="of:=[.$L$2]*[.G2729]^3+[.$L$3]*[.G2729]^2+[.$K$4]*[.G2729]+[.$K$5]" office:value-type="float" office:value="109.379037232459" calcext:value-type="float">
            <text:p>109,379037232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8" calcext:value-type="float">
            <text:p>2728</text:p>
          </table:table-cell>
          <table:table-cell table:formula="of:=[.$L$2]*[.G2730]^3+[.$L$3]*[.G2730]^2+[.$K$4]*[.G2730]+[.$K$5]" office:value-type="float" office:value="109.424884191135" calcext:value-type="float">
            <text:p>109,424884191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9" calcext:value-type="float">
            <text:p>2729</text:p>
          </table:table-cell>
          <table:table-cell table:formula="of:=[.$L$2]*[.G2731]^3+[.$L$3]*[.G2731]^2+[.$K$4]*[.G2731]+[.$K$5]" office:value-type="float" office:value="109.470764487133" calcext:value-type="float">
            <text:p>109,4707644871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0" calcext:value-type="float">
            <text:p>2730</text:p>
          </table:table-cell>
          <table:table-cell table:formula="of:=[.$L$2]*[.G2732]^3+[.$L$3]*[.G2732]^2+[.$K$4]*[.G2732]+[.$K$5]" office:value-type="float" office:value="109.516678152024" calcext:value-type="float">
            <text:p>109,516678152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1" calcext:value-type="float">
            <text:p>2731</text:p>
          </table:table-cell>
          <table:table-cell table:formula="of:=[.$L$2]*[.G2733]^3+[.$L$3]*[.G2733]^2+[.$K$4]*[.G2733]+[.$K$5]" office:value-type="float" office:value="109.56262521738" calcext:value-type="float">
            <text:p>109,56262521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2" calcext:value-type="float">
            <text:p>2732</text:p>
          </table:table-cell>
          <table:table-cell table:formula="of:=[.$L$2]*[.G2734]^3+[.$L$3]*[.G2734]^2+[.$K$4]*[.G2734]+[.$K$5]" office:value-type="float" office:value="109.608605714773" calcext:value-type="float">
            <text:p>109,608605714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3" calcext:value-type="float">
            <text:p>2733</text:p>
          </table:table-cell>
          <table:table-cell table:formula="of:=[.$L$2]*[.G2735]^3+[.$L$3]*[.G2735]^2+[.$K$4]*[.G2735]+[.$K$5]" office:value-type="float" office:value="109.654619675774" calcext:value-type="float">
            <text:p>109,654619675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4" calcext:value-type="float">
            <text:p>2734</text:p>
          </table:table-cell>
          <table:table-cell table:formula="of:=[.$L$2]*[.G2736]^3+[.$L$3]*[.G2736]^2+[.$K$4]*[.G2736]+[.$K$5]" office:value-type="float" office:value="109.700667131954" calcext:value-type="float">
            <text:p>109,700667131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5" calcext:value-type="float">
            <text:p>2735</text:p>
          </table:table-cell>
          <table:table-cell table:formula="of:=[.$L$2]*[.G2737]^3+[.$L$3]*[.G2737]^2+[.$K$4]*[.G2737]+[.$K$5]" office:value-type="float" office:value="109.746748114885" calcext:value-type="float">
            <text:p>109,746748114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6" calcext:value-type="float">
            <text:p>2736</text:p>
          </table:table-cell>
          <table:table-cell table:formula="of:=[.$L$2]*[.G2738]^3+[.$L$3]*[.G2738]^2+[.$K$4]*[.G2738]+[.$K$5]" office:value-type="float" office:value="109.792862656139" calcext:value-type="float">
            <text:p>109,7928626561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7" calcext:value-type="float">
            <text:p>2737</text:p>
          </table:table-cell>
          <table:table-cell table:formula="of:=[.$L$2]*[.G2739]^3+[.$L$3]*[.G2739]^2+[.$K$4]*[.G2739]+[.$K$5]" office:value-type="float" office:value="109.839010787287" calcext:value-type="float">
            <text:p>109,8390107872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8" calcext:value-type="float">
            <text:p>2738</text:p>
          </table:table-cell>
          <table:table-cell table:formula="of:=[.$L$2]*[.G2740]^3+[.$L$3]*[.G2740]^2+[.$K$4]*[.G2740]+[.$K$5]" office:value-type="float" office:value="109.885192539901" calcext:value-type="float">
            <text:p>109,885192539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9" calcext:value-type="float">
            <text:p>2739</text:p>
          </table:table-cell>
          <table:table-cell table:formula="of:=[.$L$2]*[.G2741]^3+[.$L$3]*[.G2741]^2+[.$K$4]*[.G2741]+[.$K$5]" office:value-type="float" office:value="109.931407945553" calcext:value-type="float">
            <text:p>109,9314079455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0" calcext:value-type="float">
            <text:p>2740</text:p>
          </table:table-cell>
          <table:table-cell table:formula="of:=[.$L$2]*[.G2742]^3+[.$L$3]*[.G2742]^2+[.$K$4]*[.G2742]+[.$K$5]" office:value-type="float" office:value="109.977657035813" calcext:value-type="float">
            <text:p>109,9776570358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1" calcext:value-type="float">
            <text:p>2741</text:p>
          </table:table-cell>
          <table:table-cell table:formula="of:=[.$L$2]*[.G2743]^3+[.$L$3]*[.G2743]^2+[.$K$4]*[.G2743]+[.$K$5]" office:value-type="float" office:value="110.023939842254" calcext:value-type="float">
            <text:p>110,023939842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2" calcext:value-type="float">
            <text:p>2742</text:p>
          </table:table-cell>
          <table:table-cell table:formula="of:=[.$L$2]*[.G2744]^3+[.$L$3]*[.G2744]^2+[.$K$4]*[.G2744]+[.$K$5]" office:value-type="float" office:value="110.070256396447" calcext:value-type="float">
            <text:p>110,070256396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3" calcext:value-type="float">
            <text:p>2743</text:p>
          </table:table-cell>
          <table:table-cell table:formula="of:=[.$L$2]*[.G2745]^3+[.$L$3]*[.G2745]^2+[.$K$4]*[.G2745]+[.$K$5]" office:value-type="float" office:value="110.116606729963" calcext:value-type="float">
            <text:p>110,1166067299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4" calcext:value-type="float">
            <text:p>2744</text:p>
          </table:table-cell>
          <table:table-cell table:formula="of:=[.$L$2]*[.G2746]^3+[.$L$3]*[.G2746]^2+[.$K$4]*[.G2746]+[.$K$5]" office:value-type="float" office:value="110.162990874375" calcext:value-type="float">
            <text:p>110,162990874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5" calcext:value-type="float">
            <text:p>2745</text:p>
          </table:table-cell>
          <table:table-cell table:formula="of:=[.$L$2]*[.G2747]^3+[.$L$3]*[.G2747]^2+[.$K$4]*[.G2747]+[.$K$5]" office:value-type="float" office:value="110.209408861253" calcext:value-type="float">
            <text:p>110,209408861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6" calcext:value-type="float">
            <text:p>2746</text:p>
          </table:table-cell>
          <table:table-cell table:formula="of:=[.$L$2]*[.G2748]^3+[.$L$3]*[.G2748]^2+[.$K$4]*[.G2748]+[.$K$5]" office:value-type="float" office:value="110.25586072217" calcext:value-type="float">
            <text:p>110,25586072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7" calcext:value-type="float">
            <text:p>2747</text:p>
          </table:table-cell>
          <table:table-cell table:formula="of:=[.$L$2]*[.G2749]^3+[.$L$3]*[.G2749]^2+[.$K$4]*[.G2749]+[.$K$5]" office:value-type="float" office:value="110.302346488697" calcext:value-type="float">
            <text:p>110,302346488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8" calcext:value-type="float">
            <text:p>2748</text:p>
          </table:table-cell>
          <table:table-cell table:formula="of:=[.$L$2]*[.G2750]^3+[.$L$3]*[.G2750]^2+[.$K$4]*[.G2750]+[.$K$5]" office:value-type="float" office:value="110.348866192405" calcext:value-type="float">
            <text:p>110,348866192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9" calcext:value-type="float">
            <text:p>2749</text:p>
          </table:table-cell>
          <table:table-cell table:formula="of:=[.$L$2]*[.G2751]^3+[.$L$3]*[.G2751]^2+[.$K$4]*[.G2751]+[.$K$5]" office:value-type="float" office:value="110.395419864866" calcext:value-type="float">
            <text:p>110,395419864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0" calcext:value-type="float">
            <text:p>2750</text:p>
          </table:table-cell>
          <table:table-cell table:formula="of:=[.$L$2]*[.G2752]^3+[.$L$3]*[.G2752]^2+[.$K$4]*[.G2752]+[.$K$5]" office:value-type="float" office:value="110.442007537651" calcext:value-type="float">
            <text:p>110,442007537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1" calcext:value-type="float">
            <text:p>2751</text:p>
          </table:table-cell>
          <table:table-cell table:formula="of:=[.$L$2]*[.G2753]^3+[.$L$3]*[.G2753]^2+[.$K$4]*[.G2753]+[.$K$5]" office:value-type="float" office:value="110.488629242333" calcext:value-type="float">
            <text:p>110,4886292423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2" calcext:value-type="float">
            <text:p>2752</text:p>
          </table:table-cell>
          <table:table-cell table:formula="of:=[.$L$2]*[.G2754]^3+[.$L$3]*[.G2754]^2+[.$K$4]*[.G2754]+[.$K$5]" office:value-type="float" office:value="110.535285010482" calcext:value-type="float">
            <text:p>110,5352850104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3" calcext:value-type="float">
            <text:p>2753</text:p>
          </table:table-cell>
          <table:table-cell table:formula="of:=[.$L$2]*[.G2755]^3+[.$L$3]*[.G2755]^2+[.$K$4]*[.G2755]+[.$K$5]" office:value-type="float" office:value="110.581974873671" calcext:value-type="float">
            <text:p>110,581974873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4" calcext:value-type="float">
            <text:p>2754</text:p>
          </table:table-cell>
          <table:table-cell table:formula="of:=[.$L$2]*[.G2756]^3+[.$L$3]*[.G2756]^2+[.$K$4]*[.G2756]+[.$K$5]" office:value-type="float" office:value="110.628698863471" calcext:value-type="float">
            <text:p>110,628698863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5" calcext:value-type="float">
            <text:p>2755</text:p>
          </table:table-cell>
          <table:table-cell table:formula="of:=[.$L$2]*[.G2757]^3+[.$L$3]*[.G2757]^2+[.$K$4]*[.G2757]+[.$K$5]" office:value-type="float" office:value="110.675457011452" calcext:value-type="float">
            <text:p>110,6754570114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6" calcext:value-type="float">
            <text:p>2756</text:p>
          </table:table-cell>
          <table:table-cell table:formula="of:=[.$L$2]*[.G2758]^3+[.$L$3]*[.G2758]^2+[.$K$4]*[.G2758]+[.$K$5]" office:value-type="float" office:value="110.722249349188" calcext:value-type="float">
            <text:p>110,722249349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7" calcext:value-type="float">
            <text:p>2757</text:p>
          </table:table-cell>
          <table:table-cell table:formula="of:=[.$L$2]*[.G2759]^3+[.$L$3]*[.G2759]^2+[.$K$4]*[.G2759]+[.$K$5]" office:value-type="float" office:value="110.76907590825" calcext:value-type="float">
            <text:p>110,76907590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8" calcext:value-type="float">
            <text:p>2758</text:p>
          </table:table-cell>
          <table:table-cell table:formula="of:=[.$L$2]*[.G2760]^3+[.$L$3]*[.G2760]^2+[.$K$4]*[.G2760]+[.$K$5]" office:value-type="float" office:value="110.815936720208" calcext:value-type="float">
            <text:p>110,815936720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9" calcext:value-type="float">
            <text:p>2759</text:p>
          </table:table-cell>
          <table:table-cell table:formula="of:=[.$L$2]*[.G2761]^3+[.$L$3]*[.G2761]^2+[.$K$4]*[.G2761]+[.$K$5]" office:value-type="float" office:value="110.862831816635" calcext:value-type="float">
            <text:p>110,862831816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0" calcext:value-type="float">
            <text:p>2760</text:p>
          </table:table-cell>
          <table:table-cell table:formula="of:=[.$L$2]*[.G2762]^3+[.$L$3]*[.G2762]^2+[.$K$4]*[.G2762]+[.$K$5]" office:value-type="float" office:value="110.909761229102" calcext:value-type="float">
            <text:p>110,909761229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1" calcext:value-type="float">
            <text:p>2761</text:p>
          </table:table-cell>
          <table:table-cell table:formula="of:=[.$L$2]*[.G2763]^3+[.$L$3]*[.G2763]^2+[.$K$4]*[.G2763]+[.$K$5]" office:value-type="float" office:value="110.956724989181" calcext:value-type="float">
            <text:p>110,956724989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2" calcext:value-type="float">
            <text:p>2762</text:p>
          </table:table-cell>
          <table:table-cell table:formula="of:=[.$L$2]*[.G2764]^3+[.$L$3]*[.G2764]^2+[.$K$4]*[.G2764]+[.$K$5]" office:value-type="float" office:value="111.003723128443" calcext:value-type="float">
            <text:p>111,003723128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3" calcext:value-type="float">
            <text:p>2763</text:p>
          </table:table-cell>
          <table:table-cell table:formula="of:=[.$L$2]*[.G2765]^3+[.$L$3]*[.G2765]^2+[.$K$4]*[.G2765]+[.$K$5]" office:value-type="float" office:value="111.050755678461" calcext:value-type="float">
            <text:p>111,0507556784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4" calcext:value-type="float">
            <text:p>2764</text:p>
          </table:table-cell>
          <table:table-cell table:formula="of:=[.$L$2]*[.G2766]^3+[.$L$3]*[.G2766]^2+[.$K$4]*[.G2766]+[.$K$5]" office:value-type="float" office:value="111.097822670804" calcext:value-type="float">
            <text:p>111,0978226708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5" calcext:value-type="float">
            <text:p>2765</text:p>
          </table:table-cell>
          <table:table-cell table:formula="of:=[.$L$2]*[.G2767]^3+[.$L$3]*[.G2767]^2+[.$K$4]*[.G2767]+[.$K$5]" office:value-type="float" office:value="111.144924137046" calcext:value-type="float">
            <text:p>111,144924137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6" calcext:value-type="float">
            <text:p>2766</text:p>
          </table:table-cell>
          <table:table-cell table:formula="of:=[.$L$2]*[.G2768]^3+[.$L$3]*[.G2768]^2+[.$K$4]*[.G2768]+[.$K$5]" office:value-type="float" office:value="111.192060108757" calcext:value-type="float">
            <text:p>111,192060108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7" calcext:value-type="float">
            <text:p>2767</text:p>
          </table:table-cell>
          <table:table-cell table:formula="of:=[.$L$2]*[.G2769]^3+[.$L$3]*[.G2769]^2+[.$K$4]*[.G2769]+[.$K$5]" office:value-type="float" office:value="111.239230617509" calcext:value-type="float">
            <text:p>111,2392306175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8" calcext:value-type="float">
            <text:p>2768</text:p>
          </table:table-cell>
          <table:table-cell table:formula="of:=[.$L$2]*[.G2770]^3+[.$L$3]*[.G2770]^2+[.$K$4]*[.G2770]+[.$K$5]" office:value-type="float" office:value="111.286435694874" calcext:value-type="float">
            <text:p>111,286435694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9" calcext:value-type="float">
            <text:p>2769</text:p>
          </table:table-cell>
          <table:table-cell table:formula="of:=[.$L$2]*[.G2771]^3+[.$L$3]*[.G2771]^2+[.$K$4]*[.G2771]+[.$K$5]" office:value-type="float" office:value="111.333675372423" calcext:value-type="float">
            <text:p>111,333675372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0" calcext:value-type="float">
            <text:p>2770</text:p>
          </table:table-cell>
          <table:table-cell table:formula="of:=[.$L$2]*[.G2772]^3+[.$L$3]*[.G2772]^2+[.$K$4]*[.G2772]+[.$K$5]" office:value-type="float" office:value="111.380949681728" calcext:value-type="float">
            <text:p>111,3809496817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1" calcext:value-type="float">
            <text:p>2771</text:p>
          </table:table-cell>
          <table:table-cell table:formula="of:=[.$L$2]*[.G2773]^3+[.$L$3]*[.G2773]^2+[.$K$4]*[.G2773]+[.$K$5]" office:value-type="float" office:value="111.428258654361" calcext:value-type="float">
            <text:p>111,428258654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2" calcext:value-type="float">
            <text:p>2772</text:p>
          </table:table-cell>
          <table:table-cell table:formula="of:=[.$L$2]*[.G2774]^3+[.$L$3]*[.G2774]^2+[.$K$4]*[.G2774]+[.$K$5]" office:value-type="float" office:value="111.475602321892" calcext:value-type="float">
            <text:p>111,475602321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3" calcext:value-type="float">
            <text:p>2773</text:p>
          </table:table-cell>
          <table:table-cell table:formula="of:=[.$L$2]*[.G2775]^3+[.$L$3]*[.G2775]^2+[.$K$4]*[.G2775]+[.$K$5]" office:value-type="float" office:value="111.522980715894" calcext:value-type="float">
            <text:p>111,522980715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4" calcext:value-type="float">
            <text:p>2774</text:p>
          </table:table-cell>
          <table:table-cell table:formula="of:=[.$L$2]*[.G2776]^3+[.$L$3]*[.G2776]^2+[.$K$4]*[.G2776]+[.$K$5]" office:value-type="float" office:value="111.570393867938" calcext:value-type="float">
            <text:p>111,570393867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5" calcext:value-type="float">
            <text:p>2775</text:p>
          </table:table-cell>
          <table:table-cell table:formula="of:=[.$L$2]*[.G2777]^3+[.$L$3]*[.G2777]^2+[.$K$4]*[.G2777]+[.$K$5]" office:value-type="float" office:value="111.617841809596" calcext:value-type="float">
            <text:p>111,6178418095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6" calcext:value-type="float">
            <text:p>2776</text:p>
          </table:table-cell>
          <table:table-cell table:formula="of:=[.$L$2]*[.G2778]^3+[.$L$3]*[.G2778]^2+[.$K$4]*[.G2778]+[.$K$5]" office:value-type="float" office:value="111.665324572439" calcext:value-type="float">
            <text:p>111,665324572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7" calcext:value-type="float">
            <text:p>2777</text:p>
          </table:table-cell>
          <table:table-cell table:formula="of:=[.$L$2]*[.G2779]^3+[.$L$3]*[.G2779]^2+[.$K$4]*[.G2779]+[.$K$5]" office:value-type="float" office:value="111.712842188038" calcext:value-type="float">
            <text:p>111,712842188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8" calcext:value-type="float">
            <text:p>2778</text:p>
          </table:table-cell>
          <table:table-cell table:formula="of:=[.$L$2]*[.G2780]^3+[.$L$3]*[.G2780]^2+[.$K$4]*[.G2780]+[.$K$5]" office:value-type="float" office:value="111.760394687966" calcext:value-type="float">
            <text:p>111,760394687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9" calcext:value-type="float">
            <text:p>2779</text:p>
          </table:table-cell>
          <table:table-cell table:formula="of:=[.$L$2]*[.G2781]^3+[.$L$3]*[.G2781]^2+[.$K$4]*[.G2781]+[.$K$5]" office:value-type="float" office:value="111.807982103794" calcext:value-type="float">
            <text:p>111,8079821037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0" calcext:value-type="float">
            <text:p>2780</text:p>
          </table:table-cell>
          <table:table-cell table:formula="of:=[.$L$2]*[.G2782]^3+[.$L$3]*[.G2782]^2+[.$K$4]*[.G2782]+[.$K$5]" office:value-type="float" office:value="111.855604467093" calcext:value-type="float">
            <text:p>111,855604467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1" calcext:value-type="float">
            <text:p>2781</text:p>
          </table:table-cell>
          <table:table-cell table:formula="of:=[.$L$2]*[.G2783]^3+[.$L$3]*[.G2783]^2+[.$K$4]*[.G2783]+[.$K$5]" office:value-type="float" office:value="111.903261809435" calcext:value-type="float">
            <text:p>111,9032618094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2" calcext:value-type="float">
            <text:p>2782</text:p>
          </table:table-cell>
          <table:table-cell table:formula="of:=[.$L$2]*[.G2784]^3+[.$L$3]*[.G2784]^2+[.$K$4]*[.G2784]+[.$K$5]" office:value-type="float" office:value="111.950954162392" calcext:value-type="float">
            <text:p>111,950954162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3" calcext:value-type="float">
            <text:p>2783</text:p>
          </table:table-cell>
          <table:table-cell table:formula="of:=[.$L$2]*[.G2785]^3+[.$L$3]*[.G2785]^2+[.$K$4]*[.G2785]+[.$K$5]" office:value-type="float" office:value="111.998681557535" calcext:value-type="float">
            <text:p>111,998681557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4" calcext:value-type="float">
            <text:p>2784</text:p>
          </table:table-cell>
          <table:table-cell table:formula="of:=[.$L$2]*[.G2786]^3+[.$L$3]*[.G2786]^2+[.$K$4]*[.G2786]+[.$K$5]" office:value-type="float" office:value="112.046444026436" calcext:value-type="float">
            <text:p>112,046444026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5" calcext:value-type="float">
            <text:p>2785</text:p>
          </table:table-cell>
          <table:table-cell table:formula="of:=[.$L$2]*[.G2787]^3+[.$L$3]*[.G2787]^2+[.$K$4]*[.G2787]+[.$K$5]" office:value-type="float" office:value="112.094241600666" calcext:value-type="float">
            <text:p>112,094241600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6" calcext:value-type="float">
            <text:p>2786</text:p>
          </table:table-cell>
          <table:table-cell table:formula="of:=[.$L$2]*[.G2788]^3+[.$L$3]*[.G2788]^2+[.$K$4]*[.G2788]+[.$K$5]" office:value-type="float" office:value="112.142074311797" calcext:value-type="float">
            <text:p>112,142074311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7" calcext:value-type="float">
            <text:p>2787</text:p>
          </table:table-cell>
          <table:table-cell table:formula="of:=[.$L$2]*[.G2789]^3+[.$L$3]*[.G2789]^2+[.$K$4]*[.G2789]+[.$K$5]" office:value-type="float" office:value="112.1899421914" calcext:value-type="float">
            <text:p>112,1899421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8" calcext:value-type="float">
            <text:p>2788</text:p>
          </table:table-cell>
          <table:table-cell table:formula="of:=[.$L$2]*[.G2790]^3+[.$L$3]*[.G2790]^2+[.$K$4]*[.G2790]+[.$K$5]" office:value-type="float" office:value="112.237845271047" calcext:value-type="float">
            <text:p>112,2378452710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9" calcext:value-type="float">
            <text:p>2789</text:p>
          </table:table-cell>
          <table:table-cell table:formula="of:=[.$L$2]*[.G2791]^3+[.$L$3]*[.G2791]^2+[.$K$4]*[.G2791]+[.$K$5]" office:value-type="float" office:value="112.285783582309" calcext:value-type="float">
            <text:p>112,285783582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0" calcext:value-type="float">
            <text:p>2790</text:p>
          </table:table-cell>
          <table:table-cell table:formula="of:=[.$L$2]*[.G2792]^3+[.$L$3]*[.G2792]^2+[.$K$4]*[.G2792]+[.$K$5]" office:value-type="float" office:value="112.333757156759" calcext:value-type="float">
            <text:p>112,3337571567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1" calcext:value-type="float">
            <text:p>2791</text:p>
          </table:table-cell>
          <table:table-cell table:formula="of:=[.$L$2]*[.G2793]^3+[.$L$3]*[.G2793]^2+[.$K$4]*[.G2793]+[.$K$5]" office:value-type="float" office:value="112.381766025967" calcext:value-type="float">
            <text:p>112,381766025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2" calcext:value-type="float">
            <text:p>2792</text:p>
          </table:table-cell>
          <table:table-cell table:formula="of:=[.$L$2]*[.G2794]^3+[.$L$3]*[.G2794]^2+[.$K$4]*[.G2794]+[.$K$5]" office:value-type="float" office:value="112.429810221506" calcext:value-type="float">
            <text:p>112,429810221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3" calcext:value-type="float">
            <text:p>2793</text:p>
          </table:table-cell>
          <table:table-cell table:formula="of:=[.$L$2]*[.G2795]^3+[.$L$3]*[.G2795]^2+[.$K$4]*[.G2795]+[.$K$5]" office:value-type="float" office:value="112.477889774946" calcext:value-type="float">
            <text:p>112,477889774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4" calcext:value-type="float">
            <text:p>2794</text:p>
          </table:table-cell>
          <table:table-cell table:formula="of:=[.$L$2]*[.G2796]^3+[.$L$3]*[.G2796]^2+[.$K$4]*[.G2796]+[.$K$5]" office:value-type="float" office:value="112.52600471786" calcext:value-type="float">
            <text:p>112,52600471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5" calcext:value-type="float">
            <text:p>2795</text:p>
          </table:table-cell>
          <table:table-cell table:formula="of:=[.$L$2]*[.G2797]^3+[.$L$3]*[.G2797]^2+[.$K$4]*[.G2797]+[.$K$5]" office:value-type="float" office:value="112.574155081819" calcext:value-type="float">
            <text:p>112,574155081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6" calcext:value-type="float">
            <text:p>2796</text:p>
          </table:table-cell>
          <table:table-cell table:formula="of:=[.$L$2]*[.G2798]^3+[.$L$3]*[.G2798]^2+[.$K$4]*[.G2798]+[.$K$5]" office:value-type="float" office:value="112.622340898394" calcext:value-type="float">
            <text:p>112,622340898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7" calcext:value-type="float">
            <text:p>2797</text:p>
          </table:table-cell>
          <table:table-cell table:formula="of:=[.$L$2]*[.G2799]^3+[.$L$3]*[.G2799]^2+[.$K$4]*[.G2799]+[.$K$5]" office:value-type="float" office:value="112.670562199157" calcext:value-type="float">
            <text:p>112,6705621991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8" calcext:value-type="float">
            <text:p>2798</text:p>
          </table:table-cell>
          <table:table-cell table:formula="of:=[.$L$2]*[.G2800]^3+[.$L$3]*[.G2800]^2+[.$K$4]*[.G2800]+[.$K$5]" office:value-type="float" office:value="112.718819015679" calcext:value-type="float">
            <text:p>112,718819015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9" calcext:value-type="float">
            <text:p>2799</text:p>
          </table:table-cell>
          <table:table-cell table:formula="of:=[.$L$2]*[.G2801]^3+[.$L$3]*[.G2801]^2+[.$K$4]*[.G2801]+[.$K$5]" office:value-type="float" office:value="112.767111379533" calcext:value-type="float">
            <text:p>112,7671113795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0" calcext:value-type="float">
            <text:p>2800</text:p>
          </table:table-cell>
          <table:table-cell table:formula="of:=[.$L$2]*[.G2802]^3+[.$L$3]*[.G2802]^2+[.$K$4]*[.G2802]+[.$K$5]" office:value-type="float" office:value="112.815439322289" calcext:value-type="float">
            <text:p>112,815439322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1" calcext:value-type="float">
            <text:p>2801</text:p>
          </table:table-cell>
          <table:table-cell table:formula="of:=[.$L$2]*[.G2803]^3+[.$L$3]*[.G2803]^2+[.$K$4]*[.G2803]+[.$K$5]" office:value-type="float" office:value="112.86380287552" calcext:value-type="float">
            <text:p>112,86380287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2" calcext:value-type="float">
            <text:p>2802</text:p>
          </table:table-cell>
          <table:table-cell table:formula="of:=[.$L$2]*[.G2804]^3+[.$L$3]*[.G2804]^2+[.$K$4]*[.G2804]+[.$K$5]" office:value-type="float" office:value="112.912202070797" calcext:value-type="float">
            <text:p>112,912202070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3" calcext:value-type="float">
            <text:p>2803</text:p>
          </table:table-cell>
          <table:table-cell table:formula="of:=[.$L$2]*[.G2805]^3+[.$L$3]*[.G2805]^2+[.$K$4]*[.G2805]+[.$K$5]" office:value-type="float" office:value="112.960636939691" calcext:value-type="float">
            <text:p>112,960636939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4" calcext:value-type="float">
            <text:p>2804</text:p>
          </table:table-cell>
          <table:table-cell table:formula="of:=[.$L$2]*[.G2806]^3+[.$L$3]*[.G2806]^2+[.$K$4]*[.G2806]+[.$K$5]" office:value-type="float" office:value="113.009107513773" calcext:value-type="float">
            <text:p>113,009107513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5" calcext:value-type="float">
            <text:p>2805</text:p>
          </table:table-cell>
          <table:table-cell table:formula="of:=[.$L$2]*[.G2807]^3+[.$L$3]*[.G2807]^2+[.$K$4]*[.G2807]+[.$K$5]" office:value-type="float" office:value="113.057613824617" calcext:value-type="float">
            <text:p>113,0576138246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6" calcext:value-type="float">
            <text:p>2806</text:p>
          </table:table-cell>
          <table:table-cell table:formula="of:=[.$L$2]*[.G2808]^3+[.$L$3]*[.G2808]^2+[.$K$4]*[.G2808]+[.$K$5]" office:value-type="float" office:value="113.106155903792" calcext:value-type="float">
            <text:p>113,1061559037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7" calcext:value-type="float">
            <text:p>2807</text:p>
          </table:table-cell>
          <table:table-cell table:formula="of:=[.$L$2]*[.G2809]^3+[.$L$3]*[.G2809]^2+[.$K$4]*[.G2809]+[.$K$5]" office:value-type="float" office:value="113.154733782872" calcext:value-type="float">
            <text:p>113,154733782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8" calcext:value-type="float">
            <text:p>2808</text:p>
          </table:table-cell>
          <table:table-cell table:formula="of:=[.$L$2]*[.G2810]^3+[.$L$3]*[.G2810]^2+[.$K$4]*[.G2810]+[.$K$5]" office:value-type="float" office:value="113.203347493426" calcext:value-type="float">
            <text:p>113,203347493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9" calcext:value-type="float">
            <text:p>2809</text:p>
          </table:table-cell>
          <table:table-cell table:formula="of:=[.$L$2]*[.G2811]^3+[.$L$3]*[.G2811]^2+[.$K$4]*[.G2811]+[.$K$5]" office:value-type="float" office:value="113.251997067027" calcext:value-type="float">
            <text:p>113,251997067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0" calcext:value-type="float">
            <text:p>2810</text:p>
          </table:table-cell>
          <table:table-cell table:formula="of:=[.$L$2]*[.G2812]^3+[.$L$3]*[.G2812]^2+[.$K$4]*[.G2812]+[.$K$5]" office:value-type="float" office:value="113.300682535247" calcext:value-type="float">
            <text:p>113,300682535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1" calcext:value-type="float">
            <text:p>2811</text:p>
          </table:table-cell>
          <table:table-cell table:formula="of:=[.$L$2]*[.G2813]^3+[.$L$3]*[.G2813]^2+[.$K$4]*[.G2813]+[.$K$5]" office:value-type="float" office:value="113.349403929656" calcext:value-type="float">
            <text:p>113,3494039296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2" calcext:value-type="float">
            <text:p>2812</text:p>
          </table:table-cell>
          <table:table-cell table:formula="of:=[.$L$2]*[.G2814]^3+[.$L$3]*[.G2814]^2+[.$K$4]*[.G2814]+[.$K$5]" office:value-type="float" office:value="113.398161281827" calcext:value-type="float">
            <text:p>113,398161281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3" calcext:value-type="float">
            <text:p>2813</text:p>
          </table:table-cell>
          <table:table-cell table:formula="of:=[.$L$2]*[.G2815]^3+[.$L$3]*[.G2815]^2+[.$K$4]*[.G2815]+[.$K$5]" office:value-type="float" office:value="113.446954623331" calcext:value-type="float">
            <text:p>113,446954623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4" calcext:value-type="float">
            <text:p>2814</text:p>
          </table:table-cell>
          <table:table-cell table:formula="of:=[.$L$2]*[.G2816]^3+[.$L$3]*[.G2816]^2+[.$K$4]*[.G2816]+[.$K$5]" office:value-type="float" office:value="113.495783985739" calcext:value-type="float">
            <text:p>113,495783985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5" calcext:value-type="float">
            <text:p>2815</text:p>
          </table:table-cell>
          <table:table-cell table:formula="of:=[.$L$2]*[.G2817]^3+[.$L$3]*[.G2817]^2+[.$K$4]*[.G2817]+[.$K$5]" office:value-type="float" office:value="113.544649400624" calcext:value-type="float">
            <text:p>113,544649400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6" calcext:value-type="float">
            <text:p>2816</text:p>
          </table:table-cell>
          <table:table-cell table:formula="of:=[.$L$2]*[.G2818]^3+[.$L$3]*[.G2818]^2+[.$K$4]*[.G2818]+[.$K$5]" office:value-type="float" office:value="113.593550899556" calcext:value-type="float">
            <text:p>113,593550899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7" calcext:value-type="float">
            <text:p>2817</text:p>
          </table:table-cell>
          <table:table-cell table:formula="of:=[.$L$2]*[.G2819]^3+[.$L$3]*[.G2819]^2+[.$K$4]*[.G2819]+[.$K$5]" office:value-type="float" office:value="113.642488514108" calcext:value-type="float">
            <text:p>113,6424885141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8" calcext:value-type="float">
            <text:p>2818</text:p>
          </table:table-cell>
          <table:table-cell table:formula="of:=[.$L$2]*[.G2820]^3+[.$L$3]*[.G2820]^2+[.$K$4]*[.G2820]+[.$K$5]" office:value-type="float" office:value="113.69146227585" calcext:value-type="float">
            <text:p>113,69146227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9" calcext:value-type="float">
            <text:p>2819</text:p>
          </table:table-cell>
          <table:table-cell table:formula="of:=[.$L$2]*[.G2821]^3+[.$L$3]*[.G2821]^2+[.$K$4]*[.G2821]+[.$K$5]" office:value-type="float" office:value="113.740472216355" calcext:value-type="float">
            <text:p>113,740472216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0" calcext:value-type="float">
            <text:p>2820</text:p>
          </table:table-cell>
          <table:table-cell table:formula="of:=[.$L$2]*[.G2822]^3+[.$L$3]*[.G2822]^2+[.$K$4]*[.G2822]+[.$K$5]" office:value-type="float" office:value="113.789518367194" calcext:value-type="float">
            <text:p>113,789518367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1" calcext:value-type="float">
            <text:p>2821</text:p>
          </table:table-cell>
          <table:table-cell table:formula="of:=[.$L$2]*[.G2823]^3+[.$L$3]*[.G2823]^2+[.$K$4]*[.G2823]+[.$K$5]" office:value-type="float" office:value="113.838600759938" calcext:value-type="float">
            <text:p>113,838600759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2" calcext:value-type="float">
            <text:p>2822</text:p>
          </table:table-cell>
          <table:table-cell table:formula="of:=[.$L$2]*[.G2824]^3+[.$L$3]*[.G2824]^2+[.$K$4]*[.G2824]+[.$K$5]" office:value-type="float" office:value="113.88771942616" calcext:value-type="float">
            <text:p>113,88771942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3" calcext:value-type="float">
            <text:p>2823</text:p>
          </table:table-cell>
          <table:table-cell table:formula="of:=[.$L$2]*[.G2825]^3+[.$L$3]*[.G2825]^2+[.$K$4]*[.G2825]+[.$K$5]" office:value-type="float" office:value="113.93687439743" calcext:value-type="float">
            <text:p>113,93687439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4" calcext:value-type="float">
            <text:p>2824</text:p>
          </table:table-cell>
          <table:table-cell table:formula="of:=[.$L$2]*[.G2826]^3+[.$L$3]*[.G2826]^2+[.$K$4]*[.G2826]+[.$K$5]" office:value-type="float" office:value="113.98606570532" calcext:value-type="float">
            <text:p>113,98606570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5" calcext:value-type="float">
            <text:p>2825</text:p>
          </table:table-cell>
          <table:table-cell table:formula="of:=[.$L$2]*[.G2827]^3+[.$L$3]*[.G2827]^2+[.$K$4]*[.G2827]+[.$K$5]" office:value-type="float" office:value="114.035293381402" calcext:value-type="float">
            <text:p>114,035293381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6" calcext:value-type="float">
            <text:p>2826</text:p>
          </table:table-cell>
          <table:table-cell table:formula="of:=[.$L$2]*[.G2828]^3+[.$L$3]*[.G2828]^2+[.$K$4]*[.G2828]+[.$K$5]" office:value-type="float" office:value="114.084557457248" calcext:value-type="float">
            <text:p>114,084557457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7" calcext:value-type="float">
            <text:p>2827</text:p>
          </table:table-cell>
          <table:table-cell table:formula="of:=[.$L$2]*[.G2829]^3+[.$L$3]*[.G2829]^2+[.$K$4]*[.G2829]+[.$K$5]" office:value-type="float" office:value="114.133857964428" calcext:value-type="float">
            <text:p>114,133857964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8" calcext:value-type="float">
            <text:p>2828</text:p>
          </table:table-cell>
          <table:table-cell table:formula="of:=[.$L$2]*[.G2830]^3+[.$L$3]*[.G2830]^2+[.$K$4]*[.G2830]+[.$K$5]" office:value-type="float" office:value="114.183194934515" calcext:value-type="float">
            <text:p>114,183194934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9" calcext:value-type="float">
            <text:p>2829</text:p>
          </table:table-cell>
          <table:table-cell table:formula="of:=[.$L$2]*[.G2831]^3+[.$L$3]*[.G2831]^2+[.$K$4]*[.G2831]+[.$K$5]" office:value-type="float" office:value="114.23256839908" calcext:value-type="float">
            <text:p>114,23256839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0" calcext:value-type="float">
            <text:p>2830</text:p>
          </table:table-cell>
          <table:table-cell table:formula="of:=[.$L$2]*[.G2832]^3+[.$L$3]*[.G2832]^2+[.$K$4]*[.G2832]+[.$K$5]" office:value-type="float" office:value="114.281978389694" calcext:value-type="float">
            <text:p>114,281978389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1" calcext:value-type="float">
            <text:p>2831</text:p>
          </table:table-cell>
          <table:table-cell table:formula="of:=[.$L$2]*[.G2833]^3+[.$L$3]*[.G2833]^2+[.$K$4]*[.G2833]+[.$K$5]" office:value-type="float" office:value="114.33142493793" calcext:value-type="float">
            <text:p>114,331424937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2" calcext:value-type="float">
            <text:p>2832</text:p>
          </table:table-cell>
          <table:table-cell table:formula="of:=[.$L$2]*[.G2834]^3+[.$L$3]*[.G2834]^2+[.$K$4]*[.G2834]+[.$K$5]" office:value-type="float" office:value="114.380908075358" calcext:value-type="float">
            <text:p>114,3809080753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3" calcext:value-type="float">
            <text:p>2833</text:p>
          </table:table-cell>
          <table:table-cell table:formula="of:=[.$L$2]*[.G2835]^3+[.$L$3]*[.G2835]^2+[.$K$4]*[.G2835]+[.$K$5]" office:value-type="float" office:value="114.430427833551" calcext:value-type="float">
            <text:p>114,4304278335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4" calcext:value-type="float">
            <text:p>2834</text:p>
          </table:table-cell>
          <table:table-cell table:formula="of:=[.$L$2]*[.G2836]^3+[.$L$3]*[.G2836]^2+[.$K$4]*[.G2836]+[.$K$5]" office:value-type="float" office:value="114.479984244079" calcext:value-type="float">
            <text:p>114,479984244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5" calcext:value-type="float">
            <text:p>2835</text:p>
          </table:table-cell>
          <table:table-cell table:formula="of:=[.$L$2]*[.G2837]^3+[.$L$3]*[.G2837]^2+[.$K$4]*[.G2837]+[.$K$5]" office:value-type="float" office:value="114.529577338515" calcext:value-type="float">
            <text:p>114,529577338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6" calcext:value-type="float">
            <text:p>2836</text:p>
          </table:table-cell>
          <table:table-cell table:formula="of:=[.$L$2]*[.G2838]^3+[.$L$3]*[.G2838]^2+[.$K$4]*[.G2838]+[.$K$5]" office:value-type="float" office:value="114.57920714843" calcext:value-type="float">
            <text:p>114,579207148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7" calcext:value-type="float">
            <text:p>2837</text:p>
          </table:table-cell>
          <table:table-cell table:formula="of:=[.$L$2]*[.G2839]^3+[.$L$3]*[.G2839]^2+[.$K$4]*[.G2839]+[.$K$5]" office:value-type="float" office:value="114.628873705395" calcext:value-type="float">
            <text:p>114,628873705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8" calcext:value-type="float">
            <text:p>2838</text:p>
          </table:table-cell>
          <table:table-cell table:formula="of:=[.$L$2]*[.G2840]^3+[.$L$3]*[.G2840]^2+[.$K$4]*[.G2840]+[.$K$5]" office:value-type="float" office:value="114.678577040983" calcext:value-type="float">
            <text:p>114,6785770409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9" calcext:value-type="float">
            <text:p>2839</text:p>
          </table:table-cell>
          <table:table-cell table:formula="of:=[.$L$2]*[.G2841]^3+[.$L$3]*[.G2841]^2+[.$K$4]*[.G2841]+[.$K$5]" office:value-type="float" office:value="114.728317186764" calcext:value-type="float">
            <text:p>114,7283171867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0" calcext:value-type="float">
            <text:p>2840</text:p>
          </table:table-cell>
          <table:table-cell table:formula="of:=[.$L$2]*[.G2842]^3+[.$L$3]*[.G2842]^2+[.$K$4]*[.G2842]+[.$K$5]" office:value-type="float" office:value="114.77809417431" calcext:value-type="float">
            <text:p>114,77809417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1" calcext:value-type="float">
            <text:p>2841</text:p>
          </table:table-cell>
          <table:table-cell table:formula="of:=[.$L$2]*[.G2843]^3+[.$L$3]*[.G2843]^2+[.$K$4]*[.G2843]+[.$K$5]" office:value-type="float" office:value="114.827908035194" calcext:value-type="float">
            <text:p>114,827908035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2" calcext:value-type="float">
            <text:p>2842</text:p>
          </table:table-cell>
          <table:table-cell table:formula="of:=[.$L$2]*[.G2844]^3+[.$L$3]*[.G2844]^2+[.$K$4]*[.G2844]+[.$K$5]" office:value-type="float" office:value="114.877758800985" calcext:value-type="float">
            <text:p>114,877758800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3" calcext:value-type="float">
            <text:p>2843</text:p>
          </table:table-cell>
          <table:table-cell table:formula="of:=[.$L$2]*[.G2845]^3+[.$L$3]*[.G2845]^2+[.$K$4]*[.G2845]+[.$K$5]" office:value-type="float" office:value="114.927646503257" calcext:value-type="float">
            <text:p>114,927646503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4" calcext:value-type="float">
            <text:p>2844</text:p>
          </table:table-cell>
          <table:table-cell table:formula="of:=[.$L$2]*[.G2846]^3+[.$L$3]*[.G2846]^2+[.$K$4]*[.G2846]+[.$K$5]" office:value-type="float" office:value="114.97757117358" calcext:value-type="float">
            <text:p>114,977571173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5" calcext:value-type="float">
            <text:p>2845</text:p>
          </table:table-cell>
          <table:table-cell table:formula="of:=[.$L$2]*[.G2847]^3+[.$L$3]*[.G2847]^2+[.$K$4]*[.G2847]+[.$K$5]" office:value-type="float" office:value="115.027532843525" calcext:value-type="float">
            <text:p>115,027532843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6" calcext:value-type="float">
            <text:p>2846</text:p>
          </table:table-cell>
          <table:table-cell table:formula="of:=[.$L$2]*[.G2848]^3+[.$L$3]*[.G2848]^2+[.$K$4]*[.G2848]+[.$K$5]" office:value-type="float" office:value="115.077531544666" calcext:value-type="float">
            <text:p>115,077531544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7" calcext:value-type="float">
            <text:p>2847</text:p>
          </table:table-cell>
          <table:table-cell table:formula="of:=[.$L$2]*[.G2849]^3+[.$L$3]*[.G2849]^2+[.$K$4]*[.G2849]+[.$K$5]" office:value-type="float" office:value="115.127567308573" calcext:value-type="float">
            <text:p>115,127567308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8" calcext:value-type="float">
            <text:p>2848</text:p>
          </table:table-cell>
          <table:table-cell table:formula="of:=[.$L$2]*[.G2850]^3+[.$L$3]*[.G2850]^2+[.$K$4]*[.G2850]+[.$K$5]" office:value-type="float" office:value="115.177640166817" calcext:value-type="float">
            <text:p>115,177640166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9" calcext:value-type="float">
            <text:p>2849</text:p>
          </table:table-cell>
          <table:table-cell table:formula="of:=[.$L$2]*[.G2851]^3+[.$L$3]*[.G2851]^2+[.$K$4]*[.G2851]+[.$K$5]" office:value-type="float" office:value="115.227750150971" calcext:value-type="float">
            <text:p>115,227750150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0" calcext:value-type="float">
            <text:p>2850</text:p>
          </table:table-cell>
          <table:table-cell table:formula="of:=[.$L$2]*[.G2852]^3+[.$L$3]*[.G2852]^2+[.$K$4]*[.G2852]+[.$K$5]" office:value-type="float" office:value="115.277897292606" calcext:value-type="float">
            <text:p>115,277897292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1" calcext:value-type="float">
            <text:p>2851</text:p>
          </table:table-cell>
          <table:table-cell table:formula="of:=[.$L$2]*[.G2853]^3+[.$L$3]*[.G2853]^2+[.$K$4]*[.G2853]+[.$K$5]" office:value-type="float" office:value="115.328081623293" calcext:value-type="float">
            <text:p>115,328081623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2" calcext:value-type="float">
            <text:p>2852</text:p>
          </table:table-cell>
          <table:table-cell table:formula="of:=[.$L$2]*[.G2854]^3+[.$L$3]*[.G2854]^2+[.$K$4]*[.G2854]+[.$K$5]" office:value-type="float" office:value="115.378303174604" calcext:value-type="float">
            <text:p>115,3783031746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3" calcext:value-type="float">
            <text:p>2853</text:p>
          </table:table-cell>
          <table:table-cell table:formula="of:=[.$L$2]*[.G2855]^3+[.$L$3]*[.G2855]^2+[.$K$4]*[.G2855]+[.$K$5]" office:value-type="float" office:value="115.42856197811" calcext:value-type="float">
            <text:p>115,42856197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4" calcext:value-type="float">
            <text:p>2854</text:p>
          </table:table-cell>
          <table:table-cell table:formula="of:=[.$L$2]*[.G2856]^3+[.$L$3]*[.G2856]^2+[.$K$4]*[.G2856]+[.$K$5]" office:value-type="float" office:value="115.478858065384" calcext:value-type="float">
            <text:p>115,478858065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5" calcext:value-type="float">
            <text:p>2855</text:p>
          </table:table-cell>
          <table:table-cell table:formula="of:=[.$L$2]*[.G2857]^3+[.$L$3]*[.G2857]^2+[.$K$4]*[.G2857]+[.$K$5]" office:value-type="float" office:value="115.529191467996" calcext:value-type="float">
            <text:p>115,529191467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6" calcext:value-type="float">
            <text:p>2856</text:p>
          </table:table-cell>
          <table:table-cell table:formula="of:=[.$L$2]*[.G2858]^3+[.$L$3]*[.G2858]^2+[.$K$4]*[.G2858]+[.$K$5]" office:value-type="float" office:value="115.579562217519" calcext:value-type="float">
            <text:p>115,579562217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7" calcext:value-type="float">
            <text:p>2857</text:p>
          </table:table-cell>
          <table:table-cell table:formula="of:=[.$L$2]*[.G2859]^3+[.$L$3]*[.G2859]^2+[.$K$4]*[.G2859]+[.$K$5]" office:value-type="float" office:value="115.629970345523" calcext:value-type="float">
            <text:p>115,629970345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8" calcext:value-type="float">
            <text:p>2858</text:p>
          </table:table-cell>
          <table:table-cell table:formula="of:=[.$L$2]*[.G2860]^3+[.$L$3]*[.G2860]^2+[.$K$4]*[.G2860]+[.$K$5]" office:value-type="float" office:value="115.680415883581" calcext:value-type="float">
            <text:p>115,680415883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9" calcext:value-type="float">
            <text:p>2859</text:p>
          </table:table-cell>
          <table:table-cell table:formula="of:=[.$L$2]*[.G2861]^3+[.$L$3]*[.G2861]^2+[.$K$4]*[.G2861]+[.$K$5]" office:value-type="float" office:value="115.730898863263" calcext:value-type="float">
            <text:p>115,730898863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0" calcext:value-type="float">
            <text:p>2860</text:p>
          </table:table-cell>
          <table:table-cell table:formula="of:=[.$L$2]*[.G2862]^3+[.$L$3]*[.G2862]^2+[.$K$4]*[.G2862]+[.$K$5]" office:value-type="float" office:value="115.781419316142" calcext:value-type="float">
            <text:p>115,781419316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1" calcext:value-type="float">
            <text:p>2861</text:p>
          </table:table-cell>
          <table:table-cell table:formula="of:=[.$L$2]*[.G2863]^3+[.$L$3]*[.G2863]^2+[.$K$4]*[.G2863]+[.$K$5]" office:value-type="float" office:value="115.831977273789" calcext:value-type="float">
            <text:p>115,831977273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2" calcext:value-type="float">
            <text:p>2862</text:p>
          </table:table-cell>
          <table:table-cell table:formula="of:=[.$L$2]*[.G2864]^3+[.$L$3]*[.G2864]^2+[.$K$4]*[.G2864]+[.$K$5]" office:value-type="float" office:value="115.882572767776" calcext:value-type="float">
            <text:p>115,882572767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3" calcext:value-type="float">
            <text:p>2863</text:p>
          </table:table-cell>
          <table:table-cell table:formula="of:=[.$L$2]*[.G2865]^3+[.$L$3]*[.G2865]^2+[.$K$4]*[.G2865]+[.$K$5]" office:value-type="float" office:value="115.933205829674" calcext:value-type="float">
            <text:p>115,933205829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4" calcext:value-type="float">
            <text:p>2864</text:p>
          </table:table-cell>
          <table:table-cell table:formula="of:=[.$L$2]*[.G2866]^3+[.$L$3]*[.G2866]^2+[.$K$4]*[.G2866]+[.$K$5]" office:value-type="float" office:value="115.983876491055" calcext:value-type="float">
            <text:p>115,9838764910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5" calcext:value-type="float">
            <text:p>2865</text:p>
          </table:table-cell>
          <table:table-cell table:formula="of:=[.$L$2]*[.G2867]^3+[.$L$3]*[.G2867]^2+[.$K$4]*[.G2867]+[.$K$5]" office:value-type="float" office:value="116.03458478349" calcext:value-type="float">
            <text:p>116,03458478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6" calcext:value-type="float">
            <text:p>2866</text:p>
          </table:table-cell>
          <table:table-cell table:formula="of:=[.$L$2]*[.G2868]^3+[.$L$3]*[.G2868]^2+[.$K$4]*[.G2868]+[.$K$5]" office:value-type="float" office:value="116.08533073855" calcext:value-type="float">
            <text:p>116,08533073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7" calcext:value-type="float">
            <text:p>2867</text:p>
          </table:table-cell>
          <table:table-cell table:formula="of:=[.$L$2]*[.G2869]^3+[.$L$3]*[.G2869]^2+[.$K$4]*[.G2869]+[.$K$5]" office:value-type="float" office:value="116.136114387809" calcext:value-type="float">
            <text:p>116,1361143878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8" calcext:value-type="float">
            <text:p>2868</text:p>
          </table:table-cell>
          <table:table-cell table:formula="of:=[.$L$2]*[.G2870]^3+[.$L$3]*[.G2870]^2+[.$K$4]*[.G2870]+[.$K$5]" office:value-type="float" office:value="116.186935762836" calcext:value-type="float">
            <text:p>116,186935762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9" calcext:value-type="float">
            <text:p>2869</text:p>
          </table:table-cell>
          <table:table-cell table:formula="of:=[.$L$2]*[.G2871]^3+[.$L$3]*[.G2871]^2+[.$K$4]*[.G2871]+[.$K$5]" office:value-type="float" office:value="116.237794895204" calcext:value-type="float">
            <text:p>116,237794895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0" calcext:value-type="float">
            <text:p>2870</text:p>
          </table:table-cell>
          <table:table-cell table:formula="of:=[.$L$2]*[.G2872]^3+[.$L$3]*[.G2872]^2+[.$K$4]*[.G2872]+[.$K$5]" office:value-type="float" office:value="116.288691816484" calcext:value-type="float">
            <text:p>116,2886918164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1" calcext:value-type="float">
            <text:p>2871</text:p>
          </table:table-cell>
          <table:table-cell table:formula="of:=[.$L$2]*[.G2873]^3+[.$L$3]*[.G2873]^2+[.$K$4]*[.G2873]+[.$K$5]" office:value-type="float" office:value="116.339626558247" calcext:value-type="float">
            <text:p>116,339626558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2" calcext:value-type="float">
            <text:p>2872</text:p>
          </table:table-cell>
          <table:table-cell table:formula="of:=[.$L$2]*[.G2874]^3+[.$L$3]*[.G2874]^2+[.$K$4]*[.G2874]+[.$K$5]" office:value-type="float" office:value="116.390599152066" calcext:value-type="float">
            <text:p>116,390599152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3" calcext:value-type="float">
            <text:p>2873</text:p>
          </table:table-cell>
          <table:table-cell table:formula="of:=[.$L$2]*[.G2875]^3+[.$L$3]*[.G2875]^2+[.$K$4]*[.G2875]+[.$K$5]" office:value-type="float" office:value="116.441609629512" calcext:value-type="float">
            <text:p>116,441609629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4" calcext:value-type="float">
            <text:p>2874</text:p>
          </table:table-cell>
          <table:table-cell table:formula="of:=[.$L$2]*[.G2876]^3+[.$L$3]*[.G2876]^2+[.$K$4]*[.G2876]+[.$K$5]" office:value-type="float" office:value="116.492658022156" calcext:value-type="float">
            <text:p>116,492658022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[.$L$2]*[.G2877]^3+[.$L$3]*[.G2877]^2+[.$K$4]*[.G2877]+[.$K$5]" office:value-type="float" office:value="116.543744361569" calcext:value-type="float">
            <text:p>116,543744361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6" calcext:value-type="float">
            <text:p>2876</text:p>
          </table:table-cell>
          <table:table-cell table:formula="of:=[.$L$2]*[.G2878]^3+[.$L$3]*[.G2878]^2+[.$K$4]*[.G2878]+[.$K$5]" office:value-type="float" office:value="116.594868679325" calcext:value-type="float">
            <text:p>116,594868679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7" calcext:value-type="float">
            <text:p>2877</text:p>
          </table:table-cell>
          <table:table-cell table:formula="of:=[.$L$2]*[.G2879]^3+[.$L$3]*[.G2879]^2+[.$K$4]*[.G2879]+[.$K$5]" office:value-type="float" office:value="116.646031006993" calcext:value-type="float">
            <text:p>116,646031006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8" calcext:value-type="float">
            <text:p>2878</text:p>
          </table:table-cell>
          <table:table-cell table:formula="of:=[.$L$2]*[.G2880]^3+[.$L$3]*[.G2880]^2+[.$K$4]*[.G2880]+[.$K$5]" office:value-type="float" office:value="116.697231376146" calcext:value-type="float">
            <text:p>116,697231376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9" calcext:value-type="float">
            <text:p>2879</text:p>
          </table:table-cell>
          <table:table-cell table:formula="of:=[.$L$2]*[.G2881]^3+[.$L$3]*[.G2881]^2+[.$K$4]*[.G2881]+[.$K$5]" office:value-type="float" office:value="116.748469818356" calcext:value-type="float">
            <text:p>116,748469818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0" calcext:value-type="float">
            <text:p>2880</text:p>
          </table:table-cell>
          <table:table-cell table:formula="of:=[.$L$2]*[.G2882]^3+[.$L$3]*[.G2882]^2+[.$K$4]*[.G2882]+[.$K$5]" office:value-type="float" office:value="116.799746365193" calcext:value-type="float">
            <text:p>116,799746365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1" calcext:value-type="float">
            <text:p>2881</text:p>
          </table:table-cell>
          <table:table-cell table:formula="of:=[.$L$2]*[.G2883]^3+[.$L$3]*[.G2883]^2+[.$K$4]*[.G2883]+[.$K$5]" office:value-type="float" office:value="116.851061048229" calcext:value-type="float">
            <text:p>116,8510610482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2" calcext:value-type="float">
            <text:p>2882</text:p>
          </table:table-cell>
          <table:table-cell table:formula="of:=[.$L$2]*[.G2884]^3+[.$L$3]*[.G2884]^2+[.$K$4]*[.G2884]+[.$K$5]" office:value-type="float" office:value="116.902413899036" calcext:value-type="float">
            <text:p>116,902413899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3" calcext:value-type="float">
            <text:p>2883</text:p>
          </table:table-cell>
          <table:table-cell table:formula="of:=[.$L$2]*[.G2885]^3+[.$L$3]*[.G2885]^2+[.$K$4]*[.G2885]+[.$K$5]" office:value-type="float" office:value="116.953804949186" calcext:value-type="float">
            <text:p>116,953804949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4" calcext:value-type="float">
            <text:p>2884</text:p>
          </table:table-cell>
          <table:table-cell table:formula="of:=[.$L$2]*[.G2886]^3+[.$L$3]*[.G2886]^2+[.$K$4]*[.G2886]+[.$K$5]" office:value-type="float" office:value="117.005234230249" calcext:value-type="float">
            <text:p>117,005234230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5" calcext:value-type="float">
            <text:p>2885</text:p>
          </table:table-cell>
          <table:table-cell table:formula="of:=[.$L$2]*[.G2887]^3+[.$L$3]*[.G2887]^2+[.$K$4]*[.G2887]+[.$K$5]" office:value-type="float" office:value="117.056701773798" calcext:value-type="float">
            <text:p>117,0567017737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6" calcext:value-type="float">
            <text:p>2886</text:p>
          </table:table-cell>
          <table:table-cell table:formula="of:=[.$L$2]*[.G2888]^3+[.$L$3]*[.G2888]^2+[.$K$4]*[.G2888]+[.$K$5]" office:value-type="float" office:value="117.108207611405" calcext:value-type="float">
            <text:p>117,108207611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7" calcext:value-type="float">
            <text:p>2887</text:p>
          </table:table-cell>
          <table:table-cell table:formula="of:=[.$L$2]*[.G2889]^3+[.$L$3]*[.G2889]^2+[.$K$4]*[.G2889]+[.$K$5]" office:value-type="float" office:value="117.15975177464" calcext:value-type="float">
            <text:p>117,15975177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8" calcext:value-type="float">
            <text:p>2888</text:p>
          </table:table-cell>
          <table:table-cell table:formula="of:=[.$L$2]*[.G2890]^3+[.$L$3]*[.G2890]^2+[.$K$4]*[.G2890]+[.$K$5]" office:value-type="float" office:value="117.211334295075" calcext:value-type="float">
            <text:p>117,211334295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9" calcext:value-type="float">
            <text:p>2889</text:p>
          </table:table-cell>
          <table:table-cell table:formula="of:=[.$L$2]*[.G2891]^3+[.$L$3]*[.G2891]^2+[.$K$4]*[.G2891]+[.$K$5]" office:value-type="float" office:value="117.262955204282" calcext:value-type="float">
            <text:p>117,262955204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0" calcext:value-type="float">
            <text:p>2890</text:p>
          </table:table-cell>
          <table:table-cell table:formula="of:=[.$L$2]*[.G2892]^3+[.$L$3]*[.G2892]^2+[.$K$4]*[.G2892]+[.$K$5]" office:value-type="float" office:value="117.314614533832" calcext:value-type="float">
            <text:p>117,314614533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1" calcext:value-type="float">
            <text:p>2891</text:p>
          </table:table-cell>
          <table:table-cell table:formula="of:=[.$L$2]*[.G2893]^3+[.$L$3]*[.G2893]^2+[.$K$4]*[.G2893]+[.$K$5]" office:value-type="float" office:value="117.366312315297" calcext:value-type="float">
            <text:p>117,366312315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2" calcext:value-type="float">
            <text:p>2892</text:p>
          </table:table-cell>
          <table:table-cell table:formula="of:=[.$L$2]*[.G2894]^3+[.$L$3]*[.G2894]^2+[.$K$4]*[.G2894]+[.$K$5]" office:value-type="float" office:value="117.418048580249" calcext:value-type="float">
            <text:p>117,418048580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3" calcext:value-type="float">
            <text:p>2893</text:p>
          </table:table-cell>
          <table:table-cell table:formula="of:=[.$L$2]*[.G2895]^3+[.$L$3]*[.G2895]^2+[.$K$4]*[.G2895]+[.$K$5]" office:value-type="float" office:value="117.469823360259" calcext:value-type="float">
            <text:p>117,469823360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4" calcext:value-type="float">
            <text:p>2894</text:p>
          </table:table-cell>
          <table:table-cell table:formula="of:=[.$L$2]*[.G2896]^3+[.$L$3]*[.G2896]^2+[.$K$4]*[.G2896]+[.$K$5]" office:value-type="float" office:value="117.521636686898" calcext:value-type="float">
            <text:p>117,521636686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5" calcext:value-type="float">
            <text:p>2895</text:p>
          </table:table-cell>
          <table:table-cell table:formula="of:=[.$L$2]*[.G2897]^3+[.$L$3]*[.G2897]^2+[.$K$4]*[.G2897]+[.$K$5]" office:value-type="float" office:value="117.573488591739" calcext:value-type="float">
            <text:p>117,573488591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6" calcext:value-type="float">
            <text:p>2896</text:p>
          </table:table-cell>
          <table:table-cell table:formula="of:=[.$L$2]*[.G2898]^3+[.$L$3]*[.G2898]^2+[.$K$4]*[.G2898]+[.$K$5]" office:value-type="float" office:value="117.625379106353" calcext:value-type="float">
            <text:p>117,625379106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7" calcext:value-type="float">
            <text:p>2897</text:p>
          </table:table-cell>
          <table:table-cell table:formula="of:=[.$L$2]*[.G2899]^3+[.$L$3]*[.G2899]^2+[.$K$4]*[.G2899]+[.$K$5]" office:value-type="float" office:value="117.67730826231" calcext:value-type="float">
            <text:p>117,67730826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8" calcext:value-type="float">
            <text:p>2898</text:p>
          </table:table-cell>
          <table:table-cell table:formula="of:=[.$L$2]*[.G2900]^3+[.$L$3]*[.G2900]^2+[.$K$4]*[.G2900]+[.$K$5]" office:value-type="float" office:value="117.729276091184" calcext:value-type="float">
            <text:p>117,729276091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9" calcext:value-type="float">
            <text:p>2899</text:p>
          </table:table-cell>
          <table:table-cell table:formula="of:=[.$L$2]*[.G2901]^3+[.$L$3]*[.G2901]^2+[.$K$4]*[.G2901]+[.$K$5]" office:value-type="float" office:value="117.781282624545" calcext:value-type="float">
            <text:p>117,781282624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0" calcext:value-type="float">
            <text:p>2900</text:p>
          </table:table-cell>
          <table:table-cell table:formula="of:=[.$L$2]*[.G2902]^3+[.$L$3]*[.G2902]^2+[.$K$4]*[.G2902]+[.$K$5]" office:value-type="float" office:value="117.833327893965" calcext:value-type="float">
            <text:p>117,833327893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1" calcext:value-type="float">
            <text:p>2901</text:p>
          </table:table-cell>
          <table:table-cell table:formula="of:=[.$L$2]*[.G2903]^3+[.$L$3]*[.G2903]^2+[.$K$4]*[.G2903]+[.$K$5]" office:value-type="float" office:value="117.885411931016" calcext:value-type="float">
            <text:p>117,885411931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2" calcext:value-type="float">
            <text:p>2902</text:p>
          </table:table-cell>
          <table:table-cell table:formula="of:=[.$L$2]*[.G2904]^3+[.$L$3]*[.G2904]^2+[.$K$4]*[.G2904]+[.$K$5]" office:value-type="float" office:value="117.937534767268" calcext:value-type="float">
            <text:p>117,937534767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3" calcext:value-type="float">
            <text:p>2903</text:p>
          </table:table-cell>
          <table:table-cell table:formula="of:=[.$L$2]*[.G2905]^3+[.$L$3]*[.G2905]^2+[.$K$4]*[.G2905]+[.$K$5]" office:value-type="float" office:value="117.989696434295" calcext:value-type="float">
            <text:p>117,989696434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4" calcext:value-type="float">
            <text:p>2904</text:p>
          </table:table-cell>
          <table:table-cell table:formula="of:=[.$L$2]*[.G2906]^3+[.$L$3]*[.G2906]^2+[.$K$4]*[.G2906]+[.$K$5]" office:value-type="float" office:value="118.041896963666" calcext:value-type="float">
            <text:p>118,041896963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5" calcext:value-type="float">
            <text:p>2905</text:p>
          </table:table-cell>
          <table:table-cell table:formula="of:=[.$L$2]*[.G2907]^3+[.$L$3]*[.G2907]^2+[.$K$4]*[.G2907]+[.$K$5]" office:value-type="float" office:value="118.094136386955" calcext:value-type="float">
            <text:p>118,094136386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6" calcext:value-type="float">
            <text:p>2906</text:p>
          </table:table-cell>
          <table:table-cell table:formula="of:=[.$L$2]*[.G2908]^3+[.$L$3]*[.G2908]^2+[.$K$4]*[.G2908]+[.$K$5]" office:value-type="float" office:value="118.146414735732" calcext:value-type="float">
            <text:p>118,1464147357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7" calcext:value-type="float">
            <text:p>2907</text:p>
          </table:table-cell>
          <table:table-cell table:formula="of:=[.$L$2]*[.G2909]^3+[.$L$3]*[.G2909]^2+[.$K$4]*[.G2909]+[.$K$5]" office:value-type="float" office:value="118.198732041568" calcext:value-type="float">
            <text:p>118,198732041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8" calcext:value-type="float">
            <text:p>2908</text:p>
          </table:table-cell>
          <table:table-cell table:formula="of:=[.$L$2]*[.G2910]^3+[.$L$3]*[.G2910]^2+[.$K$4]*[.G2910]+[.$K$5]" office:value-type="float" office:value="118.251088336037" calcext:value-type="float">
            <text:p>118,251088336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9" calcext:value-type="float">
            <text:p>2909</text:p>
          </table:table-cell>
          <table:table-cell table:formula="of:=[.$L$2]*[.G2911]^3+[.$L$3]*[.G2911]^2+[.$K$4]*[.G2911]+[.$K$5]" office:value-type="float" office:value="118.303483650708" calcext:value-type="float">
            <text:p>118,3034836507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0" calcext:value-type="float">
            <text:p>2910</text:p>
          </table:table-cell>
          <table:table-cell table:formula="of:=[.$L$2]*[.G2912]^3+[.$L$3]*[.G2912]^2+[.$K$4]*[.G2912]+[.$K$5]" office:value-type="float" office:value="118.355918017154" calcext:value-type="float">
            <text:p>118,355918017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1" calcext:value-type="float">
            <text:p>2911</text:p>
          </table:table-cell>
          <table:table-cell table:formula="of:=[.$L$2]*[.G2913]^3+[.$L$3]*[.G2913]^2+[.$K$4]*[.G2913]+[.$K$5]" office:value-type="float" office:value="118.408391466946" calcext:value-type="float">
            <text:p>118,408391466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2" calcext:value-type="float">
            <text:p>2912</text:p>
          </table:table-cell>
          <table:table-cell table:formula="of:=[.$L$2]*[.G2914]^3+[.$L$3]*[.G2914]^2+[.$K$4]*[.G2914]+[.$K$5]" office:value-type="float" office:value="118.460904031656" calcext:value-type="float">
            <text:p>118,4609040316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3" calcext:value-type="float">
            <text:p>2913</text:p>
          </table:table-cell>
          <table:table-cell table:formula="of:=[.$L$2]*[.G2915]^3+[.$L$3]*[.G2915]^2+[.$K$4]*[.G2915]+[.$K$5]" office:value-type="float" office:value="118.513455742856" calcext:value-type="float">
            <text:p>118,5134557428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4" calcext:value-type="float">
            <text:p>2914</text:p>
          </table:table-cell>
          <table:table-cell table:formula="of:=[.$L$2]*[.G2916]^3+[.$L$3]*[.G2916]^2+[.$K$4]*[.G2916]+[.$K$5]" office:value-type="float" office:value="118.566046632116" calcext:value-type="float">
            <text:p>118,566046632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5" calcext:value-type="float">
            <text:p>2915</text:p>
          </table:table-cell>
          <table:table-cell table:formula="of:=[.$L$2]*[.G2917]^3+[.$L$3]*[.G2917]^2+[.$K$4]*[.G2917]+[.$K$5]" office:value-type="float" office:value="118.618676731008" calcext:value-type="float">
            <text:p>118,6186767310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6" calcext:value-type="float">
            <text:p>2916</text:p>
          </table:table-cell>
          <table:table-cell table:formula="of:=[.$L$2]*[.G2918]^3+[.$L$3]*[.G2918]^2+[.$K$4]*[.G2918]+[.$K$5]" office:value-type="float" office:value="118.671346071105" calcext:value-type="float">
            <text:p>118,671346071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7" calcext:value-type="float">
            <text:p>2917</text:p>
          </table:table-cell>
          <table:table-cell table:formula="of:=[.$L$2]*[.G2919]^3+[.$L$3]*[.G2919]^2+[.$K$4]*[.G2919]+[.$K$5]" office:value-type="float" office:value="118.724054683977" calcext:value-type="float">
            <text:p>118,724054683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8" calcext:value-type="float">
            <text:p>2918</text:p>
          </table:table-cell>
          <table:table-cell table:formula="of:=[.$L$2]*[.G2920]^3+[.$L$3]*[.G2920]^2+[.$K$4]*[.G2920]+[.$K$5]" office:value-type="float" office:value="118.776802601196" calcext:value-type="float">
            <text:p>118,776802601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9" calcext:value-type="float">
            <text:p>2919</text:p>
          </table:table-cell>
          <table:table-cell table:formula="of:=[.$L$2]*[.G2921]^3+[.$L$3]*[.G2921]^2+[.$K$4]*[.G2921]+[.$K$5]" office:value-type="float" office:value="118.829589854334" calcext:value-type="float">
            <text:p>118,829589854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0" calcext:value-type="float">
            <text:p>2920</text:p>
          </table:table-cell>
          <table:table-cell table:formula="of:=[.$L$2]*[.G2922]^3+[.$L$3]*[.G2922]^2+[.$K$4]*[.G2922]+[.$K$5]" office:value-type="float" office:value="118.882416474963" calcext:value-type="float">
            <text:p>118,8824164749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1" calcext:value-type="float">
            <text:p>2921</text:p>
          </table:table-cell>
          <table:table-cell table:formula="of:=[.$L$2]*[.G2923]^3+[.$L$3]*[.G2923]^2+[.$K$4]*[.G2923]+[.$K$5]" office:value-type="float" office:value="118.935282494653" calcext:value-type="float">
            <text:p>118,935282494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2" calcext:value-type="float">
            <text:p>2922</text:p>
          </table:table-cell>
          <table:table-cell table:formula="of:=[.$L$2]*[.G2924]^3+[.$L$3]*[.G2924]^2+[.$K$4]*[.G2924]+[.$K$5]" office:value-type="float" office:value="118.988187944976" calcext:value-type="float">
            <text:p>118,988187944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3" calcext:value-type="float">
            <text:p>2923</text:p>
          </table:table-cell>
          <table:table-cell table:formula="of:=[.$L$2]*[.G2925]^3+[.$L$3]*[.G2925]^2+[.$K$4]*[.G2925]+[.$K$5]" office:value-type="float" office:value="119.041132857505" calcext:value-type="float">
            <text:p>119,0411328575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4" calcext:value-type="float">
            <text:p>2924</text:p>
          </table:table-cell>
          <table:table-cell table:formula="of:=[.$L$2]*[.G2926]^3+[.$L$3]*[.G2926]^2+[.$K$4]*[.G2926]+[.$K$5]" office:value-type="float" office:value="119.094117263809" calcext:value-type="float">
            <text:p>119,0941172638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5" calcext:value-type="float">
            <text:p>2925</text:p>
          </table:table-cell>
          <table:table-cell table:formula="of:=[.$L$2]*[.G2927]^3+[.$L$3]*[.G2927]^2+[.$K$4]*[.G2927]+[.$K$5]" office:value-type="float" office:value="119.147141195462" calcext:value-type="float">
            <text:p>119,147141195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6" calcext:value-type="float">
            <text:p>2926</text:p>
          </table:table-cell>
          <table:table-cell table:formula="of:=[.$L$2]*[.G2928]^3+[.$L$3]*[.G2928]^2+[.$K$4]*[.G2928]+[.$K$5]" office:value-type="float" office:value="119.200204684035" calcext:value-type="float">
            <text:p>119,200204684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7" calcext:value-type="float">
            <text:p>2927</text:p>
          </table:table-cell>
          <table:table-cell table:formula="of:=[.$L$2]*[.G2929]^3+[.$L$3]*[.G2929]^2+[.$K$4]*[.G2929]+[.$K$5]" office:value-type="float" office:value="119.253307761099" calcext:value-type="float">
            <text:p>119,253307761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8" calcext:value-type="float">
            <text:p>2928</text:p>
          </table:table-cell>
          <table:table-cell table:formula="of:=[.$L$2]*[.G2930]^3+[.$L$3]*[.G2930]^2+[.$K$4]*[.G2930]+[.$K$5]" office:value-type="float" office:value="119.306450458225" calcext:value-type="float">
            <text:p>119,306450458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9" calcext:value-type="float">
            <text:p>2929</text:p>
          </table:table-cell>
          <table:table-cell table:formula="of:=[.$L$2]*[.G2931]^3+[.$L$3]*[.G2931]^2+[.$K$4]*[.G2931]+[.$K$5]" office:value-type="float" office:value="119.359632806986" calcext:value-type="float">
            <text:p>119,359632806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0" calcext:value-type="float">
            <text:p>2930</text:p>
          </table:table-cell>
          <table:table-cell table:formula="of:=[.$L$2]*[.G2932]^3+[.$L$3]*[.G2932]^2+[.$K$4]*[.G2932]+[.$K$5]" office:value-type="float" office:value="119.412854838953" calcext:value-type="float">
            <text:p>119,412854838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1" calcext:value-type="float">
            <text:p>2931</text:p>
          </table:table-cell>
          <table:table-cell table:formula="of:=[.$L$2]*[.G2933]^3+[.$L$3]*[.G2933]^2+[.$K$4]*[.G2933]+[.$K$5]" office:value-type="float" office:value="119.466116585697" calcext:value-type="float">
            <text:p>119,466116585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2" calcext:value-type="float">
            <text:p>2932</text:p>
          </table:table-cell>
          <table:table-cell table:formula="of:=[.$L$2]*[.G2934]^3+[.$L$3]*[.G2934]^2+[.$K$4]*[.G2934]+[.$K$5]" office:value-type="float" office:value="119.519418078791" calcext:value-type="float">
            <text:p>119,519418078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3" calcext:value-type="float">
            <text:p>2933</text:p>
          </table:table-cell>
          <table:table-cell table:formula="of:=[.$L$2]*[.G2935]^3+[.$L$3]*[.G2935]^2+[.$K$4]*[.G2935]+[.$K$5]" office:value-type="float" office:value="119.572759349805" calcext:value-type="float">
            <text:p>119,572759349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4" calcext:value-type="float">
            <text:p>2934</text:p>
          </table:table-cell>
          <table:table-cell table:formula="of:=[.$L$2]*[.G2936]^3+[.$L$3]*[.G2936]^2+[.$K$4]*[.G2936]+[.$K$5]" office:value-type="float" office:value="119.626140430311" calcext:value-type="float">
            <text:p>119,626140430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5" calcext:value-type="float">
            <text:p>2935</text:p>
          </table:table-cell>
          <table:table-cell table:formula="of:=[.$L$2]*[.G2937]^3+[.$L$3]*[.G2937]^2+[.$K$4]*[.G2937]+[.$K$5]" office:value-type="float" office:value="119.67956135188" calcext:value-type="float">
            <text:p>119,67956135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6" calcext:value-type="float">
            <text:p>2936</text:p>
          </table:table-cell>
          <table:table-cell table:formula="of:=[.$L$2]*[.G2938]^3+[.$L$3]*[.G2938]^2+[.$K$4]*[.G2938]+[.$K$5]" office:value-type="float" office:value="119.733022146085" calcext:value-type="float">
            <text:p>119,733022146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7" calcext:value-type="float">
            <text:p>2937</text:p>
          </table:table-cell>
          <table:table-cell table:formula="of:=[.$L$2]*[.G2939]^3+[.$L$3]*[.G2939]^2+[.$K$4]*[.G2939]+[.$K$5]" office:value-type="float" office:value="119.786522844497" calcext:value-type="float">
            <text:p>119,786522844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8" calcext:value-type="float">
            <text:p>2938</text:p>
          </table:table-cell>
          <table:table-cell table:formula="of:=[.$L$2]*[.G2940]^3+[.$L$3]*[.G2940]^2+[.$K$4]*[.G2940]+[.$K$5]" office:value-type="float" office:value="119.840063478687" calcext:value-type="float">
            <text:p>119,840063478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9" calcext:value-type="float">
            <text:p>2939</text:p>
          </table:table-cell>
          <table:table-cell table:formula="of:=[.$L$2]*[.G2941]^3+[.$L$3]*[.G2941]^2+[.$K$4]*[.G2941]+[.$K$5]" office:value-type="float" office:value="119.893644080227" calcext:value-type="float">
            <text:p>119,893644080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0" calcext:value-type="float">
            <text:p>2940</text:p>
          </table:table-cell>
          <table:table-cell table:formula="of:=[.$L$2]*[.G2942]^3+[.$L$3]*[.G2942]^2+[.$K$4]*[.G2942]+[.$K$5]" office:value-type="float" office:value="119.947264680689" calcext:value-type="float">
            <text:p>119,9472646806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1" calcext:value-type="float">
            <text:p>2941</text:p>
          </table:table-cell>
          <table:table-cell table:formula="of:=[.$L$2]*[.G2943]^3+[.$L$3]*[.G2943]^2+[.$K$4]*[.G2943]+[.$K$5]" office:value-type="float" office:value="120.000925311644" calcext:value-type="float">
            <text:p>120,000925311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2" calcext:value-type="float">
            <text:p>2942</text:p>
          </table:table-cell>
          <table:table-cell table:formula="of:=[.$L$2]*[.G2944]^3+[.$L$3]*[.G2944]^2+[.$K$4]*[.G2944]+[.$K$5]" office:value-type="float" office:value="120.054626004663" calcext:value-type="float">
            <text:p>120,0546260046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3" calcext:value-type="float">
            <text:p>2943</text:p>
          </table:table-cell>
          <table:table-cell table:formula="of:=[.$L$2]*[.G2945]^3+[.$L$3]*[.G2945]^2+[.$K$4]*[.G2945]+[.$K$5]" office:value-type="float" office:value="120.108366791319" calcext:value-type="float">
            <text:p>120,108366791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4" calcext:value-type="float">
            <text:p>2944</text:p>
          </table:table-cell>
          <table:table-cell table:formula="of:=[.$L$2]*[.G2946]^3+[.$L$3]*[.G2946]^2+[.$K$4]*[.G2946]+[.$K$5]" office:value-type="float" office:value="120.162147703182" calcext:value-type="float">
            <text:p>120,162147703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5" calcext:value-type="float">
            <text:p>2945</text:p>
          </table:table-cell>
          <table:table-cell table:formula="of:=[.$L$2]*[.G2947]^3+[.$L$3]*[.G2947]^2+[.$K$4]*[.G2947]+[.$K$5]" office:value-type="float" office:value="120.215968771825" calcext:value-type="float">
            <text:p>120,215968771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6" calcext:value-type="float">
            <text:p>2946</text:p>
          </table:table-cell>
          <table:table-cell table:formula="of:=[.$L$2]*[.G2948]^3+[.$L$3]*[.G2948]^2+[.$K$4]*[.G2948]+[.$K$5]" office:value-type="float" office:value="120.269830028818" calcext:value-type="float">
            <text:p>120,269830028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7" calcext:value-type="float">
            <text:p>2947</text:p>
          </table:table-cell>
          <table:table-cell table:formula="of:=[.$L$2]*[.G2949]^3+[.$L$3]*[.G2949]^2+[.$K$4]*[.G2949]+[.$K$5]" office:value-type="float" office:value="120.323731505734" calcext:value-type="float">
            <text:p>120,323731505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8" calcext:value-type="float">
            <text:p>2948</text:p>
          </table:table-cell>
          <table:table-cell table:formula="of:=[.$L$2]*[.G2950]^3+[.$L$3]*[.G2950]^2+[.$K$4]*[.G2950]+[.$K$5]" office:value-type="float" office:value="120.377673234144" calcext:value-type="float">
            <text:p>120,377673234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9" calcext:value-type="float">
            <text:p>2949</text:p>
          </table:table-cell>
          <table:table-cell table:formula="of:=[.$L$2]*[.G2951]^3+[.$L$3]*[.G2951]^2+[.$K$4]*[.G2951]+[.$K$5]" office:value-type="float" office:value="120.43165524562" calcext:value-type="float">
            <text:p>120,431655245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0" calcext:value-type="float">
            <text:p>2950</text:p>
          </table:table-cell>
          <table:table-cell table:formula="of:=[.$L$2]*[.G2952]^3+[.$L$3]*[.G2952]^2+[.$K$4]*[.G2952]+[.$K$5]" office:value-type="float" office:value="120.485677571733" calcext:value-type="float">
            <text:p>120,485677571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1" calcext:value-type="float">
            <text:p>2951</text:p>
          </table:table-cell>
          <table:table-cell table:formula="of:=[.$L$2]*[.G2953]^3+[.$L$3]*[.G2953]^2+[.$K$4]*[.G2953]+[.$K$5]" office:value-type="float" office:value="120.539740244054" calcext:value-type="float">
            <text:p>120,539740244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2" calcext:value-type="float">
            <text:p>2952</text:p>
          </table:table-cell>
          <table:table-cell table:formula="of:=[.$L$2]*[.G2954]^3+[.$L$3]*[.G2954]^2+[.$K$4]*[.G2954]+[.$K$5]" office:value-type="float" office:value="120.593843294156" calcext:value-type="float">
            <text:p>120,593843294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3" calcext:value-type="float">
            <text:p>2953</text:p>
          </table:table-cell>
          <table:table-cell table:formula="of:=[.$L$2]*[.G2955]^3+[.$L$3]*[.G2955]^2+[.$K$4]*[.G2955]+[.$K$5]" office:value-type="float" office:value="120.647986753609" calcext:value-type="float">
            <text:p>120,647986753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4" calcext:value-type="float">
            <text:p>2954</text:p>
          </table:table-cell>
          <table:table-cell table:formula="of:=[.$L$2]*[.G2956]^3+[.$L$3]*[.G2956]^2+[.$K$4]*[.G2956]+[.$K$5]" office:value-type="float" office:value="120.702170653986" calcext:value-type="float">
            <text:p>120,702170653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5" calcext:value-type="float">
            <text:p>2955</text:p>
          </table:table-cell>
          <table:table-cell table:formula="of:=[.$L$2]*[.G2957]^3+[.$L$3]*[.G2957]^2+[.$K$4]*[.G2957]+[.$K$5]" office:value-type="float" office:value="120.756395026858" calcext:value-type="float">
            <text:p>120,756395026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6" calcext:value-type="float">
            <text:p>2956</text:p>
          </table:table-cell>
          <table:table-cell table:formula="of:=[.$L$2]*[.G2958]^3+[.$L$3]*[.G2958]^2+[.$K$4]*[.G2958]+[.$K$5]" office:value-type="float" office:value="120.810659903797" calcext:value-type="float">
            <text:p>120,810659903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7" calcext:value-type="float">
            <text:p>2957</text:p>
          </table:table-cell>
          <table:table-cell table:formula="of:=[.$L$2]*[.G2959]^3+[.$L$3]*[.G2959]^2+[.$K$4]*[.G2959]+[.$K$5]" office:value-type="float" office:value="120.864965316373" calcext:value-type="float">
            <text:p>120,864965316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8" calcext:value-type="float">
            <text:p>2958</text:p>
          </table:table-cell>
          <table:table-cell table:formula="of:=[.$L$2]*[.G2960]^3+[.$L$3]*[.G2960]^2+[.$K$4]*[.G2960]+[.$K$5]" office:value-type="float" office:value="120.91931129616" calcext:value-type="float">
            <text:p>120,91931129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9" calcext:value-type="float">
            <text:p>2959</text:p>
          </table:table-cell>
          <table:table-cell table:formula="of:=[.$L$2]*[.G2961]^3+[.$L$3]*[.G2961]^2+[.$K$4]*[.G2961]+[.$K$5]" office:value-type="float" office:value="120.973697874727" calcext:value-type="float">
            <text:p>120,973697874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0" calcext:value-type="float">
            <text:p>2960</text:p>
          </table:table-cell>
          <table:table-cell table:formula="of:=[.$L$2]*[.G2962]^3+[.$L$3]*[.G2962]^2+[.$K$4]*[.G2962]+[.$K$5]" office:value-type="float" office:value="121.028125083647" calcext:value-type="float">
            <text:p>121,028125083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1" calcext:value-type="float">
            <text:p>2961</text:p>
          </table:table-cell>
          <table:table-cell table:formula="of:=[.$L$2]*[.G2963]^3+[.$L$3]*[.G2963]^2+[.$K$4]*[.G2963]+[.$K$5]" office:value-type="float" office:value="121.082592954492" calcext:value-type="float">
            <text:p>121,082592954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2" calcext:value-type="float">
            <text:p>2962</text:p>
          </table:table-cell>
          <table:table-cell table:formula="of:=[.$L$2]*[.G2964]^3+[.$L$3]*[.G2964]^2+[.$K$4]*[.G2964]+[.$K$5]" office:value-type="float" office:value="121.137101518832" calcext:value-type="float">
            <text:p>121,137101518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3" calcext:value-type="float">
            <text:p>2963</text:p>
          </table:table-cell>
          <table:table-cell table:formula="of:=[.$L$2]*[.G2965]^3+[.$L$3]*[.G2965]^2+[.$K$4]*[.G2965]+[.$K$5]" office:value-type="float" office:value="121.19165080824" calcext:value-type="float">
            <text:p>121,19165080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4" calcext:value-type="float">
            <text:p>2964</text:p>
          </table:table-cell>
          <table:table-cell table:formula="of:=[.$L$2]*[.G2966]^3+[.$L$3]*[.G2966]^2+[.$K$4]*[.G2966]+[.$K$5]" office:value-type="float" office:value="121.246240854287" calcext:value-type="float">
            <text:p>121,2462408542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5" calcext:value-type="float">
            <text:p>2965</text:p>
          </table:table-cell>
          <table:table-cell table:formula="of:=[.$L$2]*[.G2967]^3+[.$L$3]*[.G2967]^2+[.$K$4]*[.G2967]+[.$K$5]" office:value-type="float" office:value="121.300871688545" calcext:value-type="float">
            <text:p>121,300871688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6" calcext:value-type="float">
            <text:p>2966</text:p>
          </table:table-cell>
          <table:table-cell table:formula="of:=[.$L$2]*[.G2968]^3+[.$L$3]*[.G2968]^2+[.$K$4]*[.G2968]+[.$K$5]" office:value-type="float" office:value="121.355543342584" calcext:value-type="float">
            <text:p>121,355543342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7" calcext:value-type="float">
            <text:p>2967</text:p>
          </table:table-cell>
          <table:table-cell table:formula="of:=[.$L$2]*[.G2969]^3+[.$L$3]*[.G2969]^2+[.$K$4]*[.G2969]+[.$K$5]" office:value-type="float" office:value="121.410255847978" calcext:value-type="float">
            <text:p>121,4102558479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8" calcext:value-type="float">
            <text:p>2968</text:p>
          </table:table-cell>
          <table:table-cell table:formula="of:=[.$L$2]*[.G2970]^3+[.$L$3]*[.G2970]^2+[.$K$4]*[.G2970]+[.$K$5]" office:value-type="float" office:value="121.465009236296" calcext:value-type="float">
            <text:p>121,4650092362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9" calcext:value-type="float">
            <text:p>2969</text:p>
          </table:table-cell>
          <table:table-cell table:formula="of:=[.$L$2]*[.G2971]^3+[.$L$3]*[.G2971]^2+[.$K$4]*[.G2971]+[.$K$5]" office:value-type="float" office:value="121.519803539112" calcext:value-type="float">
            <text:p>121,519803539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0" calcext:value-type="float">
            <text:p>2970</text:p>
          </table:table-cell>
          <table:table-cell table:formula="of:=[.$L$2]*[.G2972]^3+[.$L$3]*[.G2972]^2+[.$K$4]*[.G2972]+[.$K$5]" office:value-type="float" office:value="121.574638787996" calcext:value-type="float">
            <text:p>121,574638787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1" calcext:value-type="float">
            <text:p>2971</text:p>
          </table:table-cell>
          <table:table-cell table:formula="of:=[.$L$2]*[.G2973]^3+[.$L$3]*[.G2973]^2+[.$K$4]*[.G2973]+[.$K$5]" office:value-type="float" office:value="121.62951501452" calcext:value-type="float">
            <text:p>121,629515014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2" calcext:value-type="float">
            <text:p>2972</text:p>
          </table:table-cell>
          <table:table-cell table:formula="of:=[.$L$2]*[.G2974]^3+[.$L$3]*[.G2974]^2+[.$K$4]*[.G2974]+[.$K$5]" office:value-type="float" office:value="121.684432250255" calcext:value-type="float">
            <text:p>121,684432250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3" calcext:value-type="float">
            <text:p>2973</text:p>
          </table:table-cell>
          <table:table-cell table:formula="of:=[.$L$2]*[.G2975]^3+[.$L$3]*[.G2975]^2+[.$K$4]*[.G2975]+[.$K$5]" office:value-type="float" office:value="121.739390526774" calcext:value-type="float">
            <text:p>121,739390526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4" calcext:value-type="float">
            <text:p>2974</text:p>
          </table:table-cell>
          <table:table-cell table:formula="of:=[.$L$2]*[.G2976]^3+[.$L$3]*[.G2976]^2+[.$K$4]*[.G2976]+[.$K$5]" office:value-type="float" office:value="121.794389875647" calcext:value-type="float">
            <text:p>121,794389875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5" calcext:value-type="float">
            <text:p>2975</text:p>
          </table:table-cell>
          <table:table-cell table:formula="of:=[.$L$2]*[.G2977]^3+[.$L$3]*[.G2977]^2+[.$K$4]*[.G2977]+[.$K$5]" office:value-type="float" office:value="121.849430328446" calcext:value-type="float">
            <text:p>121,849430328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6" calcext:value-type="float">
            <text:p>2976</text:p>
          </table:table-cell>
          <table:table-cell table:formula="of:=[.$L$2]*[.G2978]^3+[.$L$3]*[.G2978]^2+[.$K$4]*[.G2978]+[.$K$5]" office:value-type="float" office:value="121.904511916743" calcext:value-type="float">
            <text:p>121,904511916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7" calcext:value-type="float">
            <text:p>2977</text:p>
          </table:table-cell>
          <table:table-cell table:formula="of:=[.$L$2]*[.G2979]^3+[.$L$3]*[.G2979]^2+[.$K$4]*[.G2979]+[.$K$5]" office:value-type="float" office:value="121.95963467211" calcext:value-type="float">
            <text:p>121,95963467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8" calcext:value-type="float">
            <text:p>2978</text:p>
          </table:table-cell>
          <table:table-cell table:formula="of:=[.$L$2]*[.G2980]^3+[.$L$3]*[.G2980]^2+[.$K$4]*[.G2980]+[.$K$5]" office:value-type="float" office:value="122.014798626117" calcext:value-type="float">
            <text:p>122,014798626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9" calcext:value-type="float">
            <text:p>2979</text:p>
          </table:table-cell>
          <table:table-cell table:formula="of:=[.$L$2]*[.G2981]^3+[.$L$3]*[.G2981]^2+[.$K$4]*[.G2981]+[.$K$5]" office:value-type="float" office:value="122.070003810337" calcext:value-type="float">
            <text:p>122,070003810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0" calcext:value-type="float">
            <text:p>2980</text:p>
          </table:table-cell>
          <table:table-cell table:formula="of:=[.$L$2]*[.G2982]^3+[.$L$3]*[.G2982]^2+[.$K$4]*[.G2982]+[.$K$5]" office:value-type="float" office:value="122.125250256341" calcext:value-type="float">
            <text:p>122,125250256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1" calcext:value-type="float">
            <text:p>2981</text:p>
          </table:table-cell>
          <table:table-cell table:formula="of:=[.$L$2]*[.G2983]^3+[.$L$3]*[.G2983]^2+[.$K$4]*[.G2983]+[.$K$5]" office:value-type="float" office:value="122.180537995701" calcext:value-type="float">
            <text:p>122,180537995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2" calcext:value-type="float">
            <text:p>2982</text:p>
          </table:table-cell>
          <table:table-cell table:formula="of:=[.$L$2]*[.G2984]^3+[.$L$3]*[.G2984]^2+[.$K$4]*[.G2984]+[.$K$5]" office:value-type="float" office:value="122.235867059987" calcext:value-type="float">
            <text:p>122,235867059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3" calcext:value-type="float">
            <text:p>2983</text:p>
          </table:table-cell>
          <table:table-cell table:formula="of:=[.$L$2]*[.G2985]^3+[.$L$3]*[.G2985]^2+[.$K$4]*[.G2985]+[.$K$5]" office:value-type="float" office:value="122.291237480773" calcext:value-type="float">
            <text:p>122,291237480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4" calcext:value-type="float">
            <text:p>2984</text:p>
          </table:table-cell>
          <table:table-cell table:formula="of:=[.$L$2]*[.G2986]^3+[.$L$3]*[.G2986]^2+[.$K$4]*[.G2986]+[.$K$5]" office:value-type="float" office:value="122.346649289628" calcext:value-type="float">
            <text:p>122,346649289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5" calcext:value-type="float">
            <text:p>2985</text:p>
          </table:table-cell>
          <table:table-cell table:formula="of:=[.$L$2]*[.G2987]^3+[.$L$3]*[.G2987]^2+[.$K$4]*[.G2987]+[.$K$5]" office:value-type="float" office:value="122.402102518126" calcext:value-type="float">
            <text:p>122,4021025181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6" calcext:value-type="float">
            <text:p>2986</text:p>
          </table:table-cell>
          <table:table-cell table:formula="of:=[.$L$2]*[.G2988]^3+[.$L$3]*[.G2988]^2+[.$K$4]*[.G2988]+[.$K$5]" office:value-type="float" office:value="122.457597197837" calcext:value-type="float">
            <text:p>122,457597197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7" calcext:value-type="float">
            <text:p>2987</text:p>
          </table:table-cell>
          <table:table-cell table:formula="of:=[.$L$2]*[.G2989]^3+[.$L$3]*[.G2989]^2+[.$K$4]*[.G2989]+[.$K$5]" office:value-type="float" office:value="122.513133360333" calcext:value-type="float">
            <text:p>122,5131333603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8" calcext:value-type="float">
            <text:p>2988</text:p>
          </table:table-cell>
          <table:table-cell table:formula="of:=[.$L$2]*[.G2990]^3+[.$L$3]*[.G2990]^2+[.$K$4]*[.G2990]+[.$K$5]" office:value-type="float" office:value="122.568711037185" calcext:value-type="float">
            <text:p>122,568711037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9" calcext:value-type="float">
            <text:p>2989</text:p>
          </table:table-cell>
          <table:table-cell table:formula="of:=[.$L$2]*[.G2991]^3+[.$L$3]*[.G2991]^2+[.$K$4]*[.G2991]+[.$K$5]" office:value-type="float" office:value="122.624330259966" calcext:value-type="float">
            <text:p>122,624330259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0" calcext:value-type="float">
            <text:p>2990</text:p>
          </table:table-cell>
          <table:table-cell table:formula="of:=[.$L$2]*[.G2992]^3+[.$L$3]*[.G2992]^2+[.$K$4]*[.G2992]+[.$K$5]" office:value-type="float" office:value="122.679991060246" calcext:value-type="float">
            <text:p>122,679991060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1" calcext:value-type="float">
            <text:p>2991</text:p>
          </table:table-cell>
          <table:table-cell table:formula="of:=[.$L$2]*[.G2993]^3+[.$L$3]*[.G2993]^2+[.$K$4]*[.G2993]+[.$K$5]" office:value-type="float" office:value="122.735693469598" calcext:value-type="float">
            <text:p>122,735693469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2" calcext:value-type="float">
            <text:p>2992</text:p>
          </table:table-cell>
          <table:table-cell table:formula="of:=[.$L$2]*[.G2994]^3+[.$L$3]*[.G2994]^2+[.$K$4]*[.G2994]+[.$K$5]" office:value-type="float" office:value="122.791437519592" calcext:value-type="float">
            <text:p>122,7914375195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3" calcext:value-type="float">
            <text:p>2993</text:p>
          </table:table-cell>
          <table:table-cell table:formula="of:=[.$L$2]*[.G2995]^3+[.$L$3]*[.G2995]^2+[.$K$4]*[.G2995]+[.$K$5]" office:value-type="float" office:value="122.8472232418" calcext:value-type="float">
            <text:p>122,8472232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4" calcext:value-type="float">
            <text:p>2994</text:p>
          </table:table-cell>
          <table:table-cell table:formula="of:=[.$L$2]*[.G2996]^3+[.$L$3]*[.G2996]^2+[.$K$4]*[.G2996]+[.$K$5]" office:value-type="float" office:value="122.903050667795" calcext:value-type="float">
            <text:p>122,903050667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5" calcext:value-type="float">
            <text:p>2995</text:p>
          </table:table-cell>
          <table:table-cell table:formula="of:=[.$L$2]*[.G2997]^3+[.$L$3]*[.G2997]^2+[.$K$4]*[.G2997]+[.$K$5]" office:value-type="float" office:value="122.958919829147" calcext:value-type="float">
            <text:p>122,9589198291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6" calcext:value-type="float">
            <text:p>2996</text:p>
          </table:table-cell>
          <table:table-cell table:formula="of:=[.$L$2]*[.G2998]^3+[.$L$3]*[.G2998]^2+[.$K$4]*[.G2998]+[.$K$5]" office:value-type="float" office:value="123.014830757428" calcext:value-type="float">
            <text:p>123,014830757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7" calcext:value-type="float">
            <text:p>2997</text:p>
          </table:table-cell>
          <table:table-cell table:formula="of:=[.$L$2]*[.G2999]^3+[.$L$3]*[.G2999]^2+[.$K$4]*[.G2999]+[.$K$5]" office:value-type="float" office:value="123.07078348421" calcext:value-type="float">
            <text:p>123,07078348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8" calcext:value-type="float">
            <text:p>2998</text:p>
          </table:table-cell>
          <table:table-cell table:formula="of:=[.$L$2]*[.G3000]^3+[.$L$3]*[.G3000]^2+[.$K$4]*[.G3000]+[.$K$5]" office:value-type="float" office:value="123.126778041063" calcext:value-type="float">
            <text:p>123,126778041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9" calcext:value-type="float">
            <text:p>2999</text:p>
          </table:table-cell>
          <table:table-cell table:formula="of:=[.$L$2]*[.G3001]^3+[.$L$3]*[.G3001]^2+[.$K$4]*[.G3001]+[.$K$5]" office:value-type="float" office:value="123.182814459561" calcext:value-type="float">
            <text:p>123,182814459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0" calcext:value-type="float">
            <text:p>3000</text:p>
          </table:table-cell>
          <table:table-cell table:formula="of:=[.$L$2]*[.G3002]^3+[.$L$3]*[.G3002]^2+[.$K$4]*[.G3002]+[.$K$5]" office:value-type="float" office:value="123.238892771274" calcext:value-type="float">
            <text:p>123,238892771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1" calcext:value-type="float">
            <text:p>3001</text:p>
          </table:table-cell>
          <table:table-cell table:formula="of:=[.$L$2]*[.G3003]^3+[.$L$3]*[.G3003]^2+[.$K$4]*[.G3003]+[.$K$5]" office:value-type="float" office:value="123.295013007773" calcext:value-type="float">
            <text:p>123,295013007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2" calcext:value-type="float">
            <text:p>3002</text:p>
          </table:table-cell>
          <table:table-cell table:formula="of:=[.$L$2]*[.G3004]^3+[.$L$3]*[.G3004]^2+[.$K$4]*[.G3004]+[.$K$5]" office:value-type="float" office:value="123.351175200631" calcext:value-type="float">
            <text:p>123,351175200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3" calcext:value-type="float">
            <text:p>3003</text:p>
          </table:table-cell>
          <table:table-cell table:formula="of:=[.$L$2]*[.G3005]^3+[.$L$3]*[.G3005]^2+[.$K$4]*[.G3005]+[.$K$5]" office:value-type="float" office:value="123.40737938142" calcext:value-type="float">
            <text:p>123,40737938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4" calcext:value-type="float">
            <text:p>3004</text:p>
          </table:table-cell>
          <table:table-cell table:formula="of:=[.$L$2]*[.G3006]^3+[.$L$3]*[.G3006]^2+[.$K$4]*[.G3006]+[.$K$5]" office:value-type="float" office:value="123.463625581709" calcext:value-type="float">
            <text:p>123,4636255817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5" calcext:value-type="float">
            <text:p>3005</text:p>
          </table:table-cell>
          <table:table-cell table:formula="of:=[.$L$2]*[.G3007]^3+[.$L$3]*[.G3007]^2+[.$K$4]*[.G3007]+[.$K$5]" office:value-type="float" office:value="123.519913833072" calcext:value-type="float">
            <text:p>123,519913833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6" calcext:value-type="float">
            <text:p>3006</text:p>
          </table:table-cell>
          <table:table-cell table:formula="of:=[.$L$2]*[.G3008]^3+[.$L$3]*[.G3008]^2+[.$K$4]*[.G3008]+[.$K$5]" office:value-type="float" office:value="123.576244167079" calcext:value-type="float">
            <text:p>123,576244167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7" calcext:value-type="float">
            <text:p>3007</text:p>
          </table:table-cell>
          <table:table-cell table:formula="of:=[.$L$2]*[.G3009]^3+[.$L$3]*[.G3009]^2+[.$K$4]*[.G3009]+[.$K$5]" office:value-type="float" office:value="123.632616615303" calcext:value-type="float">
            <text:p>123,632616615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8" calcext:value-type="float">
            <text:p>3008</text:p>
          </table:table-cell>
          <table:table-cell table:formula="of:=[.$L$2]*[.G3010]^3+[.$L$3]*[.G3010]^2+[.$K$4]*[.G3010]+[.$K$5]" office:value-type="float" office:value="123.689031209314" calcext:value-type="float">
            <text:p>123,689031209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9" calcext:value-type="float">
            <text:p>3009</text:p>
          </table:table-cell>
          <table:table-cell table:formula="of:=[.$L$2]*[.G3011]^3+[.$L$3]*[.G3011]^2+[.$K$4]*[.G3011]+[.$K$5]" office:value-type="float" office:value="123.745487980685" calcext:value-type="float">
            <text:p>123,745487980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0" calcext:value-type="float">
            <text:p>3010</text:p>
          </table:table-cell>
          <table:table-cell table:formula="of:=[.$L$2]*[.G3012]^3+[.$L$3]*[.G3012]^2+[.$K$4]*[.G3012]+[.$K$5]" office:value-type="float" office:value="123.801986960987" calcext:value-type="float">
            <text:p>123,801986960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1" calcext:value-type="float">
            <text:p>3011</text:p>
          </table:table-cell>
          <table:table-cell table:formula="of:=[.$L$2]*[.G3013]^3+[.$L$3]*[.G3013]^2+[.$K$4]*[.G3013]+[.$K$5]" office:value-type="float" office:value="123.858528181791" calcext:value-type="float">
            <text:p>123,858528181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2" calcext:value-type="float">
            <text:p>3012</text:p>
          </table:table-cell>
          <table:table-cell table:formula="of:=[.$L$2]*[.G3014]^3+[.$L$3]*[.G3014]^2+[.$K$4]*[.G3014]+[.$K$5]" office:value-type="float" office:value="123.915111674669" calcext:value-type="float">
            <text:p>123,915111674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3" calcext:value-type="float">
            <text:p>3013</text:p>
          </table:table-cell>
          <table:table-cell table:formula="of:=[.$L$2]*[.G3015]^3+[.$L$3]*[.G3015]^2+[.$K$4]*[.G3015]+[.$K$5]" office:value-type="float" office:value="123.971737471193" calcext:value-type="float">
            <text:p>123,971737471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4" calcext:value-type="float">
            <text:p>3014</text:p>
          </table:table-cell>
          <table:table-cell table:formula="of:=[.$L$2]*[.G3016]^3+[.$L$3]*[.G3016]^2+[.$K$4]*[.G3016]+[.$K$5]" office:value-type="float" office:value="124.028405602934" calcext:value-type="float">
            <text:p>124,028405602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5" calcext:value-type="float">
            <text:p>3015</text:p>
          </table:table-cell>
          <table:table-cell table:formula="of:=[.$L$2]*[.G3017]^3+[.$L$3]*[.G3017]^2+[.$K$4]*[.G3017]+[.$K$5]" office:value-type="float" office:value="124.085116101464" calcext:value-type="float">
            <text:p>124,085116101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6" calcext:value-type="float">
            <text:p>3016</text:p>
          </table:table-cell>
          <table:table-cell table:formula="of:=[.$L$2]*[.G3018]^3+[.$L$3]*[.G3018]^2+[.$K$4]*[.G3018]+[.$K$5]" office:value-type="float" office:value="124.141868998354" calcext:value-type="float">
            <text:p>124,141868998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7" calcext:value-type="float">
            <text:p>3017</text:p>
          </table:table-cell>
          <table:table-cell table:formula="of:=[.$L$2]*[.G3019]^3+[.$L$3]*[.G3019]^2+[.$K$4]*[.G3019]+[.$K$5]" office:value-type="float" office:value="124.198664325176" calcext:value-type="float">
            <text:p>124,198664325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8" calcext:value-type="float">
            <text:p>3018</text:p>
          </table:table-cell>
          <table:table-cell table:formula="of:=[.$L$2]*[.G3020]^3+[.$L$3]*[.G3020]^2+[.$K$4]*[.G3020]+[.$K$5]" office:value-type="float" office:value="124.255502113501" calcext:value-type="float">
            <text:p>124,255502113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9" calcext:value-type="float">
            <text:p>3019</text:p>
          </table:table-cell>
          <table:table-cell table:formula="of:=[.$L$2]*[.G3021]^3+[.$L$3]*[.G3021]^2+[.$K$4]*[.G3021]+[.$K$5]" office:value-type="float" office:value="124.312382394902" calcext:value-type="float">
            <text:p>124,3123823949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0" calcext:value-type="float">
            <text:p>3020</text:p>
          </table:table-cell>
          <table:table-cell table:formula="of:=[.$L$2]*[.G3022]^3+[.$L$3]*[.G3022]^2+[.$K$4]*[.G3022]+[.$K$5]" office:value-type="float" office:value="124.369305200948" calcext:value-type="float">
            <text:p>124,369305200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1" calcext:value-type="float">
            <text:p>3021</text:p>
          </table:table-cell>
          <table:table-cell table:formula="of:=[.$L$2]*[.G3023]^3+[.$L$3]*[.G3023]^2+[.$K$4]*[.G3023]+[.$K$5]" office:value-type="float" office:value="124.426270563213" calcext:value-type="float">
            <text:p>124,426270563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2" calcext:value-type="float">
            <text:p>3022</text:p>
          </table:table-cell>
          <table:table-cell table:formula="of:=[.$L$2]*[.G3024]^3+[.$L$3]*[.G3024]^2+[.$K$4]*[.G3024]+[.$K$5]" office:value-type="float" office:value="124.483278513268" calcext:value-type="float">
            <text:p>124,483278513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3" calcext:value-type="float">
            <text:p>3023</text:p>
          </table:table-cell>
          <table:table-cell table:formula="of:=[.$L$2]*[.G3025]^3+[.$L$3]*[.G3025]^2+[.$K$4]*[.G3025]+[.$K$5]" office:value-type="float" office:value="124.540329082684" calcext:value-type="float">
            <text:p>124,5403290826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4" calcext:value-type="float">
            <text:p>3024</text:p>
          </table:table-cell>
          <table:table-cell table:formula="of:=[.$L$2]*[.G3026]^3+[.$L$3]*[.G3026]^2+[.$K$4]*[.G3026]+[.$K$5]" office:value-type="float" office:value="124.597422303033" calcext:value-type="float">
            <text:p>124,597422303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5" calcext:value-type="float">
            <text:p>3025</text:p>
          </table:table-cell>
          <table:table-cell table:formula="of:=[.$L$2]*[.G3027]^3+[.$L$3]*[.G3027]^2+[.$K$4]*[.G3027]+[.$K$5]" office:value-type="float" office:value="124.654558205886" calcext:value-type="float">
            <text:p>124,654558205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6" calcext:value-type="float">
            <text:p>3026</text:p>
          </table:table-cell>
          <table:table-cell table:formula="of:=[.$L$2]*[.G3028]^3+[.$L$3]*[.G3028]^2+[.$K$4]*[.G3028]+[.$K$5]" office:value-type="float" office:value="124.711736822815" calcext:value-type="float">
            <text:p>124,7117368228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7" calcext:value-type="float">
            <text:p>3027</text:p>
          </table:table-cell>
          <table:table-cell table:formula="of:=[.$L$2]*[.G3029]^3+[.$L$3]*[.G3029]^2+[.$K$4]*[.G3029]+[.$K$5]" office:value-type="float" office:value="124.768958185391" calcext:value-type="float">
            <text:p>124,7689581853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8" calcext:value-type="float">
            <text:p>3028</text:p>
          </table:table-cell>
          <table:table-cell table:formula="of:=[.$L$2]*[.G3030]^3+[.$L$3]*[.G3030]^2+[.$K$4]*[.G3030]+[.$K$5]" office:value-type="float" office:value="124.826222325187" calcext:value-type="float">
            <text:p>124,826222325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9" calcext:value-type="float">
            <text:p>3029</text:p>
          </table:table-cell>
          <table:table-cell table:formula="of:=[.$L$2]*[.G3031]^3+[.$L$3]*[.G3031]^2+[.$K$4]*[.G3031]+[.$K$5]" office:value-type="float" office:value="124.883529273773" calcext:value-type="float">
            <text:p>124,883529273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0" calcext:value-type="float">
            <text:p>3030</text:p>
          </table:table-cell>
          <table:table-cell table:formula="of:=[.$L$2]*[.G3032]^3+[.$L$3]*[.G3032]^2+[.$K$4]*[.G3032]+[.$K$5]" office:value-type="float" office:value="124.940879062721" calcext:value-type="float">
            <text:p>124,940879062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1" calcext:value-type="float">
            <text:p>3031</text:p>
          </table:table-cell>
          <table:table-cell table:formula="of:=[.$L$2]*[.G3033]^3+[.$L$3]*[.G3033]^2+[.$K$4]*[.G3033]+[.$K$5]" office:value-type="float" office:value="124.998271723603" calcext:value-type="float">
            <text:p>124,998271723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2" calcext:value-type="float">
            <text:p>3032</text:p>
          </table:table-cell>
          <table:table-cell table:formula="of:=[.$L$2]*[.G3034]^3+[.$L$3]*[.G3034]^2+[.$K$4]*[.G3034]+[.$K$5]" office:value-type="float" office:value="125.055707287991" calcext:value-type="float">
            <text:p>125,055707287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3" calcext:value-type="float">
            <text:p>3033</text:p>
          </table:table-cell>
          <table:table-cell table:formula="of:=[.$L$2]*[.G3035]^3+[.$L$3]*[.G3035]^2+[.$K$4]*[.G3035]+[.$K$5]" office:value-type="float" office:value="125.113185787455" calcext:value-type="float">
            <text:p>125,1131857874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4" calcext:value-type="float">
            <text:p>3034</text:p>
          </table:table-cell>
          <table:table-cell table:formula="of:=[.$L$2]*[.G3036]^3+[.$L$3]*[.G3036]^2+[.$K$4]*[.G3036]+[.$K$5]" office:value-type="float" office:value="125.170707253568" calcext:value-type="float">
            <text:p>125,170707253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5" calcext:value-type="float">
            <text:p>3035</text:p>
          </table:table-cell>
          <table:table-cell table:formula="of:=[.$L$2]*[.G3037]^3+[.$L$3]*[.G3037]^2+[.$K$4]*[.G3037]+[.$K$5]" office:value-type="float" office:value="125.2282717179" calcext:value-type="float">
            <text:p>125,2282717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6" calcext:value-type="float">
            <text:p>3036</text:p>
          </table:table-cell>
          <table:table-cell table:formula="of:=[.$L$2]*[.G3038]^3+[.$L$3]*[.G3038]^2+[.$K$4]*[.G3038]+[.$K$5]" office:value-type="float" office:value="125.285879212025" calcext:value-type="float">
            <text:p>125,285879212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7" calcext:value-type="float">
            <text:p>3037</text:p>
          </table:table-cell>
          <table:table-cell table:formula="of:=[.$L$2]*[.G3039]^3+[.$L$3]*[.G3039]^2+[.$K$4]*[.G3039]+[.$K$5]" office:value-type="float" office:value="125.343529767512" calcext:value-type="float">
            <text:p>125,343529767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8" calcext:value-type="float">
            <text:p>3038</text:p>
          </table:table-cell>
          <table:table-cell table:formula="of:=[.$L$2]*[.G3040]^3+[.$L$3]*[.G3040]^2+[.$K$4]*[.G3040]+[.$K$5]" office:value-type="float" office:value="125.401223415934" calcext:value-type="float">
            <text:p>125,401223415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9" calcext:value-type="float">
            <text:p>3039</text:p>
          </table:table-cell>
          <table:table-cell table:formula="of:=[.$L$2]*[.G3041]^3+[.$L$3]*[.G3041]^2+[.$K$4]*[.G3041]+[.$K$5]" office:value-type="float" office:value="125.458960188862" calcext:value-type="float">
            <text:p>125,458960188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0" calcext:value-type="float">
            <text:p>3040</text:p>
          </table:table-cell>
          <table:table-cell table:formula="of:=[.$L$2]*[.G3042]^3+[.$L$3]*[.G3042]^2+[.$K$4]*[.G3042]+[.$K$5]" office:value-type="float" office:value="125.516740117869" calcext:value-type="float">
            <text:p>125,516740117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1" calcext:value-type="float">
            <text:p>3041</text:p>
          </table:table-cell>
          <table:table-cell table:formula="of:=[.$L$2]*[.G3043]^3+[.$L$3]*[.G3043]^2+[.$K$4]*[.G3043]+[.$K$5]" office:value-type="float" office:value="125.574563234524" calcext:value-type="float">
            <text:p>125,574563234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2" calcext:value-type="float">
            <text:p>3042</text:p>
          </table:table-cell>
          <table:table-cell table:formula="of:=[.$L$2]*[.G3044]^3+[.$L$3]*[.G3044]^2+[.$K$4]*[.G3044]+[.$K$5]" office:value-type="float" office:value="125.6324295704" calcext:value-type="float">
            <text:p>125,63242957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3" calcext:value-type="float">
            <text:p>3043</text:p>
          </table:table-cell>
          <table:table-cell table:formula="of:=[.$L$2]*[.G3045]^3+[.$L$3]*[.G3045]^2+[.$K$4]*[.G3045]+[.$K$5]" office:value-type="float" office:value="125.690339157069" calcext:value-type="float">
            <text:p>125,690339157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4" calcext:value-type="float">
            <text:p>3044</text:p>
          </table:table-cell>
          <table:table-cell table:formula="of:=[.$L$2]*[.G3046]^3+[.$L$3]*[.G3046]^2+[.$K$4]*[.G3046]+[.$K$5]" office:value-type="float" office:value="125.748292026102" calcext:value-type="float">
            <text:p>125,748292026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5" calcext:value-type="float">
            <text:p>3045</text:p>
          </table:table-cell>
          <table:table-cell table:formula="of:=[.$L$2]*[.G3047]^3+[.$L$3]*[.G3047]^2+[.$K$4]*[.G3047]+[.$K$5]" office:value-type="float" office:value="125.806288209071" calcext:value-type="float">
            <text:p>125,806288209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6" calcext:value-type="float">
            <text:p>3046</text:p>
          </table:table-cell>
          <table:table-cell table:formula="of:=[.$L$2]*[.G3048]^3+[.$L$3]*[.G3048]^2+[.$K$4]*[.G3048]+[.$K$5]" office:value-type="float" office:value="125.864327737547" calcext:value-type="float">
            <text:p>125,8643277375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7" calcext:value-type="float">
            <text:p>3047</text:p>
          </table:table-cell>
          <table:table-cell table:formula="of:=[.$L$2]*[.G3049]^3+[.$L$3]*[.G3049]^2+[.$K$4]*[.G3049]+[.$K$5]" office:value-type="float" office:value="125.922410643101" calcext:value-type="float">
            <text:p>125,922410643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8" calcext:value-type="float">
            <text:p>3048</text:p>
          </table:table-cell>
          <table:table-cell table:formula="of:=[.$L$2]*[.G3050]^3+[.$L$3]*[.G3050]^2+[.$K$4]*[.G3050]+[.$K$5]" office:value-type="float" office:value="125.980536957306" calcext:value-type="float">
            <text:p>125,9805369573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9" calcext:value-type="float">
            <text:p>3049</text:p>
          </table:table-cell>
          <table:table-cell table:formula="of:=[.$L$2]*[.G3051]^3+[.$L$3]*[.G3051]^2+[.$K$4]*[.G3051]+[.$K$5]" office:value-type="float" office:value="126.038706711733" calcext:value-type="float">
            <text:p>126,038706711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0" calcext:value-type="float">
            <text:p>3050</text:p>
          </table:table-cell>
          <table:table-cell table:formula="of:=[.$L$2]*[.G3052]^3+[.$L$3]*[.G3052]^2+[.$K$4]*[.G3052]+[.$K$5]" office:value-type="float" office:value="126.096919937953" calcext:value-type="float">
            <text:p>126,096919937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1" calcext:value-type="float">
            <text:p>3051</text:p>
          </table:table-cell>
          <table:table-cell table:formula="of:=[.$L$2]*[.G3053]^3+[.$L$3]*[.G3053]^2+[.$K$4]*[.G3053]+[.$K$5]" office:value-type="float" office:value="126.155176667538" calcext:value-type="float">
            <text:p>126,1551766675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2" calcext:value-type="float">
            <text:p>3052</text:p>
          </table:table-cell>
          <table:table-cell table:formula="of:=[.$L$2]*[.G3054]^3+[.$L$3]*[.G3054]^2+[.$K$4]*[.G3054]+[.$K$5]" office:value-type="float" office:value="126.21347693206" calcext:value-type="float">
            <text:p>126,21347693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3" calcext:value-type="float">
            <text:p>3053</text:p>
          </table:table-cell>
          <table:table-cell table:formula="of:=[.$L$2]*[.G3055]^3+[.$L$3]*[.G3055]^2+[.$K$4]*[.G3055]+[.$K$5]" office:value-type="float" office:value="126.27182076309" calcext:value-type="float">
            <text:p>126,27182076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4" calcext:value-type="float">
            <text:p>3054</text:p>
          </table:table-cell>
          <table:table-cell table:formula="of:=[.$L$2]*[.G3056]^3+[.$L$3]*[.G3056]^2+[.$K$4]*[.G3056]+[.$K$5]" office:value-type="float" office:value="126.330208192199" calcext:value-type="float">
            <text:p>126,330208192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5" calcext:value-type="float">
            <text:p>3055</text:p>
          </table:table-cell>
          <table:table-cell table:formula="of:=[.$L$2]*[.G3057]^3+[.$L$3]*[.G3057]^2+[.$K$4]*[.G3057]+[.$K$5]" office:value-type="float" office:value="126.38863925096" calcext:value-type="float">
            <text:p>126,38863925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6" calcext:value-type="float">
            <text:p>3056</text:p>
          </table:table-cell>
          <table:table-cell table:formula="of:=[.$L$2]*[.G3058]^3+[.$L$3]*[.G3058]^2+[.$K$4]*[.G3058]+[.$K$5]" office:value-type="float" office:value="126.447113970944" calcext:value-type="float">
            <text:p>126,447113970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7" calcext:value-type="float">
            <text:p>3057</text:p>
          </table:table-cell>
          <table:table-cell table:formula="of:=[.$L$2]*[.G3059]^3+[.$L$3]*[.G3059]^2+[.$K$4]*[.G3059]+[.$K$5]" office:value-type="float" office:value="126.505632383722" calcext:value-type="float">
            <text:p>126,505632383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8" calcext:value-type="float">
            <text:p>3058</text:p>
          </table:table-cell>
          <table:table-cell table:formula="of:=[.$L$2]*[.G3060]^3+[.$L$3]*[.G3060]^2+[.$K$4]*[.G3060]+[.$K$5]" office:value-type="float" office:value="126.564194520866" calcext:value-type="float">
            <text:p>126,564194520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9" calcext:value-type="float">
            <text:p>3059</text:p>
          </table:table-cell>
          <table:table-cell table:formula="of:=[.$L$2]*[.G3061]^3+[.$L$3]*[.G3061]^2+[.$K$4]*[.G3061]+[.$K$5]" office:value-type="float" office:value="126.622800413947" calcext:value-type="float">
            <text:p>126,622800413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0" calcext:value-type="float">
            <text:p>3060</text:p>
          </table:table-cell>
          <table:table-cell table:formula="of:=[.$L$2]*[.G3062]^3+[.$L$3]*[.G3062]^2+[.$K$4]*[.G3062]+[.$K$5]" office:value-type="float" office:value="126.681450094538" calcext:value-type="float">
            <text:p>126,6814500945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1" calcext:value-type="float">
            <text:p>3061</text:p>
          </table:table-cell>
          <table:table-cell table:formula="of:=[.$L$2]*[.G3063]^3+[.$L$3]*[.G3063]^2+[.$K$4]*[.G3063]+[.$K$5]" office:value-type="float" office:value="126.740143594209" calcext:value-type="float">
            <text:p>126,740143594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2" calcext:value-type="float">
            <text:p>3062</text:p>
          </table:table-cell>
          <table:table-cell table:formula="of:=[.$L$2]*[.G3064]^3+[.$L$3]*[.G3064]^2+[.$K$4]*[.G3064]+[.$K$5]" office:value-type="float" office:value="126.798880944532" calcext:value-type="float">
            <text:p>126,798880944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3" calcext:value-type="float">
            <text:p>3063</text:p>
          </table:table-cell>
          <table:table-cell table:formula="of:=[.$L$2]*[.G3065]^3+[.$L$3]*[.G3065]^2+[.$K$4]*[.G3065]+[.$K$5]" office:value-type="float" office:value="126.857662177079" calcext:value-type="float">
            <text:p>126,857662177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4" calcext:value-type="float">
            <text:p>3064</text:p>
          </table:table-cell>
          <table:table-cell table:formula="of:=[.$L$2]*[.G3066]^3+[.$L$3]*[.G3066]^2+[.$K$4]*[.G3066]+[.$K$5]" office:value-type="float" office:value="126.916487323422" calcext:value-type="float">
            <text:p>126,916487323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5" calcext:value-type="float">
            <text:p>3065</text:p>
          </table:table-cell>
          <table:table-cell table:formula="of:=[.$L$2]*[.G3067]^3+[.$L$3]*[.G3067]^2+[.$K$4]*[.G3067]+[.$K$5]" office:value-type="float" office:value="126.975356415131" calcext:value-type="float">
            <text:p>126,975356415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6" calcext:value-type="float">
            <text:p>3066</text:p>
          </table:table-cell>
          <table:table-cell table:formula="of:=[.$L$2]*[.G3068]^3+[.$L$3]*[.G3068]^2+[.$K$4]*[.G3068]+[.$K$5]" office:value-type="float" office:value="127.034269483779" calcext:value-type="float">
            <text:p>127,034269483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7" calcext:value-type="float">
            <text:p>3067</text:p>
          </table:table-cell>
          <table:table-cell table:formula="of:=[.$L$2]*[.G3069]^3+[.$L$3]*[.G3069]^2+[.$K$4]*[.G3069]+[.$K$5]" office:value-type="float" office:value="127.093226560936" calcext:value-type="float">
            <text:p>127,093226560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8" calcext:value-type="float">
            <text:p>3068</text:p>
          </table:table-cell>
          <table:table-cell table:formula="of:=[.$L$2]*[.G3070]^3+[.$L$3]*[.G3070]^2+[.$K$4]*[.G3070]+[.$K$5]" office:value-type="float" office:value="127.152227678176" calcext:value-type="float">
            <text:p>127,152227678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9" calcext:value-type="float">
            <text:p>3069</text:p>
          </table:table-cell>
          <table:table-cell table:formula="of:=[.$L$2]*[.G3071]^3+[.$L$3]*[.G3071]^2+[.$K$4]*[.G3071]+[.$K$5]" office:value-type="float" office:value="127.211272867068" calcext:value-type="float">
            <text:p>127,21127286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0" calcext:value-type="float">
            <text:p>3070</text:p>
          </table:table-cell>
          <table:table-cell table:formula="of:=[.$L$2]*[.G3072]^3+[.$L$3]*[.G3072]^2+[.$K$4]*[.G3072]+[.$K$5]" office:value-type="float" office:value="127.270362159185" calcext:value-type="float">
            <text:p>127,270362159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1" calcext:value-type="float">
            <text:p>3071</text:p>
          </table:table-cell>
          <table:table-cell table:formula="of:=[.$L$2]*[.G3073]^3+[.$L$3]*[.G3073]^2+[.$K$4]*[.G3073]+[.$K$5]" office:value-type="float" office:value="127.329495586099" calcext:value-type="float">
            <text:p>127,329495586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2" calcext:value-type="float">
            <text:p>3072</text:p>
          </table:table-cell>
          <table:table-cell table:formula="of:=[.$L$2]*[.G3074]^3+[.$L$3]*[.G3074]^2+[.$K$4]*[.G3074]+[.$K$5]" office:value-type="float" office:value="127.38867317938" calcext:value-type="float">
            <text:p>127,38867317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3" calcext:value-type="float">
            <text:p>3073</text:p>
          </table:table-cell>
          <table:table-cell table:formula="of:=[.$L$2]*[.G3075]^3+[.$L$3]*[.G3075]^2+[.$K$4]*[.G3075]+[.$K$5]" office:value-type="float" office:value="127.447894970601" calcext:value-type="float">
            <text:p>127,447894970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4" calcext:value-type="float">
            <text:p>3074</text:p>
          </table:table-cell>
          <table:table-cell table:formula="of:=[.$L$2]*[.G3076]^3+[.$L$3]*[.G3076]^2+[.$K$4]*[.G3076]+[.$K$5]" office:value-type="float" office:value="127.507160991332" calcext:value-type="float">
            <text:p>127,507160991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5" calcext:value-type="float">
            <text:p>3075</text:p>
          </table:table-cell>
          <table:table-cell table:formula="of:=[.$L$2]*[.G3077]^3+[.$L$3]*[.G3077]^2+[.$K$4]*[.G3077]+[.$K$5]" office:value-type="float" office:value="127.566471273146" calcext:value-type="float">
            <text:p>127,566471273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6" calcext:value-type="float">
            <text:p>3076</text:p>
          </table:table-cell>
          <table:table-cell table:formula="of:=[.$L$2]*[.G3078]^3+[.$L$3]*[.G3078]^2+[.$K$4]*[.G3078]+[.$K$5]" office:value-type="float" office:value="127.625825847614" calcext:value-type="float">
            <text:p>127,625825847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7" calcext:value-type="float">
            <text:p>3077</text:p>
          </table:table-cell>
          <table:table-cell table:formula="of:=[.$L$2]*[.G3079]^3+[.$L$3]*[.G3079]^2+[.$K$4]*[.G3079]+[.$K$5]" office:value-type="float" office:value="127.685224746308" calcext:value-type="float">
            <text:p>127,685224746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8" calcext:value-type="float">
            <text:p>3078</text:p>
          </table:table-cell>
          <table:table-cell table:formula="of:=[.$L$2]*[.G3080]^3+[.$L$3]*[.G3080]^2+[.$K$4]*[.G3080]+[.$K$5]" office:value-type="float" office:value="127.744668000799" calcext:value-type="float">
            <text:p>127,744668000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9" calcext:value-type="float">
            <text:p>3079</text:p>
          </table:table-cell>
          <table:table-cell table:formula="of:=[.$L$2]*[.G3081]^3+[.$L$3]*[.G3081]^2+[.$K$4]*[.G3081]+[.$K$5]" office:value-type="float" office:value="127.804155642659" calcext:value-type="float">
            <text:p>127,804155642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0" calcext:value-type="float">
            <text:p>3080</text:p>
          </table:table-cell>
          <table:table-cell table:formula="of:=[.$L$2]*[.G3082]^3+[.$L$3]*[.G3082]^2+[.$K$4]*[.G3082]+[.$K$5]" office:value-type="float" office:value="127.863687703459" calcext:value-type="float">
            <text:p>127,863687703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1" calcext:value-type="float">
            <text:p>3081</text:p>
          </table:table-cell>
          <table:table-cell table:formula="of:=[.$L$2]*[.G3083]^3+[.$L$3]*[.G3083]^2+[.$K$4]*[.G3083]+[.$K$5]" office:value-type="float" office:value="127.923264214771" calcext:value-type="float">
            <text:p>127,9232642147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2" calcext:value-type="float">
            <text:p>3082</text:p>
          </table:table-cell>
          <table:table-cell table:formula="of:=[.$L$2]*[.G3084]^3+[.$L$3]*[.G3084]^2+[.$K$4]*[.G3084]+[.$K$5]" office:value-type="float" office:value="127.982885208166" calcext:value-type="float">
            <text:p>127,9828852081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3" calcext:value-type="float">
            <text:p>3083</text:p>
          </table:table-cell>
          <table:table-cell table:formula="of:=[.$L$2]*[.G3085]^3+[.$L$3]*[.G3085]^2+[.$K$4]*[.G3085]+[.$K$5]" office:value-type="float" office:value="128.042550715217" calcext:value-type="float">
            <text:p>128,042550715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4" calcext:value-type="float">
            <text:p>3084</text:p>
          </table:table-cell>
          <table:table-cell table:formula="of:=[.$L$2]*[.G3086]^3+[.$L$3]*[.G3086]^2+[.$K$4]*[.G3086]+[.$K$5]" office:value-type="float" office:value="128.102260767494" calcext:value-type="float">
            <text:p>128,102260767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5" calcext:value-type="float">
            <text:p>3085</text:p>
          </table:table-cell>
          <table:table-cell table:formula="of:=[.$L$2]*[.G3087]^3+[.$L$3]*[.G3087]^2+[.$K$4]*[.G3087]+[.$K$5]" office:value-type="float" office:value="128.162015396569" calcext:value-type="float">
            <text:p>128,162015396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6" calcext:value-type="float">
            <text:p>3086</text:p>
          </table:table-cell>
          <table:table-cell table:formula="of:=[.$L$2]*[.G3088]^3+[.$L$3]*[.G3088]^2+[.$K$4]*[.G3088]+[.$K$5]" office:value-type="float" office:value="128.221814634014" calcext:value-type="float">
            <text:p>128,221814634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7" calcext:value-type="float">
            <text:p>3087</text:p>
          </table:table-cell>
          <table:table-cell table:formula="of:=[.$L$2]*[.G3089]^3+[.$L$3]*[.G3089]^2+[.$K$4]*[.G3089]+[.$K$5]" office:value-type="float" office:value="128.2816585114" calcext:value-type="float">
            <text:p>128,2816585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8" calcext:value-type="float">
            <text:p>3088</text:p>
          </table:table-cell>
          <table:table-cell table:formula="of:=[.$L$2]*[.G3090]^3+[.$L$3]*[.G3090]^2+[.$K$4]*[.G3090]+[.$K$5]" office:value-type="float" office:value="128.341547060299" calcext:value-type="float">
            <text:p>128,341547060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9" calcext:value-type="float">
            <text:p>3089</text:p>
          </table:table-cell>
          <table:table-cell table:formula="of:=[.$L$2]*[.G3091]^3+[.$L$3]*[.G3091]^2+[.$K$4]*[.G3091]+[.$K$5]" office:value-type="float" office:value="128.401480312282" calcext:value-type="float">
            <text:p>128,401480312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0" calcext:value-type="float">
            <text:p>3090</text:p>
          </table:table-cell>
          <table:table-cell table:formula="of:=[.$L$2]*[.G3092]^3+[.$L$3]*[.G3092]^2+[.$K$4]*[.G3092]+[.$K$5]" office:value-type="float" office:value="128.461458298922" calcext:value-type="float">
            <text:p>128,461458298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1" calcext:value-type="float">
            <text:p>3091</text:p>
          </table:table-cell>
          <table:table-cell table:formula="of:=[.$L$2]*[.G3093]^3+[.$L$3]*[.G3093]^2+[.$K$4]*[.G3093]+[.$K$5]" office:value-type="float" office:value="128.521481051788" calcext:value-type="float">
            <text:p>128,521481051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2" calcext:value-type="float">
            <text:p>3092</text:p>
          </table:table-cell>
          <table:table-cell table:formula="of:=[.$L$2]*[.G3094]^3+[.$L$3]*[.G3094]^2+[.$K$4]*[.G3094]+[.$K$5]" office:value-type="float" office:value="128.581548602454" calcext:value-type="float">
            <text:p>128,581548602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3" calcext:value-type="float">
            <text:p>3093</text:p>
          </table:table-cell>
          <table:table-cell table:formula="of:=[.$L$2]*[.G3095]^3+[.$L$3]*[.G3095]^2+[.$K$4]*[.G3095]+[.$K$5]" office:value-type="float" office:value="128.641660982491" calcext:value-type="float">
            <text:p>128,6416609824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4" calcext:value-type="float">
            <text:p>3094</text:p>
          </table:table-cell>
          <table:table-cell table:formula="of:=[.$L$2]*[.G3096]^3+[.$L$3]*[.G3096]^2+[.$K$4]*[.G3096]+[.$K$5]" office:value-type="float" office:value="128.701818223469" calcext:value-type="float">
            <text:p>128,701818223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5" calcext:value-type="float">
            <text:p>3095</text:p>
          </table:table-cell>
          <table:table-cell table:formula="of:=[.$L$2]*[.G3097]^3+[.$L$3]*[.G3097]^2+[.$K$4]*[.G3097]+[.$K$5]" office:value-type="float" office:value="128.762020356962" calcext:value-type="float">
            <text:p>128,76202035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6" calcext:value-type="float">
            <text:p>3096</text:p>
          </table:table-cell>
          <table:table-cell table:formula="of:=[.$L$2]*[.G3098]^3+[.$L$3]*[.G3098]^2+[.$K$4]*[.G3098]+[.$K$5]" office:value-type="float" office:value="128.82226741454" calcext:value-type="float">
            <text:p>128,82226741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7" calcext:value-type="float">
            <text:p>3097</text:p>
          </table:table-cell>
          <table:table-cell table:formula="of:=[.$L$2]*[.G3099]^3+[.$L$3]*[.G3099]^2+[.$K$4]*[.G3099]+[.$K$5]" office:value-type="float" office:value="128.882559427775" calcext:value-type="float">
            <text:p>128,882559427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8" calcext:value-type="float">
            <text:p>3098</text:p>
          </table:table-cell>
          <table:table-cell table:formula="of:=[.$L$2]*[.G3100]^3+[.$L$3]*[.G3100]^2+[.$K$4]*[.G3100]+[.$K$5]" office:value-type="float" office:value="128.942896428238" calcext:value-type="float">
            <text:p>128,942896428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9" calcext:value-type="float">
            <text:p>3099</text:p>
          </table:table-cell>
          <table:table-cell table:formula="of:=[.$L$2]*[.G3101]^3+[.$L$3]*[.G3101]^2+[.$K$4]*[.G3101]+[.$K$5]" office:value-type="float" office:value="129.003278447501" calcext:value-type="float">
            <text:p>129,003278447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0" calcext:value-type="float">
            <text:p>3100</text:p>
          </table:table-cell>
          <table:table-cell table:formula="of:=[.$L$2]*[.G3102]^3+[.$L$3]*[.G3102]^2+[.$K$4]*[.G3102]+[.$K$5]" office:value-type="float" office:value="129.063705517136" calcext:value-type="float">
            <text:p>129,063705517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1" calcext:value-type="float">
            <text:p>3101</text:p>
          </table:table-cell>
          <table:table-cell table:formula="of:=[.$L$2]*[.G3103]^3+[.$L$3]*[.G3103]^2+[.$K$4]*[.G3103]+[.$K$5]" office:value-type="float" office:value="129.124177668714" calcext:value-type="float">
            <text:p>129,124177668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2" calcext:value-type="float">
            <text:p>3102</text:p>
          </table:table-cell>
          <table:table-cell table:formula="of:=[.$L$2]*[.G3104]^3+[.$L$3]*[.G3104]^2+[.$K$4]*[.G3104]+[.$K$5]" office:value-type="float" office:value="129.184694933806" calcext:value-type="float">
            <text:p>129,184694933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3" calcext:value-type="float">
            <text:p>3103</text:p>
          </table:table-cell>
          <table:table-cell table:formula="of:=[.$L$2]*[.G3105]^3+[.$L$3]*[.G3105]^2+[.$K$4]*[.G3105]+[.$K$5]" office:value-type="float" office:value="129.245257343985" calcext:value-type="float">
            <text:p>129,245257343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4" calcext:value-type="float">
            <text:p>3104</text:p>
          </table:table-cell>
          <table:table-cell table:formula="of:=[.$L$2]*[.G3106]^3+[.$L$3]*[.G3106]^2+[.$K$4]*[.G3106]+[.$K$5]" office:value-type="float" office:value="129.305864930822" calcext:value-type="float">
            <text:p>129,3058649308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5" calcext:value-type="float">
            <text:p>3105</text:p>
          </table:table-cell>
          <table:table-cell table:formula="of:=[.$L$2]*[.G3107]^3+[.$L$3]*[.G3107]^2+[.$K$4]*[.G3107]+[.$K$5]" office:value-type="float" office:value="129.366517725888" calcext:value-type="float">
            <text:p>129,366517725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6" calcext:value-type="float">
            <text:p>3106</text:p>
          </table:table-cell>
          <table:table-cell table:formula="of:=[.$L$2]*[.G3108]^3+[.$L$3]*[.G3108]^2+[.$K$4]*[.G3108]+[.$K$5]" office:value-type="float" office:value="129.427215760756" calcext:value-type="float">
            <text:p>129,427215760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7" calcext:value-type="float">
            <text:p>3107</text:p>
          </table:table-cell>
          <table:table-cell table:formula="of:=[.$L$2]*[.G3109]^3+[.$L$3]*[.G3109]^2+[.$K$4]*[.G3109]+[.$K$5]" office:value-type="float" office:value="129.487959066995" calcext:value-type="float">
            <text:p>129,487959066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8" calcext:value-type="float">
            <text:p>3108</text:p>
          </table:table-cell>
          <table:table-cell table:formula="of:=[.$L$2]*[.G3110]^3+[.$L$3]*[.G3110]^2+[.$K$4]*[.G3110]+[.$K$5]" office:value-type="float" office:value="129.548747676179" calcext:value-type="float">
            <text:p>129,548747676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9" calcext:value-type="float">
            <text:p>3109</text:p>
          </table:table-cell>
          <table:table-cell table:formula="of:=[.$L$2]*[.G3111]^3+[.$L$3]*[.G3111]^2+[.$K$4]*[.G3111]+[.$K$5]" office:value-type="float" office:value="129.609581619878" calcext:value-type="float">
            <text:p>129,609581619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0" calcext:value-type="float">
            <text:p>3110</text:p>
          </table:table-cell>
          <table:table-cell table:formula="of:=[.$L$2]*[.G3112]^3+[.$L$3]*[.G3112]^2+[.$K$4]*[.G3112]+[.$K$5]" office:value-type="float" office:value="129.670460929665" calcext:value-type="float">
            <text:p>129,670460929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1" calcext:value-type="float">
            <text:p>3111</text:p>
          </table:table-cell>
          <table:table-cell table:formula="of:=[.$L$2]*[.G3113]^3+[.$L$3]*[.G3113]^2+[.$K$4]*[.G3113]+[.$K$5]" office:value-type="float" office:value="129.73138563711" calcext:value-type="float">
            <text:p>129,73138563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2" calcext:value-type="float">
            <text:p>3112</text:p>
          </table:table-cell>
          <table:table-cell table:formula="of:=[.$L$2]*[.G3114]^3+[.$L$3]*[.G3114]^2+[.$K$4]*[.G3114]+[.$K$5]" office:value-type="float" office:value="129.792355773786" calcext:value-type="float">
            <text:p>129,792355773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3" calcext:value-type="float">
            <text:p>3113</text:p>
          </table:table-cell>
          <table:table-cell table:formula="of:=[.$L$2]*[.G3115]^3+[.$L$3]*[.G3115]^2+[.$K$4]*[.G3115]+[.$K$5]" office:value-type="float" office:value="129.853371371264" calcext:value-type="float">
            <text:p>129,8533713712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4" calcext:value-type="float">
            <text:p>3114</text:p>
          </table:table-cell>
          <table:table-cell table:formula="of:=[.$L$2]*[.G3116]^3+[.$L$3]*[.G3116]^2+[.$K$4]*[.G3116]+[.$K$5]" office:value-type="float" office:value="129.914432461115" calcext:value-type="float">
            <text:p>129,914432461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5" calcext:value-type="float">
            <text:p>3115</text:p>
          </table:table-cell>
          <table:table-cell table:formula="of:=[.$L$2]*[.G3117]^3+[.$L$3]*[.G3117]^2+[.$K$4]*[.G3117]+[.$K$5]" office:value-type="float" office:value="129.975539074911" calcext:value-type="float">
            <text:p>129,975539074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6" calcext:value-type="float">
            <text:p>3116</text:p>
          </table:table-cell>
          <table:table-cell table:formula="of:=[.$L$2]*[.G3118]^3+[.$L$3]*[.G3118]^2+[.$K$4]*[.G3118]+[.$K$5]" office:value-type="float" office:value="130.036691244224" calcext:value-type="float">
            <text:p>130,036691244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7" calcext:value-type="float">
            <text:p>3117</text:p>
          </table:table-cell>
          <table:table-cell table:formula="of:=[.$L$2]*[.G3119]^3+[.$L$3]*[.G3119]^2+[.$K$4]*[.G3119]+[.$K$5]" office:value-type="float" office:value="130.097889000625" calcext:value-type="float">
            <text:p>130,097889000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8" calcext:value-type="float">
            <text:p>3118</text:p>
          </table:table-cell>
          <table:table-cell table:formula="of:=[.$L$2]*[.G3120]^3+[.$L$3]*[.G3120]^2+[.$K$4]*[.G3120]+[.$K$5]" office:value-type="float" office:value="130.159132375685" calcext:value-type="float">
            <text:p>130,159132375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9" calcext:value-type="float">
            <text:p>3119</text:p>
          </table:table-cell>
          <table:table-cell table:formula="of:=[.$L$2]*[.G3121]^3+[.$L$3]*[.G3121]^2+[.$K$4]*[.G3121]+[.$K$5]" office:value-type="float" office:value="130.220421400977" calcext:value-type="float">
            <text:p>130,220421400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0" calcext:value-type="float">
            <text:p>3120</text:p>
          </table:table-cell>
          <table:table-cell table:formula="of:=[.$L$2]*[.G3122]^3+[.$L$3]*[.G3122]^2+[.$K$4]*[.G3122]+[.$K$5]" office:value-type="float" office:value="130.281756108072" calcext:value-type="float">
            <text:p>130,281756108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1" calcext:value-type="float">
            <text:p>3121</text:p>
          </table:table-cell>
          <table:table-cell table:formula="of:=[.$L$2]*[.G3123]^3+[.$L$3]*[.G3123]^2+[.$K$4]*[.G3123]+[.$K$5]" office:value-type="float" office:value="130.343136528541" calcext:value-type="float">
            <text:p>130,343136528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2" calcext:value-type="float">
            <text:p>3122</text:p>
          </table:table-cell>
          <table:table-cell table:formula="of:=[.$L$2]*[.G3124]^3+[.$L$3]*[.G3124]^2+[.$K$4]*[.G3124]+[.$K$5]" office:value-type="float" office:value="130.404562693956" calcext:value-type="float">
            <text:p>130,4045626939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3" calcext:value-type="float">
            <text:p>3123</text:p>
          </table:table-cell>
          <table:table-cell table:formula="of:=[.$L$2]*[.G3125]^3+[.$L$3]*[.G3125]^2+[.$K$4]*[.G3125]+[.$K$5]" office:value-type="float" office:value="130.466034635888" calcext:value-type="float">
            <text:p>130,466034635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4" calcext:value-type="float">
            <text:p>3124</text:p>
          </table:table-cell>
          <table:table-cell table:formula="of:=[.$L$2]*[.G3126]^3+[.$L$3]*[.G3126]^2+[.$K$4]*[.G3126]+[.$K$5]" office:value-type="float" office:value="130.52755238591" calcext:value-type="float">
            <text:p>130,527552385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[.$L$2]*[.G3127]^3+[.$L$3]*[.G3127]^2+[.$K$4]*[.G3127]+[.$K$5]" office:value-type="float" office:value="130.589115975593" calcext:value-type="float">
            <text:p>130,589115975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6" calcext:value-type="float">
            <text:p>3126</text:p>
          </table:table-cell>
          <table:table-cell table:formula="of:=[.$L$2]*[.G3128]^3+[.$L$3]*[.G3128]^2+[.$K$4]*[.G3128]+[.$K$5]" office:value-type="float" office:value="130.650725436507" calcext:value-type="float">
            <text:p>130,650725436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7" calcext:value-type="float">
            <text:p>3127</text:p>
          </table:table-cell>
          <table:table-cell table:formula="of:=[.$L$2]*[.G3129]^3+[.$L$3]*[.G3129]^2+[.$K$4]*[.G3129]+[.$K$5]" office:value-type="float" office:value="130.712380800226" calcext:value-type="float">
            <text:p>130,712380800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8" calcext:value-type="float">
            <text:p>3128</text:p>
          </table:table-cell>
          <table:table-cell table:formula="of:=[.$L$2]*[.G3130]^3+[.$L$3]*[.G3130]^2+[.$K$4]*[.G3130]+[.$K$5]" office:value-type="float" office:value="130.774082098319" calcext:value-type="float">
            <text:p>130,774082098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9" calcext:value-type="float">
            <text:p>3129</text:p>
          </table:table-cell>
          <table:table-cell table:formula="of:=[.$L$2]*[.G3131]^3+[.$L$3]*[.G3131]^2+[.$K$4]*[.G3131]+[.$K$5]" office:value-type="float" office:value="130.83582936236" calcext:value-type="float">
            <text:p>130,83582936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0" calcext:value-type="float">
            <text:p>3130</text:p>
          </table:table-cell>
          <table:table-cell table:formula="of:=[.$L$2]*[.G3132]^3+[.$L$3]*[.G3132]^2+[.$K$4]*[.G3132]+[.$K$5]" office:value-type="float" office:value="130.897622623919" calcext:value-type="float">
            <text:p>130,8976226239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1" calcext:value-type="float">
            <text:p>3131</text:p>
          </table:table-cell>
          <table:table-cell table:formula="of:=[.$L$2]*[.G3133]^3+[.$L$3]*[.G3133]^2+[.$K$4]*[.G3133]+[.$K$5]" office:value-type="float" office:value="130.959461914568" calcext:value-type="float">
            <text:p>130,959461914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2" calcext:value-type="float">
            <text:p>3132</text:p>
          </table:table-cell>
          <table:table-cell table:formula="of:=[.$L$2]*[.G3134]^3+[.$L$3]*[.G3134]^2+[.$K$4]*[.G3134]+[.$K$5]" office:value-type="float" office:value="131.021347265879" calcext:value-type="float">
            <text:p>131,021347265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3" calcext:value-type="float">
            <text:p>3133</text:p>
          </table:table-cell>
          <table:table-cell table:formula="of:=[.$L$2]*[.G3135]^3+[.$L$3]*[.G3135]^2+[.$K$4]*[.G3135]+[.$K$5]" office:value-type="float" office:value="131.083278709423" calcext:value-type="float">
            <text:p>131,083278709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4" calcext:value-type="float">
            <text:p>3134</text:p>
          </table:table-cell>
          <table:table-cell table:formula="of:=[.$L$2]*[.G3136]^3+[.$L$3]*[.G3136]^2+[.$K$4]*[.G3136]+[.$K$5]" office:value-type="float" office:value="131.145256276771" calcext:value-type="float">
            <text:p>131,1452562767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5" calcext:value-type="float">
            <text:p>3135</text:p>
          </table:table-cell>
          <table:table-cell table:formula="of:=[.$L$2]*[.G3137]^3+[.$L$3]*[.G3137]^2+[.$K$4]*[.G3137]+[.$K$5]" office:value-type="float" office:value="131.207279999496" calcext:value-type="float">
            <text:p>131,207279999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6" calcext:value-type="float">
            <text:p>3136</text:p>
          </table:table-cell>
          <table:table-cell table:formula="of:=[.$L$2]*[.G3138]^3+[.$L$3]*[.G3138]^2+[.$K$4]*[.G3138]+[.$K$5]" office:value-type="float" office:value="131.269349909169" calcext:value-type="float">
            <text:p>131,269349909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7" calcext:value-type="float">
            <text:p>3137</text:p>
          </table:table-cell>
          <table:table-cell table:formula="of:=[.$L$2]*[.G3139]^3+[.$L$3]*[.G3139]^2+[.$K$4]*[.G3139]+[.$K$5]" office:value-type="float" office:value="131.331466037361" calcext:value-type="float">
            <text:p>131,331466037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8" calcext:value-type="float">
            <text:p>3138</text:p>
          </table:table-cell>
          <table:table-cell table:formula="of:=[.$L$2]*[.G3140]^3+[.$L$3]*[.G3140]^2+[.$K$4]*[.G3140]+[.$K$5]" office:value-type="float" office:value="131.393628415644" calcext:value-type="float">
            <text:p>131,393628415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9" calcext:value-type="float">
            <text:p>3139</text:p>
          </table:table-cell>
          <table:table-cell table:formula="of:=[.$L$2]*[.G3141]^3+[.$L$3]*[.G3141]^2+[.$K$4]*[.G3141]+[.$K$5]" office:value-type="float" office:value="131.45583707559" calcext:value-type="float">
            <text:p>131,45583707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0" calcext:value-type="float">
            <text:p>3140</text:p>
          </table:table-cell>
          <table:table-cell table:formula="of:=[.$L$2]*[.G3142]^3+[.$L$3]*[.G3142]^2+[.$K$4]*[.G3142]+[.$K$5]" office:value-type="float" office:value="131.51809204877" calcext:value-type="float">
            <text:p>131,51809204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1" calcext:value-type="float">
            <text:p>3141</text:p>
          </table:table-cell>
          <table:table-cell table:formula="of:=[.$L$2]*[.G3143]^3+[.$L$3]*[.G3143]^2+[.$K$4]*[.G3143]+[.$K$5]" office:value-type="float" office:value="131.580393366755" calcext:value-type="float">
            <text:p>131,580393366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2" calcext:value-type="float">
            <text:p>3142</text:p>
          </table:table-cell>
          <table:table-cell table:formula="of:=[.$L$2]*[.G3144]^3+[.$L$3]*[.G3144]^2+[.$K$4]*[.G3144]+[.$K$5]" office:value-type="float" office:value="131.642741061118" calcext:value-type="float">
            <text:p>131,642741061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3" calcext:value-type="float">
            <text:p>3143</text:p>
          </table:table-cell>
          <table:table-cell table:formula="of:=[.$L$2]*[.G3145]^3+[.$L$3]*[.G3145]^2+[.$K$4]*[.G3145]+[.$K$5]" office:value-type="float" office:value="131.705135163429" calcext:value-type="float">
            <text:p>131,705135163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4" calcext:value-type="float">
            <text:p>3144</text:p>
          </table:table-cell>
          <table:table-cell table:formula="of:=[.$L$2]*[.G3146]^3+[.$L$3]*[.G3146]^2+[.$K$4]*[.G3146]+[.$K$5]" office:value-type="float" office:value="131.767575705261" calcext:value-type="float">
            <text:p>131,7675757052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5" calcext:value-type="float">
            <text:p>3145</text:p>
          </table:table-cell>
          <table:table-cell table:formula="of:=[.$L$2]*[.G3147]^3+[.$L$3]*[.G3147]^2+[.$K$4]*[.G3147]+[.$K$5]" office:value-type="float" office:value="131.830062718185" calcext:value-type="float">
            <text:p>131,830062718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6" calcext:value-type="float">
            <text:p>3146</text:p>
          </table:table-cell>
          <table:table-cell table:formula="of:=[.$L$2]*[.G3148]^3+[.$L$3]*[.G3148]^2+[.$K$4]*[.G3148]+[.$K$5]" office:value-type="float" office:value="131.892596233772" calcext:value-type="float">
            <text:p>131,892596233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7" calcext:value-type="float">
            <text:p>3147</text:p>
          </table:table-cell>
          <table:table-cell table:formula="of:=[.$L$2]*[.G3149]^3+[.$L$3]*[.G3149]^2+[.$K$4]*[.G3149]+[.$K$5]" office:value-type="float" office:value="131.955176283594" calcext:value-type="float">
            <text:p>131,9551762835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8" calcext:value-type="float">
            <text:p>3148</text:p>
          </table:table-cell>
          <table:table-cell table:formula="of:=[.$L$2]*[.G3150]^3+[.$L$3]*[.G3150]^2+[.$K$4]*[.G3150]+[.$K$5]" office:value-type="float" office:value="132.017802899223" calcext:value-type="float">
            <text:p>132,017802899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9" calcext:value-type="float">
            <text:p>3149</text:p>
          </table:table-cell>
          <table:table-cell table:formula="of:=[.$L$2]*[.G3151]^3+[.$L$3]*[.G3151]^2+[.$K$4]*[.G3151]+[.$K$5]" office:value-type="float" office:value="132.08047611223" calcext:value-type="float">
            <text:p>132,08047611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0" calcext:value-type="float">
            <text:p>3150</text:p>
          </table:table-cell>
          <table:table-cell table:formula="of:=[.$L$2]*[.G3152]^3+[.$L$3]*[.G3152]^2+[.$K$4]*[.G3152]+[.$K$5]" office:value-type="float" office:value="132.143195954187" calcext:value-type="float">
            <text:p>132,143195954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1" calcext:value-type="float">
            <text:p>3151</text:p>
          </table:table-cell>
          <table:table-cell table:formula="of:=[.$L$2]*[.G3153]^3+[.$L$3]*[.G3153]^2+[.$K$4]*[.G3153]+[.$K$5]" office:value-type="float" office:value="132.205962456665" calcext:value-type="float">
            <text:p>132,205962456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2" calcext:value-type="float">
            <text:p>3152</text:p>
          </table:table-cell>
          <table:table-cell table:formula="of:=[.$L$2]*[.G3154]^3+[.$L$3]*[.G3154]^2+[.$K$4]*[.G3154]+[.$K$5]" office:value-type="float" office:value="132.268775651236" calcext:value-type="float">
            <text:p>132,268775651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3" calcext:value-type="float">
            <text:p>3153</text:p>
          </table:table-cell>
          <table:table-cell table:formula="of:=[.$L$2]*[.G3155]^3+[.$L$3]*[.G3155]^2+[.$K$4]*[.G3155]+[.$K$5]" office:value-type="float" office:value="132.331635569471" calcext:value-type="float">
            <text:p>132,331635569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4" calcext:value-type="float">
            <text:p>3154</text:p>
          </table:table-cell>
          <table:table-cell table:formula="of:=[.$L$2]*[.G3156]^3+[.$L$3]*[.G3156]^2+[.$K$4]*[.G3156]+[.$K$5]" office:value-type="float" office:value="132.394542242943" calcext:value-type="float">
            <text:p>132,3945422429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5" calcext:value-type="float">
            <text:p>3155</text:p>
          </table:table-cell>
          <table:table-cell table:formula="of:=[.$L$2]*[.G3157]^3+[.$L$3]*[.G3157]^2+[.$K$4]*[.G3157]+[.$K$5]" office:value-type="float" office:value="132.457495703222" calcext:value-type="float">
            <text:p>132,4574957032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6" calcext:value-type="float">
            <text:p>3156</text:p>
          </table:table-cell>
          <table:table-cell table:formula="of:=[.$L$2]*[.G3158]^3+[.$L$3]*[.G3158]^2+[.$K$4]*[.G3158]+[.$K$5]" office:value-type="float" office:value="132.52049598188" calcext:value-type="float">
            <text:p>132,52049598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7" calcext:value-type="float">
            <text:p>3157</text:p>
          </table:table-cell>
          <table:table-cell table:formula="of:=[.$L$2]*[.G3159]^3+[.$L$3]*[.G3159]^2+[.$K$4]*[.G3159]+[.$K$5]" office:value-type="float" office:value="132.583543110488" calcext:value-type="float">
            <text:p>132,5835431104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8" calcext:value-type="float">
            <text:p>3158</text:p>
          </table:table-cell>
          <table:table-cell table:formula="of:=[.$L$2]*[.G3160]^3+[.$L$3]*[.G3160]^2+[.$K$4]*[.G3160]+[.$K$5]" office:value-type="float" office:value="132.646637120619" calcext:value-type="float">
            <text:p>132,646637120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9" calcext:value-type="float">
            <text:p>3159</text:p>
          </table:table-cell>
          <table:table-cell table:formula="of:=[.$L$2]*[.G3161]^3+[.$L$3]*[.G3161]^2+[.$K$4]*[.G3161]+[.$K$5]" office:value-type="float" office:value="132.709778043844" calcext:value-type="float">
            <text:p>132,7097780438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0" calcext:value-type="float">
            <text:p>3160</text:p>
          </table:table-cell>
          <table:table-cell table:formula="of:=[.$L$2]*[.G3162]^3+[.$L$3]*[.G3162]^2+[.$K$4]*[.G3162]+[.$K$5]" office:value-type="float" office:value="132.772965911734" calcext:value-type="float">
            <text:p>132,772965911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1" calcext:value-type="float">
            <text:p>3161</text:p>
          </table:table-cell>
          <table:table-cell table:formula="of:=[.$L$2]*[.G3163]^3+[.$L$3]*[.G3163]^2+[.$K$4]*[.G3163]+[.$K$5]" office:value-type="float" office:value="132.836200755861" calcext:value-type="float">
            <text:p>132,8362007558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2" calcext:value-type="float">
            <text:p>3162</text:p>
          </table:table-cell>
          <table:table-cell table:formula="of:=[.$L$2]*[.G3164]^3+[.$L$3]*[.G3164]^2+[.$K$4]*[.G3164]+[.$K$5]" office:value-type="float" office:value="132.899482607796" calcext:value-type="float">
            <text:p>132,899482607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3" calcext:value-type="float">
            <text:p>3163</text:p>
          </table:table-cell>
          <table:table-cell table:formula="of:=[.$L$2]*[.G3165]^3+[.$L$3]*[.G3165]^2+[.$K$4]*[.G3165]+[.$K$5]" office:value-type="float" office:value="132.962811499112" calcext:value-type="float">
            <text:p>132,962811499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4" calcext:value-type="float">
            <text:p>3164</text:p>
          </table:table-cell>
          <table:table-cell table:formula="of:=[.$L$2]*[.G3166]^3+[.$L$3]*[.G3166]^2+[.$K$4]*[.G3166]+[.$K$5]" office:value-type="float" office:value="133.026187461379" calcext:value-type="float">
            <text:p>133,026187461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5" calcext:value-type="float">
            <text:p>3165</text:p>
          </table:table-cell>
          <table:table-cell table:formula="of:=[.$L$2]*[.G3167]^3+[.$L$3]*[.G3167]^2+[.$K$4]*[.G3167]+[.$K$5]" office:value-type="float" office:value="133.089610526169" calcext:value-type="float">
            <text:p>133,089610526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6" calcext:value-type="float">
            <text:p>3166</text:p>
          </table:table-cell>
          <table:table-cell table:formula="of:=[.$L$2]*[.G3168]^3+[.$L$3]*[.G3168]^2+[.$K$4]*[.G3168]+[.$K$5]" office:value-type="float" office:value="133.153080725054" calcext:value-type="float">
            <text:p>133,153080725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7" calcext:value-type="float">
            <text:p>3167</text:p>
          </table:table-cell>
          <table:table-cell table:formula="of:=[.$L$2]*[.G3169]^3+[.$L$3]*[.G3169]^2+[.$K$4]*[.G3169]+[.$K$5]" office:value-type="float" office:value="133.216598089605" calcext:value-type="float">
            <text:p>133,216598089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8" calcext:value-type="float">
            <text:p>3168</text:p>
          </table:table-cell>
          <table:table-cell table:formula="of:=[.$L$2]*[.G3170]^3+[.$L$3]*[.G3170]^2+[.$K$4]*[.G3170]+[.$K$5]" office:value-type="float" office:value="133.280162651394" calcext:value-type="float">
            <text:p>133,280162651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9" calcext:value-type="float">
            <text:p>3169</text:p>
          </table:table-cell>
          <table:table-cell table:formula="of:=[.$L$2]*[.G3171]^3+[.$L$3]*[.G3171]^2+[.$K$4]*[.G3171]+[.$K$5]" office:value-type="float" office:value="133.343774441993" calcext:value-type="float">
            <text:p>133,343774441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0" calcext:value-type="float">
            <text:p>3170</text:p>
          </table:table-cell>
          <table:table-cell table:formula="of:=[.$L$2]*[.G3172]^3+[.$L$3]*[.G3172]^2+[.$K$4]*[.G3172]+[.$K$5]" office:value-type="float" office:value="133.407433492973" calcext:value-type="float">
            <text:p>133,407433492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1" calcext:value-type="float">
            <text:p>3171</text:p>
          </table:table-cell>
          <table:table-cell table:formula="of:=[.$L$2]*[.G3173]^3+[.$L$3]*[.G3173]^2+[.$K$4]*[.G3173]+[.$K$5]" office:value-type="float" office:value="133.471139835905" calcext:value-type="float">
            <text:p>133,471139835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2" calcext:value-type="float">
            <text:p>3172</text:p>
          </table:table-cell>
          <table:table-cell table:formula="of:=[.$L$2]*[.G3174]^3+[.$L$3]*[.G3174]^2+[.$K$4]*[.G3174]+[.$K$5]" office:value-type="float" office:value="133.534893502361" calcext:value-type="float">
            <text:p>133,534893502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3" calcext:value-type="float">
            <text:p>3173</text:p>
          </table:table-cell>
          <table:table-cell table:formula="of:=[.$L$2]*[.G3175]^3+[.$L$3]*[.G3175]^2+[.$K$4]*[.G3175]+[.$K$5]" office:value-type="float" office:value="133.598694523913" calcext:value-type="float">
            <text:p>133,598694523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4" calcext:value-type="float">
            <text:p>3174</text:p>
          </table:table-cell>
          <table:table-cell table:formula="of:=[.$L$2]*[.G3176]^3+[.$L$3]*[.G3176]^2+[.$K$4]*[.G3176]+[.$K$5]" office:value-type="float" office:value="133.662542932132" calcext:value-type="float">
            <text:p>133,6625429321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5" calcext:value-type="float">
            <text:p>3175</text:p>
          </table:table-cell>
          <table:table-cell table:formula="of:=[.$L$2]*[.G3177]^3+[.$L$3]*[.G3177]^2+[.$K$4]*[.G3177]+[.$K$5]" office:value-type="float" office:value="133.72643875859" calcext:value-type="float">
            <text:p>133,726438758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6" calcext:value-type="float">
            <text:p>3176</text:p>
          </table:table-cell>
          <table:table-cell table:formula="of:=[.$L$2]*[.G3178]^3+[.$L$3]*[.G3178]^2+[.$K$4]*[.G3178]+[.$K$5]" office:value-type="float" office:value="133.790382034858" calcext:value-type="float">
            <text:p>133,79038203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7" calcext:value-type="float">
            <text:p>3177</text:p>
          </table:table-cell>
          <table:table-cell table:formula="of:=[.$L$2]*[.G3179]^3+[.$L$3]*[.G3179]^2+[.$K$4]*[.G3179]+[.$K$5]" office:value-type="float" office:value="133.854372792509" calcext:value-type="float">
            <text:p>133,8543727925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8" calcext:value-type="float">
            <text:p>3178</text:p>
          </table:table-cell>
          <table:table-cell table:formula="of:=[.$L$2]*[.G3180]^3+[.$L$3]*[.G3180]^2+[.$K$4]*[.G3180]+[.$K$5]" office:value-type="float" office:value="133.918411063112" calcext:value-type="float">
            <text:p>133,918411063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9" calcext:value-type="float">
            <text:p>3179</text:p>
          </table:table-cell>
          <table:table-cell table:formula="of:=[.$L$2]*[.G3181]^3+[.$L$3]*[.G3181]^2+[.$K$4]*[.G3181]+[.$K$5]" office:value-type="float" office:value="133.982496878241" calcext:value-type="float">
            <text:p>133,982496878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0" calcext:value-type="float">
            <text:p>3180</text:p>
          </table:table-cell>
          <table:table-cell table:formula="of:=[.$L$2]*[.G3182]^3+[.$L$3]*[.G3182]^2+[.$K$4]*[.G3182]+[.$K$5]" office:value-type="float" office:value="134.046630269467" calcext:value-type="float">
            <text:p>134,0466302694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1" calcext:value-type="float">
            <text:p>3181</text:p>
          </table:table-cell>
          <table:table-cell table:formula="of:=[.$L$2]*[.G3183]^3+[.$L$3]*[.G3183]^2+[.$K$4]*[.G3183]+[.$K$5]" office:value-type="float" office:value="134.11081126836" calcext:value-type="float">
            <text:p>134,11081126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2" calcext:value-type="float">
            <text:p>3182</text:p>
          </table:table-cell>
          <table:table-cell table:formula="of:=[.$L$2]*[.G3184]^3+[.$L$3]*[.G3184]^2+[.$K$4]*[.G3184]+[.$K$5]" office:value-type="float" office:value="134.175039906494" calcext:value-type="float">
            <text:p>134,175039906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3" calcext:value-type="float">
            <text:p>3183</text:p>
          </table:table-cell>
          <table:table-cell table:formula="of:=[.$L$2]*[.G3185]^3+[.$L$3]*[.G3185]^2+[.$K$4]*[.G3185]+[.$K$5]" office:value-type="float" office:value="134.239316215438" calcext:value-type="float">
            <text:p>134,239316215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4" calcext:value-type="float">
            <text:p>3184</text:p>
          </table:table-cell>
          <table:table-cell table:formula="of:=[.$L$2]*[.G3186]^3+[.$L$3]*[.G3186]^2+[.$K$4]*[.G3186]+[.$K$5]" office:value-type="float" office:value="134.303640226766" calcext:value-type="float">
            <text:p>134,303640226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5" calcext:value-type="float">
            <text:p>3185</text:p>
          </table:table-cell>
          <table:table-cell table:formula="of:=[.$L$2]*[.G3187]^3+[.$L$3]*[.G3187]^2+[.$K$4]*[.G3187]+[.$K$5]" office:value-type="float" office:value="134.368011972048" calcext:value-type="float">
            <text:p>134,368011972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6" calcext:value-type="float">
            <text:p>3186</text:p>
          </table:table-cell>
          <table:table-cell table:formula="of:=[.$L$2]*[.G3188]^3+[.$L$3]*[.G3188]^2+[.$K$4]*[.G3188]+[.$K$5]" office:value-type="float" office:value="134.432431482856" calcext:value-type="float">
            <text:p>134,4324314828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7" calcext:value-type="float">
            <text:p>3187</text:p>
          </table:table-cell>
          <table:table-cell table:formula="of:=[.$L$2]*[.G3189]^3+[.$L$3]*[.G3189]^2+[.$K$4]*[.G3189]+[.$K$5]" office:value-type="float" office:value="134.496898790761" calcext:value-type="float">
            <text:p>134,4968987907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8" calcext:value-type="float">
            <text:p>3188</text:p>
          </table:table-cell>
          <table:table-cell table:formula="of:=[.$L$2]*[.G3190]^3+[.$L$3]*[.G3190]^2+[.$K$4]*[.G3190]+[.$K$5]" office:value-type="float" office:value="134.561413927336" calcext:value-type="float">
            <text:p>134,561413927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9" calcext:value-type="float">
            <text:p>3189</text:p>
          </table:table-cell>
          <table:table-cell table:formula="of:=[.$L$2]*[.G3191]^3+[.$L$3]*[.G3191]^2+[.$K$4]*[.G3191]+[.$K$5]" office:value-type="float" office:value="134.625976924151" calcext:value-type="float">
            <text:p>134,6259769241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0" calcext:value-type="float">
            <text:p>3190</text:p>
          </table:table-cell>
          <table:table-cell table:formula="of:=[.$L$2]*[.G3192]^3+[.$L$3]*[.G3192]^2+[.$K$4]*[.G3192]+[.$K$5]" office:value-type="float" office:value="134.690587812779" calcext:value-type="float">
            <text:p>134,690587812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1" calcext:value-type="float">
            <text:p>3191</text:p>
          </table:table-cell>
          <table:table-cell table:formula="of:=[.$L$2]*[.G3193]^3+[.$L$3]*[.G3193]^2+[.$K$4]*[.G3193]+[.$K$5]" office:value-type="float" office:value="134.75524662479" calcext:value-type="float">
            <text:p>134,75524662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2" calcext:value-type="float">
            <text:p>3192</text:p>
          </table:table-cell>
          <table:table-cell table:formula="of:=[.$L$2]*[.G3194]^3+[.$L$3]*[.G3194]^2+[.$K$4]*[.G3194]+[.$K$5]" office:value-type="float" office:value="134.819953391757" calcext:value-type="float">
            <text:p>134,819953391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3" calcext:value-type="float">
            <text:p>3193</text:p>
          </table:table-cell>
          <table:table-cell table:formula="of:=[.$L$2]*[.G3195]^3+[.$L$3]*[.G3195]^2+[.$K$4]*[.G3195]+[.$K$5]" office:value-type="float" office:value="134.884708145251" calcext:value-type="float">
            <text:p>134,8847081452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4" calcext:value-type="float">
            <text:p>3194</text:p>
          </table:table-cell>
          <table:table-cell table:formula="of:=[.$L$2]*[.G3196]^3+[.$L$3]*[.G3196]^2+[.$K$4]*[.G3196]+[.$K$5]" office:value-type="float" office:value="134.949510916843" calcext:value-type="float">
            <text:p>134,9495109168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5" calcext:value-type="float">
            <text:p>3195</text:p>
          </table:table-cell>
          <table:table-cell table:formula="of:=[.$L$2]*[.G3197]^3+[.$L$3]*[.G3197]^2+[.$K$4]*[.G3197]+[.$K$5]" office:value-type="float" office:value="135.014361738105" calcext:value-type="float">
            <text:p>135,014361738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6" calcext:value-type="float">
            <text:p>3196</text:p>
          </table:table-cell>
          <table:table-cell table:formula="of:=[.$L$2]*[.G3198]^3+[.$L$3]*[.G3198]^2+[.$K$4]*[.G3198]+[.$K$5]" office:value-type="float" office:value="135.079260640609" calcext:value-type="float">
            <text:p>135,079260640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7" calcext:value-type="float">
            <text:p>3197</text:p>
          </table:table-cell>
          <table:table-cell table:formula="of:=[.$L$2]*[.G3199]^3+[.$L$3]*[.G3199]^2+[.$K$4]*[.G3199]+[.$K$5]" office:value-type="float" office:value="135.144207655926" calcext:value-type="float">
            <text:p>135,144207655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8" calcext:value-type="float">
            <text:p>3198</text:p>
          </table:table-cell>
          <table:table-cell table:formula="of:=[.$L$2]*[.G3200]^3+[.$L$3]*[.G3200]^2+[.$K$4]*[.G3200]+[.$K$5]" office:value-type="float" office:value="135.209202815628" calcext:value-type="float">
            <text:p>135,209202815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9" calcext:value-type="float">
            <text:p>3199</text:p>
          </table:table-cell>
          <table:table-cell table:formula="of:=[.$L$2]*[.G3201]^3+[.$L$3]*[.G3201]^2+[.$K$4]*[.G3201]+[.$K$5]" office:value-type="float" office:value="135.274246151286" calcext:value-type="float">
            <text:p>135,274246151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0" calcext:value-type="float">
            <text:p>3200</text:p>
          </table:table-cell>
          <table:table-cell table:formula="of:=[.$L$2]*[.G3202]^3+[.$L$3]*[.G3202]^2+[.$K$4]*[.G3202]+[.$K$5]" office:value-type="float" office:value="135.339337694472" calcext:value-type="float">
            <text:p>135,339337694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1" calcext:value-type="float">
            <text:p>3201</text:p>
          </table:table-cell>
          <table:table-cell table:formula="of:=[.$L$2]*[.G3203]^3+[.$L$3]*[.G3203]^2+[.$K$4]*[.G3203]+[.$K$5]" office:value-type="float" office:value="135.404477476757" calcext:value-type="float">
            <text:p>135,404477476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2" calcext:value-type="float">
            <text:p>3202</text:p>
          </table:table-cell>
          <table:table-cell table:formula="of:=[.$L$2]*[.G3204]^3+[.$L$3]*[.G3204]^2+[.$K$4]*[.G3204]+[.$K$5]" office:value-type="float" office:value="135.469665529714" calcext:value-type="float">
            <text:p>135,469665529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3" calcext:value-type="float">
            <text:p>3203</text:p>
          </table:table-cell>
          <table:table-cell table:formula="of:=[.$L$2]*[.G3205]^3+[.$L$3]*[.G3205]^2+[.$K$4]*[.G3205]+[.$K$5]" office:value-type="float" office:value="135.534901884913" calcext:value-type="float">
            <text:p>135,534901884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4" calcext:value-type="float">
            <text:p>3204</text:p>
          </table:table-cell>
          <table:table-cell table:formula="of:=[.$L$2]*[.G3206]^3+[.$L$3]*[.G3206]^2+[.$K$4]*[.G3206]+[.$K$5]" office:value-type="float" office:value="135.600186573926" calcext:value-type="float">
            <text:p>135,600186573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5" calcext:value-type="float">
            <text:p>3205</text:p>
          </table:table-cell>
          <table:table-cell table:formula="of:=[.$L$2]*[.G3207]^3+[.$L$3]*[.G3207]^2+[.$K$4]*[.G3207]+[.$K$5]" office:value-type="float" office:value="135.665519628325" calcext:value-type="float">
            <text:p>135,665519628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6" calcext:value-type="float">
            <text:p>3206</text:p>
          </table:table-cell>
          <table:table-cell table:formula="of:=[.$L$2]*[.G3208]^3+[.$L$3]*[.G3208]^2+[.$K$4]*[.G3208]+[.$K$5]" office:value-type="float" office:value="135.730901079681" calcext:value-type="float">
            <text:p>135,730901079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7" calcext:value-type="float">
            <text:p>3207</text:p>
          </table:table-cell>
          <table:table-cell table:formula="of:=[.$L$2]*[.G3209]^3+[.$L$3]*[.G3209]^2+[.$K$4]*[.G3209]+[.$K$5]" office:value-type="float" office:value="135.796330959566" calcext:value-type="float">
            <text:p>135,796330959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8" calcext:value-type="float">
            <text:p>3208</text:p>
          </table:table-cell>
          <table:table-cell table:formula="of:=[.$L$2]*[.G3210]^3+[.$L$3]*[.G3210]^2+[.$K$4]*[.G3210]+[.$K$5]" office:value-type="float" office:value="135.861809299551" calcext:value-type="float">
            <text:p>135,8618092995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9" calcext:value-type="float">
            <text:p>3209</text:p>
          </table:table-cell>
          <table:table-cell table:formula="of:=[.$L$2]*[.G3211]^3+[.$L$3]*[.G3211]^2+[.$K$4]*[.G3211]+[.$K$5]" office:value-type="float" office:value="135.927336131208" calcext:value-type="float">
            <text:p>135,927336131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0" calcext:value-type="float">
            <text:p>3210</text:p>
          </table:table-cell>
          <table:table-cell table:formula="of:=[.$L$2]*[.G3212]^3+[.$L$3]*[.G3212]^2+[.$K$4]*[.G3212]+[.$K$5]" office:value-type="float" office:value="135.992911486109" calcext:value-type="float">
            <text:p>135,992911486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1" calcext:value-type="float">
            <text:p>3211</text:p>
          </table:table-cell>
          <table:table-cell table:formula="of:=[.$L$2]*[.G3213]^3+[.$L$3]*[.G3213]^2+[.$K$4]*[.G3213]+[.$K$5]" office:value-type="float" office:value="136.058535395825" calcext:value-type="float">
            <text:p>136,058535395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2" calcext:value-type="float">
            <text:p>3212</text:p>
          </table:table-cell>
          <table:table-cell table:formula="of:=[.$L$2]*[.G3214]^3+[.$L$3]*[.G3214]^2+[.$K$4]*[.G3214]+[.$K$5]" office:value-type="float" office:value="136.124207891927" calcext:value-type="float">
            <text:p>136,1242078919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3" calcext:value-type="float">
            <text:p>3213</text:p>
          </table:table-cell>
          <table:table-cell table:formula="of:=[.$L$2]*[.G3215]^3+[.$L$3]*[.G3215]^2+[.$K$4]*[.G3215]+[.$K$5]" office:value-type="float" office:value="136.189929005988" calcext:value-type="float">
            <text:p>136,18992900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4" calcext:value-type="float">
            <text:p>3214</text:p>
          </table:table-cell>
          <table:table-cell table:formula="of:=[.$L$2]*[.G3216]^3+[.$L$3]*[.G3216]^2+[.$K$4]*[.G3216]+[.$K$5]" office:value-type="float" office:value="136.255698769578" calcext:value-type="float">
            <text:p>136,255698769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5" calcext:value-type="float">
            <text:p>3215</text:p>
          </table:table-cell>
          <table:table-cell table:formula="of:=[.$L$2]*[.G3217]^3+[.$L$3]*[.G3217]^2+[.$K$4]*[.G3217]+[.$K$5]" office:value-type="float" office:value="136.32151721427" calcext:value-type="float">
            <text:p>136,32151721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6" calcext:value-type="float">
            <text:p>3216</text:p>
          </table:table-cell>
          <table:table-cell table:formula="of:=[.$L$2]*[.G3218]^3+[.$L$3]*[.G3218]^2+[.$K$4]*[.G3218]+[.$K$5]" office:value-type="float" office:value="136.387384371635" calcext:value-type="float">
            <text:p>136,387384371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7" calcext:value-type="float">
            <text:p>3217</text:p>
          </table:table-cell>
          <table:table-cell table:formula="of:=[.$L$2]*[.G3219]^3+[.$L$3]*[.G3219]^2+[.$K$4]*[.G3219]+[.$K$5]" office:value-type="float" office:value="136.453300273244" calcext:value-type="float">
            <text:p>136,4533002732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8" calcext:value-type="float">
            <text:p>3218</text:p>
          </table:table-cell>
          <table:table-cell table:formula="of:=[.$L$2]*[.G3220]^3+[.$L$3]*[.G3220]^2+[.$K$4]*[.G3220]+[.$K$5]" office:value-type="float" office:value="136.519264950669" calcext:value-type="float">
            <text:p>136,519264950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9" calcext:value-type="float">
            <text:p>3219</text:p>
          </table:table-cell>
          <table:table-cell table:formula="of:=[.$L$2]*[.G3221]^3+[.$L$3]*[.G3221]^2+[.$K$4]*[.G3221]+[.$K$5]" office:value-type="float" office:value="136.585278435481" calcext:value-type="float">
            <text:p>136,5852784354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0" calcext:value-type="float">
            <text:p>3220</text:p>
          </table:table-cell>
          <table:table-cell table:formula="of:=[.$L$2]*[.G3222]^3+[.$L$3]*[.G3222]^2+[.$K$4]*[.G3222]+[.$K$5]" office:value-type="float" office:value="136.651340759253" calcext:value-type="float">
            <text:p>136,651340759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1" calcext:value-type="float">
            <text:p>3221</text:p>
          </table:table-cell>
          <table:table-cell table:formula="of:=[.$L$2]*[.G3223]^3+[.$L$3]*[.G3223]^2+[.$K$4]*[.G3223]+[.$K$5]" office:value-type="float" office:value="136.717451953555" calcext:value-type="float">
            <text:p>136,717451953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2" calcext:value-type="float">
            <text:p>3222</text:p>
          </table:table-cell>
          <table:table-cell table:formula="of:=[.$L$2]*[.G3224]^3+[.$L$3]*[.G3224]^2+[.$K$4]*[.G3224]+[.$K$5]" office:value-type="float" office:value="136.78361204996" calcext:value-type="float">
            <text:p>136,78361204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3" calcext:value-type="float">
            <text:p>3223</text:p>
          </table:table-cell>
          <table:table-cell table:formula="of:=[.$L$2]*[.G3225]^3+[.$L$3]*[.G3225]^2+[.$K$4]*[.G3225]+[.$K$5]" office:value-type="float" office:value="136.849821080039" calcext:value-type="float">
            <text:p>136,8498210800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4" calcext:value-type="float">
            <text:p>3224</text:p>
          </table:table-cell>
          <table:table-cell table:formula="of:=[.$L$2]*[.G3226]^3+[.$L$3]*[.G3226]^2+[.$K$4]*[.G3226]+[.$K$5]" office:value-type="float" office:value="136.916079075363" calcext:value-type="float">
            <text:p>136,916079075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5" calcext:value-type="float">
            <text:p>3225</text:p>
          </table:table-cell>
          <table:table-cell table:formula="of:=[.$L$2]*[.G3227]^3+[.$L$3]*[.G3227]^2+[.$K$4]*[.G3227]+[.$K$5]" office:value-type="float" office:value="136.982386067503" calcext:value-type="float">
            <text:p>136,982386067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6" calcext:value-type="float">
            <text:p>3226</text:p>
          </table:table-cell>
          <table:table-cell table:formula="of:=[.$L$2]*[.G3228]^3+[.$L$3]*[.G3228]^2+[.$K$4]*[.G3228]+[.$K$5]" office:value-type="float" office:value="137.048742088033" calcext:value-type="float">
            <text:p>137,048742088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7" calcext:value-type="float">
            <text:p>3227</text:p>
          </table:table-cell>
          <table:table-cell table:formula="of:=[.$L$2]*[.G3229]^3+[.$L$3]*[.G3229]^2+[.$K$4]*[.G3229]+[.$K$5]" office:value-type="float" office:value="137.115147168522" calcext:value-type="float">
            <text:p>137,115147168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8" calcext:value-type="float">
            <text:p>3228</text:p>
          </table:table-cell>
          <table:table-cell table:formula="of:=[.$L$2]*[.G3230]^3+[.$L$3]*[.G3230]^2+[.$K$4]*[.G3230]+[.$K$5]" office:value-type="float" office:value="137.181601340543" calcext:value-type="float">
            <text:p>137,1816013405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9" calcext:value-type="float">
            <text:p>3229</text:p>
          </table:table-cell>
          <table:table-cell table:formula="of:=[.$L$2]*[.G3231]^3+[.$L$3]*[.G3231]^2+[.$K$4]*[.G3231]+[.$K$5]" office:value-type="float" office:value="137.248104635668" calcext:value-type="float">
            <text:p>137,248104635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0" calcext:value-type="float">
            <text:p>3230</text:p>
          </table:table-cell>
          <table:table-cell table:formula="of:=[.$L$2]*[.G3232]^3+[.$L$3]*[.G3232]^2+[.$K$4]*[.G3232]+[.$K$5]" office:value-type="float" office:value="137.314657085467" calcext:value-type="float">
            <text:p>137,3146570854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1" calcext:value-type="float">
            <text:p>3231</text:p>
          </table:table-cell>
          <table:table-cell table:formula="of:=[.$L$2]*[.G3233]^3+[.$L$3]*[.G3233]^2+[.$K$4]*[.G3233]+[.$K$5]" office:value-type="float" office:value="137.381258721512" calcext:value-type="float">
            <text:p>137,381258721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2" calcext:value-type="float">
            <text:p>3232</text:p>
          </table:table-cell>
          <table:table-cell table:formula="of:=[.$L$2]*[.G3234]^3+[.$L$3]*[.G3234]^2+[.$K$4]*[.G3234]+[.$K$5]" office:value-type="float" office:value="137.447909575375" calcext:value-type="float">
            <text:p>137,447909575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3" calcext:value-type="float">
            <text:p>3233</text:p>
          </table:table-cell>
          <table:table-cell table:formula="of:=[.$L$2]*[.G3235]^3+[.$L$3]*[.G3235]^2+[.$K$4]*[.G3235]+[.$K$5]" office:value-type="float" office:value="137.514609678628" calcext:value-type="float">
            <text:p>137,514609678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4" calcext:value-type="float">
            <text:p>3234</text:p>
          </table:table-cell>
          <table:table-cell table:formula="of:=[.$L$2]*[.G3236]^3+[.$L$3]*[.G3236]^2+[.$K$4]*[.G3236]+[.$K$5]" office:value-type="float" office:value="137.581359062842" calcext:value-type="float">
            <text:p>137,581359062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5" calcext:value-type="float">
            <text:p>3235</text:p>
          </table:table-cell>
          <table:table-cell table:formula="of:=[.$L$2]*[.G3237]^3+[.$L$3]*[.G3237]^2+[.$K$4]*[.G3237]+[.$K$5]" office:value-type="float" office:value="137.648157759588" calcext:value-type="float">
            <text:p>137,648157759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6" calcext:value-type="float">
            <text:p>3236</text:p>
          </table:table-cell>
          <table:table-cell table:formula="of:=[.$L$2]*[.G3238]^3+[.$L$3]*[.G3238]^2+[.$K$4]*[.G3238]+[.$K$5]" office:value-type="float" office:value="137.715005800439" calcext:value-type="float">
            <text:p>137,715005800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7" calcext:value-type="float">
            <text:p>3237</text:p>
          </table:table-cell>
          <table:table-cell table:formula="of:=[.$L$2]*[.G3239]^3+[.$L$3]*[.G3239]^2+[.$K$4]*[.G3239]+[.$K$5]" office:value-type="float" office:value="137.781903216965" calcext:value-type="float">
            <text:p>137,781903216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8" calcext:value-type="float">
            <text:p>3238</text:p>
          </table:table-cell>
          <table:table-cell table:formula="of:=[.$L$2]*[.G3240]^3+[.$L$3]*[.G3240]^2+[.$K$4]*[.G3240]+[.$K$5]" office:value-type="float" office:value="137.848850040738" calcext:value-type="float">
            <text:p>137,848850040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9" calcext:value-type="float">
            <text:p>3239</text:p>
          </table:table-cell>
          <table:table-cell table:formula="of:=[.$L$2]*[.G3241]^3+[.$L$3]*[.G3241]^2+[.$K$4]*[.G3241]+[.$K$5]" office:value-type="float" office:value="137.915846303331" calcext:value-type="float">
            <text:p>137,915846303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0" calcext:value-type="float">
            <text:p>3240</text:p>
          </table:table-cell>
          <table:table-cell table:formula="of:=[.$L$2]*[.G3242]^3+[.$L$3]*[.G3242]^2+[.$K$4]*[.G3242]+[.$K$5]" office:value-type="float" office:value="137.982892036313" calcext:value-type="float">
            <text:p>137,9828920363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1" calcext:value-type="float">
            <text:p>3241</text:p>
          </table:table-cell>
          <table:table-cell table:formula="of:=[.$L$2]*[.G3243]^3+[.$L$3]*[.G3243]^2+[.$K$4]*[.G3243]+[.$K$5]" office:value-type="float" office:value="138.049987271258" calcext:value-type="float">
            <text:p>138,0499872712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2" calcext:value-type="float">
            <text:p>3242</text:p>
          </table:table-cell>
          <table:table-cell table:formula="of:=[.$L$2]*[.G3244]^3+[.$L$3]*[.G3244]^2+[.$K$4]*[.G3244]+[.$K$5]" office:value-type="float" office:value="138.117132039736" calcext:value-type="float">
            <text:p>138,117132039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3" calcext:value-type="float">
            <text:p>3243</text:p>
          </table:table-cell>
          <table:table-cell table:formula="of:=[.$L$2]*[.G3245]^3+[.$L$3]*[.G3245]^2+[.$K$4]*[.G3245]+[.$K$5]" office:value-type="float" office:value="138.184326373319" calcext:value-type="float">
            <text:p>138,184326373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4" calcext:value-type="float">
            <text:p>3244</text:p>
          </table:table-cell>
          <table:table-cell table:formula="of:=[.$L$2]*[.G3246]^3+[.$L$3]*[.G3246]^2+[.$K$4]*[.G3246]+[.$K$5]" office:value-type="float" office:value="138.251570303579" calcext:value-type="float">
            <text:p>138,251570303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5" calcext:value-type="float">
            <text:p>3245</text:p>
          </table:table-cell>
          <table:table-cell table:formula="of:=[.$L$2]*[.G3247]^3+[.$L$3]*[.G3247]^2+[.$K$4]*[.G3247]+[.$K$5]" office:value-type="float" office:value="138.318863862087" calcext:value-type="float">
            <text:p>138,318863862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6" calcext:value-type="float">
            <text:p>3246</text:p>
          </table:table-cell>
          <table:table-cell table:formula="of:=[.$L$2]*[.G3248]^3+[.$L$3]*[.G3248]^2+[.$K$4]*[.G3248]+[.$K$5]" office:value-type="float" office:value="138.386207080415" calcext:value-type="float">
            <text:p>138,386207080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7" calcext:value-type="float">
            <text:p>3247</text:p>
          </table:table-cell>
          <table:table-cell table:formula="of:=[.$L$2]*[.G3249]^3+[.$L$3]*[.G3249]^2+[.$K$4]*[.G3249]+[.$K$5]" office:value-type="float" office:value="138.453599990134" calcext:value-type="float">
            <text:p>138,4535999901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8" calcext:value-type="float">
            <text:p>3248</text:p>
          </table:table-cell>
          <table:table-cell table:formula="of:=[.$L$2]*[.G3250]^3+[.$L$3]*[.G3250]^2+[.$K$4]*[.G3250]+[.$K$5]" office:value-type="float" office:value="138.521042622816" calcext:value-type="float">
            <text:p>138,521042622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9" calcext:value-type="float">
            <text:p>3249</text:p>
          </table:table-cell>
          <table:table-cell table:formula="of:=[.$L$2]*[.G3251]^3+[.$L$3]*[.G3251]^2+[.$K$4]*[.G3251]+[.$K$5]" office:value-type="float" office:value="138.588535010033" calcext:value-type="float">
            <text:p>138,588535010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0" calcext:value-type="float">
            <text:p>3250</text:p>
          </table:table-cell>
          <table:table-cell table:formula="of:=[.$L$2]*[.G3252]^3+[.$L$3]*[.G3252]^2+[.$K$4]*[.G3252]+[.$K$5]" office:value-type="float" office:value="138.656077183355" calcext:value-type="float">
            <text:p>138,656077183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1" calcext:value-type="float">
            <text:p>3251</text:p>
          </table:table-cell>
          <table:table-cell table:formula="of:=[.$L$2]*[.G3253]^3+[.$L$3]*[.G3253]^2+[.$K$4]*[.G3253]+[.$K$5]" office:value-type="float" office:value="138.723669174355" calcext:value-type="float">
            <text:p>138,723669174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2" calcext:value-type="float">
            <text:p>3252</text:p>
          </table:table-cell>
          <table:table-cell table:formula="of:=[.$L$2]*[.G3254]^3+[.$L$3]*[.G3254]^2+[.$K$4]*[.G3254]+[.$K$5]" office:value-type="float" office:value="138.791311014605" calcext:value-type="float">
            <text:p>138,791311014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3" calcext:value-type="float">
            <text:p>3253</text:p>
          </table:table-cell>
          <table:table-cell table:formula="of:=[.$L$2]*[.G3255]^3+[.$L$3]*[.G3255]^2+[.$K$4]*[.G3255]+[.$K$5]" office:value-type="float" office:value="138.859002735675" calcext:value-type="float">
            <text:p>138,859002735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4" calcext:value-type="float">
            <text:p>3254</text:p>
          </table:table-cell>
          <table:table-cell table:formula="of:=[.$L$2]*[.G3256]^3+[.$L$3]*[.G3256]^2+[.$K$4]*[.G3256]+[.$K$5]" office:value-type="float" office:value="138.926744369137" calcext:value-type="float">
            <text:p>138,926744369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5" calcext:value-type="float">
            <text:p>3255</text:p>
          </table:table-cell>
          <table:table-cell table:formula="of:=[.$L$2]*[.G3257]^3+[.$L$3]*[.G3257]^2+[.$K$4]*[.G3257]+[.$K$5]" office:value-type="float" office:value="138.994535946563" calcext:value-type="float">
            <text:p>138,9945359465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6" calcext:value-type="float">
            <text:p>3256</text:p>
          </table:table-cell>
          <table:table-cell table:formula="of:=[.$L$2]*[.G3258]^3+[.$L$3]*[.G3258]^2+[.$K$4]*[.G3258]+[.$K$5]" office:value-type="float" office:value="139.062377499525" calcext:value-type="float">
            <text:p>139,062377499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7" calcext:value-type="float">
            <text:p>3257</text:p>
          </table:table-cell>
          <table:table-cell table:formula="of:=[.$L$2]*[.G3259]^3+[.$L$3]*[.G3259]^2+[.$K$4]*[.G3259]+[.$K$5]" office:value-type="float" office:value="139.130269059593" calcext:value-type="float">
            <text:p>139,130269059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8" calcext:value-type="float">
            <text:p>3258</text:p>
          </table:table-cell>
          <table:table-cell table:formula="of:=[.$L$2]*[.G3260]^3+[.$L$3]*[.G3260]^2+[.$K$4]*[.G3260]+[.$K$5]" office:value-type="float" office:value="139.19821065834" calcext:value-type="float">
            <text:p>139,19821065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9" calcext:value-type="float">
            <text:p>3259</text:p>
          </table:table-cell>
          <table:table-cell table:formula="of:=[.$L$2]*[.G3261]^3+[.$L$3]*[.G3261]^2+[.$K$4]*[.G3261]+[.$K$5]" office:value-type="float" office:value="139.266202327337" calcext:value-type="float">
            <text:p>139,266202327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0" calcext:value-type="float">
            <text:p>3260</text:p>
          </table:table-cell>
          <table:table-cell table:formula="of:=[.$L$2]*[.G3262]^3+[.$L$3]*[.G3262]^2+[.$K$4]*[.G3262]+[.$K$5]" office:value-type="float" office:value="139.334244098156" calcext:value-type="float">
            <text:p>139,334244098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1" calcext:value-type="float">
            <text:p>3261</text:p>
          </table:table-cell>
          <table:table-cell table:formula="of:=[.$L$2]*[.G3263]^3+[.$L$3]*[.G3263]^2+[.$K$4]*[.G3263]+[.$K$5]" office:value-type="float" office:value="139.402336002368" calcext:value-type="float">
            <text:p>139,402336002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2" calcext:value-type="float">
            <text:p>3262</text:p>
          </table:table-cell>
          <table:table-cell table:formula="of:=[.$L$2]*[.G3264]^3+[.$L$3]*[.G3264]^2+[.$K$4]*[.G3264]+[.$K$5]" office:value-type="float" office:value="139.470478071545" calcext:value-type="float">
            <text:p>139,470478071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3" calcext:value-type="float">
            <text:p>3263</text:p>
          </table:table-cell>
          <table:table-cell table:formula="of:=[.$L$2]*[.G3265]^3+[.$L$3]*[.G3265]^2+[.$K$4]*[.G3265]+[.$K$5]" office:value-type="float" office:value="139.538670337258" calcext:value-type="float">
            <text:p>139,5386703372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4" calcext:value-type="float">
            <text:p>3264</text:p>
          </table:table-cell>
          <table:table-cell table:formula="of:=[.$L$2]*[.G3266]^3+[.$L$3]*[.G3266]^2+[.$K$4]*[.G3266]+[.$K$5]" office:value-type="float" office:value="139.606912831079" calcext:value-type="float">
            <text:p>139,606912831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5" calcext:value-type="float">
            <text:p>3265</text:p>
          </table:table-cell>
          <table:table-cell table:formula="of:=[.$L$2]*[.G3267]^3+[.$L$3]*[.G3267]^2+[.$K$4]*[.G3267]+[.$K$5]" office:value-type="float" office:value="139.675205584579" calcext:value-type="float">
            <text:p>139,675205584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6" calcext:value-type="float">
            <text:p>3266</text:p>
          </table:table-cell>
          <table:table-cell table:formula="of:=[.$L$2]*[.G3268]^3+[.$L$3]*[.G3268]^2+[.$K$4]*[.G3268]+[.$K$5]" office:value-type="float" office:value="139.743548629331" calcext:value-type="float">
            <text:p>139,743548629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7" calcext:value-type="float">
            <text:p>3267</text:p>
          </table:table-cell>
          <table:table-cell table:formula="of:=[.$L$2]*[.G3269]^3+[.$L$3]*[.G3269]^2+[.$K$4]*[.G3269]+[.$K$5]" office:value-type="float" office:value="139.811941996905" calcext:value-type="float">
            <text:p>139,811941996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8" calcext:value-type="float">
            <text:p>3268</text:p>
          </table:table-cell>
          <table:table-cell table:formula="of:=[.$L$2]*[.G3270]^3+[.$L$3]*[.G3270]^2+[.$K$4]*[.G3270]+[.$K$5]" office:value-type="float" office:value="139.880385718873" calcext:value-type="float">
            <text:p>139,880385718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9" calcext:value-type="float">
            <text:p>3269</text:p>
          </table:table-cell>
          <table:table-cell table:formula="of:=[.$L$2]*[.G3271]^3+[.$L$3]*[.G3271]^2+[.$K$4]*[.G3271]+[.$K$5]" office:value-type="float" office:value="139.948879826807" calcext:value-type="float">
            <text:p>139,9488798268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0" calcext:value-type="float">
            <text:p>3270</text:p>
          </table:table-cell>
          <table:table-cell table:formula="of:=[.$L$2]*[.G3272]^3+[.$L$3]*[.G3272]^2+[.$K$4]*[.G3272]+[.$K$5]" office:value-type="float" office:value="140.017424352278" calcext:value-type="float">
            <text:p>140,0174243522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1" calcext:value-type="float">
            <text:p>3271</text:p>
          </table:table-cell>
          <table:table-cell table:formula="of:=[.$L$2]*[.G3273]^3+[.$L$3]*[.G3273]^2+[.$K$4]*[.G3273]+[.$K$5]" office:value-type="float" office:value="140.086019326858" calcext:value-type="float">
            <text:p>140,086019326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2" calcext:value-type="float">
            <text:p>3272</text:p>
          </table:table-cell>
          <table:table-cell table:formula="of:=[.$L$2]*[.G3274]^3+[.$L$3]*[.G3274]^2+[.$K$4]*[.G3274]+[.$K$5]" office:value-type="float" office:value="140.154664782118" calcext:value-type="float">
            <text:p>140,154664782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3" calcext:value-type="float">
            <text:p>3273</text:p>
          </table:table-cell>
          <table:table-cell table:formula="of:=[.$L$2]*[.G3275]^3+[.$L$3]*[.G3275]^2+[.$K$4]*[.G3275]+[.$K$5]" office:value-type="float" office:value="140.223360749631" calcext:value-type="float">
            <text:p>140,223360749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4" calcext:value-type="float">
            <text:p>3274</text:p>
          </table:table-cell>
          <table:table-cell table:formula="of:=[.$L$2]*[.G3276]^3+[.$L$3]*[.G3276]^2+[.$K$4]*[.G3276]+[.$K$5]" office:value-type="float" office:value="140.292107260967" calcext:value-type="float">
            <text:p>140,292107260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5" calcext:value-type="float">
            <text:p>3275</text:p>
          </table:table-cell>
          <table:table-cell table:formula="of:=[.$L$2]*[.G3277]^3+[.$L$3]*[.G3277]^2+[.$K$4]*[.G3277]+[.$K$5]" office:value-type="float" office:value="140.360904347698" calcext:value-type="float">
            <text:p>140,360904347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6" calcext:value-type="float">
            <text:p>3276</text:p>
          </table:table-cell>
          <table:table-cell table:formula="of:=[.$L$2]*[.G3278]^3+[.$L$3]*[.G3278]^2+[.$K$4]*[.G3278]+[.$K$5]" office:value-type="float" office:value="140.429752041396" calcext:value-type="float">
            <text:p>140,4297520413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7" calcext:value-type="float">
            <text:p>3277</text:p>
          </table:table-cell>
          <table:table-cell table:formula="of:=[.$L$2]*[.G3279]^3+[.$L$3]*[.G3279]^2+[.$K$4]*[.G3279]+[.$K$5]" office:value-type="float" office:value="140.498650373632" calcext:value-type="float">
            <text:p>140,498650373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8" calcext:value-type="float">
            <text:p>3278</text:p>
          </table:table-cell>
          <table:table-cell table:formula="of:=[.$L$2]*[.G3280]^3+[.$L$3]*[.G3280]^2+[.$K$4]*[.G3280]+[.$K$5]" office:value-type="float" office:value="140.567599375977" calcext:value-type="float">
            <text:p>140,567599375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9" calcext:value-type="float">
            <text:p>3279</text:p>
          </table:table-cell>
          <table:table-cell table:formula="of:=[.$L$2]*[.G3281]^3+[.$L$3]*[.G3281]^2+[.$K$4]*[.G3281]+[.$K$5]" office:value-type="float" office:value="140.636599080004" calcext:value-type="float">
            <text:p>140,636599080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0" calcext:value-type="float">
            <text:p>3280</text:p>
          </table:table-cell>
          <table:table-cell table:formula="of:=[.$L$2]*[.G3282]^3+[.$L$3]*[.G3282]^2+[.$K$4]*[.G3282]+[.$K$5]" office:value-type="float" office:value="140.705649517284" calcext:value-type="float">
            <text:p>140,7056495172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1" calcext:value-type="float">
            <text:p>3281</text:p>
          </table:table-cell>
          <table:table-cell table:formula="of:=[.$L$2]*[.G3283]^3+[.$L$3]*[.G3283]^2+[.$K$4]*[.G3283]+[.$K$5]" office:value-type="float" office:value="140.774750719389" calcext:value-type="float">
            <text:p>140,774750719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2" calcext:value-type="float">
            <text:p>3282</text:p>
          </table:table-cell>
          <table:table-cell table:formula="of:=[.$L$2]*[.G3284]^3+[.$L$3]*[.G3284]^2+[.$K$4]*[.G3284]+[.$K$5]" office:value-type="float" office:value="140.843902717889" calcext:value-type="float">
            <text:p>140,843902717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3" calcext:value-type="float">
            <text:p>3283</text:p>
          </table:table-cell>
          <table:table-cell table:formula="of:=[.$L$2]*[.G3285]^3+[.$L$3]*[.G3285]^2+[.$K$4]*[.G3285]+[.$K$5]" office:value-type="float" office:value="140.913105544357" calcext:value-type="float">
            <text:p>140,913105544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4" calcext:value-type="float">
            <text:p>3284</text:p>
          </table:table-cell>
          <table:table-cell table:formula="of:=[.$L$2]*[.G3286]^3+[.$L$3]*[.G3286]^2+[.$K$4]*[.G3286]+[.$K$5]" office:value-type="float" office:value="140.982359230365" calcext:value-type="float">
            <text:p>140,982359230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5" calcext:value-type="float">
            <text:p>3285</text:p>
          </table:table-cell>
          <table:table-cell table:formula="of:=[.$L$2]*[.G3287]^3+[.$L$3]*[.G3287]^2+[.$K$4]*[.G3287]+[.$K$5]" office:value-type="float" office:value="141.051663807483" calcext:value-type="float">
            <text:p>141,051663807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6" calcext:value-type="float">
            <text:p>3286</text:p>
          </table:table-cell>
          <table:table-cell table:formula="of:=[.$L$2]*[.G3288]^3+[.$L$3]*[.G3288]^2+[.$K$4]*[.G3288]+[.$K$5]" office:value-type="float" office:value="141.121019307283" calcext:value-type="float">
            <text:p>141,121019307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7" calcext:value-type="float">
            <text:p>3287</text:p>
          </table:table-cell>
          <table:table-cell table:formula="of:=[.$L$2]*[.G3289]^3+[.$L$3]*[.G3289]^2+[.$K$4]*[.G3289]+[.$K$5]" office:value-type="float" office:value="141.190425761337" calcext:value-type="float">
            <text:p>141,190425761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8" calcext:value-type="float">
            <text:p>3288</text:p>
          </table:table-cell>
          <table:table-cell table:formula="of:=[.$L$2]*[.G3290]^3+[.$L$3]*[.G3290]^2+[.$K$4]*[.G3290]+[.$K$5]" office:value-type="float" office:value="141.259883201217" calcext:value-type="float">
            <text:p>141,259883201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9" calcext:value-type="float">
            <text:p>3289</text:p>
          </table:table-cell>
          <table:table-cell table:formula="of:=[.$L$2]*[.G3291]^3+[.$L$3]*[.G3291]^2+[.$K$4]*[.G3291]+[.$K$5]" office:value-type="float" office:value="141.329391658493" calcext:value-type="float">
            <text:p>141,3293916584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0" calcext:value-type="float">
            <text:p>3290</text:p>
          </table:table-cell>
          <table:table-cell table:formula="of:=[.$L$2]*[.G3292]^3+[.$L$3]*[.G3292]^2+[.$K$4]*[.G3292]+[.$K$5]" office:value-type="float" office:value="141.398951164738" calcext:value-type="float">
            <text:p>141,398951164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1" calcext:value-type="float">
            <text:p>3291</text:p>
          </table:table-cell>
          <table:table-cell table:formula="of:=[.$L$2]*[.G3293]^3+[.$L$3]*[.G3293]^2+[.$K$4]*[.G3293]+[.$K$5]" office:value-type="float" office:value="141.468561751523" calcext:value-type="float">
            <text:p>141,468561751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2" calcext:value-type="float">
            <text:p>3292</text:p>
          </table:table-cell>
          <table:table-cell table:formula="of:=[.$L$2]*[.G3294]^3+[.$L$3]*[.G3294]^2+[.$K$4]*[.G3294]+[.$K$5]" office:value-type="float" office:value="141.53822345042" calcext:value-type="float">
            <text:p>141,53822345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3" calcext:value-type="float">
            <text:p>3293</text:p>
          </table:table-cell>
          <table:table-cell table:formula="of:=[.$L$2]*[.G3295]^3+[.$L$3]*[.G3295]^2+[.$K$4]*[.G3295]+[.$K$5]" office:value-type="float" office:value="141.607936293" calcext:value-type="float">
            <text:p>141,607936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4" calcext:value-type="float">
            <text:p>3294</text:p>
          </table:table-cell>
          <table:table-cell table:formula="of:=[.$L$2]*[.G3296]^3+[.$L$3]*[.G3296]^2+[.$K$4]*[.G3296]+[.$K$5]" office:value-type="float" office:value="141.677700310835" calcext:value-type="float">
            <text:p>141,677700310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5" calcext:value-type="float">
            <text:p>3295</text:p>
          </table:table-cell>
          <table:table-cell table:formula="of:=[.$L$2]*[.G3297]^3+[.$L$3]*[.G3297]^2+[.$K$4]*[.G3297]+[.$K$5]" office:value-type="float" office:value="141.747515535496" calcext:value-type="float">
            <text:p>141,747515535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6" calcext:value-type="float">
            <text:p>3296</text:p>
          </table:table-cell>
          <table:table-cell table:formula="of:=[.$L$2]*[.G3298]^3+[.$L$3]*[.G3298]^2+[.$K$4]*[.G3298]+[.$K$5]" office:value-type="float" office:value="141.817381998555" calcext:value-type="float">
            <text:p>141,817381998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7" calcext:value-type="float">
            <text:p>3297</text:p>
          </table:table-cell>
          <table:table-cell table:formula="of:=[.$L$2]*[.G3299]^3+[.$L$3]*[.G3299]^2+[.$K$4]*[.G3299]+[.$K$5]" office:value-type="float" office:value="141.887299731584" calcext:value-type="float">
            <text:p>141,887299731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8" calcext:value-type="float">
            <text:p>3298</text:p>
          </table:table-cell>
          <table:table-cell table:formula="of:=[.$L$2]*[.G3300]^3+[.$L$3]*[.G3300]^2+[.$K$4]*[.G3300]+[.$K$5]" office:value-type="float" office:value="141.957268766154" calcext:value-type="float">
            <text:p>141,957268766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9" calcext:value-type="float">
            <text:p>3299</text:p>
          </table:table-cell>
          <table:table-cell table:formula="of:=[.$L$2]*[.G3301]^3+[.$L$3]*[.G3301]^2+[.$K$4]*[.G3301]+[.$K$5]" office:value-type="float" office:value="142.027289133836" calcext:value-type="float">
            <text:p>142,027289133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0" calcext:value-type="float">
            <text:p>3300</text:p>
          </table:table-cell>
          <table:table-cell table:formula="of:=[.$L$2]*[.G3302]^3+[.$L$3]*[.G3302]^2+[.$K$4]*[.G3302]+[.$K$5]" office:value-type="float" office:value="142.097360866202" calcext:value-type="float">
            <text:p>142,097360866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1" calcext:value-type="float">
            <text:p>3301</text:p>
          </table:table-cell>
          <table:table-cell table:formula="of:=[.$L$2]*[.G3303]^3+[.$L$3]*[.G3303]^2+[.$K$4]*[.G3303]+[.$K$5]" office:value-type="float" office:value="142.167483994824" calcext:value-type="float">
            <text:p>142,167483994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2" calcext:value-type="float">
            <text:p>3302</text:p>
          </table:table-cell>
          <table:table-cell table:formula="of:=[.$L$2]*[.G3304]^3+[.$L$3]*[.G3304]^2+[.$K$4]*[.G3304]+[.$K$5]" office:value-type="float" office:value="142.237658551274" calcext:value-type="float">
            <text:p>142,237658551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3" calcext:value-type="float">
            <text:p>3303</text:p>
          </table:table-cell>
          <table:table-cell table:formula="of:=[.$L$2]*[.G3305]^3+[.$L$3]*[.G3305]^2+[.$K$4]*[.G3305]+[.$K$5]" office:value-type="float" office:value="142.307884567122" calcext:value-type="float">
            <text:p>142,307884567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4" calcext:value-type="float">
            <text:p>3304</text:p>
          </table:table-cell>
          <table:table-cell table:formula="of:=[.$L$2]*[.G3306]^3+[.$L$3]*[.G3306]^2+[.$K$4]*[.G3306]+[.$K$5]" office:value-type="float" office:value="142.378162073941" calcext:value-type="float">
            <text:p>142,378162073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5" calcext:value-type="float">
            <text:p>3305</text:p>
          </table:table-cell>
          <table:table-cell table:formula="of:=[.$L$2]*[.G3307]^3+[.$L$3]*[.G3307]^2+[.$K$4]*[.G3307]+[.$K$5]" office:value-type="float" office:value="142.448491103301" calcext:value-type="float">
            <text:p>142,4484911033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6" calcext:value-type="float">
            <text:p>3306</text:p>
          </table:table-cell>
          <table:table-cell table:formula="of:=[.$L$2]*[.G3308]^3+[.$L$3]*[.G3308]^2+[.$K$4]*[.G3308]+[.$K$5]" office:value-type="float" office:value="142.518871686776" calcext:value-type="float">
            <text:p>142,518871686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7" calcext:value-type="float">
            <text:p>3307</text:p>
          </table:table-cell>
          <table:table-cell table:formula="of:=[.$L$2]*[.G3309]^3+[.$L$3]*[.G3309]^2+[.$K$4]*[.G3309]+[.$K$5]" office:value-type="float" office:value="142.589303855935" calcext:value-type="float">
            <text:p>142,5893038559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8" calcext:value-type="float">
            <text:p>3308</text:p>
          </table:table-cell>
          <table:table-cell table:formula="of:=[.$L$2]*[.G3310]^3+[.$L$3]*[.G3310]^2+[.$K$4]*[.G3310]+[.$K$5]" office:value-type="float" office:value="142.659787642351" calcext:value-type="float">
            <text:p>142,659787642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9" calcext:value-type="float">
            <text:p>3309</text:p>
          </table:table-cell>
          <table:table-cell table:formula="of:=[.$L$2]*[.G3311]^3+[.$L$3]*[.G3311]^2+[.$K$4]*[.G3311]+[.$K$5]" office:value-type="float" office:value="142.730323077595" calcext:value-type="float">
            <text:p>142,730323077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0" calcext:value-type="float">
            <text:p>3310</text:p>
          </table:table-cell>
          <table:table-cell table:formula="of:=[.$L$2]*[.G3312]^3+[.$L$3]*[.G3312]^2+[.$K$4]*[.G3312]+[.$K$5]" office:value-type="float" office:value="142.800910193239" calcext:value-type="float">
            <text:p>142,8009101932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1" calcext:value-type="float">
            <text:p>3311</text:p>
          </table:table-cell>
          <table:table-cell table:formula="of:=[.$L$2]*[.G3313]^3+[.$L$3]*[.G3313]^2+[.$K$4]*[.G3313]+[.$K$5]" office:value-type="float" office:value="142.871549020855" calcext:value-type="float">
            <text:p>142,871549020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2" calcext:value-type="float">
            <text:p>3312</text:p>
          </table:table-cell>
          <table:table-cell table:formula="of:=[.$L$2]*[.G3314]^3+[.$L$3]*[.G3314]^2+[.$K$4]*[.G3314]+[.$K$5]" office:value-type="float" office:value="142.942239592013" calcext:value-type="float">
            <text:p>142,942239592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3" calcext:value-type="float">
            <text:p>3313</text:p>
          </table:table-cell>
          <table:table-cell table:formula="of:=[.$L$2]*[.G3315]^3+[.$L$3]*[.G3315]^2+[.$K$4]*[.G3315]+[.$K$5]" office:value-type="float" office:value="143.012981938286" calcext:value-type="float">
            <text:p>143,012981938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4" calcext:value-type="float">
            <text:p>3314</text:p>
          </table:table-cell>
          <table:table-cell table:formula="of:=[.$L$2]*[.G3316]^3+[.$L$3]*[.G3316]^2+[.$K$4]*[.G3316]+[.$K$5]" office:value-type="float" office:value="143.083776091245" calcext:value-type="float">
            <text:p>143,0837760912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5" calcext:value-type="float">
            <text:p>3315</text:p>
          </table:table-cell>
          <table:table-cell table:formula="of:=[.$L$2]*[.G3317]^3+[.$L$3]*[.G3317]^2+[.$K$4]*[.G3317]+[.$K$5]" office:value-type="float" office:value="143.154622082461" calcext:value-type="float">
            <text:p>143,1546220824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6" calcext:value-type="float">
            <text:p>3316</text:p>
          </table:table-cell>
          <table:table-cell table:formula="of:=[.$L$2]*[.G3318]^3+[.$L$3]*[.G3318]^2+[.$K$4]*[.G3318]+[.$K$5]" office:value-type="float" office:value="143.225519943507" calcext:value-type="float">
            <text:p>143,225519943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7" calcext:value-type="float">
            <text:p>3317</text:p>
          </table:table-cell>
          <table:table-cell table:formula="of:=[.$L$2]*[.G3319]^3+[.$L$3]*[.G3319]^2+[.$K$4]*[.G3319]+[.$K$5]" office:value-type="float" office:value="143.296469705953" calcext:value-type="float">
            <text:p>143,296469705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8" calcext:value-type="float">
            <text:p>3318</text:p>
          </table:table-cell>
          <table:table-cell table:formula="of:=[.$L$2]*[.G3320]^3+[.$L$3]*[.G3320]^2+[.$K$4]*[.G3320]+[.$K$5]" office:value-type="float" office:value="143.367471401372" calcext:value-type="float">
            <text:p>143,367471401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9" calcext:value-type="float">
            <text:p>3319</text:p>
          </table:table-cell>
          <table:table-cell table:formula="of:=[.$L$2]*[.G3321]^3+[.$L$3]*[.G3321]^2+[.$K$4]*[.G3321]+[.$K$5]" office:value-type="float" office:value="143.438525061335" calcext:value-type="float">
            <text:p>143,438525061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0" calcext:value-type="float">
            <text:p>3320</text:p>
          </table:table-cell>
          <table:table-cell table:formula="of:=[.$L$2]*[.G3322]^3+[.$L$3]*[.G3322]^2+[.$K$4]*[.G3322]+[.$K$5]" office:value-type="float" office:value="143.509630717413" calcext:value-type="float">
            <text:p>143,5096307174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1" calcext:value-type="float">
            <text:p>3321</text:p>
          </table:table-cell>
          <table:table-cell table:formula="of:=[.$L$2]*[.G3323]^3+[.$L$3]*[.G3323]^2+[.$K$4]*[.G3323]+[.$K$5]" office:value-type="float" office:value="143.580788401178" calcext:value-type="float">
            <text:p>143,580788401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2" calcext:value-type="float">
            <text:p>3322</text:p>
          </table:table-cell>
          <table:table-cell table:formula="of:=[.$L$2]*[.G3324]^3+[.$L$3]*[.G3324]^2+[.$K$4]*[.G3324]+[.$K$5]" office:value-type="float" office:value="143.651998144201" calcext:value-type="float">
            <text:p>143,651998144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3" calcext:value-type="float">
            <text:p>3323</text:p>
          </table:table-cell>
          <table:table-cell table:formula="of:=[.$L$2]*[.G3325]^3+[.$L$3]*[.G3325]^2+[.$K$4]*[.G3325]+[.$K$5]" office:value-type="float" office:value="143.723259978055" calcext:value-type="float">
            <text:p>143,7232599780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4" calcext:value-type="float">
            <text:p>3324</text:p>
          </table:table-cell>
          <table:table-cell table:formula="of:=[.$L$2]*[.G3326]^3+[.$L$3]*[.G3326]^2+[.$K$4]*[.G3326]+[.$K$5]" office:value-type="float" office:value="143.79457393431" calcext:value-type="float">
            <text:p>143,7945739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5" calcext:value-type="float">
            <text:p>3325</text:p>
          </table:table-cell>
          <table:table-cell table:formula="of:=[.$L$2]*[.G3327]^3+[.$L$3]*[.G3327]^2+[.$K$4]*[.G3327]+[.$K$5]" office:value-type="float" office:value="143.865940044539" calcext:value-type="float">
            <text:p>143,865940044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6" calcext:value-type="float">
            <text:p>3326</text:p>
          </table:table-cell>
          <table:table-cell table:formula="of:=[.$L$2]*[.G3328]^3+[.$L$3]*[.G3328]^2+[.$K$4]*[.G3328]+[.$K$5]" office:value-type="float" office:value="143.937358340312" calcext:value-type="float">
            <text:p>143,937358340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7" calcext:value-type="float">
            <text:p>3327</text:p>
          </table:table-cell>
          <table:table-cell table:formula="of:=[.$L$2]*[.G3329]^3+[.$L$3]*[.G3329]^2+[.$K$4]*[.G3329]+[.$K$5]" office:value-type="float" office:value="144.008828853202" calcext:value-type="float">
            <text:p>144,008828853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8" calcext:value-type="float">
            <text:p>3328</text:p>
          </table:table-cell>
          <table:table-cell table:formula="of:=[.$L$2]*[.G3330]^3+[.$L$3]*[.G3330]^2+[.$K$4]*[.G3330]+[.$K$5]" office:value-type="float" office:value="144.080351614779" calcext:value-type="float">
            <text:p>144,080351614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9" calcext:value-type="float">
            <text:p>3329</text:p>
          </table:table-cell>
          <table:table-cell table:formula="of:=[.$L$2]*[.G3331]^3+[.$L$3]*[.G3331]^2+[.$K$4]*[.G3331]+[.$K$5]" office:value-type="float" office:value="144.151926656617" calcext:value-type="float">
            <text:p>144,1519266566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0" calcext:value-type="float">
            <text:p>3330</text:p>
          </table:table-cell>
          <table:table-cell table:formula="of:=[.$L$2]*[.G3332]^3+[.$L$3]*[.G3332]^2+[.$K$4]*[.G3332]+[.$K$5]" office:value-type="float" office:value="144.223554010285" calcext:value-type="float">
            <text:p>144,223554010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1" calcext:value-type="float">
            <text:p>3331</text:p>
          </table:table-cell>
          <table:table-cell table:formula="of:=[.$L$2]*[.G3333]^3+[.$L$3]*[.G3333]^2+[.$K$4]*[.G3333]+[.$K$5]" office:value-type="float" office:value="144.295233707356" calcext:value-type="float">
            <text:p>144,295233707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2" calcext:value-type="float">
            <text:p>3332</text:p>
          </table:table-cell>
          <table:table-cell table:formula="of:=[.$L$2]*[.G3334]^3+[.$L$3]*[.G3334]^2+[.$K$4]*[.G3334]+[.$K$5]" office:value-type="float" office:value="144.366965779401" calcext:value-type="float">
            <text:p>144,3669657794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3" calcext:value-type="float">
            <text:p>3333</text:p>
          </table:table-cell>
          <table:table-cell table:formula="of:=[.$L$2]*[.G3335]^3+[.$L$3]*[.G3335]^2+[.$K$4]*[.G3335]+[.$K$5]" office:value-type="float" office:value="144.438750257991" calcext:value-type="float">
            <text:p>144,438750257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4" calcext:value-type="float">
            <text:p>3334</text:p>
          </table:table-cell>
          <table:table-cell table:formula="of:=[.$L$2]*[.G3336]^3+[.$L$3]*[.G3336]^2+[.$K$4]*[.G3336]+[.$K$5]" office:value-type="float" office:value="144.510587174699" calcext:value-type="float">
            <text:p>144,510587174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5" calcext:value-type="float">
            <text:p>3335</text:p>
          </table:table-cell>
          <table:table-cell table:formula="of:=[.$L$2]*[.G3337]^3+[.$L$3]*[.G3337]^2+[.$K$4]*[.G3337]+[.$K$5]" office:value-type="float" office:value="144.582476561096" calcext:value-type="float">
            <text:p>144,582476561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6" calcext:value-type="float">
            <text:p>3336</text:p>
          </table:table-cell>
          <table:table-cell table:formula="of:=[.$L$2]*[.G3338]^3+[.$L$3]*[.G3338]^2+[.$K$4]*[.G3338]+[.$K$5]" office:value-type="float" office:value="144.654418448754" calcext:value-type="float">
            <text:p>144,654418448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7" calcext:value-type="float">
            <text:p>3337</text:p>
          </table:table-cell>
          <table:table-cell table:formula="of:=[.$L$2]*[.G3339]^3+[.$L$3]*[.G3339]^2+[.$K$4]*[.G3339]+[.$K$5]" office:value-type="float" office:value="144.726412869243" calcext:value-type="float">
            <text:p>144,726412869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8" calcext:value-type="float">
            <text:p>3338</text:p>
          </table:table-cell>
          <table:table-cell table:formula="of:=[.$L$2]*[.G3340]^3+[.$L$3]*[.G3340]^2+[.$K$4]*[.G3340]+[.$K$5]" office:value-type="float" office:value="144.798459854136" calcext:value-type="float">
            <text:p>144,798459854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9" calcext:value-type="float">
            <text:p>3339</text:p>
          </table:table-cell>
          <table:table-cell table:formula="of:=[.$L$2]*[.G3341]^3+[.$L$3]*[.G3341]^2+[.$K$4]*[.G3341]+[.$K$5]" office:value-type="float" office:value="144.870559435004" calcext:value-type="float">
            <text:p>144,870559435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0" calcext:value-type="float">
            <text:p>3340</text:p>
          </table:table-cell>
          <table:table-cell table:formula="of:=[.$L$2]*[.G3342]^3+[.$L$3]*[.G3342]^2+[.$K$4]*[.G3342]+[.$K$5]" office:value-type="float" office:value="144.942711643419" calcext:value-type="float">
            <text:p>144,9427116434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1" calcext:value-type="float">
            <text:p>3341</text:p>
          </table:table-cell>
          <table:table-cell table:formula="of:=[.$L$2]*[.G3343]^3+[.$L$3]*[.G3343]^2+[.$K$4]*[.G3343]+[.$K$5]" office:value-type="float" office:value="145.014916510952" calcext:value-type="float">
            <text:p>145,014916510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2" calcext:value-type="float">
            <text:p>3342</text:p>
          </table:table-cell>
          <table:table-cell table:formula="of:=[.$L$2]*[.G3344]^3+[.$L$3]*[.G3344]^2+[.$K$4]*[.G3344]+[.$K$5]" office:value-type="float" office:value="145.087174069175" calcext:value-type="float">
            <text:p>145,087174069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3" calcext:value-type="float">
            <text:p>3343</text:p>
          </table:table-cell>
          <table:table-cell table:formula="of:=[.$L$2]*[.G3345]^3+[.$L$3]*[.G3345]^2+[.$K$4]*[.G3345]+[.$K$5]" office:value-type="float" office:value="145.159484349659" calcext:value-type="float">
            <text:p>145,159484349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4" calcext:value-type="float">
            <text:p>3344</text:p>
          </table:table-cell>
          <table:table-cell table:formula="of:=[.$L$2]*[.G3346]^3+[.$L$3]*[.G3346]^2+[.$K$4]*[.G3346]+[.$K$5]" office:value-type="float" office:value="145.231847383976" calcext:value-type="float">
            <text:p>145,231847383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5" calcext:value-type="float">
            <text:p>3345</text:p>
          </table:table-cell>
          <table:table-cell table:formula="of:=[.$L$2]*[.G3347]^3+[.$L$3]*[.G3347]^2+[.$K$4]*[.G3347]+[.$K$5]" office:value-type="float" office:value="145.304263203698" calcext:value-type="float">
            <text:p>145,304263203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6" calcext:value-type="float">
            <text:p>3346</text:p>
          </table:table-cell>
          <table:table-cell table:formula="of:=[.$L$2]*[.G3348]^3+[.$L$3]*[.G3348]^2+[.$K$4]*[.G3348]+[.$K$5]" office:value-type="float" office:value="145.376731840395" calcext:value-type="float">
            <text:p>145,376731840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7" calcext:value-type="float">
            <text:p>3347</text:p>
          </table:table-cell>
          <table:table-cell table:formula="of:=[.$L$2]*[.G3349]^3+[.$L$3]*[.G3349]^2+[.$K$4]*[.G3349]+[.$K$5]" office:value-type="float" office:value="145.449253325641" calcext:value-type="float">
            <text:p>145,449253325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8" calcext:value-type="float">
            <text:p>3348</text:p>
          </table:table-cell>
          <table:table-cell table:formula="of:=[.$L$2]*[.G3350]^3+[.$L$3]*[.G3350]^2+[.$K$4]*[.G3350]+[.$K$5]" office:value-type="float" office:value="145.521827691005" calcext:value-type="float">
            <text:p>145,521827691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9" calcext:value-type="float">
            <text:p>3349</text:p>
          </table:table-cell>
          <table:table-cell table:formula="of:=[.$L$2]*[.G3351]^3+[.$L$3]*[.G3351]^2+[.$K$4]*[.G3351]+[.$K$5]" office:value-type="float" office:value="145.59445496806" calcext:value-type="float">
            <text:p>145,59445496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0" calcext:value-type="float">
            <text:p>3350</text:p>
          </table:table-cell>
          <table:table-cell table:formula="of:=[.$L$2]*[.G3352]^3+[.$L$3]*[.G3352]^2+[.$K$4]*[.G3352]+[.$K$5]" office:value-type="float" office:value="145.667135188378" calcext:value-type="float">
            <text:p>145,6671351883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1" calcext:value-type="float">
            <text:p>3351</text:p>
          </table:table-cell>
          <table:table-cell table:formula="of:=[.$L$2]*[.G3353]^3+[.$L$3]*[.G3353]^2+[.$K$4]*[.G3353]+[.$K$5]" office:value-type="float" office:value="145.739868383529" calcext:value-type="float">
            <text:p>145,739868383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2" calcext:value-type="float">
            <text:p>3352</text:p>
          </table:table-cell>
          <table:table-cell table:formula="of:=[.$L$2]*[.G3354]^3+[.$L$3]*[.G3354]^2+[.$K$4]*[.G3354]+[.$K$5]" office:value-type="float" office:value="145.812654585086" calcext:value-type="float">
            <text:p>145,8126545850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3" calcext:value-type="float">
            <text:p>3353</text:p>
          </table:table-cell>
          <table:table-cell table:formula="of:=[.$L$2]*[.G3355]^3+[.$L$3]*[.G3355]^2+[.$K$4]*[.G3355]+[.$K$5]" office:value-type="float" office:value="145.88549382462" calcext:value-type="float">
            <text:p>145,8854938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4" calcext:value-type="float">
            <text:p>3354</text:p>
          </table:table-cell>
          <table:table-cell table:formula="of:=[.$L$2]*[.G3356]^3+[.$L$3]*[.G3356]^2+[.$K$4]*[.G3356]+[.$K$5]" office:value-type="float" office:value="145.958386133702" calcext:value-type="float">
            <text:p>145,958386133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5" calcext:value-type="float">
            <text:p>3355</text:p>
          </table:table-cell>
          <table:table-cell table:formula="of:=[.$L$2]*[.G3357]^3+[.$L$3]*[.G3357]^2+[.$K$4]*[.G3357]+[.$K$5]" office:value-type="float" office:value="146.031331543905" calcext:value-type="float">
            <text:p>146,031331543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6" calcext:value-type="float">
            <text:p>3356</text:p>
          </table:table-cell>
          <table:table-cell table:formula="of:=[.$L$2]*[.G3358]^3+[.$L$3]*[.G3358]^2+[.$K$4]*[.G3358]+[.$K$5]" office:value-type="float" office:value="146.104330086799" calcext:value-type="float">
            <text:p>146,104330086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7" calcext:value-type="float">
            <text:p>3357</text:p>
          </table:table-cell>
          <table:table-cell table:formula="of:=[.$L$2]*[.G3359]^3+[.$L$3]*[.G3359]^2+[.$K$4]*[.G3359]+[.$K$5]" office:value-type="float" office:value="146.177381793957" calcext:value-type="float">
            <text:p>146,1773817939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8" calcext:value-type="float">
            <text:p>3358</text:p>
          </table:table-cell>
          <table:table-cell table:formula="of:=[.$L$2]*[.G3360]^3+[.$L$3]*[.G3360]^2+[.$K$4]*[.G3360]+[.$K$5]" office:value-type="float" office:value="146.250486696949" calcext:value-type="float">
            <text:p>146,250486696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9" calcext:value-type="float">
            <text:p>3359</text:p>
          </table:table-cell>
          <table:table-cell table:formula="of:=[.$L$2]*[.G3361]^3+[.$L$3]*[.G3361]^2+[.$K$4]*[.G3361]+[.$K$5]" office:value-type="float" office:value="146.323644827348" calcext:value-type="float">
            <text:p>146,323644827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0" calcext:value-type="float">
            <text:p>3360</text:p>
          </table:table-cell>
          <table:table-cell table:formula="of:=[.$L$2]*[.G3362]^3+[.$L$3]*[.G3362]^2+[.$K$4]*[.G3362]+[.$K$5]" office:value-type="float" office:value="146.396856216724" calcext:value-type="float">
            <text:p>146,396856216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1" calcext:value-type="float">
            <text:p>3361</text:p>
          </table:table-cell>
          <table:table-cell table:formula="of:=[.$L$2]*[.G3363]^3+[.$L$3]*[.G3363]^2+[.$K$4]*[.G3363]+[.$K$5]" office:value-type="float" office:value="146.470120896651" calcext:value-type="float">
            <text:p>146,470120896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2" calcext:value-type="float">
            <text:p>3362</text:p>
          </table:table-cell>
          <table:table-cell table:formula="of:=[.$L$2]*[.G3364]^3+[.$L$3]*[.G3364]^2+[.$K$4]*[.G3364]+[.$K$5]" office:value-type="float" office:value="146.543438898698" calcext:value-type="float">
            <text:p>146,543438898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3" calcext:value-type="float">
            <text:p>3363</text:p>
          </table:table-cell>
          <table:table-cell table:formula="of:=[.$L$2]*[.G3365]^3+[.$L$3]*[.G3365]^2+[.$K$4]*[.G3365]+[.$K$5]" office:value-type="float" office:value="146.616810254438" calcext:value-type="float">
            <text:p>146,616810254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4" calcext:value-type="float">
            <text:p>3364</text:p>
          </table:table-cell>
          <table:table-cell table:formula="of:=[.$L$2]*[.G3366]^3+[.$L$3]*[.G3366]^2+[.$K$4]*[.G3366]+[.$K$5]" office:value-type="float" office:value="146.690234995442" calcext:value-type="float">
            <text:p>146,690234995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5" calcext:value-type="float">
            <text:p>3365</text:p>
          </table:table-cell>
          <table:table-cell table:formula="of:=[.$L$2]*[.G3367]^3+[.$L$3]*[.G3367]^2+[.$K$4]*[.G3367]+[.$K$5]" office:value-type="float" office:value="146.763713153282" calcext:value-type="float">
            <text:p>146,763713153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6" calcext:value-type="float">
            <text:p>3366</text:p>
          </table:table-cell>
          <table:table-cell table:formula="of:=[.$L$2]*[.G3368]^3+[.$L$3]*[.G3368]^2+[.$K$4]*[.G3368]+[.$K$5]" office:value-type="float" office:value="146.837244759529" calcext:value-type="float">
            <text:p>146,837244759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7" calcext:value-type="float">
            <text:p>3367</text:p>
          </table:table-cell>
          <table:table-cell table:formula="of:=[.$L$2]*[.G3369]^3+[.$L$3]*[.G3369]^2+[.$K$4]*[.G3369]+[.$K$5]" office:value-type="float" office:value="146.910829845755" calcext:value-type="float">
            <text:p>146,910829845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8" calcext:value-type="float">
            <text:p>3368</text:p>
          </table:table-cell>
          <table:table-cell table:formula="of:=[.$L$2]*[.G3370]^3+[.$L$3]*[.G3370]^2+[.$K$4]*[.G3370]+[.$K$5]" office:value-type="float" office:value="146.984468443531" calcext:value-type="float">
            <text:p>146,984468443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9" calcext:value-type="float">
            <text:p>3369</text:p>
          </table:table-cell>
          <table:table-cell table:formula="of:=[.$L$2]*[.G3371]^3+[.$L$3]*[.G3371]^2+[.$K$4]*[.G3371]+[.$K$5]" office:value-type="float" office:value="147.05816058443" calcext:value-type="float">
            <text:p>147,05816058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0" calcext:value-type="float">
            <text:p>3370</text:p>
          </table:table-cell>
          <table:table-cell table:formula="of:=[.$L$2]*[.G3372]^3+[.$L$3]*[.G3372]^2+[.$K$4]*[.G3372]+[.$K$5]" office:value-type="float" office:value="147.131906300022" calcext:value-type="float">
            <text:p>147,1319063000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1" calcext:value-type="float">
            <text:p>3371</text:p>
          </table:table-cell>
          <table:table-cell table:formula="of:=[.$L$2]*[.G3373]^3+[.$L$3]*[.G3373]^2+[.$K$4]*[.G3373]+[.$K$5]" office:value-type="float" office:value="147.205705621879" calcext:value-type="float">
            <text:p>147,205705621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2" calcext:value-type="float">
            <text:p>3372</text:p>
          </table:table-cell>
          <table:table-cell table:formula="of:=[.$L$2]*[.G3374]^3+[.$L$3]*[.G3374]^2+[.$K$4]*[.G3374]+[.$K$5]" office:value-type="float" office:value="147.279558581573" calcext:value-type="float">
            <text:p>147,279558581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3" calcext:value-type="float">
            <text:p>3373</text:p>
          </table:table-cell>
          <table:table-cell table:formula="of:=[.$L$2]*[.G3375]^3+[.$L$3]*[.G3375]^2+[.$K$4]*[.G3375]+[.$K$5]" office:value-type="float" office:value="147.353465210675" calcext:value-type="float">
            <text:p>147,353465210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4" calcext:value-type="float">
            <text:p>3374</text:p>
          </table:table-cell>
          <table:table-cell table:formula="of:=[.$L$2]*[.G3376]^3+[.$L$3]*[.G3376]^2+[.$K$4]*[.G3376]+[.$K$5]" office:value-type="float" office:value="147.427425540757" calcext:value-type="float">
            <text:p>147,427425540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[.$L$2]*[.G3377]^3+[.$L$3]*[.G3377]^2+[.$K$4]*[.G3377]+[.$K$5]" office:value-type="float" office:value="147.50143960339" calcext:value-type="float">
            <text:p>147,50143960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6" calcext:value-type="float">
            <text:p>3376</text:p>
          </table:table-cell>
          <table:table-cell table:formula="of:=[.$L$2]*[.G3378]^3+[.$L$3]*[.G3378]^2+[.$K$4]*[.G3378]+[.$K$5]" office:value-type="float" office:value="147.575507430147" calcext:value-type="float">
            <text:p>147,5755074301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7" calcext:value-type="float">
            <text:p>3377</text:p>
          </table:table-cell>
          <table:table-cell table:formula="of:=[.$L$2]*[.G3379]^3+[.$L$3]*[.G3379]^2+[.$K$4]*[.G3379]+[.$K$5]" office:value-type="float" office:value="147.649629052598" calcext:value-type="float">
            <text:p>147,649629052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8" calcext:value-type="float">
            <text:p>3378</text:p>
          </table:table-cell>
          <table:table-cell table:formula="of:=[.$L$2]*[.G3380]^3+[.$L$3]*[.G3380]^2+[.$K$4]*[.G3380]+[.$K$5]" office:value-type="float" office:value="147.723804502314" calcext:value-type="float">
            <text:p>147,723804502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9" calcext:value-type="float">
            <text:p>3379</text:p>
          </table:table-cell>
          <table:table-cell table:formula="of:=[.$L$2]*[.G3381]^3+[.$L$3]*[.G3381]^2+[.$K$4]*[.G3381]+[.$K$5]" office:value-type="float" office:value="147.798033810869" calcext:value-type="float">
            <text:p>147,798033810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0" calcext:value-type="float">
            <text:p>3380</text:p>
          </table:table-cell>
          <table:table-cell table:formula="of:=[.$L$2]*[.G3382]^3+[.$L$3]*[.G3382]^2+[.$K$4]*[.G3382]+[.$K$5]" office:value-type="float" office:value="147.872317009833" calcext:value-type="float">
            <text:p>147,8723170098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1" calcext:value-type="float">
            <text:p>3381</text:p>
          </table:table-cell>
          <table:table-cell table:formula="of:=[.$L$2]*[.G3383]^3+[.$L$3]*[.G3383]^2+[.$K$4]*[.G3383]+[.$K$5]" office:value-type="float" office:value="147.946654130777" calcext:value-type="float">
            <text:p>147,946654130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2" calcext:value-type="float">
            <text:p>3382</text:p>
          </table:table-cell>
          <table:table-cell table:formula="of:=[.$L$2]*[.G3384]^3+[.$L$3]*[.G3384]^2+[.$K$4]*[.G3384]+[.$K$5]" office:value-type="float" office:value="148.021045205274" calcext:value-type="float">
            <text:p>148,021045205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3" calcext:value-type="float">
            <text:p>3383</text:p>
          </table:table-cell>
          <table:table-cell table:formula="of:=[.$L$2]*[.G3385]^3+[.$L$3]*[.G3385]^2+[.$K$4]*[.G3385]+[.$K$5]" office:value-type="float" office:value="148.095490264895" calcext:value-type="float">
            <text:p>148,0954902648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4" calcext:value-type="float">
            <text:p>3384</text:p>
          </table:table-cell>
          <table:table-cell table:formula="of:=[.$L$2]*[.G3386]^3+[.$L$3]*[.G3386]^2+[.$K$4]*[.G3386]+[.$K$5]" office:value-type="float" office:value="148.169989341211" calcext:value-type="float">
            <text:p>148,169989341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5" calcext:value-type="float">
            <text:p>3385</text:p>
          </table:table-cell>
          <table:table-cell table:formula="of:=[.$L$2]*[.G3387]^3+[.$L$3]*[.G3387]^2+[.$K$4]*[.G3387]+[.$K$5]" office:value-type="float" office:value="148.244542465794" calcext:value-type="float">
            <text:p>148,2445424657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6" calcext:value-type="float">
            <text:p>3386</text:p>
          </table:table-cell>
          <table:table-cell table:formula="of:=[.$L$2]*[.G3388]^3+[.$L$3]*[.G3388]^2+[.$K$4]*[.G3388]+[.$K$5]" office:value-type="float" office:value="148.319149670216" calcext:value-type="float">
            <text:p>148,3191496702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7" calcext:value-type="float">
            <text:p>3387</text:p>
          </table:table-cell>
          <table:table-cell table:formula="of:=[.$L$2]*[.G3389]^3+[.$L$3]*[.G3389]^2+[.$K$4]*[.G3389]+[.$K$5]" office:value-type="float" office:value="148.393810986048" calcext:value-type="float">
            <text:p>148,393810986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8" calcext:value-type="float">
            <text:p>3388</text:p>
          </table:table-cell>
          <table:table-cell table:formula="of:=[.$L$2]*[.G3390]^3+[.$L$3]*[.G3390]^2+[.$K$4]*[.G3390]+[.$K$5]" office:value-type="float" office:value="148.468526444862" calcext:value-type="float">
            <text:p>148,468526444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9" calcext:value-type="float">
            <text:p>3389</text:p>
          </table:table-cell>
          <table:table-cell table:formula="of:=[.$L$2]*[.G3391]^3+[.$L$3]*[.G3391]^2+[.$K$4]*[.G3391]+[.$K$5]" office:value-type="float" office:value="148.543296078228" calcext:value-type="float">
            <text:p>148,543296078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0" calcext:value-type="float">
            <text:p>3390</text:p>
          </table:table-cell>
          <table:table-cell table:formula="of:=[.$L$2]*[.G3392]^3+[.$L$3]*[.G3392]^2+[.$K$4]*[.G3392]+[.$K$5]" office:value-type="float" office:value="148.61811991772" calcext:value-type="float">
            <text:p>148,61811991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1" calcext:value-type="float">
            <text:p>3391</text:p>
          </table:table-cell>
          <table:table-cell table:formula="of:=[.$L$2]*[.G3393]^3+[.$L$3]*[.G3393]^2+[.$K$4]*[.G3393]+[.$K$5]" office:value-type="float" office:value="148.692997994908" calcext:value-type="float">
            <text:p>148,692997994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2" calcext:value-type="float">
            <text:p>3392</text:p>
          </table:table-cell>
          <table:table-cell table:formula="of:=[.$L$2]*[.G3394]^3+[.$L$3]*[.G3394]^2+[.$K$4]*[.G3394]+[.$K$5]" office:value-type="float" office:value="148.767930341364" calcext:value-type="float">
            <text:p>148,767930341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3" calcext:value-type="float">
            <text:p>3393</text:p>
          </table:table-cell>
          <table:table-cell table:formula="of:=[.$L$2]*[.G3395]^3+[.$L$3]*[.G3395]^2+[.$K$4]*[.G3395]+[.$K$5]" office:value-type="float" office:value="148.84291698866" calcext:value-type="float">
            <text:p>148,84291698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4" calcext:value-type="float">
            <text:p>3394</text:p>
          </table:table-cell>
          <table:table-cell table:formula="of:=[.$L$2]*[.G3396]^3+[.$L$3]*[.G3396]^2+[.$K$4]*[.G3396]+[.$K$5]" office:value-type="float" office:value="148.917957968367" calcext:value-type="float">
            <text:p>148,9179579683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5" calcext:value-type="float">
            <text:p>3395</text:p>
          </table:table-cell>
          <table:table-cell table:formula="of:=[.$L$2]*[.G3397]^3+[.$L$3]*[.G3397]^2+[.$K$4]*[.G3397]+[.$K$5]" office:value-type="float" office:value="148.993053312056" calcext:value-type="float">
            <text:p>148,9930533120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6" calcext:value-type="float">
            <text:p>3396</text:p>
          </table:table-cell>
          <table:table-cell table:formula="of:=[.$L$2]*[.G3398]^3+[.$L$3]*[.G3398]^2+[.$K$4]*[.G3398]+[.$K$5]" office:value-type="float" office:value="149.0682030513" calcext:value-type="float">
            <text:p>149,0682030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7" calcext:value-type="float">
            <text:p>3397</text:p>
          </table:table-cell>
          <table:table-cell table:formula="of:=[.$L$2]*[.G3399]^3+[.$L$3]*[.G3399]^2+[.$K$4]*[.G3399]+[.$K$5]" office:value-type="float" office:value="149.143407217669" calcext:value-type="float">
            <text:p>149,143407217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8" calcext:value-type="float">
            <text:p>3398</text:p>
          </table:table-cell>
          <table:table-cell table:formula="of:=[.$L$2]*[.G3400]^3+[.$L$3]*[.G3400]^2+[.$K$4]*[.G3400]+[.$K$5]" office:value-type="float" office:value="149.218665842736" calcext:value-type="float">
            <text:p>149,218665842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9" calcext:value-type="float">
            <text:p>3399</text:p>
          </table:table-cell>
          <table:table-cell table:formula="of:=[.$L$2]*[.G3401]^3+[.$L$3]*[.G3401]^2+[.$K$4]*[.G3401]+[.$K$5]" office:value-type="float" office:value="149.293978958071" calcext:value-type="float">
            <text:p>149,293978958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0" calcext:value-type="float">
            <text:p>3400</text:p>
          </table:table-cell>
          <table:table-cell table:formula="of:=[.$L$2]*[.G3402]^3+[.$L$3]*[.G3402]^2+[.$K$4]*[.G3402]+[.$K$5]" office:value-type="float" office:value="149.369346595247" calcext:value-type="float">
            <text:p>149,369346595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1" calcext:value-type="float">
            <text:p>3401</text:p>
          </table:table-cell>
          <table:table-cell table:formula="of:=[.$L$2]*[.G3403]^3+[.$L$3]*[.G3403]^2+[.$K$4]*[.G3403]+[.$K$5]" office:value-type="float" office:value="149.444768785835" calcext:value-type="float">
            <text:p>149,444768785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2" calcext:value-type="float">
            <text:p>3402</text:p>
          </table:table-cell>
          <table:table-cell table:formula="of:=[.$L$2]*[.G3404]^3+[.$L$3]*[.G3404]^2+[.$K$4]*[.G3404]+[.$K$5]" office:value-type="float" office:value="149.520245561407" calcext:value-type="float">
            <text:p>149,5202455614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3" calcext:value-type="float">
            <text:p>3403</text:p>
          </table:table-cell>
          <table:table-cell table:formula="of:=[.$L$2]*[.G3405]^3+[.$L$3]*[.G3405]^2+[.$K$4]*[.G3405]+[.$K$5]" office:value-type="float" office:value="149.595776953534" calcext:value-type="float">
            <text:p>149,5957769535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4" calcext:value-type="float">
            <text:p>3404</text:p>
          </table:table-cell>
          <table:table-cell table:formula="of:=[.$L$2]*[.G3406]^3+[.$L$3]*[.G3406]^2+[.$K$4]*[.G3406]+[.$K$5]" office:value-type="float" office:value="149.671362993787" calcext:value-type="float">
            <text:p>149,671362993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5" calcext:value-type="float">
            <text:p>3405</text:p>
          </table:table-cell>
          <table:table-cell table:formula="of:=[.$L$2]*[.G3407]^3+[.$L$3]*[.G3407]^2+[.$K$4]*[.G3407]+[.$K$5]" office:value-type="float" office:value="149.747003713739" calcext:value-type="float">
            <text:p>149,747003713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6" calcext:value-type="float">
            <text:p>3406</text:p>
          </table:table-cell>
          <table:table-cell table:formula="of:=[.$L$2]*[.G3408]^3+[.$L$3]*[.G3408]^2+[.$K$4]*[.G3408]+[.$K$5]" office:value-type="float" office:value="149.82269914496" calcext:value-type="float">
            <text:p>149,82269914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7" calcext:value-type="float">
            <text:p>3407</text:p>
          </table:table-cell>
          <table:table-cell table:formula="of:=[.$L$2]*[.G3409]^3+[.$L$3]*[.G3409]^2+[.$K$4]*[.G3409]+[.$K$5]" office:value-type="float" office:value="149.898449319023" calcext:value-type="float">
            <text:p>149,898449319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8" calcext:value-type="float">
            <text:p>3408</text:p>
          </table:table-cell>
          <table:table-cell table:formula="of:=[.$L$2]*[.G3410]^3+[.$L$3]*[.G3410]^2+[.$K$4]*[.G3410]+[.$K$5]" office:value-type="float" office:value="149.974254267499" calcext:value-type="float">
            <text:p>149,974254267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9" calcext:value-type="float">
            <text:p>3409</text:p>
          </table:table-cell>
          <table:table-cell table:formula="of:=[.$L$2]*[.G3411]^3+[.$L$3]*[.G3411]^2+[.$K$4]*[.G3411]+[.$K$5]" office:value-type="float" office:value="150.05011402196" calcext:value-type="float">
            <text:p>150,05011402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0" calcext:value-type="float">
            <text:p>3410</text:p>
          </table:table-cell>
          <table:table-cell table:formula="of:=[.$L$2]*[.G3412]^3+[.$L$3]*[.G3412]^2+[.$K$4]*[.G3412]+[.$K$5]" office:value-type="float" office:value="150.126028613976" calcext:value-type="float">
            <text:p>150,126028613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1" calcext:value-type="float">
            <text:p>3411</text:p>
          </table:table-cell>
          <table:table-cell table:formula="of:=[.$L$2]*[.G3413]^3+[.$L$3]*[.G3413]^2+[.$K$4]*[.G3413]+[.$K$5]" office:value-type="float" office:value="150.201998075121" calcext:value-type="float">
            <text:p>150,2019980751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2" calcext:value-type="float">
            <text:p>3412</text:p>
          </table:table-cell>
          <table:table-cell table:formula="of:=[.$L$2]*[.G3414]^3+[.$L$3]*[.G3414]^2+[.$K$4]*[.G3414]+[.$K$5]" office:value-type="float" office:value="150.278022436964" calcext:value-type="float">
            <text:p>150,2780224369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3" calcext:value-type="float">
            <text:p>3413</text:p>
          </table:table-cell>
          <table:table-cell table:formula="of:=[.$L$2]*[.G3415]^3+[.$L$3]*[.G3415]^2+[.$K$4]*[.G3415]+[.$K$5]" office:value-type="float" office:value="150.354101731078" calcext:value-type="float">
            <text:p>150,3541017310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4" calcext:value-type="float">
            <text:p>3414</text:p>
          </table:table-cell>
          <table:table-cell table:formula="of:=[.$L$2]*[.G3416]^3+[.$L$3]*[.G3416]^2+[.$K$4]*[.G3416]+[.$K$5]" office:value-type="float" office:value="150.430235989035" calcext:value-type="float">
            <text:p>150,430235989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5" calcext:value-type="float">
            <text:p>3415</text:p>
          </table:table-cell>
          <table:table-cell table:formula="of:=[.$L$2]*[.G3417]^3+[.$L$3]*[.G3417]^2+[.$K$4]*[.G3417]+[.$K$5]" office:value-type="float" office:value="150.506425242405" calcext:value-type="float">
            <text:p>150,506425242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6" calcext:value-type="float">
            <text:p>3416</text:p>
          </table:table-cell>
          <table:table-cell table:formula="of:=[.$L$2]*[.G3418]^3+[.$L$3]*[.G3418]^2+[.$K$4]*[.G3418]+[.$K$5]" office:value-type="float" office:value="150.582669522761" calcext:value-type="float">
            <text:p>150,5826695227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7" calcext:value-type="float">
            <text:p>3417</text:p>
          </table:table-cell>
          <table:table-cell table:formula="of:=[.$L$2]*[.G3419]^3+[.$L$3]*[.G3419]^2+[.$K$4]*[.G3419]+[.$K$5]" office:value-type="float" office:value="150.658968861674" calcext:value-type="float">
            <text:p>150,658968861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8" calcext:value-type="float">
            <text:p>3418</text:p>
          </table:table-cell>
          <table:table-cell table:formula="of:=[.$L$2]*[.G3420]^3+[.$L$3]*[.G3420]^2+[.$K$4]*[.G3420]+[.$K$5]" office:value-type="float" office:value="150.735323290716" calcext:value-type="float">
            <text:p>150,7353232907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9" calcext:value-type="float">
            <text:p>3419</text:p>
          </table:table-cell>
          <table:table-cell table:formula="of:=[.$L$2]*[.G3421]^3+[.$L$3]*[.G3421]^2+[.$K$4]*[.G3421]+[.$K$5]" office:value-type="float" office:value="150.811732841457" calcext:value-type="float">
            <text:p>150,8117328414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0" calcext:value-type="float">
            <text:p>3420</text:p>
          </table:table-cell>
          <table:table-cell table:formula="of:=[.$L$2]*[.G3422]^3+[.$L$3]*[.G3422]^2+[.$K$4]*[.G3422]+[.$K$5]" office:value-type="float" office:value="150.888197545471" calcext:value-type="float">
            <text:p>150,888197545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1" calcext:value-type="float">
            <text:p>3421</text:p>
          </table:table-cell>
          <table:table-cell table:formula="of:=[.$L$2]*[.G3423]^3+[.$L$3]*[.G3423]^2+[.$K$4]*[.G3423]+[.$K$5]" office:value-type="float" office:value="150.964717434328" calcext:value-type="float">
            <text:p>150,964717434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2" calcext:value-type="float">
            <text:p>3422</text:p>
          </table:table-cell>
          <table:table-cell table:formula="of:=[.$L$2]*[.G3424]^3+[.$L$3]*[.G3424]^2+[.$K$4]*[.G3424]+[.$K$5]" office:value-type="float" office:value="151.041292539599" calcext:value-type="float">
            <text:p>151,041292539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3" calcext:value-type="float">
            <text:p>3423</text:p>
          </table:table-cell>
          <table:table-cell table:formula="of:=[.$L$2]*[.G3425]^3+[.$L$3]*[.G3425]^2+[.$K$4]*[.G3425]+[.$K$5]" office:value-type="float" office:value="151.117922892857" calcext:value-type="float">
            <text:p>151,117922892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4" calcext:value-type="float">
            <text:p>3424</text:p>
          </table:table-cell>
          <table:table-cell table:formula="of:=[.$L$2]*[.G3426]^3+[.$L$3]*[.G3426]^2+[.$K$4]*[.G3426]+[.$K$5]" office:value-type="float" office:value="151.194608525673" calcext:value-type="float">
            <text:p>151,1946085256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5" calcext:value-type="float">
            <text:p>3425</text:p>
          </table:table-cell>
          <table:table-cell table:formula="of:=[.$L$2]*[.G3427]^3+[.$L$3]*[.G3427]^2+[.$K$4]*[.G3427]+[.$K$5]" office:value-type="float" office:value="151.271349469618" calcext:value-type="float">
            <text:p>151,2713494696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6" calcext:value-type="float">
            <text:p>3426</text:p>
          </table:table-cell>
          <table:table-cell table:formula="of:=[.$L$2]*[.G3428]^3+[.$L$3]*[.G3428]^2+[.$K$4]*[.G3428]+[.$K$5]" office:value-type="float" office:value="151.348145756265" calcext:value-type="float">
            <text:p>151,348145756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7" calcext:value-type="float">
            <text:p>3427</text:p>
          </table:table-cell>
          <table:table-cell table:formula="of:=[.$L$2]*[.G3429]^3+[.$L$3]*[.G3429]^2+[.$K$4]*[.G3429]+[.$K$5]" office:value-type="float" office:value="151.424997417184" calcext:value-type="float">
            <text:p>151,424997417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8" calcext:value-type="float">
            <text:p>3428</text:p>
          </table:table-cell>
          <table:table-cell table:formula="of:=[.$L$2]*[.G3430]^3+[.$L$3]*[.G3430]^2+[.$K$4]*[.G3430]+[.$K$5]" office:value-type="float" office:value="151.501904483948" calcext:value-type="float">
            <text:p>151,501904483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9" calcext:value-type="float">
            <text:p>3429</text:p>
          </table:table-cell>
          <table:table-cell table:formula="of:=[.$L$2]*[.G3431]^3+[.$L$3]*[.G3431]^2+[.$K$4]*[.G3431]+[.$K$5]" office:value-type="float" office:value="151.578866988127" calcext:value-type="float">
            <text:p>151,578866988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0" calcext:value-type="float">
            <text:p>3430</text:p>
          </table:table-cell>
          <table:table-cell table:formula="of:=[.$L$2]*[.G3432]^3+[.$L$3]*[.G3432]^2+[.$K$4]*[.G3432]+[.$K$5]" office:value-type="float" office:value="151.655884961294" calcext:value-type="float">
            <text:p>151,655884961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1" calcext:value-type="float">
            <text:p>3431</text:p>
          </table:table-cell>
          <table:table-cell table:formula="of:=[.$L$2]*[.G3433]^3+[.$L$3]*[.G3433]^2+[.$K$4]*[.G3433]+[.$K$5]" office:value-type="float" office:value="151.732958435019" calcext:value-type="float">
            <text:p>151,732958435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2" calcext:value-type="float">
            <text:p>3432</text:p>
          </table:table-cell>
          <table:table-cell table:formula="of:=[.$L$2]*[.G3434]^3+[.$L$3]*[.G3434]^2+[.$K$4]*[.G3434]+[.$K$5]" office:value-type="float" office:value="151.810087440875" calcext:value-type="float">
            <text:p>151,810087440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3" calcext:value-type="float">
            <text:p>3433</text:p>
          </table:table-cell>
          <table:table-cell table:formula="of:=[.$L$2]*[.G3435]^3+[.$L$3]*[.G3435]^2+[.$K$4]*[.G3435]+[.$K$5]" office:value-type="float" office:value="151.887272010433" calcext:value-type="float">
            <text:p>151,8872720104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4" calcext:value-type="float">
            <text:p>3434</text:p>
          </table:table-cell>
          <table:table-cell table:formula="of:=[.$L$2]*[.G3436]^3+[.$L$3]*[.G3436]^2+[.$K$4]*[.G3436]+[.$K$5]" office:value-type="float" office:value="151.964512175265" calcext:value-type="float">
            <text:p>151,964512175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5" calcext:value-type="float">
            <text:p>3435</text:p>
          </table:table-cell>
          <table:table-cell table:formula="of:=[.$L$2]*[.G3437]^3+[.$L$3]*[.G3437]^2+[.$K$4]*[.G3437]+[.$K$5]" office:value-type="float" office:value="152.041807966941" calcext:value-type="float">
            <text:p>152,041807966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6" calcext:value-type="float">
            <text:p>3436</text:p>
          </table:table-cell>
          <table:table-cell table:formula="of:=[.$L$2]*[.G3438]^3+[.$L$3]*[.G3438]^2+[.$K$4]*[.G3438]+[.$K$5]" office:value-type="float" office:value="152.119159417035" calcext:value-type="float">
            <text:p>152,119159417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7" calcext:value-type="float">
            <text:p>3437</text:p>
          </table:table-cell>
          <table:table-cell table:formula="of:=[.$L$2]*[.G3439]^3+[.$L$3]*[.G3439]^2+[.$K$4]*[.G3439]+[.$K$5]" office:value-type="float" office:value="152.196566557117" calcext:value-type="float">
            <text:p>152,196566557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8" calcext:value-type="float">
            <text:p>3438</text:p>
          </table:table-cell>
          <table:table-cell table:formula="of:=[.$L$2]*[.G3440]^3+[.$L$3]*[.G3440]^2+[.$K$4]*[.G3440]+[.$K$5]" office:value-type="float" office:value="152.274029418758" calcext:value-type="float">
            <text:p>152,2740294187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9" calcext:value-type="float">
            <text:p>3439</text:p>
          </table:table-cell>
          <table:table-cell table:formula="of:=[.$L$2]*[.G3441]^3+[.$L$3]*[.G3441]^2+[.$K$4]*[.G3441]+[.$K$5]" office:value-type="float" office:value="152.351548033531" calcext:value-type="float">
            <text:p>152,351548033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0" calcext:value-type="float">
            <text:p>3440</text:p>
          </table:table-cell>
          <table:table-cell table:formula="of:=[.$L$2]*[.G3442]^3+[.$L$3]*[.G3442]^2+[.$K$4]*[.G3442]+[.$K$5]" office:value-type="float" office:value="152.429122433007" calcext:value-type="float">
            <text:p>152,429122433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1" calcext:value-type="float">
            <text:p>3441</text:p>
          </table:table-cell>
          <table:table-cell table:formula="of:=[.$L$2]*[.G3443]^3+[.$L$3]*[.G3443]^2+[.$K$4]*[.G3443]+[.$K$5]" office:value-type="float" office:value="152.506752648758" calcext:value-type="float">
            <text:p>152,5067526487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2" calcext:value-type="float">
            <text:p>3442</text:p>
          </table:table-cell>
          <table:table-cell table:formula="of:=[.$L$2]*[.G3444]^3+[.$L$3]*[.G3444]^2+[.$K$4]*[.G3444]+[.$K$5]" office:value-type="float" office:value="152.584438712355" calcext:value-type="float">
            <text:p>152,584438712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3" calcext:value-type="float">
            <text:p>3443</text:p>
          </table:table-cell>
          <table:table-cell table:formula="of:=[.$L$2]*[.G3445]^3+[.$L$3]*[.G3445]^2+[.$K$4]*[.G3445]+[.$K$5]" office:value-type="float" office:value="152.662180655369" calcext:value-type="float">
            <text:p>152,662180655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4" calcext:value-type="float">
            <text:p>3444</text:p>
          </table:table-cell>
          <table:table-cell table:formula="of:=[.$L$2]*[.G3446]^3+[.$L$3]*[.G3446]^2+[.$K$4]*[.G3446]+[.$K$5]" office:value-type="float" office:value="152.739978509372" calcext:value-type="float">
            <text:p>152,739978509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5" calcext:value-type="float">
            <text:p>3445</text:p>
          </table:table-cell>
          <table:table-cell table:formula="of:=[.$L$2]*[.G3447]^3+[.$L$3]*[.G3447]^2+[.$K$4]*[.G3447]+[.$K$5]" office:value-type="float" office:value="152.817832305937" calcext:value-type="float">
            <text:p>152,8178323059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6" calcext:value-type="float">
            <text:p>3446</text:p>
          </table:table-cell>
          <table:table-cell table:formula="of:=[.$L$2]*[.G3448]^3+[.$L$3]*[.G3448]^2+[.$K$4]*[.G3448]+[.$K$5]" office:value-type="float" office:value="152.895742076634" calcext:value-type="float">
            <text:p>152,895742076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7" calcext:value-type="float">
            <text:p>3447</text:p>
          </table:table-cell>
          <table:table-cell table:formula="of:=[.$L$2]*[.G3449]^3+[.$L$3]*[.G3449]^2+[.$K$4]*[.G3449]+[.$K$5]" office:value-type="float" office:value="152.973707853034" calcext:value-type="float">
            <text:p>152,9737078530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8" calcext:value-type="float">
            <text:p>3448</text:p>
          </table:table-cell>
          <table:table-cell table:formula="of:=[.$L$2]*[.G3450]^3+[.$L$3]*[.G3450]^2+[.$K$4]*[.G3450]+[.$K$5]" office:value-type="float" office:value="153.05172966671" calcext:value-type="float">
            <text:p>153,05172966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9" calcext:value-type="float">
            <text:p>3449</text:p>
          </table:table-cell>
          <table:table-cell table:formula="of:=[.$L$2]*[.G3451]^3+[.$L$3]*[.G3451]^2+[.$K$4]*[.G3451]+[.$K$5]" office:value-type="float" office:value="153.129807549233" calcext:value-type="float">
            <text:p>153,129807549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0" calcext:value-type="float">
            <text:p>3450</text:p>
          </table:table-cell>
          <table:table-cell table:formula="of:=[.$L$2]*[.G3452]^3+[.$L$3]*[.G3452]^2+[.$K$4]*[.G3452]+[.$K$5]" office:value-type="float" office:value="153.207941532175" calcext:value-type="float">
            <text:p>153,207941532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1" calcext:value-type="float">
            <text:p>3451</text:p>
          </table:table-cell>
          <table:table-cell table:formula="of:=[.$L$2]*[.G3453]^3+[.$L$3]*[.G3453]^2+[.$K$4]*[.G3453]+[.$K$5]" office:value-type="float" office:value="153.286131647107" calcext:value-type="float">
            <text:p>153,286131647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2" calcext:value-type="float">
            <text:p>3452</text:p>
          </table:table-cell>
          <table:table-cell table:formula="of:=[.$L$2]*[.G3454]^3+[.$L$3]*[.G3454]^2+[.$K$4]*[.G3454]+[.$K$5]" office:value-type="float" office:value="153.364377925601" calcext:value-type="float">
            <text:p>153,364377925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3" calcext:value-type="float">
            <text:p>3453</text:p>
          </table:table-cell>
          <table:table-cell table:formula="of:=[.$L$2]*[.G3455]^3+[.$L$3]*[.G3455]^2+[.$K$4]*[.G3455]+[.$K$5]" office:value-type="float" office:value="153.442680399228" calcext:value-type="float">
            <text:p>153,442680399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4" calcext:value-type="float">
            <text:p>3454</text:p>
          </table:table-cell>
          <table:table-cell table:formula="of:=[.$L$2]*[.G3456]^3+[.$L$3]*[.G3456]^2+[.$K$4]*[.G3456]+[.$K$5]" office:value-type="float" office:value="153.52103909956" calcext:value-type="float">
            <text:p>153,521039099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5" calcext:value-type="float">
            <text:p>3455</text:p>
          </table:table-cell>
          <table:table-cell table:formula="of:=[.$L$2]*[.G3457]^3+[.$L$3]*[.G3457]^2+[.$K$4]*[.G3457]+[.$K$5]" office:value-type="float" office:value="153.599454058168" calcext:value-type="float">
            <text:p>153,5994540581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6" calcext:value-type="float">
            <text:p>3456</text:p>
          </table:table-cell>
          <table:table-cell table:formula="of:=[.$L$2]*[.G3458]^3+[.$L$3]*[.G3458]^2+[.$K$4]*[.G3458]+[.$K$5]" office:value-type="float" office:value="153.677925306624" calcext:value-type="float">
            <text:p>153,677925306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7" calcext:value-type="float">
            <text:p>3457</text:p>
          </table:table-cell>
          <table:table-cell table:formula="of:=[.$L$2]*[.G3459]^3+[.$L$3]*[.G3459]^2+[.$K$4]*[.G3459]+[.$K$5]" office:value-type="float" office:value="153.7564528765" calcext:value-type="float">
            <text:p>153,7564528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8" calcext:value-type="float">
            <text:p>3458</text:p>
          </table:table-cell>
          <table:table-cell table:formula="of:=[.$L$2]*[.G3460]^3+[.$L$3]*[.G3460]^2+[.$K$4]*[.G3460]+[.$K$5]" office:value-type="float" office:value="153.835036799367" calcext:value-type="float">
            <text:p>153,8350367993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9" calcext:value-type="float">
            <text:p>3459</text:p>
          </table:table-cell>
          <table:table-cell table:formula="of:=[.$L$2]*[.G3461]^3+[.$L$3]*[.G3461]^2+[.$K$4]*[.G3461]+[.$K$5]" office:value-type="float" office:value="153.913677106796" calcext:value-type="float">
            <text:p>153,913677106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0" calcext:value-type="float">
            <text:p>3460</text:p>
          </table:table-cell>
          <table:table-cell table:formula="of:=[.$L$2]*[.G3462]^3+[.$L$3]*[.G3462]^2+[.$K$4]*[.G3462]+[.$K$5]" office:value-type="float" office:value="153.99237383036" calcext:value-type="float">
            <text:p>153,99237383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1" calcext:value-type="float">
            <text:p>3461</text:p>
          </table:table-cell>
          <table:table-cell table:formula="of:=[.$L$2]*[.G3463]^3+[.$L$3]*[.G3463]^2+[.$K$4]*[.G3463]+[.$K$5]" office:value-type="float" office:value="154.07112700163" calcext:value-type="float">
            <text:p>154,07112700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2" calcext:value-type="float">
            <text:p>3462</text:p>
          </table:table-cell>
          <table:table-cell table:formula="of:=[.$L$2]*[.G3464]^3+[.$L$3]*[.G3464]^2+[.$K$4]*[.G3464]+[.$K$5]" office:value-type="float" office:value="154.149936652177" calcext:value-type="float">
            <text:p>154,1499366521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3" calcext:value-type="float">
            <text:p>3463</text:p>
          </table:table-cell>
          <table:table-cell table:formula="of:=[.$L$2]*[.G3465]^3+[.$L$3]*[.G3465]^2+[.$K$4]*[.G3465]+[.$K$5]" office:value-type="float" office:value="154.228802813572" calcext:value-type="float">
            <text:p>154,228802813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4" calcext:value-type="float">
            <text:p>3464</text:p>
          </table:table-cell>
          <table:table-cell table:formula="of:=[.$L$2]*[.G3466]^3+[.$L$3]*[.G3466]^2+[.$K$4]*[.G3466]+[.$K$5]" office:value-type="float" office:value="154.307725517389" calcext:value-type="float">
            <text:p>154,307725517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5" calcext:value-type="float">
            <text:p>3465</text:p>
          </table:table-cell>
          <table:table-cell table:formula="of:=[.$L$2]*[.G3467]^3+[.$L$3]*[.G3467]^2+[.$K$4]*[.G3467]+[.$K$5]" office:value-type="float" office:value="154.386704795197" calcext:value-type="float">
            <text:p>154,386704795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6" calcext:value-type="float">
            <text:p>3466</text:p>
          </table:table-cell>
          <table:table-cell table:formula="of:=[.$L$2]*[.G3468]^3+[.$L$3]*[.G3468]^2+[.$K$4]*[.G3468]+[.$K$5]" office:value-type="float" office:value="154.465740678569" calcext:value-type="float">
            <text:p>154,465740678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7" calcext:value-type="float">
            <text:p>3467</text:p>
          </table:table-cell>
          <table:table-cell table:formula="of:=[.$L$2]*[.G3469]^3+[.$L$3]*[.G3469]^2+[.$K$4]*[.G3469]+[.$K$5]" office:value-type="float" office:value="154.544833199076" calcext:value-type="float">
            <text:p>154,544833199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8" calcext:value-type="float">
            <text:p>3468</text:p>
          </table:table-cell>
          <table:table-cell table:formula="of:=[.$L$2]*[.G3470]^3+[.$L$3]*[.G3470]^2+[.$K$4]*[.G3470]+[.$K$5]" office:value-type="float" office:value="154.62398238829" calcext:value-type="float">
            <text:p>154,623982388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9" calcext:value-type="float">
            <text:p>3469</text:p>
          </table:table-cell>
          <table:table-cell table:formula="of:=[.$L$2]*[.G3471]^3+[.$L$3]*[.G3471]^2+[.$K$4]*[.G3471]+[.$K$5]" office:value-type="float" office:value="154.703188277782" calcext:value-type="float">
            <text:p>154,703188277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0" calcext:value-type="float">
            <text:p>3470</text:p>
          </table:table-cell>
          <table:table-cell table:formula="of:=[.$L$2]*[.G3472]^3+[.$L$3]*[.G3472]^2+[.$K$4]*[.G3472]+[.$K$5]" office:value-type="float" office:value="154.782450899125" calcext:value-type="float">
            <text:p>154,782450899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1" calcext:value-type="float">
            <text:p>3471</text:p>
          </table:table-cell>
          <table:table-cell table:formula="of:=[.$L$2]*[.G3473]^3+[.$L$3]*[.G3473]^2+[.$K$4]*[.G3473]+[.$K$5]" office:value-type="float" office:value="154.861770283888" calcext:value-type="float">
            <text:p>154,861770283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2" calcext:value-type="float">
            <text:p>3472</text:p>
          </table:table-cell>
          <table:table-cell table:formula="of:=[.$L$2]*[.G3474]^3+[.$L$3]*[.G3474]^2+[.$K$4]*[.G3474]+[.$K$5]" office:value-type="float" office:value="154.941146463645" calcext:value-type="float">
            <text:p>154,941146463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3" calcext:value-type="float">
            <text:p>3473</text:p>
          </table:table-cell>
          <table:table-cell table:formula="of:=[.$L$2]*[.G3475]^3+[.$L$3]*[.G3475]^2+[.$K$4]*[.G3475]+[.$K$5]" office:value-type="float" office:value="155.020579469966" calcext:value-type="float">
            <text:p>155,020579469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4" calcext:value-type="float">
            <text:p>3474</text:p>
          </table:table-cell>
          <table:table-cell table:formula="of:=[.$L$2]*[.G3476]^3+[.$L$3]*[.G3476]^2+[.$K$4]*[.G3476]+[.$K$5]" office:value-type="float" office:value="155.100069334423" calcext:value-type="float">
            <text:p>155,100069334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5" calcext:value-type="float">
            <text:p>3475</text:p>
          </table:table-cell>
          <table:table-cell table:formula="of:=[.$L$2]*[.G3477]^3+[.$L$3]*[.G3477]^2+[.$K$4]*[.G3477]+[.$K$5]" office:value-type="float" office:value="155.179616088588" calcext:value-type="float">
            <text:p>155,179616088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6" calcext:value-type="float">
            <text:p>3476</text:p>
          </table:table-cell>
          <table:table-cell table:formula="of:=[.$L$2]*[.G3478]^3+[.$L$3]*[.G3478]^2+[.$K$4]*[.G3478]+[.$K$5]" office:value-type="float" office:value="155.259219764032" calcext:value-type="float">
            <text:p>155,259219764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7" calcext:value-type="float">
            <text:p>3477</text:p>
          </table:table-cell>
          <table:table-cell table:formula="of:=[.$L$2]*[.G3479]^3+[.$L$3]*[.G3479]^2+[.$K$4]*[.G3479]+[.$K$5]" office:value-type="float" office:value="155.338880392327" calcext:value-type="float">
            <text:p>155,338880392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8" calcext:value-type="float">
            <text:p>3478</text:p>
          </table:table-cell>
          <table:table-cell table:formula="of:=[.$L$2]*[.G3480]^3+[.$L$3]*[.G3480]^2+[.$K$4]*[.G3480]+[.$K$5]" office:value-type="float" office:value="155.418598005044" calcext:value-type="float">
            <text:p>155,418598005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9" calcext:value-type="float">
            <text:p>3479</text:p>
          </table:table-cell>
          <table:table-cell table:formula="of:=[.$L$2]*[.G3481]^3+[.$L$3]*[.G3481]^2+[.$K$4]*[.G3481]+[.$K$5]" office:value-type="float" office:value="155.498372633755" calcext:value-type="float">
            <text:p>155,498372633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0" calcext:value-type="float">
            <text:p>3480</text:p>
          </table:table-cell>
          <table:table-cell table:formula="of:=[.$L$2]*[.G3482]^3+[.$L$3]*[.G3482]^2+[.$K$4]*[.G3482]+[.$K$5]" office:value-type="float" office:value="155.578204310032" calcext:value-type="float">
            <text:p>155,578204310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1" calcext:value-type="float">
            <text:p>3481</text:p>
          </table:table-cell>
          <table:table-cell table:formula="of:=[.$L$2]*[.G3483]^3+[.$L$3]*[.G3483]^2+[.$K$4]*[.G3483]+[.$K$5]" office:value-type="float" office:value="155.658093065446" calcext:value-type="float">
            <text:p>155,658093065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2" calcext:value-type="float">
            <text:p>3482</text:p>
          </table:table-cell>
          <table:table-cell table:formula="of:=[.$L$2]*[.G3484]^3+[.$L$3]*[.G3484]^2+[.$K$4]*[.G3484]+[.$K$5]" office:value-type="float" office:value="155.738038931568" calcext:value-type="float">
            <text:p>155,738038931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3" calcext:value-type="float">
            <text:p>3483</text:p>
          </table:table-cell>
          <table:table-cell table:formula="of:=[.$L$2]*[.G3485]^3+[.$L$3]*[.G3485]^2+[.$K$4]*[.G3485]+[.$K$5]" office:value-type="float" office:value="155.818041939971" calcext:value-type="float">
            <text:p>155,818041939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4" calcext:value-type="float">
            <text:p>3484</text:p>
          </table:table-cell>
          <table:table-cell table:formula="of:=[.$L$2]*[.G3486]^3+[.$L$3]*[.G3486]^2+[.$K$4]*[.G3486]+[.$K$5]" office:value-type="float" office:value="155.898102122225" calcext:value-type="float">
            <text:p>155,898102122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5" calcext:value-type="float">
            <text:p>3485</text:p>
          </table:table-cell>
          <table:table-cell table:formula="of:=[.$L$2]*[.G3487]^3+[.$L$3]*[.G3487]^2+[.$K$4]*[.G3487]+[.$K$5]" office:value-type="float" office:value="155.978219509903" calcext:value-type="float">
            <text:p>155,9782195099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6" calcext:value-type="float">
            <text:p>3486</text:p>
          </table:table-cell>
          <table:table-cell table:formula="of:=[.$L$2]*[.G3488]^3+[.$L$3]*[.G3488]^2+[.$K$4]*[.G3488]+[.$K$5]" office:value-type="float" office:value="156.058394134575" calcext:value-type="float">
            <text:p>156,058394134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7" calcext:value-type="float">
            <text:p>3487</text:p>
          </table:table-cell>
          <table:table-cell table:formula="of:=[.$L$2]*[.G3489]^3+[.$L$3]*[.G3489]^2+[.$K$4]*[.G3489]+[.$K$5]" office:value-type="float" office:value="156.138626027814" calcext:value-type="float">
            <text:p>156,138626027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8" calcext:value-type="float">
            <text:p>3488</text:p>
          </table:table-cell>
          <table:table-cell table:formula="of:=[.$L$2]*[.G3490]^3+[.$L$3]*[.G3490]^2+[.$K$4]*[.G3490]+[.$K$5]" office:value-type="float" office:value="156.218915221191" calcext:value-type="float">
            <text:p>156,218915221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9" calcext:value-type="float">
            <text:p>3489</text:p>
          </table:table-cell>
          <table:table-cell table:formula="of:=[.$L$2]*[.G3491]^3+[.$L$3]*[.G3491]^2+[.$K$4]*[.G3491]+[.$K$5]" office:value-type="float" office:value="156.299261746278" calcext:value-type="float">
            <text:p>156,2992617462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0" calcext:value-type="float">
            <text:p>3490</text:p>
          </table:table-cell>
          <table:table-cell table:formula="of:=[.$L$2]*[.G3492]^3+[.$L$3]*[.G3492]^2+[.$K$4]*[.G3492]+[.$K$5]" office:value-type="float" office:value="156.379665634645" calcext:value-type="float">
            <text:p>156,379665634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1" calcext:value-type="float">
            <text:p>3491</text:p>
          </table:table-cell>
          <table:table-cell table:formula="of:=[.$L$2]*[.G3493]^3+[.$L$3]*[.G3493]^2+[.$K$4]*[.G3493]+[.$K$5]" office:value-type="float" office:value="156.460126917866" calcext:value-type="float">
            <text:p>156,460126917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2" calcext:value-type="float">
            <text:p>3492</text:p>
          </table:table-cell>
          <table:table-cell table:formula="of:=[.$L$2]*[.G3494]^3+[.$L$3]*[.G3494]^2+[.$K$4]*[.G3494]+[.$K$5]" office:value-type="float" office:value="156.54064562751" calcext:value-type="float">
            <text:p>156,54064562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3" calcext:value-type="float">
            <text:p>3493</text:p>
          </table:table-cell>
          <table:table-cell table:formula="of:=[.$L$2]*[.G3495]^3+[.$L$3]*[.G3495]^2+[.$K$4]*[.G3495]+[.$K$5]" office:value-type="float" office:value="156.62122179515" calcext:value-type="float">
            <text:p>156,62122179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4" calcext:value-type="float">
            <text:p>3494</text:p>
          </table:table-cell>
          <table:table-cell table:formula="of:=[.$L$2]*[.G3496]^3+[.$L$3]*[.G3496]^2+[.$K$4]*[.G3496]+[.$K$5]" office:value-type="float" office:value="156.701855452358" calcext:value-type="float">
            <text:p>156,7018554523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5" calcext:value-type="float">
            <text:p>3495</text:p>
          </table:table-cell>
          <table:table-cell table:formula="of:=[.$L$2]*[.G3497]^3+[.$L$3]*[.G3497]^2+[.$K$4]*[.G3497]+[.$K$5]" office:value-type="float" office:value="156.782546630705" calcext:value-type="float">
            <text:p>156,782546630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6" calcext:value-type="float">
            <text:p>3496</text:p>
          </table:table-cell>
          <table:table-cell table:formula="of:=[.$L$2]*[.G3498]^3+[.$L$3]*[.G3498]^2+[.$K$4]*[.G3498]+[.$K$5]" office:value-type="float" office:value="156.863295361762" calcext:value-type="float">
            <text:p>156,863295361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7" calcext:value-type="float">
            <text:p>3497</text:p>
          </table:table-cell>
          <table:table-cell table:formula="of:=[.$L$2]*[.G3499]^3+[.$L$3]*[.G3499]^2+[.$K$4]*[.G3499]+[.$K$5]" office:value-type="float" office:value="156.944101677101" calcext:value-type="float">
            <text:p>156,944101677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8" calcext:value-type="float">
            <text:p>3498</text:p>
          </table:table-cell>
          <table:table-cell table:formula="of:=[.$L$2]*[.G3500]^3+[.$L$3]*[.G3500]^2+[.$K$4]*[.G3500]+[.$K$5]" office:value-type="float" office:value="157.024965608294" calcext:value-type="float">
            <text:p>157,024965608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9" calcext:value-type="float">
            <text:p>3499</text:p>
          </table:table-cell>
          <table:table-cell table:formula="of:=[.$L$2]*[.G3501]^3+[.$L$3]*[.G3501]^2+[.$K$4]*[.G3501]+[.$K$5]" office:value-type="float" office:value="157.105887186912" calcext:value-type="float">
            <text:p>157,1058871869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0" calcext:value-type="float">
            <text:p>3500</text:p>
          </table:table-cell>
          <table:table-cell table:formula="of:=[.$L$2]*[.G3502]^3+[.$L$3]*[.G3502]^2+[.$K$4]*[.G3502]+[.$K$5]" office:value-type="float" office:value="157.186866444527" calcext:value-type="float">
            <text:p>157,186866444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1" calcext:value-type="float">
            <text:p>3501</text:p>
          </table:table-cell>
          <table:table-cell table:formula="of:=[.$L$2]*[.G3503]^3+[.$L$3]*[.G3503]^2+[.$K$4]*[.G3503]+[.$K$5]" office:value-type="float" office:value="157.26790341271" calcext:value-type="float">
            <text:p>157,267903412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2" calcext:value-type="float">
            <text:p>3502</text:p>
          </table:table-cell>
          <table:table-cell table:formula="of:=[.$L$2]*[.G3504]^3+[.$L$3]*[.G3504]^2+[.$K$4]*[.G3504]+[.$K$5]" office:value-type="float" office:value="157.348998123033" calcext:value-type="float">
            <text:p>157,348998123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3" calcext:value-type="float">
            <text:p>3503</text:p>
          </table:table-cell>
          <table:table-cell table:formula="of:=[.$L$2]*[.G3505]^3+[.$L$3]*[.G3505]^2+[.$K$4]*[.G3505]+[.$K$5]" office:value-type="float" office:value="157.430150607068" calcext:value-type="float">
            <text:p>157,43015060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4" calcext:value-type="float">
            <text:p>3504</text:p>
          </table:table-cell>
          <table:table-cell table:formula="of:=[.$L$2]*[.G3506]^3+[.$L$3]*[.G3506]^2+[.$K$4]*[.G3506]+[.$K$5]" office:value-type="float" office:value="157.511360896385" calcext:value-type="float">
            <text:p>157,511360896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5" calcext:value-type="float">
            <text:p>3505</text:p>
          </table:table-cell>
          <table:table-cell table:formula="of:=[.$L$2]*[.G3507]^3+[.$L$3]*[.G3507]^2+[.$K$4]*[.G3507]+[.$K$5]" office:value-type="float" office:value="157.592629022557" calcext:value-type="float">
            <text:p>157,592629022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6" calcext:value-type="float">
            <text:p>3506</text:p>
          </table:table-cell>
          <table:table-cell table:formula="of:=[.$L$2]*[.G3508]^3+[.$L$3]*[.G3508]^2+[.$K$4]*[.G3508]+[.$K$5]" office:value-type="float" office:value="157.673955017155" calcext:value-type="float">
            <text:p>157,673955017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7" calcext:value-type="float">
            <text:p>3507</text:p>
          </table:table-cell>
          <table:table-cell table:formula="of:=[.$L$2]*[.G3509]^3+[.$L$3]*[.G3509]^2+[.$K$4]*[.G3509]+[.$K$5]" office:value-type="float" office:value="157.755338911751" calcext:value-type="float">
            <text:p>157,755338911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8" calcext:value-type="float">
            <text:p>3508</text:p>
          </table:table-cell>
          <table:table-cell table:formula="of:=[.$L$2]*[.G3510]^3+[.$L$3]*[.G3510]^2+[.$K$4]*[.G3510]+[.$K$5]" office:value-type="float" office:value="157.836780737916" calcext:value-type="float">
            <text:p>157,836780737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9" calcext:value-type="float">
            <text:p>3509</text:p>
          </table:table-cell>
          <table:table-cell table:formula="of:=[.$L$2]*[.G3511]^3+[.$L$3]*[.G3511]^2+[.$K$4]*[.G3511]+[.$K$5]" office:value-type="float" office:value="157.918280527222" calcext:value-type="float">
            <text:p>157,9182805272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0" calcext:value-type="float">
            <text:p>3510</text:p>
          </table:table-cell>
          <table:table-cell table:formula="of:=[.$L$2]*[.G3512]^3+[.$L$3]*[.G3512]^2+[.$K$4]*[.G3512]+[.$K$5]" office:value-type="float" office:value="157.99983831124" calcext:value-type="float">
            <text:p>157,999838311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1" calcext:value-type="float">
            <text:p>3511</text:p>
          </table:table-cell>
          <table:table-cell table:formula="of:=[.$L$2]*[.G3513]^3+[.$L$3]*[.G3513]^2+[.$K$4]*[.G3513]+[.$K$5]" office:value-type="float" office:value="158.081454121543" calcext:value-type="float">
            <text:p>158,0814541215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2" calcext:value-type="float">
            <text:p>3512</text:p>
          </table:table-cell>
          <table:table-cell table:formula="of:=[.$L$2]*[.G3514]^3+[.$L$3]*[.G3514]^2+[.$K$4]*[.G3514]+[.$K$5]" office:value-type="float" office:value="158.1631279897" calcext:value-type="float">
            <text:p>158,16312798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3" calcext:value-type="float">
            <text:p>3513</text:p>
          </table:table-cell>
          <table:table-cell table:formula="of:=[.$L$2]*[.G3515]^3+[.$L$3]*[.G3515]^2+[.$K$4]*[.G3515]+[.$K$5]" office:value-type="float" office:value="158.244859947285" calcext:value-type="float">
            <text:p>158,244859947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4" calcext:value-type="float">
            <text:p>3514</text:p>
          </table:table-cell>
          <table:table-cell table:formula="of:=[.$L$2]*[.G3516]^3+[.$L$3]*[.G3516]^2+[.$K$4]*[.G3516]+[.$K$5]" office:value-type="float" office:value="158.326650025869" calcext:value-type="float">
            <text:p>158,326650025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5" calcext:value-type="float">
            <text:p>3515</text:p>
          </table:table-cell>
          <table:table-cell table:formula="of:=[.$L$2]*[.G3517]^3+[.$L$3]*[.G3517]^2+[.$K$4]*[.G3517]+[.$K$5]" office:value-type="float" office:value="158.408498257022" calcext:value-type="float">
            <text:p>158,4084982570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6" calcext:value-type="float">
            <text:p>3516</text:p>
          </table:table-cell>
          <table:table-cell table:formula="of:=[.$L$2]*[.G3518]^3+[.$L$3]*[.G3518]^2+[.$K$4]*[.G3518]+[.$K$5]" office:value-type="float" office:value="158.490404672318" calcext:value-type="float">
            <text:p>158,4904046723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7" calcext:value-type="float">
            <text:p>3517</text:p>
          </table:table-cell>
          <table:table-cell table:formula="of:=[.$L$2]*[.G3519]^3+[.$L$3]*[.G3519]^2+[.$K$4]*[.G3519]+[.$K$5]" office:value-type="float" office:value="158.572369303326" calcext:value-type="float">
            <text:p>158,572369303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8" calcext:value-type="float">
            <text:p>3518</text:p>
          </table:table-cell>
          <table:table-cell table:formula="of:=[.$L$2]*[.G3520]^3+[.$L$3]*[.G3520]^2+[.$K$4]*[.G3520]+[.$K$5]" office:value-type="float" office:value="158.65439218162" calcext:value-type="float">
            <text:p>158,654392181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9" calcext:value-type="float">
            <text:p>3519</text:p>
          </table:table-cell>
          <table:table-cell table:formula="of:=[.$L$2]*[.G3521]^3+[.$L$3]*[.G3521]^2+[.$K$4]*[.G3521]+[.$K$5]" office:value-type="float" office:value="158.73647333877" calcext:value-type="float">
            <text:p>158,73647333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0" calcext:value-type="float">
            <text:p>3520</text:p>
          </table:table-cell>
          <table:table-cell table:formula="of:=[.$L$2]*[.G3522]^3+[.$L$3]*[.G3522]^2+[.$K$4]*[.G3522]+[.$K$5]" office:value-type="float" office:value="158.818612806348" calcext:value-type="float">
            <text:p>158,818612806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1" calcext:value-type="float">
            <text:p>3521</text:p>
          </table:table-cell>
          <table:table-cell table:formula="of:=[.$L$2]*[.G3523]^3+[.$L$3]*[.G3523]^2+[.$K$4]*[.G3523]+[.$K$5]" office:value-type="float" office:value="158.900810615926" calcext:value-type="float">
            <text:p>158,900810615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2" calcext:value-type="float">
            <text:p>3522</text:p>
          </table:table-cell>
          <table:table-cell table:formula="of:=[.$L$2]*[.G3524]^3+[.$L$3]*[.G3524]^2+[.$K$4]*[.G3524]+[.$K$5]" office:value-type="float" office:value="158.983066799075" calcext:value-type="float">
            <text:p>158,983066799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3" calcext:value-type="float">
            <text:p>3523</text:p>
          </table:table-cell>
          <table:table-cell table:formula="of:=[.$L$2]*[.G3525]^3+[.$L$3]*[.G3525]^2+[.$K$4]*[.G3525]+[.$K$5]" office:value-type="float" office:value="159.065381387366" calcext:value-type="float">
            <text:p>159,065381387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4" calcext:value-type="float">
            <text:p>3524</text:p>
          </table:table-cell>
          <table:table-cell table:formula="of:=[.$L$2]*[.G3526]^3+[.$L$3]*[.G3526]^2+[.$K$4]*[.G3526]+[.$K$5]" office:value-type="float" office:value="159.147754412372" calcext:value-type="float">
            <text:p>159,147754412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5" calcext:value-type="float">
            <text:p>3525</text:p>
          </table:table-cell>
          <table:table-cell table:formula="of:=[.$L$2]*[.G3527]^3+[.$L$3]*[.G3527]^2+[.$K$4]*[.G3527]+[.$K$5]" office:value-type="float" office:value="159.230185905663" calcext:value-type="float">
            <text:p>159,2301859056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6" calcext:value-type="float">
            <text:p>3526</text:p>
          </table:table-cell>
          <table:table-cell table:formula="of:=[.$L$2]*[.G3528]^3+[.$L$3]*[.G3528]^2+[.$K$4]*[.G3528]+[.$K$5]" office:value-type="float" office:value="159.312675898812" calcext:value-type="float">
            <text:p>159,3126758988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7" calcext:value-type="float">
            <text:p>3527</text:p>
          </table:table-cell>
          <table:table-cell table:formula="of:=[.$L$2]*[.G3529]^3+[.$L$3]*[.G3529]^2+[.$K$4]*[.G3529]+[.$K$5]" office:value-type="float" office:value="159.39522442339" calcext:value-type="float">
            <text:p>159,39522442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8" calcext:value-type="float">
            <text:p>3528</text:p>
          </table:table-cell>
          <table:table-cell table:formula="of:=[.$L$2]*[.G3530]^3+[.$L$3]*[.G3530]^2+[.$K$4]*[.G3530]+[.$K$5]" office:value-type="float" office:value="159.477831510969" calcext:value-type="float">
            <text:p>159,477831510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9" calcext:value-type="float">
            <text:p>3529</text:p>
          </table:table-cell>
          <table:table-cell table:formula="of:=[.$L$2]*[.G3531]^3+[.$L$3]*[.G3531]^2+[.$K$4]*[.G3531]+[.$K$5]" office:value-type="float" office:value="159.560497193119" calcext:value-type="float">
            <text:p>159,5604971931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0" calcext:value-type="float">
            <text:p>3530</text:p>
          </table:table-cell>
          <table:table-cell table:formula="of:=[.$L$2]*[.G3532]^3+[.$L$3]*[.G3532]^2+[.$K$4]*[.G3532]+[.$K$5]" office:value-type="float" office:value="159.643221501413" calcext:value-type="float">
            <text:p>159,6432215014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1" calcext:value-type="float">
            <text:p>3531</text:p>
          </table:table-cell>
          <table:table-cell table:formula="of:=[.$L$2]*[.G3533]^3+[.$L$3]*[.G3533]^2+[.$K$4]*[.G3533]+[.$K$5]" office:value-type="float" office:value="159.726004467423" calcext:value-type="float">
            <text:p>159,726004467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2" calcext:value-type="float">
            <text:p>3532</text:p>
          </table:table-cell>
          <table:table-cell table:formula="of:=[.$L$2]*[.G3534]^3+[.$L$3]*[.G3534]^2+[.$K$4]*[.G3534]+[.$K$5]" office:value-type="float" office:value="159.808846122719" calcext:value-type="float">
            <text:p>159,8088461227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3" calcext:value-type="float">
            <text:p>3533</text:p>
          </table:table-cell>
          <table:table-cell table:formula="of:=[.$L$2]*[.G3535]^3+[.$L$3]*[.G3535]^2+[.$K$4]*[.G3535]+[.$K$5]" office:value-type="float" office:value="159.891746498873" calcext:value-type="float">
            <text:p>159,891746498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4" calcext:value-type="float">
            <text:p>3534</text:p>
          </table:table-cell>
          <table:table-cell table:formula="of:=[.$L$2]*[.G3536]^3+[.$L$3]*[.G3536]^2+[.$K$4]*[.G3536]+[.$K$5]" office:value-type="float" office:value="159.974705627458" calcext:value-type="float">
            <text:p>159,974705627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5" calcext:value-type="float">
            <text:p>3535</text:p>
          </table:table-cell>
          <table:table-cell table:formula="of:=[.$L$2]*[.G3537]^3+[.$L$3]*[.G3537]^2+[.$K$4]*[.G3537]+[.$K$5]" office:value-type="float" office:value="160.057723540043" calcext:value-type="float">
            <text:p>160,0577235400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6" calcext:value-type="float">
            <text:p>3536</text:p>
          </table:table-cell>
          <table:table-cell table:formula="of:=[.$L$2]*[.G3538]^3+[.$L$3]*[.G3538]^2+[.$K$4]*[.G3538]+[.$K$5]" office:value-type="float" office:value="160.140800268202" calcext:value-type="float">
            <text:p>160,140800268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7" calcext:value-type="float">
            <text:p>3537</text:p>
          </table:table-cell>
          <table:table-cell table:formula="of:=[.$L$2]*[.G3539]^3+[.$L$3]*[.G3539]^2+[.$K$4]*[.G3539]+[.$K$5]" office:value-type="float" office:value="160.223935843506" calcext:value-type="float">
            <text:p>160,223935843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8" calcext:value-type="float">
            <text:p>3538</text:p>
          </table:table-cell>
          <table:table-cell table:formula="of:=[.$L$2]*[.G3540]^3+[.$L$3]*[.G3540]^2+[.$K$4]*[.G3540]+[.$K$5]" office:value-type="float" office:value="160.307130297525" calcext:value-type="float">
            <text:p>160,307130297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9" calcext:value-type="float">
            <text:p>3539</text:p>
          </table:table-cell>
          <table:table-cell table:formula="of:=[.$L$2]*[.G3541]^3+[.$L$3]*[.G3541]^2+[.$K$4]*[.G3541]+[.$K$5]" office:value-type="float" office:value="160.390383661832" calcext:value-type="float">
            <text:p>160,390383661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0" calcext:value-type="float">
            <text:p>3540</text:p>
          </table:table-cell>
          <table:table-cell table:formula="of:=[.$L$2]*[.G3542]^3+[.$L$3]*[.G3542]^2+[.$K$4]*[.G3542]+[.$K$5]" office:value-type="float" office:value="160.473695967999" calcext:value-type="float">
            <text:p>160,473695967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1" calcext:value-type="float">
            <text:p>3541</text:p>
          </table:table-cell>
          <table:table-cell table:formula="of:=[.$L$2]*[.G3543]^3+[.$L$3]*[.G3543]^2+[.$K$4]*[.G3543]+[.$K$5]" office:value-type="float" office:value="160.557067247596" calcext:value-type="float">
            <text:p>160,5570672475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2" calcext:value-type="float">
            <text:p>3542</text:p>
          </table:table-cell>
          <table:table-cell table:formula="of:=[.$L$2]*[.G3544]^3+[.$L$3]*[.G3544]^2+[.$K$4]*[.G3544]+[.$K$5]" office:value-type="float" office:value="160.640497532196" calcext:value-type="float">
            <text:p>160,640497532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3" calcext:value-type="float">
            <text:p>3543</text:p>
          </table:table-cell>
          <table:table-cell table:formula="of:=[.$L$2]*[.G3545]^3+[.$L$3]*[.G3545]^2+[.$K$4]*[.G3545]+[.$K$5]" office:value-type="float" office:value="160.72398685337" calcext:value-type="float">
            <text:p>160,72398685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4" calcext:value-type="float">
            <text:p>3544</text:p>
          </table:table-cell>
          <table:table-cell table:formula="of:=[.$L$2]*[.G3546]^3+[.$L$3]*[.G3546]^2+[.$K$4]*[.G3546]+[.$K$5]" office:value-type="float" office:value="160.807535242689" calcext:value-type="float">
            <text:p>160,8075352426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5" calcext:value-type="float">
            <text:p>3545</text:p>
          </table:table-cell>
          <table:table-cell table:formula="of:=[.$L$2]*[.G3547]^3+[.$L$3]*[.G3547]^2+[.$K$4]*[.G3547]+[.$K$5]" office:value-type="float" office:value="160.891142731725" calcext:value-type="float">
            <text:p>160,891142731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6" calcext:value-type="float">
            <text:p>3546</text:p>
          </table:table-cell>
          <table:table-cell table:formula="of:=[.$L$2]*[.G3548]^3+[.$L$3]*[.G3548]^2+[.$K$4]*[.G3548]+[.$K$5]" office:value-type="float" office:value="160.97480935205" calcext:value-type="float">
            <text:p>160,97480935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7" calcext:value-type="float">
            <text:p>3547</text:p>
          </table:table-cell>
          <table:table-cell table:formula="of:=[.$L$2]*[.G3549]^3+[.$L$3]*[.G3549]^2+[.$K$4]*[.G3549]+[.$K$5]" office:value-type="float" office:value="161.058535135235" calcext:value-type="float">
            <text:p>161,0585351352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8" calcext:value-type="float">
            <text:p>3548</text:p>
          </table:table-cell>
          <table:table-cell table:formula="of:=[.$L$2]*[.G3550]^3+[.$L$3]*[.G3550]^2+[.$K$4]*[.G3550]+[.$K$5]" office:value-type="float" office:value="161.142320112852" calcext:value-type="float">
            <text:p>161,1423201128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9" calcext:value-type="float">
            <text:p>3549</text:p>
          </table:table-cell>
          <table:table-cell table:formula="of:=[.$L$2]*[.G3551]^3+[.$L$3]*[.G3551]^2+[.$K$4]*[.G3551]+[.$K$5]" office:value-type="float" office:value="161.226164316473" calcext:value-type="float">
            <text:p>161,226164316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0" calcext:value-type="float">
            <text:p>3550</text:p>
          </table:table-cell>
          <table:table-cell table:formula="of:=[.$L$2]*[.G3552]^3+[.$L$3]*[.G3552]^2+[.$K$4]*[.G3552]+[.$K$5]" office:value-type="float" office:value="161.310067777668" calcext:value-type="float">
            <text:p>161,310067777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1" calcext:value-type="float">
            <text:p>3551</text:p>
          </table:table-cell>
          <table:table-cell table:formula="of:=[.$L$2]*[.G3553]^3+[.$L$3]*[.G3553]^2+[.$K$4]*[.G3553]+[.$K$5]" office:value-type="float" office:value="161.394030528009" calcext:value-type="float">
            <text:p>161,394030528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2" calcext:value-type="float">
            <text:p>3552</text:p>
          </table:table-cell>
          <table:table-cell table:formula="of:=[.$L$2]*[.G3554]^3+[.$L$3]*[.G3554]^2+[.$K$4]*[.G3554]+[.$K$5]" office:value-type="float" office:value="161.478052599069" calcext:value-type="float">
            <text:p>161,478052599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3" calcext:value-type="float">
            <text:p>3553</text:p>
          </table:table-cell>
          <table:table-cell table:formula="of:=[.$L$2]*[.G3555]^3+[.$L$3]*[.G3555]^2+[.$K$4]*[.G3555]+[.$K$5]" office:value-type="float" office:value="161.562134022418" calcext:value-type="float">
            <text:p>161,562134022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4" calcext:value-type="float">
            <text:p>3554</text:p>
          </table:table-cell>
          <table:table-cell table:formula="of:=[.$L$2]*[.G3556]^3+[.$L$3]*[.G3556]^2+[.$K$4]*[.G3556]+[.$K$5]" office:value-type="float" office:value="161.646274829629" calcext:value-type="float">
            <text:p>161,646274829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5" calcext:value-type="float">
            <text:p>3555</text:p>
          </table:table-cell>
          <table:table-cell table:formula="of:=[.$L$2]*[.G3557]^3+[.$L$3]*[.G3557]^2+[.$K$4]*[.G3557]+[.$K$5]" office:value-type="float" office:value="161.730475052272" calcext:value-type="float">
            <text:p>161,730475052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6" calcext:value-type="float">
            <text:p>3556</text:p>
          </table:table-cell>
          <table:table-cell table:formula="of:=[.$L$2]*[.G3558]^3+[.$L$3]*[.G3558]^2+[.$K$4]*[.G3558]+[.$K$5]" office:value-type="float" office:value="161.814734721919" calcext:value-type="float">
            <text:p>161,8147347219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7" calcext:value-type="float">
            <text:p>3557</text:p>
          </table:table-cell>
          <table:table-cell table:formula="of:=[.$L$2]*[.G3559]^3+[.$L$3]*[.G3559]^2+[.$K$4]*[.G3559]+[.$K$5]" office:value-type="float" office:value="161.899053870142" calcext:value-type="float">
            <text:p>161,899053870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8" calcext:value-type="float">
            <text:p>3558</text:p>
          </table:table-cell>
          <table:table-cell table:formula="of:=[.$L$2]*[.G3560]^3+[.$L$3]*[.G3560]^2+[.$K$4]*[.G3560]+[.$K$5]" office:value-type="float" office:value="161.983432528513" calcext:value-type="float">
            <text:p>161,983432528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9" calcext:value-type="float">
            <text:p>3559</text:p>
          </table:table-cell>
          <table:table-cell table:formula="of:=[.$L$2]*[.G3561]^3+[.$L$3]*[.G3561]^2+[.$K$4]*[.G3561]+[.$K$5]" office:value-type="float" office:value="162.067870728603" calcext:value-type="float">
            <text:p>162,067870728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0" calcext:value-type="float">
            <text:p>3560</text:p>
          </table:table-cell>
          <table:table-cell table:formula="of:=[.$L$2]*[.G3562]^3+[.$L$3]*[.G3562]^2+[.$K$4]*[.G3562]+[.$K$5]" office:value-type="float" office:value="162.152368501983" calcext:value-type="float">
            <text:p>162,1523685019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1" calcext:value-type="float">
            <text:p>3561</text:p>
          </table:table-cell>
          <table:table-cell table:formula="of:=[.$L$2]*[.G3563]^3+[.$L$3]*[.G3563]^2+[.$K$4]*[.G3563]+[.$K$5]" office:value-type="float" office:value="162.236925880225" calcext:value-type="float">
            <text:p>162,236925880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2" calcext:value-type="float">
            <text:p>3562</text:p>
          </table:table-cell>
          <table:table-cell table:formula="of:=[.$L$2]*[.G3564]^3+[.$L$3]*[.G3564]^2+[.$K$4]*[.G3564]+[.$K$5]" office:value-type="float" office:value="162.321542894901" calcext:value-type="float">
            <text:p>162,321542894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3" calcext:value-type="float">
            <text:p>3563</text:p>
          </table:table-cell>
          <table:table-cell table:formula="of:=[.$L$2]*[.G3565]^3+[.$L$3]*[.G3565]^2+[.$K$4]*[.G3565]+[.$K$5]" office:value-type="float" office:value="162.406219577582" calcext:value-type="float">
            <text:p>162,406219577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4" calcext:value-type="float">
            <text:p>3564</text:p>
          </table:table-cell>
          <table:table-cell table:formula="of:=[.$L$2]*[.G3566]^3+[.$L$3]*[.G3566]^2+[.$K$4]*[.G3566]+[.$K$5]" office:value-type="float" office:value="162.49095595984" calcext:value-type="float">
            <text:p>162,49095595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5" calcext:value-type="float">
            <text:p>3565</text:p>
          </table:table-cell>
          <table:table-cell table:formula="of:=[.$L$2]*[.G3567]^3+[.$L$3]*[.G3567]^2+[.$K$4]*[.G3567]+[.$K$5]" office:value-type="float" office:value="162.575752073246" calcext:value-type="float">
            <text:p>162,575752073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6" calcext:value-type="float">
            <text:p>3566</text:p>
          </table:table-cell>
          <table:table-cell table:formula="of:=[.$L$2]*[.G3568]^3+[.$L$3]*[.G3568]^2+[.$K$4]*[.G3568]+[.$K$5]" office:value-type="float" office:value="162.660607949372" calcext:value-type="float">
            <text:p>162,660607949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7" calcext:value-type="float">
            <text:p>3567</text:p>
          </table:table-cell>
          <table:table-cell table:formula="of:=[.$L$2]*[.G3569]^3+[.$L$3]*[.G3569]^2+[.$K$4]*[.G3569]+[.$K$5]" office:value-type="float" office:value="162.745523619789" calcext:value-type="float">
            <text:p>162,745523619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8" calcext:value-type="float">
            <text:p>3568</text:p>
          </table:table-cell>
          <table:table-cell table:formula="of:=[.$L$2]*[.G3570]^3+[.$L$3]*[.G3570]^2+[.$K$4]*[.G3570]+[.$K$5]" office:value-type="float" office:value="162.83049911607" calcext:value-type="float">
            <text:p>162,83049911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9" calcext:value-type="float">
            <text:p>3569</text:p>
          </table:table-cell>
          <table:table-cell table:formula="of:=[.$L$2]*[.G3571]^3+[.$L$3]*[.G3571]^2+[.$K$4]*[.G3571]+[.$K$5]" office:value-type="float" office:value="162.915534469785" calcext:value-type="float">
            <text:p>162,915534469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0" calcext:value-type="float">
            <text:p>3570</text:p>
          </table:table-cell>
          <table:table-cell table:formula="of:=[.$L$2]*[.G3572]^3+[.$L$3]*[.G3572]^2+[.$K$4]*[.G3572]+[.$K$5]" office:value-type="float" office:value="163.000629712507" calcext:value-type="float">
            <text:p>163,000629712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1" calcext:value-type="float">
            <text:p>3571</text:p>
          </table:table-cell>
          <table:table-cell table:formula="of:=[.$L$2]*[.G3573]^3+[.$L$3]*[.G3573]^2+[.$K$4]*[.G3573]+[.$K$5]" office:value-type="float" office:value="163.085784875806" calcext:value-type="float">
            <text:p>163,085784875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2" calcext:value-type="float">
            <text:p>3572</text:p>
          </table:table-cell>
          <table:table-cell table:formula="of:=[.$L$2]*[.G3574]^3+[.$L$3]*[.G3574]^2+[.$K$4]*[.G3574]+[.$K$5]" office:value-type="float" office:value="163.170999991254" calcext:value-type="float">
            <text:p>163,170999991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3" calcext:value-type="float">
            <text:p>3573</text:p>
          </table:table-cell>
          <table:table-cell table:formula="of:=[.$L$2]*[.G3575]^3+[.$L$3]*[.G3575]^2+[.$K$4]*[.G3575]+[.$K$5]" office:value-type="float" office:value="163.256275090423" calcext:value-type="float">
            <text:p>163,256275090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4" calcext:value-type="float">
            <text:p>3574</text:p>
          </table:table-cell>
          <table:table-cell table:formula="of:=[.$L$2]*[.G3576]^3+[.$L$3]*[.G3576]^2+[.$K$4]*[.G3576]+[.$K$5]" office:value-type="float" office:value="163.341610204885" calcext:value-type="float">
            <text:p>163,341610204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5" calcext:value-type="float">
            <text:p>3575</text:p>
          </table:table-cell>
          <table:table-cell table:formula="of:=[.$L$2]*[.G3577]^3+[.$L$3]*[.G3577]^2+[.$K$4]*[.G3577]+[.$K$5]" office:value-type="float" office:value="163.42700536621" calcext:value-type="float">
            <text:p>163,427005366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6" calcext:value-type="float">
            <text:p>3576</text:p>
          </table:table-cell>
          <table:table-cell table:formula="of:=[.$L$2]*[.G3578]^3+[.$L$3]*[.G3578]^2+[.$K$4]*[.G3578]+[.$K$5]" office:value-type="float" office:value="163.512460605972" calcext:value-type="float">
            <text:p>163,512460605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7" calcext:value-type="float">
            <text:p>3577</text:p>
          </table:table-cell>
          <table:table-cell table:formula="of:=[.$L$2]*[.G3579]^3+[.$L$3]*[.G3579]^2+[.$K$4]*[.G3579]+[.$K$5]" office:value-type="float" office:value="163.59797595574" calcext:value-type="float">
            <text:p>163,59797595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8" calcext:value-type="float">
            <text:p>3578</text:p>
          </table:table-cell>
          <table:table-cell table:formula="of:=[.$L$2]*[.G3580]^3+[.$L$3]*[.G3580]^2+[.$K$4]*[.G3580]+[.$K$5]" office:value-type="float" office:value="163.683551447087" calcext:value-type="float">
            <text:p>163,683551447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9" calcext:value-type="float">
            <text:p>3579</text:p>
          </table:table-cell>
          <table:table-cell table:formula="of:=[.$L$2]*[.G3581]^3+[.$L$3]*[.G3581]^2+[.$K$4]*[.G3581]+[.$K$5]" office:value-type="float" office:value="163.769187111584" calcext:value-type="float">
            <text:p>163,769187111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0" calcext:value-type="float">
            <text:p>3580</text:p>
          </table:table-cell>
          <table:table-cell table:formula="of:=[.$L$2]*[.G3582]^3+[.$L$3]*[.G3582]^2+[.$K$4]*[.G3582]+[.$K$5]" office:value-type="float" office:value="163.854882980803" calcext:value-type="float">
            <text:p>163,8548829808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1" calcext:value-type="float">
            <text:p>3581</text:p>
          </table:table-cell>
          <table:table-cell table:formula="of:=[.$L$2]*[.G3583]^3+[.$L$3]*[.G3583]^2+[.$K$4]*[.G3583]+[.$K$5]" office:value-type="float" office:value="163.940639086315" calcext:value-type="float">
            <text:p>163,940639086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2" calcext:value-type="float">
            <text:p>3582</text:p>
          </table:table-cell>
          <table:table-cell table:formula="of:=[.$L$2]*[.G3584]^3+[.$L$3]*[.G3584]^2+[.$K$4]*[.G3584]+[.$K$5]" office:value-type="float" office:value="164.026455459692" calcext:value-type="float">
            <text:p>164,026455459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3" calcext:value-type="float">
            <text:p>3583</text:p>
          </table:table-cell>
          <table:table-cell table:formula="of:=[.$L$2]*[.G3585]^3+[.$L$3]*[.G3585]^2+[.$K$4]*[.G3585]+[.$K$5]" office:value-type="float" office:value="164.112332132506" calcext:value-type="float">
            <text:p>164,112332132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4" calcext:value-type="float">
            <text:p>3584</text:p>
          </table:table-cell>
          <table:table-cell table:formula="of:=[.$L$2]*[.G3586]^3+[.$L$3]*[.G3586]^2+[.$K$4]*[.G3586]+[.$K$5]" office:value-type="float" office:value="164.198269136327" calcext:value-type="float">
            <text:p>164,198269136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5" calcext:value-type="float">
            <text:p>3585</text:p>
          </table:table-cell>
          <table:table-cell table:formula="of:=[.$L$2]*[.G3587]^3+[.$L$3]*[.G3587]^2+[.$K$4]*[.G3587]+[.$K$5]" office:value-type="float" office:value="164.284266502729" calcext:value-type="float">
            <text:p>164,2842665027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6" calcext:value-type="float">
            <text:p>3586</text:p>
          </table:table-cell>
          <table:table-cell table:formula="of:=[.$L$2]*[.G3588]^3+[.$L$3]*[.G3588]^2+[.$K$4]*[.G3588]+[.$K$5]" office:value-type="float" office:value="164.370324263281" calcext:value-type="float">
            <text:p>164,370324263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7" calcext:value-type="float">
            <text:p>3587</text:p>
          </table:table-cell>
          <table:table-cell table:formula="of:=[.$L$2]*[.G3589]^3+[.$L$3]*[.G3589]^2+[.$K$4]*[.G3589]+[.$K$5]" office:value-type="float" office:value="164.456442449556" calcext:value-type="float">
            <text:p>164,456442449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8" calcext:value-type="float">
            <text:p>3588</text:p>
          </table:table-cell>
          <table:table-cell table:formula="of:=[.$L$2]*[.G3590]^3+[.$L$3]*[.G3590]^2+[.$K$4]*[.G3590]+[.$K$5]" office:value-type="float" office:value="164.542621093126" calcext:value-type="float">
            <text:p>164,5426210931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9" calcext:value-type="float">
            <text:p>3589</text:p>
          </table:table-cell>
          <table:table-cell table:formula="of:=[.$L$2]*[.G3591]^3+[.$L$3]*[.G3591]^2+[.$K$4]*[.G3591]+[.$K$5]" office:value-type="float" office:value="164.628860225561" calcext:value-type="float">
            <text:p>164,628860225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0" calcext:value-type="float">
            <text:p>3590</text:p>
          </table:table-cell>
          <table:table-cell table:formula="of:=[.$L$2]*[.G3592]^3+[.$L$3]*[.G3592]^2+[.$K$4]*[.G3592]+[.$K$5]" office:value-type="float" office:value="164.715159878434" calcext:value-type="float">
            <text:p>164,715159878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1" calcext:value-type="float">
            <text:p>3591</text:p>
          </table:table-cell>
          <table:table-cell table:formula="of:=[.$L$2]*[.G3593]^3+[.$L$3]*[.G3593]^2+[.$K$4]*[.G3593]+[.$K$5]" office:value-type="float" office:value="164.801520083315" calcext:value-type="float">
            <text:p>164,801520083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2" calcext:value-type="float">
            <text:p>3592</text:p>
          </table:table-cell>
          <table:table-cell table:formula="of:=[.$L$2]*[.G3594]^3+[.$L$3]*[.G3594]^2+[.$K$4]*[.G3594]+[.$K$5]" office:value-type="float" office:value="164.887940871777" calcext:value-type="float">
            <text:p>164,887940871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3" calcext:value-type="float">
            <text:p>3593</text:p>
          </table:table-cell>
          <table:table-cell table:formula="of:=[.$L$2]*[.G3595]^3+[.$L$3]*[.G3595]^2+[.$K$4]*[.G3595]+[.$K$5]" office:value-type="float" office:value="164.974422275392" calcext:value-type="float">
            <text:p>164,974422275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4" calcext:value-type="float">
            <text:p>3594</text:p>
          </table:table-cell>
          <table:table-cell table:formula="of:=[.$L$2]*[.G3596]^3+[.$L$3]*[.G3596]^2+[.$K$4]*[.G3596]+[.$K$5]" office:value-type="float" office:value="165.06096432573" calcext:value-type="float">
            <text:p>165,06096432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5" calcext:value-type="float">
            <text:p>3595</text:p>
          </table:table-cell>
          <table:table-cell table:formula="of:=[.$L$2]*[.G3597]^3+[.$L$3]*[.G3597]^2+[.$K$4]*[.G3597]+[.$K$5]" office:value-type="float" office:value="165.147567054363" calcext:value-type="float">
            <text:p>165,147567054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6" calcext:value-type="float">
            <text:p>3596</text:p>
          </table:table-cell>
          <table:table-cell table:formula="of:=[.$L$2]*[.G3598]^3+[.$L$3]*[.G3598]^2+[.$K$4]*[.G3598]+[.$K$5]" office:value-type="float" office:value="165.234230492863" calcext:value-type="float">
            <text:p>165,2342304928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7" calcext:value-type="float">
            <text:p>3597</text:p>
          </table:table-cell>
          <table:table-cell table:formula="of:=[.$L$2]*[.G3599]^3+[.$L$3]*[.G3599]^2+[.$K$4]*[.G3599]+[.$K$5]" office:value-type="float" office:value="165.320954672801" calcext:value-type="float">
            <text:p>165,320954672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8" calcext:value-type="float">
            <text:p>3598</text:p>
          </table:table-cell>
          <table:table-cell table:formula="of:=[.$L$2]*[.G3600]^3+[.$L$3]*[.G3600]^2+[.$K$4]*[.G3600]+[.$K$5]" office:value-type="float" office:value="165.40773962575" calcext:value-type="float">
            <text:p>165,40773962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9" calcext:value-type="float">
            <text:p>3599</text:p>
          </table:table-cell>
          <table:table-cell table:formula="of:=[.$L$2]*[.G3601]^3+[.$L$3]*[.G3601]^2+[.$K$4]*[.G3601]+[.$K$5]" office:value-type="float" office:value="165.49458538328" calcext:value-type="float">
            <text:p>165,49458538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0" calcext:value-type="float">
            <text:p>3600</text:p>
          </table:table-cell>
          <table:table-cell table:formula="of:=[.$L$2]*[.G3602]^3+[.$L$3]*[.G3602]^2+[.$K$4]*[.G3602]+[.$K$5]" office:value-type="float" office:value="165.581491976962" calcext:value-type="float">
            <text:p>165,58149197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1" calcext:value-type="float">
            <text:p>3601</text:p>
          </table:table-cell>
          <table:table-cell table:formula="of:=[.$L$2]*[.G3603]^3+[.$L$3]*[.G3603]^2+[.$K$4]*[.G3603]+[.$K$5]" office:value-type="float" office:value="165.66845943837" calcext:value-type="float">
            <text:p>165,66845943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2" calcext:value-type="float">
            <text:p>3602</text:p>
          </table:table-cell>
          <table:table-cell table:formula="of:=[.$L$2]*[.G3604]^3+[.$L$3]*[.G3604]^2+[.$K$4]*[.G3604]+[.$K$5]" office:value-type="float" office:value="165.755487799073" calcext:value-type="float">
            <text:p>165,755487799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3" calcext:value-type="float">
            <text:p>3603</text:p>
          </table:table-cell>
          <table:table-cell table:formula="of:=[.$L$2]*[.G3605]^3+[.$L$3]*[.G3605]^2+[.$K$4]*[.G3605]+[.$K$5]" office:value-type="float" office:value="165.842577090645" calcext:value-type="float">
            <text:p>165,842577090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4" calcext:value-type="float">
            <text:p>3604</text:p>
          </table:table-cell>
          <table:table-cell table:formula="of:=[.$L$2]*[.G3606]^3+[.$L$3]*[.G3606]^2+[.$K$4]*[.G3606]+[.$K$5]" office:value-type="float" office:value="165.929727344655" calcext:value-type="float">
            <text:p>165,9297273446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5" calcext:value-type="float">
            <text:p>3605</text:p>
          </table:table-cell>
          <table:table-cell table:formula="of:=[.$L$2]*[.G3607]^3+[.$L$3]*[.G3607]^2+[.$K$4]*[.G3607]+[.$K$5]" office:value-type="float" office:value="166.016938592677" calcext:value-type="float">
            <text:p>166,016938592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6" calcext:value-type="float">
            <text:p>3606</text:p>
          </table:table-cell>
          <table:table-cell table:formula="of:=[.$L$2]*[.G3608]^3+[.$L$3]*[.G3608]^2+[.$K$4]*[.G3608]+[.$K$5]" office:value-type="float" office:value="166.104210866281" calcext:value-type="float">
            <text:p>166,104210866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7" calcext:value-type="float">
            <text:p>3607</text:p>
          </table:table-cell>
          <table:table-cell table:formula="of:=[.$L$2]*[.G3609]^3+[.$L$3]*[.G3609]^2+[.$K$4]*[.G3609]+[.$K$5]" office:value-type="float" office:value="166.191544197039" calcext:value-type="float">
            <text:p>166,1915441970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8" calcext:value-type="float">
            <text:p>3608</text:p>
          </table:table-cell>
          <table:table-cell table:formula="of:=[.$L$2]*[.G3610]^3+[.$L$3]*[.G3610]^2+[.$K$4]*[.G3610]+[.$K$5]" office:value-type="float" office:value="166.278938616522" calcext:value-type="float">
            <text:p>166,278938616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9" calcext:value-type="float">
            <text:p>3609</text:p>
          </table:table-cell>
          <table:table-cell table:formula="of:=[.$L$2]*[.G3611]^3+[.$L$3]*[.G3611]^2+[.$K$4]*[.G3611]+[.$K$5]" office:value-type="float" office:value="166.366394156303" calcext:value-type="float">
            <text:p>166,366394156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0" calcext:value-type="float">
            <text:p>3610</text:p>
          </table:table-cell>
          <table:table-cell table:formula="of:=[.$L$2]*[.G3612]^3+[.$L$3]*[.G3612]^2+[.$K$4]*[.G3612]+[.$K$5]" office:value-type="float" office:value="166.453910847952" calcext:value-type="float">
            <text:p>166,453910847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1" calcext:value-type="float">
            <text:p>3611</text:p>
          </table:table-cell>
          <table:table-cell table:formula="of:=[.$L$2]*[.G3613]^3+[.$L$3]*[.G3613]^2+[.$K$4]*[.G3613]+[.$K$5]" office:value-type="float" office:value="166.541488723041" calcext:value-type="float">
            <text:p>166,5414887230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2" calcext:value-type="float">
            <text:p>3612</text:p>
          </table:table-cell>
          <table:table-cell table:formula="of:=[.$L$2]*[.G3614]^3+[.$L$3]*[.G3614]^2+[.$K$4]*[.G3614]+[.$K$5]" office:value-type="float" office:value="166.629127813143" calcext:value-type="float">
            <text:p>166,629127813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3" calcext:value-type="float">
            <text:p>3613</text:p>
          </table:table-cell>
          <table:table-cell table:formula="of:=[.$L$2]*[.G3615]^3+[.$L$3]*[.G3615]^2+[.$K$4]*[.G3615]+[.$K$5]" office:value-type="float" office:value="166.716828149827" calcext:value-type="float">
            <text:p>166,716828149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4" calcext:value-type="float">
            <text:p>3614</text:p>
          </table:table-cell>
          <table:table-cell table:formula="of:=[.$L$2]*[.G3616]^3+[.$L$3]*[.G3616]^2+[.$K$4]*[.G3616]+[.$K$5]" office:value-type="float" office:value="166.804589764667" calcext:value-type="float">
            <text:p>166,8045897646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5" calcext:value-type="float">
            <text:p>3615</text:p>
          </table:table-cell>
          <table:table-cell table:formula="of:=[.$L$2]*[.G3617]^3+[.$L$3]*[.G3617]^2+[.$K$4]*[.G3617]+[.$K$5]" office:value-type="float" office:value="166.892412689233" calcext:value-type="float">
            <text:p>166,892412689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6" calcext:value-type="float">
            <text:p>3616</text:p>
          </table:table-cell>
          <table:table-cell table:formula="of:=[.$L$2]*[.G3618]^3+[.$L$3]*[.G3618]^2+[.$K$4]*[.G3618]+[.$K$5]" office:value-type="float" office:value="166.980296955097" calcext:value-type="float">
            <text:p>166,980296955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7" calcext:value-type="float">
            <text:p>3617</text:p>
          </table:table-cell>
          <table:table-cell table:formula="of:=[.$L$2]*[.G3619]^3+[.$L$3]*[.G3619]^2+[.$K$4]*[.G3619]+[.$K$5]" office:value-type="float" office:value="167.068242593831" calcext:value-type="float">
            <text:p>167,068242593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8" calcext:value-type="float">
            <text:p>3618</text:p>
          </table:table-cell>
          <table:table-cell table:formula="of:=[.$L$2]*[.G3620]^3+[.$L$3]*[.G3620]^2+[.$K$4]*[.G3620]+[.$K$5]" office:value-type="float" office:value="167.156249637005" calcext:value-type="float">
            <text:p>167,156249637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9" calcext:value-type="float">
            <text:p>3619</text:p>
          </table:table-cell>
          <table:table-cell table:formula="of:=[.$L$2]*[.G3621]^3+[.$L$3]*[.G3621]^2+[.$K$4]*[.G3621]+[.$K$5]" office:value-type="float" office:value="167.244318116193" calcext:value-type="float">
            <text:p>167,244318116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0" calcext:value-type="float">
            <text:p>3620</text:p>
          </table:table-cell>
          <table:table-cell table:formula="of:=[.$L$2]*[.G3622]^3+[.$L$3]*[.G3622]^2+[.$K$4]*[.G3622]+[.$K$5]" office:value-type="float" office:value="167.332448062965" calcext:value-type="float">
            <text:p>167,332448062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1" calcext:value-type="float">
            <text:p>3621</text:p>
          </table:table-cell>
          <table:table-cell table:formula="of:=[.$L$2]*[.G3623]^3+[.$L$3]*[.G3623]^2+[.$K$4]*[.G3623]+[.$K$5]" office:value-type="float" office:value="167.420639508893" calcext:value-type="float">
            <text:p>167,4206395088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2" calcext:value-type="float">
            <text:p>3622</text:p>
          </table:table-cell>
          <table:table-cell table:formula="of:=[.$L$2]*[.G3624]^3+[.$L$3]*[.G3624]^2+[.$K$4]*[.G3624]+[.$K$5]" office:value-type="float" office:value="167.508892485548" calcext:value-type="float">
            <text:p>167,508892485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3" calcext:value-type="float">
            <text:p>3623</text:p>
          </table:table-cell>
          <table:table-cell table:formula="of:=[.$L$2]*[.G3625]^3+[.$L$3]*[.G3625]^2+[.$K$4]*[.G3625]+[.$K$5]" office:value-type="float" office:value="167.597207024502" calcext:value-type="float">
            <text:p>167,5972070245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4" calcext:value-type="float">
            <text:p>3624</text:p>
          </table:table-cell>
          <table:table-cell table:formula="of:=[.$L$2]*[.G3626]^3+[.$L$3]*[.G3626]^2+[.$K$4]*[.G3626]+[.$K$5]" office:value-type="float" office:value="167.685583157327" calcext:value-type="float">
            <text:p>167,685583157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[.$L$2]*[.G3627]^3+[.$L$3]*[.G3627]^2+[.$K$4]*[.G3627]+[.$K$5]" office:value-type="float" office:value="167.774020915594" calcext:value-type="float">
            <text:p>167,7740209155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6" calcext:value-type="float">
            <text:p>3626</text:p>
          </table:table-cell>
          <table:table-cell table:formula="of:=[.$L$2]*[.G3628]^3+[.$L$3]*[.G3628]^2+[.$K$4]*[.G3628]+[.$K$5]" office:value-type="float" office:value="167.862520330874" calcext:value-type="float">
            <text:p>167,862520330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7" calcext:value-type="float">
            <text:p>3627</text:p>
          </table:table-cell>
          <table:table-cell table:formula="of:=[.$L$2]*[.G3629]^3+[.$L$3]*[.G3629]^2+[.$K$4]*[.G3629]+[.$K$5]" office:value-type="float" office:value="167.95108143474" calcext:value-type="float">
            <text:p>167,95108143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8" calcext:value-type="float">
            <text:p>3628</text:p>
          </table:table-cell>
          <table:table-cell table:formula="of:=[.$L$2]*[.G3630]^3+[.$L$3]*[.G3630]^2+[.$K$4]*[.G3630]+[.$K$5]" office:value-type="float" office:value="168.039704258763" calcext:value-type="float">
            <text:p>168,039704258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9" calcext:value-type="float">
            <text:p>3629</text:p>
          </table:table-cell>
          <table:table-cell table:formula="of:=[.$L$2]*[.G3631]^3+[.$L$3]*[.G3631]^2+[.$K$4]*[.G3631]+[.$K$5]" office:value-type="float" office:value="168.128388834514" calcext:value-type="float">
            <text:p>168,128388834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0" calcext:value-type="float">
            <text:p>3630</text:p>
          </table:table-cell>
          <table:table-cell table:formula="of:=[.$L$2]*[.G3632]^3+[.$L$3]*[.G3632]^2+[.$K$4]*[.G3632]+[.$K$5]" office:value-type="float" office:value="168.217135193565" calcext:value-type="float">
            <text:p>168,217135193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1" calcext:value-type="float">
            <text:p>3631</text:p>
          </table:table-cell>
          <table:table-cell table:formula="of:=[.$L$2]*[.G3633]^3+[.$L$3]*[.G3633]^2+[.$K$4]*[.G3633]+[.$K$5]" office:value-type="float" office:value="168.305943367487" calcext:value-type="float">
            <text:p>168,305943367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2" calcext:value-type="float">
            <text:p>3632</text:p>
          </table:table-cell>
          <table:table-cell table:formula="of:=[.$L$2]*[.G3634]^3+[.$L$3]*[.G3634]^2+[.$K$4]*[.G3634]+[.$K$5]" office:value-type="float" office:value="168.394813387853" calcext:value-type="float">
            <text:p>168,394813387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3" calcext:value-type="float">
            <text:p>3633</text:p>
          </table:table-cell>
          <table:table-cell table:formula="of:=[.$L$2]*[.G3635]^3+[.$L$3]*[.G3635]^2+[.$K$4]*[.G3635]+[.$K$5]" office:value-type="float" office:value="168.483745286233" calcext:value-type="float">
            <text:p>168,483745286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4" calcext:value-type="float">
            <text:p>3634</text:p>
          </table:table-cell>
          <table:table-cell table:formula="of:=[.$L$2]*[.G3636]^3+[.$L$3]*[.G3636]^2+[.$K$4]*[.G3636]+[.$K$5]" office:value-type="float" office:value="168.572739094199" calcext:value-type="float">
            <text:p>168,572739094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5" calcext:value-type="float">
            <text:p>3635</text:p>
          </table:table-cell>
          <table:table-cell table:formula="of:=[.$L$2]*[.G3637]^3+[.$L$3]*[.G3637]^2+[.$K$4]*[.G3637]+[.$K$5]" office:value-type="float" office:value="168.661794843323" calcext:value-type="float">
            <text:p>168,6617948433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6" calcext:value-type="float">
            <text:p>3636</text:p>
          </table:table-cell>
          <table:table-cell table:formula="of:=[.$L$2]*[.G3638]^3+[.$L$3]*[.G3638]^2+[.$K$4]*[.G3638]+[.$K$5]" office:value-type="float" office:value="168.750912565176" calcext:value-type="float">
            <text:p>168,750912565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7" calcext:value-type="float">
            <text:p>3637</text:p>
          </table:table-cell>
          <table:table-cell table:formula="of:=[.$L$2]*[.G3639]^3+[.$L$3]*[.G3639]^2+[.$K$4]*[.G3639]+[.$K$5]" office:value-type="float" office:value="168.840092291331" calcext:value-type="float">
            <text:p>168,840092291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8" calcext:value-type="float">
            <text:p>3638</text:p>
          </table:table-cell>
          <table:table-cell table:formula="of:=[.$L$2]*[.G3640]^3+[.$L$3]*[.G3640]^2+[.$K$4]*[.G3640]+[.$K$5]" office:value-type="float" office:value="168.929334053357" calcext:value-type="float">
            <text:p>168,929334053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9" calcext:value-type="float">
            <text:p>3639</text:p>
          </table:table-cell>
          <table:table-cell table:formula="of:=[.$L$2]*[.G3641]^3+[.$L$3]*[.G3641]^2+[.$K$4]*[.G3641]+[.$K$5]" office:value-type="float" office:value="169.018637882828" calcext:value-type="float">
            <text:p>169,018637882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0" calcext:value-type="float">
            <text:p>3640</text:p>
          </table:table-cell>
          <table:table-cell table:formula="of:=[.$L$2]*[.G3642]^3+[.$L$3]*[.G3642]^2+[.$K$4]*[.G3642]+[.$K$5]" office:value-type="float" office:value="169.108003811314" calcext:value-type="float">
            <text:p>169,108003811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1" calcext:value-type="float">
            <text:p>3641</text:p>
          </table:table-cell>
          <table:table-cell table:formula="of:=[.$L$2]*[.G3643]^3+[.$L$3]*[.G3643]^2+[.$K$4]*[.G3643]+[.$K$5]" office:value-type="float" office:value="169.197431870387" calcext:value-type="float">
            <text:p>169,197431870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2" calcext:value-type="float">
            <text:p>3642</text:p>
          </table:table-cell>
          <table:table-cell table:formula="of:=[.$L$2]*[.G3644]^3+[.$L$3]*[.G3644]^2+[.$K$4]*[.G3644]+[.$K$5]" office:value-type="float" office:value="169.286922091619" calcext:value-type="float">
            <text:p>169,286922091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3" calcext:value-type="float">
            <text:p>3643</text:p>
          </table:table-cell>
          <table:table-cell table:formula="of:=[.$L$2]*[.G3645]^3+[.$L$3]*[.G3645]^2+[.$K$4]*[.G3645]+[.$K$5]" office:value-type="float" office:value="169.376474506582" calcext:value-type="float">
            <text:p>169,376474506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4" calcext:value-type="float">
            <text:p>3644</text:p>
          </table:table-cell>
          <table:table-cell table:formula="of:=[.$L$2]*[.G3646]^3+[.$L$3]*[.G3646]^2+[.$K$4]*[.G3646]+[.$K$5]" office:value-type="float" office:value="169.466089146846" calcext:value-type="float">
            <text:p>169,4660891468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5" calcext:value-type="float">
            <text:p>3645</text:p>
          </table:table-cell>
          <table:table-cell table:formula="of:=[.$L$2]*[.G3647]^3+[.$L$3]*[.G3647]^2+[.$K$4]*[.G3647]+[.$K$5]" office:value-type="float" office:value="169.555766043983" calcext:value-type="float">
            <text:p>169,5557660439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6" calcext:value-type="float">
            <text:p>3646</text:p>
          </table:table-cell>
          <table:table-cell table:formula="of:=[.$L$2]*[.G3648]^3+[.$L$3]*[.G3648]^2+[.$K$4]*[.G3648]+[.$K$5]" office:value-type="float" office:value="169.645505229566" calcext:value-type="float">
            <text:p>169,645505229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7" calcext:value-type="float">
            <text:p>3647</text:p>
          </table:table-cell>
          <table:table-cell table:formula="of:=[.$L$2]*[.G3649]^3+[.$L$3]*[.G3649]^2+[.$K$4]*[.G3649]+[.$K$5]" office:value-type="float" office:value="169.735306735165" calcext:value-type="float">
            <text:p>169,735306735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8" calcext:value-type="float">
            <text:p>3648</text:p>
          </table:table-cell>
          <table:table-cell table:formula="of:=[.$L$2]*[.G3650]^3+[.$L$3]*[.G3650]^2+[.$K$4]*[.G3650]+[.$K$5]" office:value-type="float" office:value="169.825170592351" calcext:value-type="float">
            <text:p>169,825170592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9" calcext:value-type="float">
            <text:p>3649</text:p>
          </table:table-cell>
          <table:table-cell table:formula="of:=[.$L$2]*[.G3651]^3+[.$L$3]*[.G3651]^2+[.$K$4]*[.G3651]+[.$K$5]" office:value-type="float" office:value="169.915096832698" calcext:value-type="float">
            <text:p>169,915096832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0" calcext:value-type="float">
            <text:p>3650</text:p>
          </table:table-cell>
          <table:table-cell table:formula="of:=[.$L$2]*[.G3652]^3+[.$L$3]*[.G3652]^2+[.$K$4]*[.G3652]+[.$K$5]" office:value-type="float" office:value="170.005085487776" calcext:value-type="float">
            <text:p>170,005085487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1" calcext:value-type="float">
            <text:p>3651</text:p>
          </table:table-cell>
          <table:table-cell table:formula="of:=[.$L$2]*[.G3653]^3+[.$L$3]*[.G3653]^2+[.$K$4]*[.G3653]+[.$K$5]" office:value-type="float" office:value="170.095136589156" calcext:value-type="float">
            <text:p>170,095136589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2" calcext:value-type="float">
            <text:p>3652</text:p>
          </table:table-cell>
          <table:table-cell table:formula="of:=[.$L$2]*[.G3654]^3+[.$L$3]*[.G3654]^2+[.$K$4]*[.G3654]+[.$K$5]" office:value-type="float" office:value="170.185250168411" calcext:value-type="float">
            <text:p>170,1852501684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3" calcext:value-type="float">
            <text:p>3653</text:p>
          </table:table-cell>
          <table:table-cell table:formula="of:=[.$L$2]*[.G3655]^3+[.$L$3]*[.G3655]^2+[.$K$4]*[.G3655]+[.$K$5]" office:value-type="float" office:value="170.275426257112" calcext:value-type="float">
            <text:p>170,275426257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4" calcext:value-type="float">
            <text:p>3654</text:p>
          </table:table-cell>
          <table:table-cell table:formula="of:=[.$L$2]*[.G3656]^3+[.$L$3]*[.G3656]^2+[.$K$4]*[.G3656]+[.$K$5]" office:value-type="float" office:value="170.36566488683" calcext:value-type="float">
            <text:p>170,36566488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5" calcext:value-type="float">
            <text:p>3655</text:p>
          </table:table-cell>
          <table:table-cell table:formula="of:=[.$L$2]*[.G3657]^3+[.$L$3]*[.G3657]^2+[.$K$4]*[.G3657]+[.$K$5]" office:value-type="float" office:value="170.455966089137" calcext:value-type="float">
            <text:p>170,455966089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6" calcext:value-type="float">
            <text:p>3656</text:p>
          </table:table-cell>
          <table:table-cell table:formula="of:=[.$L$2]*[.G3658]^3+[.$L$3]*[.G3658]^2+[.$K$4]*[.G3658]+[.$K$5]" office:value-type="float" office:value="170.546329895605" calcext:value-type="float">
            <text:p>170,546329895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7" calcext:value-type="float">
            <text:p>3657</text:p>
          </table:table-cell>
          <table:table-cell table:formula="of:=[.$L$2]*[.G3659]^3+[.$L$3]*[.G3659]^2+[.$K$4]*[.G3659]+[.$K$5]" office:value-type="float" office:value="170.636756337805" calcext:value-type="float">
            <text:p>170,636756337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8" calcext:value-type="float">
            <text:p>3658</text:p>
          </table:table-cell>
          <table:table-cell table:formula="of:=[.$L$2]*[.G3660]^3+[.$L$3]*[.G3660]^2+[.$K$4]*[.G3660]+[.$K$5]" office:value-type="float" office:value="170.727245447308" calcext:value-type="float">
            <text:p>170,727245447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9" calcext:value-type="float">
            <text:p>3659</text:p>
          </table:table-cell>
          <table:table-cell table:formula="of:=[.$L$2]*[.G3661]^3+[.$L$3]*[.G3661]^2+[.$K$4]*[.G3661]+[.$K$5]" office:value-type="float" office:value="170.817797255687" calcext:value-type="float">
            <text:p>170,817797255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0" calcext:value-type="float">
            <text:p>3660</text:p>
          </table:table-cell>
          <table:table-cell table:formula="of:=[.$L$2]*[.G3662]^3+[.$L$3]*[.G3662]^2+[.$K$4]*[.G3662]+[.$K$5]" office:value-type="float" office:value="170.908411794513" calcext:value-type="float">
            <text:p>170,908411794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1" calcext:value-type="float">
            <text:p>3661</text:p>
          </table:table-cell>
          <table:table-cell table:formula="of:=[.$L$2]*[.G3663]^3+[.$L$3]*[.G3663]^2+[.$K$4]*[.G3663]+[.$K$5]" office:value-type="float" office:value="170.999089095357" calcext:value-type="float">
            <text:p>170,999089095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2" calcext:value-type="float">
            <text:p>3662</text:p>
          </table:table-cell>
          <table:table-cell table:formula="of:=[.$L$2]*[.G3664]^3+[.$L$3]*[.G3664]^2+[.$K$4]*[.G3664]+[.$K$5]" office:value-type="float" office:value="171.089829189791" calcext:value-type="float">
            <text:p>171,089829189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3" calcext:value-type="float">
            <text:p>3663</text:p>
          </table:table-cell>
          <table:table-cell table:formula="of:=[.$L$2]*[.G3665]^3+[.$L$3]*[.G3665]^2+[.$K$4]*[.G3665]+[.$K$5]" office:value-type="float" office:value="171.180632109386" calcext:value-type="float">
            <text:p>171,180632109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4" calcext:value-type="float">
            <text:p>3664</text:p>
          </table:table-cell>
          <table:table-cell table:formula="of:=[.$L$2]*[.G3666]^3+[.$L$3]*[.G3666]^2+[.$K$4]*[.G3666]+[.$K$5]" office:value-type="float" office:value="171.271497885715" calcext:value-type="float">
            <text:p>171,271497885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5" calcext:value-type="float">
            <text:p>3665</text:p>
          </table:table-cell>
          <table:table-cell table:formula="of:=[.$L$2]*[.G3667]^3+[.$L$3]*[.G3667]^2+[.$K$4]*[.G3667]+[.$K$5]" office:value-type="float" office:value="171.362426550348" calcext:value-type="float">
            <text:p>171,362426550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6" calcext:value-type="float">
            <text:p>3666</text:p>
          </table:table-cell>
          <table:table-cell table:formula="of:=[.$L$2]*[.G3668]^3+[.$L$3]*[.G3668]^2+[.$K$4]*[.G3668]+[.$K$5]" office:value-type="float" office:value="171.453418134858" calcext:value-type="float">
            <text:p>171,45341813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7" calcext:value-type="float">
            <text:p>3667</text:p>
          </table:table-cell>
          <table:table-cell table:formula="of:=[.$L$2]*[.G3669]^3+[.$L$3]*[.G3669]^2+[.$K$4]*[.G3669]+[.$K$5]" office:value-type="float" office:value="171.544472670815" calcext:value-type="float">
            <text:p>171,5444726708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8" calcext:value-type="float">
            <text:p>3668</text:p>
          </table:table-cell>
          <table:table-cell table:formula="of:=[.$L$2]*[.G3670]^3+[.$L$3]*[.G3670]^2+[.$K$4]*[.G3670]+[.$K$5]" office:value-type="float" office:value="171.635590189791" calcext:value-type="float">
            <text:p>171,635590189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9" calcext:value-type="float">
            <text:p>3669</text:p>
          </table:table-cell>
          <table:table-cell table:formula="of:=[.$L$2]*[.G3671]^3+[.$L$3]*[.G3671]^2+[.$K$4]*[.G3671]+[.$K$5]" office:value-type="float" office:value="171.726770723359" calcext:value-type="float">
            <text:p>171,7267707233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0" calcext:value-type="float">
            <text:p>3670</text:p>
          </table:table-cell>
          <table:table-cell table:formula="of:=[.$L$2]*[.G3672]^3+[.$L$3]*[.G3672]^2+[.$K$4]*[.G3672]+[.$K$5]" office:value-type="float" office:value="171.818014303088" calcext:value-type="float">
            <text:p>171,8180143030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1" calcext:value-type="float">
            <text:p>3671</text:p>
          </table:table-cell>
          <table:table-cell table:formula="of:=[.$L$2]*[.G3673]^3+[.$L$3]*[.G3673]^2+[.$K$4]*[.G3673]+[.$K$5]" office:value-type="float" office:value="171.909320960552" calcext:value-type="float">
            <text:p>171,909320960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2" calcext:value-type="float">
            <text:p>3672</text:p>
          </table:table-cell>
          <table:table-cell table:formula="of:=[.$L$2]*[.G3674]^3+[.$L$3]*[.G3674]^2+[.$K$4]*[.G3674]+[.$K$5]" office:value-type="float" office:value="172.000690727321" calcext:value-type="float">
            <text:p>172,000690727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3" calcext:value-type="float">
            <text:p>3673</text:p>
          </table:table-cell>
          <table:table-cell table:formula="of:=[.$L$2]*[.G3675]^3+[.$L$3]*[.G3675]^2+[.$K$4]*[.G3675]+[.$K$5]" office:value-type="float" office:value="172.092123634968" calcext:value-type="float">
            <text:p>172,092123634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4" calcext:value-type="float">
            <text:p>3674</text:p>
          </table:table-cell>
          <table:table-cell table:formula="of:=[.$L$2]*[.G3676]^3+[.$L$3]*[.G3676]^2+[.$K$4]*[.G3676]+[.$K$5]" office:value-type="float" office:value="172.183619715063" calcext:value-type="float">
            <text:p>172,183619715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5" calcext:value-type="float">
            <text:p>3675</text:p>
          </table:table-cell>
          <table:table-cell table:formula="of:=[.$L$2]*[.G3677]^3+[.$L$3]*[.G3677]^2+[.$K$4]*[.G3677]+[.$K$5]" office:value-type="float" office:value="172.275178999179" calcext:value-type="float">
            <text:p>172,275178999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6" calcext:value-type="float">
            <text:p>3676</text:p>
          </table:table-cell>
          <table:table-cell table:formula="of:=[.$L$2]*[.G3678]^3+[.$L$3]*[.G3678]^2+[.$K$4]*[.G3678]+[.$K$5]" office:value-type="float" office:value="172.366801518886" calcext:value-type="float">
            <text:p>172,366801518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7" calcext:value-type="float">
            <text:p>3677</text:p>
          </table:table-cell>
          <table:table-cell table:formula="of:=[.$L$2]*[.G3679]^3+[.$L$3]*[.G3679]^2+[.$K$4]*[.G3679]+[.$K$5]" office:value-type="float" office:value="172.458487305757" calcext:value-type="float">
            <text:p>172,458487305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8" calcext:value-type="float">
            <text:p>3678</text:p>
          </table:table-cell>
          <table:table-cell table:formula="of:=[.$L$2]*[.G3680]^3+[.$L$3]*[.G3680]^2+[.$K$4]*[.G3680]+[.$K$5]" office:value-type="float" office:value="172.550236391362" calcext:value-type="float">
            <text:p>172,550236391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9" calcext:value-type="float">
            <text:p>3679</text:p>
          </table:table-cell>
          <table:table-cell table:formula="of:=[.$L$2]*[.G3681]^3+[.$L$3]*[.G3681]^2+[.$K$4]*[.G3681]+[.$K$5]" office:value-type="float" office:value="172.642048807275" calcext:value-type="float">
            <text:p>172,642048807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0" calcext:value-type="float">
            <text:p>3680</text:p>
          </table:table-cell>
          <table:table-cell table:formula="of:=[.$L$2]*[.G3682]^3+[.$L$3]*[.G3682]^2+[.$K$4]*[.G3682]+[.$K$5]" office:value-type="float" office:value="172.733924585065" calcext:value-type="float">
            <text:p>172,733924585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1" calcext:value-type="float">
            <text:p>3681</text:p>
          </table:table-cell>
          <table:table-cell table:formula="of:=[.$L$2]*[.G3683]^3+[.$L$3]*[.G3683]^2+[.$K$4]*[.G3683]+[.$K$5]" office:value-type="float" office:value="172.825863756305" calcext:value-type="float">
            <text:p>172,825863756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2" calcext:value-type="float">
            <text:p>3682</text:p>
          </table:table-cell>
          <table:table-cell table:formula="of:=[.$L$2]*[.G3684]^3+[.$L$3]*[.G3684]^2+[.$K$4]*[.G3684]+[.$K$5]" office:value-type="float" office:value="172.917866352566" calcext:value-type="float">
            <text:p>172,917866352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3" calcext:value-type="float">
            <text:p>3683</text:p>
          </table:table-cell>
          <table:table-cell table:formula="of:=[.$L$2]*[.G3685]^3+[.$L$3]*[.G3685]^2+[.$K$4]*[.G3685]+[.$K$5]" office:value-type="float" office:value="173.00993240542" calcext:value-type="float">
            <text:p>173,00993240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4" calcext:value-type="float">
            <text:p>3684</text:p>
          </table:table-cell>
          <table:table-cell table:formula="of:=[.$L$2]*[.G3686]^3+[.$L$3]*[.G3686]^2+[.$K$4]*[.G3686]+[.$K$5]" office:value-type="float" office:value="173.102061946438" calcext:value-type="float">
            <text:p>173,102061946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5" calcext:value-type="float">
            <text:p>3685</text:p>
          </table:table-cell>
          <table:table-cell table:formula="of:=[.$L$2]*[.G3687]^3+[.$L$3]*[.G3687]^2+[.$K$4]*[.G3687]+[.$K$5]" office:value-type="float" office:value="173.194255007192" calcext:value-type="float">
            <text:p>173,194255007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6" calcext:value-type="float">
            <text:p>3686</text:p>
          </table:table-cell>
          <table:table-cell table:formula="of:=[.$L$2]*[.G3688]^3+[.$L$3]*[.G3688]^2+[.$K$4]*[.G3688]+[.$K$5]" office:value-type="float" office:value="173.286511619254" calcext:value-type="float">
            <text:p>173,286511619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7" calcext:value-type="float">
            <text:p>3687</text:p>
          </table:table-cell>
          <table:table-cell table:formula="of:=[.$L$2]*[.G3689]^3+[.$L$3]*[.G3689]^2+[.$K$4]*[.G3689]+[.$K$5]" office:value-type="float" office:value="173.378831814194" calcext:value-type="float">
            <text:p>173,378831814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8" calcext:value-type="float">
            <text:p>3688</text:p>
          </table:table-cell>
          <table:table-cell table:formula="of:=[.$L$2]*[.G3690]^3+[.$L$3]*[.G3690]^2+[.$K$4]*[.G3690]+[.$K$5]" office:value-type="float" office:value="173.471215623585" calcext:value-type="float">
            <text:p>173,471215623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9" calcext:value-type="float">
            <text:p>3689</text:p>
          </table:table-cell>
          <table:table-cell table:formula="of:=[.$L$2]*[.G3691]^3+[.$L$3]*[.G3691]^2+[.$K$4]*[.G3691]+[.$K$5]" office:value-type="float" office:value="173.563663078999" calcext:value-type="float">
            <text:p>173,563663078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0" calcext:value-type="float">
            <text:p>3690</text:p>
          </table:table-cell>
          <table:table-cell table:formula="of:=[.$L$2]*[.G3692]^3+[.$L$3]*[.G3692]^2+[.$K$4]*[.G3692]+[.$K$5]" office:value-type="float" office:value="173.656174212006" calcext:value-type="float">
            <text:p>173,656174212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1" calcext:value-type="float">
            <text:p>3691</text:p>
          </table:table-cell>
          <table:table-cell table:formula="of:=[.$L$2]*[.G3693]^3+[.$L$3]*[.G3693]^2+[.$K$4]*[.G3693]+[.$K$5]" office:value-type="float" office:value="173.748749054178" calcext:value-type="float">
            <text:p>173,748749054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2" calcext:value-type="float">
            <text:p>3692</text:p>
          </table:table-cell>
          <table:table-cell table:formula="of:=[.$L$2]*[.G3694]^3+[.$L$3]*[.G3694]^2+[.$K$4]*[.G3694]+[.$K$5]" office:value-type="float" office:value="173.841387637087" calcext:value-type="float">
            <text:p>173,841387637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3" calcext:value-type="float">
            <text:p>3693</text:p>
          </table:table-cell>
          <table:table-cell table:formula="of:=[.$L$2]*[.G3695]^3+[.$L$3]*[.G3695]^2+[.$K$4]*[.G3695]+[.$K$5]" office:value-type="float" office:value="173.934089992304" calcext:value-type="float">
            <text:p>173,934089992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4" calcext:value-type="float">
            <text:p>3694</text:p>
          </table:table-cell>
          <table:table-cell table:formula="of:=[.$L$2]*[.G3696]^3+[.$L$3]*[.G3696]^2+[.$K$4]*[.G3696]+[.$K$5]" office:value-type="float" office:value="174.026856151402" calcext:value-type="float">
            <text:p>174,026856151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5" calcext:value-type="float">
            <text:p>3695</text:p>
          </table:table-cell>
          <table:table-cell table:formula="of:=[.$L$2]*[.G3697]^3+[.$L$3]*[.G3697]^2+[.$K$4]*[.G3697]+[.$K$5]" office:value-type="float" office:value="174.119686145951" calcext:value-type="float">
            <text:p>174,1196861459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6" calcext:value-type="float">
            <text:p>3696</text:p>
          </table:table-cell>
          <table:table-cell table:formula="of:=[.$L$2]*[.G3698]^3+[.$L$3]*[.G3698]^2+[.$K$4]*[.G3698]+[.$K$5]" office:value-type="float" office:value="174.212580007523" calcext:value-type="float">
            <text:p>174,212580007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7" calcext:value-type="float">
            <text:p>3697</text:p>
          </table:table-cell>
          <table:table-cell table:formula="of:=[.$L$2]*[.G3699]^3+[.$L$3]*[.G3699]^2+[.$K$4]*[.G3699]+[.$K$5]" office:value-type="float" office:value="174.30553776769" calcext:value-type="float">
            <text:p>174,30553776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8" calcext:value-type="float">
            <text:p>3698</text:p>
          </table:table-cell>
          <table:table-cell table:formula="of:=[.$L$2]*[.G3700]^3+[.$L$3]*[.G3700]^2+[.$K$4]*[.G3700]+[.$K$5]" office:value-type="float" office:value="174.398559458023" calcext:value-type="float">
            <text:p>174,398559458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9" calcext:value-type="float">
            <text:p>3699</text:p>
          </table:table-cell>
          <table:table-cell table:formula="of:=[.$L$2]*[.G3701]^3+[.$L$3]*[.G3701]^2+[.$K$4]*[.G3701]+[.$K$5]" office:value-type="float" office:value="174.491645110093" calcext:value-type="float">
            <text:p>174,491645110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0" calcext:value-type="float">
            <text:p>3700</text:p>
          </table:table-cell>
          <table:table-cell table:formula="of:=[.$L$2]*[.G3702]^3+[.$L$3]*[.G3702]^2+[.$K$4]*[.G3702]+[.$K$5]" office:value-type="float" office:value="174.584794755473" calcext:value-type="float">
            <text:p>174,584794755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1" calcext:value-type="float">
            <text:p>3701</text:p>
          </table:table-cell>
          <table:table-cell table:formula="of:=[.$L$2]*[.G3703]^3+[.$L$3]*[.G3703]^2+[.$K$4]*[.G3703]+[.$K$5]" office:value-type="float" office:value="174.678008425734" calcext:value-type="float">
            <text:p>174,678008425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2" calcext:value-type="float">
            <text:p>3702</text:p>
          </table:table-cell>
          <table:table-cell table:formula="of:=[.$L$2]*[.G3704]^3+[.$L$3]*[.G3704]^2+[.$K$4]*[.G3704]+[.$K$5]" office:value-type="float" office:value="174.771286152448" calcext:value-type="float">
            <text:p>174,771286152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3" calcext:value-type="float">
            <text:p>3703</text:p>
          </table:table-cell>
          <table:table-cell table:formula="of:=[.$L$2]*[.G3705]^3+[.$L$3]*[.G3705]^2+[.$K$4]*[.G3705]+[.$K$5]" office:value-type="float" office:value="174.864627967185" calcext:value-type="float">
            <text:p>174,864627967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4" calcext:value-type="float">
            <text:p>3704</text:p>
          </table:table-cell>
          <table:table-cell table:formula="of:=[.$L$2]*[.G3706]^3+[.$L$3]*[.G3706]^2+[.$K$4]*[.G3706]+[.$K$5]" office:value-type="float" office:value="174.958033901518" calcext:value-type="float">
            <text:p>174,9580339015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5" calcext:value-type="float">
            <text:p>3705</text:p>
          </table:table-cell>
          <table:table-cell table:formula="of:=[.$L$2]*[.G3707]^3+[.$L$3]*[.G3707]^2+[.$K$4]*[.G3707]+[.$K$5]" office:value-type="float" office:value="175.051503987018" calcext:value-type="float">
            <text:p>175,0515039870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6" calcext:value-type="float">
            <text:p>3706</text:p>
          </table:table-cell>
          <table:table-cell table:formula="of:=[.$L$2]*[.G3708]^3+[.$L$3]*[.G3708]^2+[.$K$4]*[.G3708]+[.$K$5]" office:value-type="float" office:value="175.145038255257" calcext:value-type="float">
            <text:p>175,145038255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7" calcext:value-type="float">
            <text:p>3707</text:p>
          </table:table-cell>
          <table:table-cell table:formula="of:=[.$L$2]*[.G3709]^3+[.$L$3]*[.G3709]^2+[.$K$4]*[.G3709]+[.$K$5]" office:value-type="float" office:value="175.238636737806" calcext:value-type="float">
            <text:p>175,238636737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8" calcext:value-type="float">
            <text:p>3708</text:p>
          </table:table-cell>
          <table:table-cell table:formula="of:=[.$L$2]*[.G3710]^3+[.$L$3]*[.G3710]^2+[.$K$4]*[.G3710]+[.$K$5]" office:value-type="float" office:value="175.332299466237" calcext:value-type="float">
            <text:p>175,3322994662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9" calcext:value-type="float">
            <text:p>3709</text:p>
          </table:table-cell>
          <table:table-cell table:formula="of:=[.$L$2]*[.G3711]^3+[.$L$3]*[.G3711]^2+[.$K$4]*[.G3711]+[.$K$5]" office:value-type="float" office:value="175.426026472122" calcext:value-type="float">
            <text:p>175,426026472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0" calcext:value-type="float">
            <text:p>3710</text:p>
          </table:table-cell>
          <table:table-cell table:formula="of:=[.$L$2]*[.G3712]^3+[.$L$3]*[.G3712]^2+[.$K$4]*[.G3712]+[.$K$5]" office:value-type="float" office:value="175.519817787031" calcext:value-type="float">
            <text:p>175,5198177870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1" calcext:value-type="float">
            <text:p>3711</text:p>
          </table:table-cell>
          <table:table-cell table:formula="of:=[.$L$2]*[.G3713]^3+[.$L$3]*[.G3713]^2+[.$K$4]*[.G3713]+[.$K$5]" office:value-type="float" office:value="175.613673442537" calcext:value-type="float">
            <text:p>175,613673442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2" calcext:value-type="float">
            <text:p>3712</text:p>
          </table:table-cell>
          <table:table-cell table:formula="of:=[.$L$2]*[.G3714]^3+[.$L$3]*[.G3714]^2+[.$K$4]*[.G3714]+[.$K$5]" office:value-type="float" office:value="175.707593470211" calcext:value-type="float">
            <text:p>175,707593470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3" calcext:value-type="float">
            <text:p>3713</text:p>
          </table:table-cell>
          <table:table-cell table:formula="of:=[.$L$2]*[.G3715]^3+[.$L$3]*[.G3715]^2+[.$K$4]*[.G3715]+[.$K$5]" office:value-type="float" office:value="175.801577901625" calcext:value-type="float">
            <text:p>175,801577901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4" calcext:value-type="float">
            <text:p>3714</text:p>
          </table:table-cell>
          <table:table-cell table:formula="of:=[.$L$2]*[.G3716]^3+[.$L$3]*[.G3716]^2+[.$K$4]*[.G3716]+[.$K$5]" office:value-type="float" office:value="175.895626768349" calcext:value-type="float">
            <text:p>175,895626768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5" calcext:value-type="float">
            <text:p>3715</text:p>
          </table:table-cell>
          <table:table-cell table:formula="of:=[.$L$2]*[.G3717]^3+[.$L$3]*[.G3717]^2+[.$K$4]*[.G3717]+[.$K$5]" office:value-type="float" office:value="175.989740101957" calcext:value-type="float">
            <text:p>175,9897401019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6" calcext:value-type="float">
            <text:p>3716</text:p>
          </table:table-cell>
          <table:table-cell table:formula="of:=[.$L$2]*[.G3718]^3+[.$L$3]*[.G3718]^2+[.$K$4]*[.G3718]+[.$K$5]" office:value-type="float" office:value="176.083917934019" calcext:value-type="float">
            <text:p>176,083917934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7" calcext:value-type="float">
            <text:p>3717</text:p>
          </table:table-cell>
          <table:table-cell table:formula="of:=[.$L$2]*[.G3719]^3+[.$L$3]*[.G3719]^2+[.$K$4]*[.G3719]+[.$K$5]" office:value-type="float" office:value="176.178160296107" calcext:value-type="float">
            <text:p>176,178160296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8" calcext:value-type="float">
            <text:p>3718</text:p>
          </table:table-cell>
          <table:table-cell table:formula="of:=[.$L$2]*[.G3720]^3+[.$L$3]*[.G3720]^2+[.$K$4]*[.G3720]+[.$K$5]" office:value-type="float" office:value="176.272467219792" calcext:value-type="float">
            <text:p>176,2724672197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9" calcext:value-type="float">
            <text:p>3719</text:p>
          </table:table-cell>
          <table:table-cell table:formula="of:=[.$L$2]*[.G3721]^3+[.$L$3]*[.G3721]^2+[.$K$4]*[.G3721]+[.$K$5]" office:value-type="float" office:value="176.366838736647" calcext:value-type="float">
            <text:p>176,366838736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0" calcext:value-type="float">
            <text:p>3720</text:p>
          </table:table-cell>
          <table:table-cell table:formula="of:=[.$L$2]*[.G3722]^3+[.$L$3]*[.G3722]^2+[.$K$4]*[.G3722]+[.$K$5]" office:value-type="float" office:value="176.461274878242" calcext:value-type="float">
            <text:p>176,461274878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1" calcext:value-type="float">
            <text:p>3721</text:p>
          </table:table-cell>
          <table:table-cell table:formula="of:=[.$L$2]*[.G3723]^3+[.$L$3]*[.G3723]^2+[.$K$4]*[.G3723]+[.$K$5]" office:value-type="float" office:value="176.555775676149" calcext:value-type="float">
            <text:p>176,5557756761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2" calcext:value-type="float">
            <text:p>3722</text:p>
          </table:table-cell>
          <table:table-cell table:formula="of:=[.$L$2]*[.G3724]^3+[.$L$3]*[.G3724]^2+[.$K$4]*[.G3724]+[.$K$5]" office:value-type="float" office:value="176.65034116194" calcext:value-type="float">
            <text:p>176,65034116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3" calcext:value-type="float">
            <text:p>3723</text:p>
          </table:table-cell>
          <table:table-cell table:formula="of:=[.$L$2]*[.G3725]^3+[.$L$3]*[.G3725]^2+[.$K$4]*[.G3725]+[.$K$5]" office:value-type="float" office:value="176.744971367186" calcext:value-type="float">
            <text:p>176,744971367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4" calcext:value-type="float">
            <text:p>3724</text:p>
          </table:table-cell>
          <table:table-cell table:formula="of:=[.$L$2]*[.G3726]^3+[.$L$3]*[.G3726]^2+[.$K$4]*[.G3726]+[.$K$5]" office:value-type="float" office:value="176.839666323459" calcext:value-type="float">
            <text:p>176,839666323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5" calcext:value-type="float">
            <text:p>3725</text:p>
          </table:table-cell>
          <table:table-cell table:formula="of:=[.$L$2]*[.G3727]^3+[.$L$3]*[.G3727]^2+[.$K$4]*[.G3727]+[.$K$5]" office:value-type="float" office:value="176.93442606233" calcext:value-type="float">
            <text:p>176,93442606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6" calcext:value-type="float">
            <text:p>3726</text:p>
          </table:table-cell>
          <table:table-cell table:formula="of:=[.$L$2]*[.G3728]^3+[.$L$3]*[.G3728]^2+[.$K$4]*[.G3728]+[.$K$5]" office:value-type="float" office:value="177.029250615372" calcext:value-type="float">
            <text:p>177,029250615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7" calcext:value-type="float">
            <text:p>3727</text:p>
          </table:table-cell>
          <table:table-cell table:formula="of:=[.$L$2]*[.G3729]^3+[.$L$3]*[.G3729]^2+[.$K$4]*[.G3729]+[.$K$5]" office:value-type="float" office:value="177.124140014154" calcext:value-type="float">
            <text:p>177,124140014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8" calcext:value-type="float">
            <text:p>3728</text:p>
          </table:table-cell>
          <table:table-cell table:formula="of:=[.$L$2]*[.G3730]^3+[.$L$3]*[.G3730]^2+[.$K$4]*[.G3730]+[.$K$5]" office:value-type="float" office:value="177.219094290251" calcext:value-type="float">
            <text:p>177,2190942902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9" calcext:value-type="float">
            <text:p>3729</text:p>
          </table:table-cell>
          <table:table-cell table:formula="of:=[.$L$2]*[.G3731]^3+[.$L$3]*[.G3731]^2+[.$K$4]*[.G3731]+[.$K$5]" office:value-type="float" office:value="177.314113475231" calcext:value-type="float">
            <text:p>177,314113475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0" calcext:value-type="float">
            <text:p>3730</text:p>
          </table:table-cell>
          <table:table-cell table:formula="of:=[.$L$2]*[.G3732]^3+[.$L$3]*[.G3732]^2+[.$K$4]*[.G3732]+[.$K$5]" office:value-type="float" office:value="177.409197600668" calcext:value-type="float">
            <text:p>177,409197600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1" calcext:value-type="float">
            <text:p>3731</text:p>
          </table:table-cell>
          <table:table-cell table:formula="of:=[.$L$2]*[.G3733]^3+[.$L$3]*[.G3733]^2+[.$K$4]*[.G3733]+[.$K$5]" office:value-type="float" office:value="177.504346698133" calcext:value-type="float">
            <text:p>177,5043466981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2" calcext:value-type="float">
            <text:p>3732</text:p>
          </table:table-cell>
          <table:table-cell table:formula="of:=[.$L$2]*[.G3734]^3+[.$L$3]*[.G3734]^2+[.$K$4]*[.G3734]+[.$K$5]" office:value-type="float" office:value="177.599560799197" calcext:value-type="float">
            <text:p>177,599560799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3" calcext:value-type="float">
            <text:p>3733</text:p>
          </table:table-cell>
          <table:table-cell table:formula="of:=[.$L$2]*[.G3735]^3+[.$L$3]*[.G3735]^2+[.$K$4]*[.G3735]+[.$K$5]" office:value-type="float" office:value="177.694839935432" calcext:value-type="float">
            <text:p>177,694839935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4" calcext:value-type="float">
            <text:p>3734</text:p>
          </table:table-cell>
          <table:table-cell table:formula="of:=[.$L$2]*[.G3736]^3+[.$L$3]*[.G3736]^2+[.$K$4]*[.G3736]+[.$K$5]" office:value-type="float" office:value="177.790184138409" calcext:value-type="float">
            <text:p>177,790184138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5" calcext:value-type="float">
            <text:p>3735</text:p>
          </table:table-cell>
          <table:table-cell table:formula="of:=[.$L$2]*[.G3737]^3+[.$L$3]*[.G3737]^2+[.$K$4]*[.G3737]+[.$K$5]" office:value-type="float" office:value="177.885593439701" calcext:value-type="float">
            <text:p>177,885593439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6" calcext:value-type="float">
            <text:p>3736</text:p>
          </table:table-cell>
          <table:table-cell table:formula="of:=[.$L$2]*[.G3738]^3+[.$L$3]*[.G3738]^2+[.$K$4]*[.G3738]+[.$K$5]" office:value-type="float" office:value="177.981067870878" calcext:value-type="float">
            <text:p>177,981067870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7" calcext:value-type="float">
            <text:p>3737</text:p>
          </table:table-cell>
          <table:table-cell table:formula="of:=[.$L$2]*[.G3739]^3+[.$L$3]*[.G3739]^2+[.$K$4]*[.G3739]+[.$K$5]" office:value-type="float" office:value="178.076607463512" calcext:value-type="float">
            <text:p>178,076607463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8" calcext:value-type="float">
            <text:p>3738</text:p>
          </table:table-cell>
          <table:table-cell table:formula="of:=[.$L$2]*[.G3740]^3+[.$L$3]*[.G3740]^2+[.$K$4]*[.G3740]+[.$K$5]" office:value-type="float" office:value="178.172212249175" calcext:value-type="float">
            <text:p>178,172212249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9" calcext:value-type="float">
            <text:p>3739</text:p>
          </table:table-cell>
          <table:table-cell table:formula="of:=[.$L$2]*[.G3741]^3+[.$L$3]*[.G3741]^2+[.$K$4]*[.G3741]+[.$K$5]" office:value-type="float" office:value="178.267882259438" calcext:value-type="float">
            <text:p>178,267882259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0" calcext:value-type="float">
            <text:p>3740</text:p>
          </table:table-cell>
          <table:table-cell table:formula="of:=[.$L$2]*[.G3742]^3+[.$L$3]*[.G3742]^2+[.$K$4]*[.G3742]+[.$K$5]" office:value-type="float" office:value="178.363617525873" calcext:value-type="float">
            <text:p>178,363617525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1" calcext:value-type="float">
            <text:p>3741</text:p>
          </table:table-cell>
          <table:table-cell table:formula="of:=[.$L$2]*[.G3743]^3+[.$L$3]*[.G3743]^2+[.$K$4]*[.G3743]+[.$K$5]" office:value-type="float" office:value="178.459418080052" calcext:value-type="float">
            <text:p>178,459418080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2" calcext:value-type="float">
            <text:p>3742</text:p>
          </table:table-cell>
          <table:table-cell table:formula="of:=[.$L$2]*[.G3744]^3+[.$L$3]*[.G3744]^2+[.$K$4]*[.G3744]+[.$K$5]" office:value-type="float" office:value="178.555283953545" calcext:value-type="float">
            <text:p>178,555283953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3" calcext:value-type="float">
            <text:p>3743</text:p>
          </table:table-cell>
          <table:table-cell table:formula="of:=[.$L$2]*[.G3745]^3+[.$L$3]*[.G3745]^2+[.$K$4]*[.G3745]+[.$K$5]" office:value-type="float" office:value="178.651215177925" calcext:value-type="float">
            <text:p>178,651215177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4" calcext:value-type="float">
            <text:p>3744</text:p>
          </table:table-cell>
          <table:table-cell table:formula="of:=[.$L$2]*[.G3746]^3+[.$L$3]*[.G3746]^2+[.$K$4]*[.G3746]+[.$K$5]" office:value-type="float" office:value="178.747211784763" calcext:value-type="float">
            <text:p>178,747211784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5" calcext:value-type="float">
            <text:p>3745</text:p>
          </table:table-cell>
          <table:table-cell table:formula="of:=[.$L$2]*[.G3747]^3+[.$L$3]*[.G3747]^2+[.$K$4]*[.G3747]+[.$K$5]" office:value-type="float" office:value="178.843273805631" calcext:value-type="float">
            <text:p>178,843273805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6" calcext:value-type="float">
            <text:p>3746</text:p>
          </table:table-cell>
          <table:table-cell table:formula="of:=[.$L$2]*[.G3748]^3+[.$L$3]*[.G3748]^2+[.$K$4]*[.G3748]+[.$K$5]" office:value-type="float" office:value="178.9394012721" calcext:value-type="float">
            <text:p>178,9394012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7" calcext:value-type="float">
            <text:p>3747</text:p>
          </table:table-cell>
          <table:table-cell table:formula="of:=[.$L$2]*[.G3749]^3+[.$L$3]*[.G3749]^2+[.$K$4]*[.G3749]+[.$K$5]" office:value-type="float" office:value="179.035594215742" calcext:value-type="float">
            <text:p>179,035594215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8" calcext:value-type="float">
            <text:p>3748</text:p>
          </table:table-cell>
          <table:table-cell table:formula="of:=[.$L$2]*[.G3750]^3+[.$L$3]*[.G3750]^2+[.$K$4]*[.G3750]+[.$K$5]" office:value-type="float" office:value="179.131852668128" calcext:value-type="float">
            <text:p>179,131852668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9" calcext:value-type="float">
            <text:p>3749</text:p>
          </table:table-cell>
          <table:table-cell table:formula="of:=[.$L$2]*[.G3751]^3+[.$L$3]*[.G3751]^2+[.$K$4]*[.G3751]+[.$K$5]" office:value-type="float" office:value="179.22817666083" calcext:value-type="float">
            <text:p>179,22817666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0" calcext:value-type="float">
            <text:p>3750</text:p>
          </table:table-cell>
          <table:table-cell table:formula="of:=[.$L$2]*[.G3752]^3+[.$L$3]*[.G3752]^2+[.$K$4]*[.G3752]+[.$K$5]" office:value-type="float" office:value="179.32456622542" calcext:value-type="float">
            <text:p>179,32456622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1" calcext:value-type="float">
            <text:p>3751</text:p>
          </table:table-cell>
          <table:table-cell table:formula="of:=[.$L$2]*[.G3753]^3+[.$L$3]*[.G3753]^2+[.$K$4]*[.G3753]+[.$K$5]" office:value-type="float" office:value="179.421021393469" calcext:value-type="float">
            <text:p>179,421021393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2" calcext:value-type="float">
            <text:p>3752</text:p>
          </table:table-cell>
          <table:table-cell table:formula="of:=[.$L$2]*[.G3754]^3+[.$L$3]*[.G3754]^2+[.$K$4]*[.G3754]+[.$K$5]" office:value-type="float" office:value="179.517542196548" calcext:value-type="float">
            <text:p>179,517542196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3" calcext:value-type="float">
            <text:p>3753</text:p>
          </table:table-cell>
          <table:table-cell table:formula="of:=[.$L$2]*[.G3755]^3+[.$L$3]*[.G3755]^2+[.$K$4]*[.G3755]+[.$K$5]" office:value-type="float" office:value="179.614128666229" calcext:value-type="float">
            <text:p>179,6141286662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4" calcext:value-type="float">
            <text:p>3754</text:p>
          </table:table-cell>
          <table:table-cell table:formula="of:=[.$L$2]*[.G3756]^3+[.$L$3]*[.G3756]^2+[.$K$4]*[.G3756]+[.$K$5]" office:value-type="float" office:value="179.710780834084" calcext:value-type="float">
            <text:p>179,7107808340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5" calcext:value-type="float">
            <text:p>3755</text:p>
          </table:table-cell>
          <table:table-cell table:formula="of:=[.$L$2]*[.G3757]^3+[.$L$3]*[.G3757]^2+[.$K$4]*[.G3757]+[.$K$5]" office:value-type="float" office:value="179.807498731685" calcext:value-type="float">
            <text:p>179,807498731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6" calcext:value-type="float">
            <text:p>3756</text:p>
          </table:table-cell>
          <table:table-cell table:formula="of:=[.$L$2]*[.G3758]^3+[.$L$3]*[.G3758]^2+[.$K$4]*[.G3758]+[.$K$5]" office:value-type="float" office:value="179.904282390602" calcext:value-type="float">
            <text:p>179,904282390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7" calcext:value-type="float">
            <text:p>3757</text:p>
          </table:table-cell>
          <table:table-cell table:formula="of:=[.$L$2]*[.G3759]^3+[.$L$3]*[.G3759]^2+[.$K$4]*[.G3759]+[.$K$5]" office:value-type="float" office:value="180.001131842408" calcext:value-type="float">
            <text:p>180,0011318424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8" calcext:value-type="float">
            <text:p>3758</text:p>
          </table:table-cell>
          <table:table-cell table:formula="of:=[.$L$2]*[.G3760]^3+[.$L$3]*[.G3760]^2+[.$K$4]*[.G3760]+[.$K$5]" office:value-type="float" office:value="180.098047118674" calcext:value-type="float">
            <text:p>180,098047118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9" calcext:value-type="float">
            <text:p>3759</text:p>
          </table:table-cell>
          <table:table-cell table:formula="of:=[.$L$2]*[.G3761]^3+[.$L$3]*[.G3761]^2+[.$K$4]*[.G3761]+[.$K$5]" office:value-type="float" office:value="180.195028250971" calcext:value-type="float">
            <text:p>180,195028250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0" calcext:value-type="float">
            <text:p>3760</text:p>
          </table:table-cell>
          <table:table-cell table:formula="of:=[.$L$2]*[.G3762]^3+[.$L$3]*[.G3762]^2+[.$K$4]*[.G3762]+[.$K$5]" office:value-type="float" office:value="180.292075270871" calcext:value-type="float">
            <text:p>180,292075270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1" calcext:value-type="float">
            <text:p>3761</text:p>
          </table:table-cell>
          <table:table-cell table:formula="of:=[.$L$2]*[.G3763]^3+[.$L$3]*[.G3763]^2+[.$K$4]*[.G3763]+[.$K$5]" office:value-type="float" office:value="180.389188209946" calcext:value-type="float">
            <text:p>180,389188209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2" calcext:value-type="float">
            <text:p>3762</text:p>
          </table:table-cell>
          <table:table-cell table:formula="of:=[.$L$2]*[.G3764]^3+[.$L$3]*[.G3764]^2+[.$K$4]*[.G3764]+[.$K$5]" office:value-type="float" office:value="180.486367099768" calcext:value-type="float">
            <text:p>180,4863670997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3" calcext:value-type="float">
            <text:p>3763</text:p>
          </table:table-cell>
          <table:table-cell table:formula="of:=[.$L$2]*[.G3765]^3+[.$L$3]*[.G3765]^2+[.$K$4]*[.G3765]+[.$K$5]" office:value-type="float" office:value="180.583611971907" calcext:value-type="float">
            <text:p>180,583611971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4" calcext:value-type="float">
            <text:p>3764</text:p>
          </table:table-cell>
          <table:table-cell table:formula="of:=[.$L$2]*[.G3766]^3+[.$L$3]*[.G3766]^2+[.$K$4]*[.G3766]+[.$K$5]" office:value-type="float" office:value="180.680922857935" calcext:value-type="float">
            <text:p>180,6809228579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5" calcext:value-type="float">
            <text:p>3765</text:p>
          </table:table-cell>
          <table:table-cell table:formula="of:=[.$L$2]*[.G3767]^3+[.$L$3]*[.G3767]^2+[.$K$4]*[.G3767]+[.$K$5]" office:value-type="float" office:value="180.778299789425" calcext:value-type="float">
            <text:p>180,778299789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6" calcext:value-type="float">
            <text:p>3766</text:p>
          </table:table-cell>
          <table:table-cell table:formula="of:=[.$L$2]*[.G3768]^3+[.$L$3]*[.G3768]^2+[.$K$4]*[.G3768]+[.$K$5]" office:value-type="float" office:value="180.875742797946" calcext:value-type="float">
            <text:p>180,875742797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7" calcext:value-type="float">
            <text:p>3767</text:p>
          </table:table-cell>
          <table:table-cell table:formula="of:=[.$L$2]*[.G3769]^3+[.$L$3]*[.G3769]^2+[.$K$4]*[.G3769]+[.$K$5]" office:value-type="float" office:value="180.973251915072" calcext:value-type="float">
            <text:p>180,973251915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8" calcext:value-type="float">
            <text:p>3768</text:p>
          </table:table-cell>
          <table:table-cell table:formula="of:=[.$L$2]*[.G3770]^3+[.$L$3]*[.G3770]^2+[.$K$4]*[.G3770]+[.$K$5]" office:value-type="float" office:value="181.070827172374" calcext:value-type="float">
            <text:p>181,070827172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9" calcext:value-type="float">
            <text:p>3769</text:p>
          </table:table-cell>
          <table:table-cell table:formula="of:=[.$L$2]*[.G3771]^3+[.$L$3]*[.G3771]^2+[.$K$4]*[.G3771]+[.$K$5]" office:value-type="float" office:value="181.168468601423" calcext:value-type="float">
            <text:p>181,168468601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0" calcext:value-type="float">
            <text:p>3770</text:p>
          </table:table-cell>
          <table:table-cell table:formula="of:=[.$L$2]*[.G3772]^3+[.$L$3]*[.G3772]^2+[.$K$4]*[.G3772]+[.$K$5]" office:value-type="float" office:value="181.26617623379" calcext:value-type="float">
            <text:p>181,26617623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1" calcext:value-type="float">
            <text:p>3771</text:p>
          </table:table-cell>
          <table:table-cell table:formula="of:=[.$L$2]*[.G3773]^3+[.$L$3]*[.G3773]^2+[.$K$4]*[.G3773]+[.$K$5]" office:value-type="float" office:value="181.363950101048" calcext:value-type="float">
            <text:p>181,363950101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2" calcext:value-type="float">
            <text:p>3772</text:p>
          </table:table-cell>
          <table:table-cell table:formula="of:=[.$L$2]*[.G3774]^3+[.$L$3]*[.G3774]^2+[.$K$4]*[.G3774]+[.$K$5]" office:value-type="float" office:value="181.461790234767" calcext:value-type="float">
            <text:p>181,4617902347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3" calcext:value-type="float">
            <text:p>3773</text:p>
          </table:table-cell>
          <table:table-cell table:formula="of:=[.$L$2]*[.G3775]^3+[.$L$3]*[.G3775]^2+[.$K$4]*[.G3775]+[.$K$5]" office:value-type="float" office:value="181.559696666521" calcext:value-type="float">
            <text:p>181,5596966665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4" calcext:value-type="float">
            <text:p>3774</text:p>
          </table:table-cell>
          <table:table-cell table:formula="of:=[.$L$2]*[.G3776]^3+[.$L$3]*[.G3776]^2+[.$K$4]*[.G3776]+[.$K$5]" office:value-type="float" office:value="181.657669427879" calcext:value-type="float">
            <text:p>181,657669427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5" calcext:value-type="float">
            <text:p>3775</text:p>
          </table:table-cell>
          <table:table-cell table:formula="of:=[.$L$2]*[.G3777]^3+[.$L$3]*[.G3777]^2+[.$K$4]*[.G3777]+[.$K$5]" office:value-type="float" office:value="181.755708550413" calcext:value-type="float">
            <text:p>181,7557085504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6" calcext:value-type="float">
            <text:p>3776</text:p>
          </table:table-cell>
          <table:table-cell table:formula="of:=[.$L$2]*[.G3778]^3+[.$L$3]*[.G3778]^2+[.$K$4]*[.G3778]+[.$K$5]" office:value-type="float" office:value="181.853814065696" calcext:value-type="float">
            <text:p>181,8538140656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7" calcext:value-type="float">
            <text:p>3777</text:p>
          </table:table-cell>
          <table:table-cell table:formula="of:=[.$L$2]*[.G3779]^3+[.$L$3]*[.G3779]^2+[.$K$4]*[.G3779]+[.$K$5]" office:value-type="float" office:value="181.951986005298" calcext:value-type="float">
            <text:p>181,951986005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8" calcext:value-type="float">
            <text:p>3778</text:p>
          </table:table-cell>
          <table:table-cell table:formula="of:=[.$L$2]*[.G3780]^3+[.$L$3]*[.G3780]^2+[.$K$4]*[.G3780]+[.$K$5]" office:value-type="float" office:value="182.050224400792" calcext:value-type="float">
            <text:p>182,0502244007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9" calcext:value-type="float">
            <text:p>3779</text:p>
          </table:table-cell>
          <table:table-cell table:formula="of:=[.$L$2]*[.G3781]^3+[.$L$3]*[.G3781]^2+[.$K$4]*[.G3781]+[.$K$5]" office:value-type="float" office:value="182.148529283748" calcext:value-type="float">
            <text:p>182,1485292837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0" calcext:value-type="float">
            <text:p>3780</text:p>
          </table:table-cell>
          <table:table-cell table:formula="of:=[.$L$2]*[.G3782]^3+[.$L$3]*[.G3782]^2+[.$K$4]*[.G3782]+[.$K$5]" office:value-type="float" office:value="182.246900685739" calcext:value-type="float">
            <text:p>182,246900685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1" calcext:value-type="float">
            <text:p>3781</text:p>
          </table:table-cell>
          <table:table-cell table:formula="of:=[.$L$2]*[.G3783]^3+[.$L$3]*[.G3783]^2+[.$K$4]*[.G3783]+[.$K$5]" office:value-type="float" office:value="182.345338638336" calcext:value-type="float">
            <text:p>182,345338638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2" calcext:value-type="float">
            <text:p>3782</text:p>
          </table:table-cell>
          <table:table-cell table:formula="of:=[.$L$2]*[.G3784]^3+[.$L$3]*[.G3784]^2+[.$K$4]*[.G3784]+[.$K$5]" office:value-type="float" office:value="182.44384317311" calcext:value-type="float">
            <text:p>182,44384317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3" calcext:value-type="float">
            <text:p>3783</text:p>
          </table:table-cell>
          <table:table-cell table:formula="of:=[.$L$2]*[.G3785]^3+[.$L$3]*[.G3785]^2+[.$K$4]*[.G3785]+[.$K$5]" office:value-type="float" office:value="182.542414321634" calcext:value-type="float">
            <text:p>182,542414321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4" calcext:value-type="float">
            <text:p>3784</text:p>
          </table:table-cell>
          <table:table-cell table:formula="of:=[.$L$2]*[.G3786]^3+[.$L$3]*[.G3786]^2+[.$K$4]*[.G3786]+[.$K$5]" office:value-type="float" office:value="182.641052115477" calcext:value-type="float">
            <text:p>182,641052115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5" calcext:value-type="float">
            <text:p>3785</text:p>
          </table:table-cell>
          <table:table-cell table:formula="of:=[.$L$2]*[.G3787]^3+[.$L$3]*[.G3787]^2+[.$K$4]*[.G3787]+[.$K$5]" office:value-type="float" office:value="182.739756586214" calcext:value-type="float">
            <text:p>182,739756586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6" calcext:value-type="float">
            <text:p>3786</text:p>
          </table:table-cell>
          <table:table-cell table:formula="of:=[.$L$2]*[.G3788]^3+[.$L$3]*[.G3788]^2+[.$K$4]*[.G3788]+[.$K$5]" office:value-type="float" office:value="182.838527765414" calcext:value-type="float">
            <text:p>182,8385277654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7" calcext:value-type="float">
            <text:p>3787</text:p>
          </table:table-cell>
          <table:table-cell table:formula="of:=[.$L$2]*[.G3789]^3+[.$L$3]*[.G3789]^2+[.$K$4]*[.G3789]+[.$K$5]" office:value-type="float" office:value="182.937365684649" calcext:value-type="float">
            <text:p>182,9373656846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8" calcext:value-type="float">
            <text:p>3788</text:p>
          </table:table-cell>
          <table:table-cell table:formula="of:=[.$L$2]*[.G3790]^3+[.$L$3]*[.G3790]^2+[.$K$4]*[.G3790]+[.$K$5]" office:value-type="float" office:value="183.036270375491" calcext:value-type="float">
            <text:p>183,0362703754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9" calcext:value-type="float">
            <text:p>3789</text:p>
          </table:table-cell>
          <table:table-cell table:formula="of:=[.$L$2]*[.G3791]^3+[.$L$3]*[.G3791]^2+[.$K$4]*[.G3791]+[.$K$5]" office:value-type="float" office:value="183.135241869511" calcext:value-type="float">
            <text:p>183,1352418695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0" calcext:value-type="float">
            <text:p>3790</text:p>
          </table:table-cell>
          <table:table-cell table:formula="of:=[.$L$2]*[.G3792]^3+[.$L$3]*[.G3792]^2+[.$K$4]*[.G3792]+[.$K$5]" office:value-type="float" office:value="183.234280198282" calcext:value-type="float">
            <text:p>183,234280198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1" calcext:value-type="float">
            <text:p>3791</text:p>
          </table:table-cell>
          <table:table-cell table:formula="of:=[.$L$2]*[.G3793]^3+[.$L$3]*[.G3793]^2+[.$K$4]*[.G3793]+[.$K$5]" office:value-type="float" office:value="183.333385393374" calcext:value-type="float">
            <text:p>183,333385393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2" calcext:value-type="float">
            <text:p>3792</text:p>
          </table:table-cell>
          <table:table-cell table:formula="of:=[.$L$2]*[.G3794]^3+[.$L$3]*[.G3794]^2+[.$K$4]*[.G3794]+[.$K$5]" office:value-type="float" office:value="183.432557486359" calcext:value-type="float">
            <text:p>183,4325574863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3" calcext:value-type="float">
            <text:p>3793</text:p>
          </table:table-cell>
          <table:table-cell table:formula="of:=[.$L$2]*[.G3795]^3+[.$L$3]*[.G3795]^2+[.$K$4]*[.G3795]+[.$K$5]" office:value-type="float" office:value="183.531796508809" calcext:value-type="float">
            <text:p>183,5317965088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4" calcext:value-type="float">
            <text:p>3794</text:p>
          </table:table-cell>
          <table:table-cell table:formula="of:=[.$L$2]*[.G3796]^3+[.$L$3]*[.G3796]^2+[.$K$4]*[.G3796]+[.$K$5]" office:value-type="float" office:value="183.631102492295" calcext:value-type="float">
            <text:p>183,63110249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5" calcext:value-type="float">
            <text:p>3795</text:p>
          </table:table-cell>
          <table:table-cell table:formula="of:=[.$L$2]*[.G3797]^3+[.$L$3]*[.G3797]^2+[.$K$4]*[.G3797]+[.$K$5]" office:value-type="float" office:value="183.730475468389" calcext:value-type="float">
            <text:p>183,730475468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6" calcext:value-type="float">
            <text:p>3796</text:p>
          </table:table-cell>
          <table:table-cell table:formula="of:=[.$L$2]*[.G3798]^3+[.$L$3]*[.G3798]^2+[.$K$4]*[.G3798]+[.$K$5]" office:value-type="float" office:value="183.829915468662" calcext:value-type="float">
            <text:p>183,829915468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7" calcext:value-type="float">
            <text:p>3797</text:p>
          </table:table-cell>
          <table:table-cell table:formula="of:=[.$L$2]*[.G3799]^3+[.$L$3]*[.G3799]^2+[.$K$4]*[.G3799]+[.$K$5]" office:value-type="float" office:value="183.929422524687" calcext:value-type="float">
            <text:p>183,929422524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8" calcext:value-type="float">
            <text:p>3798</text:p>
          </table:table-cell>
          <table:table-cell table:formula="of:=[.$L$2]*[.G3800]^3+[.$L$3]*[.G3800]^2+[.$K$4]*[.G3800]+[.$K$5]" office:value-type="float" office:value="184.028996668033" calcext:value-type="float">
            <text:p>184,028996668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9" calcext:value-type="float">
            <text:p>3799</text:p>
          </table:table-cell>
          <table:table-cell table:formula="of:=[.$L$2]*[.G3801]^3+[.$L$3]*[.G3801]^2+[.$K$4]*[.G3801]+[.$K$5]" office:value-type="float" office:value="184.128637930274" calcext:value-type="float">
            <text:p>184,128637930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0" calcext:value-type="float">
            <text:p>3800</text:p>
          </table:table-cell>
          <table:table-cell table:formula="of:=[.$L$2]*[.G3802]^3+[.$L$3]*[.G3802]^2+[.$K$4]*[.G3802]+[.$K$5]" office:value-type="float" office:value="184.228346342981" calcext:value-type="float">
            <text:p>184,228346342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1" calcext:value-type="float">
            <text:p>3801</text:p>
          </table:table-cell>
          <table:table-cell table:formula="of:=[.$L$2]*[.G3803]^3+[.$L$3]*[.G3803]^2+[.$K$4]*[.G3803]+[.$K$5]" office:value-type="float" office:value="184.328121937724" calcext:value-type="float">
            <text:p>184,328121937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2" calcext:value-type="float">
            <text:p>3802</text:p>
          </table:table-cell>
          <table:table-cell table:formula="of:=[.$L$2]*[.G3804]^3+[.$L$3]*[.G3804]^2+[.$K$4]*[.G3804]+[.$K$5]" office:value-type="float" office:value="184.427964746077" calcext:value-type="float">
            <text:p>184,427964746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3" calcext:value-type="float">
            <text:p>3803</text:p>
          </table:table-cell>
          <table:table-cell table:formula="of:=[.$L$2]*[.G3805]^3+[.$L$3]*[.G3805]^2+[.$K$4]*[.G3805]+[.$K$5]" office:value-type="float" office:value="184.527874799609" calcext:value-type="float">
            <text:p>184,527874799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4" calcext:value-type="float">
            <text:p>3804</text:p>
          </table:table-cell>
          <table:table-cell table:formula="of:=[.$L$2]*[.G3806]^3+[.$L$3]*[.G3806]^2+[.$K$4]*[.G3806]+[.$K$5]" office:value-type="float" office:value="184.627852129894" calcext:value-type="float">
            <text:p>184,627852129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5" calcext:value-type="float">
            <text:p>3805</text:p>
          </table:table-cell>
          <table:table-cell table:formula="of:=[.$L$2]*[.G3807]^3+[.$L$3]*[.G3807]^2+[.$K$4]*[.G3807]+[.$K$5]" office:value-type="float" office:value="184.727896768502" calcext:value-type="float">
            <text:p>184,7278967685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6" calcext:value-type="float">
            <text:p>3806</text:p>
          </table:table-cell>
          <table:table-cell table:formula="of:=[.$L$2]*[.G3808]^3+[.$L$3]*[.G3808]^2+[.$K$4]*[.G3808]+[.$K$5]" office:value-type="float" office:value="184.828008747005" calcext:value-type="float">
            <text:p>184,828008747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7" calcext:value-type="float">
            <text:p>3807</text:p>
          </table:table-cell>
          <table:table-cell table:formula="of:=[.$L$2]*[.G3809]^3+[.$L$3]*[.G3809]^2+[.$K$4]*[.G3809]+[.$K$5]" office:value-type="float" office:value="184.928188096975" calcext:value-type="float">
            <text:p>184,9281880969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8" calcext:value-type="float">
            <text:p>3808</text:p>
          </table:table-cell>
          <table:table-cell table:formula="of:=[.$L$2]*[.G3810]^3+[.$L$3]*[.G3810]^2+[.$K$4]*[.G3810]+[.$K$5]" office:value-type="float" office:value="185.028434849982" calcext:value-type="float">
            <text:p>185,0284348499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9" calcext:value-type="float">
            <text:p>3809</text:p>
          </table:table-cell>
          <table:table-cell table:formula="of:=[.$L$2]*[.G3811]^3+[.$L$3]*[.G3811]^2+[.$K$4]*[.G3811]+[.$K$5]" office:value-type="float" office:value="185.1287490376" calcext:value-type="float">
            <text:p>185,12874903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0" calcext:value-type="float">
            <text:p>3810</text:p>
          </table:table-cell>
          <table:table-cell table:formula="of:=[.$L$2]*[.G3812]^3+[.$L$3]*[.G3812]^2+[.$K$4]*[.G3812]+[.$K$5]" office:value-type="float" office:value="185.229130691399" calcext:value-type="float">
            <text:p>185,229130691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1" calcext:value-type="float">
            <text:p>3811</text:p>
          </table:table-cell>
          <table:table-cell table:formula="of:=[.$L$2]*[.G3813]^3+[.$L$3]*[.G3813]^2+[.$K$4]*[.G3813]+[.$K$5]" office:value-type="float" office:value="185.32957984295" calcext:value-type="float">
            <text:p>185,32957984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2" calcext:value-type="float">
            <text:p>3812</text:p>
          </table:table-cell>
          <table:table-cell table:formula="of:=[.$L$2]*[.G3814]^3+[.$L$3]*[.G3814]^2+[.$K$4]*[.G3814]+[.$K$5]" office:value-type="float" office:value="185.430096523826" calcext:value-type="float">
            <text:p>185,430096523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3" calcext:value-type="float">
            <text:p>3813</text:p>
          </table:table-cell>
          <table:table-cell table:formula="of:=[.$L$2]*[.G3815]^3+[.$L$3]*[.G3815]^2+[.$K$4]*[.G3815]+[.$K$5]" office:value-type="float" office:value="185.530680765598" calcext:value-type="float">
            <text:p>185,530680765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4" calcext:value-type="float">
            <text:p>3814</text:p>
          </table:table-cell>
          <table:table-cell table:formula="of:=[.$L$2]*[.G3816]^3+[.$L$3]*[.G3816]^2+[.$K$4]*[.G3816]+[.$K$5]" office:value-type="float" office:value="185.631332599837" calcext:value-type="float">
            <text:p>185,631332599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5" calcext:value-type="float">
            <text:p>3815</text:p>
          </table:table-cell>
          <table:table-cell table:formula="of:=[.$L$2]*[.G3817]^3+[.$L$3]*[.G3817]^2+[.$K$4]*[.G3817]+[.$K$5]" office:value-type="float" office:value="185.732052058116" calcext:value-type="float">
            <text:p>185,732052058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6" calcext:value-type="float">
            <text:p>3816</text:p>
          </table:table-cell>
          <table:table-cell table:formula="of:=[.$L$2]*[.G3818]^3+[.$L$3]*[.G3818]^2+[.$K$4]*[.G3818]+[.$K$5]" office:value-type="float" office:value="185.832839172005" calcext:value-type="float">
            <text:p>185,832839172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7" calcext:value-type="float">
            <text:p>3817</text:p>
          </table:table-cell>
          <table:table-cell table:formula="of:=[.$L$2]*[.G3819]^3+[.$L$3]*[.G3819]^2+[.$K$4]*[.G3819]+[.$K$5]" office:value-type="float" office:value="185.933693973076" calcext:value-type="float">
            <text:p>185,933693973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8" calcext:value-type="float">
            <text:p>3818</text:p>
          </table:table-cell>
          <table:table-cell table:formula="of:=[.$L$2]*[.G3820]^3+[.$L$3]*[.G3820]^2+[.$K$4]*[.G3820]+[.$K$5]" office:value-type="float" office:value="186.034616492901" calcext:value-type="float">
            <text:p>186,034616492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9" calcext:value-type="float">
            <text:p>3819</text:p>
          </table:table-cell>
          <table:table-cell table:formula="of:=[.$L$2]*[.G3821]^3+[.$L$3]*[.G3821]^2+[.$K$4]*[.G3821]+[.$K$5]" office:value-type="float" office:value="186.135606763051" calcext:value-type="float">
            <text:p>186,1356067630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0" calcext:value-type="float">
            <text:p>3820</text:p>
          </table:table-cell>
          <table:table-cell table:formula="of:=[.$L$2]*[.G3822]^3+[.$L$3]*[.G3822]^2+[.$K$4]*[.G3822]+[.$K$5]" office:value-type="float" office:value="186.236664815099" calcext:value-type="float">
            <text:p>186,236664815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1" calcext:value-type="float">
            <text:p>3821</text:p>
          </table:table-cell>
          <table:table-cell table:formula="of:=[.$L$2]*[.G3823]^3+[.$L$3]*[.G3823]^2+[.$K$4]*[.G3823]+[.$K$5]" office:value-type="float" office:value="186.337790680614" calcext:value-type="float">
            <text:p>186,337790680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2" calcext:value-type="float">
            <text:p>3822</text:p>
          </table:table-cell>
          <table:table-cell table:formula="of:=[.$L$2]*[.G3824]^3+[.$L$3]*[.G3824]^2+[.$K$4]*[.G3824]+[.$K$5]" office:value-type="float" office:value="186.43898439117" calcext:value-type="float">
            <text:p>186,43898439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3" calcext:value-type="float">
            <text:p>3823</text:p>
          </table:table-cell>
          <table:table-cell table:formula="of:=[.$L$2]*[.G3825]^3+[.$L$3]*[.G3825]^2+[.$K$4]*[.G3825]+[.$K$5]" office:value-type="float" office:value="186.540245978337" calcext:value-type="float">
            <text:p>186,540245978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4" calcext:value-type="float">
            <text:p>3824</text:p>
          </table:table-cell>
          <table:table-cell table:formula="of:=[.$L$2]*[.G3826]^3+[.$L$3]*[.G3826]^2+[.$K$4]*[.G3826]+[.$K$5]" office:value-type="float" office:value="186.641575473688" calcext:value-type="float">
            <text:p>186,6415754736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5" calcext:value-type="float">
            <text:p>3825</text:p>
          </table:table-cell>
          <table:table-cell table:formula="of:=[.$L$2]*[.G3827]^3+[.$L$3]*[.G3827]^2+[.$K$4]*[.G3827]+[.$K$5]" office:value-type="float" office:value="186.742972908793" calcext:value-type="float">
            <text:p>186,7429729087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6" calcext:value-type="float">
            <text:p>3826</text:p>
          </table:table-cell>
          <table:table-cell table:formula="of:=[.$L$2]*[.G3828]^3+[.$L$3]*[.G3828]^2+[.$K$4]*[.G3828]+[.$K$5]" office:value-type="float" office:value="186.844438315224" calcext:value-type="float">
            <text:p>186,844438315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7" calcext:value-type="float">
            <text:p>3827</text:p>
          </table:table-cell>
          <table:table-cell table:formula="of:=[.$L$2]*[.G3829]^3+[.$L$3]*[.G3829]^2+[.$K$4]*[.G3829]+[.$K$5]" office:value-type="float" office:value="186.945971724553" calcext:value-type="float">
            <text:p>186,9459717245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8" calcext:value-type="float">
            <text:p>3828</text:p>
          </table:table-cell>
          <table:table-cell table:formula="of:=[.$L$2]*[.G3830]^3+[.$L$3]*[.G3830]^2+[.$K$4]*[.G3830]+[.$K$5]" office:value-type="float" office:value="187.047573168352" calcext:value-type="float">
            <text:p>187,047573168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9" calcext:value-type="float">
            <text:p>3829</text:p>
          </table:table-cell>
          <table:table-cell table:formula="of:=[.$L$2]*[.G3831]^3+[.$L$3]*[.G3831]^2+[.$K$4]*[.G3831]+[.$K$5]" office:value-type="float" office:value="187.149242678191" calcext:value-type="float">
            <text:p>187,149242678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0" calcext:value-type="float">
            <text:p>3830</text:p>
          </table:table-cell>
          <table:table-cell table:formula="of:=[.$L$2]*[.G3832]^3+[.$L$3]*[.G3832]^2+[.$K$4]*[.G3832]+[.$K$5]" office:value-type="float" office:value="187.250980285644" calcext:value-type="float">
            <text:p>187,250980285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1" calcext:value-type="float">
            <text:p>3831</text:p>
          </table:table-cell>
          <table:table-cell table:formula="of:=[.$L$2]*[.G3833]^3+[.$L$3]*[.G3833]^2+[.$K$4]*[.G3833]+[.$K$5]" office:value-type="float" office:value="187.35278602228" calcext:value-type="float">
            <text:p>187,35278602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2" calcext:value-type="float">
            <text:p>3832</text:p>
          </table:table-cell>
          <table:table-cell table:formula="of:=[.$L$2]*[.G3834]^3+[.$L$3]*[.G3834]^2+[.$K$4]*[.G3834]+[.$K$5]" office:value-type="float" office:value="187.454659919672" calcext:value-type="float">
            <text:p>187,454659919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3" calcext:value-type="float">
            <text:p>3833</text:p>
          </table:table-cell>
          <table:table-cell table:formula="of:=[.$L$2]*[.G3835]^3+[.$L$3]*[.G3835]^2+[.$K$4]*[.G3835]+[.$K$5]" office:value-type="float" office:value="187.55660200939" calcext:value-type="float">
            <text:p>187,55660200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4" calcext:value-type="float">
            <text:p>3834</text:p>
          </table:table-cell>
          <table:table-cell table:formula="of:=[.$L$2]*[.G3836]^3+[.$L$3]*[.G3836]^2+[.$K$4]*[.G3836]+[.$K$5]" office:value-type="float" office:value="187.658612323008" calcext:value-type="float">
            <text:p>187,6586123230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5" calcext:value-type="float">
            <text:p>3835</text:p>
          </table:table-cell>
          <table:table-cell table:formula="of:=[.$L$2]*[.G3837]^3+[.$L$3]*[.G3837]^2+[.$K$4]*[.G3837]+[.$K$5]" office:value-type="float" office:value="187.760690892096" calcext:value-type="float">
            <text:p>187,760690892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6" calcext:value-type="float">
            <text:p>3836</text:p>
          </table:table-cell>
          <table:table-cell table:formula="of:=[.$L$2]*[.G3838]^3+[.$L$3]*[.G3838]^2+[.$K$4]*[.G3838]+[.$K$5]" office:value-type="float" office:value="187.862837748226" calcext:value-type="float">
            <text:p>187,862837748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7" calcext:value-type="float">
            <text:p>3837</text:p>
          </table:table-cell>
          <table:table-cell table:formula="of:=[.$L$2]*[.G3839]^3+[.$L$3]*[.G3839]^2+[.$K$4]*[.G3839]+[.$K$5]" office:value-type="float" office:value="187.96505292297" calcext:value-type="float">
            <text:p>187,96505292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8" calcext:value-type="float">
            <text:p>3838</text:p>
          </table:table-cell>
          <table:table-cell table:formula="of:=[.$L$2]*[.G3840]^3+[.$L$3]*[.G3840]^2+[.$K$4]*[.G3840]+[.$K$5]" office:value-type="float" office:value="188.067336447898" calcext:value-type="float">
            <text:p>188,067336447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9" calcext:value-type="float">
            <text:p>3839</text:p>
          </table:table-cell>
          <table:table-cell table:formula="of:=[.$L$2]*[.G3841]^3+[.$L$3]*[.G3841]^2+[.$K$4]*[.G3841]+[.$K$5]" office:value-type="float" office:value="188.169688354583" calcext:value-type="float">
            <text:p>188,169688354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0" calcext:value-type="float">
            <text:p>3840</text:p>
          </table:table-cell>
          <table:table-cell table:formula="of:=[.$L$2]*[.G3842]^3+[.$L$3]*[.G3842]^2+[.$K$4]*[.G3842]+[.$K$5]" office:value-type="float" office:value="188.272108674596" calcext:value-type="float">
            <text:p>188,2721086745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1" calcext:value-type="float">
            <text:p>3841</text:p>
          </table:table-cell>
          <table:table-cell table:formula="of:=[.$L$2]*[.G3843]^3+[.$L$3]*[.G3843]^2+[.$K$4]*[.G3843]+[.$K$5]" office:value-type="float" office:value="188.374597439509" calcext:value-type="float">
            <text:p>188,3745974395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2" calcext:value-type="float">
            <text:p>3842</text:p>
          </table:table-cell>
          <table:table-cell table:formula="of:=[.$L$2]*[.G3844]^3+[.$L$3]*[.G3844]^2+[.$K$4]*[.G3844]+[.$K$5]" office:value-type="float" office:value="188.477154680894" calcext:value-type="float">
            <text:p>188,477154680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3" calcext:value-type="float">
            <text:p>3843</text:p>
          </table:table-cell>
          <table:table-cell table:formula="of:=[.$L$2]*[.G3845]^3+[.$L$3]*[.G3845]^2+[.$K$4]*[.G3845]+[.$K$5]" office:value-type="float" office:value="188.579780430321" calcext:value-type="float">
            <text:p>188,579780430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4" calcext:value-type="float">
            <text:p>3844</text:p>
          </table:table-cell>
          <table:table-cell table:formula="of:=[.$L$2]*[.G3846]^3+[.$L$3]*[.G3846]^2+[.$K$4]*[.G3846]+[.$K$5]" office:value-type="float" office:value="188.682474719362" calcext:value-type="float">
            <text:p>188,682474719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5" calcext:value-type="float">
            <text:p>3845</text:p>
          </table:table-cell>
          <table:table-cell table:formula="of:=[.$L$2]*[.G3847]^3+[.$L$3]*[.G3847]^2+[.$K$4]*[.G3847]+[.$K$5]" office:value-type="float" office:value="188.785237579589" calcext:value-type="float">
            <text:p>188,785237579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6" calcext:value-type="float">
            <text:p>3846</text:p>
          </table:table-cell>
          <table:table-cell table:formula="of:=[.$L$2]*[.G3848]^3+[.$L$3]*[.G3848]^2+[.$K$4]*[.G3848]+[.$K$5]" office:value-type="float" office:value="188.888069042574" calcext:value-type="float">
            <text:p>188,888069042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7" calcext:value-type="float">
            <text:p>3847</text:p>
          </table:table-cell>
          <table:table-cell table:formula="of:=[.$L$2]*[.G3849]^3+[.$L$3]*[.G3849]^2+[.$K$4]*[.G3849]+[.$K$5]" office:value-type="float" office:value="188.990969139888" calcext:value-type="float">
            <text:p>188,990969139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8" calcext:value-type="float">
            <text:p>3848</text:p>
          </table:table-cell>
          <table:table-cell table:formula="of:=[.$L$2]*[.G3850]^3+[.$L$3]*[.G3850]^2+[.$K$4]*[.G3850]+[.$K$5]" office:value-type="float" office:value="189.093937903103" calcext:value-type="float">
            <text:p>189,093937903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9" calcext:value-type="float">
            <text:p>3849</text:p>
          </table:table-cell>
          <table:table-cell table:formula="of:=[.$L$2]*[.G3851]^3+[.$L$3]*[.G3851]^2+[.$K$4]*[.G3851]+[.$K$5]" office:value-type="float" office:value="189.19697536379" calcext:value-type="float">
            <text:p>189,19697536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0" calcext:value-type="float">
            <text:p>3850</text:p>
          </table:table-cell>
          <table:table-cell table:formula="of:=[.$L$2]*[.G3852]^3+[.$L$3]*[.G3852]^2+[.$K$4]*[.G3852]+[.$K$5]" office:value-type="float" office:value="189.30008155352" calcext:value-type="float">
            <text:p>189,30008155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1" calcext:value-type="float">
            <text:p>3851</text:p>
          </table:table-cell>
          <table:table-cell table:formula="of:=[.$L$2]*[.G3853]^3+[.$L$3]*[.G3853]^2+[.$K$4]*[.G3853]+[.$K$5]" office:value-type="float" office:value="189.403256503866" calcext:value-type="float">
            <text:p>189,403256503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2" calcext:value-type="float">
            <text:p>3852</text:p>
          </table:table-cell>
          <table:table-cell table:formula="of:=[.$L$2]*[.G3854]^3+[.$L$3]*[.G3854]^2+[.$K$4]*[.G3854]+[.$K$5]" office:value-type="float" office:value="189.506500246399" calcext:value-type="float">
            <text:p>189,506500246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3" calcext:value-type="float">
            <text:p>3853</text:p>
          </table:table-cell>
          <table:table-cell table:formula="of:=[.$L$2]*[.G3855]^3+[.$L$3]*[.G3855]^2+[.$K$4]*[.G3855]+[.$K$5]" office:value-type="float" office:value="189.60981281269" calcext:value-type="float">
            <text:p>189,60981281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4" calcext:value-type="float">
            <text:p>3854</text:p>
          </table:table-cell>
          <table:table-cell table:formula="of:=[.$L$2]*[.G3856]^3+[.$L$3]*[.G3856]^2+[.$K$4]*[.G3856]+[.$K$5]" office:value-type="float" office:value="189.713194234312" calcext:value-type="float">
            <text:p>189,713194234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5" calcext:value-type="float">
            <text:p>3855</text:p>
          </table:table-cell>
          <table:table-cell table:formula="of:=[.$L$2]*[.G3857]^3+[.$L$3]*[.G3857]^2+[.$K$4]*[.G3857]+[.$K$5]" office:value-type="float" office:value="189.816644542835" calcext:value-type="float">
            <text:p>189,816644542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6" calcext:value-type="float">
            <text:p>3856</text:p>
          </table:table-cell>
          <table:table-cell table:formula="of:=[.$L$2]*[.G3858]^3+[.$L$3]*[.G3858]^2+[.$K$4]*[.G3858]+[.$K$5]" office:value-type="float" office:value="189.920163769831" calcext:value-type="float">
            <text:p>189,920163769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7" calcext:value-type="float">
            <text:p>3857</text:p>
          </table:table-cell>
          <table:table-cell table:formula="of:=[.$L$2]*[.G3859]^3+[.$L$3]*[.G3859]^2+[.$K$4]*[.G3859]+[.$K$5]" office:value-type="float" office:value="190.023751946872" calcext:value-type="float">
            <text:p>190,023751946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8" calcext:value-type="float">
            <text:p>3858</text:p>
          </table:table-cell>
          <table:table-cell table:formula="of:=[.$L$2]*[.G3860]^3+[.$L$3]*[.G3860]^2+[.$K$4]*[.G3860]+[.$K$5]" office:value-type="float" office:value="190.127409105529" calcext:value-type="float">
            <text:p>190,127409105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9" calcext:value-type="float">
            <text:p>3859</text:p>
          </table:table-cell>
          <table:table-cell table:formula="of:=[.$L$2]*[.G3861]^3+[.$L$3]*[.G3861]^2+[.$K$4]*[.G3861]+[.$K$5]" office:value-type="float" office:value="190.231135277374" calcext:value-type="float">
            <text:p>190,231135277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0" calcext:value-type="float">
            <text:p>3860</text:p>
          </table:table-cell>
          <table:table-cell table:formula="of:=[.$L$2]*[.G3862]^3+[.$L$3]*[.G3862]^2+[.$K$4]*[.G3862]+[.$K$5]" office:value-type="float" office:value="190.334930493978" calcext:value-type="float">
            <text:p>190,3349304939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1" calcext:value-type="float">
            <text:p>3861</text:p>
          </table:table-cell>
          <table:table-cell table:formula="of:=[.$L$2]*[.G3863]^3+[.$L$3]*[.G3863]^2+[.$K$4]*[.G3863]+[.$K$5]" office:value-type="float" office:value="190.438794786913" calcext:value-type="float">
            <text:p>190,438794786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2" calcext:value-type="float">
            <text:p>3862</text:p>
          </table:table-cell>
          <table:table-cell table:formula="of:=[.$L$2]*[.G3864]^3+[.$L$3]*[.G3864]^2+[.$K$4]*[.G3864]+[.$K$5]" office:value-type="float" office:value="190.542728187751" calcext:value-type="float">
            <text:p>190,542728187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3" calcext:value-type="float">
            <text:p>3863</text:p>
          </table:table-cell>
          <table:table-cell table:formula="of:=[.$L$2]*[.G3865]^3+[.$L$3]*[.G3865]^2+[.$K$4]*[.G3865]+[.$K$5]" office:value-type="float" office:value="190.646730728063" calcext:value-type="float">
            <text:p>190,646730728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4" calcext:value-type="float">
            <text:p>3864</text:p>
          </table:table-cell>
          <table:table-cell table:formula="of:=[.$L$2]*[.G3866]^3+[.$L$3]*[.G3866]^2+[.$K$4]*[.G3866]+[.$K$5]" office:value-type="float" office:value="190.75080243942" calcext:value-type="float">
            <text:p>190,75080243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5" calcext:value-type="float">
            <text:p>3865</text:p>
          </table:table-cell>
          <table:table-cell table:formula="of:=[.$L$2]*[.G3867]^3+[.$L$3]*[.G3867]^2+[.$K$4]*[.G3867]+[.$K$5]" office:value-type="float" office:value="190.854943353395" calcext:value-type="float">
            <text:p>190,854943353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6" calcext:value-type="float">
            <text:p>3866</text:p>
          </table:table-cell>
          <table:table-cell table:formula="of:=[.$L$2]*[.G3868]^3+[.$L$3]*[.G3868]^2+[.$K$4]*[.G3868]+[.$K$5]" office:value-type="float" office:value="190.959153501559" calcext:value-type="float">
            <text:p>190,959153501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7" calcext:value-type="float">
            <text:p>3867</text:p>
          </table:table-cell>
          <table:table-cell table:formula="of:=[.$L$2]*[.G3869]^3+[.$L$3]*[.G3869]^2+[.$K$4]*[.G3869]+[.$K$5]" office:value-type="float" office:value="191.063432915483" calcext:value-type="float">
            <text:p>191,063432915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8" calcext:value-type="float">
            <text:p>3868</text:p>
          </table:table-cell>
          <table:table-cell table:formula="of:=[.$L$2]*[.G3870]^3+[.$L$3]*[.G3870]^2+[.$K$4]*[.G3870]+[.$K$5]" office:value-type="float" office:value="191.167781626739" calcext:value-type="float">
            <text:p>191,167781626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9" calcext:value-type="float">
            <text:p>3869</text:p>
          </table:table-cell>
          <table:table-cell table:formula="of:=[.$L$2]*[.G3871]^3+[.$L$3]*[.G3871]^2+[.$K$4]*[.G3871]+[.$K$5]" office:value-type="float" office:value="191.272199666898" calcext:value-type="float">
            <text:p>191,272199666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0" calcext:value-type="float">
            <text:p>3870</text:p>
          </table:table-cell>
          <table:table-cell table:formula="of:=[.$L$2]*[.G3872]^3+[.$L$3]*[.G3872]^2+[.$K$4]*[.G3872]+[.$K$5]" office:value-type="float" office:value="191.376687067532" calcext:value-type="float">
            <text:p>191,376687067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1" calcext:value-type="float">
            <text:p>3871</text:p>
          </table:table-cell>
          <table:table-cell table:formula="of:=[.$L$2]*[.G3873]^3+[.$L$3]*[.G3873]^2+[.$K$4]*[.G3873]+[.$K$5]" office:value-type="float" office:value="191.481243860213" calcext:value-type="float">
            <text:p>191,481243860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2" calcext:value-type="float">
            <text:p>3872</text:p>
          </table:table-cell>
          <table:table-cell table:formula="of:=[.$L$2]*[.G3874]^3+[.$L$3]*[.G3874]^2+[.$K$4]*[.G3874]+[.$K$5]" office:value-type="float" office:value="191.585870076512" calcext:value-type="float">
            <text:p>191,585870076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3" calcext:value-type="float">
            <text:p>3873</text:p>
          </table:table-cell>
          <table:table-cell table:formula="of:=[.$L$2]*[.G3875]^3+[.$L$3]*[.G3875]^2+[.$K$4]*[.G3875]+[.$K$5]" office:value-type="float" office:value="191.690565748001" calcext:value-type="float">
            <text:p>191,690565748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4" calcext:value-type="float">
            <text:p>3874</text:p>
          </table:table-cell>
          <table:table-cell table:formula="of:=[.$L$2]*[.G3876]^3+[.$L$3]*[.G3876]^2+[.$K$4]*[.G3876]+[.$K$5]" office:value-type="float" office:value="191.795330906251" calcext:value-type="float">
            <text:p>191,7953309062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[.$L$2]*[.G3877]^3+[.$L$3]*[.G3877]^2+[.$K$4]*[.G3877]+[.$K$5]" office:value-type="float" office:value="191.900165582834" calcext:value-type="float">
            <text:p>191,900165582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6" calcext:value-type="float">
            <text:p>3876</text:p>
          </table:table-cell>
          <table:table-cell table:formula="of:=[.$L$2]*[.G3878]^3+[.$L$3]*[.G3878]^2+[.$K$4]*[.G3878]+[.$K$5]" office:value-type="float" office:value="192.005069809321" calcext:value-type="float">
            <text:p>192,005069809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7" calcext:value-type="float">
            <text:p>3877</text:p>
          </table:table-cell>
          <table:table-cell table:formula="of:=[.$L$2]*[.G3879]^3+[.$L$3]*[.G3879]^2+[.$K$4]*[.G3879]+[.$K$5]" office:value-type="float" office:value="192.110043617285" calcext:value-type="float">
            <text:p>192,110043617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8" calcext:value-type="float">
            <text:p>3878</text:p>
          </table:table-cell>
          <table:table-cell table:formula="of:=[.$L$2]*[.G3880]^3+[.$L$3]*[.G3880]^2+[.$K$4]*[.G3880]+[.$K$5]" office:value-type="float" office:value="192.215087038295" calcext:value-type="float">
            <text:p>192,215087038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9" calcext:value-type="float">
            <text:p>3879</text:p>
          </table:table-cell>
          <table:table-cell table:formula="of:=[.$L$2]*[.G3881]^3+[.$L$3]*[.G3881]^2+[.$K$4]*[.G3881]+[.$K$5]" office:value-type="float" office:value="192.320200103925" calcext:value-type="float">
            <text:p>192,320200103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0" calcext:value-type="float">
            <text:p>3880</text:p>
          </table:table-cell>
          <table:table-cell table:formula="of:=[.$L$2]*[.G3882]^3+[.$L$3]*[.G3882]^2+[.$K$4]*[.G3882]+[.$K$5]" office:value-type="float" office:value="192.425382845746" calcext:value-type="float">
            <text:p>192,4253828457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1" calcext:value-type="float">
            <text:p>3881</text:p>
          </table:table-cell>
          <table:table-cell table:formula="of:=[.$L$2]*[.G3883]^3+[.$L$3]*[.G3883]^2+[.$K$4]*[.G3883]+[.$K$5]" office:value-type="float" office:value="192.530635295329" calcext:value-type="float">
            <text:p>192,530635295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2" calcext:value-type="float">
            <text:p>3882</text:p>
          </table:table-cell>
          <table:table-cell table:formula="of:=[.$L$2]*[.G3884]^3+[.$L$3]*[.G3884]^2+[.$K$4]*[.G3884]+[.$K$5]" office:value-type="float" office:value="192.635957484245" calcext:value-type="float">
            <text:p>192,6359574842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3" calcext:value-type="float">
            <text:p>3883</text:p>
          </table:table-cell>
          <table:table-cell table:formula="of:=[.$L$2]*[.G3885]^3+[.$L$3]*[.G3885]^2+[.$K$4]*[.G3885]+[.$K$5]" office:value-type="float" office:value="192.741349444067" calcext:value-type="float">
            <text:p>192,741349444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4" calcext:value-type="float">
            <text:p>3884</text:p>
          </table:table-cell>
          <table:table-cell table:formula="of:=[.$L$2]*[.G3886]^3+[.$L$3]*[.G3886]^2+[.$K$4]*[.G3886]+[.$K$5]" office:value-type="float" office:value="192.846811206366" calcext:value-type="float">
            <text:p>192,846811206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5" calcext:value-type="float">
            <text:p>3885</text:p>
          </table:table-cell>
          <table:table-cell table:formula="of:=[.$L$2]*[.G3887]^3+[.$L$3]*[.G3887]^2+[.$K$4]*[.G3887]+[.$K$5]" office:value-type="float" office:value="192.952342802714" calcext:value-type="float">
            <text:p>192,952342802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6" calcext:value-type="float">
            <text:p>3886</text:p>
          </table:table-cell>
          <table:table-cell table:formula="of:=[.$L$2]*[.G3888]^3+[.$L$3]*[.G3888]^2+[.$K$4]*[.G3888]+[.$K$5]" office:value-type="float" office:value="193.057944264681" calcext:value-type="float">
            <text:p>193,057944264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7" calcext:value-type="float">
            <text:p>3887</text:p>
          </table:table-cell>
          <table:table-cell table:formula="of:=[.$L$2]*[.G3889]^3+[.$L$3]*[.G3889]^2+[.$K$4]*[.G3889]+[.$K$5]" office:value-type="float" office:value="193.16361562384" calcext:value-type="float">
            <text:p>193,16361562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8" calcext:value-type="float">
            <text:p>3888</text:p>
          </table:table-cell>
          <table:table-cell table:formula="of:=[.$L$2]*[.G3890]^3+[.$L$3]*[.G3890]^2+[.$K$4]*[.G3890]+[.$K$5]" office:value-type="float" office:value="193.269356911762" calcext:value-type="float">
            <text:p>193,269356911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9" calcext:value-type="float">
            <text:p>3889</text:p>
          </table:table-cell>
          <table:table-cell table:formula="of:=[.$L$2]*[.G3891]^3+[.$L$3]*[.G3891]^2+[.$K$4]*[.G3891]+[.$K$5]" office:value-type="float" office:value="193.375168160019" calcext:value-type="float">
            <text:p>193,375168160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0" calcext:value-type="float">
            <text:p>3890</text:p>
          </table:table-cell>
          <table:table-cell table:formula="of:=[.$L$2]*[.G3892]^3+[.$L$3]*[.G3892]^2+[.$K$4]*[.G3892]+[.$K$5]" office:value-type="float" office:value="193.481049400182" calcext:value-type="float">
            <text:p>193,481049400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1" calcext:value-type="float">
            <text:p>3891</text:p>
          </table:table-cell>
          <table:table-cell table:formula="of:=[.$L$2]*[.G3893]^3+[.$L$3]*[.G3893]^2+[.$K$4]*[.G3893]+[.$K$5]" office:value-type="float" office:value="193.587000663823" calcext:value-type="float">
            <text:p>193,5870006638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2" calcext:value-type="float">
            <text:p>3892</text:p>
          </table:table-cell>
          <table:table-cell table:formula="of:=[.$L$2]*[.G3894]^3+[.$L$3]*[.G3894]^2+[.$K$4]*[.G3894]+[.$K$5]" office:value-type="float" office:value="193.693021982514" calcext:value-type="float">
            <text:p>193,693021982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3" calcext:value-type="float">
            <text:p>3893</text:p>
          </table:table-cell>
          <table:table-cell table:formula="of:=[.$L$2]*[.G3895]^3+[.$L$3]*[.G3895]^2+[.$K$4]*[.G3895]+[.$K$5]" office:value-type="float" office:value="193.799113387825" calcext:value-type="float">
            <text:p>193,799113387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4" calcext:value-type="float">
            <text:p>3894</text:p>
          </table:table-cell>
          <table:table-cell table:formula="of:=[.$L$2]*[.G3896]^3+[.$L$3]*[.G3896]^2+[.$K$4]*[.G3896]+[.$K$5]" office:value-type="float" office:value="193.905274911329" calcext:value-type="float">
            <text:p>193,905274911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5" calcext:value-type="float">
            <text:p>3895</text:p>
          </table:table-cell>
          <table:table-cell table:formula="of:=[.$L$2]*[.G3897]^3+[.$L$3]*[.G3897]^2+[.$K$4]*[.G3897]+[.$K$5]" office:value-type="float" office:value="194.011506584597" calcext:value-type="float">
            <text:p>194,011506584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6" calcext:value-type="float">
            <text:p>3896</text:p>
          </table:table-cell>
          <table:table-cell table:formula="of:=[.$L$2]*[.G3898]^3+[.$L$3]*[.G3898]^2+[.$K$4]*[.G3898]+[.$K$5]" office:value-type="float" office:value="194.117808439201" calcext:value-type="float">
            <text:p>194,117808439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7" calcext:value-type="float">
            <text:p>3897</text:p>
          </table:table-cell>
          <table:table-cell table:formula="of:=[.$L$2]*[.G3899]^3+[.$L$3]*[.G3899]^2+[.$K$4]*[.G3899]+[.$K$5]" office:value-type="float" office:value="194.224180506712" calcext:value-type="float">
            <text:p>194,2241805067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8" calcext:value-type="float">
            <text:p>3898</text:p>
          </table:table-cell>
          <table:table-cell table:formula="of:=[.$L$2]*[.G3900]^3+[.$L$3]*[.G3900]^2+[.$K$4]*[.G3900]+[.$K$5]" office:value-type="float" office:value="194.330622818702" calcext:value-type="float">
            <text:p>194,330622818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9" calcext:value-type="float">
            <text:p>3899</text:p>
          </table:table-cell>
          <table:table-cell table:formula="of:=[.$L$2]*[.G3901]^3+[.$L$3]*[.G3901]^2+[.$K$4]*[.G3901]+[.$K$5]" office:value-type="float" office:value="194.437135406742" calcext:value-type="float">
            <text:p>194,437135406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0" calcext:value-type="float">
            <text:p>3900</text:p>
          </table:table-cell>
          <table:table-cell table:formula="of:=[.$L$2]*[.G3902]^3+[.$L$3]*[.G3902]^2+[.$K$4]*[.G3902]+[.$K$5]" office:value-type="float" office:value="194.543718302404" calcext:value-type="float">
            <text:p>194,543718302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1" calcext:value-type="float">
            <text:p>3901</text:p>
          </table:table-cell>
          <table:table-cell table:formula="of:=[.$L$2]*[.G3903]^3+[.$L$3]*[.G3903]^2+[.$K$4]*[.G3903]+[.$K$5]" office:value-type="float" office:value="194.65037153726" calcext:value-type="float">
            <text:p>194,650371537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2" calcext:value-type="float">
            <text:p>3902</text:p>
          </table:table-cell>
          <table:table-cell table:formula="of:=[.$L$2]*[.G3904]^3+[.$L$3]*[.G3904]^2+[.$K$4]*[.G3904]+[.$K$5]" office:value-type="float" office:value="194.75709514288" calcext:value-type="float">
            <text:p>194,75709514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3" calcext:value-type="float">
            <text:p>3903</text:p>
          </table:table-cell>
          <table:table-cell table:formula="of:=[.$L$2]*[.G3905]^3+[.$L$3]*[.G3905]^2+[.$K$4]*[.G3905]+[.$K$5]" office:value-type="float" office:value="194.863889150838" calcext:value-type="float">
            <text:p>194,8638891508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4" calcext:value-type="float">
            <text:p>3904</text:p>
          </table:table-cell>
          <table:table-cell table:formula="of:=[.$L$2]*[.G3906]^3+[.$L$3]*[.G3906]^2+[.$K$4]*[.G3906]+[.$K$5]" office:value-type="float" office:value="194.970753592703" calcext:value-type="float">
            <text:p>194,970753592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5" calcext:value-type="float">
            <text:p>3905</text:p>
          </table:table-cell>
          <table:table-cell table:formula="of:=[.$L$2]*[.G3907]^3+[.$L$3]*[.G3907]^2+[.$K$4]*[.G3907]+[.$K$5]" office:value-type="float" office:value="195.077688500048" calcext:value-type="float">
            <text:p>195,077688500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6" calcext:value-type="float">
            <text:p>3906</text:p>
          </table:table-cell>
          <table:table-cell table:formula="of:=[.$L$2]*[.G3908]^3+[.$L$3]*[.G3908]^2+[.$K$4]*[.G3908]+[.$K$5]" office:value-type="float" office:value="195.184693904445" calcext:value-type="float">
            <text:p>195,1846939044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7" calcext:value-type="float">
            <text:p>3907</text:p>
          </table:table-cell>
          <table:table-cell table:formula="of:=[.$L$2]*[.G3909]^3+[.$L$3]*[.G3909]^2+[.$K$4]*[.G3909]+[.$K$5]" office:value-type="float" office:value="195.291769837464" calcext:value-type="float">
            <text:p>195,291769837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8" calcext:value-type="float">
            <text:p>3908</text:p>
          </table:table-cell>
          <table:table-cell table:formula="of:=[.$L$2]*[.G3910]^3+[.$L$3]*[.G3910]^2+[.$K$4]*[.G3910]+[.$K$5]" office:value-type="float" office:value="195.398916330678" calcext:value-type="float">
            <text:p>195,3989163306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9" calcext:value-type="float">
            <text:p>3909</text:p>
          </table:table-cell>
          <table:table-cell table:formula="of:=[.$L$2]*[.G3911]^3+[.$L$3]*[.G3911]^2+[.$K$4]*[.G3911]+[.$K$5]" office:value-type="float" office:value="195.506133415657" calcext:value-type="float">
            <text:p>195,5061334156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0" calcext:value-type="float">
            <text:p>3910</text:p>
          </table:table-cell>
          <table:table-cell table:formula="of:=[.$L$2]*[.G3912]^3+[.$L$3]*[.G3912]^2+[.$K$4]*[.G3912]+[.$K$5]" office:value-type="float" office:value="195.613421123974" calcext:value-type="float">
            <text:p>195,613421123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1" calcext:value-type="float">
            <text:p>3911</text:p>
          </table:table-cell>
          <table:table-cell table:formula="of:=[.$L$2]*[.G3913]^3+[.$L$3]*[.G3913]^2+[.$K$4]*[.G3913]+[.$K$5]" office:value-type="float" office:value="195.720779487201" calcext:value-type="float">
            <text:p>195,720779487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2" calcext:value-type="float">
            <text:p>3912</text:p>
          </table:table-cell>
          <table:table-cell table:formula="of:=[.$L$2]*[.G3914]^3+[.$L$3]*[.G3914]^2+[.$K$4]*[.G3914]+[.$K$5]" office:value-type="float" office:value="195.828208536908" calcext:value-type="float">
            <text:p>195,828208536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3" calcext:value-type="float">
            <text:p>3913</text:p>
          </table:table-cell>
          <table:table-cell table:formula="of:=[.$L$2]*[.G3915]^3+[.$L$3]*[.G3915]^2+[.$K$4]*[.G3915]+[.$K$5]" office:value-type="float" office:value="195.935708304667" calcext:value-type="float">
            <text:p>195,9357083046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4" calcext:value-type="float">
            <text:p>3914</text:p>
          </table:table-cell>
          <table:table-cell table:formula="of:=[.$L$2]*[.G3916]^3+[.$L$3]*[.G3916]^2+[.$K$4]*[.G3916]+[.$K$5]" office:value-type="float" office:value="196.04327882205" calcext:value-type="float">
            <text:p>196,04327882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5" calcext:value-type="float">
            <text:p>3915</text:p>
          </table:table-cell>
          <table:table-cell table:formula="of:=[.$L$2]*[.G3917]^3+[.$L$3]*[.G3917]^2+[.$K$4]*[.G3917]+[.$K$5]" office:value-type="float" office:value="196.150920120629" calcext:value-type="float">
            <text:p>196,150920120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6" calcext:value-type="float">
            <text:p>3916</text:p>
          </table:table-cell>
          <table:table-cell table:formula="of:=[.$L$2]*[.G3918]^3+[.$L$3]*[.G3918]^2+[.$K$4]*[.G3918]+[.$K$5]" office:value-type="float" office:value="196.258632231974" calcext:value-type="float">
            <text:p>196,258632231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7" calcext:value-type="float">
            <text:p>3917</text:p>
          </table:table-cell>
          <table:table-cell table:formula="of:=[.$L$2]*[.G3919]^3+[.$L$3]*[.G3919]^2+[.$K$4]*[.G3919]+[.$K$5]" office:value-type="float" office:value="196.366415187658" calcext:value-type="float">
            <text:p>196,3664151876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8" calcext:value-type="float">
            <text:p>3918</text:p>
          </table:table-cell>
          <table:table-cell table:formula="of:=[.$L$2]*[.G3920]^3+[.$L$3]*[.G3920]^2+[.$K$4]*[.G3920]+[.$K$5]" office:value-type="float" office:value="196.474269019252" calcext:value-type="float">
            <text:p>196,4742690192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9" calcext:value-type="float">
            <text:p>3919</text:p>
          </table:table-cell>
          <table:table-cell table:formula="of:=[.$L$2]*[.G3921]^3+[.$L$3]*[.G3921]^2+[.$K$4]*[.G3921]+[.$K$5]" office:value-type="float" office:value="196.582193758327" calcext:value-type="float">
            <text:p>196,582193758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0" calcext:value-type="float">
            <text:p>3920</text:p>
          </table:table-cell>
          <table:table-cell table:formula="of:=[.$L$2]*[.G3922]^3+[.$L$3]*[.G3922]^2+[.$K$4]*[.G3922]+[.$K$5]" office:value-type="float" office:value="196.690189436456" calcext:value-type="float">
            <text:p>196,690189436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1" calcext:value-type="float">
            <text:p>3921</text:p>
          </table:table-cell>
          <table:table-cell table:formula="of:=[.$L$2]*[.G3923]^3+[.$L$3]*[.G3923]^2+[.$K$4]*[.G3923]+[.$K$5]" office:value-type="float" office:value="196.798256085209" calcext:value-type="float">
            <text:p>196,798256085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2" calcext:value-type="float">
            <text:p>3922</text:p>
          </table:table-cell>
          <table:table-cell table:formula="of:=[.$L$2]*[.G3924]^3+[.$L$3]*[.G3924]^2+[.$K$4]*[.G3924]+[.$K$5]" office:value-type="float" office:value="196.906393736159" calcext:value-type="float">
            <text:p>196,906393736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3" calcext:value-type="float">
            <text:p>3923</text:p>
          </table:table-cell>
          <table:table-cell table:formula="of:=[.$L$2]*[.G3925]^3+[.$L$3]*[.G3925]^2+[.$K$4]*[.G3925]+[.$K$5]" office:value-type="float" office:value="197.014602420877" calcext:value-type="float">
            <text:p>197,014602420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4" calcext:value-type="float">
            <text:p>3924</text:p>
          </table:table-cell>
          <table:table-cell table:formula="of:=[.$L$2]*[.G3926]^3+[.$L$3]*[.G3926]^2+[.$K$4]*[.G3926]+[.$K$5]" office:value-type="float" office:value="197.122882170934" calcext:value-type="float">
            <text:p>197,122882170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5" calcext:value-type="float">
            <text:p>3925</text:p>
          </table:table-cell>
          <table:table-cell table:formula="of:=[.$L$2]*[.G3927]^3+[.$L$3]*[.G3927]^2+[.$K$4]*[.G3927]+[.$K$5]" office:value-type="float" office:value="197.231233017902" calcext:value-type="float">
            <text:p>197,2312330179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6" calcext:value-type="float">
            <text:p>3926</text:p>
          </table:table-cell>
          <table:table-cell table:formula="of:=[.$L$2]*[.G3928]^3+[.$L$3]*[.G3928]^2+[.$K$4]*[.G3928]+[.$K$5]" office:value-type="float" office:value="197.339654993352" calcext:value-type="float">
            <text:p>197,339654993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7" calcext:value-type="float">
            <text:p>3927</text:p>
          </table:table-cell>
          <table:table-cell table:formula="of:=[.$L$2]*[.G3929]^3+[.$L$3]*[.G3929]^2+[.$K$4]*[.G3929]+[.$K$5]" office:value-type="float" office:value="197.448148128857" calcext:value-type="float">
            <text:p>197,448148128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8" calcext:value-type="float">
            <text:p>3928</text:p>
          </table:table-cell>
          <table:table-cell table:formula="of:=[.$L$2]*[.G3930]^3+[.$L$3]*[.G3930]^2+[.$K$4]*[.G3930]+[.$K$5]" office:value-type="float" office:value="197.556712455988" calcext:value-type="float">
            <text:p>197,55671245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9" calcext:value-type="float">
            <text:p>3929</text:p>
          </table:table-cell>
          <table:table-cell table:formula="of:=[.$L$2]*[.G3931]^3+[.$L$3]*[.G3931]^2+[.$K$4]*[.G3931]+[.$K$5]" office:value-type="float" office:value="197.665348006315" calcext:value-type="float">
            <text:p>197,665348006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0" calcext:value-type="float">
            <text:p>3930</text:p>
          </table:table-cell>
          <table:table-cell table:formula="of:=[.$L$2]*[.G3932]^3+[.$L$3]*[.G3932]^2+[.$K$4]*[.G3932]+[.$K$5]" office:value-type="float" office:value="197.774054811412" calcext:value-type="float">
            <text:p>197,774054811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1" calcext:value-type="float">
            <text:p>3931</text:p>
          </table:table-cell>
          <table:table-cell table:formula="of:=[.$L$2]*[.G3933]^3+[.$L$3]*[.G3933]^2+[.$K$4]*[.G3933]+[.$K$5]" office:value-type="float" office:value="197.882832902849" calcext:value-type="float">
            <text:p>197,8828329028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2" calcext:value-type="float">
            <text:p>3932</text:p>
          </table:table-cell>
          <table:table-cell table:formula="of:=[.$L$2]*[.G3934]^3+[.$L$3]*[.G3934]^2+[.$K$4]*[.G3934]+[.$K$5]" office:value-type="float" office:value="197.991682312197" calcext:value-type="float">
            <text:p>197,991682312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3" calcext:value-type="float">
            <text:p>3933</text:p>
          </table:table-cell>
          <table:table-cell table:formula="of:=[.$L$2]*[.G3935]^3+[.$L$3]*[.G3935]^2+[.$K$4]*[.G3935]+[.$K$5]" office:value-type="float" office:value="198.10060307103" calcext:value-type="float">
            <text:p>198,10060307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4" calcext:value-type="float">
            <text:p>3934</text:p>
          </table:table-cell>
          <table:table-cell table:formula="of:=[.$L$2]*[.G3936]^3+[.$L$3]*[.G3936]^2+[.$K$4]*[.G3936]+[.$K$5]" office:value-type="float" office:value="198.209595210917" calcext:value-type="float">
            <text:p>198,2095952109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5" calcext:value-type="float">
            <text:p>3935</text:p>
          </table:table-cell>
          <table:table-cell table:formula="of:=[.$L$2]*[.G3937]^3+[.$L$3]*[.G3937]^2+[.$K$4]*[.G3937]+[.$K$5]" office:value-type="float" office:value="198.318658763431" calcext:value-type="float">
            <text:p>198,31865876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6" calcext:value-type="float">
            <text:p>3936</text:p>
          </table:table-cell>
          <table:table-cell table:formula="of:=[.$L$2]*[.G3938]^3+[.$L$3]*[.G3938]^2+[.$K$4]*[.G3938]+[.$K$5]" office:value-type="float" office:value="198.427793760143" calcext:value-type="float">
            <text:p>198,427793760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7" calcext:value-type="float">
            <text:p>3937</text:p>
          </table:table-cell>
          <table:table-cell table:formula="of:=[.$L$2]*[.G3939]^3+[.$L$3]*[.G3939]^2+[.$K$4]*[.G3939]+[.$K$5]" office:value-type="float" office:value="198.537000232625" calcext:value-type="float">
            <text:p>198,537000232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8" calcext:value-type="float">
            <text:p>3938</text:p>
          </table:table-cell>
          <table:table-cell table:formula="of:=[.$L$2]*[.G3940]^3+[.$L$3]*[.G3940]^2+[.$K$4]*[.G3940]+[.$K$5]" office:value-type="float" office:value="198.646278212448" calcext:value-type="float">
            <text:p>198,646278212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9" calcext:value-type="float">
            <text:p>3939</text:p>
          </table:table-cell>
          <table:table-cell table:formula="of:=[.$L$2]*[.G3941]^3+[.$L$3]*[.G3941]^2+[.$K$4]*[.G3941]+[.$K$5]" office:value-type="float" office:value="198.755627731184" calcext:value-type="float">
            <text:p>198,755627731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0" calcext:value-type="float">
            <text:p>3940</text:p>
          </table:table-cell>
          <table:table-cell table:formula="of:=[.$L$2]*[.G3942]^3+[.$L$3]*[.G3942]^2+[.$K$4]*[.G3942]+[.$K$5]" office:value-type="float" office:value="198.865048820405" calcext:value-type="float">
            <text:p>198,865048820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1" calcext:value-type="float">
            <text:p>3941</text:p>
          </table:table-cell>
          <table:table-cell table:formula="of:=[.$L$2]*[.G3943]^3+[.$L$3]*[.G3943]^2+[.$K$4]*[.G3943]+[.$K$5]" office:value-type="float" office:value="198.974541511681" calcext:value-type="float">
            <text:p>198,974541511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2" calcext:value-type="float">
            <text:p>3942</text:p>
          </table:table-cell>
          <table:table-cell table:formula="of:=[.$L$2]*[.G3944]^3+[.$L$3]*[.G3944]^2+[.$K$4]*[.G3944]+[.$K$5]" office:value-type="float" office:value="199.084105836585" calcext:value-type="float">
            <text:p>199,084105836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3" calcext:value-type="float">
            <text:p>3943</text:p>
          </table:table-cell>
          <table:table-cell table:formula="of:=[.$L$2]*[.G3945]^3+[.$L$3]*[.G3945]^2+[.$K$4]*[.G3945]+[.$K$5]" office:value-type="float" office:value="199.193741826688" calcext:value-type="float">
            <text:p>199,1937418266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4" calcext:value-type="float">
            <text:p>3944</text:p>
          </table:table-cell>
          <table:table-cell table:formula="of:=[.$L$2]*[.G3946]^3+[.$L$3]*[.G3946]^2+[.$K$4]*[.G3946]+[.$K$5]" office:value-type="float" office:value="199.303449513562" calcext:value-type="float">
            <text:p>199,3034495135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5" calcext:value-type="float">
            <text:p>3945</text:p>
          </table:table-cell>
          <table:table-cell table:formula="of:=[.$L$2]*[.G3947]^3+[.$L$3]*[.G3947]^2+[.$K$4]*[.G3947]+[.$K$5]" office:value-type="float" office:value="199.413228928778" calcext:value-type="float">
            <text:p>199,413228928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6" calcext:value-type="float">
            <text:p>3946</text:p>
          </table:table-cell>
          <table:table-cell table:formula="of:=[.$L$2]*[.G3948]^3+[.$L$3]*[.G3948]^2+[.$K$4]*[.G3948]+[.$K$5]" office:value-type="float" office:value="199.523080103908" calcext:value-type="float">
            <text:p>199,523080103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7" calcext:value-type="float">
            <text:p>3947</text:p>
          </table:table-cell>
          <table:table-cell table:formula="of:=[.$L$2]*[.G3949]^3+[.$L$3]*[.G3949]^2+[.$K$4]*[.G3949]+[.$K$5]" office:value-type="float" office:value="199.633003070524" calcext:value-type="float">
            <text:p>199,633003070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8" calcext:value-type="float">
            <text:p>3948</text:p>
          </table:table-cell>
          <table:table-cell table:formula="of:=[.$L$2]*[.G3950]^3+[.$L$3]*[.G3950]^2+[.$K$4]*[.G3950]+[.$K$5]" office:value-type="float" office:value="199.742997860196" calcext:value-type="float">
            <text:p>199,742997860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9" calcext:value-type="float">
            <text:p>3949</text:p>
          </table:table-cell>
          <table:table-cell table:formula="of:=[.$L$2]*[.G3951]^3+[.$L$3]*[.G3951]^2+[.$K$4]*[.G3951]+[.$K$5]" office:value-type="float" office:value="199.853064504497" calcext:value-type="float">
            <text:p>199,853064504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0" calcext:value-type="float">
            <text:p>3950</text:p>
          </table:table-cell>
          <table:table-cell table:formula="of:=[.$L$2]*[.G3952]^3+[.$L$3]*[.G3952]^2+[.$K$4]*[.G3952]+[.$K$5]" office:value-type="float" office:value="199.963203034997" calcext:value-type="float">
            <text:p>199,963203034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1" calcext:value-type="float">
            <text:p>3951</text:p>
          </table:table-cell>
          <table:table-cell table:formula="of:=[.$L$2]*[.G3953]^3+[.$L$3]*[.G3953]^2+[.$K$4]*[.G3953]+[.$K$5]" office:value-type="float" office:value="200.07341348327" calcext:value-type="float">
            <text:p>200,07341348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2" calcext:value-type="float">
            <text:p>3952</text:p>
          </table:table-cell>
          <table:table-cell table:formula="of:=[.$L$2]*[.G3954]^3+[.$L$3]*[.G3954]^2+[.$K$4]*[.G3954]+[.$K$5]" office:value-type="float" office:value="200.183695880886" calcext:value-type="float">
            <text:p>200,183695880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3" calcext:value-type="float">
            <text:p>3953</text:p>
          </table:table-cell>
          <table:table-cell table:formula="of:=[.$L$2]*[.G3955]^3+[.$L$3]*[.G3955]^2+[.$K$4]*[.G3955]+[.$K$5]" office:value-type="float" office:value="200.294050259416" calcext:value-type="float">
            <text:p>200,2940502594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4" calcext:value-type="float">
            <text:p>3954</text:p>
          </table:table-cell>
          <table:table-cell table:formula="of:=[.$L$2]*[.G3956]^3+[.$L$3]*[.G3956]^2+[.$K$4]*[.G3956]+[.$K$5]" office:value-type="float" office:value="200.404476650433" calcext:value-type="float">
            <text:p>200,4044766504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5" calcext:value-type="float">
            <text:p>3955</text:p>
          </table:table-cell>
          <table:table-cell table:formula="of:=[.$L$2]*[.G3957]^3+[.$L$3]*[.G3957]^2+[.$K$4]*[.G3957]+[.$K$5]" office:value-type="float" office:value="200.514975085507" calcext:value-type="float">
            <text:p>200,514975085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6" calcext:value-type="float">
            <text:p>3956</text:p>
          </table:table-cell>
          <table:table-cell table:formula="of:=[.$L$2]*[.G3958]^3+[.$L$3]*[.G3958]^2+[.$K$4]*[.G3958]+[.$K$5]" office:value-type="float" office:value="200.625545596211" calcext:value-type="float">
            <text:p>200,625545596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7" calcext:value-type="float">
            <text:p>3957</text:p>
          </table:table-cell>
          <table:table-cell table:formula="of:=[.$L$2]*[.G3959]^3+[.$L$3]*[.G3959]^2+[.$K$4]*[.G3959]+[.$K$5]" office:value-type="float" office:value="200.736188214116" calcext:value-type="float">
            <text:p>200,736188214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8" calcext:value-type="float">
            <text:p>3958</text:p>
          </table:table-cell>
          <table:table-cell table:formula="of:=[.$L$2]*[.G3960]^3+[.$L$3]*[.G3960]^2+[.$K$4]*[.G3960]+[.$K$5]" office:value-type="float" office:value="200.846902970794" calcext:value-type="float">
            <text:p>200,8469029707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9" calcext:value-type="float">
            <text:p>3959</text:p>
          </table:table-cell>
          <table:table-cell table:formula="of:=[.$L$2]*[.G3961]^3+[.$L$3]*[.G3961]^2+[.$K$4]*[.G3961]+[.$K$5]" office:value-type="float" office:value="200.957689897816" calcext:value-type="float">
            <text:p>200,957689897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0" calcext:value-type="float">
            <text:p>3960</text:p>
          </table:table-cell>
          <table:table-cell table:formula="of:=[.$L$2]*[.G3962]^3+[.$L$3]*[.G3962]^2+[.$K$4]*[.G3962]+[.$K$5]" office:value-type="float" office:value="201.068549026753" calcext:value-type="float">
            <text:p>201,068549026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1" calcext:value-type="float">
            <text:p>3961</text:p>
          </table:table-cell>
          <table:table-cell table:formula="of:=[.$L$2]*[.G3963]^3+[.$L$3]*[.G3963]^2+[.$K$4]*[.G3963]+[.$K$5]" office:value-type="float" office:value="201.179480389178" calcext:value-type="float">
            <text:p>201,179480389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2" calcext:value-type="float">
            <text:p>3962</text:p>
          </table:table-cell>
          <table:table-cell table:formula="of:=[.$L$2]*[.G3964]^3+[.$L$3]*[.G3964]^2+[.$K$4]*[.G3964]+[.$K$5]" office:value-type="float" office:value="201.290484016662" calcext:value-type="float">
            <text:p>201,290484016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3" calcext:value-type="float">
            <text:p>3963</text:p>
          </table:table-cell>
          <table:table-cell table:formula="of:=[.$L$2]*[.G3965]^3+[.$L$3]*[.G3965]^2+[.$K$4]*[.G3965]+[.$K$5]" office:value-type="float" office:value="201.401559940775" calcext:value-type="float">
            <text:p>201,401559940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4" calcext:value-type="float">
            <text:p>3964</text:p>
          </table:table-cell>
          <table:table-cell table:formula="of:=[.$L$2]*[.G3966]^3+[.$L$3]*[.G3966]^2+[.$K$4]*[.G3966]+[.$K$5]" office:value-type="float" office:value="201.512708193091" calcext:value-type="float">
            <text:p>201,5127081930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5" calcext:value-type="float">
            <text:p>3965</text:p>
          </table:table-cell>
          <table:table-cell table:formula="of:=[.$L$2]*[.G3967]^3+[.$L$3]*[.G3967]^2+[.$K$4]*[.G3967]+[.$K$5]" office:value-type="float" office:value="201.623928805181" calcext:value-type="float">
            <text:p>201,623928805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6" calcext:value-type="float">
            <text:p>3966</text:p>
          </table:table-cell>
          <table:table-cell table:formula="of:=[.$L$2]*[.G3968]^3+[.$L$3]*[.G3968]^2+[.$K$4]*[.G3968]+[.$K$5]" office:value-type="float" office:value="201.735221808615" calcext:value-type="float">
            <text:p>201,7352218086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7" calcext:value-type="float">
            <text:p>3967</text:p>
          </table:table-cell>
          <table:table-cell table:formula="of:=[.$L$2]*[.G3969]^3+[.$L$3]*[.G3969]^2+[.$K$4]*[.G3969]+[.$K$5]" office:value-type="float" office:value="201.846587234966" calcext:value-type="float">
            <text:p>201,846587234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8" calcext:value-type="float">
            <text:p>3968</text:p>
          </table:table-cell>
          <table:table-cell table:formula="of:=[.$L$2]*[.G3970]^3+[.$L$3]*[.G3970]^2+[.$K$4]*[.G3970]+[.$K$5]" office:value-type="float" office:value="201.958025115806" calcext:value-type="float">
            <text:p>201,958025115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9" calcext:value-type="float">
            <text:p>3969</text:p>
          </table:table-cell>
          <table:table-cell table:formula="of:=[.$L$2]*[.G3971]^3+[.$L$3]*[.G3971]^2+[.$K$4]*[.G3971]+[.$K$5]" office:value-type="float" office:value="202.069535482705" calcext:value-type="float">
            <text:p>202,069535482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0" calcext:value-type="float">
            <text:p>3970</text:p>
          </table:table-cell>
          <table:table-cell table:formula="of:=[.$L$2]*[.G3972]^3+[.$L$3]*[.G3972]^2+[.$K$4]*[.G3972]+[.$K$5]" office:value-type="float" office:value="202.181118367235" calcext:value-type="float">
            <text:p>202,1811183672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1" calcext:value-type="float">
            <text:p>3971</text:p>
          </table:table-cell>
          <table:table-cell table:formula="of:=[.$L$2]*[.G3973]^3+[.$L$3]*[.G3973]^2+[.$K$4]*[.G3973]+[.$K$5]" office:value-type="float" office:value="202.292773800968" calcext:value-type="float">
            <text:p>202,292773800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2" calcext:value-type="float">
            <text:p>3972</text:p>
          </table:table-cell>
          <table:table-cell table:formula="of:=[.$L$2]*[.G3974]^3+[.$L$3]*[.G3974]^2+[.$K$4]*[.G3974]+[.$K$5]" office:value-type="float" office:value="202.404501815476" calcext:value-type="float">
            <text:p>202,404501815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3" calcext:value-type="float">
            <text:p>3973</text:p>
          </table:table-cell>
          <table:table-cell table:formula="of:=[.$L$2]*[.G3975]^3+[.$L$3]*[.G3975]^2+[.$K$4]*[.G3975]+[.$K$5]" office:value-type="float" office:value="202.51630244233" calcext:value-type="float">
            <text:p>202,51630244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4" calcext:value-type="float">
            <text:p>3974</text:p>
          </table:table-cell>
          <table:table-cell table:formula="of:=[.$L$2]*[.G3976]^3+[.$L$3]*[.G3976]^2+[.$K$4]*[.G3976]+[.$K$5]" office:value-type="float" office:value="202.628175713101" calcext:value-type="float">
            <text:p>202,628175713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5" calcext:value-type="float">
            <text:p>3975</text:p>
          </table:table-cell>
          <table:table-cell table:formula="of:=[.$L$2]*[.G3977]^3+[.$L$3]*[.G3977]^2+[.$K$4]*[.G3977]+[.$K$5]" office:value-type="float" office:value="202.740121659362" calcext:value-type="float">
            <text:p>202,740121659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6" calcext:value-type="float">
            <text:p>3976</text:p>
          </table:table-cell>
          <table:table-cell table:formula="of:=[.$L$2]*[.G3978]^3+[.$L$3]*[.G3978]^2+[.$K$4]*[.G3978]+[.$K$5]" office:value-type="float" office:value="202.852140312683" calcext:value-type="float">
            <text:p>202,852140312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7" calcext:value-type="float">
            <text:p>3977</text:p>
          </table:table-cell>
          <table:table-cell table:formula="of:=[.$L$2]*[.G3979]^3+[.$L$3]*[.G3979]^2+[.$K$4]*[.G3979]+[.$K$5]" office:value-type="float" office:value="202.964231704636" calcext:value-type="float">
            <text:p>202,964231704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8" calcext:value-type="float">
            <text:p>3978</text:p>
          </table:table-cell>
          <table:table-cell table:formula="of:=[.$L$2]*[.G3980]^3+[.$L$3]*[.G3980]^2+[.$K$4]*[.G3980]+[.$K$5]" office:value-type="float" office:value="203.076395866793" calcext:value-type="float">
            <text:p>203,0763958667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9" calcext:value-type="float">
            <text:p>3979</text:p>
          </table:table-cell>
          <table:table-cell table:formula="of:=[.$L$2]*[.G3981]^3+[.$L$3]*[.G3981]^2+[.$K$4]*[.G3981]+[.$K$5]" office:value-type="float" office:value="203.188632830726" calcext:value-type="float">
            <text:p>203,1886328307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0" calcext:value-type="float">
            <text:p>3980</text:p>
          </table:table-cell>
          <table:table-cell table:formula="of:=[.$L$2]*[.G3982]^3+[.$L$3]*[.G3982]^2+[.$K$4]*[.G3982]+[.$K$5]" office:value-type="float" office:value="203.300942628006" calcext:value-type="float">
            <text:p>203,300942628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1" calcext:value-type="float">
            <text:p>3981</text:p>
          </table:table-cell>
          <table:table-cell table:formula="of:=[.$L$2]*[.G3983]^3+[.$L$3]*[.G3983]^2+[.$K$4]*[.G3983]+[.$K$5]" office:value-type="float" office:value="203.413325290204" calcext:value-type="float">
            <text:p>203,413325290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2" calcext:value-type="float">
            <text:p>3982</text:p>
          </table:table-cell>
          <table:table-cell table:formula="of:=[.$L$2]*[.G3984]^3+[.$L$3]*[.G3984]^2+[.$K$4]*[.G3984]+[.$K$5]" office:value-type="float" office:value="203.525780848892" calcext:value-type="float">
            <text:p>203,525780848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3" calcext:value-type="float">
            <text:p>3983</text:p>
          </table:table-cell>
          <table:table-cell table:formula="of:=[.$L$2]*[.G3985]^3+[.$L$3]*[.G3985]^2+[.$K$4]*[.G3985]+[.$K$5]" office:value-type="float" office:value="203.638309335642" calcext:value-type="float">
            <text:p>203,6383093356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4" calcext:value-type="float">
            <text:p>3984</text:p>
          </table:table-cell>
          <table:table-cell table:formula="of:=[.$L$2]*[.G3986]^3+[.$L$3]*[.G3986]^2+[.$K$4]*[.G3986]+[.$K$5]" office:value-type="float" office:value="203.750910782025" calcext:value-type="float">
            <text:p>203,750910782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5" calcext:value-type="float">
            <text:p>3985</text:p>
          </table:table-cell>
          <table:table-cell table:formula="of:=[.$L$2]*[.G3987]^3+[.$L$3]*[.G3987]^2+[.$K$4]*[.G3987]+[.$K$5]" office:value-type="float" office:value="203.863585219613" calcext:value-type="float">
            <text:p>203,863585219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6" calcext:value-type="float">
            <text:p>3986</text:p>
          </table:table-cell>
          <table:table-cell table:formula="of:=[.$L$2]*[.G3988]^3+[.$L$3]*[.G3988]^2+[.$K$4]*[.G3988]+[.$K$5]" office:value-type="float" office:value="203.976332679977" calcext:value-type="float">
            <text:p>203,976332679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7" calcext:value-type="float">
            <text:p>3987</text:p>
          </table:table-cell>
          <table:table-cell table:formula="of:=[.$L$2]*[.G3989]^3+[.$L$3]*[.G3989]^2+[.$K$4]*[.G3989]+[.$K$5]" office:value-type="float" office:value="204.089153194689" calcext:value-type="float">
            <text:p>204,0891531946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8" calcext:value-type="float">
            <text:p>3988</text:p>
          </table:table-cell>
          <table:table-cell table:formula="of:=[.$L$2]*[.G3990]^3+[.$L$3]*[.G3990]^2+[.$K$4]*[.G3990]+[.$K$5]" office:value-type="float" office:value="204.20204679532" calcext:value-type="float">
            <text:p>204,20204679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9" calcext:value-type="float">
            <text:p>3989</text:p>
          </table:table-cell>
          <table:table-cell table:formula="of:=[.$L$2]*[.G3991]^3+[.$L$3]*[.G3991]^2+[.$K$4]*[.G3991]+[.$K$5]" office:value-type="float" office:value="204.315013513443" calcext:value-type="float">
            <text:p>204,315013513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0" calcext:value-type="float">
            <text:p>3990</text:p>
          </table:table-cell>
          <table:table-cell table:formula="of:=[.$L$2]*[.G3992]^3+[.$L$3]*[.G3992]^2+[.$K$4]*[.G3992]+[.$K$5]" office:value-type="float" office:value="204.428053380628" calcext:value-type="float">
            <text:p>204,428053380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1" calcext:value-type="float">
            <text:p>3991</text:p>
          </table:table-cell>
          <table:table-cell table:formula="of:=[.$L$2]*[.G3993]^3+[.$L$3]*[.G3993]^2+[.$K$4]*[.G3993]+[.$K$5]" office:value-type="float" office:value="204.541166428447" calcext:value-type="float">
            <text:p>204,541166428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2" calcext:value-type="float">
            <text:p>3992</text:p>
          </table:table-cell>
          <table:table-cell table:formula="of:=[.$L$2]*[.G3994]^3+[.$L$3]*[.G3994]^2+[.$K$4]*[.G3994]+[.$K$5]" office:value-type="float" office:value="204.654352688472" calcext:value-type="float">
            <text:p>204,654352688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3" calcext:value-type="float">
            <text:p>3993</text:p>
          </table:table-cell>
          <table:table-cell table:formula="of:=[.$L$2]*[.G3995]^3+[.$L$3]*[.G3995]^2+[.$K$4]*[.G3995]+[.$K$5]" office:value-type="float" office:value="204.767612192274" calcext:value-type="float">
            <text:p>204,767612192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4" calcext:value-type="float">
            <text:p>3994</text:p>
          </table:table-cell>
          <table:table-cell table:formula="of:=[.$L$2]*[.G3996]^3+[.$L$3]*[.G3996]^2+[.$K$4]*[.G3996]+[.$K$5]" office:value-type="float" office:value="204.880944971425" calcext:value-type="float">
            <text:p>204,880944971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5" calcext:value-type="float">
            <text:p>3995</text:p>
          </table:table-cell>
          <table:table-cell table:formula="of:=[.$L$2]*[.G3997]^3+[.$L$3]*[.G3997]^2+[.$K$4]*[.G3997]+[.$K$5]" office:value-type="float" office:value="204.994351057497" calcext:value-type="float">
            <text:p>204,994351057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6" calcext:value-type="float">
            <text:p>3996</text:p>
          </table:table-cell>
          <table:table-cell table:formula="of:=[.$L$2]*[.G3998]^3+[.$L$3]*[.G3998]^2+[.$K$4]*[.G3998]+[.$K$5]" office:value-type="float" office:value="205.10783048206" calcext:value-type="float">
            <text:p>205,10783048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7" calcext:value-type="float">
            <text:p>3997</text:p>
          </table:table-cell>
          <table:table-cell table:formula="of:=[.$L$2]*[.G3999]^3+[.$L$3]*[.G3999]^2+[.$K$4]*[.G3999]+[.$K$5]" office:value-type="float" office:value="205.221383276687" calcext:value-type="float">
            <text:p>205,221383276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8" calcext:value-type="float">
            <text:p>3998</text:p>
          </table:table-cell>
          <table:table-cell table:formula="of:=[.$L$2]*[.G4000]^3+[.$L$3]*[.G4000]^2+[.$K$4]*[.G4000]+[.$K$5]" office:value-type="float" office:value="205.335009472949" calcext:value-type="float">
            <text:p>205,335009472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9" calcext:value-type="float">
            <text:p>3999</text:p>
          </table:table-cell>
          <table:table-cell table:formula="of:=[.$L$2]*[.G4001]^3+[.$L$3]*[.G4001]^2+[.$K$4]*[.G4001]+[.$K$5]" office:value-type="float" office:value="205.448709102418" calcext:value-type="float">
            <text:p>205,448709102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0" calcext:value-type="float">
            <text:p>4000</text:p>
          </table:table-cell>
          <table:table-cell table:formula="of:=[.$L$2]*[.G4002]^3+[.$L$3]*[.G4002]^2+[.$K$4]*[.G4002]+[.$K$5]" office:value-type="float" office:value="205.562482196665" calcext:value-type="float">
            <text:p>205,562482196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1" calcext:value-type="float">
            <text:p>4001</text:p>
          </table:table-cell>
          <table:table-cell table:formula="of:=[.$L$2]*[.G4003]^3+[.$L$3]*[.G4003]^2+[.$K$4]*[.G4003]+[.$K$5]" office:value-type="float" office:value="205.676328787262" calcext:value-type="float">
            <text:p>205,676328787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2" calcext:value-type="float">
            <text:p>4002</text:p>
          </table:table-cell>
          <table:table-cell table:formula="of:=[.$L$2]*[.G4004]^3+[.$L$3]*[.G4004]^2+[.$K$4]*[.G4004]+[.$K$5]" office:value-type="float" office:value="205.79024890578" calcext:value-type="float">
            <text:p>205,79024890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3" calcext:value-type="float">
            <text:p>4003</text:p>
          </table:table-cell>
          <table:table-cell table:formula="of:=[.$L$2]*[.G4005]^3+[.$L$3]*[.G4005]^2+[.$K$4]*[.G4005]+[.$K$5]" office:value-type="float" office:value="205.904242583791" calcext:value-type="float">
            <text:p>205,904242583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4" calcext:value-type="float">
            <text:p>4004</text:p>
          </table:table-cell>
          <table:table-cell table:formula="of:=[.$L$2]*[.G4006]^3+[.$L$3]*[.G4006]^2+[.$K$4]*[.G4006]+[.$K$5]" office:value-type="float" office:value="206.018309852866" calcext:value-type="float">
            <text:p>206,018309852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5" calcext:value-type="float">
            <text:p>4005</text:p>
          </table:table-cell>
          <table:table-cell table:formula="of:=[.$L$2]*[.G4007]^3+[.$L$3]*[.G4007]^2+[.$K$4]*[.G4007]+[.$K$5]" office:value-type="float" office:value="206.132450744577" calcext:value-type="float">
            <text:p>206,1324507445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6" calcext:value-type="float">
            <text:p>4006</text:p>
          </table:table-cell>
          <table:table-cell table:formula="of:=[.$L$2]*[.G4008]^3+[.$L$3]*[.G4008]^2+[.$K$4]*[.G4008]+[.$K$5]" office:value-type="float" office:value="206.246665290496" calcext:value-type="float">
            <text:p>206,246665290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7" calcext:value-type="float">
            <text:p>4007</text:p>
          </table:table-cell>
          <table:table-cell table:formula="of:=[.$L$2]*[.G4009]^3+[.$L$3]*[.G4009]^2+[.$K$4]*[.G4009]+[.$K$5]" office:value-type="float" office:value="206.360953522194" calcext:value-type="float">
            <text:p>206,360953522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8" calcext:value-type="float">
            <text:p>4008</text:p>
          </table:table-cell>
          <table:table-cell table:formula="of:=[.$L$2]*[.G4010]^3+[.$L$3]*[.G4010]^2+[.$K$4]*[.G4010]+[.$K$5]" office:value-type="float" office:value="206.475315471243" calcext:value-type="float">
            <text:p>206,475315471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9" calcext:value-type="float">
            <text:p>4009</text:p>
          </table:table-cell>
          <table:table-cell table:formula="of:=[.$L$2]*[.G4011]^3+[.$L$3]*[.G4011]^2+[.$K$4]*[.G4011]+[.$K$5]" office:value-type="float" office:value="206.589751169214" calcext:value-type="float">
            <text:p>206,589751169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0" calcext:value-type="float">
            <text:p>4010</text:p>
          </table:table-cell>
          <table:table-cell table:formula="of:=[.$L$2]*[.G4012]^3+[.$L$3]*[.G4012]^2+[.$K$4]*[.G4012]+[.$K$5]" office:value-type="float" office:value="206.704260647679" calcext:value-type="float">
            <text:p>206,704260647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1" calcext:value-type="float">
            <text:p>4011</text:p>
          </table:table-cell>
          <table:table-cell table:formula="of:=[.$L$2]*[.G4013]^3+[.$L$3]*[.G4013]^2+[.$K$4]*[.G4013]+[.$K$5]" office:value-type="float" office:value="206.81884393821" calcext:value-type="float">
            <text:p>206,81884393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2" calcext:value-type="float">
            <text:p>4012</text:p>
          </table:table-cell>
          <table:table-cell table:formula="of:=[.$L$2]*[.G4014]^3+[.$L$3]*[.G4014]^2+[.$K$4]*[.G4014]+[.$K$5]" office:value-type="float" office:value="206.933501072377" calcext:value-type="float">
            <text:p>206,9335010723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3" calcext:value-type="float">
            <text:p>4013</text:p>
          </table:table-cell>
          <table:table-cell table:formula="of:=[.$L$2]*[.G4015]^3+[.$L$3]*[.G4015]^2+[.$K$4]*[.G4015]+[.$K$5]" office:value-type="float" office:value="207.048232081753" calcext:value-type="float">
            <text:p>207,048232081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4" calcext:value-type="float">
            <text:p>4014</text:p>
          </table:table-cell>
          <table:table-cell table:formula="of:=[.$L$2]*[.G4016]^3+[.$L$3]*[.G4016]^2+[.$K$4]*[.G4016]+[.$K$5]" office:value-type="float" office:value="207.163036997909" calcext:value-type="float">
            <text:p>207,163036997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5" calcext:value-type="float">
            <text:p>4015</text:p>
          </table:table-cell>
          <table:table-cell table:formula="of:=[.$L$2]*[.G4017]^3+[.$L$3]*[.G4017]^2+[.$K$4]*[.G4017]+[.$K$5]" office:value-type="float" office:value="207.277915852417" calcext:value-type="float">
            <text:p>207,277915852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6" calcext:value-type="float">
            <text:p>4016</text:p>
          </table:table-cell>
          <table:table-cell table:formula="of:=[.$L$2]*[.G4018]^3+[.$L$3]*[.G4018]^2+[.$K$4]*[.G4018]+[.$K$5]" office:value-type="float" office:value="207.392868676847" calcext:value-type="float">
            <text:p>207,3928686768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7" calcext:value-type="float">
            <text:p>4017</text:p>
          </table:table-cell>
          <table:table-cell table:formula="of:=[.$L$2]*[.G4019]^3+[.$L$3]*[.G4019]^2+[.$K$4]*[.G4019]+[.$K$5]" office:value-type="float" office:value="207.507895502773" calcext:value-type="float">
            <text:p>207,507895502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8" calcext:value-type="float">
            <text:p>4018</text:p>
          </table:table-cell>
          <table:table-cell table:formula="of:=[.$L$2]*[.G4020]^3+[.$L$3]*[.G4020]^2+[.$K$4]*[.G4020]+[.$K$5]" office:value-type="float" office:value="207.622996361765" calcext:value-type="float">
            <text:p>207,622996361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9" calcext:value-type="float">
            <text:p>4019</text:p>
          </table:table-cell>
          <table:table-cell table:formula="of:=[.$L$2]*[.G4021]^3+[.$L$3]*[.G4021]^2+[.$K$4]*[.G4021]+[.$K$5]" office:value-type="float" office:value="207.738171285395" calcext:value-type="float">
            <text:p>207,738171285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0" calcext:value-type="float">
            <text:p>4020</text:p>
          </table:table-cell>
          <table:table-cell table:formula="of:=[.$L$2]*[.G4022]^3+[.$L$3]*[.G4022]^2+[.$K$4]*[.G4022]+[.$K$5]" office:value-type="float" office:value="207.853420305234" calcext:value-type="float">
            <text:p>207,853420305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1" calcext:value-type="float">
            <text:p>4021</text:p>
          </table:table-cell>
          <table:table-cell table:formula="of:=[.$L$2]*[.G4023]^3+[.$L$3]*[.G4023]^2+[.$K$4]*[.G4023]+[.$K$5]" office:value-type="float" office:value="207.968743452855" calcext:value-type="float">
            <text:p>207,968743452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2" calcext:value-type="float">
            <text:p>4022</text:p>
          </table:table-cell>
          <table:table-cell table:formula="of:=[.$L$2]*[.G4024]^3+[.$L$3]*[.G4024]^2+[.$K$4]*[.G4024]+[.$K$5]" office:value-type="float" office:value="208.084140759828" calcext:value-type="float">
            <text:p>208,084140759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3" calcext:value-type="float">
            <text:p>4023</text:p>
          </table:table-cell>
          <table:table-cell table:formula="of:=[.$L$2]*[.G4025]^3+[.$L$3]*[.G4025]^2+[.$K$4]*[.G4025]+[.$K$5]" office:value-type="float" office:value="208.199612257725" calcext:value-type="float">
            <text:p>208,199612257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4" calcext:value-type="float">
            <text:p>4024</text:p>
          </table:table-cell>
          <table:table-cell table:formula="of:=[.$L$2]*[.G4026]^3+[.$L$3]*[.G4026]^2+[.$K$4]*[.G4026]+[.$K$5]" office:value-type="float" office:value="208.315157978118" calcext:value-type="float">
            <text:p>208,315157978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5" calcext:value-type="float">
            <text:p>4025</text:p>
          </table:table-cell>
          <table:table-cell table:formula="of:=[.$L$2]*[.G4027]^3+[.$L$3]*[.G4027]^2+[.$K$4]*[.G4027]+[.$K$5]" office:value-type="float" office:value="208.430777952578" calcext:value-type="float">
            <text:p>208,43077795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6" calcext:value-type="float">
            <text:p>4026</text:p>
          </table:table-cell>
          <table:table-cell table:formula="of:=[.$L$2]*[.G4028]^3+[.$L$3]*[.G4028]^2+[.$K$4]*[.G4028]+[.$K$5]" office:value-type="float" office:value="208.546472212677" calcext:value-type="float">
            <text:p>208,546472212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7" calcext:value-type="float">
            <text:p>4027</text:p>
          </table:table-cell>
          <table:table-cell table:formula="of:=[.$L$2]*[.G4029]^3+[.$L$3]*[.G4029]^2+[.$K$4]*[.G4029]+[.$K$5]" office:value-type="float" office:value="208.662240789986" calcext:value-type="float">
            <text:p>208,662240789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8" calcext:value-type="float">
            <text:p>4028</text:p>
          </table:table-cell>
          <table:table-cell table:formula="of:=[.$L$2]*[.G4030]^3+[.$L$3]*[.G4030]^2+[.$K$4]*[.G4030]+[.$K$5]" office:value-type="float" office:value="208.778083716078" calcext:value-type="float">
            <text:p>208,7780837160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9" calcext:value-type="float">
            <text:p>4029</text:p>
          </table:table-cell>
          <table:table-cell table:formula="of:=[.$L$2]*[.G4031]^3+[.$L$3]*[.G4031]^2+[.$K$4]*[.G4031]+[.$K$5]" office:value-type="float" office:value="208.894001022523" calcext:value-type="float">
            <text:p>208,894001022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0" calcext:value-type="float">
            <text:p>4030</text:p>
          </table:table-cell>
          <table:table-cell table:formula="of:=[.$L$2]*[.G4032]^3+[.$L$3]*[.G4032]^2+[.$K$4]*[.G4032]+[.$K$5]" office:value-type="float" office:value="209.009992740893" calcext:value-type="float">
            <text:p>209,0099927408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1" calcext:value-type="float">
            <text:p>4031</text:p>
          </table:table-cell>
          <table:table-cell table:formula="of:=[.$L$2]*[.G4033]^3+[.$L$3]*[.G4033]^2+[.$K$4]*[.G4033]+[.$K$5]" office:value-type="float" office:value="209.12605890276" calcext:value-type="float">
            <text:p>209,12605890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2" calcext:value-type="float">
            <text:p>4032</text:p>
          </table:table-cell>
          <table:table-cell table:formula="of:=[.$L$2]*[.G4034]^3+[.$L$3]*[.G4034]^2+[.$K$4]*[.G4034]+[.$K$5]" office:value-type="float" office:value="209.242199539695" calcext:value-type="float">
            <text:p>209,2421995396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3" calcext:value-type="float">
            <text:p>4033</text:p>
          </table:table-cell>
          <table:table-cell table:formula="of:=[.$L$2]*[.G4035]^3+[.$L$3]*[.G4035]^2+[.$K$4]*[.G4035]+[.$K$5]" office:value-type="float" office:value="209.358414683269" calcext:value-type="float">
            <text:p>209,358414683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4" calcext:value-type="float">
            <text:p>4034</text:p>
          </table:table-cell>
          <table:table-cell table:formula="of:=[.$L$2]*[.G4036]^3+[.$L$3]*[.G4036]^2+[.$K$4]*[.G4036]+[.$K$5]" office:value-type="float" office:value="209.474704365055" calcext:value-type="float">
            <text:p>209,4747043650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5" calcext:value-type="float">
            <text:p>4035</text:p>
          </table:table-cell>
          <table:table-cell table:formula="of:=[.$L$2]*[.G4037]^3+[.$L$3]*[.G4037]^2+[.$K$4]*[.G4037]+[.$K$5]" office:value-type="float" office:value="209.591068616624" calcext:value-type="float">
            <text:p>209,591068616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6" calcext:value-type="float">
            <text:p>4036</text:p>
          </table:table-cell>
          <table:table-cell table:formula="of:=[.$L$2]*[.G4038]^3+[.$L$3]*[.G4038]^2+[.$K$4]*[.G4038]+[.$K$5]" office:value-type="float" office:value="209.707507469548" calcext:value-type="float">
            <text:p>209,707507469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7" calcext:value-type="float">
            <text:p>4037</text:p>
          </table:table-cell>
          <table:table-cell table:formula="of:=[.$L$2]*[.G4039]^3+[.$L$3]*[.G4039]^2+[.$K$4]*[.G4039]+[.$K$5]" office:value-type="float" office:value="209.824020955397" calcext:value-type="float">
            <text:p>209,824020955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8" calcext:value-type="float">
            <text:p>4038</text:p>
          </table:table-cell>
          <table:table-cell table:formula="of:=[.$L$2]*[.G4040]^3+[.$L$3]*[.G4040]^2+[.$K$4]*[.G4040]+[.$K$5]" office:value-type="float" office:value="209.940609105744" calcext:value-type="float">
            <text:p>209,9406091057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9" calcext:value-type="float">
            <text:p>4039</text:p>
          </table:table-cell>
          <table:table-cell table:formula="of:=[.$L$2]*[.G4041]^3+[.$L$3]*[.G4041]^2+[.$K$4]*[.G4041]+[.$K$5]" office:value-type="float" office:value="210.057271952161" calcext:value-type="float">
            <text:p>210,0572719521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0" calcext:value-type="float">
            <text:p>4040</text:p>
          </table:table-cell>
          <table:table-cell table:formula="of:=[.$L$2]*[.G4042]^3+[.$L$3]*[.G4042]^2+[.$K$4]*[.G4042]+[.$K$5]" office:value-type="float" office:value="210.174009526218" calcext:value-type="float">
            <text:p>210,1740095262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1" calcext:value-type="float">
            <text:p>4041</text:p>
          </table:table-cell>
          <table:table-cell table:formula="of:=[.$L$2]*[.G4043]^3+[.$L$3]*[.G4043]^2+[.$K$4]*[.G4043]+[.$K$5]" office:value-type="float" office:value="210.290821859487" calcext:value-type="float">
            <text:p>210,290821859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2" calcext:value-type="float">
            <text:p>4042</text:p>
          </table:table-cell>
          <table:table-cell table:formula="of:=[.$L$2]*[.G4044]^3+[.$L$3]*[.G4044]^2+[.$K$4]*[.G4044]+[.$K$5]" office:value-type="float" office:value="210.40770898354" calcext:value-type="float">
            <text:p>210,40770898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3" calcext:value-type="float">
            <text:p>4043</text:p>
          </table:table-cell>
          <table:table-cell table:formula="of:=[.$L$2]*[.G4045]^3+[.$L$3]*[.G4045]^2+[.$K$4]*[.G4045]+[.$K$5]" office:value-type="float" office:value="210.524670929949" calcext:value-type="float">
            <text:p>210,524670929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4" calcext:value-type="float">
            <text:p>4044</text:p>
          </table:table-cell>
          <table:table-cell table:formula="of:=[.$L$2]*[.G4046]^3+[.$L$3]*[.G4046]^2+[.$K$4]*[.G4046]+[.$K$5]" office:value-type="float" office:value="210.641707730284" calcext:value-type="float">
            <text:p>210,6417077302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5" calcext:value-type="float">
            <text:p>4045</text:p>
          </table:table-cell>
          <table:table-cell table:formula="of:=[.$L$2]*[.G4047]^3+[.$L$3]*[.G4047]^2+[.$K$4]*[.G4047]+[.$K$5]" office:value-type="float" office:value="210.758819416118" calcext:value-type="float">
            <text:p>210,758819416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6" calcext:value-type="float">
            <text:p>4046</text:p>
          </table:table-cell>
          <table:table-cell table:formula="of:=[.$L$2]*[.G4048]^3+[.$L$3]*[.G4048]^2+[.$K$4]*[.G4048]+[.$K$5]" office:value-type="float" office:value="210.876006019023" calcext:value-type="float">
            <text:p>210,876006019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7" calcext:value-type="float">
            <text:p>4047</text:p>
          </table:table-cell>
          <table:table-cell table:formula="of:=[.$L$2]*[.G4049]^3+[.$L$3]*[.G4049]^2+[.$K$4]*[.G4049]+[.$K$5]" office:value-type="float" office:value="210.993267570568" calcext:value-type="float">
            <text:p>210,993267570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8" calcext:value-type="float">
            <text:p>4048</text:p>
          </table:table-cell>
          <table:table-cell table:formula="of:=[.$L$2]*[.G4050]^3+[.$L$3]*[.G4050]^2+[.$K$4]*[.G4050]+[.$K$5]" office:value-type="float" office:value="211.110604102327" calcext:value-type="float">
            <text:p>211,110604102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9" calcext:value-type="float">
            <text:p>4049</text:p>
          </table:table-cell>
          <table:table-cell table:formula="of:=[.$L$2]*[.G4051]^3+[.$L$3]*[.G4051]^2+[.$K$4]*[.G4051]+[.$K$5]" office:value-type="float" office:value="211.228015645871" calcext:value-type="float">
            <text:p>211,228015645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0" calcext:value-type="float">
            <text:p>4050</text:p>
          </table:table-cell>
          <table:table-cell table:formula="of:=[.$L$2]*[.G4052]^3+[.$L$3]*[.G4052]^2+[.$K$4]*[.G4052]+[.$K$5]" office:value-type="float" office:value="211.345502232772" calcext:value-type="float">
            <text:p>211,345502232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1" calcext:value-type="float">
            <text:p>4051</text:p>
          </table:table-cell>
          <table:table-cell table:formula="of:=[.$L$2]*[.G4053]^3+[.$L$3]*[.G4053]^2+[.$K$4]*[.G4053]+[.$K$5]" office:value-type="float" office:value="211.4630638946" calcext:value-type="float">
            <text:p>211,4630638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2" calcext:value-type="float">
            <text:p>4052</text:p>
          </table:table-cell>
          <table:table-cell table:formula="of:=[.$L$2]*[.G4054]^3+[.$L$3]*[.G4054]^2+[.$K$4]*[.G4054]+[.$K$5]" office:value-type="float" office:value="211.580700662928" calcext:value-type="float">
            <text:p>211,580700662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3" calcext:value-type="float">
            <text:p>4053</text:p>
          </table:table-cell>
          <table:table-cell table:formula="of:=[.$L$2]*[.G4055]^3+[.$L$3]*[.G4055]^2+[.$K$4]*[.G4055]+[.$K$5]" office:value-type="float" office:value="211.698412569326" calcext:value-type="float">
            <text:p>211,698412569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4" calcext:value-type="float">
            <text:p>4054</text:p>
          </table:table-cell>
          <table:table-cell table:formula="of:=[.$L$2]*[.G4056]^3+[.$L$3]*[.G4056]^2+[.$K$4]*[.G4056]+[.$K$5]" office:value-type="float" office:value="211.816199645368" calcext:value-type="float">
            <text:p>211,816199645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5" calcext:value-type="float">
            <text:p>4055</text:p>
          </table:table-cell>
          <table:table-cell table:formula="of:=[.$L$2]*[.G4057]^3+[.$L$3]*[.G4057]^2+[.$K$4]*[.G4057]+[.$K$5]" office:value-type="float" office:value="211.934061922623" calcext:value-type="float">
            <text:p>211,9340619226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6" calcext:value-type="float">
            <text:p>4056</text:p>
          </table:table-cell>
          <table:table-cell table:formula="of:=[.$L$2]*[.G4058]^3+[.$L$3]*[.G4058]^2+[.$K$4]*[.G4058]+[.$K$5]" office:value-type="float" office:value="212.051999432664" calcext:value-type="float">
            <text:p>212,0519994326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7" calcext:value-type="float">
            <text:p>4057</text:p>
          </table:table-cell>
          <table:table-cell table:formula="of:=[.$L$2]*[.G4059]^3+[.$L$3]*[.G4059]^2+[.$K$4]*[.G4059]+[.$K$5]" office:value-type="float" office:value="212.170012207063" calcext:value-type="float">
            <text:p>212,170012207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8" calcext:value-type="float">
            <text:p>4058</text:p>
          </table:table-cell>
          <table:table-cell table:formula="of:=[.$L$2]*[.G4060]^3+[.$L$3]*[.G4060]^2+[.$K$4]*[.G4060]+[.$K$5]" office:value-type="float" office:value="212.28810027739" calcext:value-type="float">
            <text:p>212,28810027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9" calcext:value-type="float">
            <text:p>4059</text:p>
          </table:table-cell>
          <table:table-cell table:formula="of:=[.$L$2]*[.G4061]^3+[.$L$3]*[.G4061]^2+[.$K$4]*[.G4061]+[.$K$5]" office:value-type="float" office:value="212.406263675218" calcext:value-type="float">
            <text:p>212,4062636752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0" calcext:value-type="float">
            <text:p>4060</text:p>
          </table:table-cell>
          <table:table-cell table:formula="of:=[.$L$2]*[.G4062]^3+[.$L$3]*[.G4062]^2+[.$K$4]*[.G4062]+[.$K$5]" office:value-type="float" office:value="212.524502432118" calcext:value-type="float">
            <text:p>212,524502432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1" calcext:value-type="float">
            <text:p>4061</text:p>
          </table:table-cell>
          <table:table-cell table:formula="of:=[.$L$2]*[.G4063]^3+[.$L$3]*[.G4063]^2+[.$K$4]*[.G4063]+[.$K$5]" office:value-type="float" office:value="212.642816579661" calcext:value-type="float">
            <text:p>212,642816579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2" calcext:value-type="float">
            <text:p>4062</text:p>
          </table:table-cell>
          <table:table-cell table:formula="of:=[.$L$2]*[.G4064]^3+[.$L$3]*[.G4064]^2+[.$K$4]*[.G4064]+[.$K$5]" office:value-type="float" office:value="212.76120614942" calcext:value-type="float">
            <text:p>212,76120614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3" calcext:value-type="float">
            <text:p>4063</text:p>
          </table:table-cell>
          <table:table-cell table:formula="of:=[.$L$2]*[.G4065]^3+[.$L$3]*[.G4065]^2+[.$K$4]*[.G4065]+[.$K$5]" office:value-type="float" office:value="212.879671172965" calcext:value-type="float">
            <text:p>212,879671172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4" calcext:value-type="float">
            <text:p>4064</text:p>
          </table:table-cell>
          <table:table-cell table:formula="of:=[.$L$2]*[.G4066]^3+[.$L$3]*[.G4066]^2+[.$K$4]*[.G4066]+[.$K$5]" office:value-type="float" office:value="212.998211681868" calcext:value-type="float">
            <text:p>212,9982116818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5" calcext:value-type="float">
            <text:p>4065</text:p>
          </table:table-cell>
          <table:table-cell table:formula="of:=[.$L$2]*[.G4067]^3+[.$L$3]*[.G4067]^2+[.$K$4]*[.G4067]+[.$K$5]" office:value-type="float" office:value="213.116827707701" calcext:value-type="float">
            <text:p>213,116827707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6" calcext:value-type="float">
            <text:p>4066</text:p>
          </table:table-cell>
          <table:table-cell table:formula="of:=[.$L$2]*[.G4068]^3+[.$L$3]*[.G4068]^2+[.$K$4]*[.G4068]+[.$K$5]" office:value-type="float" office:value="213.235519282036" calcext:value-type="float">
            <text:p>213,235519282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7" calcext:value-type="float">
            <text:p>4067</text:p>
          </table:table-cell>
          <table:table-cell table:formula="of:=[.$L$2]*[.G4069]^3+[.$L$3]*[.G4069]^2+[.$K$4]*[.G4069]+[.$K$5]" office:value-type="float" office:value="213.354286436444" calcext:value-type="float">
            <text:p>213,3542864364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8" calcext:value-type="float">
            <text:p>4068</text:p>
          </table:table-cell>
          <table:table-cell table:formula="of:=[.$L$2]*[.G4070]^3+[.$L$3]*[.G4070]^2+[.$K$4]*[.G4070]+[.$K$5]" office:value-type="float" office:value="213.473129202495" calcext:value-type="float">
            <text:p>213,4731292024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9" calcext:value-type="float">
            <text:p>4069</text:p>
          </table:table-cell>
          <table:table-cell table:formula="of:=[.$L$2]*[.G4071]^3+[.$L$3]*[.G4071]^2+[.$K$4]*[.G4071]+[.$K$5]" office:value-type="float" office:value="213.592047611764" calcext:value-type="float">
            <text:p>213,5920476117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0" calcext:value-type="float">
            <text:p>4070</text:p>
          </table:table-cell>
          <table:table-cell table:formula="of:=[.$L$2]*[.G4072]^3+[.$L$3]*[.G4072]^2+[.$K$4]*[.G4072]+[.$K$5]" office:value-type="float" office:value="213.711041695819" calcext:value-type="float">
            <text:p>213,711041695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1" calcext:value-type="float">
            <text:p>4071</text:p>
          </table:table-cell>
          <table:table-cell table:formula="of:=[.$L$2]*[.G4073]^3+[.$L$3]*[.G4073]^2+[.$K$4]*[.G4073]+[.$K$5]" office:value-type="float" office:value="213.830111486234" calcext:value-type="float">
            <text:p>213,830111486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2" calcext:value-type="float">
            <text:p>4072</text:p>
          </table:table-cell>
          <table:table-cell table:formula="of:=[.$L$2]*[.G4074]^3+[.$L$3]*[.G4074]^2+[.$K$4]*[.G4074]+[.$K$5]" office:value-type="float" office:value="213.94925701458" calcext:value-type="float">
            <text:p>213,94925701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3" calcext:value-type="float">
            <text:p>4073</text:p>
          </table:table-cell>
          <table:table-cell table:formula="of:=[.$L$2]*[.G4075]^3+[.$L$3]*[.G4075]^2+[.$K$4]*[.G4075]+[.$K$5]" office:value-type="float" office:value="214.068478312427" calcext:value-type="float">
            <text:p>214,068478312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4" calcext:value-type="float">
            <text:p>4074</text:p>
          </table:table-cell>
          <table:table-cell table:formula="of:=[.$L$2]*[.G4076]^3+[.$L$3]*[.G4076]^2+[.$K$4]*[.G4076]+[.$K$5]" office:value-type="float" office:value="214.187775411349" calcext:value-type="float">
            <text:p>214,187775411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5" calcext:value-type="float">
            <text:p>4075</text:p>
          </table:table-cell>
          <table:table-cell table:formula="of:=[.$L$2]*[.G4077]^3+[.$L$3]*[.G4077]^2+[.$K$4]*[.G4077]+[.$K$5]" office:value-type="float" office:value="214.307148342916" calcext:value-type="float">
            <text:p>214,307148342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6" calcext:value-type="float">
            <text:p>4076</text:p>
          </table:table-cell>
          <table:table-cell table:formula="of:=[.$L$2]*[.G4078]^3+[.$L$3]*[.G4078]^2+[.$K$4]*[.G4078]+[.$K$5]" office:value-type="float" office:value="214.426597138701" calcext:value-type="float">
            <text:p>214,426597138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7" calcext:value-type="float">
            <text:p>4077</text:p>
          </table:table-cell>
          <table:table-cell table:formula="of:=[.$L$2]*[.G4079]^3+[.$L$3]*[.G4079]^2+[.$K$4]*[.G4079]+[.$K$5]" office:value-type="float" office:value="214.546121830273" calcext:value-type="float">
            <text:p>214,5461218302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8" calcext:value-type="float">
            <text:p>4078</text:p>
          </table:table-cell>
          <table:table-cell table:formula="of:=[.$L$2]*[.G4080]^3+[.$L$3]*[.G4080]^2+[.$K$4]*[.G4080]+[.$K$5]" office:value-type="float" office:value="214.665722449206" calcext:value-type="float">
            <text:p>214,665722449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9" calcext:value-type="float">
            <text:p>4079</text:p>
          </table:table-cell>
          <table:table-cell table:formula="of:=[.$L$2]*[.G4081]^3+[.$L$3]*[.G4081]^2+[.$K$4]*[.G4081]+[.$K$5]" office:value-type="float" office:value="214.785399027071" calcext:value-type="float">
            <text:p>214,785399027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0" calcext:value-type="float">
            <text:p>4080</text:p>
          </table:table-cell>
          <table:table-cell table:formula="of:=[.$L$2]*[.G4082]^3+[.$L$3]*[.G4082]^2+[.$K$4]*[.G4082]+[.$K$5]" office:value-type="float" office:value="214.905151595438" calcext:value-type="float">
            <text:p>214,905151595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1" calcext:value-type="float">
            <text:p>4081</text:p>
          </table:table-cell>
          <table:table-cell table:formula="of:=[.$L$2]*[.G4083]^3+[.$L$3]*[.G4083]^2+[.$K$4]*[.G4083]+[.$K$5]" office:value-type="float" office:value="215.024980185881" calcext:value-type="float">
            <text:p>215,0249801858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2" calcext:value-type="float">
            <text:p>4082</text:p>
          </table:table-cell>
          <table:table-cell table:formula="of:=[.$L$2]*[.G4084]^3+[.$L$3]*[.G4084]^2+[.$K$4]*[.G4084]+[.$K$5]" office:value-type="float" office:value="215.14488482997" calcext:value-type="float">
            <text:p>215,14488482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3" calcext:value-type="float">
            <text:p>4083</text:p>
          </table:table-cell>
          <table:table-cell table:formula="of:=[.$L$2]*[.G4085]^3+[.$L$3]*[.G4085]^2+[.$K$4]*[.G4085]+[.$K$5]" office:value-type="float" office:value="215.264865559277" calcext:value-type="float">
            <text:p>215,2648655592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4" calcext:value-type="float">
            <text:p>4084</text:p>
          </table:table-cell>
          <table:table-cell table:formula="of:=[.$L$2]*[.G4086]^3+[.$L$3]*[.G4086]^2+[.$K$4]*[.G4086]+[.$K$5]" office:value-type="float" office:value="215.384922405373" calcext:value-type="float">
            <text:p>215,384922405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5" calcext:value-type="float">
            <text:p>4085</text:p>
          </table:table-cell>
          <table:table-cell table:formula="of:=[.$L$2]*[.G4087]^3+[.$L$3]*[.G4087]^2+[.$K$4]*[.G4087]+[.$K$5]" office:value-type="float" office:value="215.505055399831" calcext:value-type="float">
            <text:p>215,505055399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6" calcext:value-type="float">
            <text:p>4086</text:p>
          </table:table-cell>
          <table:table-cell table:formula="of:=[.$L$2]*[.G4088]^3+[.$L$3]*[.G4088]^2+[.$K$4]*[.G4088]+[.$K$5]" office:value-type="float" office:value="215.625264574221" calcext:value-type="float">
            <text:p>215,625264574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7" calcext:value-type="float">
            <text:p>4087</text:p>
          </table:table-cell>
          <table:table-cell table:formula="of:=[.$L$2]*[.G4089]^3+[.$L$3]*[.G4089]^2+[.$K$4]*[.G4089]+[.$K$5]" office:value-type="float" office:value="215.745549960115" calcext:value-type="float">
            <text:p>215,745549960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8" calcext:value-type="float">
            <text:p>4088</text:p>
          </table:table-cell>
          <table:table-cell table:formula="of:=[.$L$2]*[.G4090]^3+[.$L$3]*[.G4090]^2+[.$K$4]*[.G4090]+[.$K$5]" office:value-type="float" office:value="215.865911589085" calcext:value-type="float">
            <text:p>215,865911589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9" calcext:value-type="float">
            <text:p>4089</text:p>
          </table:table-cell>
          <table:table-cell table:formula="of:=[.$L$2]*[.G4091]^3+[.$L$3]*[.G4091]^2+[.$K$4]*[.G4091]+[.$K$5]" office:value-type="float" office:value="215.986349492703" calcext:value-type="float">
            <text:p>215,986349492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0" calcext:value-type="float">
            <text:p>4090</text:p>
          </table:table-cell>
          <table:table-cell table:formula="of:=[.$L$2]*[.G4092]^3+[.$L$3]*[.G4092]^2+[.$K$4]*[.G4092]+[.$K$5]" office:value-type="float" office:value="216.106863702539" calcext:value-type="float">
            <text:p>216,106863702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1" calcext:value-type="float">
            <text:p>4091</text:p>
          </table:table-cell>
          <table:table-cell table:formula="of:=[.$L$2]*[.G4093]^3+[.$L$3]*[.G4093]^2+[.$K$4]*[.G4093]+[.$K$5]" office:value-type="float" office:value="216.227454250165" calcext:value-type="float">
            <text:p>216,227454250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2" calcext:value-type="float">
            <text:p>4092</text:p>
          </table:table-cell>
          <table:table-cell table:formula="of:=[.$L$2]*[.G4094]^3+[.$L$3]*[.G4094]^2+[.$K$4]*[.G4094]+[.$K$5]" office:value-type="float" office:value="216.348121167154" calcext:value-type="float">
            <text:p>216,348121167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3" calcext:value-type="float">
            <text:p>4093</text:p>
          </table:table-cell>
          <table:table-cell table:formula="of:=[.$L$2]*[.G4095]^3+[.$L$3]*[.G4095]^2+[.$K$4]*[.G4095]+[.$K$5]" office:value-type="float" office:value="216.468864485076" calcext:value-type="float">
            <text:p>216,468864485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4" calcext:value-type="float">
            <text:p>4094</text:p>
          </table:table-cell>
          <table:table-cell table:formula="of:=[.$L$2]*[.G4096]^3+[.$L$3]*[.G4096]^2+[.$K$4]*[.G4096]+[.$K$5]" office:value-type="float" office:value="216.589684235504" calcext:value-type="float">
            <text:p>216,589684235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5" calcext:value-type="float">
            <text:p>4095</text:p>
          </table:table-cell>
          <table:table-cell table:formula="of:=[.$L$2]*[.G4097]^3+[.$L$3]*[.G4097]^2+[.$K$4]*[.G4097]+[.$K$5]" office:value-type="float" office:value="216.710580450008" calcext:value-type="float">
            <text:p>216,710580450008</text:p>
          </table:table-cell>
          <table:table-cell table:number-columns-repeated="15"/>
        </table:table-row>
      </table:table>
      <table:table table:name="PTC100" table:style-name="ta1">
        <table:table-column table:style-name="co3" table:number-columns-repeated="2" table:default-cell-style-name="Default"/>
        <table:table-column table:style-name="co3" table:number-columns-repeated="2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table:number-columns-repeated="2" office:value-type="string" calcext:value-type="string">
            <text:p>2,6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string" calcext:value-type="string">
            <text:p>2,6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string" calcext:value-type="string">
            <text:p>2,6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string" calcext:value-type="string">
            <text:p>2,6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string" calcext:value-type="string">
            <text:p>2,59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2,5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string" calcext:value-type="string">
            <text:p>2,5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string" calcext:value-type="string">
            <text:p>2,54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string" calcext:value-type="string">
            <text:p>2,5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2,5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2,48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string" calcext:value-type="string">
            <text:p>2,4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2,4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2,43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2,4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2,40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string" calcext:value-type="string">
            <text:p>2,39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43" calcext:value-type="float">
            <text:p>1943</text:p>
          </table:table-cell>
          <table:table-cell table:number-columns-repeated="2" office:value-type="string" calcext:value-type="string">
            <text:p>2,37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string" calcext:value-type="string">
            <text:p>2,35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2,34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2,32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2,3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2,2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2,27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2,26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2,2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2,23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2,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string" calcext:value-type="string">
            <text:p>2,20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2,18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2,17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2,16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string" calcext:value-type="string">
            <text:p>2,14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2,1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string" calcext:value-type="string">
            <text:p>2,11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2,10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string" calcext:value-type="string">
            <text:p>2,09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2,07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string" calcext:value-type="string">
            <text:p>2,06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string" calcext:value-type="string">
            <text:p>2,05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2,03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string" calcext:value-type="string">
            <text:p>2,02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2,0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string" calcext:value-type="string">
            <text:p>1,99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string" calcext:value-type="string">
            <text:p>1,98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string" calcext:value-type="string">
            <text:p>1,97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string" calcext:value-type="string">
            <text:p>1,96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1,95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string" calcext:value-type="string">
            <text:p>1,93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string" calcext:value-type="string">
            <text:p>1,92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1,9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string" calcext:value-type="string">
            <text:p>1,9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string" calcext:value-type="string">
            <text:p>1,89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string" calcext:value-type="string">
            <text:p>1,87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string" calcext:value-type="string">
            <text:p>1,8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1,85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string" calcext:value-type="string">
            <text:p>1,84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1,83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string" calcext:value-type="string">
            <text:p>1,8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string" calcext:value-type="string">
            <text:p>1,81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1,8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1,79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,78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1,7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1,76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1,74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1,74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1,73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1,72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1,70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1,7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1,68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1,68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1,67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1,66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1,65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1,64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1,63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1,62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1,61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1,60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1,59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1,59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1,5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1,57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1,56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1,55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string" calcext:value-type="string">
            <text:p>1,55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,54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1,53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1,52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1,52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1,51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1,50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1,49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1,48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1,48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1,47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1,46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1,46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1,45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1,44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1,44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1,43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,42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1,42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1,41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1,40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1,39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,39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,38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1,38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1,37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1,36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1,36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1,35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1,35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1,34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1,33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1,33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1,32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,31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1,31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1,30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1,30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1,29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1,29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1,28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1,27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1,27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1,26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,2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1,25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1,25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1,24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,24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1,23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1,23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1,22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1,22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1,21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1,21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1,20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1,20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1,19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1,19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1,18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1,18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1,17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1,17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1,16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1,16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,15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1,15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1,15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1,14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1,14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1,13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1,13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1,12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1,12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,11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1,11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1,10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1,10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1,1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1,09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1,09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,08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1,08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1,08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1,07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,07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1,06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1,06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1,06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1,05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1,05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1,05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,04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1,04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1,04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1,03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,03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1,02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1,02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1,01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1,0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1,00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1,00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1,00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,99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,99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,98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0,98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0,98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,97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,97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,967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0,95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0,95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0,945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0,938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,934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0,92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,92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,917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,913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0,91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,906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,90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,902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0,90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,89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0,892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,88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,88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0,87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0,86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0,817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0,8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0,79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0,786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0,78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0,78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0,77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0,73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0,724</text:p>
          </table:table-cell>
        </table:table-row>
      </table:table>
      <table:named-expressions/>
      <table:database-ranges>
        <table:database-range table:name="__Anonymous_Sheet_DB__1" table:target-range-address="Data.A1:Data.E7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 Raphahn</meta:initial-creator>
    <meta:creation-date>2019-12-25T02:19:26.767000000</meta:creation-date>
    <dc:date>2019-12-25T03:21:46.604000000</dc:date>
    <dc:creator>Kai Raphahn</dc:creator>
    <meta:editing-duration>PT47M</meta:editing-duration>
    <meta:editing-cycles>7</meta:editing-cycles>
    <meta:generator>LibreOffice/6.2.6.2$Windows_X86_64 LibreOffice_project/684e730861356e74889dfe6dbddd3562aae2e6ad</meta:generator>
    <meta:printed-by>Kai Raphahn</meta:printed-by>
    <meta:print-date>2019-12-25T02:32:09.498000000</meta:print-date>
    <meta:document-statistic meta:table-count="5" meta:cell-count="158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3" loext:regression-extrapolate-forward="2000" loext:regression-extrapolate-backward="80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938cm" svg:height="17.427cm" xlink:href=".." xlink:type="simple" chart:class="chart:scatter" chart:style-name="ch1">
        <chart:legend chart:legend-position="end" svg:x="26.578cm" svg:y="8.165cm" style:legend-expansion="high" chart:style-name="ch2"/>
        <chart:plot-area chart:style-name="ch3" table:cell-range-address="PTC10.C1:PTC10.C253 PTC10.B2:PTC10.B253" chart:data-source-has-labels="row" svg:x="0.618cm" svg:y="0.348cm" svg:width="25.342cm" svg:height="16.731cm">
          <chartooo:coordinate-region svg:x="1.425cm" svg:y="0.547cm" svg:width="24.535cm" svg:height="16.3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C10.B2:PTC10.B253" chart:label-cell-address="PTC10.C1:PTC10.C1" chart:class="chart:scatter">
            <chart:domain table:cell-range-address="PTC10.C2:PTC10.C253"/>
            <chart:regression-curve chart:style-name="ch8">
              <chart:equation chart:display-equation="true" chart:display-r-square="false"/>
            </chart:regression-curve>
            <chart:data-point chart:repeated="25"/>
            <chart:data-point chart:style-name="ch9"/>
            <chart:data-point chart:repeated="4"/>
            <chart:data-point chart:style-name="ch9"/>
            <chart:data-point chart:repeated="19"/>
            <chart:data-point chart:style-name="ch9"/>
            <chart:data-point chart:repeated="6"/>
            <chart:data-point chart:style-name="ch9"/>
            <chart:data-point chart:repeated="2"/>
            <chart:data-point chart:style-name="ch9"/>
            <chart:data-point chart:repeated="25"/>
            <chart:data-point chart:style-name="ch9"/>
            <chart:data-point chart:repeated="1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Data</text:p>
                <draw:g>
                  <svg:desc>PTC10.C1:PTC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4">
                <text:p>1924</text:p>
                <draw:g>
                  <svg:desc>PTC10.C2:PTC10.C253</svg:desc>
                </draw:g>
              </table:table-cell>
              <table:table-cell office:value-type="float" office:value="80">
                <text:p>80</text:p>
                <draw:g>
                  <svg:desc>PTC10.B2:PTC10.B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3">
                <text:p>19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3">
                <text:p>18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9">
                <text:p>18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3">
                <text:p>18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3">
                <text:p>18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5">
                <text:p>18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1">
                <text:p>18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6">
                <text:p>17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4">
                <text:p>17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7">
                <text:p>17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3">
                <text:p>17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2">
                <text:p>17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9">
                <text:p>17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5">
                <text:p>16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5">
                <text:p>16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7">
                <text:p>1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5">
                <text:p>16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8">
                <text:p>16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8">
                <text:p>1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5">
                <text:p>16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4">
                <text:p>16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3">
                <text:p>16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7">
                <text:p>15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8">
                <text:p>15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3">
                <text:p>15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6">
                <text:p>15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5">
                <text:p>15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2">
                <text:p>15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2">
                <text:p>15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0">
                <text:p>15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12">
                <text:p>15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4">
                <text:p>15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9">
                <text:p>14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7">
                <text:p>14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8">
                <text:p>14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7">
                <text:p>14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9">
                <text:p>14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6">
                <text:p>14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7">
                <text:p>14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1">
                <text:p>14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5">
                <text:p>14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8">
                <text:p>14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">
                <text:p>14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8">
                <text:p>13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9">
                <text:p>1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0">
                <text:p>13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68">
                <text:p>13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5">
                <text:p>1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4">
                <text:p>13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3">
                <text:p>13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9">
                <text:p>13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7">
                <text:p>13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8">
                <text:p>13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7">
                <text:p>1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3">
                <text:p>13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8">
                <text:p>13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0">
                <text:p>1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7">
                <text:p>12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75">
                <text:p>12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5">
                <text:p>12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1">
                <text:p>12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4">
                <text:p>12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4">
                <text:p>12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5">
                <text:p>12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2">
                <text:p>12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0">
                <text:p>12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4">
                <text:p>12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4">
                <text:p>12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4">
                <text:p>12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1">
                <text:p>1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2">
                <text:p>11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0">
                <text:p>11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9">
                <text:p>11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">
                <text:p>11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7">
                <text:p>11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9">
                <text:p>1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7">
                <text:p>11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1">
                <text:p>11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0">
                <text:p>1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4">
                <text:p>11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0">
                <text:p>1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6">
                <text:p>11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9">
                <text:p>11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7">
                <text:p>1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2">
                <text:p>1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6">
                <text:p>1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8">
                <text:p>1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4">
                <text:p>1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1">
                <text:p>11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8">
                <text:p>10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1">
                <text:p>10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4">
                <text:p>10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0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8">
                <text:p>10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5">
                <text:p>1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0">
                <text:p>10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3">
                <text:p>10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">
                <text:p>10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4">
                <text:p>10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6">
                <text:p>10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8">
                <text:p>10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2">
                <text:p>10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0">
                <text:p>10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8">
                <text:p>10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8">
                <text:p>10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1">
                <text:p>10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6">
                <text:p>10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">
                <text:p>10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9">
                <text:p>10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3">
                <text:p>10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8">
                <text:p>9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6">
                <text:p>9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2">
                <text:p>9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7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3">
                <text:p>9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8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4">
                <text:p>9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8">
                <text:p>9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5">
                <text:p>9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4">
                <text:p>9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1">
                <text:p>9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0">
                <text:p>9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2">
                <text:p>9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9">
                <text:p>9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5">
                <text:p>9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4">
                <text:p>9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8">
                <text:p>9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5">
                <text:p>9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8">
                <text:p>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9">
                <text:p>9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6">
                <text:p>9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9">
                <text:p>9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9">
                <text:p>9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6">
                <text:p>9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0">
                <text:p>9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3">
                <text:p>9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1">
                <text:p>9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6">
                <text:p>8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2">
                <text:p>8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0">
                <text:p>8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6">
                <text:p>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3">
                <text:p>8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0">
                <text:p>8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8">
                <text:p>8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5">
                <text:p>8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8">
                <text:p>8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5">
                <text:p>8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2">
                <text:p>8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0">
                <text:p>8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8">
                <text:p>8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3">
                <text:p>8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1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">
                <text:p>8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4">
                <text:p>8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3">
                <text:p>8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8">
                <text:p>8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5">
                <text:p>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5">
                <text:p>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3">
                <text:p>8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0">
                <text:p>8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8">
                <text:p>8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6">
                <text:p>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1">
                <text:p>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4">
                <text:p>8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1">
                <text:p>8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2">
                <text:p>8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0">
                <text:p>8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5">
                <text:p>8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1">
                <text:p>8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8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5">
                <text:p>7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4">
                <text:p>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2">
                <text:p>7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9">
                <text:p>7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7">
                <text:p>7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4">
                <text:p>7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0">
                <text:p>7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7">
                <text:p>7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9">
                <text:p>7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1">
                <text:p>7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0">
                <text:p>7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6">
                <text:p>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2">
                <text:p>7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8">
                <text:p>7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1">
                <text:p>7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7">
                <text:p>7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7">
                <text:p>7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1">
                <text:p>7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8">
                <text:p>7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6">
                <text:p>7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3">
                <text:p>7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5">
                <text:p>7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2">
                <text:p>7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8">
                <text:p>7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0">
                <text:p>7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0">
                <text:p>7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6">
                <text:p>7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9">
                <text:p>7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3">
                <text:p>7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5">
                <text:p>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2">
                <text:p>7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8">
                <text:p>7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7">
                <text:p>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1">
                <text:p>7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4">
                <text:p>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9">
                <text:p>6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0">
                <text:p>7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6">
                <text:p>6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5">
                <text:p>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0">
                <text:p>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7">
                <text:p>6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0">
                <text:p>6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8">
                <text:p>6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6">
                <text:p>6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4">
                <text:p>6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0">
                <text:p>6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75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5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6">
                <text:p>6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4">
                <text:p>6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72">
                <text:p>6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0">
                <text:p>6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7">
                <text:p>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2">
                <text:p>6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9">
                <text:p>6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2">
                <text:p>6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3">
                <text:p>6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7">
                <text:p>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5">
                <text:p>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3">
                <text:p>6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9">
                <text:p>6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6">
                <text:p>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8">
                <text:p>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8">
                <text:p>6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7">
                <text:p>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4">
                <text:p>6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8">
                <text:p>5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6">
                <text:p>5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83">
                <text:p>5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7">
                <text:p>5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2">
                <text:p>5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73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2">
                <text:p>572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